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55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.1874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5"/>
        <table:table-column table:style-name="co1" table:default-cell-style-name="ce3"/>
        <table:table-column table:style-name="co1" table:number-columns-repeated="2" table:default-cell-style-name="ce5"/>
        <table:table-column table:style-name="co1" table:number-columns-repeated="101" table:default-cell-style-name="ce8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Region, subregion, country or area *</text:p>
          </table:table-cell>
          <table:table-cell table:style-name="ce1" office:value-type="string" calcext:value-type="string">
            <text:p>Notes</text:p>
          </table:table-cell>
          <table:table-cell table:style-name="ce6" office:value-type="string" calcext:value-type="string">
            <text:p>Country code</text:p>
          </table:table-cell>
          <table:table-cell table:style-name="ce1" office:value-type="string" calcext:value-type="string">
            <text:p>Type</text:p>
          </table:table-cell>
          <table:table-cell table:style-name="ce6" office:value-type="string" calcext:value-type="string">
            <text:p>Parent code</text:p>
          </table:table-cell>
          <table:table-cell table:style-name="ce6" office:value-type="string" calcext:value-type="string">
            <text:p>Reference date (as of 1 July)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5</text:p>
          </table:table-cell>
          <table:table-cell table:style-name="ce7" office:value-type="string" calcext:value-type="string">
            <text:p>6</text:p>
          </table:table-cell>
          <table:table-cell table:style-name="ce7" office:value-type="string" calcext:value-type="string">
            <text:p>7</text:p>
          </table:table-cell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9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2</text:p>
          </table:table-cell>
          <table:table-cell table:style-name="ce7" office:value-type="string" calcext:value-type="string">
            <text:p>13</text:p>
          </table:table-cell>
          <table:table-cell table:style-name="ce7" office:value-type="string" calcext:value-type="string">
            <text:p>14</text:p>
          </table:table-cell>
          <table:table-cell table:style-name="ce7" office:value-type="string" calcext:value-type="string">
            <text:p>15</text:p>
          </table:table-cell>
          <table:table-cell table:style-name="ce7" office:value-type="string" calcext:value-type="string">
            <text:p>16</text:p>
          </table:table-cell>
          <table:table-cell table:style-name="ce7" office:value-type="string" calcext:value-type="string">
            <text:p>17</text:p>
          </table:table-cell>
          <table:table-cell table:style-name="ce7" office:value-type="string" calcext:value-type="string">
            <text:p>18</text:p>
          </table:table-cell>
          <table:table-cell table:style-name="ce7" office:value-type="string" calcext:value-type="string">
            <text:p>19</text:p>
          </table:table-cell>
          <table:table-cell table:style-name="ce7" office:value-type="string" calcext:value-type="string">
            <text:p>20</text:p>
          </table:table-cell>
          <table:table-cell table:style-name="ce7" office:value-type="string" calcext:value-type="string">
            <text:p>21</text:p>
          </table:table-cell>
          <table:table-cell table:style-name="ce7" office:value-type="string" calcext:value-type="string">
            <text:p>22</text:p>
          </table:table-cell>
          <table:table-cell table:style-name="ce7" office:value-type="string" calcext:value-type="string">
            <text:p>23</text:p>
          </table:table-cell>
          <table:table-cell table:style-name="ce7" office:value-type="string" calcext:value-type="string">
            <text:p>24</text:p>
          </table:table-cell>
          <table:table-cell table:style-name="ce7" office:value-type="string" calcext:value-type="string">
            <text:p>25</text:p>
          </table:table-cell>
          <table:table-cell table:style-name="ce7" office:value-type="string" calcext:value-type="string">
            <text:p>26</text:p>
          </table:table-cell>
          <table:table-cell table:style-name="ce7" office:value-type="string" calcext:value-type="string">
            <text:p>27</text:p>
          </table:table-cell>
          <table:table-cell table:style-name="ce7" office:value-type="string" calcext:value-type="string">
            <text:p>28</text:p>
          </table:table-cell>
          <table:table-cell table:style-name="ce7" office:value-type="string" calcext:value-type="string">
            <text:p>29</text:p>
          </table:table-cell>
          <table:table-cell table:style-name="ce7" office:value-type="string" calcext:value-type="string">
            <text:p>30</text:p>
          </table:table-cell>
          <table:table-cell table:style-name="ce7" office:value-type="string" calcext:value-type="string">
            <text:p>31</text:p>
          </table:table-cell>
          <table:table-cell table:style-name="ce7" office:value-type="string" calcext:value-type="string">
            <text:p>32</text:p>
          </table:table-cell>
          <table:table-cell table:style-name="ce7" office:value-type="string" calcext:value-type="string">
            <text:p>33</text:p>
          </table:table-cell>
          <table:table-cell table:style-name="ce7" office:value-type="string" calcext:value-type="string">
            <text:p>34</text:p>
          </table:table-cell>
          <table:table-cell table:style-name="ce7" office:value-type="string" calcext:value-type="string">
            <text:p>35</text:p>
          </table:table-cell>
          <table:table-cell table:style-name="ce7" office:value-type="string" calcext:value-type="string">
            <text:p>36</text:p>
          </table:table-cell>
          <table:table-cell table:style-name="ce7" office:value-type="string" calcext:value-type="string">
            <text:p>37</text:p>
          </table:table-cell>
          <table:table-cell table:style-name="ce7" office:value-type="string" calcext:value-type="string">
            <text:p>38</text:p>
          </table:table-cell>
          <table:table-cell table:style-name="ce7" office:value-type="string" calcext:value-type="string">
            <text:p>39</text:p>
          </table:table-cell>
          <table:table-cell table:style-name="ce7" office:value-type="string" calcext:value-type="string">
            <text:p>40</text:p>
          </table:table-cell>
          <table:table-cell table:style-name="ce7" office:value-type="string" calcext:value-type="string">
            <text:p>41</text:p>
          </table:table-cell>
          <table:table-cell table:style-name="ce7" office:value-type="string" calcext:value-type="string">
            <text:p>42</text:p>
          </table:table-cell>
          <table:table-cell table:style-name="ce7" office:value-type="string" calcext:value-type="string">
            <text:p>43</text:p>
          </table:table-cell>
          <table:table-cell table:style-name="ce7" office:value-type="string" calcext:value-type="string">
            <text:p>44</text:p>
          </table:table-cell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46</text:p>
          </table:table-cell>
          <table:table-cell table:style-name="ce7" office:value-type="string" calcext:value-type="string">
            <text:p>47</text:p>
          </table:table-cell>
          <table:table-cell table:style-name="ce7" office:value-type="string" calcext:value-type="string">
            <text:p>48</text:p>
          </table:table-cell>
          <table:table-cell table:style-name="ce7" office:value-type="string" calcext:value-type="string">
            <text:p>49</text:p>
          </table:table-cell>
          <table:table-cell table:style-name="ce7" office:value-type="string" calcext:value-type="string">
            <text:p>50</text:p>
          </table:table-cell>
          <table:table-cell table:style-name="ce7" office:value-type="string" calcext:value-type="string">
            <text:p>51</text:p>
          </table:table-cell>
          <table:table-cell table:style-name="ce7" office:value-type="string" calcext:value-type="string">
            <text:p>52</text:p>
          </table:table-cell>
          <table:table-cell table:style-name="ce7" office:value-type="string" calcext:value-type="string">
            <text:p>53</text:p>
          </table:table-cell>
          <table:table-cell table:style-name="ce7" office:value-type="string" calcext:value-type="string">
            <text:p>54</text:p>
          </table:table-cell>
          <table:table-cell table:style-name="ce7" office:value-type="string" calcext:value-type="string">
            <text:p>55</text:p>
          </table:table-cell>
          <table:table-cell table:style-name="ce7" office:value-type="string" calcext:value-type="string">
            <text:p>56</text:p>
          </table:table-cell>
          <table:table-cell table:style-name="ce7" office:value-type="string" calcext:value-type="string">
            <text:p>57</text:p>
          </table:table-cell>
          <table:table-cell table:style-name="ce7" office:value-type="string" calcext:value-type="string">
            <text:p>58</text:p>
          </table:table-cell>
          <table:table-cell table:style-name="ce7" office:value-type="string" calcext:value-type="string">
            <text:p>59</text:p>
          </table:table-cell>
          <table:table-cell table:style-name="ce7" office:value-type="string" calcext:value-type="string">
            <text:p>60</text:p>
          </table:table-cell>
          <table:table-cell table:style-name="ce7" office:value-type="string" calcext:value-type="string">
            <text:p>61</text:p>
          </table:table-cell>
          <table:table-cell table:style-name="ce7" office:value-type="string" calcext:value-type="string">
            <text:p>62</text:p>
          </table:table-cell>
          <table:table-cell table:style-name="ce7" office:value-type="string" calcext:value-type="string">
            <text:p>63</text:p>
          </table:table-cell>
          <table:table-cell table:style-name="ce7" office:value-type="string" calcext:value-type="string">
            <text:p>64</text:p>
          </table:table-cell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66</text:p>
          </table:table-cell>
          <table:table-cell table:style-name="ce7" office:value-type="string" calcext:value-type="string">
            <text:p>67</text:p>
          </table:table-cell>
          <table:table-cell table:style-name="ce7" office:value-type="string" calcext:value-type="string">
            <text:p>68</text:p>
          </table:table-cell>
          <table:table-cell table:style-name="ce7" office:value-type="string" calcext:value-type="string">
            <text:p>69</text:p>
          </table:table-cell>
          <table:table-cell table:style-name="ce7" office:value-type="string" calcext:value-type="string">
            <text:p>70</text:p>
          </table:table-cell>
          <table:table-cell table:style-name="ce7" office:value-type="string" calcext:value-type="string">
            <text:p>71</text:p>
          </table:table-cell>
          <table:table-cell table:style-name="ce7" office:value-type="string" calcext:value-type="string">
            <text:p>72</text:p>
          </table:table-cell>
          <table:table-cell table:style-name="ce7" office:value-type="string" calcext:value-type="string">
            <text:p>73</text:p>
          </table:table-cell>
          <table:table-cell table:style-name="ce7" office:value-type="string" calcext:value-type="string">
            <text:p>74</text:p>
          </table:table-cell>
          <table:table-cell table:style-name="ce7" office:value-type="string" calcext:value-type="string">
            <text:p>75</text:p>
          </table:table-cell>
          <table:table-cell table:style-name="ce7" office:value-type="string" calcext:value-type="string">
            <text:p>76</text:p>
          </table:table-cell>
          <table:table-cell table:style-name="ce7" office:value-type="string" calcext:value-type="string">
            <text:p>77</text:p>
          </table:table-cell>
          <table:table-cell table:style-name="ce7" office:value-type="string" calcext:value-type="string">
            <text:p>78</text:p>
          </table:table-cell>
          <table:table-cell table:style-name="ce7" office:value-type="string" calcext:value-type="string">
            <text:p>79</text:p>
          </table:table-cell>
          <table:table-cell table:style-name="ce7" office:value-type="string" calcext:value-type="string">
            <text:p>80</text:p>
          </table:table-cell>
          <table:table-cell table:style-name="ce7" office:value-type="string" calcext:value-type="string">
            <text:p>81</text:p>
          </table:table-cell>
          <table:table-cell table:style-name="ce7" office:value-type="string" calcext:value-type="string">
            <text:p>82</text:p>
          </table:table-cell>
          <table:table-cell table:style-name="ce7" office:value-type="string" calcext:value-type="string">
            <text:p>83</text:p>
          </table:table-cell>
          <table:table-cell table:style-name="ce7" office:value-type="string" calcext:value-type="string">
            <text:p>84</text:p>
          </table:table-cell>
          <table:table-cell table:style-name="ce7" office:value-type="string" calcext:value-type="string">
            <text:p>85</text:p>
          </table:table-cell>
          <table:table-cell table:style-name="ce7" office:value-type="string" calcext:value-type="string">
            <text:p>86</text:p>
          </table:table-cell>
          <table:table-cell table:style-name="ce7" office:value-type="string" calcext:value-type="string">
            <text:p>87</text:p>
          </table:table-cell>
          <table:table-cell table:style-name="ce7" office:value-type="string" calcext:value-type="string">
            <text:p>88</text:p>
          </table:table-cell>
          <table:table-cell table:style-name="ce7" office:value-type="string" calcext:value-type="string">
            <text:p>89</text:p>
          </table:table-cell>
          <table:table-cell table:style-name="ce7" office:value-type="string" calcext:value-type="string">
            <text:p>90</text:p>
          </table:table-cell>
          <table:table-cell table:style-name="ce7" office:value-type="string" calcext:value-type="string">
            <text:p>91</text:p>
          </table:table-cell>
          <table:table-cell table:style-name="ce7" office:value-type="string" calcext:value-type="string">
            <text:p>92</text:p>
          </table:table-cell>
          <table:table-cell table:style-name="ce7" office:value-type="string" calcext:value-type="string">
            <text:p>93</text:p>
          </table:table-cell>
          <table:table-cell table:style-name="ce7" office:value-type="string" calcext:value-type="string">
            <text:p>94</text:p>
          </table:table-cell>
          <table:table-cell table:style-name="ce7" office:value-type="string" calcext:value-type="string">
            <text:p>95</text:p>
          </table:table-cell>
          <table:table-cell table:style-name="ce7" office:value-type="string" calcext:value-type="string">
            <text:p>96</text:p>
          </table:table-cell>
          <table:table-cell table:style-name="ce7" office:value-type="string" calcext:value-type="string">
            <text:p>97</text:p>
          </table:table-cell>
          <table:table-cell table:style-name="ce7" office:value-type="string" calcext:value-type="string">
            <text:p>98</text:p>
          </table:table-cell>
          <table:table-cell table:style-name="ce7" office:value-type="string" calcext:value-type="string">
            <text:p>99</text:p>
          </table:table-cell>
          <table:table-cell table:style-name="ce7" office:value-type="string" calcext:value-type="string">
            <text:p>1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50" calcext:value-type="float">
            <text:p>1950</text:p>
          </table:table-cell>
          <table:table-cell office:value-type="float" office:value="78435.506" calcext:value-type="float">
            <text:p><text:s text:c="2"/>78 436</text:p>
          </table:table-cell>
          <table:table-cell office:value-type="float" office:value="71960.3199999999" calcext:value-type="float">
            <text:p><text:s text:c="2"/>71 960</text:p>
          </table:table-cell>
          <table:table-cell office:value-type="float" office:value="66649.699" calcext:value-type="float">
            <text:p><text:s text:c="2"/>66 650</text:p>
          </table:table-cell>
          <table:table-cell office:value-type="float" office:value="62388.693" calcext:value-type="float">
            <text:p><text:s text:c="2"/>62 389</text:p>
          </table:table-cell>
          <table:table-cell office:value-type="float" office:value="59062.365" calcext:value-type="float">
            <text:p><text:s text:c="2"/>59 062</text:p>
          </table:table-cell>
          <table:table-cell office:value-type="float" office:value="56555.735" calcext:value-type="float">
            <text:p><text:s text:c="2"/>56 556</text:p>
          </table:table-cell>
          <table:table-cell office:value-type="float" office:value="54753.877" calcext:value-type="float">
            <text:p><text:s text:c="2"/>54 754</text:p>
          </table:table-cell>
          <table:table-cell office:value-type="float" office:value="53541.814" calcext:value-type="float">
            <text:p><text:s text:c="2"/>53 542</text:p>
          </table:table-cell>
          <table:table-cell office:value-type="float" office:value="52804.631" calcext:value-type="float">
            <text:p><text:s text:c="2"/>52 805</text:p>
          </table:table-cell>
          <table:table-cell office:value-type="float" office:value="52427.367" calcext:value-type="float">
            <text:p><text:s text:c="2"/>52 427</text:p>
          </table:table-cell>
          <table:table-cell office:value-type="float" office:value="52437.91" calcext:value-type="float">
            <text:p><text:s text:c="2"/>52 438</text:p>
          </table:table-cell>
          <table:table-cell office:value-type="float" office:value="52864.166" calcext:value-type="float">
            <text:p><text:s text:c="2"/>52 864</text:p>
          </table:table-cell>
          <table:table-cell office:value-type="float" office:value="52876.93" calcext:value-type="float">
            <text:p><text:s text:c="2"/>52 877</text:p>
          </table:table-cell>
          <table:table-cell office:value-type="float" office:value="52075.61" calcext:value-type="float">
            <text:p><text:s text:c="2"/>52 076</text:p>
          </table:table-cell>
          <table:table-cell office:value-type="float" office:value="50773.779" calcext:value-type="float">
            <text:p><text:s text:c="2"/>50 774</text:p>
          </table:table-cell>
          <table:table-cell office:value-type="float" office:value="49661.5030000001" calcext:value-type="float">
            <text:p><text:s text:c="2"/>49 662</text:p>
          </table:table-cell>
          <table:table-cell office:value-type="float" office:value="48571.78" calcext:value-type="float">
            <text:p><text:s text:c="2"/>48 572</text:p>
          </table:table-cell>
          <table:table-cell office:value-type="float" office:value="47649.877" calcext:value-type="float">
            <text:p><text:s text:c="2"/>47 650</text:p>
          </table:table-cell>
          <table:table-cell office:value-type="float" office:value="47027.721" calcext:value-type="float">
            <text:p><text:s text:c="2"/>47 028</text:p>
          </table:table-cell>
          <table:table-cell office:value-type="float" office:value="46577.117" calcext:value-type="float">
            <text:p><text:s text:c="2"/>46 577</text:p>
          </table:table-cell>
          <table:table-cell office:value-type="float" office:value="46053.816" calcext:value-type="float">
            <text:p><text:s text:c="2"/>46 054</text:p>
          </table:table-cell>
          <table:table-cell office:value-type="float" office:value="45525.741" calcext:value-type="float">
            <text:p><text:s text:c="2"/>45 526</text:p>
          </table:table-cell>
          <table:table-cell office:value-type="float" office:value="44820.51" calcext:value-type="float">
            <text:p><text:s text:c="2"/>44 821</text:p>
          </table:table-cell>
          <table:table-cell office:value-type="float" office:value="43833.894" calcext:value-type="float">
            <text:p><text:s text:c="2"/>43 834</text:p>
          </table:table-cell>
          <table:table-cell office:value-type="float" office:value="42661.893" calcext:value-type="float">
            <text:p><text:s text:c="2"/>42 662</text:p>
          </table:table-cell>
          <table:table-cell office:value-type="float" office:value="41540.577" calcext:value-type="float">
            <text:p><text:s text:c="2"/>41 541</text:p>
          </table:table-cell>
          <table:table-cell office:value-type="float" office:value="40465.65" calcext:value-type="float">
            <text:p><text:s text:c="2"/>40 466</text:p>
          </table:table-cell>
          <table:table-cell office:value-type="float" office:value="39313.671" calcext:value-type="float">
            <text:p><text:s text:c="2"/>39 314</text:p>
          </table:table-cell>
          <table:table-cell office:value-type="float" office:value="38060.823" calcext:value-type="float">
            <text:p><text:s text:c="2"/>38 061</text:p>
          </table:table-cell>
          <table:table-cell office:value-type="float" office:value="36782.618" calcext:value-type="float">
            <text:p><text:s text:c="2"/>36 783</text:p>
          </table:table-cell>
          <table:table-cell office:value-type="float" office:value="35523.43" calcext:value-type="float">
            <text:p><text:s text:c="2"/>35 523</text:p>
          </table:table-cell>
          <table:table-cell office:value-type="float" office:value="34208.537" calcext:value-type="float">
            <text:p><text:s text:c="2"/>34 209</text:p>
          </table:table-cell>
          <table:table-cell office:value-type="float" office:value="33307.197" calcext:value-type="float">
            <text:p><text:s text:c="2"/>33 307</text:p>
          </table:table-cell>
          <table:table-cell office:value-type="float" office:value="33036.552" calcext:value-type="float">
            <text:p><text:s text:c="2"/>33 037</text:p>
          </table:table-cell>
          <table:table-cell office:value-type="float" office:value="33160.297" calcext:value-type="float">
            <text:p><text:s text:c="2"/>33 160</text:p>
          </table:table-cell>
          <table:table-cell office:value-type="float" office:value="33241.042" calcext:value-type="float">
            <text:p><text:s text:c="2"/>33 241</text:p>
          </table:table-cell>
          <table:table-cell office:value-type="float" office:value="33385.349" calcext:value-type="float">
            <text:p><text:s text:c="2"/>33 385</text:p>
          </table:table-cell>
          <table:table-cell office:value-type="float" office:value="33274.967" calcext:value-type="float">
            <text:p><text:s text:c="2"/>33 275</text:p>
          </table:table-cell>
          <table:table-cell office:value-type="float" office:value="32713.363" calcext:value-type="float">
            <text:p><text:s text:c="2"/>32 713</text:p>
          </table:table-cell>
          <table:table-cell office:value-type="float" office:value="31858.066" calcext:value-type="float">
            <text:p><text:s text:c="2"/>31 858</text:p>
          </table:table-cell>
          <table:table-cell office:value-type="float" office:value="31064.08" calcext:value-type="float">
            <text:p><text:s text:c="2"/>31 064</text:p>
          </table:table-cell>
          <table:table-cell office:value-type="float" office:value="30261.5" calcext:value-type="float">
            <text:p><text:s text:c="2"/>30 262</text:p>
          </table:table-cell>
          <table:table-cell office:value-type="float" office:value="29470.331" calcext:value-type="float">
            <text:p><text:s text:c="2"/>29 470</text:p>
          </table:table-cell>
          <table:table-cell office:value-type="float" office:value="28736.377" calcext:value-type="float">
            <text:p><text:s text:c="2"/>28 736</text:p>
          </table:table-cell>
          <table:table-cell office:value-type="float" office:value="28030.633" calcext:value-type="float">
            <text:p><text:s text:c="2"/>28 031</text:p>
          </table:table-cell>
          <table:table-cell office:value-type="float" office:value="27283.562" calcext:value-type="float">
            <text:p><text:s text:c="2"/>27 284</text:p>
          </table:table-cell>
          <table:table-cell office:value-type="float" office:value="26515.373" calcext:value-type="float">
            <text:p><text:s text:c="2"/>26 515</text:p>
          </table:table-cell>
          <table:table-cell office:value-type="float" office:value="25720.309" calcext:value-type="float">
            <text:p><text:s text:c="2"/>25 720</text:p>
          </table:table-cell>
          <table:table-cell office:value-type="float" office:value="24890.691" calcext:value-type="float">
            <text:p><text:s text:c="2"/>24 891</text:p>
          </table:table-cell>
          <table:table-cell office:value-type="float" office:value="24040.387" calcext:value-type="float">
            <text:p><text:s text:c="2"/>24 040</text:p>
          </table:table-cell>
          <table:table-cell office:value-type="float" office:value="23194.557" calcext:value-type="float">
            <text:p><text:s text:c="2"/>23 195</text:p>
          </table:table-cell>
          <table:table-cell office:value-type="float" office:value="22352.246" calcext:value-type="float">
            <text:p><text:s text:c="2"/>22 352</text:p>
          </table:table-cell>
          <table:table-cell office:value-type="float" office:value="21523.639" calcext:value-type="float">
            <text:p><text:s text:c="2"/>21 524</text:p>
          </table:table-cell>
          <table:table-cell office:value-type="float" office:value="20717.673" calcext:value-type="float">
            <text:p><text:s text:c="2"/>20 718</text:p>
          </table:table-cell>
          <table:table-cell office:value-type="float" office:value="19934.088" calcext:value-type="float">
            <text:p><text:s text:c="2"/>19 934</text:p>
          </table:table-cell>
          <table:table-cell office:value-type="float" office:value="19152.657" calcext:value-type="float">
            <text:p><text:s text:c="2"/>19 153</text:p>
          </table:table-cell>
          <table:table-cell office:value-type="float" office:value="18364.156" calcext:value-type="float">
            <text:p><text:s text:c="2"/>18 364</text:p>
          </table:table-cell>
          <table:table-cell office:value-type="float" office:value="17646.231" calcext:value-type="float">
            <text:p><text:s text:c="2"/>17 646</text:p>
          </table:table-cell>
          <table:table-cell office:value-type="float" office:value="17031.256" calcext:value-type="float">
            <text:p><text:s text:c="2"/>17 031</text:p>
          </table:table-cell>
          <table:table-cell office:value-type="float" office:value="16479.274" calcext:value-type="float">
            <text:p><text:s text:c="2"/>16 479</text:p>
          </table:table-cell>
          <table:table-cell office:value-type="float" office:value="15923.675" calcext:value-type="float">
            <text:p><text:s text:c="2"/>15 924</text:p>
          </table:table-cell>
          <table:table-cell office:value-type="float" office:value="15384.736" calcext:value-type="float">
            <text:p><text:s text:c="2"/>15 385</text:p>
          </table:table-cell>
          <table:table-cell office:value-type="float" office:value="14781.666" calcext:value-type="float">
            <text:p><text:s text:c="2"/>14 782</text:p>
          </table:table-cell>
          <table:table-cell office:value-type="float" office:value="14069.728" calcext:value-type="float">
            <text:p><text:s text:c="2"/>14 070</text:p>
          </table:table-cell>
          <table:table-cell office:value-type="float" office:value="13288.416" calcext:value-type="float">
            <text:p><text:s text:c="2"/>13 288</text:p>
          </table:table-cell>
          <table:table-cell office:value-type="float" office:value="12524.727" calcext:value-type="float">
            <text:p><text:s text:c="2"/>12 525</text:p>
          </table:table-cell>
          <table:table-cell office:value-type="float" office:value="11764.585" calcext:value-type="float">
            <text:p><text:s text:c="2"/>11 765</text:p>
          </table:table-cell>
          <table:table-cell office:value-type="float" office:value="11012.107" calcext:value-type="float">
            <text:p><text:s text:c="2"/>11 012</text:p>
          </table:table-cell>
          <table:table-cell office:value-type="float" office:value="10279.121" calcext:value-type="float">
            <text:p><text:s text:c="2"/>10 279</text:p>
          </table:table-cell>
          <table:table-cell office:value-type="float" office:value="9562.396" calcext:value-type="float">
            <text:p><text:s text:c="2"/>9 562</text:p>
          </table:table-cell>
          <table:table-cell office:value-type="float" office:value="8848.21" calcext:value-type="float">
            <text:p><text:s text:c="2"/>8 848</text:p>
          </table:table-cell>
          <table:table-cell office:value-type="float" office:value="8141.126" calcext:value-type="float">
            <text:p><text:s text:c="2"/>8 141</text:p>
          </table:table-cell>
          <table:table-cell office:value-type="float" office:value="7453.323" calcext:value-type="float">
            <text:p><text:s text:c="2"/>7 453</text:p>
          </table:table-cell>
          <table:table-cell office:value-type="float" office:value="6790.171" calcext:value-type="float">
            <text:p><text:s text:c="2"/>6 790</text:p>
          </table:table-cell>
          <table:table-cell office:value-type="float" office:value="6150.585" calcext:value-type="float">
            <text:p><text:s text:c="2"/>6 151</text:p>
          </table:table-cell>
          <table:table-cell office:value-type="float" office:value="5532.808" calcext:value-type="float">
            <text:p><text:s text:c="2"/>5 533</text:p>
          </table:table-cell>
          <table:table-cell office:value-type="float" office:value="4942.781" calcext:value-type="float">
            <text:p><text:s text:c="2"/>4 943</text:p>
          </table:table-cell>
          <table:table-cell office:value-type="float" office:value="4367.44" calcext:value-type="float">
            <text:p><text:s text:c="2"/>4 367</text:p>
          </table:table-cell>
          <table:table-cell office:value-type="float" office:value="3801.846" calcext:value-type="float">
            <text:p><text:s text:c="2"/>3 802</text:p>
          </table:table-cell>
          <table:table-cell office:value-type="float" office:value="3256.943" calcext:value-type="float">
            <text:p><text:s text:c="2"/>3 257</text:p>
          </table:table-cell>
          <table:table-cell office:value-type="float" office:value="2744.783" calcext:value-type="float">
            <text:p><text:s text:c="2"/>2 745</text:p>
          </table:table-cell>
          <table:table-cell office:value-type="float" office:value="2258.151" calcext:value-type="float">
            <text:p><text:s text:c="2"/>2 258</text:p>
          </table:table-cell>
          <table:table-cell office:value-type="float" office:value="1841.816" calcext:value-type="float">
            <text:p><text:s text:c="2"/>1 842</text:p>
          </table:table-cell>
          <table:table-cell office:value-type="float" office:value="1517.731" calcext:value-type="float">
            <text:p><text:s text:c="2"/>1 518</text:p>
          </table:table-cell>
          <table:table-cell office:value-type="float" office:value="1264.569" calcext:value-type="float">
            <text:p><text:s text:c="2"/>1 265</text:p>
          </table:table-cell>
          <table:table-cell office:value-type="float" office:value="1036.121" calcext:value-type="float">
            <text:p><text:s text:c="2"/>1 036</text:p>
          </table:table-cell>
          <table:table-cell office:value-type="float" office:value="838.06" calcext:value-type="float">
            <text:p><text:s text:c="3"/>838</text:p>
          </table:table-cell>
          <table:table-cell office:value-type="float" office:value="670.125999999999" calcext:value-type="float">
            <text:p><text:s text:c="3"/>670</text:p>
          </table:table-cell>
          <table:table-cell office:value-type="float" office:value="526.058" calcext:value-type="float">
            <text:p><text:s text:c="3"/>526</text:p>
          </table:table-cell>
          <table:table-cell office:value-type="float" office:value="404.563" calcext:value-type="float">
            <text:p><text:s text:c="3"/>405</text:p>
          </table:table-cell>
          <table:table-cell office:value-type="float" office:value="300.526" calcext:value-type="float">
            <text:p><text:s text:c="3"/>301</text:p>
          </table:table-cell>
          <table:table-cell office:value-type="float" office:value="229.08" calcext:value-type="float">
            <text:p><text:s text:c="3"/>229</text:p>
          </table:table-cell>
          <table:table-cell office:value-type="float" office:value="187.754" calcext:value-type="float">
            <text:p><text:s text:c="3"/>188</text:p>
          </table:table-cell>
          <table:table-cell office:value-type="float" office:value="141.08" calcext:value-type="float">
            <text:p><text:s text:c="3"/>141</text:p>
          </table:table-cell>
          <table:table-cell office:value-type="float" office:value="89.054" calcext:value-type="float">
            <text:p><text:s text:c="3"/>89</text:p>
          </table:table-cell>
          <table:table-cell office:value-type="float" office:value="59.401" calcext:value-type="float">
            <text:p><text:s text:c="3"/>59</text:p>
          </table:table-cell>
          <table:table-cell office:value-type="float" office:value="50.778" calcext:value-type="float">
            <text:p><text:s text:c="3"/>51</text:p>
          </table:table-cell>
          <table:table-cell office:value-type="float" office:value="40.857" calcext:value-type="float">
            <text:p><text:s text:c="3"/>41</text:p>
          </table:table-cell>
          <table:table-cell office:value-type="float" office:value="29.651" calcext:value-type="float">
            <text:p><text:s text:c="3"/>30</text:p>
          </table:table-cell>
          <table:table-cell office:value-type="float" office:value="17.157" calcext:value-type="float">
            <text:p><text:s text:c="3"/>17</text:p>
          </table:table-cell>
          <table:table-cell office:value-type="float" office:value="33.899" calcext:value-type="float">
            <text:p><text:s text:c="3"/>3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51" calcext:value-type="float">
            <text:p>1951</text:p>
          </table:table-cell>
          <table:table-cell office:value-type="float" office:value="82781.545" calcext:value-type="float">
            <text:p><text:s text:c="2"/>82 782</text:p>
          </table:table-cell>
          <table:table-cell office:value-type="float" office:value="76585.0330000001" calcext:value-type="float">
            <text:p><text:s text:c="2"/>76 585</text:p>
          </table:table-cell>
          <table:table-cell office:value-type="float" office:value="70734.359" calcext:value-type="float">
            <text:p><text:s text:c="2"/>70 734</text:p>
          </table:table-cell>
          <table:table-cell office:value-type="float" office:value="65873.865" calcext:value-type="float">
            <text:p><text:s text:c="2"/>65 874</text:p>
          </table:table-cell>
          <table:table-cell office:value-type="float" office:value="61913.582" calcext:value-type="float">
            <text:p><text:s text:c="2"/>61 914</text:p>
          </table:table-cell>
          <table:table-cell office:value-type="float" office:value="58763.614" calcext:value-type="float">
            <text:p><text:s text:c="2"/>58 764</text:p>
          </table:table-cell>
          <table:table-cell office:value-type="float" office:value="56313.321" calcext:value-type="float">
            <text:p><text:s text:c="2"/>56 313</text:p>
          </table:table-cell>
          <table:table-cell office:value-type="float" office:value="54452.02" calcext:value-type="float">
            <text:p><text:s text:c="2"/>54 452</text:p>
          </table:table-cell>
          <table:table-cell office:value-type="float" office:value="53193.582" calcext:value-type="float">
            <text:p><text:s text:c="2"/>53 194</text:p>
          </table:table-cell>
          <table:table-cell office:value-type="float" office:value="52489.621" calcext:value-type="float">
            <text:p><text:s text:c="2"/>52 490</text:p>
          </table:table-cell>
          <table:table-cell office:value-type="float" office:value="52187.9510000001" calcext:value-type="float">
            <text:p><text:s text:c="2"/>52 188</text:p>
          </table:table-cell>
          <table:table-cell office:value-type="float" office:value="52213.438" calcext:value-type="float">
            <text:p><text:s text:c="2"/>52 213</text:p>
          </table:table-cell>
          <table:table-cell office:value-type="float" office:value="52615.4839999999" calcext:value-type="float">
            <text:p><text:s text:c="2"/>52 615</text:p>
          </table:table-cell>
          <table:table-cell office:value-type="float" office:value="52607.622" calcext:value-type="float">
            <text:p><text:s text:c="2"/>52 608</text:p>
          </table:table-cell>
          <table:table-cell office:value-type="float" office:value="51800.632" calcext:value-type="float">
            <text:p><text:s text:c="2"/>51 801</text:p>
          </table:table-cell>
          <table:table-cell office:value-type="float" office:value="50501.729" calcext:value-type="float">
            <text:p><text:s text:c="2"/>50 502</text:p>
          </table:table-cell>
          <table:table-cell office:value-type="float" office:value="49383.373" calcext:value-type="float">
            <text:p><text:s text:c="2"/>49 383</text:p>
          </table:table-cell>
          <table:table-cell office:value-type="float" office:value="48282.238" calcext:value-type="float">
            <text:p><text:s text:c="2"/>48 282</text:p>
          </table:table-cell>
          <table:table-cell office:value-type="float" office:value="47351.087" calcext:value-type="float">
            <text:p><text:s text:c="2"/>47 351</text:p>
          </table:table-cell>
          <table:table-cell office:value-type="float" office:value="46723.948" calcext:value-type="float">
            <text:p><text:s text:c="2"/>46 724</text:p>
          </table:table-cell>
          <table:table-cell office:value-type="float" office:value="46271.403" calcext:value-type="float">
            <text:p><text:s text:c="2"/>46 271</text:p>
          </table:table-cell>
          <table:table-cell office:value-type="float" office:value="45745.514" calcext:value-type="float">
            <text:p><text:s text:c="2"/>45 746</text:p>
          </table:table-cell>
          <table:table-cell office:value-type="float" office:value="45214.526" calcext:value-type="float">
            <text:p><text:s text:c="2"/>45 215</text:p>
          </table:table-cell>
          <table:table-cell office:value-type="float" office:value="44509.082" calcext:value-type="float">
            <text:p><text:s text:c="2"/>44 509</text:p>
          </table:table-cell>
          <table:table-cell office:value-type="float" office:value="43525.934" calcext:value-type="float">
            <text:p><text:s text:c="2"/>43 526</text:p>
          </table:table-cell>
          <table:table-cell office:value-type="float" office:value="42359.8" calcext:value-type="float">
            <text:p><text:s text:c="2"/>42 360</text:p>
          </table:table-cell>
          <table:table-cell office:value-type="float" office:value="41244.197" calcext:value-type="float">
            <text:p><text:s text:c="2"/>41 244</text:p>
          </table:table-cell>
          <table:table-cell office:value-type="float" office:value="40174.985" calcext:value-type="float">
            <text:p><text:s text:c="2"/>40 175</text:p>
          </table:table-cell>
          <table:table-cell office:value-type="float" office:value="39028.441" calcext:value-type="float">
            <text:p><text:s text:c="2"/>39 028</text:p>
          </table:table-cell>
          <table:table-cell office:value-type="float" office:value="37780.242" calcext:value-type="float">
            <text:p><text:s text:c="2"/>37 780</text:p>
          </table:table-cell>
          <table:table-cell office:value-type="float" office:value="36505.737" calcext:value-type="float">
            <text:p><text:s text:c="2"/>36 506</text:p>
          </table:table-cell>
          <table:table-cell office:value-type="float" office:value="35250.017" calcext:value-type="float">
            <text:p><text:s text:c="2"/>35 250</text:p>
          </table:table-cell>
          <table:table-cell office:value-type="float" office:value="33938.476" calcext:value-type="float">
            <text:p><text:s text:c="2"/>33 938</text:p>
          </table:table-cell>
          <table:table-cell office:value-type="float" office:value="33037.194" calcext:value-type="float">
            <text:p><text:s text:c="2"/>33 037</text:p>
          </table:table-cell>
          <table:table-cell office:value-type="float" office:value="32761.862" calcext:value-type="float">
            <text:p><text:s text:c="2"/>32 762</text:p>
          </table:table-cell>
          <table:table-cell office:value-type="float" office:value="32877.666" calcext:value-type="float">
            <text:p><text:s text:c="2"/>32 878</text:p>
          </table:table-cell>
          <table:table-cell office:value-type="float" office:value="32950.573" calcext:value-type="float">
            <text:p><text:s text:c="2"/>32 951</text:p>
          </table:table-cell>
          <table:table-cell office:value-type="float" office:value="33087.241" calcext:value-type="float">
            <text:p><text:s text:c="2"/>33 087</text:p>
          </table:table-cell>
          <table:table-cell office:value-type="float" office:value="32967.446" calcext:value-type="float">
            <text:p><text:s text:c="2"/>32 967</text:p>
          </table:table-cell>
          <table:table-cell office:value-type="float" office:value="32394.317" calcext:value-type="float">
            <text:p><text:s text:c="2"/>32 394</text:p>
          </table:table-cell>
          <table:table-cell office:value-type="float" office:value="31526.647" calcext:value-type="float">
            <text:p><text:s text:c="2"/>31 527</text:p>
          </table:table-cell>
          <table:table-cell office:value-type="float" office:value="30719.842" calcext:value-type="float">
            <text:p><text:s text:c="2"/>30 720</text:p>
          </table:table-cell>
          <table:table-cell office:value-type="float" office:value="29902.559" calcext:value-type="float">
            <text:p><text:s text:c="2"/>29 903</text:p>
          </table:table-cell>
          <table:table-cell office:value-type="float" office:value="29103.925" calcext:value-type="float">
            <text:p><text:s text:c="2"/>29 104</text:p>
          </table:table-cell>
          <table:table-cell office:value-type="float" office:value="28373.918" calcext:value-type="float">
            <text:p><text:s text:c="2"/>28 374</text:p>
          </table:table-cell>
          <table:table-cell office:value-type="float" office:value="27678.853" calcext:value-type="float">
            <text:p><text:s text:c="2"/>27 679</text:p>
          </table:table-cell>
          <table:table-cell office:value-type="float" office:value="26940.979" calcext:value-type="float">
            <text:p><text:s text:c="2"/>26 941</text:p>
          </table:table-cell>
          <table:table-cell office:value-type="float" office:value="26183.05" calcext:value-type="float">
            <text:p><text:s text:c="2"/>26 183</text:p>
          </table:table-cell>
          <table:table-cell office:value-type="float" office:value="25390.312" calcext:value-type="float">
            <text:p><text:s text:c="2"/>25 390</text:p>
          </table:table-cell>
          <table:table-cell office:value-type="float" office:value="24550.005" calcext:value-type="float">
            <text:p><text:s text:c="2"/>24 550</text:p>
          </table:table-cell>
          <table:table-cell office:value-type="float" office:value="23680.663" calcext:value-type="float">
            <text:p><text:s text:c="2"/>23 681</text:p>
          </table:table-cell>
          <table:table-cell office:value-type="float" office:value="22816.655" calcext:value-type="float">
            <text:p><text:s text:c="2"/>22 817</text:p>
          </table:table-cell>
          <table:table-cell office:value-type="float" office:value="21954.788" calcext:value-type="float">
            <text:p><text:s text:c="2"/>21 955</text:p>
          </table:table-cell>
          <table:table-cell office:value-type="float" office:value="21109.575" calcext:value-type="float">
            <text:p><text:s text:c="2"/>21 110</text:p>
          </table:table-cell>
          <table:table-cell office:value-type="float" office:value="20292.983" calcext:value-type="float">
            <text:p><text:s text:c="2"/>20 293</text:p>
          </table:table-cell>
          <table:table-cell office:value-type="float" office:value="19502.174" calcext:value-type="float">
            <text:p><text:s text:c="2"/>19 502</text:p>
          </table:table-cell>
          <table:table-cell office:value-type="float" office:value="18712.101" calcext:value-type="float">
            <text:p><text:s text:c="2"/>18 712</text:p>
          </table:table-cell>
          <table:table-cell office:value-type="float" office:value="17915.489" calcext:value-type="float">
            <text:p><text:s text:c="2"/>17 915</text:p>
          </table:table-cell>
          <table:table-cell office:value-type="float" office:value="17184.914" calcext:value-type="float">
            <text:p><text:s text:c="2"/>17 185</text:p>
          </table:table-cell>
          <table:table-cell office:value-type="float" office:value="16550.06" calcext:value-type="float">
            <text:p><text:s text:c="2"/>16 550</text:p>
          </table:table-cell>
          <table:table-cell office:value-type="float" office:value="15974.056" calcext:value-type="float">
            <text:p><text:s text:c="2"/>15 974</text:p>
          </table:table-cell>
          <table:table-cell office:value-type="float" office:value="15396.196" calcext:value-type="float">
            <text:p><text:s text:c="2"/>15 396</text:p>
          </table:table-cell>
          <table:table-cell office:value-type="float" office:value="14835.619" calcext:value-type="float">
            <text:p><text:s text:c="2"/>14 836</text:p>
          </table:table-cell>
          <table:table-cell office:value-type="float" office:value="14215.029" calcext:value-type="float">
            <text:p><text:s text:c="2"/>14 215</text:p>
          </table:table-cell>
          <table:table-cell office:value-type="float" office:value="13492.069" calcext:value-type="float">
            <text:p><text:s text:c="2"/>13 492</text:p>
          </table:table-cell>
          <table:table-cell office:value-type="float" office:value="12704.687" calcext:value-type="float">
            <text:p><text:s text:c="2"/>12 705</text:p>
          </table:table-cell>
          <table:table-cell office:value-type="float" office:value="11936.12" calcext:value-type="float">
            <text:p><text:s text:c="2"/>11 936</text:p>
          </table:table-cell>
          <table:table-cell office:value-type="float" office:value="11173.182" calcext:value-type="float">
            <text:p><text:s text:c="2"/>11 173</text:p>
          </table:table-cell>
          <table:table-cell office:value-type="float" office:value="10420.363" calcext:value-type="float">
            <text:p><text:s text:c="2"/>10 420</text:p>
          </table:table-cell>
          <table:table-cell office:value-type="float" office:value="9689.41799999999" calcext:value-type="float">
            <text:p><text:s text:c="2"/>9 689</text:p>
          </table:table-cell>
          <table:table-cell office:value-type="float" office:value="8977.296" calcext:value-type="float">
            <text:p><text:s text:c="2"/>8 977</text:p>
          </table:table-cell>
          <table:table-cell office:value-type="float" office:value="8270.609" calcext:value-type="float">
            <text:p><text:s text:c="2"/>8 271</text:p>
          </table:table-cell>
          <table:table-cell office:value-type="float" office:value="7573.611" calcext:value-type="float">
            <text:p><text:s text:c="2"/>7 574</text:p>
          </table:table-cell>
          <table:table-cell office:value-type="float" office:value="6899.902" calcext:value-type="float">
            <text:p><text:s text:c="2"/>6 900</text:p>
          </table:table-cell>
          <table:table-cell office:value-type="float" office:value="6255.467" calcext:value-type="float">
            <text:p><text:s text:c="2"/>6 255</text:p>
          </table:table-cell>
          <table:table-cell office:value-type="float" office:value="5638.513" calcext:value-type="float">
            <text:p><text:s text:c="2"/>5 639</text:p>
          </table:table-cell>
          <table:table-cell office:value-type="float" office:value="5045.102" calcext:value-type="float">
            <text:p><text:s text:c="2"/>5 045</text:p>
          </table:table-cell>
          <table:table-cell office:value-type="float" office:value="4480.546" calcext:value-type="float">
            <text:p><text:s text:c="2"/>4 481</text:p>
          </table:table-cell>
          <table:table-cell office:value-type="float" office:value="3935.491" calcext:value-type="float">
            <text:p><text:s text:c="2"/>3 935</text:p>
          </table:table-cell>
          <table:table-cell office:value-type="float" office:value="3406.249" calcext:value-type="float">
            <text:p><text:s text:c="2"/>3 406</text:p>
          </table:table-cell>
          <table:table-cell office:value-type="float" office:value="2901.442" calcext:value-type="float">
            <text:p><text:s text:c="2"/>2 901</text:p>
          </table:table-cell>
          <table:table-cell office:value-type="float" office:value="2429.432" calcext:value-type="float">
            <text:p><text:s text:c="2"/>2 429</text:p>
          </table:table-cell>
          <table:table-cell office:value-type="float" office:value="1983.517" calcext:value-type="float">
            <text:p><text:s text:c="2"/>1 984</text:p>
          </table:table-cell>
          <table:table-cell office:value-type="float" office:value="1604.816" calcext:value-type="float">
            <text:p><text:s text:c="2"/>1 605</text:p>
          </table:table-cell>
          <table:table-cell office:value-type="float" office:value="1312.961" calcext:value-type="float">
            <text:p><text:s text:c="2"/>1 313</text:p>
          </table:table-cell>
          <table:table-cell office:value-type="float" office:value="1087.903" calcext:value-type="float">
            <text:p><text:s text:c="2"/>1 088</text:p>
          </table:table-cell>
          <table:table-cell office:value-type="float" office:value="885.757" calcext:value-type="float">
            <text:p><text:s text:c="3"/>886</text:p>
          </table:table-cell>
          <table:table-cell office:value-type="float" office:value="714.57" calcext:value-type="float">
            <text:p><text:s text:c="3"/>715</text:p>
          </table:table-cell>
          <table:table-cell office:value-type="float" office:value="571.871" calcext:value-type="float">
            <text:p><text:s text:c="3"/>572</text:p>
          </table:table-cell>
          <table:table-cell office:value-type="float" office:value="447.216" calcext:value-type="float">
            <text:p><text:s text:c="3"/>447</text:p>
          </table:table-cell>
          <table:table-cell office:value-type="float" office:value="339.51" calcext:value-type="float">
            <text:p><text:s text:c="3"/>340</text:p>
          </table:table-cell>
          <table:table-cell office:value-type="float" office:value="250.245" calcext:value-type="float">
            <text:p><text:s text:c="3"/>250</text:p>
          </table:table-cell>
          <table:table-cell office:value-type="float" office:value="191.507" calcext:value-type="float">
            <text:p><text:s text:c="3"/>192</text:p>
          </table:table-cell>
          <table:table-cell office:value-type="float" office:value="156.692" calcext:value-type="float">
            <text:p><text:s text:c="3"/>157</text:p>
          </table:table-cell>
          <table:table-cell office:value-type="float" office:value="117.464" calcext:value-type="float">
            <text:p><text:s text:c="3"/>117</text:p>
          </table:table-cell>
          <table:table-cell office:value-type="float" office:value="73.814" calcext:value-type="float">
            <text:p><text:s text:c="3"/>74</text:p>
          </table:table-cell>
          <table:table-cell office:value-type="float" office:value="48.905" calcext:value-type="float">
            <text:p><text:s text:c="3"/>49</text:p>
          </table:table-cell>
          <table:table-cell office:value-type="float" office:value="39.173" calcext:value-type="float">
            <text:p><text:s text:c="3"/>39</text:p>
          </table:table-cell>
          <table:table-cell office:value-type="float" office:value="28.294" calcext:value-type="float">
            <text:p><text:s text:c="3"/>28</text:p>
          </table:table-cell>
          <table:table-cell office:value-type="float" office:value="16.288" calcext:value-type="float">
            <text:p><text:s text:c="3"/>16</text:p>
          </table:table-cell>
          <table:table-cell office:value-type="float" office:value="31.136" calcext:value-type="float">
            <text:p><text:s text:c="3"/>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52" calcext:value-type="float">
            <text:p>1952</text:p>
          </table:table-cell>
          <table:table-cell office:value-type="float" office:value="86216.4819999999" calcext:value-type="float">
            <text:p><text:s text:c="2"/>86 216</text:p>
          </table:table-cell>
          <table:table-cell office:value-type="float" office:value="79903.769" calcext:value-type="float">
            <text:p><text:s text:c="2"/>79 904</text:p>
          </table:table-cell>
          <table:table-cell office:value-type="float" office:value="74687.714" calcext:value-type="float">
            <text:p><text:s text:c="2"/>74 688</text:p>
          </table:table-cell>
          <table:table-cell office:value-type="float" office:value="69459.983" calcext:value-type="float">
            <text:p><text:s text:c="2"/>69 460</text:p>
          </table:table-cell>
          <table:table-cell office:value-type="float" office:value="65049.124" calcext:value-type="float">
            <text:p><text:s text:c="2"/>65 049</text:p>
          </table:table-cell>
          <table:table-cell office:value-type="float" office:value="61390.171" calcext:value-type="float">
            <text:p><text:s text:c="2"/>61 390</text:p>
          </table:table-cell>
          <table:table-cell office:value-type="float" office:value="58418.057" calcext:value-type="float">
            <text:p><text:s text:c="2"/>58 418</text:p>
          </table:table-cell>
          <table:table-cell office:value-type="float" office:value="56026.191" calcext:value-type="float">
            <text:p><text:s text:c="2"/>56 026</text:p>
          </table:table-cell>
          <table:table-cell office:value-type="float" office:value="54107.915" calcext:value-type="float">
            <text:p><text:s text:c="2"/>54 108</text:p>
          </table:table-cell>
          <table:table-cell office:value-type="float" office:value="52806.321" calcext:value-type="float">
            <text:p><text:s text:c="2"/>52 806</text:p>
          </table:table-cell>
          <table:table-cell office:value-type="float" office:value="52139.597" calcext:value-type="float">
            <text:p><text:s text:c="2"/>52 140</text:p>
          </table:table-cell>
          <table:table-cell office:value-type="float" office:value="51917.908" calcext:value-type="float">
            <text:p><text:s text:c="2"/>51 918</text:p>
          </table:table-cell>
          <table:table-cell office:value-type="float" office:value="51962.905" calcext:value-type="float">
            <text:p><text:s text:c="2"/>51 963</text:p>
          </table:table-cell>
          <table:table-cell office:value-type="float" office:value="52345.944" calcext:value-type="float">
            <text:p><text:s text:c="2"/>52 346</text:p>
          </table:table-cell>
          <table:table-cell office:value-type="float" office:value="52320.207" calcext:value-type="float">
            <text:p><text:s text:c="2"/>52 320</text:p>
          </table:table-cell>
          <table:table-cell office:value-type="float" office:value="51506.347" calcext:value-type="float">
            <text:p><text:s text:c="2"/>51 506</text:p>
          </table:table-cell>
          <table:table-cell office:value-type="float" office:value="50206.817" calcext:value-type="float">
            <text:p><text:s text:c="2"/>50 207</text:p>
          </table:table-cell>
          <table:table-cell office:value-type="float" office:value="49079.134" calcext:value-type="float">
            <text:p><text:s text:c="2"/>49 079</text:p>
          </table:table-cell>
          <table:table-cell office:value-type="float" office:value="47962.656" calcext:value-type="float">
            <text:p><text:s text:c="2"/>47 963</text:p>
          </table:table-cell>
          <table:table-cell office:value-type="float" office:value="47020.829" calcext:value-type="float">
            <text:p><text:s text:c="2"/>47 021</text:p>
          </table:table-cell>
          <table:table-cell office:value-type="float" office:value="46391.395" calcext:value-type="float">
            <text:p><text:s text:c="2"/>46 391</text:p>
          </table:table-cell>
          <table:table-cell office:value-type="float" office:value="45942.053" calcext:value-type="float">
            <text:p><text:s text:c="2"/>45 942</text:p>
          </table:table-cell>
          <table:table-cell office:value-type="float" office:value="45418.052" calcext:value-type="float">
            <text:p><text:s text:c="2"/>45 418</text:p>
          </table:table-cell>
          <table:table-cell office:value-type="float" office:value="44888.678" calcext:value-type="float">
            <text:p><text:s text:c="2"/>44 889</text:p>
          </table:table-cell>
          <table:table-cell office:value-type="float" office:value="44185.781" calcext:value-type="float">
            <text:p><text:s text:c="2"/>44 186</text:p>
          </table:table-cell>
          <table:table-cell office:value-type="float" office:value="43205.925" calcext:value-type="float">
            <text:p><text:s text:c="2"/>43 206</text:p>
          </table:table-cell>
          <table:table-cell office:value-type="float" office:value="42043.552" calcext:value-type="float">
            <text:p><text:s text:c="2"/>42 044</text:p>
          </table:table-cell>
          <table:table-cell office:value-type="float" office:value="40931.969" calcext:value-type="float">
            <text:p><text:s text:c="2"/>40 932</text:p>
          </table:table-cell>
          <table:table-cell office:value-type="float" office:value="39867.011" calcext:value-type="float">
            <text:p><text:s text:c="2"/>39 867</text:p>
          </table:table-cell>
          <table:table-cell office:value-type="float" office:value="38723.838" calcext:value-type="float">
            <text:p><text:s text:c="2"/>38 724</text:p>
          </table:table-cell>
          <table:table-cell office:value-type="float" office:value="37477.502" calcext:value-type="float">
            <text:p><text:s text:c="2"/>37 478</text:p>
          </table:table-cell>
          <table:table-cell office:value-type="float" office:value="36203.668" calcext:value-type="float">
            <text:p><text:s text:c="2"/>36 204</text:p>
          </table:table-cell>
          <table:table-cell office:value-type="float" office:value="34948.285" calcext:value-type="float">
            <text:p><text:s text:c="2"/>34 948</text:p>
          </table:table-cell>
          <table:table-cell office:value-type="float" office:value="33636.679" calcext:value-type="float">
            <text:p><text:s text:c="2"/>33 637</text:p>
          </table:table-cell>
          <table:table-cell office:value-type="float" office:value="32734.1" calcext:value-type="float">
            <text:p><text:s text:c="2"/>32 734</text:p>
          </table:table-cell>
          <table:table-cell office:value-type="float" office:value="32455.894" calcext:value-type="float">
            <text:p><text:s text:c="2"/>32 456</text:p>
          </table:table-cell>
          <table:table-cell office:value-type="float" office:value="32567.55" calcext:value-type="float">
            <text:p><text:s text:c="2"/>32 568</text:p>
          </table:table-cell>
          <table:table-cell office:value-type="float" office:value="32636.239" calcext:value-type="float">
            <text:p><text:s text:c="2"/>32 636</text:p>
          </table:table-cell>
          <table:table-cell office:value-type="float" office:value="32769.073" calcext:value-type="float">
            <text:p><text:s text:c="2"/>32 769</text:p>
          </table:table-cell>
          <table:table-cell office:value-type="float" office:value="32642.909" calcext:value-type="float">
            <text:p><text:s text:c="2"/>32 643</text:p>
          </table:table-cell>
          <table:table-cell office:value-type="float" office:value="32059.735" calcext:value-type="float">
            <text:p><text:s text:c="2"/>32 060</text:p>
          </table:table-cell>
          <table:table-cell office:value-type="float" office:value="31180.102" calcext:value-type="float">
            <text:p><text:s text:c="2"/>31 180</text:p>
          </table:table-cell>
          <table:table-cell office:value-type="float" office:value="30361.255" calcext:value-type="float">
            <text:p><text:s text:c="2"/>30 361</text:p>
          </table:table-cell>
          <table:table-cell office:value-type="float" office:value="29530.126" calcext:value-type="float">
            <text:p><text:s text:c="2"/>29 530</text:p>
          </table:table-cell>
          <table:table-cell office:value-type="float" office:value="28724.498" calcext:value-type="float">
            <text:p><text:s text:c="2"/>28 724</text:p>
          </table:table-cell>
          <table:table-cell office:value-type="float" office:value="27998.509" calcext:value-type="float">
            <text:p><text:s text:c="2"/>27 999</text:p>
          </table:table-cell>
          <table:table-cell office:value-type="float" office:value="27313.829" calcext:value-type="float">
            <text:p><text:s text:c="2"/>27 314</text:p>
          </table:table-cell>
          <table:table-cell office:value-type="float" office:value="26584.781" calcext:value-type="float">
            <text:p><text:s text:c="2"/>26 585</text:p>
          </table:table-cell>
          <table:table-cell office:value-type="float" office:value="25836.576" calcext:value-type="float">
            <text:p><text:s text:c="2"/>25 837</text:p>
          </table:table-cell>
          <table:table-cell office:value-type="float" office:value="25046.049" calcext:value-type="float">
            <text:p><text:s text:c="2"/>25 046</text:p>
          </table:table-cell>
          <table:table-cell office:value-type="float" office:value="24195.736" calcext:value-type="float">
            <text:p><text:s text:c="2"/>24 196</text:p>
          </table:table-cell>
          <table:table-cell office:value-type="float" office:value="23308.488" calcext:value-type="float">
            <text:p><text:s text:c="2"/>23 308</text:p>
          </table:table-cell>
          <table:table-cell office:value-type="float" office:value="22427.341" calcext:value-type="float">
            <text:p><text:s text:c="2"/>22 427</text:p>
          </table:table-cell>
          <table:table-cell office:value-type="float" office:value="21547.03" calcext:value-type="float">
            <text:p><text:s text:c="2"/>21 547</text:p>
          </table:table-cell>
          <table:table-cell office:value-type="float" office:value="20685.919" calcext:value-type="float">
            <text:p><text:s text:c="2"/>20 686</text:p>
          </table:table-cell>
          <table:table-cell office:value-type="float" office:value="19858.615" calcext:value-type="float">
            <text:p><text:s text:c="2"/>19 859</text:p>
          </table:table-cell>
          <table:table-cell office:value-type="float" office:value="19060.004" calcext:value-type="float">
            <text:p><text:s text:c="2"/>19 060</text:p>
          </table:table-cell>
          <table:table-cell office:value-type="float" office:value="18260.866" calcext:value-type="float">
            <text:p><text:s text:c="2"/>18 261</text:p>
          </table:table-cell>
          <table:table-cell office:value-type="float" office:value="17455.659" calcext:value-type="float">
            <text:p><text:s text:c="2"/>17 456</text:p>
          </table:table-cell>
          <table:table-cell office:value-type="float" office:value="16712.462" calcext:value-type="float">
            <text:p><text:s text:c="2"/>16 712</text:p>
          </table:table-cell>
          <table:table-cell office:value-type="float" office:value="16058.568" calcext:value-type="float">
            <text:p><text:s text:c="2"/>16 059</text:p>
          </table:table-cell>
          <table:table-cell office:value-type="float" office:value="15459.959" calcext:value-type="float">
            <text:p><text:s text:c="2"/>15 460</text:p>
          </table:table-cell>
          <table:table-cell office:value-type="float" office:value="14861.15" calcext:value-type="float">
            <text:p><text:s text:c="2"/>14 861</text:p>
          </table:table-cell>
          <table:table-cell office:value-type="float" office:value="14280.32" calcext:value-type="float">
            <text:p><text:s text:c="2"/>14 280</text:p>
          </table:table-cell>
          <table:table-cell office:value-type="float" office:value="13643.312" calcext:value-type="float">
            <text:p><text:s text:c="2"/>13 643</text:p>
          </table:table-cell>
          <table:table-cell office:value-type="float" office:value="12909.879" calcext:value-type="float">
            <text:p><text:s text:c="2"/>12 910</text:p>
          </table:table-cell>
          <table:table-cell office:value-type="float" office:value="12116.662" calcext:value-type="float">
            <text:p><text:s text:c="2"/>12 117</text:p>
          </table:table-cell>
          <table:table-cell office:value-type="float" office:value="11343.532" calcext:value-type="float">
            <text:p><text:s text:c="2"/>11 344</text:p>
          </table:table-cell>
          <table:table-cell office:value-type="float" office:value="10578.055" calcext:value-type="float">
            <text:p><text:s text:c="2"/>10 578</text:p>
          </table:table-cell>
          <table:table-cell office:value-type="float" office:value="9825.389" calcext:value-type="float">
            <text:p><text:s text:c="2"/>9 825</text:p>
          </table:table-cell>
          <table:table-cell office:value-type="float" office:value="9097.30299999999" calcext:value-type="float">
            <text:p><text:s text:c="2"/>9 097</text:p>
          </table:table-cell>
          <table:table-cell office:value-type="float" office:value="8390.87" calcext:value-type="float">
            <text:p><text:s text:c="2"/>8 391</text:p>
          </table:table-cell>
          <table:table-cell office:value-type="float" office:value="7692.611" calcext:value-type="float">
            <text:p><text:s text:c="2"/>7 693</text:p>
          </table:table-cell>
          <table:table-cell office:value-type="float" office:value="7006.654" calcext:value-type="float">
            <text:p><text:s text:c="2"/>7 007</text:p>
          </table:table-cell>
          <table:table-cell office:value-type="float" office:value="6347.745" calcext:value-type="float">
            <text:p><text:s text:c="2"/>6 348</text:p>
          </table:table-cell>
          <table:table-cell office:value-type="float" office:value="5722.335" calcext:value-type="float">
            <text:p><text:s text:c="2"/>5 722</text:p>
          </table:table-cell>
          <table:table-cell office:value-type="float" office:value="5128.111" calcext:value-type="float">
            <text:p><text:s text:c="2"/>5 128</text:p>
          </table:table-cell>
          <table:table-cell office:value-type="float" office:value="4559.152" calcext:value-type="float">
            <text:p><text:s text:c="2"/>4 559</text:p>
          </table:table-cell>
          <table:table-cell office:value-type="float" office:value="4020.146" calcext:value-type="float">
            <text:p><text:s text:c="2"/>4 020</text:p>
          </table:table-cell>
          <table:table-cell office:value-type="float" office:value="3505.369" calcext:value-type="float">
            <text:p><text:s text:c="2"/>3 505</text:p>
          </table:table-cell>
          <table:table-cell office:value-type="float" office:value="3012.467" calcext:value-type="float">
            <text:p><text:s text:c="2"/>3 012</text:p>
          </table:table-cell>
          <table:table-cell office:value-type="float" office:value="2547.781" calcext:value-type="float">
            <text:p><text:s text:c="2"/>2 548</text:p>
          </table:table-cell>
          <table:table-cell office:value-type="float" office:value="2115.848" calcext:value-type="float">
            <text:p><text:s text:c="2"/>2 116</text:p>
          </table:table-cell>
          <table:table-cell office:value-type="float" office:value="1710.563" calcext:value-type="float">
            <text:p><text:s text:c="2"/>1 711</text:p>
          </table:table-cell>
          <table:table-cell office:value-type="float" office:value="1369.392" calcext:value-type="float">
            <text:p><text:s text:c="2"/>1 369</text:p>
          </table:table-cell>
          <table:table-cell office:value-type="float" office:value="1109.704" calcext:value-type="float">
            <text:p><text:s text:c="2"/>1 110</text:p>
          </table:table-cell>
          <table:table-cell office:value-type="float" office:value="912.633" calcext:value-type="float">
            <text:p><text:s text:c="3"/>913</text:p>
          </table:table-cell>
          <table:table-cell office:value-type="float" office:value="736.685999999999" calcext:value-type="float">
            <text:p><text:s text:c="3"/>737</text:p>
          </table:table-cell>
          <table:table-cell office:value-type="float" office:value="592.238" calcext:value-type="float">
            <text:p><text:s text:c="3"/>592</text:p>
          </table:table-cell>
          <table:table-cell office:value-type="float" office:value="474.666" calcext:value-type="float">
            <text:p><text:s text:c="3"/>475</text:p>
          </table:table-cell>
          <table:table-cell office:value-type="float" office:value="369.235" calcext:value-type="float">
            <text:p><text:s text:c="3"/>369</text:p>
          </table:table-cell>
          <table:table-cell office:value-type="float" office:value="275.183" calcext:value-type="float">
            <text:p><text:s text:c="3"/>275</text:p>
          </table:table-cell>
          <table:table-cell office:value-type="float" office:value="200.472" calcext:value-type="float">
            <text:p><text:s text:c="3"/>200</text:p>
          </table:table-cell>
          <table:table-cell office:value-type="float" office:value="154.338" calcext:value-type="float">
            <text:p><text:s text:c="3"/>154</text:p>
          </table:table-cell>
          <table:table-cell office:value-type="float" office:value="125.951" calcext:value-type="float">
            <text:p><text:s text:c="3"/>126</text:p>
          </table:table-cell>
          <table:table-cell office:value-type="float" office:value="94.084" calcext:value-type="float">
            <text:p><text:s text:c="3"/>94</text:p>
          </table:table-cell>
          <table:table-cell office:value-type="float" office:value="58.753" calcext:value-type="float">
            <text:p><text:s text:c="3"/>59</text:p>
          </table:table-cell>
          <table:table-cell office:value-type="float" office:value="37.482" calcext:value-type="float">
            <text:p><text:s text:c="3"/>37</text:p>
          </table:table-cell>
          <table:table-cell office:value-type="float" office:value="26.942" calcext:value-type="float">
            <text:p><text:s text:c="3"/>27</text:p>
          </table:table-cell>
          <table:table-cell office:value-type="float" office:value="15.445" calcext:value-type="float">
            <text:p><text:s text:c="3"/>15</text:p>
          </table:table-cell>
          <table:table-cell office:value-type="float" office:value="28.901" calcext:value-type="float">
            <text:p><text:s text:c="3"/>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53" calcext:value-type="float">
            <text:p>1953</text:p>
          </table:table-cell>
          <table:table-cell office:value-type="float" office:value="88606.656" calcext:value-type="float">
            <text:p><text:s text:c="2"/>88 607</text:p>
          </table:table-cell>
          <table:table-cell office:value-type="float" office:value="82513.6680000001" calcext:value-type="float">
            <text:p><text:s text:c="2"/>82 514</text:p>
          </table:table-cell>
          <table:table-cell office:value-type="float" office:value="77033.505" calcext:value-type="float">
            <text:p><text:s text:c="2"/>77 034</text:p>
          </table:table-cell>
          <table:table-cell office:value-type="float" office:value="72830.321" calcext:value-type="float">
            <text:p><text:s text:c="2"/>72 830</text:p>
          </table:table-cell>
          <table:table-cell office:value-type="float" office:value="68224.282" calcext:value-type="float">
            <text:p><text:s text:c="2"/>68 224</text:p>
          </table:table-cell>
          <table:table-cell office:value-type="float" office:value="64261.816" calcext:value-type="float">
            <text:p><text:s text:c="2"/>64 262</text:p>
          </table:table-cell>
          <table:table-cell office:value-type="float" office:value="60902.874" calcext:value-type="float">
            <text:p><text:s text:c="2"/>60 903</text:p>
          </table:table-cell>
          <table:table-cell office:value-type="float" office:value="58107.347" calcext:value-type="float">
            <text:p><text:s text:c="2"/>58 107</text:p>
          </table:table-cell>
          <table:table-cell office:value-type="float" office:value="55772.607" calcext:value-type="float">
            <text:p><text:s text:c="2"/>55 773</text:p>
          </table:table-cell>
          <table:table-cell office:value-type="float" office:value="53796.012" calcext:value-type="float">
            <text:p><text:s text:c="2"/>53 796</text:p>
          </table:table-cell>
          <table:table-cell office:value-type="float" office:value="52450.242" calcext:value-type="float">
            <text:p><text:s text:c="2"/>52 450</text:p>
          </table:table-cell>
          <table:table-cell office:value-type="float" office:value="51820.34" calcext:value-type="float">
            <text:p><text:s text:c="2"/>51 820</text:p>
          </table:table-cell>
          <table:table-cell office:value-type="float" office:value="51678.54" calcext:value-type="float">
            <text:p><text:s text:c="2"/>51 679</text:p>
          </table:table-cell>
          <table:table-cell office:value-type="float" office:value="51742.9340000001" calcext:value-type="float">
            <text:p><text:s text:c="2"/>51 743</text:p>
          </table:table-cell>
          <table:table-cell office:value-type="float" office:value="52106.929" calcext:value-type="float">
            <text:p><text:s text:c="2"/>52 107</text:p>
          </table:table-cell>
          <table:table-cell office:value-type="float" office:value="52062.921" calcext:value-type="float">
            <text:p><text:s text:c="2"/>52 063</text:p>
          </table:table-cell>
          <table:table-cell office:value-type="float" office:value="51241.251" calcext:value-type="float">
            <text:p><text:s text:c="2"/>51 241</text:p>
          </table:table-cell>
          <table:table-cell office:value-type="float" office:value="49939.79" calcext:value-type="float">
            <text:p><text:s text:c="2"/>49 940</text:p>
          </table:table-cell>
          <table:table-cell office:value-type="float" office:value="48801.576" calcext:value-type="float">
            <text:p><text:s text:c="2"/>48 802</text:p>
          </table:table-cell>
          <table:table-cell office:value-type="float" office:value="47668.512" calcext:value-type="float">
            <text:p><text:s text:c="2"/>47 669</text:p>
          </table:table-cell>
          <table:table-cell office:value-type="float" office:value="46714.988" calcext:value-type="float">
            <text:p><text:s text:c="2"/>46 715</text:p>
          </table:table-cell>
          <table:table-cell office:value-type="float" office:value="46082.646" calcext:value-type="float">
            <text:p><text:s text:c="2"/>46 083</text:p>
          </table:table-cell>
          <table:table-cell office:value-type="float" office:value="45636.143" calcext:value-type="float">
            <text:p><text:s text:c="2"/>45 636</text:p>
          </table:table-cell>
          <table:table-cell office:value-type="float" office:value="45113.586" calcext:value-type="float">
            <text:p><text:s text:c="2"/>45 114</text:p>
          </table:table-cell>
          <table:table-cell office:value-type="float" office:value="44585.393" calcext:value-type="float">
            <text:p><text:s text:c="2"/>44 585</text:p>
          </table:table-cell>
          <table:table-cell office:value-type="float" office:value="43884.525" calcext:value-type="float">
            <text:p><text:s text:c="2"/>43 885</text:p>
          </table:table-cell>
          <table:table-cell office:value-type="float" office:value="42907.28" calcext:value-type="float">
            <text:p><text:s text:c="2"/>42 907</text:p>
          </table:table-cell>
          <table:table-cell office:value-type="float" office:value="41747.877" calcext:value-type="float">
            <text:p><text:s text:c="2"/>41 748</text:p>
          </table:table-cell>
          <table:table-cell office:value-type="float" office:value="40639.586" calcext:value-type="float">
            <text:p><text:s text:c="2"/>40 640</text:p>
          </table:table-cell>
          <table:table-cell office:value-type="float" office:value="39578.164" calcext:value-type="float">
            <text:p><text:s text:c="2"/>39 578</text:p>
          </table:table-cell>
          <table:table-cell office:value-type="float" office:value="38437.628" calcext:value-type="float">
            <text:p><text:s text:c="2"/>38 438</text:p>
          </table:table-cell>
          <table:table-cell office:value-type="float" office:value="37192.465" calcext:value-type="float">
            <text:p><text:s text:c="2"/>37 192</text:p>
          </table:table-cell>
          <table:table-cell office:value-type="float" office:value="35918.6" calcext:value-type="float">
            <text:p><text:s text:c="2"/>35 919</text:p>
          </table:table-cell>
          <table:table-cell office:value-type="float" office:value="34662.905" calcext:value-type="float">
            <text:p><text:s text:c="2"/>34 663</text:p>
          </table:table-cell>
          <table:table-cell office:value-type="float" office:value="33350.58" calcext:value-type="float">
            <text:p><text:s text:c="2"/>33 351</text:p>
          </table:table-cell>
          <table:table-cell office:value-type="float" office:value="32446.084" calcext:value-type="float">
            <text:p><text:s text:c="2"/>32 446</text:p>
          </table:table-cell>
          <table:table-cell office:value-type="float" office:value="32164.641" calcext:value-type="float">
            <text:p><text:s text:c="2"/>32 165</text:p>
          </table:table-cell>
          <table:table-cell office:value-type="float" office:value="32271.857" calcext:value-type="float">
            <text:p><text:s text:c="2"/>32 272</text:p>
          </table:table-cell>
          <table:table-cell office:value-type="float" office:value="32336.007" calcext:value-type="float">
            <text:p><text:s text:c="2"/>32 336</text:p>
          </table:table-cell>
          <table:table-cell office:value-type="float" office:value="32464.748" calcext:value-type="float">
            <text:p><text:s text:c="2"/>32 465</text:p>
          </table:table-cell>
          <table:table-cell office:value-type="float" office:value="32331.928" calcext:value-type="float">
            <text:p><text:s text:c="2"/>32 332</text:p>
          </table:table-cell>
          <table:table-cell office:value-type="float" office:value="31738.403" calcext:value-type="float">
            <text:p><text:s text:c="2"/>31 738</text:p>
          </table:table-cell>
          <table:table-cell office:value-type="float" office:value="30846.498" calcext:value-type="float">
            <text:p><text:s text:c="2"/>30 846</text:p>
          </table:table-cell>
          <table:table-cell office:value-type="float" office:value="30015.3" calcext:value-type="float">
            <text:p><text:s text:c="2"/>30 015</text:p>
          </table:table-cell>
          <table:table-cell office:value-type="float" office:value="29170.041" calcext:value-type="float">
            <text:p><text:s text:c="2"/>29 170</text:p>
          </table:table-cell>
          <table:table-cell office:value-type="float" office:value="28357.102" calcext:value-type="float">
            <text:p><text:s text:c="2"/>28 357</text:p>
          </table:table-cell>
          <table:table-cell office:value-type="float" office:value="27634.619" calcext:value-type="float">
            <text:p><text:s text:c="2"/>27 635</text:p>
          </table:table-cell>
          <table:table-cell office:value-type="float" office:value="26959.775" calcext:value-type="float">
            <text:p><text:s text:c="2"/>26 960</text:p>
          </table:table-cell>
          <table:table-cell office:value-type="float" office:value="26239.015" calcext:value-type="float">
            <text:p><text:s text:c="2"/>26 239</text:p>
          </table:table-cell>
          <table:table-cell office:value-type="float" office:value="25499.985" calcext:value-type="float">
            <text:p><text:s text:c="2"/>25 500</text:p>
          </table:table-cell>
          <table:table-cell office:value-type="float" office:value="24711.201" calcext:value-type="float">
            <text:p><text:s text:c="2"/>24 711</text:p>
          </table:table-cell>
          <table:table-cell office:value-type="float" office:value="23850.574" calcext:value-type="float">
            <text:p><text:s text:c="2"/>23 851</text:p>
          </table:table-cell>
          <table:table-cell office:value-type="float" office:value="22945.183" calcext:value-type="float">
            <text:p><text:s text:c="2"/>22 945</text:p>
          </table:table-cell>
          <table:table-cell office:value-type="float" office:value="22046.678" calcext:value-type="float">
            <text:p><text:s text:c="2"/>22 047</text:p>
          </table:table-cell>
          <table:table-cell office:value-type="float" office:value="21147.745" calcext:value-type="float">
            <text:p><text:s text:c="2"/>21 148</text:p>
          </table:table-cell>
          <table:table-cell office:value-type="float" office:value="20270.454" calcext:value-type="float">
            <text:p><text:s text:c="2"/>20 270</text:p>
          </table:table-cell>
          <table:table-cell office:value-type="float" office:value="19432.033" calcext:value-type="float">
            <text:p><text:s text:c="2"/>19 432</text:p>
          </table:table-cell>
          <table:table-cell office:value-type="float" office:value="18625.152" calcext:value-type="float">
            <text:p><text:s text:c="2"/>18 625</text:p>
          </table:table-cell>
          <table:table-cell office:value-type="float" office:value="17816.505" calcext:value-type="float">
            <text:p><text:s text:c="2"/>17 817</text:p>
          </table:table-cell>
          <table:table-cell office:value-type="float" office:value="17002.252" calcext:value-type="float">
            <text:p><text:s text:c="2"/>17 002</text:p>
          </table:table-cell>
          <table:table-cell office:value-type="float" office:value="16246.076" calcext:value-type="float">
            <text:p><text:s text:c="2"/>16 246</text:p>
          </table:table-cell>
          <table:table-cell office:value-type="float" office:value="15573.012" calcext:value-type="float">
            <text:p><text:s text:c="2"/>15 573</text:p>
          </table:table-cell>
          <table:table-cell office:value-type="float" office:value="14951.764" calcext:value-type="float">
            <text:p><text:s text:c="2"/>14 952</text:p>
          </table:table-cell>
          <table:table-cell office:value-type="float" office:value="14331.952" calcext:value-type="float">
            <text:p><text:s text:c="2"/>14 332</text:p>
          </table:table-cell>
          <table:table-cell office:value-type="float" office:value="13730.841" calcext:value-type="float">
            <text:p><text:s text:c="2"/>13 731</text:p>
          </table:table-cell>
          <table:table-cell office:value-type="float" office:value="13077.257" calcext:value-type="float">
            <text:p><text:s text:c="2"/>13 077</text:p>
          </table:table-cell>
          <table:table-cell office:value-type="float" office:value="12333.005" calcext:value-type="float">
            <text:p><text:s text:c="2"/>12 333</text:p>
          </table:table-cell>
          <table:table-cell office:value-type="float" office:value="11533.472" calcext:value-type="float">
            <text:p><text:s text:c="2"/>11 533</text:p>
          </table:table-cell>
          <table:table-cell office:value-type="float" office:value="10755.317" calcext:value-type="float">
            <text:p><text:s text:c="2"/>10 755</text:p>
          </table:table-cell>
          <table:table-cell office:value-type="float" office:value="9986.854" calcext:value-type="float">
            <text:p><text:s text:c="2"/>9 987</text:p>
          </table:table-cell>
          <table:table-cell office:value-type="float" office:value="9233.957" calcext:value-type="float">
            <text:p><text:s text:c="2"/>9 234</text:p>
          </table:table-cell>
          <table:table-cell office:value-type="float" office:value="8508.471" calcext:value-type="float">
            <text:p><text:s text:c="2"/>8 508</text:p>
          </table:table-cell>
          <table:table-cell office:value-type="float" office:value="7807.547" calcext:value-type="float">
            <text:p><text:s text:c="2"/>7 808</text:p>
          </table:table-cell>
          <table:table-cell office:value-type="float" office:value="7117.555" calcext:value-type="float">
            <text:p><text:s text:c="2"/>7 118</text:p>
          </table:table-cell>
          <table:table-cell office:value-type="float" office:value="6442.46" calcext:value-type="float">
            <text:p><text:s text:c="2"/>6 442</text:p>
          </table:table-cell>
          <table:table-cell office:value-type="float" office:value="5798.139" calcext:value-type="float">
            <text:p><text:s text:c="2"/>5 798</text:p>
          </table:table-cell>
          <table:table-cell office:value-type="float" office:value="5191.576" calcext:value-type="float">
            <text:p><text:s text:c="2"/>5 192</text:p>
          </table:table-cell>
          <table:table-cell office:value-type="float" office:value="4619.832" calcext:value-type="float">
            <text:p><text:s text:c="2"/>4 620</text:p>
          </table:table-cell>
          <table:table-cell office:value-type="float" office:value="4075.079" calcext:value-type="float">
            <text:p><text:s text:c="2"/>4 075</text:p>
          </table:table-cell>
          <table:table-cell office:value-type="float" office:value="3561.382" calcext:value-type="float">
            <text:p><text:s text:c="2"/>3 561</text:p>
          </table:table-cell>
          <table:table-cell office:value-type="float" office:value="3076.681" calcext:value-type="float">
            <text:p><text:s text:c="2"/>3 077</text:p>
          </table:table-cell>
          <table:table-cell office:value-type="float" office:value="2619.947" calcext:value-type="float">
            <text:p><text:s text:c="2"/>2 620</text:p>
          </table:table-cell>
          <table:table-cell office:value-type="float" office:value="2195.158" calcext:value-type="float">
            <text:p><text:s text:c="2"/>2 195</text:p>
          </table:table-cell>
          <table:table-cell office:value-type="float" office:value="1803.12" calcext:value-type="float">
            <text:p><text:s text:c="2"/>1 803</text:p>
          </table:table-cell>
          <table:table-cell office:value-type="float" office:value="1438.28" calcext:value-type="float">
            <text:p><text:s text:c="2"/>1 438</text:p>
          </table:table-cell>
          <table:table-cell office:value-type="float" office:value="1134.479" calcext:value-type="float">
            <text:p><text:s text:c="2"/>1 134</text:p>
          </table:table-cell>
          <table:table-cell office:value-type="float" office:value="906.838" calcext:value-type="float">
            <text:p><text:s text:c="3"/>907</text:p>
          </table:table-cell>
          <table:table-cell office:value-type="float" office:value="737.696" calcext:value-type="float">
            <text:p><text:s text:c="3"/>738</text:p>
          </table:table-cell>
          <table:table-cell office:value-type="float" office:value="587.864" calcext:value-type="float">
            <text:p><text:s text:c="3"/>588</text:p>
          </table:table-cell>
          <table:table-cell office:value-type="float" office:value="470.127" calcext:value-type="float">
            <text:p><text:s text:c="3"/>470</text:p>
          </table:table-cell>
          <table:table-cell office:value-type="float" office:value="377.618" calcext:value-type="float">
            <text:p><text:s text:c="3"/>378</text:p>
          </table:table-cell>
          <table:table-cell office:value-type="float" office:value="291.392" calcext:value-type="float">
            <text:p><text:s text:c="3"/>291</text:p>
          </table:table-cell>
          <table:table-cell office:value-type="float" office:value="210.938" calcext:value-type="float">
            <text:p><text:s text:c="3"/>211</text:p>
          </table:table-cell>
          <table:table-cell office:value-type="float" office:value="150.777" calcext:value-type="float">
            <text:p><text:s text:c="3"/>151</text:p>
          </table:table-cell>
          <table:table-cell office:value-type="float" office:value="117.206" calcext:value-type="float">
            <text:p><text:s text:c="3"/>117</text:p>
          </table:table-cell>
          <table:table-cell office:value-type="float" office:value="95.233" calcext:value-type="float">
            <text:p><text:s text:c="3"/>95</text:p>
          </table:table-cell>
          <table:table-cell office:value-type="float" office:value="70.743" calcext:value-type="float">
            <text:p><text:s text:c="3"/>71</text:p>
          </table:table-cell>
          <table:table-cell office:value-type="float" office:value="43.698" calcext:value-type="float">
            <text:p><text:s text:c="3"/>44</text:p>
          </table:table-cell>
          <table:table-cell office:value-type="float" office:value="25.731" calcext:value-type="float">
            <text:p><text:s text:c="3"/>26</text:p>
          </table:table-cell>
          <table:table-cell office:value-type="float" office:value="14.688" calcext:value-type="float">
            <text:p><text:s text:c="3"/>15</text:p>
          </table:table-cell>
          <table:table-cell office:value-type="float" office:value="27.03" calcext:value-type="float">
            <text:p><text:s text:c="3"/>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54" calcext:value-type="float">
            <text:p>1954</text:p>
          </table:table-cell>
          <table:table-cell office:value-type="float" office:value="89974.726" calcext:value-type="float">
            <text:p><text:s text:c="2"/>89 975</text:p>
          </table:table-cell>
          <table:table-cell office:value-type="float" office:value="84393.662" calcext:value-type="float">
            <text:p><text:s text:c="2"/>84 394</text:p>
          </table:table-cell>
          <table:table-cell office:value-type="float" office:value="79269.545" calcext:value-type="float">
            <text:p><text:s text:c="2"/>79 270</text:p>
          </table:table-cell>
          <table:table-cell office:value-type="float" office:value="74592.8860000001" calcext:value-type="float">
            <text:p><text:s text:c="2"/>74 593</text:p>
          </table:table-cell>
          <table:table-cell office:value-type="float" office:value="71054.549" calcext:value-type="float">
            <text:p><text:s text:c="2"/>71 055</text:p>
          </table:table-cell>
          <table:table-cell office:value-type="float" office:value="67065.6969999999" calcext:value-type="float">
            <text:p><text:s text:c="2"/>67 066</text:p>
          </table:table-cell>
          <table:table-cell office:value-type="float" office:value="63547.847" calcext:value-type="float">
            <text:p><text:s text:c="2"/>63 548</text:p>
          </table:table-cell>
          <table:table-cell office:value-type="float" office:value="60485.695" calcext:value-type="float">
            <text:p><text:s text:c="2"/>60 486</text:p>
          </table:table-cell>
          <table:table-cell office:value-type="float" office:value="57864.037" calcext:value-type="float">
            <text:p><text:s text:c="2"/>57 864</text:p>
          </table:table-cell>
          <table:table-cell office:value-type="float" office:value="55584.192" calcext:value-type="float">
            <text:p><text:s text:c="2"/>55 584</text:p>
          </table:table-cell>
          <table:table-cell office:value-type="float" office:value="53547.498" calcext:value-type="float">
            <text:p><text:s text:c="2"/>53 547</text:p>
          </table:table-cell>
          <table:table-cell office:value-type="float" office:value="52155.909" calcext:value-type="float">
            <text:p><text:s text:c="2"/>52 156</text:p>
          </table:table-cell>
          <table:table-cell office:value-type="float" office:value="51561.011" calcext:value-type="float">
            <text:p><text:s text:c="2"/>51 561</text:p>
          </table:table-cell>
          <table:table-cell office:value-type="float" office:value="51497.288" calcext:value-type="float">
            <text:p><text:s text:c="2"/>51 497</text:p>
          </table:table-cell>
          <table:table-cell office:value-type="float" office:value="51579.523" calcext:value-type="float">
            <text:p><text:s text:c="2"/>51 580</text:p>
          </table:table-cell>
          <table:table-cell office:value-type="float" office:value="51923.064" calcext:value-type="float">
            <text:p><text:s text:c="2"/>51 923</text:p>
          </table:table-cell>
          <table:table-cell office:value-type="float" office:value="51859.654" calcext:value-type="float">
            <text:p><text:s text:c="2"/>51 860</text:p>
          </table:table-cell>
          <table:table-cell office:value-type="float" office:value="51029.401" calcext:value-type="float">
            <text:p><text:s text:c="2"/>51 029</text:p>
          </table:table-cell>
          <table:table-cell office:value-type="float" office:value="49725.451" calcext:value-type="float">
            <text:p><text:s text:c="2"/>49 725</text:p>
          </table:table-cell>
          <table:table-cell office:value-type="float" office:value="48576.15" calcext:value-type="float">
            <text:p><text:s text:c="2"/>48 576</text:p>
          </table:table-cell>
          <table:table-cell office:value-type="float" office:value="47426.152" calcext:value-type="float">
            <text:p><text:s text:c="2"/>47 426</text:p>
          </table:table-cell>
          <table:table-cell office:value-type="float" office:value="46460.0520000001" calcext:value-type="float">
            <text:p><text:s text:c="2"/>46 460</text:p>
          </table:table-cell>
          <table:table-cell office:value-type="float" office:value="45823.079" calcext:value-type="float">
            <text:p><text:s text:c="2"/>45 823</text:p>
          </table:table-cell>
          <table:table-cell office:value-type="float" office:value="45377.185" calcext:value-type="float">
            <text:p><text:s text:c="2"/>45 377</text:p>
          </table:table-cell>
          <table:table-cell office:value-type="float" office:value="44853.996" calcext:value-type="float">
            <text:p><text:s text:c="2"/>44 854</text:p>
          </table:table-cell>
          <table:table-cell office:value-type="float" office:value="44324.917" calcext:value-type="float">
            <text:p><text:s text:c="2"/>44 325</text:p>
          </table:table-cell>
          <table:table-cell office:value-type="float" office:value="43624.3949999999" calcext:value-type="float">
            <text:p><text:s text:c="2"/>43 624</text:p>
          </table:table-cell>
          <table:table-cell office:value-type="float" office:value="42648.696" calcext:value-type="float">
            <text:p><text:s text:c="2"/>42 649</text:p>
          </table:table-cell>
          <table:table-cell office:value-type="float" office:value="41491.611" calcext:value-type="float">
            <text:p><text:s text:c="2"/>41 492</text:p>
          </table:table-cell>
          <table:table-cell office:value-type="float" office:value="40385.884" calcext:value-type="float">
            <text:p><text:s text:c="2"/>40 386</text:p>
          </table:table-cell>
          <table:table-cell office:value-type="float" office:value="39327.247" calcext:value-type="float">
            <text:p><text:s text:c="2"/>39 327</text:p>
          </table:table-cell>
          <table:table-cell office:value-type="float" office:value="38188.896" calcext:value-type="float">
            <text:p><text:s text:c="2"/>38 189</text:p>
          </table:table-cell>
          <table:table-cell office:value-type="float" office:value="36944.801" calcext:value-type="float">
            <text:p><text:s text:c="2"/>36 945</text:p>
          </table:table-cell>
          <table:table-cell office:value-type="float" office:value="35671.03" calcext:value-type="float">
            <text:p><text:s text:c="2"/>35 671</text:p>
          </table:table-cell>
          <table:table-cell office:value-type="float" office:value="34415.158" calcext:value-type="float">
            <text:p><text:s text:c="2"/>34 415</text:p>
          </table:table-cell>
          <table:table-cell office:value-type="float" office:value="33102.312" calcext:value-type="float">
            <text:p><text:s text:c="2"/>33 102</text:p>
          </table:table-cell>
          <table:table-cell office:value-type="float" office:value="32195.666" calcext:value-type="float">
            <text:p><text:s text:c="2"/>32 196</text:p>
          </table:table-cell>
          <table:table-cell office:value-type="float" office:value="31909.782" calcext:value-type="float">
            <text:p><text:s text:c="2"/>31 910</text:p>
          </table:table-cell>
          <table:table-cell office:value-type="float" office:value="32010.857" calcext:value-type="float">
            <text:p><text:s text:c="2"/>32 011</text:p>
          </table:table-cell>
          <table:table-cell office:value-type="float" office:value="32068.866" calcext:value-type="float">
            <text:p><text:s text:c="2"/>32 069</text:p>
          </table:table-cell>
          <table:table-cell office:value-type="float" office:value="32191.843" calcext:value-type="float">
            <text:p><text:s text:c="2"/>32 192</text:p>
          </table:table-cell>
          <table:table-cell office:value-type="float" office:value="32050.898" calcext:value-type="float">
            <text:p><text:s text:c="2"/>32 051</text:p>
          </table:table-cell>
          <table:table-cell office:value-type="float" office:value="31445.922" calcext:value-type="float">
            <text:p><text:s text:c="2"/>31 446</text:p>
          </table:table-cell>
          <table:table-cell office:value-type="float" office:value="30540.91" calcext:value-type="float">
            <text:p><text:s text:c="2"/>30 541</text:p>
          </table:table-cell>
          <table:table-cell office:value-type="float" office:value="29696.43" calcext:value-type="float">
            <text:p><text:s text:c="2"/>29 696</text:p>
          </table:table-cell>
          <table:table-cell office:value-type="float" office:value="28836.116" calcext:value-type="float">
            <text:p><text:s text:c="2"/>28 836</text:p>
          </table:table-cell>
          <table:table-cell office:value-type="float" office:value="28015.018" calcext:value-type="float">
            <text:p><text:s text:c="2"/>28 015</text:p>
          </table:table-cell>
          <table:table-cell office:value-type="float" office:value="27295.288" calcext:value-type="float">
            <text:p><text:s text:c="2"/>27 295</text:p>
          </table:table-cell>
          <table:table-cell office:value-type="float" office:value="26629.579" calcext:value-type="float">
            <text:p><text:s text:c="2"/>26 630</text:p>
          </table:table-cell>
          <table:table-cell office:value-type="float" office:value="25916.478" calcext:value-type="float">
            <text:p><text:s text:c="2"/>25 916</text:p>
          </table:table-cell>
          <table:table-cell office:value-type="float" office:value="25185.986" calcext:value-type="float">
            <text:p><text:s text:c="2"/>25 186</text:p>
          </table:table-cell>
          <table:table-cell office:value-type="float" office:value="24398.266" calcext:value-type="float">
            <text:p><text:s text:c="2"/>24 398</text:p>
          </table:table-cell>
          <table:table-cell office:value-type="float" office:value="23526.445" calcext:value-type="float">
            <text:p><text:s text:c="2"/>23 526</text:p>
          </table:table-cell>
          <table:table-cell office:value-type="float" office:value="22601.966" calcext:value-type="float">
            <text:p><text:s text:c="2"/>22 602</text:p>
          </table:table-cell>
          <table:table-cell office:value-type="float" office:value="21685.178" calcext:value-type="float">
            <text:p><text:s text:c="2"/>21 685</text:p>
          </table:table-cell>
          <table:table-cell office:value-type="float" office:value="20766.681" calcext:value-type="float">
            <text:p><text:s text:c="2"/>20 767</text:p>
          </table:table-cell>
          <table:table-cell office:value-type="float" office:value="19872.351" calcext:value-type="float">
            <text:p><text:s text:c="2"/>19 872</text:p>
          </table:table-cell>
          <table:table-cell office:value-type="float" office:value="19022.135" calcext:value-type="float">
            <text:p><text:s text:c="2"/>19 022</text:p>
          </table:table-cell>
          <table:table-cell office:value-type="float" office:value="18206.379" calcext:value-type="float">
            <text:p><text:s text:c="2"/>18 206</text:p>
          </table:table-cell>
          <table:table-cell office:value-type="float" office:value="17387.619" calcext:value-type="float">
            <text:p><text:s text:c="2"/>17 388</text:p>
          </table:table-cell>
          <table:table-cell office:value-type="float" office:value="16563.692" calcext:value-type="float">
            <text:p><text:s text:c="2"/>16 564</text:p>
          </table:table-cell>
          <table:table-cell office:value-type="float" office:value="15793.888" calcext:value-type="float">
            <text:p><text:s text:c="2"/>15 794</text:p>
          </table:table-cell>
          <table:table-cell office:value-type="float" office:value="15100.878" calcext:value-type="float">
            <text:p><text:s text:c="2"/>15 101</text:p>
          </table:table-cell>
          <table:table-cell office:value-type="float" office:value="14456.171" calcext:value-type="float">
            <text:p><text:s text:c="2"/>14 456</text:p>
          </table:table-cell>
          <table:table-cell office:value-type="float" office:value="13814.596" calcext:value-type="float">
            <text:p><text:s text:c="2"/>13 815</text:p>
          </table:table-cell>
          <table:table-cell office:value-type="float" office:value="13192.417" calcext:value-type="float">
            <text:p><text:s text:c="2"/>13 192</text:p>
          </table:table-cell>
          <table:table-cell office:value-type="float" office:value="12521.474" calcext:value-type="float">
            <text:p><text:s text:c="2"/>12 521</text:p>
          </table:table-cell>
          <table:table-cell office:value-type="float" office:value="11765.605" calcext:value-type="float">
            <text:p><text:s text:c="2"/>11 766</text:p>
          </table:table-cell>
          <table:table-cell office:value-type="float" office:value="10958.963" calcext:value-type="float">
            <text:p><text:s text:c="2"/>10 959</text:p>
          </table:table-cell>
          <table:table-cell office:value-type="float" office:value="10175.016" calcext:value-type="float">
            <text:p><text:s text:c="2"/>10 175</text:p>
          </table:table-cell>
          <table:table-cell office:value-type="float" office:value="9402.8" calcext:value-type="float">
            <text:p><text:s text:c="2"/>9 403</text:p>
          </table:table-cell>
          <table:table-cell office:value-type="float" office:value="8648.916" calcext:value-type="float">
            <text:p><text:s text:c="2"/>8 649</text:p>
          </table:table-cell>
          <table:table-cell office:value-type="float" office:value="7925.317" calcext:value-type="float">
            <text:p><text:s text:c="2"/>7 925</text:p>
          </table:table-cell>
          <table:table-cell office:value-type="float" office:value="7229.183" calcext:value-type="float">
            <text:p><text:s text:c="2"/>7 229</text:p>
          </table:table-cell>
          <table:table-cell office:value-type="float" office:value="6546.751" calcext:value-type="float">
            <text:p><text:s text:c="2"/>6 547</text:p>
          </table:table-cell>
          <table:table-cell office:value-type="float" office:value="5881.881" calcext:value-type="float">
            <text:p><text:s text:c="2"/>5 882</text:p>
          </table:table-cell>
          <table:table-cell office:value-type="float" office:value="5251.577" calcext:value-type="float">
            <text:p><text:s text:c="2"/>5 252</text:p>
          </table:table-cell>
          <table:table-cell office:value-type="float" office:value="4663.351" calcext:value-type="float">
            <text:p><text:s text:c="2"/>4 663</text:p>
          </table:table-cell>
          <table:table-cell office:value-type="float" office:value="4113.714" calcext:value-type="float">
            <text:p><text:s text:c="2"/>4 114</text:p>
          </table:table-cell>
          <table:table-cell office:value-type="float" office:value="3592.837" calcext:value-type="float">
            <text:p><text:s text:c="2"/>3 593</text:p>
          </table:table-cell>
          <table:table-cell office:value-type="float" office:value="3104.156" calcext:value-type="float">
            <text:p><text:s text:c="2"/>3 104</text:p>
          </table:table-cell>
          <table:table-cell office:value-type="float" office:value="2649.255" calcext:value-type="float">
            <text:p><text:s text:c="2"/>2 649</text:p>
          </table:table-cell>
          <table:table-cell office:value-type="float" office:value="2228.392" calcext:value-type="float">
            <text:p><text:s text:c="2"/>2 228</text:p>
          </table:table-cell>
          <table:table-cell office:value-type="float" office:value="1843.284" calcext:value-type="float">
            <text:p><text:s text:c="2"/>1 843</text:p>
          </table:table-cell>
          <table:table-cell office:value-type="float" office:value="1490.913" calcext:value-type="float">
            <text:p><text:s text:c="2"/>1 491</text:p>
          </table:table-cell>
          <table:table-cell office:value-type="float" office:value="1166.352" calcext:value-type="float">
            <text:p><text:s text:c="2"/>1 166</text:p>
          </table:table-cell>
          <table:table-cell office:value-type="float" office:value="899.789" calcext:value-type="float">
            <text:p><text:s text:c="3"/>900</text:p>
          </table:table-cell>
          <table:table-cell office:value-type="float" office:value="704.078" calcext:value-type="float">
            <text:p><text:s text:c="3"/>704</text:p>
          </table:table-cell>
          <table:table-cell office:value-type="float" office:value="562.794" calcext:value-type="float">
            <text:p><text:s text:c="3"/>563</text:p>
          </table:table-cell>
          <table:table-cell office:value-type="float" office:value="439.055" calcext:value-type="float">
            <text:p><text:s text:c="3"/>439</text:p>
          </table:table-cell>
          <table:table-cell office:value-type="float" office:value="347.975" calcext:value-type="float">
            <text:p><text:s text:c="3"/>348</text:p>
          </table:table-cell>
          <table:table-cell office:value-type="float" office:value="280.532" calcext:value-type="float">
            <text:p><text:s text:c="3"/>281</text:p>
          </table:table-cell>
          <table:table-cell office:value-type="float" office:value="213.492" calcext:value-type="float">
            <text:p><text:s text:c="3"/>213</text:p>
          </table:table-cell>
          <table:table-cell office:value-type="float" office:value="146.638" calcext:value-type="float">
            <text:p><text:s text:c="3"/>147</text:p>
          </table:table-cell>
          <table:table-cell office:value-type="float" office:value="101.045" calcext:value-type="float">
            <text:p><text:s text:c="3"/>101</text:p>
          </table:table-cell>
          <table:table-cell office:value-type="float" office:value="80.046" calcext:value-type="float">
            <text:p><text:s text:c="3"/>80</text:p>
          </table:table-cell>
          <table:table-cell office:value-type="float" office:value="64.528" calcext:value-type="float">
            <text:p><text:s text:c="3"/>65</text:p>
          </table:table-cell>
          <table:table-cell office:value-type="float" office:value="47.389" calcext:value-type="float">
            <text:p><text:s text:c="3"/>47</text:p>
          </table:table-cell>
          <table:table-cell office:value-type="float" office:value="28.643" calcext:value-type="float">
            <text:p><text:s text:c="3"/>29</text:p>
          </table:table-cell>
          <table:table-cell office:value-type="float" office:value="14.055" calcext:value-type="float">
            <text:p><text:s text:c="3"/>14</text:p>
          </table:table-cell>
          <table:table-cell office:value-type="float" office:value="25.461" calcext:value-type="float">
            <text:p><text:s text:c="3"/>2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55" calcext:value-type="float">
            <text:p>1955</text:p>
          </table:table-cell>
          <table:table-cell office:value-type="float" office:value="90380.897" calcext:value-type="float">
            <text:p><text:s text:c="2"/>90 381</text:p>
          </table:table-cell>
          <table:table-cell office:value-type="float" office:value="85651.751" calcext:value-type="float">
            <text:p><text:s text:c="2"/>85 652</text:p>
          </table:table-cell>
          <table:table-cell office:value-type="float" office:value="81174.271" calcext:value-type="float">
            <text:p><text:s text:c="2"/>81 174</text:p>
          </table:table-cell>
          <table:table-cell office:value-type="float" office:value="76957.936" calcext:value-type="float">
            <text:p><text:s text:c="2"/>76 958</text:p>
          </table:table-cell>
          <table:table-cell office:value-type="float" office:value="73012.253" calcext:value-type="float">
            <text:p><text:s text:c="2"/>73 012</text:p>
          </table:table-cell>
          <table:table-cell office:value-type="float" office:value="69346.716" calcext:value-type="float">
            <text:p><text:s text:c="2"/>69 347</text:p>
          </table:table-cell>
          <table:table-cell office:value-type="float" office:value="65970.82" calcext:value-type="float">
            <text:p><text:s text:c="2"/>65 971</text:p>
          </table:table-cell>
          <table:table-cell office:value-type="float" office:value="62894.102" calcext:value-type="float">
            <text:p><text:s text:c="2"/>62 894</text:p>
          </table:table-cell>
          <table:table-cell office:value-type="float" office:value="60126.023" calcext:value-type="float">
            <text:p><text:s text:c="2"/>60 126</text:p>
          </table:table-cell>
          <table:table-cell office:value-type="float" office:value="57676.085" calcext:value-type="float">
            <text:p><text:s text:c="2"/>57 676</text:p>
          </table:table-cell>
          <table:table-cell office:value-type="float" office:value="55449.62" calcext:value-type="float">
            <text:p><text:s text:c="2"/>55 450</text:p>
          </table:table-cell>
          <table:table-cell office:value-type="float" office:value="53351.892" calcext:value-type="float">
            <text:p><text:s text:c="2"/>53 352</text:p>
          </table:table-cell>
          <table:table-cell office:value-type="float" office:value="51913.433" calcext:value-type="float">
            <text:p><text:s text:c="2"/>51 913</text:p>
          </table:table-cell>
          <table:table-cell office:value-type="float" office:value="51352.187" calcext:value-type="float">
            <text:p><text:s text:c="2"/>51 352</text:p>
          </table:table-cell>
          <table:table-cell office:value-type="float" office:value="51365.029" calcext:value-type="float">
            <text:p><text:s text:c="2"/>51 365</text:p>
          </table:table-cell>
          <table:table-cell office:value-type="float" office:value="51463.842" calcext:value-type="float">
            <text:p><text:s text:c="2"/>51 464</text:p>
          </table:table-cell>
          <table:table-cell office:value-type="float" office:value="51785.844" calcext:value-type="float">
            <text:p><text:s text:c="2"/>51 786</text:p>
          </table:table-cell>
          <table:table-cell office:value-type="float" office:value="51702.156" calcext:value-type="float">
            <text:p><text:s text:c="2"/>51 702</text:p>
          </table:table-cell>
          <table:table-cell office:value-type="float" office:value="50862.78" calcext:value-type="float">
            <text:p><text:s text:c="2"/>50 863</text:p>
          </table:table-cell>
          <table:table-cell office:value-type="float" office:value="49555.977" calcext:value-type="float">
            <text:p><text:s text:c="2"/>49 556</text:p>
          </table:table-cell>
          <table:table-cell office:value-type="float" office:value="48395.289" calcext:value-type="float">
            <text:p><text:s text:c="2"/>48 395</text:p>
          </table:table-cell>
          <table:table-cell office:value-type="float" office:value="47228.176" calcext:value-type="float">
            <text:p><text:s text:c="2"/>47 228</text:p>
          </table:table-cell>
          <table:table-cell office:value-type="float" office:value="46248.867" calcext:value-type="float">
            <text:p><text:s text:c="2"/>46 249</text:p>
          </table:table-cell>
          <table:table-cell office:value-type="float" office:value="45605.854" calcext:value-type="float">
            <text:p><text:s text:c="2"/>45 606</text:p>
          </table:table-cell>
          <table:table-cell office:value-type="float" office:value="45158.789" calcext:value-type="float">
            <text:p><text:s text:c="2"/>45 159</text:p>
          </table:table-cell>
          <table:table-cell office:value-type="float" office:value="44633.254" calcext:value-type="float">
            <text:p><text:s text:c="2"/>44 633</text:p>
          </table:table-cell>
          <table:table-cell office:value-type="float" office:value="44101.605" calcext:value-type="float">
            <text:p><text:s text:c="2"/>44 102</text:p>
          </table:table-cell>
          <table:table-cell office:value-type="float" office:value="43399.994" calcext:value-type="float">
            <text:p><text:s text:c="2"/>43 400</text:p>
          </table:table-cell>
          <table:table-cell office:value-type="float" office:value="42424.894" calcext:value-type="float">
            <text:p><text:s text:c="2"/>42 425</text:p>
          </table:table-cell>
          <table:table-cell office:value-type="float" office:value="41269.54" calcext:value-type="float">
            <text:p><text:s text:c="2"/>41 270</text:p>
          </table:table-cell>
          <table:table-cell office:value-type="float" office:value="40165.738" calcext:value-type="float">
            <text:p><text:s text:c="2"/>40 166</text:p>
          </table:table-cell>
          <table:table-cell office:value-type="float" office:value="39109.168" calcext:value-type="float">
            <text:p><text:s text:c="2"/>39 109</text:p>
          </table:table-cell>
          <table:table-cell office:value-type="float" office:value="37972.564" calcext:value-type="float">
            <text:p><text:s text:c="2"/>37 973</text:p>
          </table:table-cell>
          <table:table-cell office:value-type="float" office:value="36729.506" calcext:value-type="float">
            <text:p><text:s text:c="2"/>36 730</text:p>
          </table:table-cell>
          <table:table-cell office:value-type="float" office:value="35455.963" calcext:value-type="float">
            <text:p><text:s text:c="2"/>35 456</text:p>
          </table:table-cell>
          <table:table-cell office:value-type="float" office:value="34200.026" calcext:value-type="float">
            <text:p><text:s text:c="2"/>34 200</text:p>
          </table:table-cell>
          <table:table-cell office:value-type="float" office:value="32886.907" calcext:value-type="float">
            <text:p><text:s text:c="2"/>32 887</text:p>
          </table:table-cell>
          <table:table-cell office:value-type="float" office:value="31977.87" calcext:value-type="float">
            <text:p><text:s text:c="2"/>31 978</text:p>
          </table:table-cell>
          <table:table-cell office:value-type="float" office:value="31686.599" calcext:value-type="float">
            <text:p><text:s text:c="2"/>31 687</text:p>
          </table:table-cell>
          <table:table-cell office:value-type="float" office:value="31780.097" calcext:value-type="float">
            <text:p><text:s text:c="2"/>31 780</text:p>
          </table:table-cell>
          <table:table-cell office:value-type="float" office:value="31830.602" calcext:value-type="float">
            <text:p><text:s text:c="2"/>31 831</text:p>
          </table:table-cell>
          <table:table-cell office:value-type="float" office:value="31946.43" calcext:value-type="float">
            <text:p><text:s text:c="2"/>31 946</text:p>
          </table:table-cell>
          <table:table-cell office:value-type="float" office:value="31796.087" calcext:value-type="float">
            <text:p><text:s text:c="2"/>31 796</text:p>
          </table:table-cell>
          <table:table-cell office:value-type="float" office:value="31178.684" calcext:value-type="float">
            <text:p><text:s text:c="2"/>31 179</text:p>
          </table:table-cell>
          <table:table-cell office:value-type="float" office:value="30259.761" calcext:value-type="float">
            <text:p><text:s text:c="2"/>30 260</text:p>
          </table:table-cell>
          <table:table-cell office:value-type="float" office:value="29401.152" calcext:value-type="float">
            <text:p><text:s text:c="2"/>29 401</text:p>
          </table:table-cell>
          <table:table-cell office:value-type="float" office:value="28524.878" calcext:value-type="float">
            <text:p><text:s text:c="2"/>28 525</text:p>
          </table:table-cell>
          <table:table-cell office:value-type="float" office:value="27694.809" calcext:value-type="float">
            <text:p><text:s text:c="2"/>27 695</text:p>
          </table:table-cell>
          <table:table-cell office:value-type="float" office:value="26977.204" calcext:value-type="float">
            <text:p><text:s text:c="2"/>26 977</text:p>
          </table:table-cell>
          <table:table-cell office:value-type="float" office:value="26320.112" calcext:value-type="float">
            <text:p><text:s text:c="2"/>26 320</text:p>
          </table:table-cell>
          <table:table-cell office:value-type="float" office:value="25614.122" calcext:value-type="float">
            <text:p><text:s text:c="2"/>25 614</text:p>
          </table:table-cell>
          <table:table-cell office:value-type="float" office:value="24891.68" calcext:value-type="float">
            <text:p><text:s text:c="2"/>24 892</text:p>
          </table:table-cell>
          <table:table-cell office:value-type="float" office:value="24104.384" calcext:value-type="float">
            <text:p><text:s text:c="2"/>24 104</text:p>
          </table:table-cell>
          <table:table-cell office:value-type="float" office:value="23220.608" calcext:value-type="float">
            <text:p><text:s text:c="2"/>23 221</text:p>
          </table:table-cell>
          <table:table-cell office:value-type="float" office:value="22276.116" calcext:value-type="float">
            <text:p><text:s text:c="2"/>22 276</text:p>
          </table:table-cell>
          <table:table-cell office:value-type="float" office:value="21340.165" calcext:value-type="float">
            <text:p><text:s text:c="2"/>21 340</text:p>
          </table:table-cell>
          <table:table-cell office:value-type="float" office:value="20401.179" calcext:value-type="float">
            <text:p><text:s text:c="2"/>20 401</text:p>
          </table:table-cell>
          <table:table-cell office:value-type="float" office:value="19489.037" calcext:value-type="float">
            <text:p><text:s text:c="2"/>19 489</text:p>
          </table:table-cell>
          <table:table-cell office:value-type="float" office:value="18626.316" calcext:value-type="float">
            <text:p><text:s text:c="2"/>18 626</text:p>
          </table:table-cell>
          <table:table-cell office:value-type="float" office:value="17801.129" calcext:value-type="float">
            <text:p><text:s text:c="2"/>17 801</text:p>
          </table:table-cell>
          <table:table-cell office:value-type="float" office:value="16971.659" calcext:value-type="float">
            <text:p><text:s text:c="2"/>16 972</text:p>
          </table:table-cell>
          <table:table-cell office:value-type="float" office:value="16137.485" calcext:value-type="float">
            <text:p><text:s text:c="2"/>16 137</text:p>
          </table:table-cell>
          <table:table-cell office:value-type="float" office:value="15353.41" calcext:value-type="float">
            <text:p><text:s text:c="2"/>15 353</text:p>
          </table:table-cell>
          <table:table-cell office:value-type="float" office:value="14639.711" calcext:value-type="float">
            <text:p><text:s text:c="2"/>14 640</text:p>
          </table:table-cell>
          <table:table-cell office:value-type="float" office:value="13970.711" calcext:value-type="float">
            <text:p><text:s text:c="2"/>13 971</text:p>
          </table:table-cell>
          <table:table-cell office:value-type="float" office:value="13306.507" calcext:value-type="float">
            <text:p><text:s text:c="2"/>13 307</text:p>
          </table:table-cell>
          <table:table-cell office:value-type="float" office:value="12662.438" calcext:value-type="float">
            <text:p><text:s text:c="2"/>12 662</text:p>
          </table:table-cell>
          <table:table-cell office:value-type="float" office:value="11973.383" calcext:value-type="float">
            <text:p><text:s text:c="2"/>11 973</text:p>
          </table:table-cell>
          <table:table-cell office:value-type="float" office:value="11205.188" calcext:value-type="float">
            <text:p><text:s text:c="2"/>11 205</text:p>
          </table:table-cell>
          <table:table-cell office:value-type="float" office:value="10390.813" calcext:value-type="float">
            <text:p><text:s text:c="2"/>10 391</text:p>
          </table:table-cell>
          <table:table-cell office:value-type="float" office:value="9600.442" calcext:value-type="float">
            <text:p><text:s text:c="2"/>9 600</text:p>
          </table:table-cell>
          <table:table-cell office:value-type="float" office:value="8823.86500000001" calcext:value-type="float">
            <text:p><text:s text:c="2"/>8 824</text:p>
          </table:table-cell>
          <table:table-cell office:value-type="float" office:value="8068.406" calcext:value-type="float">
            <text:p><text:s text:c="2"/>8 068</text:p>
          </table:table-cell>
          <table:table-cell office:value-type="float" office:value="7346.035" calcext:value-type="float">
            <text:p><text:s text:c="2"/>7 346</text:p>
          </table:table-cell>
          <table:table-cell office:value-type="float" office:value="6654.077" calcext:value-type="float">
            <text:p><text:s text:c="2"/>6 654</text:p>
          </table:table-cell>
          <table:table-cell office:value-type="float" office:value="5978.636" calcext:value-type="float">
            <text:p><text:s text:c="2"/>5 979</text:p>
          </table:table-cell>
          <table:table-cell office:value-type="float" office:value="5323.405" calcext:value-type="float">
            <text:p><text:s text:c="2"/>5 323</text:p>
          </table:table-cell>
          <table:table-cell office:value-type="float" office:value="4706.649" calcext:value-type="float">
            <text:p><text:s text:c="2"/>4 707</text:p>
          </table:table-cell>
          <table:table-cell office:value-type="float" office:value="4136.417" calcext:value-type="float">
            <text:p><text:s text:c="2"/>4 136</text:p>
          </table:table-cell>
          <table:table-cell office:value-type="float" office:value="3608.594" calcext:value-type="float">
            <text:p><text:s text:c="2"/>3 609</text:p>
          </table:table-cell>
          <table:table-cell office:value-type="float" office:value="3111.345" calcext:value-type="float">
            <text:p><text:s text:c="2"/>3 111</text:p>
          </table:table-cell>
          <table:table-cell office:value-type="float" office:value="2647.442" calcext:value-type="float">
            <text:p><text:s text:c="2"/>2 647</text:p>
          </table:table-cell>
          <table:table-cell office:value-type="float" office:value="2222.134" calcext:value-type="float">
            <text:p><text:s text:c="2"/>2 222</text:p>
          </table:table-cell>
          <table:table-cell office:value-type="float" office:value="1837.041" calcext:value-type="float">
            <text:p><text:s text:c="2"/>1 837</text:p>
          </table:table-cell>
          <table:table-cell office:value-type="float" office:value="1491.491" calcext:value-type="float">
            <text:p><text:s text:c="2"/>1 491</text:p>
          </table:table-cell>
          <table:table-cell office:value-type="float" office:value="1178.758" calcext:value-type="float">
            <text:p><text:s text:c="2"/>1 179</text:p>
          </table:table-cell>
          <table:table-cell office:value-type="float" office:value="894.41" calcext:value-type="float">
            <text:p><text:s text:c="3"/>894</text:p>
          </table:table-cell>
          <table:table-cell office:value-type="float" office:value="665.053" calcext:value-type="float">
            <text:p><text:s text:c="3"/>665</text:p>
          </table:table-cell>
          <table:table-cell office:value-type="float" office:value="501.274" calcext:value-type="float">
            <text:p><text:s text:c="3"/>501</text:p>
          </table:table-cell>
          <table:table-cell office:value-type="float" office:value="387.8" calcext:value-type="float">
            <text:p><text:s text:c="3"/>388</text:p>
          </table:table-cell>
          <table:table-cell office:value-type="float" office:value="290.136" calcext:value-type="float">
            <text:p><text:s text:c="3"/>290</text:p>
          </table:table-cell>
          <table:table-cell office:value-type="float" office:value="225.725" calcext:value-type="float">
            <text:p><text:s text:c="3"/>226</text:p>
          </table:table-cell>
          <table:table-cell office:value-type="float" office:value="183.336" calcext:value-type="float">
            <text:p><text:s text:c="3"/>183</text:p>
          </table:table-cell>
          <table:table-cell office:value-type="float" office:value="135.506" calcext:value-type="float">
            <text:p><text:s text:c="3"/>136</text:p>
          </table:table-cell>
          <table:table-cell office:value-type="float" office:value="82.269" calcext:value-type="float">
            <text:p><text:s text:c="3"/>82</text:p>
          </table:table-cell>
          <table:table-cell office:value-type="float" office:value="51.246" calcext:value-type="float">
            <text:p><text:s text:c="3"/>51</text:p>
          </table:table-cell>
          <table:table-cell office:value-type="float" office:value="42.855" calcext:value-type="float">
            <text:p><text:s text:c="3"/>43</text:p>
          </table:table-cell>
          <table:table-cell office:value-type="float" office:value="33.769" calcext:value-type="float">
            <text:p><text:s text:c="3"/>34</text:p>
          </table:table-cell>
          <table:table-cell office:value-type="float" office:value="24.009" calcext:value-type="float">
            <text:p><text:s text:c="3"/>24</text:p>
          </table:table-cell>
          <table:table-cell office:value-type="float" office:value="13.563" calcext:value-type="float">
            <text:p><text:s text:c="3"/>14</text:p>
          </table:table-cell>
          <table:table-cell office:value-type="float" office:value="24.153" calcext:value-type="float">
            <text:p><text:s text:c="3"/>2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56" calcext:value-type="float">
            <text:p>1956</text:p>
          </table:table-cell>
          <table:table-cell office:value-type="float" office:value="89528.6820000001" calcext:value-type="float">
            <text:p><text:s text:c="2"/>89 529</text:p>
          </table:table-cell>
          <table:table-cell office:value-type="float" office:value="88494.878" calcext:value-type="float">
            <text:p><text:s text:c="2"/>88 495</text:p>
          </table:table-cell>
          <table:table-cell office:value-type="float" office:value="84235.953" calcext:value-type="float">
            <text:p><text:s text:c="2"/>84 236</text:p>
          </table:table-cell>
          <table:table-cell office:value-type="float" office:value="80123.453" calcext:value-type="float">
            <text:p><text:s text:c="2"/>80 123</text:p>
          </table:table-cell>
          <table:table-cell office:value-type="float" office:value="76179.684" calcext:value-type="float">
            <text:p><text:s text:c="2"/>76 180</text:p>
          </table:table-cell>
          <table:table-cell office:value-type="float" office:value="72426.931" calcext:value-type="float">
            <text:p><text:s text:c="2"/>72 427</text:p>
          </table:table-cell>
          <table:table-cell office:value-type="float" office:value="68879.779" calcext:value-type="float">
            <text:p><text:s text:c="2"/>68 880</text:p>
          </table:table-cell>
          <table:table-cell office:value-type="float" office:value="65552.804" calcext:value-type="float">
            <text:p><text:s text:c="2"/>65 553</text:p>
          </table:table-cell>
          <table:table-cell office:value-type="float" office:value="62507.043" calcext:value-type="float">
            <text:p><text:s text:c="2"/>62 507</text:p>
          </table:table-cell>
          <table:table-cell office:value-type="float" office:value="59780.324" calcext:value-type="float">
            <text:p><text:s text:c="2"/>59 780</text:p>
          </table:table-cell>
          <table:table-cell office:value-type="float" office:value="57371.718" calcext:value-type="float">
            <text:p><text:s text:c="2"/>57 372</text:p>
          </table:table-cell>
          <table:table-cell office:value-type="float" office:value="55148.773" calcext:value-type="float">
            <text:p><text:s text:c="2"/>55 149</text:p>
          </table:table-cell>
          <table:table-cell office:value-type="float" office:value="53025.598" calcext:value-type="float">
            <text:p><text:s text:c="2"/>53 026</text:p>
          </table:table-cell>
          <table:table-cell office:value-type="float" office:value="51565.677" calcext:value-type="float">
            <text:p><text:s text:c="2"/>51 566</text:p>
          </table:table-cell>
          <table:table-cell office:value-type="float" office:value="50999.985" calcext:value-type="float">
            <text:p><text:s text:c="2"/>51 000</text:p>
          </table:table-cell>
          <table:table-cell office:value-type="float" office:value="51018.399" calcext:value-type="float">
            <text:p><text:s text:c="2"/>51 018</text:p>
          </table:table-cell>
          <table:table-cell office:value-type="float" office:value="51112.14" calcext:value-type="float">
            <text:p><text:s text:c="2"/>51 112</text:p>
          </table:table-cell>
          <table:table-cell office:value-type="float" office:value="51421.763" calcext:value-type="float">
            <text:p><text:s text:c="2"/>51 422</text:p>
          </table:table-cell>
          <table:table-cell office:value-type="float" office:value="51331.772" calcext:value-type="float">
            <text:p><text:s text:c="2"/>51 332</text:p>
          </table:table-cell>
          <table:table-cell office:value-type="float" office:value="50496.501" calcext:value-type="float">
            <text:p><text:s text:c="2"/>50 497</text:p>
          </table:table-cell>
          <table:table-cell office:value-type="float" office:value="49200.284" calcext:value-type="float">
            <text:p><text:s text:c="2"/>49 200</text:p>
          </table:table-cell>
          <table:table-cell office:value-type="float" office:value="48048.549" calcext:value-type="float">
            <text:p><text:s text:c="2"/>48 049</text:p>
          </table:table-cell>
          <table:table-cell office:value-type="float" office:value="46890.623" calcext:value-type="float">
            <text:p><text:s text:c="2"/>46 891</text:p>
          </table:table-cell>
          <table:table-cell office:value-type="float" office:value="45917.8" calcext:value-type="float">
            <text:p><text:s text:c="2"/>45 918</text:p>
          </table:table-cell>
          <table:table-cell office:value-type="float" office:value="45276.335" calcext:value-type="float">
            <text:p><text:s text:c="2"/>45 276</text:p>
          </table:table-cell>
          <table:table-cell office:value-type="float" office:value="44827.64" calcext:value-type="float">
            <text:p><text:s text:c="2"/>44 828</text:p>
          </table:table-cell>
          <table:table-cell office:value-type="float" office:value="44301.129" calcext:value-type="float">
            <text:p><text:s text:c="2"/>44 301</text:p>
          </table:table-cell>
          <table:table-cell office:value-type="float" office:value="43768.125" calcext:value-type="float">
            <text:p><text:s text:c="2"/>43 768</text:p>
          </table:table-cell>
          <table:table-cell office:value-type="float" office:value="43066.12" calcext:value-type="float">
            <text:p><text:s text:c="2"/>43 066</text:p>
          </table:table-cell>
          <table:table-cell office:value-type="float" office:value="42092.528" calcext:value-type="float">
            <text:p><text:s text:c="2"/>42 093</text:p>
          </table:table-cell>
          <table:table-cell office:value-type="float" office:value="40939.599" calcext:value-type="float">
            <text:p><text:s text:c="2"/>40 940</text:p>
          </table:table-cell>
          <table:table-cell office:value-type="float" office:value="39837.481" calcext:value-type="float">
            <text:p><text:s text:c="2"/>39 837</text:p>
          </table:table-cell>
          <table:table-cell office:value-type="float" office:value="38782.468" calcext:value-type="float">
            <text:p><text:s text:c="2"/>38 782</text:p>
          </table:table-cell>
          <table:table-cell office:value-type="float" office:value="37645.214" calcext:value-type="float">
            <text:p><text:s text:c="2"/>37 645</text:p>
          </table:table-cell>
          <table:table-cell office:value-type="float" office:value="36398.149" calcext:value-type="float">
            <text:p><text:s text:c="2"/>36 398</text:p>
          </table:table-cell>
          <table:table-cell office:value-type="float" office:value="35118.46" calcext:value-type="float">
            <text:p><text:s text:c="2"/>35 118</text:p>
          </table:table-cell>
          <table:table-cell office:value-type="float" office:value="33856.47" calcext:value-type="float">
            <text:p><text:s text:c="2"/>33 856</text:p>
          </table:table-cell>
          <table:table-cell office:value-type="float" office:value="32536.925" calcext:value-type="float">
            <text:p><text:s text:c="2"/>32 537</text:p>
          </table:table-cell>
          <table:table-cell office:value-type="float" office:value="31622.189" calcext:value-type="float">
            <text:p><text:s text:c="2"/>31 622</text:p>
          </table:table-cell>
          <table:table-cell office:value-type="float" office:value="31326.773" calcext:value-type="float">
            <text:p><text:s text:c="2"/>31 327</text:p>
          </table:table-cell>
          <table:table-cell office:value-type="float" office:value="31417.092" calcext:value-type="float">
            <text:p><text:s text:c="2"/>31 417</text:p>
          </table:table-cell>
          <table:table-cell office:value-type="float" office:value="31463.555" calcext:value-type="float">
            <text:p><text:s text:c="2"/>31 464</text:p>
          </table:table-cell>
          <table:table-cell office:value-type="float" office:value="31574.204" calcext:value-type="float">
            <text:p><text:s text:c="2"/>31 574</text:p>
          </table:table-cell>
          <table:table-cell office:value-type="float" office:value="31420.384" calcext:value-type="float">
            <text:p><text:s text:c="2"/>31 420</text:p>
          </table:table-cell>
          <table:table-cell office:value-type="float" office:value="30802.211" calcext:value-type="float">
            <text:p><text:s text:c="2"/>30 802</text:p>
          </table:table-cell>
          <table:table-cell office:value-type="float" office:value="29883.666" calcext:value-type="float">
            <text:p><text:s text:c="2"/>29 884</text:p>
          </table:table-cell>
          <table:table-cell office:value-type="float" office:value="29024.686" calcext:value-type="float">
            <text:p><text:s text:c="2"/>29 025</text:p>
          </table:table-cell>
          <table:table-cell office:value-type="float" office:value="28148.438" calcext:value-type="float">
            <text:p><text:s text:c="2"/>28 148</text:p>
          </table:table-cell>
          <table:table-cell office:value-type="float" office:value="27312.878" calcext:value-type="float">
            <text:p><text:s text:c="2"/>27 313</text:p>
          </table:table-cell>
          <table:table-cell office:value-type="float" office:value="26581.333" calcext:value-type="float">
            <text:p><text:s text:c="2"/>26 581</text:p>
          </table:table-cell>
          <table:table-cell office:value-type="float" office:value="25904.85" calcext:value-type="float">
            <text:p><text:s text:c="2"/>25 905</text:p>
          </table:table-cell>
          <table:table-cell office:value-type="float" office:value="25179.869" calcext:value-type="float">
            <text:p><text:s text:c="2"/>25 180</text:p>
          </table:table-cell>
          <table:table-cell office:value-type="float" office:value="24437.378" calcext:value-type="float">
            <text:p><text:s text:c="2"/>24 437</text:p>
          </table:table-cell>
          <table:table-cell office:value-type="float" office:value="23632.781" calcext:value-type="float">
            <text:p><text:s text:c="2"/>23 633</text:p>
          </table:table-cell>
          <table:table-cell office:value-type="float" office:value="22736.902" calcext:value-type="float">
            <text:p><text:s text:c="2"/>22 737</text:p>
          </table:table-cell>
          <table:table-cell office:value-type="float" office:value="21783.526" calcext:value-type="float">
            <text:p><text:s text:c="2"/>21 784</text:p>
          </table:table-cell>
          <table:table-cell office:value-type="float" office:value="20837.761" calcext:value-type="float">
            <text:p><text:s text:c="2"/>20 838</text:p>
          </table:table-cell>
          <table:table-cell office:value-type="float" office:value="19889.123" calcext:value-type="float">
            <text:p><text:s text:c="2"/>19 889</text:p>
          </table:table-cell>
          <table:table-cell office:value-type="float" office:value="18966.154" calcext:value-type="float">
            <text:p><text:s text:c="2"/>18 966</text:p>
          </table:table-cell>
          <table:table-cell office:value-type="float" office:value="18090.538" calcext:value-type="float">
            <text:p><text:s text:c="2"/>18 091</text:p>
          </table:table-cell>
          <table:table-cell office:value-type="float" office:value="17251.314" calcext:value-type="float">
            <text:p><text:s text:c="2"/>17 251</text:p>
          </table:table-cell>
          <table:table-cell office:value-type="float" office:value="16409.069" calcext:value-type="float">
            <text:p><text:s text:c="2"/>16 409</text:p>
          </table:table-cell>
          <table:table-cell office:value-type="float" office:value="15563.589" calcext:value-type="float">
            <text:p><text:s text:c="2"/>15 564</text:p>
          </table:table-cell>
          <table:table-cell office:value-type="float" office:value="14767.725" calcext:value-type="float">
            <text:p><text:s text:c="2"/>14 768</text:p>
          </table:table-cell>
          <table:table-cell office:value-type="float" office:value="14041.255" calcext:value-type="float">
            <text:p><text:s text:c="2"/>14 041</text:p>
          </table:table-cell>
          <table:table-cell office:value-type="float" office:value="13359.711" calcext:value-type="float">
            <text:p><text:s text:c="2"/>13 360</text:p>
          </table:table-cell>
          <table:table-cell office:value-type="float" office:value="12684.966" calcext:value-type="float">
            <text:p><text:s text:c="2"/>12 685</text:p>
          </table:table-cell>
          <table:table-cell office:value-type="float" office:value="12032.002" calcext:value-type="float">
            <text:p><text:s text:c="2"/>12 032</text:p>
          </table:table-cell>
          <table:table-cell office:value-type="float" office:value="11338.386" calcext:value-type="float">
            <text:p><text:s text:c="2"/>11 338</text:p>
          </table:table-cell>
          <table:table-cell office:value-type="float" office:value="10571.543" calcext:value-type="float">
            <text:p><text:s text:c="2"/>10 572</text:p>
          </table:table-cell>
          <table:table-cell office:value-type="float" office:value="9763.423" calcext:value-type="float">
            <text:p><text:s text:c="2"/>9 763</text:p>
          </table:table-cell>
          <table:table-cell office:value-type="float" office:value="8981.432" calcext:value-type="float">
            <text:p><text:s text:c="2"/>8 981</text:p>
          </table:table-cell>
          <table:table-cell office:value-type="float" office:value="8215.567" calcext:value-type="float">
            <text:p><text:s text:c="2"/>8 216</text:p>
          </table:table-cell>
          <table:table-cell office:value-type="float" office:value="7475.203" calcext:value-type="float">
            <text:p><text:s text:c="2"/>7 475</text:p>
          </table:table-cell>
          <table:table-cell office:value-type="float" office:value="6772.949" calcext:value-type="float">
            <text:p><text:s text:c="2"/>6 773</text:p>
          </table:table-cell>
          <table:table-cell office:value-type="float" office:value="6105.209" calcext:value-type="float">
            <text:p><text:s text:c="2"/>6 105</text:p>
          </table:table-cell>
          <table:table-cell office:value-type="float" office:value="5456.117" calcext:value-type="float">
            <text:p><text:s text:c="2"/>5 456</text:p>
          </table:table-cell>
          <table:table-cell office:value-type="float" office:value="4829.148" calcext:value-type="float">
            <text:p><text:s text:c="2"/>4 829</text:p>
          </table:table-cell>
          <table:table-cell office:value-type="float" office:value="4243.75" calcext:value-type="float">
            <text:p><text:s text:c="2"/>4 244</text:p>
          </table:table-cell>
          <table:table-cell office:value-type="float" office:value="3708.114" calcext:value-type="float">
            <text:p><text:s text:c="2"/>3 708</text:p>
          </table:table-cell>
          <table:table-cell office:value-type="float" office:value="3217.2" calcext:value-type="float">
            <text:p><text:s text:c="2"/>3 217</text:p>
          </table:table-cell>
          <table:table-cell office:value-type="float" office:value="2757.343" calcext:value-type="float">
            <text:p><text:s text:c="2"/>2 757</text:p>
          </table:table-cell>
          <table:table-cell office:value-type="float" office:value="2330.864" calcext:value-type="float">
            <text:p><text:s text:c="2"/>2 331</text:p>
          </table:table-cell>
          <table:table-cell office:value-type="float" office:value="1943.625" calcext:value-type="float">
            <text:p><text:s text:c="2"/>1 944</text:p>
          </table:table-cell>
          <table:table-cell office:value-type="float" office:value="1597.074" calcext:value-type="float">
            <text:p><text:s text:c="2"/>1 597</text:p>
          </table:table-cell>
          <table:table-cell office:value-type="float" office:value="1289.48" calcext:value-type="float">
            <text:p><text:s text:c="2"/>1 289</text:p>
          </table:table-cell>
          <table:table-cell office:value-type="float" office:value="1009.242" calcext:value-type="float">
            <text:p><text:s text:c="2"/>1 009</text:p>
          </table:table-cell>
          <table:table-cell office:value-type="float" office:value="761.539" calcext:value-type="float">
            <text:p><text:s text:c="3"/>762</text:p>
          </table:table-cell>
          <table:table-cell office:value-type="float" office:value="568.866" calcext:value-type="float">
            <text:p><text:s text:c="3"/>569</text:p>
          </table:table-cell>
          <table:table-cell office:value-type="float" office:value="427.82" calcext:value-type="float">
            <text:p><text:s text:c="3"/>428</text:p>
          </table:table-cell>
          <table:table-cell office:value-type="float" office:value="326.218" calcext:value-type="float">
            <text:p><text:s text:c="3"/>326</text:p>
          </table:table-cell>
          <table:table-cell office:value-type="float" office:value="242.297" calcext:value-type="float">
            <text:p><text:s text:c="3"/>242</text:p>
          </table:table-cell>
          <table:table-cell office:value-type="float" office:value="189.094" calcext:value-type="float">
            <text:p><text:s text:c="3"/>189</text:p>
          </table:table-cell>
          <table:table-cell office:value-type="float" office:value="153.347" calcext:value-type="float">
            <text:p><text:s text:c="3"/>153</text:p>
          </table:table-cell>
          <table:table-cell office:value-type="float" office:value="113.066" calcext:value-type="float">
            <text:p><text:s text:c="3"/>113</text:p>
          </table:table-cell>
          <table:table-cell office:value-type="float" office:value="68.358" calcext:value-type="float">
            <text:p><text:s text:c="3"/>68</text:p>
          </table:table-cell>
          <table:table-cell office:value-type="float" office:value="42.228" calcext:value-type="float">
            <text:p><text:s text:c="3"/>42</text:p>
          </table:table-cell>
          <table:table-cell office:value-type="float" office:value="33.226" calcext:value-type="float">
            <text:p><text:s text:c="3"/>33</text:p>
          </table:table-cell>
          <table:table-cell office:value-type="float" office:value="23.567" calcext:value-type="float">
            <text:p><text:s text:c="3"/>24</text:p>
          </table:table-cell>
          <table:table-cell office:value-type="float" office:value="13.22" calcext:value-type="float">
            <text:p><text:s text:c="3"/>13</text:p>
          </table:table-cell>
          <table:table-cell office:value-type="float" office:value="23.061" calcext:value-type="float">
            <text:p><text:s text:c="3"/>2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57" calcext:value-type="float">
            <text:p>1957</text:p>
          </table:table-cell>
          <table:table-cell office:value-type="float" office:value="88479.596" calcext:value-type="float">
            <text:p><text:s text:c="2"/>88 480</text:p>
          </table:table-cell>
          <table:table-cell office:value-type="float" office:value="86223.592" calcext:value-type="float">
            <text:p><text:s text:c="2"/>86 224</text:p>
          </table:table-cell>
          <table:table-cell office:value-type="float" office:value="86870.934" calcext:value-type="float">
            <text:p><text:s text:c="2"/>86 871</text:p>
          </table:table-cell>
          <table:table-cell office:value-type="float" office:value="83054.848" calcext:value-type="float">
            <text:p><text:s text:c="2"/>83 055</text:p>
          </table:table-cell>
          <table:table-cell office:value-type="float" office:value="79283.531" calcext:value-type="float">
            <text:p><text:s text:c="2"/>79 284</text:p>
          </table:table-cell>
          <table:table-cell office:value-type="float" office:value="75591.841" calcext:value-type="float">
            <text:p><text:s text:c="2"/>75 592</text:p>
          </table:table-cell>
          <table:table-cell office:value-type="float" office:value="72014.697" calcext:value-type="float">
            <text:p><text:s text:c="2"/>72 015</text:p>
          </table:table-cell>
          <table:table-cell office:value-type="float" office:value="68571.357" calcext:value-type="float">
            <text:p><text:s text:c="2"/>68 571</text:p>
          </table:table-cell>
          <table:table-cell office:value-type="float" office:value="65281.181" calcext:value-type="float">
            <text:p><text:s text:c="2"/>65 281</text:p>
          </table:table-cell>
          <table:table-cell office:value-type="float" office:value="62256.778" calcext:value-type="float">
            <text:p><text:s text:c="2"/>62 257</text:p>
          </table:table-cell>
          <table:table-cell office:value-type="float" office:value="59564.1269999999" calcext:value-type="float">
            <text:p><text:s text:c="2"/>59 564</text:p>
          </table:table-cell>
          <table:table-cell office:value-type="float" office:value="57191.456" calcext:value-type="float">
            <text:p><text:s text:c="2"/>57 191</text:p>
          </table:table-cell>
          <table:table-cell office:value-type="float" office:value="54968.251" calcext:value-type="float">
            <text:p><text:s text:c="2"/>54 968</text:p>
          </table:table-cell>
          <table:table-cell office:value-type="float" office:value="52817.3889999999" calcext:value-type="float">
            <text:p><text:s text:c="2"/>52 817</text:p>
          </table:table-cell>
          <table:table-cell office:value-type="float" office:value="51333.907" calcext:value-type="float">
            <text:p><text:s text:c="2"/>51 334</text:p>
          </table:table-cell>
          <table:table-cell office:value-type="float" office:value="50761.188" calcext:value-type="float">
            <text:p><text:s text:c="2"/>50 761</text:p>
          </table:table-cell>
          <table:table-cell office:value-type="float" office:value="50782.418" calcext:value-type="float">
            <text:p><text:s text:c="2"/>50 782</text:p>
          </table:table-cell>
          <table:table-cell office:value-type="float" office:value="50869.102" calcext:value-type="float">
            <text:p><text:s text:c="2"/>50 869</text:p>
          </table:table-cell>
          <table:table-cell office:value-type="float" office:value="51164.8730000001" calcext:value-type="float">
            <text:p><text:s text:c="2"/>51 165</text:p>
          </table:table-cell>
          <table:table-cell office:value-type="float" office:value="51067.332" calcext:value-type="float">
            <text:p><text:s text:c="2"/>51 067</text:p>
          </table:table-cell>
          <table:table-cell office:value-type="float" office:value="50235" calcext:value-type="float">
            <text:p><text:s text:c="2"/>50 235</text:p>
          </table:table-cell>
          <table:table-cell office:value-type="float" office:value="48948.237" calcext:value-type="float">
            <text:p><text:s text:c="2"/>48 948</text:p>
          </table:table-cell>
          <table:table-cell office:value-type="float" office:value="47804.463" calcext:value-type="float">
            <text:p><text:s text:c="2"/>47 804</text:p>
          </table:table-cell>
          <table:table-cell office:value-type="float" office:value="46655.014" calcext:value-type="float">
            <text:p><text:s text:c="2"/>46 655</text:p>
          </table:table-cell>
          <table:table-cell office:value-type="float" office:value="45687.093" calcext:value-type="float">
            <text:p><text:s text:c="2"/>45 687</text:p>
          </table:table-cell>
          <table:table-cell office:value-type="float" office:value="45044.263" calcext:value-type="float">
            <text:p><text:s text:c="2"/>45 044</text:p>
          </table:table-cell>
          <table:table-cell office:value-type="float" office:value="44590.235" calcext:value-type="float">
            <text:p><text:s text:c="2"/>44 590</text:p>
          </table:table-cell>
          <table:table-cell office:value-type="float" office:value="44059.211" calcext:value-type="float">
            <text:p><text:s text:c="2"/>44 059</text:p>
          </table:table-cell>
          <table:table-cell office:value-type="float" office:value="43521.316" calcext:value-type="float">
            <text:p><text:s text:c="2"/>43 521</text:p>
          </table:table-cell>
          <table:table-cell office:value-type="float" office:value="42815.815" calcext:value-type="float">
            <text:p><text:s text:c="2"/>42 816</text:p>
          </table:table-cell>
          <table:table-cell office:value-type="float" office:value="41841.378" calcext:value-type="float">
            <text:p><text:s text:c="2"/>41 841</text:p>
          </table:table-cell>
          <table:table-cell office:value-type="float" office:value="40689.135" calcext:value-type="float">
            <text:p><text:s text:c="2"/>40 689</text:p>
          </table:table-cell>
          <table:table-cell office:value-type="float" office:value="39586.806" calcext:value-type="float">
            <text:p><text:s text:c="2"/>39 587</text:p>
          </table:table-cell>
          <table:table-cell office:value-type="float" office:value="38531.357" calcext:value-type="float">
            <text:p><text:s text:c="2"/>38 531</text:p>
          </table:table-cell>
          <table:table-cell office:value-type="float" office:value="37392.11" calcext:value-type="float">
            <text:p><text:s text:c="2"/>37 392</text:p>
          </table:table-cell>
          <table:table-cell office:value-type="float" office:value="36140.625" calcext:value-type="float">
            <text:p><text:s text:c="2"/>36 141</text:p>
          </table:table-cell>
          <table:table-cell office:value-type="float" office:value="34854.844" calcext:value-type="float">
            <text:p><text:s text:c="2"/>34 855</text:p>
          </table:table-cell>
          <table:table-cell office:value-type="float" office:value="33586.862" calcext:value-type="float">
            <text:p><text:s text:c="2"/>33 587</text:p>
          </table:table-cell>
          <table:table-cell office:value-type="float" office:value="32261.094" calcext:value-type="float">
            <text:p><text:s text:c="2"/>32 261</text:p>
          </table:table-cell>
          <table:table-cell office:value-type="float" office:value="31340.066" calcext:value-type="float">
            <text:p><text:s text:c="2"/>31 340</text:p>
          </table:table-cell>
          <table:table-cell office:value-type="float" office:value="31038.506" calcext:value-type="float">
            <text:p><text:s text:c="2"/>31 039</text:p>
          </table:table-cell>
          <table:table-cell office:value-type="float" office:value="31122.798" calcext:value-type="float">
            <text:p><text:s text:c="2"/>31 123</text:p>
          </table:table-cell>
          <table:table-cell office:value-type="float" office:value="31162.506" calcext:value-type="float">
            <text:p><text:s text:c="2"/>31 163</text:p>
          </table:table-cell>
          <table:table-cell office:value-type="float" office:value="31265.23" calcext:value-type="float">
            <text:p><text:s text:c="2"/>31 265</text:p>
          </table:table-cell>
          <table:table-cell office:value-type="float" office:value="31105.355" calcext:value-type="float">
            <text:p><text:s text:c="2"/>31 105</text:p>
          </table:table-cell>
          <table:table-cell office:value-type="float" office:value="30484.24" calcext:value-type="float">
            <text:p><text:s text:c="2"/>30 484</text:p>
          </table:table-cell>
          <table:table-cell office:value-type="float" office:value="29564.174" calcext:value-type="float">
            <text:p><text:s text:c="2"/>29 564</text:p>
          </table:table-cell>
          <table:table-cell office:value-type="float" office:value="28702.802" calcext:value-type="float">
            <text:p><text:s text:c="2"/>28 703</text:p>
          </table:table-cell>
          <table:table-cell office:value-type="float" office:value="27824.54" calcext:value-type="float">
            <text:p><text:s text:c="2"/>27 825</text:p>
          </table:table-cell>
          <table:table-cell office:value-type="float" office:value="26981.628" calcext:value-type="float">
            <text:p><text:s text:c="2"/>26 982</text:p>
          </table:table-cell>
          <table:table-cell office:value-type="float" office:value="26234.576" calcext:value-type="float">
            <text:p><text:s text:c="2"/>26 235</text:p>
          </table:table-cell>
          <table:table-cell office:value-type="float" office:value="25537.428" calcext:value-type="float">
            <text:p><text:s text:c="2"/>25 537</text:p>
          </table:table-cell>
          <table:table-cell office:value-type="float" office:value="24792.077" calcext:value-type="float">
            <text:p><text:s text:c="2"/>24 792</text:p>
          </table:table-cell>
          <table:table-cell office:value-type="float" office:value="24028.27" calcext:value-type="float">
            <text:p><text:s text:c="2"/>24 028</text:p>
          </table:table-cell>
          <table:table-cell office:value-type="float" office:value="23204.934" calcext:value-type="float">
            <text:p><text:s text:c="2"/>23 205</text:p>
          </table:table-cell>
          <table:table-cell office:value-type="float" office:value="22295.117" calcext:value-type="float">
            <text:p><text:s text:c="2"/>22 295</text:p>
          </table:table-cell>
          <table:table-cell office:value-type="float" office:value="21330.838" calcext:value-type="float">
            <text:p><text:s text:c="2"/>21 331</text:p>
          </table:table-cell>
          <table:table-cell office:value-type="float" office:value="20373.312" calcext:value-type="float">
            <text:p><text:s text:c="2"/>20 373</text:p>
          </table:table-cell>
          <table:table-cell office:value-type="float" office:value="19412.999" calcext:value-type="float">
            <text:p><text:s text:c="2"/>19 413</text:p>
          </table:table-cell>
          <table:table-cell office:value-type="float" office:value="18477.384" calcext:value-type="float">
            <text:p><text:s text:c="2"/>18 477</text:p>
          </table:table-cell>
          <table:table-cell office:value-type="float" office:value="17587.246" calcext:value-type="float">
            <text:p><text:s text:c="2"/>17 587</text:p>
          </table:table-cell>
          <table:table-cell office:value-type="float" office:value="16732.495" calcext:value-type="float">
            <text:p><text:s text:c="2"/>16 732</text:p>
          </table:table-cell>
          <table:table-cell office:value-type="float" office:value="15876.014" calcext:value-type="float">
            <text:p><text:s text:c="2"/>15 876</text:p>
          </table:table-cell>
          <table:table-cell office:value-type="float" office:value="15017.769" calcext:value-type="float">
            <text:p><text:s text:c="2"/>15 018</text:p>
          </table:table-cell>
          <table:table-cell office:value-type="float" office:value="14208.569" calcext:value-type="float">
            <text:p><text:s text:c="2"/>14 209</text:p>
          </table:table-cell>
          <table:table-cell office:value-type="float" office:value="13467.608" calcext:value-type="float">
            <text:p><text:s text:c="2"/>13 468</text:p>
          </table:table-cell>
          <table:table-cell office:value-type="float" office:value="12771.724" calcext:value-type="float">
            <text:p><text:s text:c="2"/>12 772</text:p>
          </table:table-cell>
          <table:table-cell office:value-type="float" office:value="12084.672" calcext:value-type="float">
            <text:p><text:s text:c="2"/>12 085</text:p>
          </table:table-cell>
          <table:table-cell office:value-type="float" office:value="11421.059" calcext:value-type="float">
            <text:p><text:s text:c="2"/>11 421</text:p>
          </table:table-cell>
          <table:table-cell office:value-type="float" office:value="10721.25" calcext:value-type="float">
            <text:p><text:s text:c="2"/>10 721</text:p>
          </table:table-cell>
          <table:table-cell office:value-type="float" office:value="9954.167" calcext:value-type="float">
            <text:p><text:s text:c="2"/>9 954</text:p>
          </table:table-cell>
          <table:table-cell office:value-type="float" office:value="9150.8" calcext:value-type="float">
            <text:p><text:s text:c="2"/>9 151</text:p>
          </table:table-cell>
          <table:table-cell office:value-type="float" office:value="8375.725" calcext:value-type="float">
            <text:p><text:s text:c="2"/>8 376</text:p>
          </table:table-cell>
          <table:table-cell office:value-type="float" office:value="7619.15" calcext:value-type="float">
            <text:p><text:s text:c="2"/>7 619</text:p>
          </table:table-cell>
          <table:table-cell office:value-type="float" office:value="6892.508" calcext:value-type="float">
            <text:p><text:s text:c="2"/>6 893</text:p>
          </table:table-cell>
          <table:table-cell office:value-type="float" office:value="6208.96" calcext:value-type="float">
            <text:p><text:s text:c="2"/>6 209</text:p>
          </table:table-cell>
          <table:table-cell office:value-type="float" office:value="5564.123" calcext:value-type="float">
            <text:p><text:s text:c="2"/>5 564</text:p>
          </table:table-cell>
          <table:table-cell office:value-type="float" office:value="4940.125" calcext:value-type="float">
            <text:p><text:s text:c="2"/>4 940</text:p>
          </table:table-cell>
          <table:table-cell office:value-type="float" office:value="4340.2" calcext:value-type="float">
            <text:p><text:s text:c="2"/>4 340</text:p>
          </table:table-cell>
          <table:table-cell office:value-type="float" office:value="3785.113" calcext:value-type="float">
            <text:p><text:s text:c="2"/>3 785</text:p>
          </table:table-cell>
          <table:table-cell office:value-type="float" office:value="3283.296" calcext:value-type="float">
            <text:p><text:s text:c="2"/>3 283</text:p>
          </table:table-cell>
          <table:table-cell office:value-type="float" office:value="2828.645" calcext:value-type="float">
            <text:p><text:s text:c="2"/>2 829</text:p>
          </table:table-cell>
          <table:table-cell office:value-type="float" office:value="2405.579" calcext:value-type="float">
            <text:p><text:s text:c="2"/>2 406</text:p>
          </table:table-cell>
          <table:table-cell office:value-type="float" office:value="2016.008" calcext:value-type="float">
            <text:p><text:s text:c="2"/>2 016</text:p>
          </table:table-cell>
          <table:table-cell office:value-type="float" office:value="1666.392" calcext:value-type="float">
            <text:p><text:s text:c="2"/>1 666</text:p>
          </table:table-cell>
          <table:table-cell office:value-type="float" office:value="1358.071" calcext:value-type="float">
            <text:p><text:s text:c="2"/>1 358</text:p>
          </table:table-cell>
          <table:table-cell office:value-type="float" office:value="1088.188" calcext:value-type="float">
            <text:p><text:s text:c="2"/>1 088</text:p>
          </table:table-cell>
          <table:table-cell office:value-type="float" office:value="840.27" calcext:value-type="float">
            <text:p><text:s text:c="3"/>840</text:p>
          </table:table-cell>
          <table:table-cell office:value-type="float" office:value="629.059" calcext:value-type="float">
            <text:p><text:s text:c="3"/>629</text:p>
          </table:table-cell>
          <table:table-cell office:value-type="float" office:value="472.95" calcext:value-type="float">
            <text:p><text:s text:c="3"/>473</text:p>
          </table:table-cell>
          <table:table-cell office:value-type="float" office:value="354.558" calcext:value-type="float">
            <text:p><text:s text:c="3"/>355</text:p>
          </table:table-cell>
          <table:table-cell office:value-type="float" office:value="264.74" calcext:value-type="float">
            <text:p><text:s text:c="3"/>265</text:p>
          </table:table-cell>
          <table:table-cell office:value-type="float" office:value="194.499" calcext:value-type="float">
            <text:p><text:s text:c="3"/>194</text:p>
          </table:table-cell>
          <table:table-cell office:value-type="float" office:value="152.48" calcext:value-type="float">
            <text:p><text:s text:c="3"/>152</text:p>
          </table:table-cell>
          <table:table-cell office:value-type="float" office:value="123.339" calcext:value-type="float">
            <text:p><text:s text:c="3"/>123</text:p>
          </table:table-cell>
          <table:table-cell office:value-type="float" office:value="90.668" calcext:value-type="float">
            <text:p><text:s text:c="3"/>91</text:p>
          </table:table-cell>
          <table:table-cell office:value-type="float" office:value="54.449" calcext:value-type="float">
            <text:p><text:s text:c="3"/>54</text:p>
          </table:table-cell>
          <table:table-cell office:value-type="float" office:value="33.036" calcext:value-type="float">
            <text:p><text:s text:c="3"/>33</text:p>
          </table:table-cell>
          <table:table-cell office:value-type="float" office:value="23.36" calcext:value-type="float">
            <text:p><text:s text:c="3"/>23</text:p>
          </table:table-cell>
          <table:table-cell office:value-type="float" office:value="13.008" calcext:value-type="float">
            <text:p><text:s text:c="3"/>13</text:p>
          </table:table-cell>
          <table:table-cell office:value-type="float" office:value="22.15" calcext:value-type="float">
            <text:p><text:s text:c="3"/>2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58" calcext:value-type="float">
            <text:p>1958</text:p>
          </table:table-cell>
          <table:table-cell office:value-type="float" office:value="87575.0690000001" calcext:value-type="float">
            <text:p><text:s text:c="2"/>87 575</text:p>
          </table:table-cell>
          <table:table-cell office:value-type="float" office:value="86513.296" calcext:value-type="float">
            <text:p><text:s text:c="2"/>86 513</text:p>
          </table:table-cell>
          <table:table-cell office:value-type="float" office:value="84935.821" calcext:value-type="float">
            <text:p><text:s text:c="2"/>84 936</text:p>
          </table:table-cell>
          <table:table-cell office:value-type="float" office:value="85343.988" calcext:value-type="float">
            <text:p><text:s text:c="2"/>85 344</text:p>
          </table:table-cell>
          <table:table-cell office:value-type="float" office:value="81965.0849999999" calcext:value-type="float">
            <text:p><text:s text:c="2"/>81 965</text:p>
          </table:table-cell>
          <table:table-cell office:value-type="float" office:value="78529.14" calcext:value-type="float">
            <text:p><text:s text:c="2"/>78 529</text:p>
          </table:table-cell>
          <table:table-cell office:value-type="float" office:value="75083.709" calcext:value-type="float">
            <text:p><text:s text:c="2"/>75 084</text:p>
          </table:table-cell>
          <table:table-cell office:value-type="float" office:value="71676.364" calcext:value-type="float">
            <text:p><text:s text:c="2"/>71 676</text:p>
          </table:table-cell>
          <table:table-cell office:value-type="float" office:value="68331.108" calcext:value-type="float">
            <text:p><text:s text:c="2"/>68 331</text:p>
          </table:table-cell>
          <table:table-cell office:value-type="float" office:value="65071.871" calcext:value-type="float">
            <text:p><text:s text:c="2"/>65 072</text:p>
          </table:table-cell>
          <table:table-cell office:value-type="float" office:value="62064.2449999999" calcext:value-type="float">
            <text:p><text:s text:c="2"/>62 064</text:p>
          </table:table-cell>
          <table:table-cell office:value-type="float" office:value="59402.985" calcext:value-type="float">
            <text:p><text:s text:c="2"/>59 403</text:p>
          </table:table-cell>
          <table:table-cell office:value-type="float" office:value="57064.859" calcext:value-type="float">
            <text:p><text:s text:c="2"/>57 065</text:p>
          </table:table-cell>
          <table:table-cell office:value-type="float" office:value="54840.113" calcext:value-type="float">
            <text:p><text:s text:c="2"/>54 840</text:p>
          </table:table-cell>
          <table:table-cell office:value-type="float" office:value="52660.545" calcext:value-type="float">
            <text:p><text:s text:c="2"/>52 661</text:p>
          </table:table-cell>
          <table:table-cell office:value-type="float" office:value="51152.516" calcext:value-type="float">
            <text:p><text:s text:c="2"/>51 153</text:p>
          </table:table-cell>
          <table:table-cell office:value-type="float" office:value="50571.528" calcext:value-type="float">
            <text:p><text:s text:c="2"/>50 572</text:p>
          </table:table-cell>
          <table:table-cell office:value-type="float" office:value="50594.248" calcext:value-type="float">
            <text:p><text:s text:c="2"/>50 594</text:p>
          </table:table-cell>
          <table:table-cell office:value-type="float" office:value="50672.794" calcext:value-type="float">
            <text:p><text:s text:c="2"/>50 673</text:p>
          </table:table-cell>
          <table:table-cell office:value-type="float" office:value="50953.842" calcext:value-type="float">
            <text:p><text:s text:c="2"/>50 954</text:p>
          </table:table-cell>
          <table:table-cell office:value-type="float" office:value="50847.932" calcext:value-type="float">
            <text:p><text:s text:c="2"/>50 848</text:p>
          </table:table-cell>
          <table:table-cell office:value-type="float" office:value="50017.933" calcext:value-type="float">
            <text:p><text:s text:c="2"/>50 018</text:p>
          </table:table-cell>
          <table:table-cell office:value-type="float" office:value="48740.097" calcext:value-type="float">
            <text:p><text:s text:c="2"/>48 740</text:p>
          </table:table-cell>
          <table:table-cell office:value-type="float" office:value="47603.845" calcext:value-type="float">
            <text:p><text:s text:c="2"/>47 604</text:p>
          </table:table-cell>
          <table:table-cell office:value-type="float" office:value="46462.446" calcext:value-type="float">
            <text:p><text:s text:c="2"/>46 462</text:p>
          </table:table-cell>
          <table:table-cell office:value-type="float" office:value="45498.667" calcext:value-type="float">
            <text:p><text:s text:c="2"/>45 499</text:p>
          </table:table-cell>
          <table:table-cell office:value-type="float" office:value="44853.194" calcext:value-type="float">
            <text:p><text:s text:c="2"/>44 853</text:p>
          </table:table-cell>
          <table:table-cell office:value-type="float" office:value="44392.2200000001" calcext:value-type="float">
            <text:p><text:s text:c="2"/>44 392</text:p>
          </table:table-cell>
          <table:table-cell office:value-type="float" office:value="43855.154" calcext:value-type="float">
            <text:p><text:s text:c="2"/>43 855</text:p>
          </table:table-cell>
          <table:table-cell office:value-type="float" office:value="43310.835" calcext:value-type="float">
            <text:p><text:s text:c="2"/>43 311</text:p>
          </table:table-cell>
          <table:table-cell office:value-type="float" office:value="42600.487" calcext:value-type="float">
            <text:p><text:s text:c="2"/>42 600</text:p>
          </table:table-cell>
          <table:table-cell office:value-type="float" office:value="41624.262" calcext:value-type="float">
            <text:p><text:s text:c="2"/>41 624</text:p>
          </table:table-cell>
          <table:table-cell office:value-type="float" office:value="40471.947" calcext:value-type="float">
            <text:p><text:s text:c="2"/>40 472</text:p>
          </table:table-cell>
          <table:table-cell office:value-type="float" office:value="39368.679" calcext:value-type="float">
            <text:p><text:s text:c="2"/>39 369</text:p>
          </table:table-cell>
          <table:table-cell office:value-type="float" office:value="38312.012" calcext:value-type="float">
            <text:p><text:s text:c="2"/>38 312</text:p>
          </table:table-cell>
          <table:table-cell office:value-type="float" office:value="37170.166" calcext:value-type="float">
            <text:p><text:s text:c="2"/>37 170</text:p>
          </table:table-cell>
          <table:table-cell office:value-type="float" office:value="35913.926" calcext:value-type="float">
            <text:p><text:s text:c="2"/>35 914</text:p>
          </table:table-cell>
          <table:table-cell office:value-type="float" office:value="34621.915" calcext:value-type="float">
            <text:p><text:s text:c="2"/>34 622</text:p>
          </table:table-cell>
          <table:table-cell office:value-type="float" office:value="33347.725" calcext:value-type="float">
            <text:p><text:s text:c="2"/>33 348</text:p>
          </table:table-cell>
          <table:table-cell office:value-type="float" office:value="32015.643" calcext:value-type="float">
            <text:p><text:s text:c="2"/>32 016</text:p>
          </table:table-cell>
          <table:table-cell office:value-type="float" office:value="31087.896" calcext:value-type="float">
            <text:p><text:s text:c="2"/>31 088</text:p>
          </table:table-cell>
          <table:table-cell office:value-type="float" office:value="30779.292" calcext:value-type="float">
            <text:p><text:s text:c="2"/>30 779</text:p>
          </table:table-cell>
          <table:table-cell office:value-type="float" office:value="30856.315" calcext:value-type="float">
            <text:p><text:s text:c="2"/>30 856</text:p>
          </table:table-cell>
          <table:table-cell office:value-type="float" office:value="30888.099" calcext:value-type="float">
            <text:p><text:s text:c="2"/>30 888</text:p>
          </table:table-cell>
          <table:table-cell office:value-type="float" office:value="30981.694" calcext:value-type="float">
            <text:p><text:s text:c="2"/>30 982</text:p>
          </table:table-cell>
          <table:table-cell office:value-type="float" office:value="30814.667" calcext:value-type="float">
            <text:p><text:s text:c="2"/>30 815</text:p>
          </table:table-cell>
          <table:table-cell office:value-type="float" office:value="30189.688" calcext:value-type="float">
            <text:p><text:s text:c="2"/>30 190</text:p>
          </table:table-cell>
          <table:table-cell office:value-type="float" office:value="29267.344" calcext:value-type="float">
            <text:p><text:s text:c="2"/>29 267</text:p>
          </table:table-cell>
          <table:table-cell office:value-type="float" office:value="28402.766" calcext:value-type="float">
            <text:p><text:s text:c="2"/>28 403</text:p>
          </table:table-cell>
          <table:table-cell office:value-type="float" office:value="27521.666" calcext:value-type="float">
            <text:p><text:s text:c="2"/>27 522</text:p>
          </table:table-cell>
          <table:table-cell office:value-type="float" office:value="26670.604" calcext:value-type="float">
            <text:p><text:s text:c="2"/>26 671</text:p>
          </table:table-cell>
          <table:table-cell office:value-type="float" office:value="25907.346" calcext:value-type="float">
            <text:p><text:s text:c="2"/>25 907</text:p>
          </table:table-cell>
          <table:table-cell office:value-type="float" office:value="25188.827" calcext:value-type="float">
            <text:p><text:s text:c="2"/>25 189</text:p>
          </table:table-cell>
          <table:table-cell office:value-type="float" office:value="24422.471" calcext:value-type="float">
            <text:p><text:s text:c="2"/>24 422</text:p>
          </table:table-cell>
          <table:table-cell office:value-type="float" office:value="23636.729" calcext:value-type="float">
            <text:p><text:s text:c="2"/>23 637</text:p>
          </table:table-cell>
          <table:table-cell office:value-type="float" office:value="22793.965" calcext:value-type="float">
            <text:p><text:s text:c="2"/>22 794</text:p>
          </table:table-cell>
          <table:table-cell office:value-type="float" office:value="21869.434" calcext:value-type="float">
            <text:p><text:s text:c="2"/>21 869</text:p>
          </table:table-cell>
          <table:table-cell office:value-type="float" office:value="20893.376" calcext:value-type="float">
            <text:p><text:s text:c="2"/>20 893</text:p>
          </table:table-cell>
          <table:table-cell office:value-type="float" office:value="19923.228" calcext:value-type="float">
            <text:p><text:s text:c="2"/>19 923</text:p>
          </table:table-cell>
          <table:table-cell office:value-type="float" office:value="18950.424" calcext:value-type="float">
            <text:p><text:s text:c="2"/>18 950</text:p>
          </table:table-cell>
          <table:table-cell office:value-type="float" office:value="18001.362" calcext:value-type="float">
            <text:p><text:s text:c="2"/>18 001</text:p>
          </table:table-cell>
          <table:table-cell office:value-type="float" office:value="17095.944" calcext:value-type="float">
            <text:p><text:s text:c="2"/>17 096</text:p>
          </table:table-cell>
          <table:table-cell office:value-type="float" office:value="16224.948" calcext:value-type="float">
            <text:p><text:s text:c="2"/>16 225</text:p>
          </table:table-cell>
          <table:table-cell office:value-type="float" office:value="15353.517" calcext:value-type="float">
            <text:p><text:s text:c="2"/>15 354</text:p>
          </table:table-cell>
          <table:table-cell office:value-type="float" office:value="14481.765" calcext:value-type="float">
            <text:p><text:s text:c="2"/>14 482</text:p>
          </table:table-cell>
          <table:table-cell office:value-type="float" office:value="13658.522" calcext:value-type="float">
            <text:p><text:s text:c="2"/>13 659</text:p>
          </table:table-cell>
          <table:table-cell office:value-type="float" office:value="12902.386" calcext:value-type="float">
            <text:p><text:s text:c="2"/>12 902</text:p>
          </table:table-cell>
          <table:table-cell office:value-type="float" office:value="12191.476" calcext:value-type="float">
            <text:p><text:s text:c="2"/>12 191</text:p>
          </table:table-cell>
          <table:table-cell office:value-type="float" office:value="11491.44" calcext:value-type="float">
            <text:p><text:s text:c="2"/>11 491</text:p>
          </table:table-cell>
          <table:table-cell office:value-type="float" office:value="10816.568" calcext:value-type="float">
            <text:p><text:s text:c="2"/>10 817</text:p>
          </table:table-cell>
          <table:table-cell office:value-type="float" office:value="10109.903" calcext:value-type="float">
            <text:p><text:s text:c="2"/>10 110</text:p>
          </table:table-cell>
          <table:table-cell office:value-type="float" office:value="9341.959" calcext:value-type="float">
            <text:p><text:s text:c="2"/>9 342</text:p>
          </table:table-cell>
          <table:table-cell office:value-type="float" office:value="8542.71100000001" calcext:value-type="float">
            <text:p><text:s text:c="2"/>8 543</text:p>
          </table:table-cell>
          <table:table-cell office:value-type="float" office:value="7773.944" calcext:value-type="float">
            <text:p><text:s text:c="2"/>7 774</text:p>
          </table:table-cell>
          <table:table-cell office:value-type="float" office:value="7026.148" calcext:value-type="float">
            <text:p><text:s text:c="2"/>7 026</text:p>
          </table:table-cell>
          <table:table-cell office:value-type="float" office:value="6312.712" calcext:value-type="float">
            <text:p><text:s text:c="2"/>6 313</text:p>
          </table:table-cell>
          <table:table-cell office:value-type="float" office:value="5647.447" calcext:value-type="float">
            <text:p><text:s text:c="2"/>5 647</text:p>
          </table:table-cell>
          <table:table-cell office:value-type="float" office:value="5025.107" calcext:value-type="float">
            <text:p><text:s text:c="2"/>5 025</text:p>
          </table:table-cell>
          <table:table-cell office:value-type="float" office:value="4425.837" calcext:value-type="float">
            <text:p><text:s text:c="2"/>4 426</text:p>
          </table:table-cell>
          <table:table-cell office:value-type="float" office:value="3852.675" calcext:value-type="float">
            <text:p><text:s text:c="2"/>3 853</text:p>
          </table:table-cell>
          <table:table-cell office:value-type="float" office:value="3327.604" calcext:value-type="float">
            <text:p><text:s text:c="2"/>3 328</text:p>
          </table:table-cell>
          <table:table-cell office:value-type="float" office:value="2859.365" calcext:value-type="float">
            <text:p><text:s text:c="2"/>2 859</text:p>
          </table:table-cell>
          <table:table-cell office:value-type="float" office:value="2440.805" calcext:value-type="float">
            <text:p><text:s text:c="2"/>2 441</text:p>
          </table:table-cell>
          <table:table-cell office:value-type="float" office:value="2054.411" calcext:value-type="float">
            <text:p><text:s text:c="2"/>2 054</text:p>
          </table:table-cell>
          <table:table-cell office:value-type="float" office:value="1701.624" calcext:value-type="float">
            <text:p><text:s text:c="2"/>1 702</text:p>
          </table:table-cell>
          <table:table-cell office:value-type="float" office:value="1389.543" calcext:value-type="float">
            <text:p><text:s text:c="2"/>1 390</text:p>
          </table:table-cell>
          <table:table-cell office:value-type="float" office:value="1119.365" calcext:value-type="float">
            <text:p><text:s text:c="2"/>1 119</text:p>
          </table:table-cell>
          <table:table-cell office:value-type="float" office:value="887.092999999999" calcext:value-type="float">
            <text:p><text:s text:c="3"/>887</text:p>
          </table:table-cell>
          <table:table-cell office:value-type="float" office:value="671.462" calcext:value-type="float">
            <text:p><text:s text:c="3"/>671</text:p>
          </table:table-cell>
          <table:table-cell office:value-type="float" office:value="496.749" calcext:value-type="float">
            <text:p><text:s text:c="3"/>497</text:p>
          </table:table-cell>
          <table:table-cell office:value-type="float" office:value="377.137" calcext:value-type="float">
            <text:p><text:s text:c="3"/>377</text:p>
          </table:table-cell>
          <table:table-cell office:value-type="float" office:value="281.359" calcext:value-type="float">
            <text:p><text:s text:c="3"/>281</text:p>
          </table:table-cell>
          <table:table-cell office:value-type="float" office:value="203.311" calcext:value-type="float">
            <text:p><text:s text:c="3"/>203</text:p>
          </table:table-cell>
          <table:table-cell office:value-type="float" office:value="146.743" calcext:value-type="float">
            <text:p><text:s text:c="3"/>147</text:p>
          </table:table-cell>
          <table:table-cell office:value-type="float" office:value="115.885" calcext:value-type="float">
            <text:p><text:s text:c="3"/>116</text:p>
          </table:table-cell>
          <table:table-cell office:value-type="float" office:value="93.364" calcext:value-type="float">
            <text:p><text:s text:c="3"/>93</text:p>
          </table:table-cell>
          <table:table-cell office:value-type="float" office:value="68.252" calcext:value-type="float">
            <text:p><text:s text:c="3"/>68</text:p>
          </table:table-cell>
          <table:table-cell office:value-type="float" office:value="40.534" calcext:value-type="float">
            <text:p><text:s text:c="3"/>41</text:p>
          </table:table-cell>
          <table:table-cell office:value-type="float" office:value="23.345" calcext:value-type="float">
            <text:p><text:s text:c="3"/>23</text:p>
          </table:table-cell>
          <table:table-cell office:value-type="float" office:value="12.884" calcext:value-type="float">
            <text:p><text:s text:c="3"/>13</text:p>
          </table:table-cell>
          <table:table-cell office:value-type="float" office:value="21.432" calcext:value-type="float">
            <text:p><text:s text:c="3"/>2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59" calcext:value-type="float">
            <text:p>1959</text:p>
          </table:table-cell>
          <table:table-cell office:value-type="float" office:value="87302.144" calcext:value-type="float">
            <text:p><text:s text:c="2"/>87 302</text:p>
          </table:table-cell>
          <table:table-cell office:value-type="float" office:value="87050.621" calcext:value-type="float">
            <text:p><text:s text:c="2"/>87 051</text:p>
          </table:table-cell>
          <table:table-cell office:value-type="float" office:value="86146.335" calcext:value-type="float">
            <text:p><text:s text:c="2"/>86 146</text:p>
          </table:table-cell>
          <table:table-cell office:value-type="float" office:value="84671.6300000001" calcext:value-type="float">
            <text:p><text:s text:c="2"/>84 672</text:p>
          </table:table-cell>
          <table:table-cell office:value-type="float" office:value="83793.164" calcext:value-type="float">
            <text:p><text:s text:c="2"/>83 793</text:p>
          </table:table-cell>
          <table:table-cell office:value-type="float" office:value="80856.1170000001" calcext:value-type="float">
            <text:p><text:s text:c="2"/>80 856</text:p>
          </table:table-cell>
          <table:table-cell office:value-type="float" office:value="77759.394" calcext:value-type="float">
            <text:p><text:s text:c="2"/>77 759</text:p>
          </table:table-cell>
          <table:table-cell office:value-type="float" office:value="74563.34" calcext:value-type="float">
            <text:p><text:s text:c="2"/>74 563</text:p>
          </table:table-cell>
          <table:table-cell office:value-type="float" office:value="71328.321" calcext:value-type="float">
            <text:p><text:s text:c="2"/>71 328</text:p>
          </table:table-cell>
          <table:table-cell office:value-type="float" office:value="68082.965" calcext:value-type="float">
            <text:p><text:s text:c="2"/>68 083</text:p>
          </table:table-cell>
          <table:table-cell office:value-type="float" office:value="64855.97" calcext:value-type="float">
            <text:p><text:s text:c="2"/>64 856</text:p>
          </table:table-cell>
          <table:table-cell office:value-type="float" office:value="61866.146" calcext:value-type="float">
            <text:p><text:s text:c="2"/>61 866</text:p>
          </table:table-cell>
          <table:table-cell office:value-type="float" office:value="59237.188" calcext:value-type="float">
            <text:p><text:s text:c="2"/>59 237</text:p>
          </table:table-cell>
          <table:table-cell office:value-type="float" office:value="56934.404" calcext:value-type="float">
            <text:p><text:s text:c="2"/>56 934</text:p>
          </table:table-cell>
          <table:table-cell office:value-type="float" office:value="54708.534" calcext:value-type="float">
            <text:p><text:s text:c="2"/>54 709</text:p>
          </table:table-cell>
          <table:table-cell office:value-type="float" office:value="52500.403" calcext:value-type="float">
            <text:p><text:s text:c="2"/>52 500</text:p>
          </table:table-cell>
          <table:table-cell office:value-type="float" office:value="50967.885" calcext:value-type="float">
            <text:p><text:s text:c="2"/>50 968</text:p>
          </table:table-cell>
          <table:table-cell office:value-type="float" office:value="50378.605" calcext:value-type="float">
            <text:p><text:s text:c="2"/>50 379</text:p>
          </table:table-cell>
          <table:table-cell office:value-type="float" office:value="50402.769" calcext:value-type="float">
            <text:p><text:s text:c="2"/>50 403</text:p>
          </table:table-cell>
          <table:table-cell office:value-type="float" office:value="50473.05" calcext:value-type="float">
            <text:p><text:s text:c="2"/>50 473</text:p>
          </table:table-cell>
          <table:table-cell office:value-type="float" office:value="50739.109" calcext:value-type="float">
            <text:p><text:s text:c="2"/>50 739</text:p>
          </table:table-cell>
          <table:table-cell office:value-type="float" office:value="50624.628" calcext:value-type="float">
            <text:p><text:s text:c="2"/>50 625</text:p>
          </table:table-cell>
          <table:table-cell office:value-type="float" office:value="49796.776" calcext:value-type="float">
            <text:p><text:s text:c="2"/>49 797</text:p>
          </table:table-cell>
          <table:table-cell office:value-type="float" office:value="48527.755" calcext:value-type="float">
            <text:p><text:s text:c="2"/>48 528</text:p>
          </table:table-cell>
          <table:table-cell office:value-type="float" office:value="47398.835" calcext:value-type="float">
            <text:p><text:s text:c="2"/>47 399</text:p>
          </table:table-cell>
          <table:table-cell office:value-type="float" office:value="46265.33" calcext:value-type="float">
            <text:p><text:s text:c="2"/>46 265</text:p>
          </table:table-cell>
          <table:table-cell office:value-type="float" office:value="45305.64" calcext:value-type="float">
            <text:p><text:s text:c="2"/>45 306</text:p>
          </table:table-cell>
          <table:table-cell office:value-type="float" office:value="44657.578" calcext:value-type="float">
            <text:p><text:s text:c="2"/>44 658</text:p>
          </table:table-cell>
          <table:table-cell office:value-type="float" office:value="44189.84" calcext:value-type="float">
            <text:p><text:s text:c="2"/>44 190</text:p>
          </table:table-cell>
          <table:table-cell office:value-type="float" office:value="43646.9" calcext:value-type="float">
            <text:p><text:s text:c="2"/>43 647</text:p>
          </table:table-cell>
          <table:table-cell office:value-type="float" office:value="43096.311" calcext:value-type="float">
            <text:p><text:s text:c="2"/>43 096</text:p>
          </table:table-cell>
          <table:table-cell office:value-type="float" office:value="42381.283" calcext:value-type="float">
            <text:p><text:s text:c="2"/>42 381</text:p>
          </table:table-cell>
          <table:table-cell office:value-type="float" office:value="41403.36" calcext:value-type="float">
            <text:p><text:s text:c="2"/>41 403</text:p>
          </table:table-cell>
          <table:table-cell office:value-type="float" office:value="40251.053" calcext:value-type="float">
            <text:p><text:s text:c="2"/>40 251</text:p>
          </table:table-cell>
          <table:table-cell office:value-type="float" office:value="39146.901" calcext:value-type="float">
            <text:p><text:s text:c="2"/>39 147</text:p>
          </table:table-cell>
          <table:table-cell office:value-type="float" office:value="38089.119" calcext:value-type="float">
            <text:p><text:s text:c="2"/>38 089</text:p>
          </table:table-cell>
          <table:table-cell office:value-type="float" office:value="36944.627" calcext:value-type="float">
            <text:p><text:s text:c="2"/>36 945</text:p>
          </table:table-cell>
          <table:table-cell office:value-type="float" office:value="35683.342" calcext:value-type="float">
            <text:p><text:s text:c="2"/>35 683</text:p>
          </table:table-cell>
          <table:table-cell office:value-type="float" office:value="34384.661" calcext:value-type="float">
            <text:p><text:s text:c="2"/>34 385</text:p>
          </table:table-cell>
          <table:table-cell office:value-type="float" office:value="33103.895" calcext:value-type="float">
            <text:p><text:s text:c="2"/>33 104</text:p>
          </table:table-cell>
          <table:table-cell office:value-type="float" office:value="31765.082" calcext:value-type="float">
            <text:p><text:s text:c="2"/>31 765</text:p>
          </table:table-cell>
          <table:table-cell office:value-type="float" office:value="30830.397" calcext:value-type="float">
            <text:p><text:s text:c="2"/>30 830</text:p>
          </table:table-cell>
          <table:table-cell office:value-type="float" office:value="30514.812" calcext:value-type="float">
            <text:p><text:s text:c="2"/>30 515</text:p>
          </table:table-cell>
          <table:table-cell office:value-type="float" office:value="30584.858" calcext:value-type="float">
            <text:p><text:s text:c="2"/>30 585</text:p>
          </table:table-cell>
          <table:table-cell office:value-type="float" office:value="30608.978" calcext:value-type="float">
            <text:p><text:s text:c="2"/>30 609</text:p>
          </table:table-cell>
          <table:table-cell office:value-type="float" office:value="30693.715" calcext:value-type="float">
            <text:p><text:s text:c="2"/>30 694</text:p>
          </table:table-cell>
          <table:table-cell office:value-type="float" office:value="30519.807" calcext:value-type="float">
            <text:p><text:s text:c="2"/>30 520</text:p>
          </table:table-cell>
          <table:table-cell office:value-type="float" office:value="29891.179" calcext:value-type="float">
            <text:p><text:s text:c="2"/>29 891</text:p>
          </table:table-cell>
          <table:table-cell office:value-type="float" office:value="28966.695" calcext:value-type="float">
            <text:p><text:s text:c="2"/>28 967</text:p>
          </table:table-cell>
          <table:table-cell office:value-type="float" office:value="28099.133" calcext:value-type="float">
            <text:p><text:s text:c="2"/>28 099</text:p>
          </table:table-cell>
          <table:table-cell office:value-type="float" office:value="27215.355" calcext:value-type="float">
            <text:p><text:s text:c="2"/>27 215</text:p>
          </table:table-cell>
          <table:table-cell office:value-type="float" office:value="26356.305" calcext:value-type="float">
            <text:p><text:s text:c="2"/>26 356</text:p>
          </table:table-cell>
          <table:table-cell office:value-type="float" office:value="25576.885" calcext:value-type="float">
            <text:p><text:s text:c="2"/>25 577</text:p>
          </table:table-cell>
          <table:table-cell office:value-type="float" office:value="24836.967" calcext:value-type="float">
            <text:p><text:s text:c="2"/>24 837</text:p>
          </table:table-cell>
          <table:table-cell office:value-type="float" office:value="24049.585" calcext:value-type="float">
            <text:p><text:s text:c="2"/>24 050</text:p>
          </table:table-cell>
          <table:table-cell office:value-type="float" office:value="23241.83" calcext:value-type="float">
            <text:p><text:s text:c="2"/>23 242</text:p>
          </table:table-cell>
          <table:table-cell office:value-type="float" office:value="22379.628" calcext:value-type="float">
            <text:p><text:s text:c="2"/>22 380</text:p>
          </table:table-cell>
          <table:table-cell office:value-type="float" office:value="21440.499" calcext:value-type="float">
            <text:p><text:s text:c="2"/>21 440</text:p>
          </table:table-cell>
          <table:table-cell office:value-type="float" office:value="20452.871" calcext:value-type="float">
            <text:p><text:s text:c="2"/>20 453</text:p>
          </table:table-cell>
          <table:table-cell office:value-type="float" office:value="19470.307" calcext:value-type="float">
            <text:p><text:s text:c="2"/>19 470</text:p>
          </table:table-cell>
          <table:table-cell office:value-type="float" office:value="18485.202" calcext:value-type="float">
            <text:p><text:s text:c="2"/>18 485</text:p>
          </table:table-cell>
          <table:table-cell office:value-type="float" office:value="17522.819" calcext:value-type="float">
            <text:p><text:s text:c="2"/>17 523</text:p>
          </table:table-cell>
          <table:table-cell office:value-type="float" office:value="16602.143" calcext:value-type="float">
            <text:p><text:s text:c="2"/>16 602</text:p>
          </table:table-cell>
          <table:table-cell office:value-type="float" office:value="15714.858" calcext:value-type="float">
            <text:p><text:s text:c="2"/>15 715</text:p>
          </table:table-cell>
          <table:table-cell office:value-type="float" office:value="14828.422" calcext:value-type="float">
            <text:p><text:s text:c="2"/>14 828</text:p>
          </table:table-cell>
          <table:table-cell office:value-type="float" office:value="13943.155" calcext:value-type="float">
            <text:p><text:s text:c="2"/>13 943</text:p>
          </table:table-cell>
          <table:table-cell office:value-type="float" office:value="13105.902" calcext:value-type="float">
            <text:p><text:s text:c="2"/>13 106</text:p>
          </table:table-cell>
          <table:table-cell office:value-type="float" office:value="12334.737" calcext:value-type="float">
            <text:p><text:s text:c="2"/>12 335</text:p>
          </table:table-cell>
          <table:table-cell office:value-type="float" office:value="11609.014" calcext:value-type="float">
            <text:p><text:s text:c="2"/>11 609</text:p>
          </table:table-cell>
          <table:table-cell office:value-type="float" office:value="10896.207" calcext:value-type="float">
            <text:p><text:s text:c="2"/>10 896</text:p>
          </table:table-cell>
          <table:table-cell office:value-type="float" office:value="10210.292" calcext:value-type="float">
            <text:p><text:s text:c="2"/>10 210</text:p>
          </table:table-cell>
          <table:table-cell office:value-type="float" office:value="9496.948" calcext:value-type="float">
            <text:p><text:s text:c="2"/>9 497</text:p>
          </table:table-cell>
          <table:table-cell office:value-type="float" office:value="8728.253" calcext:value-type="float">
            <text:p><text:s text:c="2"/>8 728</text:p>
          </table:table-cell>
          <table:table-cell office:value-type="float" office:value="7933.211" calcext:value-type="float">
            <text:p><text:s text:c="2"/>7 933</text:p>
          </table:table-cell>
          <table:table-cell office:value-type="float" office:value="7170.85299999999" calcext:value-type="float">
            <text:p><text:s text:c="2"/>7 171</text:p>
          </table:table-cell>
          <table:table-cell office:value-type="float" office:value="6431.855" calcext:value-type="float">
            <text:p><text:s text:c="2"/>6 432</text:p>
          </table:table-cell>
          <table:table-cell office:value-type="float" office:value="5731.735" calcext:value-type="float">
            <text:p><text:s text:c="2"/>5 732</text:p>
          </table:table-cell>
          <table:table-cell office:value-type="float" office:value="5084.913" calcext:value-type="float">
            <text:p><text:s text:c="2"/>5 085</text:p>
          </table:table-cell>
          <table:table-cell office:value-type="float" office:value="4485.282" calcext:value-type="float">
            <text:p><text:s text:c="2"/>4 485</text:p>
          </table:table-cell>
          <table:table-cell office:value-type="float" office:value="3910.934" calcext:value-type="float">
            <text:p><text:s text:c="2"/>3 911</text:p>
          </table:table-cell>
          <table:table-cell office:value-type="float" office:value="3364.687" calcext:value-type="float">
            <text:p><text:s text:c="2"/>3 365</text:p>
          </table:table-cell>
          <table:table-cell office:value-type="float" office:value="2869.794" calcext:value-type="float">
            <text:p><text:s text:c="2"/>2 870</text:p>
          </table:table-cell>
          <table:table-cell office:value-type="float" office:value="2435.234" calcext:value-type="float">
            <text:p><text:s text:c="2"/>2 435</text:p>
          </table:table-cell>
          <table:table-cell office:value-type="float" office:value="2052.821" calcext:value-type="float">
            <text:p><text:s text:c="2"/>2 053</text:p>
          </table:table-cell>
          <table:table-cell office:value-type="float" office:value="1703.145" calcext:value-type="float">
            <text:p><text:s text:c="2"/>1 703</text:p>
          </table:table-cell>
          <table:table-cell office:value-type="float" office:value="1387.183" calcext:value-type="float">
            <text:p><text:s text:c="2"/>1 387</text:p>
          </table:table-cell>
          <table:table-cell office:value-type="float" office:value="1112.664" calcext:value-type="float">
            <text:p><text:s text:c="2"/>1 113</text:p>
          </table:table-cell>
          <table:table-cell office:value-type="float" office:value="880.642" calcext:value-type="float">
            <text:p><text:s text:c="3"/>881</text:p>
          </table:table-cell>
          <table:table-cell office:value-type="float" office:value="686.019" calcext:value-type="float">
            <text:p><text:s text:c="3"/>686</text:p>
          </table:table-cell>
          <table:table-cell office:value-type="float" office:value="502.685" calcext:value-type="float">
            <text:p><text:s text:c="3"/>503</text:p>
          </table:table-cell>
          <table:table-cell office:value-type="float" office:value="364.406" calcext:value-type="float">
            <text:p><text:s text:c="3"/>364</text:p>
          </table:table-cell>
          <table:table-cell office:value-type="float" office:value="281.347" calcext:value-type="float">
            <text:p><text:s text:c="3"/>281</text:p>
          </table:table-cell>
          <table:table-cell office:value-type="float" office:value="208.193" calcext:value-type="float">
            <text:p><text:s text:c="3"/>208</text:p>
          </table:table-cell>
          <table:table-cell office:value-type="float" office:value="141.893" calcext:value-type="float">
            <text:p><text:s text:c="3"/>142</text:p>
          </table:table-cell>
          <table:table-cell office:value-type="float" office:value="99.015" calcext:value-type="float">
            <text:p><text:s text:c="3"/>99</text:p>
          </table:table-cell>
          <table:table-cell office:value-type="float" office:value="79.29" calcext:value-type="float">
            <text:p><text:s text:c="3"/>79</text:p>
          </table:table-cell>
          <table:table-cell office:value-type="float" office:value="63.403" calcext:value-type="float">
            <text:p><text:s text:c="3"/>63</text:p>
          </table:table-cell>
          <table:table-cell office:value-type="float" office:value="45.855" calcext:value-type="float">
            <text:p><text:s text:c="3"/>46</text:p>
          </table:table-cell>
          <table:table-cell office:value-type="float" office:value="26.635" calcext:value-type="float">
            <text:p><text:s text:c="3"/>27</text:p>
          </table:table-cell>
          <table:table-cell office:value-type="float" office:value="12.805" calcext:value-type="float">
            <text:p><text:s text:c="3"/>13</text:p>
          </table:table-cell>
          <table:table-cell office:value-type="float" office:value="20.88" calcext:value-type="float">
            <text:p><text:s text:c="3"/>2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 office:value-type="float" office:value="88154.633" calcext:value-type="float">
            <text:p><text:s text:c="2"/>88 155</text:p>
          </table:table-cell>
          <table:table-cell office:value-type="float" office:value="88068.6410000001" calcext:value-type="float">
            <text:p><text:s text:c="2"/>88 069</text:p>
          </table:table-cell>
          <table:table-cell office:value-type="float" office:value="87355.6470000001" calcext:value-type="float">
            <text:p><text:s text:c="2"/>87 356</text:p>
          </table:table-cell>
          <table:table-cell office:value-type="float" office:value="86088.6280000001" calcext:value-type="float">
            <text:p><text:s text:c="2"/>86 089</text:p>
          </table:table-cell>
          <table:table-cell office:value-type="float" office:value="84340.599" calcext:value-type="float">
            <text:p><text:s text:c="2"/>84 341</text:p>
          </table:table-cell>
          <table:table-cell office:value-type="float" office:value="82184.531" calcext:value-type="float">
            <text:p><text:s text:c="2"/>82 185</text:p>
          </table:table-cell>
          <table:table-cell office:value-type="float" office:value="79693.4399999999" calcext:value-type="float">
            <text:p><text:s text:c="2"/>79 693</text:p>
          </table:table-cell>
          <table:table-cell office:value-type="float" office:value="76940.301" calcext:value-type="float">
            <text:p><text:s text:c="2"/>76 940</text:p>
          </table:table-cell>
          <table:table-cell office:value-type="float" office:value="73998.139" calcext:value-type="float">
            <text:p><text:s text:c="2"/>73 998</text:p>
          </table:table-cell>
          <table:table-cell office:value-type="float" office:value="70939.916" calcext:value-type="float">
            <text:p><text:s text:c="2"/>70 940</text:p>
          </table:table-cell>
          <table:table-cell office:value-type="float" office:value="67799.095" calcext:value-type="float">
            <text:p><text:s text:c="2"/>67 799</text:p>
          </table:table-cell>
          <table:table-cell office:value-type="float" office:value="64609.101" calcext:value-type="float">
            <text:p><text:s text:c="2"/>64 609</text:p>
          </table:table-cell>
          <table:table-cell office:value-type="float" office:value="61640.723" calcext:value-type="float">
            <text:p><text:s text:c="2"/>61 641</text:p>
          </table:table-cell>
          <table:table-cell office:value-type="float" office:value="59046.105" calcext:value-type="float">
            <text:p><text:s text:c="2"/>59 046</text:p>
          </table:table-cell>
          <table:table-cell office:value-type="float" office:value="56779.53" calcext:value-type="float">
            <text:p><text:s text:c="2"/>56 780</text:p>
          </table:table-cell>
          <table:table-cell office:value-type="float" office:value="54553.372" calcext:value-type="float">
            <text:p><text:s text:c="2"/>54 553</text:p>
          </table:table-cell>
          <table:table-cell office:value-type="float" office:value="52317.338" calcext:value-type="float">
            <text:p><text:s text:c="2"/>52 317</text:p>
          </table:table-cell>
          <table:table-cell office:value-type="float" office:value="50760.799" calcext:value-type="float">
            <text:p><text:s text:c="2"/>50 761</text:p>
          </table:table-cell>
          <table:table-cell office:value-type="float" office:value="50163.747" calcext:value-type="float">
            <text:p><text:s text:c="2"/>50 164</text:p>
          </table:table-cell>
          <table:table-cell office:value-type="float" office:value="50189.795" calcext:value-type="float">
            <text:p><text:s text:c="2"/>50 190</text:p>
          </table:table-cell>
          <table:table-cell office:value-type="float" office:value="50251.9940000001" calcext:value-type="float">
            <text:p><text:s text:c="2"/>50 252</text:p>
          </table:table-cell>
          <table:table-cell office:value-type="float" office:value="50503.13" calcext:value-type="float">
            <text:p><text:s text:c="2"/>50 503</text:p>
          </table:table-cell>
          <table:table-cell office:value-type="float" office:value="50380.099" calcext:value-type="float">
            <text:p><text:s text:c="2"/>50 380</text:p>
          </table:table-cell>
          <table:table-cell office:value-type="float" office:value="49554.465" calcext:value-type="float">
            <text:p><text:s text:c="2"/>49 554</text:p>
          </table:table-cell>
          <table:table-cell office:value-type="float" office:value="48294.33" calcext:value-type="float">
            <text:p><text:s text:c="2"/>48 294</text:p>
          </table:table-cell>
          <table:table-cell office:value-type="float" office:value="47172.74" calcext:value-type="float">
            <text:p><text:s text:c="2"/>47 173</text:p>
          </table:table-cell>
          <table:table-cell office:value-type="float" office:value="46047.061" calcext:value-type="float">
            <text:p><text:s text:c="2"/>46 047</text:p>
          </table:table-cell>
          <table:table-cell office:value-type="float" office:value="45091.624" calcext:value-type="float">
            <text:p><text:s text:c="2"/>45 092</text:p>
          </table:table-cell>
          <table:table-cell office:value-type="float" office:value="44441.609" calcext:value-type="float">
            <text:p><text:s text:c="2"/>44 442</text:p>
          </table:table-cell>
          <table:table-cell office:value-type="float" office:value="43967.905" calcext:value-type="float">
            <text:p><text:s text:c="2"/>43 968</text:p>
          </table:table-cell>
          <table:table-cell office:value-type="float" office:value="43419.86" calcext:value-type="float">
            <text:p><text:s text:c="2"/>43 420</text:p>
          </table:table-cell>
          <table:table-cell office:value-type="float" office:value="42863.774" calcext:value-type="float">
            <text:p><text:s text:c="2"/>42 864</text:p>
          </table:table-cell>
          <table:table-cell office:value-type="float" office:value="42144.725" calcext:value-type="float">
            <text:p><text:s text:c="2"/>42 145</text:p>
          </table:table-cell>
          <table:table-cell office:value-type="float" office:value="41165.588" calcext:value-type="float">
            <text:p><text:s text:c="2"/>41 166</text:p>
          </table:table-cell>
          <table:table-cell office:value-type="float" office:value="40013.625" calcext:value-type="float">
            <text:p><text:s text:c="2"/>40 014</text:p>
          </table:table-cell>
          <table:table-cell office:value-type="float" office:value="38908.942" calcext:value-type="float">
            <text:p><text:s text:c="2"/>38 909</text:p>
          </table:table-cell>
          <table:table-cell office:value-type="float" office:value="37850.499" calcext:value-type="float">
            <text:p><text:s text:c="2"/>37 850</text:p>
          </table:table-cell>
          <table:table-cell office:value-type="float" office:value="36703.501" calcext:value-type="float">
            <text:p><text:s text:c="2"/>36 704</text:p>
          </table:table-cell>
          <table:table-cell office:value-type="float" office:value="35436.921" calcext:value-type="float">
            <text:p><text:s text:c="2"/>35 437</text:p>
          </table:table-cell>
          <table:table-cell office:value-type="float" office:value="34131.087" calcext:value-type="float">
            <text:p><text:s text:c="2"/>34 131</text:p>
          </table:table-cell>
          <table:table-cell office:value-type="float" office:value="32843.294" calcext:value-type="float">
            <text:p><text:s text:c="2"/>32 843</text:p>
          </table:table-cell>
          <table:table-cell office:value-type="float" office:value="31497.207" calcext:value-type="float">
            <text:p><text:s text:c="2"/>31 497</text:p>
          </table:table-cell>
          <table:table-cell office:value-type="float" office:value="30555.454" calcext:value-type="float">
            <text:p><text:s text:c="2"/>30 555</text:p>
          </table:table-cell>
          <table:table-cell office:value-type="float" office:value="30233.432" calcext:value-type="float">
            <text:p><text:s text:c="2"/>30 233</text:p>
          </table:table-cell>
          <table:table-cell office:value-type="float" office:value="30297.439" calcext:value-type="float">
            <text:p><text:s text:c="2"/>30 297</text:p>
          </table:table-cell>
          <table:table-cell office:value-type="float" office:value="30314.731" calcext:value-type="float">
            <text:p><text:s text:c="2"/>30 315</text:p>
          </table:table-cell>
          <table:table-cell office:value-type="float" office:value="30391.499" calcext:value-type="float">
            <text:p><text:s text:c="2"/>30 391</text:p>
          </table:table-cell>
          <table:table-cell office:value-type="float" office:value="30211.476" calcext:value-type="float">
            <text:p><text:s text:c="2"/>30 211</text:p>
          </table:table-cell>
          <table:table-cell office:value-type="float" office:value="29579.842" calcext:value-type="float">
            <text:p><text:s text:c="2"/>29 580</text:p>
          </table:table-cell>
          <table:table-cell office:value-type="float" office:value="28653.694" calcext:value-type="float">
            <text:p><text:s text:c="2"/>28 654</text:p>
          </table:table-cell>
          <table:table-cell office:value-type="float" office:value="27783.654" calcext:value-type="float">
            <text:p><text:s text:c="2"/>27 784</text:p>
          </table:table-cell>
          <table:table-cell office:value-type="float" office:value="26897.82" calcext:value-type="float">
            <text:p><text:s text:c="2"/>26 898</text:p>
          </table:table-cell>
          <table:table-cell office:value-type="float" office:value="26031.248" calcext:value-type="float">
            <text:p><text:s text:c="2"/>26 031</text:p>
          </table:table-cell>
          <table:table-cell office:value-type="float" office:value="25235.982" calcext:value-type="float">
            <text:p><text:s text:c="2"/>25 236</text:p>
          </table:table-cell>
          <table:table-cell office:value-type="float" office:value="24474.872" calcext:value-type="float">
            <text:p><text:s text:c="2"/>24 475</text:p>
          </table:table-cell>
          <table:table-cell office:value-type="float" office:value="23666.68" calcext:value-type="float">
            <text:p><text:s text:c="2"/>23 667</text:p>
          </table:table-cell>
          <table:table-cell office:value-type="float" office:value="22837.124" calcext:value-type="float">
            <text:p><text:s text:c="2"/>22 837</text:p>
          </table:table-cell>
          <table:table-cell office:value-type="float" office:value="21955.799" calcext:value-type="float">
            <text:p><text:s text:c="2"/>21 956</text:p>
          </table:table-cell>
          <table:table-cell office:value-type="float" office:value="21002.56" calcext:value-type="float">
            <text:p><text:s text:c="2"/>21 003</text:p>
          </table:table-cell>
          <table:table-cell office:value-type="float" office:value="20003.961" calcext:value-type="float">
            <text:p><text:s text:c="2"/>20 004</text:p>
          </table:table-cell>
          <table:table-cell office:value-type="float" office:value="19009.563" calcext:value-type="float">
            <text:p><text:s text:c="2"/>19 010</text:p>
          </table:table-cell>
          <table:table-cell office:value-type="float" office:value="18012.749" calcext:value-type="float">
            <text:p><text:s text:c="2"/>18 013</text:p>
          </table:table-cell>
          <table:table-cell office:value-type="float" office:value="17037.515" calcext:value-type="float">
            <text:p><text:s text:c="2"/>17 038</text:p>
          </table:table-cell>
          <table:table-cell office:value-type="float" office:value="16101.942" calcext:value-type="float">
            <text:p><text:s text:c="2"/>16 102</text:p>
          </table:table-cell>
          <table:table-cell office:value-type="float" office:value="15198.621" calcext:value-type="float">
            <text:p><text:s text:c="2"/>15 199</text:p>
          </table:table-cell>
          <table:table-cell office:value-type="float" office:value="14297.446" calcext:value-type="float">
            <text:p><text:s text:c="2"/>14 297</text:p>
          </table:table-cell>
          <table:table-cell office:value-type="float" office:value="13398.913" calcext:value-type="float">
            <text:p><text:s text:c="2"/>13 399</text:p>
          </table:table-cell>
          <table:table-cell office:value-type="float" office:value="12547.971" calcext:value-type="float">
            <text:p><text:s text:c="2"/>12 548</text:p>
          </table:table-cell>
          <table:table-cell office:value-type="float" office:value="11762.197" calcext:value-type="float">
            <text:p><text:s text:c="2"/>11 762</text:p>
          </table:table-cell>
          <table:table-cell office:value-type="float" office:value="11022.188" calcext:value-type="float">
            <text:p><text:s text:c="2"/>11 022</text:p>
          </table:table-cell>
          <table:table-cell office:value-type="float" office:value="10297.089" calcext:value-type="float">
            <text:p><text:s text:c="2"/>10 297</text:p>
          </table:table-cell>
          <table:table-cell office:value-type="float" office:value="9600.618" calcext:value-type="float">
            <text:p><text:s text:c="2"/>9 601</text:p>
          </table:table-cell>
          <table:table-cell office:value-type="float" office:value="8881.02500000001" calcext:value-type="float">
            <text:p><text:s text:c="2"/>8 881</text:p>
          </table:table-cell>
          <table:table-cell office:value-type="float" office:value="8111.936" calcext:value-type="float">
            <text:p><text:s text:c="2"/>8 112</text:p>
          </table:table-cell>
          <table:table-cell office:value-type="float" office:value="7321.382" calcext:value-type="float">
            <text:p><text:s text:c="2"/>7 321</text:p>
          </table:table-cell>
          <table:table-cell office:value-type="float" office:value="6565.708" calcext:value-type="float">
            <text:p><text:s text:c="2"/>6 566</text:p>
          </table:table-cell>
          <table:table-cell office:value-type="float" office:value="5835.821" calcext:value-type="float">
            <text:p><text:s text:c="2"/>5 836</text:p>
          </table:table-cell>
          <table:table-cell office:value-type="float" office:value="5149.261" calcext:value-type="float">
            <text:p><text:s text:c="2"/>5 149</text:p>
          </table:table-cell>
          <table:table-cell office:value-type="float" office:value="4521.176" calcext:value-type="float">
            <text:p><text:s text:c="2"/>4 521</text:p>
          </table:table-cell>
          <table:table-cell office:value-type="float" office:value="3944.531" calcext:value-type="float">
            <text:p><text:s text:c="2"/>3 945</text:p>
          </table:table-cell>
          <table:table-cell office:value-type="float" office:value="3395.346" calcext:value-type="float">
            <text:p><text:s text:c="2"/>3 395</text:p>
          </table:table-cell>
          <table:table-cell office:value-type="float" office:value="2876.228" calcext:value-type="float">
            <text:p><text:s text:c="2"/>2 876</text:p>
          </table:table-cell>
          <table:table-cell office:value-type="float" office:value="2411.713" calcext:value-type="float">
            <text:p><text:s text:c="2"/>2 412</text:p>
          </table:table-cell>
          <table:table-cell office:value-type="float" office:value="2010.908" calcext:value-type="float">
            <text:p><text:s text:c="2"/>2 011</text:p>
          </table:table-cell>
          <table:table-cell office:value-type="float" office:value="1664.684" calcext:value-type="float">
            <text:p><text:s text:c="2"/>1 665</text:p>
          </table:table-cell>
          <table:table-cell office:value-type="float" office:value="1351.746" calcext:value-type="float">
            <text:p><text:s text:c="2"/>1 352</text:p>
          </table:table-cell>
          <table:table-cell office:value-type="float" office:value="1072.628" calcext:value-type="float">
            <text:p><text:s text:c="2"/>1 073</text:p>
          </table:table-cell>
          <table:table-cell office:value-type="float" office:value="835.704" calcext:value-type="float">
            <text:p><text:s text:c="3"/>836</text:p>
          </table:table-cell>
          <table:table-cell office:value-type="float" office:value="641.849" calcext:value-type="float">
            <text:p><text:s text:c="3"/>642</text:p>
          </table:table-cell>
          <table:table-cell office:value-type="float" office:value="484.892" calcext:value-type="float">
            <text:p><text:s text:c="3"/>485</text:p>
          </table:table-cell>
          <table:table-cell office:value-type="float" office:value="333.838" calcext:value-type="float">
            <text:p><text:s text:c="3"/>334</text:p>
          </table:table-cell>
          <table:table-cell office:value-type="float" office:value="232.057" calcext:value-type="float">
            <text:p><text:s text:c="3"/>232</text:p>
          </table:table-cell>
          <table:table-cell office:value-type="float" office:value="185.544" calcext:value-type="float">
            <text:p><text:s text:c="3"/>186</text:p>
          </table:table-cell>
          <table:table-cell office:value-type="float" office:value="135.016" calcext:value-type="float">
            <text:p><text:s text:c="3"/>135</text:p>
          </table:table-cell>
          <table:table-cell office:value-type="float" office:value="80.4780000000001" calcext:value-type="float">
            <text:p><text:s text:c="3"/>80</text:p>
          </table:table-cell>
          <table:table-cell office:value-type="float" office:value="51.259" calcext:value-type="float">
            <text:p><text:s text:c="3"/>51</text:p>
          </table:table-cell>
          <table:table-cell office:value-type="float" office:value="42.72" calcext:value-type="float">
            <text:p><text:s text:c="3"/>43</text:p>
          </table:table-cell>
          <table:table-cell office:value-type="float" office:value="33.438" calcext:value-type="float">
            <text:p><text:s text:c="3"/>33</text:p>
          </table:table-cell>
          <table:table-cell office:value-type="float" office:value="23.46" calcext:value-type="float">
            <text:p><text:s text:c="3"/>23</text:p>
          </table:table-cell>
          <table:table-cell office:value-type="float" office:value="12.741" calcext:value-type="float">
            <text:p><text:s text:c="3"/>13</text:p>
          </table:table-cell>
          <table:table-cell office:value-type="float" office:value="20.487" calcext:value-type="float">
            <text:p><text:s text:c="3"/>2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office:value-type="float" office:value="90406.191" calcext:value-type="float">
            <text:p><text:s text:c="2"/>90 406</text:p>
          </table:table-cell>
          <table:table-cell office:value-type="float" office:value="87667.7059999999" calcext:value-type="float">
            <text:p><text:s text:c="2"/>87 668</text:p>
          </table:table-cell>
          <table:table-cell office:value-type="float" office:value="87206.924" calcext:value-type="float">
            <text:p><text:s text:c="2"/>87 207</text:p>
          </table:table-cell>
          <table:table-cell office:value-type="float" office:value="86317.1689999999" calcext:value-type="float">
            <text:p><text:s text:c="2"/>86 317</text:p>
          </table:table-cell>
          <table:table-cell office:value-type="float" office:value="85034.775" calcext:value-type="float">
            <text:p><text:s text:c="2"/>85 035</text:p>
          </table:table-cell>
          <table:table-cell office:value-type="float" office:value="83395.978" calcext:value-type="float">
            <text:p><text:s text:c="2"/>83 396</text:p>
          </table:table-cell>
          <table:table-cell office:value-type="float" office:value="81477.615" calcext:value-type="float">
            <text:p><text:s text:c="2"/>81 478</text:p>
          </table:table-cell>
          <table:table-cell office:value-type="float" office:value="79356.48" calcext:value-type="float">
            <text:p><text:s text:c="2"/>79 356</text:p>
          </table:table-cell>
          <table:table-cell office:value-type="float" office:value="76866.258" calcext:value-type="float">
            <text:p><text:s text:c="2"/>76 866</text:p>
          </table:table-cell>
          <table:table-cell office:value-type="float" office:value="73962.175" calcext:value-type="float">
            <text:p><text:s text:c="2"/>73 962</text:p>
          </table:table-cell>
          <table:table-cell office:value-type="float" office:value="70802.092" calcext:value-type="float">
            <text:p><text:s text:c="2"/>70 802</text:p>
          </table:table-cell>
          <table:table-cell office:value-type="float" office:value="67622.79" calcext:value-type="float">
            <text:p><text:s text:c="2"/>67 623</text:p>
          </table:table-cell>
          <table:table-cell office:value-type="float" office:value="64417.905" calcext:value-type="float">
            <text:p><text:s text:c="2"/>64 418</text:p>
          </table:table-cell>
          <table:table-cell office:value-type="float" office:value="61436.928" calcext:value-type="float">
            <text:p><text:s text:c="2"/>61 437</text:p>
          </table:table-cell>
          <table:table-cell office:value-type="float" office:value="58841.973" calcext:value-type="float">
            <text:p><text:s text:c="2"/>58 842</text:p>
          </table:table-cell>
          <table:table-cell office:value-type="float" office:value="56581.938" calcext:value-type="float">
            <text:p><text:s text:c="2"/>56 582</text:p>
          </table:table-cell>
          <table:table-cell office:value-type="float" office:value="54353.532" calcext:value-type="float">
            <text:p><text:s text:c="2"/>54 354</text:p>
          </table:table-cell>
          <table:table-cell office:value-type="float" office:value="52109.445" calcext:value-type="float">
            <text:p><text:s text:c="2"/>52 109</text:p>
          </table:table-cell>
          <table:table-cell office:value-type="float" office:value="50547.379" calcext:value-type="float">
            <text:p><text:s text:c="2"/>50 547</text:p>
          </table:table-cell>
          <table:table-cell office:value-type="float" office:value="49949.841" calcext:value-type="float">
            <text:p><text:s text:c="2"/>49 950</text:p>
          </table:table-cell>
          <table:table-cell office:value-type="float" office:value="49978.498" calcext:value-type="float">
            <text:p><text:s text:c="2"/>49 978</text:p>
          </table:table-cell>
          <table:table-cell office:value-type="float" office:value="50041.922" calcext:value-type="float">
            <text:p><text:s text:c="2"/>50 042</text:p>
          </table:table-cell>
          <table:table-cell office:value-type="float" office:value="50293.853" calcext:value-type="float">
            <text:p><text:s text:c="2"/>50 294</text:p>
          </table:table-cell>
          <table:table-cell office:value-type="float" office:value="50170.695" calcext:value-type="float">
            <text:p><text:s text:c="2"/>50 171</text:p>
          </table:table-cell>
          <table:table-cell office:value-type="float" office:value="49343.381" calcext:value-type="float">
            <text:p><text:s text:c="2"/>49 343</text:p>
          </table:table-cell>
          <table:table-cell office:value-type="float" office:value="48080.522" calcext:value-type="float">
            <text:p><text:s text:c="2"/>48 081</text:p>
          </table:table-cell>
          <table:table-cell office:value-type="float" office:value="46956.353" calcext:value-type="float">
            <text:p><text:s text:c="2"/>46 956</text:p>
          </table:table-cell>
          <table:table-cell office:value-type="float" office:value="45827.877" calcext:value-type="float">
            <text:p><text:s text:c="2"/>45 828</text:p>
          </table:table-cell>
          <table:table-cell office:value-type="float" office:value="44870.04" calcext:value-type="float">
            <text:p><text:s text:c="2"/>44 870</text:p>
          </table:table-cell>
          <table:table-cell office:value-type="float" office:value="44218.334" calcext:value-type="float">
            <text:p><text:s text:c="2"/>44 218</text:p>
          </table:table-cell>
          <table:table-cell office:value-type="float" office:value="43743.303" calcext:value-type="float">
            <text:p><text:s text:c="2"/>43 743</text:p>
          </table:table-cell>
          <table:table-cell office:value-type="float" office:value="43193.499" calcext:value-type="float">
            <text:p><text:s text:c="2"/>43 193</text:p>
          </table:table-cell>
          <table:table-cell office:value-type="float" office:value="42635.387" calcext:value-type="float">
            <text:p><text:s text:c="2"/>42 635</text:p>
          </table:table-cell>
          <table:table-cell office:value-type="float" office:value="41913.801" calcext:value-type="float">
            <text:p><text:s text:c="2"/>41 914</text:p>
          </table:table-cell>
          <table:table-cell office:value-type="float" office:value="40931.37" calcext:value-type="float">
            <text:p><text:s text:c="2"/>40 931</text:p>
          </table:table-cell>
          <table:table-cell office:value-type="float" office:value="39775.458" calcext:value-type="float">
            <text:p><text:s text:c="2"/>39 775</text:p>
          </table:table-cell>
          <table:table-cell office:value-type="float" office:value="38666.485" calcext:value-type="float">
            <text:p><text:s text:c="2"/>38 666</text:p>
          </table:table-cell>
          <table:table-cell office:value-type="float" office:value="37603.149" calcext:value-type="float">
            <text:p><text:s text:c="2"/>37 603</text:p>
          </table:table-cell>
          <table:table-cell office:value-type="float" office:value="36450.997" calcext:value-type="float">
            <text:p><text:s text:c="2"/>36 451</text:p>
          </table:table-cell>
          <table:table-cell office:value-type="float" office:value="35179.068" calcext:value-type="float">
            <text:p><text:s text:c="2"/>35 179</text:p>
          </table:table-cell>
          <table:table-cell office:value-type="float" office:value="33867.459" calcext:value-type="float">
            <text:p><text:s text:c="2"/>33 867</text:p>
          </table:table-cell>
          <table:table-cell office:value-type="float" office:value="32573.3" calcext:value-type="float">
            <text:p><text:s text:c="2"/>32 573</text:p>
          </table:table-cell>
          <table:table-cell office:value-type="float" office:value="31220.489" calcext:value-type="float">
            <text:p><text:s text:c="2"/>31 220</text:p>
          </table:table-cell>
          <table:table-cell office:value-type="float" office:value="30270.495" calcext:value-type="float">
            <text:p><text:s text:c="2"/>30 270</text:p>
          </table:table-cell>
          <table:table-cell office:value-type="float" office:value="29938.191" calcext:value-type="float">
            <text:p><text:s text:c="2"/>29 938</text:p>
          </table:table-cell>
          <table:table-cell office:value-type="float" office:value="29990.485" calcext:value-type="float">
            <text:p><text:s text:c="2"/>29 990</text:p>
          </table:table-cell>
          <table:table-cell office:value-type="float" office:value="29995.403" calcext:value-type="float">
            <text:p><text:s text:c="2"/>29 995</text:p>
          </table:table-cell>
          <table:table-cell office:value-type="float" office:value="30058.577" calcext:value-type="float">
            <text:p><text:s text:c="2"/>30 059</text:p>
          </table:table-cell>
          <table:table-cell office:value-type="float" office:value="29865.942" calcext:value-type="float">
            <text:p><text:s text:c="2"/>29 866</text:p>
          </table:table-cell>
          <table:table-cell office:value-type="float" office:value="29223.684" calcext:value-type="float">
            <text:p><text:s text:c="2"/>29 224</text:p>
          </table:table-cell>
          <table:table-cell office:value-type="float" office:value="28287.713" calcext:value-type="float">
            <text:p><text:s text:c="2"/>28 288</text:p>
          </table:table-cell>
          <table:table-cell office:value-type="float" office:value="27407.108" calcext:value-type="float">
            <text:p><text:s text:c="2"/>27 407</text:p>
          </table:table-cell>
          <table:table-cell office:value-type="float" office:value="26511.176" calcext:value-type="float">
            <text:p><text:s text:c="2"/>26 511</text:p>
          </table:table-cell>
          <table:table-cell office:value-type="float" office:value="25629.839" calcext:value-type="float">
            <text:p><text:s text:c="2"/>25 630</text:p>
          </table:table-cell>
          <table:table-cell office:value-type="float" office:value="24812.675" calcext:value-type="float">
            <text:p><text:s text:c="2"/>24 813</text:p>
          </table:table-cell>
          <table:table-cell office:value-type="float" office:value="24025.392" calcext:value-type="float">
            <text:p><text:s text:c="2"/>24 025</text:p>
          </table:table-cell>
          <table:table-cell office:value-type="float" office:value="23191.945" calcext:value-type="float">
            <text:p><text:s text:c="2"/>23 192</text:p>
          </table:table-cell>
          <table:table-cell office:value-type="float" office:value="22336.893" calcext:value-type="float">
            <text:p><text:s text:c="2"/>22 337</text:p>
          </table:table-cell>
          <table:table-cell office:value-type="float" office:value="21433.779" calcext:value-type="float">
            <text:p><text:s text:c="2"/>21 434</text:p>
          </table:table-cell>
          <table:table-cell office:value-type="float" office:value="20464.856" calcext:value-type="float">
            <text:p><text:s text:c="2"/>20 465</text:p>
          </table:table-cell>
          <table:table-cell office:value-type="float" office:value="19454.906" calcext:value-type="float">
            <text:p><text:s text:c="2"/>19 455</text:p>
          </table:table-cell>
          <table:table-cell office:value-type="float" office:value="18449.343" calcext:value-type="float">
            <text:p><text:s text:c="2"/>18 449</text:p>
          </table:table-cell>
          <table:table-cell office:value-type="float" office:value="17442.579" calcext:value-type="float">
            <text:p><text:s text:c="2"/>17 443</text:p>
          </table:table-cell>
          <table:table-cell office:value-type="float" office:value="16458.17" calcext:value-type="float">
            <text:p><text:s text:c="2"/>16 458</text:p>
          </table:table-cell>
          <table:table-cell office:value-type="float" office:value="15513.635" calcext:value-type="float">
            <text:p><text:s text:c="2"/>15 514</text:p>
          </table:table-cell>
          <table:table-cell office:value-type="float" office:value="14602.135" calcext:value-type="float">
            <text:p><text:s text:c="2"/>14 602</text:p>
          </table:table-cell>
          <table:table-cell office:value-type="float" office:value="13695.121" calcext:value-type="float">
            <text:p><text:s text:c="2"/>13 695</text:p>
          </table:table-cell>
          <table:table-cell office:value-type="float" office:value="12793.201" calcext:value-type="float">
            <text:p><text:s text:c="2"/>12 793</text:p>
          </table:table-cell>
          <table:table-cell office:value-type="float" office:value="11940.068" calcext:value-type="float">
            <text:p><text:s text:c="2"/>11 940</text:p>
          </table:table-cell>
          <table:table-cell office:value-type="float" office:value="11153.041" calcext:value-type="float">
            <text:p><text:s text:c="2"/>11 153</text:p>
          </table:table-cell>
          <table:table-cell office:value-type="float" office:value="10413.44" calcext:value-type="float">
            <text:p><text:s text:c="2"/>10 413</text:p>
          </table:table-cell>
          <table:table-cell office:value-type="float" office:value="9691.303" calcext:value-type="float">
            <text:p><text:s text:c="2"/>9 691</text:p>
          </table:table-cell>
          <table:table-cell office:value-type="float" office:value="8999.748" calcext:value-type="float">
            <text:p><text:s text:c="2"/>9 000</text:p>
          </table:table-cell>
          <table:table-cell office:value-type="float" office:value="8290.63" calcext:value-type="float">
            <text:p><text:s text:c="2"/>8 291</text:p>
          </table:table-cell>
          <table:table-cell office:value-type="float" office:value="7539.167" calcext:value-type="float">
            <text:p><text:s text:c="2"/>7 539</text:p>
          </table:table-cell>
          <table:table-cell office:value-type="float" office:value="6771.8" calcext:value-type="float">
            <text:p><text:s text:c="2"/>6 772</text:p>
          </table:table-cell>
          <table:table-cell office:value-type="float" office:value="6040.934" calcext:value-type="float">
            <text:p><text:s text:c="2"/>6 041</text:p>
          </table:table-cell>
          <table:table-cell office:value-type="float" office:value="5337.636" calcext:value-type="float">
            <text:p><text:s text:c="2"/>5 338</text:p>
          </table:table-cell>
          <table:table-cell office:value-type="float" office:value="4680.895" calcext:value-type="float">
            <text:p><text:s text:c="2"/>4 681</text:p>
          </table:table-cell>
          <table:table-cell office:value-type="float" office:value="4085.972" calcext:value-type="float">
            <text:p><text:s text:c="2"/>4 086</text:p>
          </table:table-cell>
          <table:table-cell office:value-type="float" office:value="3544.823" calcext:value-type="float">
            <text:p><text:s text:c="2"/>3 545</text:p>
          </table:table-cell>
          <table:table-cell office:value-type="float" office:value="3031.947" calcext:value-type="float">
            <text:p><text:s text:c="2"/>3 032</text:p>
          </table:table-cell>
          <table:table-cell office:value-type="float" office:value="2549.673" calcext:value-type="float">
            <text:p><text:s text:c="2"/>2 550</text:p>
          </table:table-cell>
          <table:table-cell office:value-type="float" office:value="2122.024" calcext:value-type="float">
            <text:p><text:s text:c="2"/>2 122</text:p>
          </table:table-cell>
          <table:table-cell office:value-type="float" office:value="1757.518" calcext:value-type="float">
            <text:p><text:s text:c="2"/>1 758</text:p>
          </table:table-cell>
          <table:table-cell office:value-type="float" office:value="1446.546" calcext:value-type="float">
            <text:p><text:s text:c="2"/>1 447</text:p>
          </table:table-cell>
          <table:table-cell office:value-type="float" office:value="1164.71" calcext:value-type="float">
            <text:p><text:s text:c="2"/>1 165</text:p>
          </table:table-cell>
          <table:table-cell office:value-type="float" office:value="919.832999999999" calcext:value-type="float">
            <text:p><text:s text:c="3"/>920</text:p>
          </table:table-cell>
          <table:table-cell office:value-type="float" office:value="718.427" calcext:value-type="float">
            <text:p><text:s text:c="3"/>718</text:p>
          </table:table-cell>
          <table:table-cell office:value-type="float" office:value="549.55" calcext:value-type="float">
            <text:p><text:s text:c="3"/>550</text:p>
          </table:table-cell>
          <table:table-cell office:value-type="float" office:value="408.223" calcext:value-type="float">
            <text:p><text:s text:c="3"/>408</text:p>
          </table:table-cell>
          <table:table-cell office:value-type="float" office:value="278.448" calcext:value-type="float">
            <text:p><text:s text:c="3"/>278</text:p>
          </table:table-cell>
          <table:table-cell office:value-type="float" office:value="195.003" calcext:value-type="float">
            <text:p><text:s text:c="3"/>195</text:p>
          </table:table-cell>
          <table:table-cell office:value-type="float" office:value="155.658" calcext:value-type="float">
            <text:p><text:s text:c="3"/>156</text:p>
          </table:table-cell>
          <table:table-cell office:value-type="float" office:value="112.999" calcext:value-type="float">
            <text:p><text:s text:c="3"/>113</text:p>
          </table:table-cell>
          <table:table-cell office:value-type="float" office:value="67.012" calcext:value-type="float">
            <text:p><text:s text:c="3"/>67</text:p>
          </table:table-cell>
          <table:table-cell office:value-type="float" office:value="43.015" calcext:value-type="float">
            <text:p><text:s text:c="3"/>43</text:p>
          </table:table-cell>
          <table:table-cell office:value-type="float" office:value="33.541" calcext:value-type="float">
            <text:p><text:s text:c="3"/>34</text:p>
          </table:table-cell>
          <table:table-cell office:value-type="float" office:value="23.437" calcext:value-type="float">
            <text:p><text:s text:c="3"/>23</text:p>
          </table:table-cell>
          <table:table-cell office:value-type="float" office:value="12.678" calcext:value-type="float">
            <text:p><text:s text:c="3"/>13</text:p>
          </table:table-cell>
          <table:table-cell office:value-type="float" office:value="20.237" calcext:value-type="float">
            <text:p><text:s text:c="3"/>2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62" calcext:value-type="float">
            <text:p>1962</text:p>
          </table:table-cell>
          <table:table-cell office:value-type="float" office:value="93861.996" calcext:value-type="float">
            <text:p><text:s text:c="2"/>93 862</text:p>
          </table:table-cell>
          <table:table-cell office:value-type="float" office:value="91955.022" calcext:value-type="float">
            <text:p><text:s text:c="2"/>91 955</text:p>
          </table:table-cell>
          <table:table-cell office:value-type="float" office:value="87103.687" calcext:value-type="float">
            <text:p><text:s text:c="2"/>87 104</text:p>
          </table:table-cell>
          <table:table-cell office:value-type="float" office:value="86252.713" calcext:value-type="float">
            <text:p><text:s text:c="2"/>86 253</text:p>
          </table:table-cell>
          <table:table-cell office:value-type="float" office:value="85175.135" calcext:value-type="float">
            <text:p><text:s text:c="2"/>85 175</text:p>
          </table:table-cell>
          <table:table-cell office:value-type="float" office:value="83870.131" calcext:value-type="float">
            <text:p><text:s text:c="2"/>83 870</text:p>
          </table:table-cell>
          <table:table-cell office:value-type="float" office:value="82336.881" calcext:value-type="float">
            <text:p><text:s text:c="2"/>82 337</text:p>
          </table:table-cell>
          <table:table-cell office:value-type="float" office:value="80655.413" calcext:value-type="float">
            <text:p><text:s text:c="2"/>80 655</text:p>
          </table:table-cell>
          <table:table-cell office:value-type="float" office:value="78905.842" calcext:value-type="float">
            <text:p><text:s text:c="2"/>78 906</text:p>
          </table:table-cell>
          <table:table-cell office:value-type="float" office:value="76682.78" calcext:value-type="float">
            <text:p><text:s text:c="2"/>76 683</text:p>
          </table:table-cell>
          <table:table-cell office:value-type="float" office:value="73823.6039999999" calcext:value-type="float">
            <text:p><text:s text:c="2"/>73 824</text:p>
          </table:table-cell>
          <table:table-cell office:value-type="float" office:value="70570.206" calcext:value-type="float">
            <text:p><text:s text:c="2"/>70 570</text:p>
          </table:table-cell>
          <table:table-cell office:value-type="float" office:value="67362.037" calcext:value-type="float">
            <text:p><text:s text:c="2"/>67 362</text:p>
          </table:table-cell>
          <table:table-cell office:value-type="float" office:value="64153.164" calcext:value-type="float">
            <text:p><text:s text:c="2"/>64 153</text:p>
          </table:table-cell>
          <table:table-cell office:value-type="float" office:value="61168.272" calcext:value-type="float">
            <text:p><text:s text:c="2"/>61 168</text:p>
          </table:table-cell>
          <table:table-cell office:value-type="float" office:value="58577.643" calcext:value-type="float">
            <text:p><text:s text:c="2"/>58 578</text:p>
          </table:table-cell>
          <table:table-cell office:value-type="float" office:value="56326.007" calcext:value-type="float">
            <text:p><text:s text:c="2"/>56 326</text:p>
          </table:table-cell>
          <table:table-cell office:value-type="float" office:value="54097.789" calcext:value-type="float">
            <text:p><text:s text:c="2"/>54 098</text:p>
          </table:table-cell>
          <table:table-cell office:value-type="float" office:value="51848.074" calcext:value-type="float">
            <text:p><text:s text:c="2"/>51 848</text:p>
          </table:table-cell>
          <table:table-cell office:value-type="float" office:value="50282.063" calcext:value-type="float">
            <text:p><text:s text:c="2"/>50 282</text:p>
          </table:table-cell>
          <table:table-cell office:value-type="float" office:value="49684.826" calcext:value-type="float">
            <text:p><text:s text:c="2"/>49 685</text:p>
          </table:table-cell>
          <table:table-cell office:value-type="float" office:value="49716.196" calcext:value-type="float">
            <text:p><text:s text:c="2"/>49 716</text:p>
          </table:table-cell>
          <table:table-cell office:value-type="float" office:value="49780.619" calcext:value-type="float">
            <text:p><text:s text:c="2"/>49 781</text:p>
          </table:table-cell>
          <table:table-cell office:value-type="float" office:value="50032.749" calcext:value-type="float">
            <text:p><text:s text:c="2"/>50 033</text:p>
          </table:table-cell>
          <table:table-cell office:value-type="float" office:value="49909.152" calcext:value-type="float">
            <text:p><text:s text:c="2"/>49 909</text:p>
          </table:table-cell>
          <table:table-cell office:value-type="float" office:value="49080.348" calcext:value-type="float">
            <text:p><text:s text:c="2"/>49 080</text:p>
          </table:table-cell>
          <table:table-cell office:value-type="float" office:value="47815.344" calcext:value-type="float">
            <text:p><text:s text:c="2"/>47 815</text:p>
          </table:table-cell>
          <table:table-cell office:value-type="float" office:value="46689.01" calcext:value-type="float">
            <text:p><text:s text:c="2"/>46 689</text:p>
          </table:table-cell>
          <table:table-cell office:value-type="float" office:value="45558.029" calcext:value-type="float">
            <text:p><text:s text:c="2"/>45 558</text:p>
          </table:table-cell>
          <table:table-cell office:value-type="float" office:value="44598.368" calcext:value-type="float">
            <text:p><text:s text:c="2"/>44 598</text:p>
          </table:table-cell>
          <table:table-cell office:value-type="float" office:value="43946.049" calcext:value-type="float">
            <text:p><text:s text:c="2"/>43 946</text:p>
          </table:table-cell>
          <table:table-cell office:value-type="float" office:value="43471.083" calcext:value-type="float">
            <text:p><text:s text:c="2"/>43 471</text:p>
          </table:table-cell>
          <table:table-cell office:value-type="float" office:value="42920.891" calcext:value-type="float">
            <text:p><text:s text:c="2"/>42 921</text:p>
          </table:table-cell>
          <table:table-cell office:value-type="float" office:value="42362.104" calcext:value-type="float">
            <text:p><text:s text:c="2"/>42 362</text:p>
          </table:table-cell>
          <table:table-cell office:value-type="float" office:value="41639.262" calcext:value-type="float">
            <text:p><text:s text:c="2"/>41 639</text:p>
          </table:table-cell>
          <table:table-cell office:value-type="float" office:value="40654.754" calcext:value-type="float">
            <text:p><text:s text:c="2"/>40 655</text:p>
          </table:table-cell>
          <table:table-cell office:value-type="float" office:value="39496.035" calcext:value-type="float">
            <text:p><text:s text:c="2"/>39 496</text:p>
          </table:table-cell>
          <table:table-cell office:value-type="float" office:value="38383.869" calcext:value-type="float">
            <text:p><text:s text:c="2"/>38 384</text:p>
          </table:table-cell>
          <table:table-cell office:value-type="float" office:value="37316.933" calcext:value-type="float">
            <text:p><text:s text:c="2"/>37 317</text:p>
          </table:table-cell>
          <table:table-cell office:value-type="float" office:value="36160.362" calcext:value-type="float">
            <text:p><text:s text:c="2"/>36 160</text:p>
          </table:table-cell>
          <table:table-cell office:value-type="float" office:value="34883.089" calcext:value-type="float">
            <text:p><text:s text:c="2"/>34 883</text:p>
          </table:table-cell>
          <table:table-cell office:value-type="float" office:value="33565.282" calcext:value-type="float">
            <text:p><text:s text:c="2"/>33 565</text:p>
          </table:table-cell>
          <table:table-cell office:value-type="float" office:value="32264.417" calcext:value-type="float">
            <text:p><text:s text:c="2"/>32 264</text:p>
          </table:table-cell>
          <table:table-cell office:value-type="float" office:value="30904.427" calcext:value-type="float">
            <text:p><text:s text:c="2"/>30 904</text:p>
          </table:table-cell>
          <table:table-cell office:value-type="float" office:value="29946.261" calcext:value-type="float">
            <text:p><text:s text:c="2"/>29 946</text:p>
          </table:table-cell>
          <table:table-cell office:value-type="float" office:value="29604.603" calcext:value-type="float">
            <text:p><text:s text:c="2"/>29 605</text:p>
          </table:table-cell>
          <table:table-cell office:value-type="float" office:value="29646.618" calcext:value-type="float">
            <text:p><text:s text:c="2"/>29 647</text:p>
          </table:table-cell>
          <table:table-cell office:value-type="float" office:value="29640.522" calcext:value-type="float">
            <text:p><text:s text:c="2"/>29 641</text:p>
          </table:table-cell>
          <table:table-cell office:value-type="float" office:value="29691.5" calcext:value-type="float">
            <text:p><text:s text:c="2"/>29 692</text:p>
          </table:table-cell>
          <table:table-cell office:value-type="float" office:value="29487.64" calcext:value-type="float">
            <text:p><text:s text:c="2"/>29 488</text:p>
          </table:table-cell>
          <table:table-cell office:value-type="float" office:value="28836.07" calcext:value-type="float">
            <text:p><text:s text:c="2"/>28 836</text:p>
          </table:table-cell>
          <table:table-cell office:value-type="float" office:value="27891.54" calcext:value-type="float">
            <text:p><text:s text:c="2"/>27 892</text:p>
          </table:table-cell>
          <table:table-cell office:value-type="float" office:value="27001.708" calcext:value-type="float">
            <text:p><text:s text:c="2"/>27 002</text:p>
          </table:table-cell>
          <table:table-cell office:value-type="float" office:value="26097.14" calcext:value-type="float">
            <text:p><text:s text:c="2"/>26 097</text:p>
          </table:table-cell>
          <table:table-cell office:value-type="float" office:value="25202.218" calcext:value-type="float">
            <text:p><text:s text:c="2"/>25 202</text:p>
          </table:table-cell>
          <table:table-cell office:value-type="float" office:value="24363.99" calcext:value-type="float">
            <text:p><text:s text:c="2"/>24 364</text:p>
          </table:table-cell>
          <table:table-cell office:value-type="float" office:value="23551.21" calcext:value-type="float">
            <text:p><text:s text:c="2"/>23 551</text:p>
          </table:table-cell>
          <table:table-cell office:value-type="float" office:value="22693.233" calcext:value-type="float">
            <text:p><text:s text:c="2"/>22 693</text:p>
          </table:table-cell>
          <table:table-cell office:value-type="float" office:value="21813.347" calcext:value-type="float">
            <text:p><text:s text:c="2"/>21 813</text:p>
          </table:table-cell>
          <table:table-cell office:value-type="float" office:value="20889.322" calcext:value-type="float">
            <text:p><text:s text:c="2"/>20 889</text:p>
          </table:table-cell>
          <table:table-cell office:value-type="float" office:value="19906.025" calcext:value-type="float">
            <text:p><text:s text:c="2"/>19 906</text:p>
          </table:table-cell>
          <table:table-cell office:value-type="float" office:value="18886.281" calcext:value-type="float">
            <text:p><text:s text:c="2"/>18 886</text:p>
          </table:table-cell>
          <table:table-cell office:value-type="float" office:value="17871.082" calcext:value-type="float">
            <text:p><text:s text:c="2"/>17 871</text:p>
          </table:table-cell>
          <table:table-cell office:value-type="float" office:value="16855.926" calcext:value-type="float">
            <text:p><text:s text:c="2"/>16 856</text:p>
          </table:table-cell>
          <table:table-cell office:value-type="float" office:value="15863.693" calcext:value-type="float">
            <text:p><text:s text:c="2"/>15 864</text:p>
          </table:table-cell>
          <table:table-cell office:value-type="float" office:value="14911.149" calcext:value-type="float">
            <text:p><text:s text:c="2"/>14 911</text:p>
          </table:table-cell>
          <table:table-cell office:value-type="float" office:value="13992.248" calcext:value-type="float">
            <text:p><text:s text:c="2"/>13 992</text:p>
          </table:table-cell>
          <table:table-cell office:value-type="float" office:value="13080.207" calcext:value-type="float">
            <text:p><text:s text:c="2"/>13 080</text:p>
          </table:table-cell>
          <table:table-cell office:value-type="float" office:value="12175.676" calcext:value-type="float">
            <text:p><text:s text:c="2"/>12 176</text:p>
          </table:table-cell>
          <table:table-cell office:value-type="float" office:value="11321.244" calcext:value-type="float">
            <text:p><text:s text:c="2"/>11 321</text:p>
          </table:table-cell>
          <table:table-cell office:value-type="float" office:value="10533.981" calcext:value-type="float">
            <text:p><text:s text:c="2"/>10 534</text:p>
          </table:table-cell>
          <table:table-cell office:value-type="float" office:value="9795.96700000001" calcext:value-type="float">
            <text:p><text:s text:c="2"/>9 796</text:p>
          </table:table-cell>
          <table:table-cell office:value-type="float" office:value="9077.875" calcext:value-type="float">
            <text:p><text:s text:c="2"/>9 078</text:p>
          </table:table-cell>
          <table:table-cell office:value-type="float" office:value="8392.339" calcext:value-type="float">
            <text:p><text:s text:c="2"/>8 392</text:p>
          </table:table-cell>
          <table:table-cell office:value-type="float" office:value="7694.594" calcext:value-type="float">
            <text:p><text:s text:c="2"/>7 695</text:p>
          </table:table-cell>
          <table:table-cell office:value-type="float" office:value="6961.599" calcext:value-type="float">
            <text:p><text:s text:c="2"/>6 962</text:p>
          </table:table-cell>
          <table:table-cell office:value-type="float" office:value="6218.085" calcext:value-type="float">
            <text:p><text:s text:c="2"/>6 218</text:p>
          </table:table-cell>
          <table:table-cell office:value-type="float" office:value="5512.712" calcext:value-type="float">
            <text:p><text:s text:c="2"/>5 513</text:p>
          </table:table-cell>
          <table:table-cell office:value-type="float" office:value="4836.633" calcext:value-type="float">
            <text:p><text:s text:c="2"/>4 837</text:p>
          </table:table-cell>
          <table:table-cell office:value-type="float" office:value="4210.262" calcext:value-type="float">
            <text:p><text:s text:c="2"/>4 210</text:p>
          </table:table-cell>
          <table:table-cell office:value-type="float" office:value="3649.01" calcext:value-type="float">
            <text:p><text:s text:c="2"/>3 649</text:p>
          </table:table-cell>
          <table:table-cell office:value-type="float" office:value="3143.893" calcext:value-type="float">
            <text:p><text:s text:c="2"/>3 144</text:p>
          </table:table-cell>
          <table:table-cell office:value-type="float" office:value="2667.749" calcext:value-type="float">
            <text:p><text:s text:c="2"/>2 668</text:p>
          </table:table-cell>
          <table:table-cell office:value-type="float" office:value="2222.75" calcext:value-type="float">
            <text:p><text:s text:c="2"/>2 223</text:p>
          </table:table-cell>
          <table:table-cell office:value-type="float" office:value="1832.242" calcext:value-type="float">
            <text:p><text:s text:c="2"/>1 832</text:p>
          </table:table-cell>
          <table:table-cell office:value-type="float" office:value="1504.182" calcext:value-type="float">
            <text:p><text:s text:c="2"/>1 504</text:p>
          </table:table-cell>
          <table:table-cell office:value-type="float" office:value="1228.482" calcext:value-type="float">
            <text:p><text:s text:c="2"/>1 228</text:p>
          </table:table-cell>
          <table:table-cell office:value-type="float" office:value="977.761" calcext:value-type="float">
            <text:p><text:s text:c="3"/>978</text:p>
          </table:table-cell>
          <table:table-cell office:value-type="float" office:value="767.069999999999" calcext:value-type="float">
            <text:p><text:s text:c="3"/>767</text:p>
          </table:table-cell>
          <table:table-cell office:value-type="float" office:value="601.19" calcext:value-type="float">
            <text:p><text:s text:c="3"/>601</text:p>
          </table:table-cell>
          <table:table-cell office:value-type="float" office:value="457.278" calcext:value-type="float">
            <text:p><text:s text:c="3"/>457</text:p>
          </table:table-cell>
          <table:table-cell office:value-type="float" office:value="331.612" calcext:value-type="float">
            <text:p><text:s text:c="3"/>332</text:p>
          </table:table-cell>
          <table:table-cell office:value-type="float" office:value="223.107" calcext:value-type="float">
            <text:p><text:s text:c="3"/>223</text:p>
          </table:table-cell>
          <table:table-cell office:value-type="float" office:value="157.985" calcext:value-type="float">
            <text:p><text:s text:c="3"/>158</text:p>
          </table:table-cell>
          <table:table-cell office:value-type="float" office:value="125.815" calcext:value-type="float">
            <text:p><text:s text:c="3"/>126</text:p>
          </table:table-cell>
          <table:table-cell office:value-type="float" office:value="91.012" calcext:value-type="float">
            <text:p><text:s text:c="3"/>91</text:p>
          </table:table-cell>
          <table:table-cell office:value-type="float" office:value="53.587" calcext:value-type="float">
            <text:p><text:s text:c="3"/>54</text:p>
          </table:table-cell>
          <table:table-cell office:value-type="float" office:value="33.676" calcext:value-type="float">
            <text:p><text:s text:c="3"/>34</text:p>
          </table:table-cell>
          <table:table-cell office:value-type="float" office:value="23.444" calcext:value-type="float">
            <text:p><text:s text:c="3"/>23</text:p>
          </table:table-cell>
          <table:table-cell office:value-type="float" office:value="12.642" calcext:value-type="float">
            <text:p><text:s text:c="3"/>13</text:p>
          </table:table-cell>
          <table:table-cell office:value-type="float" office:value="20.117" calcext:value-type="float">
            <text:p><text:s text:c="3"/>2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 office:value-type="float" office:value="97964.372" calcext:value-type="float">
            <text:p><text:s text:c="2"/>97 964</text:p>
          </table:table-cell>
          <table:table-cell office:value-type="float" office:value="94514.6969999999" calcext:value-type="float">
            <text:p><text:s text:c="2"/>94 515</text:p>
          </table:table-cell>
          <table:table-cell office:value-type="float" office:value="91445.1499999999" calcext:value-type="float">
            <text:p><text:s text:c="2"/>91 445</text:p>
          </table:table-cell>
          <table:table-cell office:value-type="float" office:value="86522.0130000001" calcext:value-type="float">
            <text:p><text:s text:c="2"/>86 522</text:p>
          </table:table-cell>
          <table:table-cell office:value-type="float" office:value="85279.666" calcext:value-type="float">
            <text:p><text:s text:c="2"/>85 280</text:p>
          </table:table-cell>
          <table:table-cell office:value-type="float" office:value="84012.636" calcext:value-type="float">
            <text:p><text:s text:c="2"/>84 013</text:p>
          </table:table-cell>
          <table:table-cell office:value-type="float" office:value="82683.18" calcext:value-type="float">
            <text:p><text:s text:c="2"/>82 683</text:p>
          </table:table-cell>
          <table:table-cell office:value-type="float" office:value="81253.545" calcext:value-type="float">
            <text:p><text:s text:c="2"/>81 254</text:p>
          </table:table-cell>
          <table:table-cell office:value-type="float" office:value="79806.842" calcext:value-type="float">
            <text:p><text:s text:c="2"/>79 807</text:p>
          </table:table-cell>
          <table:table-cell office:value-type="float" office:value="78426.164" calcext:value-type="float">
            <text:p><text:s text:c="2"/>78 426</text:p>
          </table:table-cell>
          <table:table-cell office:value-type="float" office:value="76469.499" calcext:value-type="float">
            <text:p><text:s text:c="2"/>76 469</text:p>
          </table:table-cell>
          <table:table-cell office:value-type="float" office:value="73657.375" calcext:value-type="float">
            <text:p><text:s text:c="2"/>73 657</text:p>
          </table:table-cell>
          <table:table-cell office:value-type="float" office:value="70314.594" calcext:value-type="float">
            <text:p><text:s text:c="2"/>70 315</text:p>
          </table:table-cell>
          <table:table-cell office:value-type="float" office:value="67081.243" calcext:value-type="float">
            <text:p><text:s text:c="2"/>67 081</text:p>
          </table:table-cell>
          <table:table-cell office:value-type="float" office:value="63872.287" calcext:value-type="float">
            <text:p><text:s text:c="2"/>63 872</text:p>
          </table:table-cell>
          <table:table-cell office:value-type="float" office:value="60886.466" calcext:value-type="float">
            <text:p><text:s text:c="2"/>60 886</text:p>
          </table:table-cell>
          <table:table-cell office:value-type="float" office:value="58301.473" calcext:value-type="float">
            <text:p><text:s text:c="2"/>58 301</text:p>
          </table:table-cell>
          <table:table-cell office:value-type="float" office:value="56058.524" calcext:value-type="float">
            <text:p><text:s text:c="2"/>56 059</text:p>
          </table:table-cell>
          <table:table-cell office:value-type="float" office:value="53831.042" calcext:value-type="float">
            <text:p><text:s text:c="2"/>53 831</text:p>
          </table:table-cell>
          <table:table-cell office:value-type="float" office:value="51576.223" calcext:value-type="float">
            <text:p><text:s text:c="2"/>51 576</text:p>
          </table:table-cell>
          <table:table-cell office:value-type="float" office:value="50006.593" calcext:value-type="float">
            <text:p><text:s text:c="2"/>50 007</text:p>
          </table:table-cell>
          <table:table-cell office:value-type="float" office:value="49409.702" calcext:value-type="float">
            <text:p><text:s text:c="2"/>49 410</text:p>
          </table:table-cell>
          <table:table-cell office:value-type="float" office:value="49443.712" calcext:value-type="float">
            <text:p><text:s text:c="2"/>49 444</text:p>
          </table:table-cell>
          <table:table-cell office:value-type="float" office:value="49508.934" calcext:value-type="float">
            <text:p><text:s text:c="2"/>49 509</text:p>
          </table:table-cell>
          <table:table-cell office:value-type="float" office:value="49760.974" calcext:value-type="float">
            <text:p><text:s text:c="2"/>49 761</text:p>
          </table:table-cell>
          <table:table-cell office:value-type="float" office:value="49636.659" calcext:value-type="float">
            <text:p><text:s text:c="2"/>49 637</text:p>
          </table:table-cell>
          <table:table-cell office:value-type="float" office:value="48806.326" calcext:value-type="float">
            <text:p><text:s text:c="2"/>48 806</text:p>
          </table:table-cell>
          <table:table-cell office:value-type="float" office:value="47539.264" calcext:value-type="float">
            <text:p><text:s text:c="2"/>47 539</text:p>
          </table:table-cell>
          <table:table-cell office:value-type="float" office:value="46410.737" calcext:value-type="float">
            <text:p><text:s text:c="2"/>46 411</text:p>
          </table:table-cell>
          <table:table-cell office:value-type="float" office:value="45277.226" calcext:value-type="float">
            <text:p><text:s text:c="2"/>45 277</text:p>
          </table:table-cell>
          <table:table-cell office:value-type="float" office:value="44315.842" calcext:value-type="float">
            <text:p><text:s text:c="2"/>44 316</text:p>
          </table:table-cell>
          <table:table-cell office:value-type="float" office:value="43663.133" calcext:value-type="float">
            <text:p><text:s text:c="2"/>43 663</text:p>
          </table:table-cell>
          <table:table-cell office:value-type="float" office:value="43188.528" calcext:value-type="float">
            <text:p><text:s text:c="2"/>43 189</text:p>
          </table:table-cell>
          <table:table-cell office:value-type="float" office:value="42638.245" calcext:value-type="float">
            <text:p><text:s text:c="2"/>42 638</text:p>
          </table:table-cell>
          <table:table-cell office:value-type="float" office:value="42079.065" calcext:value-type="float">
            <text:p><text:s text:c="2"/>42 079</text:p>
          </table:table-cell>
          <table:table-cell office:value-type="float" office:value="41355.281" calcext:value-type="float">
            <text:p><text:s text:c="2"/>41 355</text:p>
          </table:table-cell>
          <table:table-cell office:value-type="float" office:value="40368.969" calcext:value-type="float">
            <text:p><text:s text:c="2"/>40 369</text:p>
          </table:table-cell>
          <table:table-cell office:value-type="float" office:value="39207.684" calcext:value-type="float">
            <text:p><text:s text:c="2"/>39 208</text:p>
          </table:table-cell>
          <table:table-cell office:value-type="float" office:value="38092.605" calcext:value-type="float">
            <text:p><text:s text:c="2"/>38 093</text:p>
          </table:table-cell>
          <table:table-cell office:value-type="float" office:value="37022.365" calcext:value-type="float">
            <text:p><text:s text:c="2"/>37 022</text:p>
          </table:table-cell>
          <table:table-cell office:value-type="float" office:value="35861.501" calcext:value-type="float">
            <text:p><text:s text:c="2"/>35 862</text:p>
          </table:table-cell>
          <table:table-cell office:value-type="float" office:value="34578.735" calcext:value-type="float">
            <text:p><text:s text:c="2"/>34 579</text:p>
          </table:table-cell>
          <table:table-cell office:value-type="float" office:value="33254.452" calcext:value-type="float">
            <text:p><text:s text:c="2"/>33 254</text:p>
          </table:table-cell>
          <table:table-cell office:value-type="float" office:value="31946.63" calcext:value-type="float">
            <text:p><text:s text:c="2"/>31 947</text:p>
          </table:table-cell>
          <table:table-cell office:value-type="float" office:value="30579.2" calcext:value-type="float">
            <text:p><text:s text:c="2"/>30 579</text:p>
          </table:table-cell>
          <table:table-cell office:value-type="float" office:value="29612.785" calcext:value-type="float">
            <text:p><text:s text:c="2"/>29 613</text:p>
          </table:table-cell>
          <table:table-cell office:value-type="float" office:value="29262.008" calcext:value-type="float">
            <text:p><text:s text:c="2"/>29 262</text:p>
          </table:table-cell>
          <table:table-cell office:value-type="float" office:value="29294.239" calcext:value-type="float">
            <text:p><text:s text:c="2"/>29 294</text:p>
          </table:table-cell>
          <table:table-cell office:value-type="float" office:value="29277.555" calcext:value-type="float">
            <text:p><text:s text:c="2"/>29 278</text:p>
          </table:table-cell>
          <table:table-cell office:value-type="float" office:value="29316.793" calcext:value-type="float">
            <text:p><text:s text:c="2"/>29 317</text:p>
          </table:table-cell>
          <table:table-cell office:value-type="float" office:value="29102.137" calcext:value-type="float">
            <text:p><text:s text:c="2"/>29 102</text:p>
          </table:table-cell>
          <table:table-cell office:value-type="float" office:value="28441.665" calcext:value-type="float">
            <text:p><text:s text:c="2"/>28 442</text:p>
          </table:table-cell>
          <table:table-cell office:value-type="float" office:value="27488.942" calcext:value-type="float">
            <text:p><text:s text:c="2"/>27 489</text:p>
          </table:table-cell>
          <table:table-cell office:value-type="float" office:value="26590.308" calcext:value-type="float">
            <text:p><text:s text:c="2"/>26 590</text:p>
          </table:table-cell>
          <table:table-cell office:value-type="float" office:value="25677.484" calcext:value-type="float">
            <text:p><text:s text:c="2"/>25 677</text:p>
          </table:table-cell>
          <table:table-cell office:value-type="float" office:value="24769.373" calcext:value-type="float">
            <text:p><text:s text:c="2"/>24 769</text:p>
          </table:table-cell>
          <table:table-cell office:value-type="float" office:value="23910.365" calcext:value-type="float">
            <text:p><text:s text:c="2"/>23 910</text:p>
          </table:table-cell>
          <table:table-cell office:value-type="float" office:value="23072.268" calcext:value-type="float">
            <text:p><text:s text:c="2"/>23 072</text:p>
          </table:table-cell>
          <table:table-cell office:value-type="float" office:value="22189.931" calcext:value-type="float">
            <text:p><text:s text:c="2"/>22 190</text:p>
          </table:table-cell>
          <table:table-cell office:value-type="float" office:value="21285.365" calcext:value-type="float">
            <text:p><text:s text:c="2"/>21 285</text:p>
          </table:table-cell>
          <table:table-cell office:value-type="float" office:value="20340.688" calcext:value-type="float">
            <text:p><text:s text:c="2"/>20 341</text:p>
          </table:table-cell>
          <table:table-cell office:value-type="float" office:value="19343.42" calcext:value-type="float">
            <text:p><text:s text:c="2"/>19 343</text:p>
          </table:table-cell>
          <table:table-cell office:value-type="float" office:value="18314.339" calcext:value-type="float">
            <text:p><text:s text:c="2"/>18 314</text:p>
          </table:table-cell>
          <table:table-cell office:value-type="float" office:value="17289.95" calcext:value-type="float">
            <text:p><text:s text:c="2"/>17 290</text:p>
          </table:table-cell>
          <table:table-cell office:value-type="float" office:value="16266.823" calcext:value-type="float">
            <text:p><text:s text:c="2"/>16 267</text:p>
          </table:table-cell>
          <table:table-cell office:value-type="float" office:value="15267.138" calcext:value-type="float">
            <text:p><text:s text:c="2"/>15 267</text:p>
          </table:table-cell>
          <table:table-cell office:value-type="float" office:value="14306.858" calcext:value-type="float">
            <text:p><text:s text:c="2"/>14 307</text:p>
          </table:table-cell>
          <table:table-cell office:value-type="float" office:value="13380.751" calcext:value-type="float">
            <text:p><text:s text:c="2"/>13 381</text:p>
          </table:table-cell>
          <table:table-cell office:value-type="float" office:value="12463.853" calcext:value-type="float">
            <text:p><text:s text:c="2"/>12 464</text:p>
          </table:table-cell>
          <table:table-cell office:value-type="float" office:value="11556.846" calcext:value-type="float">
            <text:p><text:s text:c="2"/>11 557</text:p>
          </table:table-cell>
          <table:table-cell office:value-type="float" office:value="10701.294" calcext:value-type="float">
            <text:p><text:s text:c="2"/>10 701</text:p>
          </table:table-cell>
          <table:table-cell office:value-type="float" office:value="9914.041" calcext:value-type="float">
            <text:p><text:s text:c="2"/>9 914</text:p>
          </table:table-cell>
          <table:table-cell office:value-type="float" office:value="9177.879" calcext:value-type="float">
            <text:p><text:s text:c="2"/>9 178</text:p>
          </table:table-cell>
          <table:table-cell office:value-type="float" office:value="8464.068" calcext:value-type="float">
            <text:p><text:s text:c="2"/>8 464</text:p>
          </table:table-cell>
          <table:table-cell office:value-type="float" office:value="7784.751" calcext:value-type="float">
            <text:p><text:s text:c="2"/>7 785</text:p>
          </table:table-cell>
          <table:table-cell office:value-type="float" office:value="7098.56599999999" calcext:value-type="float">
            <text:p><text:s text:c="2"/>7 099</text:p>
          </table:table-cell>
          <table:table-cell office:value-type="float" office:value="6384.137" calcext:value-type="float">
            <text:p><text:s text:c="2"/>6 384</text:p>
          </table:table-cell>
          <table:table-cell office:value-type="float" office:value="5664.562" calcext:value-type="float">
            <text:p><text:s text:c="2"/>5 665</text:p>
          </table:table-cell>
          <table:table-cell office:value-type="float" office:value="4984.693" calcext:value-type="float">
            <text:p><text:s text:c="2"/>4 985</text:p>
          </table:table-cell>
          <table:table-cell office:value-type="float" office:value="4335.867" calcext:value-type="float">
            <text:p><text:s text:c="2"/>4 336</text:p>
          </table:table-cell>
          <table:table-cell office:value-type="float" office:value="3739.914" calcext:value-type="float">
            <text:p><text:s text:c="2"/>3 740</text:p>
          </table:table-cell>
          <table:table-cell office:value-type="float" office:value="3212.365" calcext:value-type="float">
            <text:p><text:s text:c="2"/>3 212</text:p>
          </table:table-cell>
          <table:table-cell office:value-type="float" office:value="2743.266" calcext:value-type="float">
            <text:p><text:s text:c="2"/>2 743</text:p>
          </table:table-cell>
          <table:table-cell office:value-type="float" office:value="2303.89" calcext:value-type="float">
            <text:p><text:s text:c="2"/>2 304</text:p>
          </table:table-cell>
          <table:table-cell office:value-type="float" office:value="1896.099" calcext:value-type="float">
            <text:p><text:s text:c="2"/>1 896</text:p>
          </table:table-cell>
          <table:table-cell office:value-type="float" office:value="1542.716" calcext:value-type="float">
            <text:p><text:s text:c="2"/>1 543</text:p>
          </table:table-cell>
          <table:table-cell office:value-type="float" office:value="1251.078" calcext:value-type="float">
            <text:p><text:s text:c="2"/>1 251</text:p>
          </table:table-cell>
          <table:table-cell office:value-type="float" office:value="1010.641" calcext:value-type="float">
            <text:p><text:s text:c="2"/>1 011</text:p>
          </table:table-cell>
          <table:table-cell office:value-type="float" office:value="790.972" calcext:value-type="float">
            <text:p><text:s text:c="3"/>791</text:p>
          </table:table-cell>
          <table:table-cell office:value-type="float" office:value="614.42" calcext:value-type="float">
            <text:p><text:s text:c="3"/>614</text:p>
          </table:table-cell>
          <table:table-cell office:value-type="float" office:value="484.043" calcext:value-type="float">
            <text:p><text:s text:c="3"/>484</text:p>
          </table:table-cell>
          <table:table-cell office:value-type="float" office:value="365.066" calcext:value-type="float">
            <text:p><text:s text:c="3"/>365</text:p>
          </table:table-cell>
          <table:table-cell office:value-type="float" office:value="255.055" calcext:value-type="float">
            <text:p><text:s text:c="3"/>255</text:p>
          </table:table-cell>
          <table:table-cell office:value-type="float" office:value="167.78" calcext:value-type="float">
            <text:p><text:s text:c="3"/>168</text:p>
          </table:table-cell>
          <table:table-cell office:value-type="float" office:value="120.987" calcext:value-type="float">
            <text:p><text:s text:c="3"/>121</text:p>
          </table:table-cell>
          <table:table-cell office:value-type="float" office:value="95.976" calcext:value-type="float">
            <text:p><text:s text:c="3"/>96</text:p>
          </table:table-cell>
          <table:table-cell office:value-type="float" office:value="69.012" calcext:value-type="float">
            <text:p><text:s text:c="3"/>69</text:p>
          </table:table-cell>
          <table:table-cell office:value-type="float" office:value="40.141" calcext:value-type="float">
            <text:p><text:s text:c="3"/>40</text:p>
          </table:table-cell>
          <table:table-cell office:value-type="float" office:value="23.613" calcext:value-type="float">
            <text:p><text:s text:c="3"/>24</text:p>
          </table:table-cell>
          <table:table-cell office:value-type="float" office:value="12.694" calcext:value-type="float">
            <text:p><text:s text:c="3"/>13</text:p>
          </table:table-cell>
          <table:table-cell office:value-type="float" office:value="20.123" calcext:value-type="float">
            <text:p><text:s text:c="3"/>2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 office:value-type="float" office:value="101949.649" calcext:value-type="float">
            <text:p><text:s text:c="2"/>101 950</text:p>
          </table:table-cell>
          <table:table-cell office:value-type="float" office:value="97163.347" calcext:value-type="float">
            <text:p><text:s text:c="2"/>97 163</text:p>
          </table:table-cell>
          <table:table-cell office:value-type="float" office:value="93114.7759999999" calcext:value-type="float">
            <text:p><text:s text:c="2"/>93 115</text:p>
          </table:table-cell>
          <table:table-cell office:value-type="float" office:value="89713.0129999999" calcext:value-type="float">
            <text:p><text:s text:c="2"/>89 713</text:p>
          </table:table-cell>
          <table:table-cell office:value-type="float" office:value="86012.321" calcext:value-type="float">
            <text:p><text:s text:c="2"/>86 012</text:p>
          </table:table-cell>
          <table:table-cell office:value-type="float" office:value="84382.8109999999" calcext:value-type="float">
            <text:p><text:s text:c="2"/>84 383</text:p>
          </table:table-cell>
          <table:table-cell office:value-type="float" office:value="82929.0810000001" calcext:value-type="float">
            <text:p><text:s text:c="2"/>82 929</text:p>
          </table:table-cell>
          <table:table-cell office:value-type="float" office:value="81576.604" calcext:value-type="float">
            <text:p><text:s text:c="2"/>81 577</text:p>
          </table:table-cell>
          <table:table-cell office:value-type="float" office:value="80250.8120000001" calcext:value-type="float">
            <text:p><text:s text:c="2"/>80 251</text:p>
          </table:table-cell>
          <table:table-cell office:value-type="float" office:value="79038.1129999999" calcext:value-type="float">
            <text:p><text:s text:c="2"/>79 038</text:p>
          </table:table-cell>
          <table:table-cell office:value-type="float" office:value="78024.835" calcext:value-type="float">
            <text:p><text:s text:c="2"/>78 025</text:p>
          </table:table-cell>
          <table:table-cell office:value-type="float" office:value="76331.886" calcext:value-type="float">
            <text:p><text:s text:c="2"/>76 332</text:p>
          </table:table-cell>
          <table:table-cell office:value-type="float" office:value="73562.941" calcext:value-type="float">
            <text:p><text:s text:c="2"/>73 563</text:p>
          </table:table-cell>
          <table:table-cell office:value-type="float" office:value="70126.11" calcext:value-type="float">
            <text:p><text:s text:c="2"/>70 126</text:p>
          </table:table-cell>
          <table:table-cell office:value-type="float" office:value="66862.6270000001" calcext:value-type="float">
            <text:p><text:s text:c="2"/>66 863</text:p>
          </table:table-cell>
          <table:table-cell office:value-type="float" office:value="63648.147" calcext:value-type="float">
            <text:p><text:s text:c="2"/>63 648</text:p>
          </table:table-cell>
          <table:table-cell office:value-type="float" office:value="60656.944" calcext:value-type="float">
            <text:p><text:s text:c="2"/>60 657</text:p>
          </table:table-cell>
          <table:table-cell office:value-type="float" office:value="58074.949" calcext:value-type="float">
            <text:p><text:s text:c="2"/>58 075</text:p>
          </table:table-cell>
          <table:table-cell office:value-type="float" office:value="55839.207" calcext:value-type="float">
            <text:p><text:s text:c="2"/>55 839</text:p>
          </table:table-cell>
          <table:table-cell office:value-type="float" office:value="53610.751" calcext:value-type="float">
            <text:p><text:s text:c="2"/>53 611</text:p>
          </table:table-cell>
          <table:table-cell office:value-type="float" office:value="51349.21" calcext:value-type="float">
            <text:p><text:s text:c="2"/>51 349</text:p>
          </table:table-cell>
          <table:table-cell office:value-type="float" office:value="49774.68" calcext:value-type="float">
            <text:p><text:s text:c="2"/>49 775</text:p>
          </table:table-cell>
          <table:table-cell office:value-type="float" office:value="49177.21" calcext:value-type="float">
            <text:p><text:s text:c="2"/>49 177</text:p>
          </table:table-cell>
          <table:table-cell office:value-type="float" office:value="49213.203" calcext:value-type="float">
            <text:p><text:s text:c="2"/>49 213</text:p>
          </table:table-cell>
          <table:table-cell office:value-type="float" office:value="49278.74" calcext:value-type="float">
            <text:p><text:s text:c="2"/>49 279</text:p>
          </table:table-cell>
          <table:table-cell office:value-type="float" office:value="49530.325" calcext:value-type="float">
            <text:p><text:s text:c="2"/>49 530</text:p>
          </table:table-cell>
          <table:table-cell office:value-type="float" office:value="49404.942" calcext:value-type="float">
            <text:p><text:s text:c="2"/>49 405</text:p>
          </table:table-cell>
          <table:table-cell office:value-type="float" office:value="48572.601" calcext:value-type="float">
            <text:p><text:s text:c="2"/>48 573</text:p>
          </table:table-cell>
          <table:table-cell office:value-type="float" office:value="47302.934" calcext:value-type="float">
            <text:p><text:s text:c="2"/>47 303</text:p>
          </table:table-cell>
          <table:table-cell office:value-type="float" office:value="46171.749" calcext:value-type="float">
            <text:p><text:s text:c="2"/>46 172</text:p>
          </table:table-cell>
          <table:table-cell office:value-type="float" office:value="45035.332" calcext:value-type="float">
            <text:p><text:s text:c="2"/>45 035</text:p>
          </table:table-cell>
          <table:table-cell office:value-type="float" office:value="44071.545" calcext:value-type="float">
            <text:p><text:s text:c="2"/>44 072</text:p>
          </table:table-cell>
          <table:table-cell office:value-type="float" office:value="43417.424" calcext:value-type="float">
            <text:p><text:s text:c="2"/>43 417</text:p>
          </table:table-cell>
          <table:table-cell office:value-type="float" office:value="42941.925" calcext:value-type="float">
            <text:p><text:s text:c="2"/>42 942</text:p>
          </table:table-cell>
          <table:table-cell office:value-type="float" office:value="42390.327" calcext:value-type="float">
            <text:p><text:s text:c="2"/>42 390</text:p>
          </table:table-cell>
          <table:table-cell office:value-type="float" office:value="41829.558" calcext:value-type="float">
            <text:p><text:s text:c="2"/>41 830</text:p>
          </table:table-cell>
          <table:table-cell office:value-type="float" office:value="41103.689" calcext:value-type="float">
            <text:p><text:s text:c="2"/>41 104</text:p>
          </table:table-cell>
          <table:table-cell office:value-type="float" office:value="40114.604" calcext:value-type="float">
            <text:p><text:s text:c="2"/>40 115</text:p>
          </table:table-cell>
          <table:table-cell office:value-type="float" office:value="38949.923" calcext:value-type="float">
            <text:p><text:s text:c="2"/>38 950</text:p>
          </table:table-cell>
          <table:table-cell office:value-type="float" office:value="37831.061" calcext:value-type="float">
            <text:p><text:s text:c="2"/>37 831</text:p>
          </table:table-cell>
          <table:table-cell office:value-type="float" office:value="36756.607" calcext:value-type="float">
            <text:p><text:s text:c="2"/>36 757</text:p>
          </table:table-cell>
          <table:table-cell office:value-type="float" office:value="35590.813" calcext:value-type="float">
            <text:p><text:s text:c="2"/>35 591</text:p>
          </table:table-cell>
          <table:table-cell office:value-type="float" office:value="34302.239" calcext:value-type="float">
            <text:p><text:s text:c="2"/>34 302</text:p>
          </table:table-cell>
          <table:table-cell office:value-type="float" office:value="32971.376" calcext:value-type="float">
            <text:p><text:s text:c="2"/>32 971</text:p>
          </table:table-cell>
          <table:table-cell office:value-type="float" office:value="31656.471" calcext:value-type="float">
            <text:p><text:s text:c="2"/>31 656</text:p>
          </table:table-cell>
          <table:table-cell office:value-type="float" office:value="30281.521" calcext:value-type="float">
            <text:p><text:s text:c="2"/>30 282</text:p>
          </table:table-cell>
          <table:table-cell office:value-type="float" office:value="29306.52" calcext:value-type="float">
            <text:p><text:s text:c="2"/>29 307</text:p>
          </table:table-cell>
          <table:table-cell office:value-type="float" office:value="28945.873" calcext:value-type="float">
            <text:p><text:s text:c="2"/>28 946</text:p>
          </table:table-cell>
          <table:table-cell office:value-type="float" office:value="28967.281" calcext:value-type="float">
            <text:p><text:s text:c="2"/>28 967</text:p>
          </table:table-cell>
          <table:table-cell office:value-type="float" office:value="28939.018" calcext:value-type="float">
            <text:p><text:s text:c="2"/>28 939</text:p>
          </table:table-cell>
          <table:table-cell office:value-type="float" office:value="28965.499" calcext:value-type="float">
            <text:p><text:s text:c="2"/>28 965</text:p>
          </table:table-cell>
          <table:table-cell office:value-type="float" office:value="28739.075" calcext:value-type="float">
            <text:p><text:s text:c="2"/>28 739</text:p>
          </table:table-cell>
          <table:table-cell office:value-type="float" office:value="28068.825" calcext:value-type="float">
            <text:p><text:s text:c="2"/>28 069</text:p>
          </table:table-cell>
          <table:table-cell office:value-type="float" office:value="27107.067" calcext:value-type="float">
            <text:p><text:s text:c="2"/>27 107</text:p>
          </table:table-cell>
          <table:table-cell office:value-type="float" office:value="26198.735" calcext:value-type="float">
            <text:p><text:s text:c="2"/>26 199</text:p>
          </table:table-cell>
          <table:table-cell office:value-type="float" office:value="25276.771" calcext:value-type="float">
            <text:p><text:s text:c="2"/>25 277</text:p>
          </table:table-cell>
          <table:table-cell office:value-type="float" office:value="24354.616" calcext:value-type="float">
            <text:p><text:s text:c="2"/>24 355</text:p>
          </table:table-cell>
          <table:table-cell office:value-type="float" office:value="23474.123" calcext:value-type="float">
            <text:p><text:s text:c="2"/>23 474</text:p>
          </table:table-cell>
          <table:table-cell office:value-type="float" office:value="22610.072" calcext:value-type="float">
            <text:p><text:s text:c="2"/>22 610</text:p>
          </table:table-cell>
          <table:table-cell office:value-type="float" office:value="21702.753" calcext:value-type="float">
            <text:p><text:s text:c="2"/>21 703</text:p>
          </table:table-cell>
          <table:table-cell office:value-type="float" office:value="20772.929" calcext:value-type="float">
            <text:p><text:s text:c="2"/>20 773</text:p>
          </table:table-cell>
          <table:table-cell office:value-type="float" office:value="19806.897" calcext:value-type="float">
            <text:p><text:s text:c="2"/>19 807</text:p>
          </table:table-cell>
          <table:table-cell office:value-type="float" office:value="18794.809" calcext:value-type="float">
            <text:p><text:s text:c="2"/>18 795</text:p>
          </table:table-cell>
          <table:table-cell office:value-type="float" office:value="17755.483" calcext:value-type="float">
            <text:p><text:s text:c="2"/>17 755</text:p>
          </table:table-cell>
          <table:table-cell office:value-type="float" office:value="16721.01" calcext:value-type="float">
            <text:p><text:s text:c="2"/>16 721</text:p>
          </table:table-cell>
          <table:table-cell office:value-type="float" office:value="15689.007" calcext:value-type="float">
            <text:p><text:s text:c="2"/>15 689</text:p>
          </table:table-cell>
          <table:table-cell office:value-type="float" office:value="14680.998" calcext:value-type="float">
            <text:p><text:s text:c="2"/>14 681</text:p>
          </table:table-cell>
          <table:table-cell office:value-type="float" office:value="13712.315" calcext:value-type="float">
            <text:p><text:s text:c="2"/>13 712</text:p>
          </table:table-cell>
          <table:table-cell office:value-type="float" office:value="12778.337" calcext:value-type="float">
            <text:p><text:s text:c="2"/>12 778</text:p>
          </table:table-cell>
          <table:table-cell office:value-type="float" office:value="11855.923" calcext:value-type="float">
            <text:p><text:s text:c="2"/>11 856</text:p>
          </table:table-cell>
          <table:table-cell office:value-type="float" office:value="10945.846" calcext:value-type="float">
            <text:p><text:s text:c="2"/>10 946</text:p>
          </table:table-cell>
          <table:table-cell office:value-type="float" office:value="10088.546" calcext:value-type="float">
            <text:p><text:s text:c="2"/>10 089</text:p>
          </table:table-cell>
          <table:table-cell office:value-type="float" office:value="9300.619" calcext:value-type="float">
            <text:p><text:s text:c="2"/>9 301</text:p>
          </table:table-cell>
          <table:table-cell office:value-type="float" office:value="8565.59" calcext:value-type="float">
            <text:p><text:s text:c="2"/>8 566</text:p>
          </table:table-cell>
          <table:table-cell office:value-type="float" office:value="7855.39400000001" calcext:value-type="float">
            <text:p><text:s text:c="2"/>7 855</text:p>
          </table:table-cell>
          <table:table-cell office:value-type="float" office:value="7181.669" calcext:value-type="float">
            <text:p><text:s text:c="2"/>7 182</text:p>
          </table:table-cell>
          <table:table-cell office:value-type="float" office:value="6506.467" calcext:value-type="float">
            <text:p><text:s text:c="2"/>6 506</text:p>
          </table:table-cell>
          <table:table-cell office:value-type="float" office:value="5810.04" calcext:value-type="float">
            <text:p><text:s text:c="2"/>5 810</text:p>
          </table:table-cell>
          <table:table-cell office:value-type="float" office:value="5113.931" calcext:value-type="float">
            <text:p><text:s text:c="2"/>5 114</text:p>
          </table:table-cell>
          <table:table-cell office:value-type="float" office:value="4459.133" calcext:value-type="float">
            <text:p><text:s text:c="2"/>4 459</text:p>
          </table:table-cell>
          <table:table-cell office:value-type="float" office:value="3837.108" calcext:value-type="float">
            <text:p><text:s text:c="2"/>3 837</text:p>
          </table:table-cell>
          <table:table-cell office:value-type="float" office:value="3271.172" calcext:value-type="float">
            <text:p><text:s text:c="2"/>3 271</text:p>
          </table:table-cell>
          <table:table-cell office:value-type="float" office:value="2776.987" calcext:value-type="float">
            <text:p><text:s text:c="2"/>2 777</text:p>
          </table:table-cell>
          <table:table-cell office:value-type="float" office:value="2343.615" calcext:value-type="float">
            <text:p><text:s text:c="2"/>2 344</text:p>
          </table:table-cell>
          <table:table-cell office:value-type="float" office:value="1940.744" calcext:value-type="float">
            <text:p><text:s text:c="2"/>1 941</text:p>
          </table:table-cell>
          <table:table-cell office:value-type="float" office:value="1569.952" calcext:value-type="float">
            <text:p><text:s text:c="2"/>1 570</text:p>
          </table:table-cell>
          <table:table-cell office:value-type="float" office:value="1253.543" calcext:value-type="float">
            <text:p><text:s text:c="2"/>1 254</text:p>
          </table:table-cell>
          <table:table-cell office:value-type="float" office:value="998.198" calcext:value-type="float">
            <text:p><text:s text:c="3"/>998</text:p>
          </table:table-cell>
          <table:table-cell office:value-type="float" office:value="792.936" calcext:value-type="float">
            <text:p><text:s text:c="3"/>793</text:p>
          </table:table-cell>
          <table:table-cell office:value-type="float" office:value="604.279" calcext:value-type="float">
            <text:p><text:s text:c="3"/>604</text:p>
          </table:table-cell>
          <table:table-cell office:value-type="float" office:value="461.854" calcext:value-type="float">
            <text:p><text:s text:c="3"/>462</text:p>
          </table:table-cell>
          <table:table-cell office:value-type="float" office:value="366.922" calcext:value-type="float">
            <text:p><text:s text:c="3"/>367</text:p>
          </table:table-cell>
          <table:table-cell office:value-type="float" office:value="272.879" calcext:value-type="float">
            <text:p><text:s text:c="3"/>273</text:p>
          </table:table-cell>
          <table:table-cell office:value-type="float" office:value="178.483" calcext:value-type="float">
            <text:p><text:s text:c="3"/>178</text:p>
          </table:table-cell>
          <table:table-cell office:value-type="float" office:value="112.478" calcext:value-type="float">
            <text:p><text:s text:c="3"/>112</text:p>
          </table:table-cell>
          <table:table-cell office:value-type="float" office:value="84.006" calcext:value-type="float">
            <text:p><text:s text:c="3"/>84</text:p>
          </table:table-cell>
          <table:table-cell office:value-type="float" office:value="66.14" calcext:value-type="float">
            <text:p><text:s text:c="3"/>66</text:p>
          </table:table-cell>
          <table:table-cell office:value-type="float" office:value="47.041" calcext:value-type="float">
            <text:p><text:s text:c="3"/>47</text:p>
          </table:table-cell>
          <table:table-cell office:value-type="float" office:value="26.711" calcext:value-type="float">
            <text:p><text:s text:c="3"/>27</text:p>
          </table:table-cell>
          <table:table-cell office:value-type="float" office:value="12.894" calcext:value-type="float">
            <text:p><text:s text:c="3"/>13</text:p>
          </table:table-cell>
          <table:table-cell office:value-type="float" office:value="20.226" calcext:value-type="float">
            <text:p><text:s text:c="3"/>2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105259.065" calcext:value-type="float">
            <text:p><text:s text:c="2"/>105 259</text:p>
          </table:table-cell>
          <table:table-cell office:value-type="float" office:value="99679.9230000001" calcext:value-type="float">
            <text:p><text:s text:c="2"/>99 680</text:p>
          </table:table-cell>
          <table:table-cell office:value-type="float" office:value="95036.6050000001" calcext:value-type="float">
            <text:p><text:s text:c="2"/>95 037</text:p>
          </table:table-cell>
          <table:table-cell office:value-type="float" office:value="91217.3840000001" calcext:value-type="float">
            <text:p><text:s text:c="2"/>91 217</text:p>
          </table:table-cell>
          <table:table-cell office:value-type="float" office:value="88110.5340000001" calcext:value-type="float">
            <text:p><text:s text:c="2"/>88 111</text:p>
          </table:table-cell>
          <table:table-cell office:value-type="float" office:value="85604.33" calcext:value-type="float">
            <text:p><text:s text:c="2"/>85 604</text:p>
          </table:table-cell>
          <table:table-cell office:value-type="float" office:value="83587.0889999999" calcext:value-type="float">
            <text:p><text:s text:c="2"/>83 587</text:p>
          </table:table-cell>
          <table:table-cell office:value-type="float" office:value="81947.061" calcext:value-type="float">
            <text:p><text:s text:c="2"/>81 947</text:p>
          </table:table-cell>
          <table:table-cell office:value-type="float" office:value="80572.5750000001" calcext:value-type="float">
            <text:p><text:s text:c="2"/>80 573</text:p>
          </table:table-cell>
          <table:table-cell office:value-type="float" office:value="79351.8739999999" calcext:value-type="float">
            <text:p><text:s text:c="2"/>79 352</text:p>
          </table:table-cell>
          <table:table-cell office:value-type="float" office:value="78375.003" calcext:value-type="float">
            <text:p><text:s text:c="2"/>78 375</text:p>
          </table:table-cell>
          <table:table-cell office:value-type="float" office:value="77731.981" calcext:value-type="float">
            <text:p><text:s text:c="2"/>77 732</text:p>
          </table:table-cell>
          <table:table-cell office:value-type="float" office:value="76302.385" calcext:value-type="float">
            <text:p><text:s text:c="2"/>76 302</text:p>
          </table:table-cell>
          <table:table-cell office:value-type="float" office:value="73571.039" calcext:value-type="float">
            <text:p><text:s text:c="2"/>73 571</text:p>
          </table:table-cell>
          <table:table-cell office:value-type="float" office:value="70031.435" calcext:value-type="float">
            <text:p><text:s text:c="2"/>70 031</text:p>
          </table:table-cell>
          <table:table-cell office:value-type="float" office:value="66729.613" calcext:value-type="float">
            <text:p><text:s text:c="2"/>66 730</text:p>
          </table:table-cell>
          <table:table-cell office:value-type="float" office:value="63501.199" calcext:value-type="float">
            <text:p><text:s text:c="2"/>63 501</text:p>
          </table:table-cell>
          <table:table-cell office:value-type="float" office:value="60497.855" calcext:value-type="float">
            <text:p><text:s text:c="2"/>60 498</text:p>
          </table:table-cell>
          <table:table-cell office:value-type="float" office:value="57914.921" calcext:value-type="float">
            <text:p><text:s text:c="2"/>57 915</text:p>
          </table:table-cell>
          <table:table-cell office:value-type="float" office:value="55684.396" calcext:value-type="float">
            <text:p><text:s text:c="2"/>55 684</text:p>
          </table:table-cell>
          <table:table-cell office:value-type="float" office:value="53452.681" calcext:value-type="float">
            <text:p><text:s text:c="2"/>53 453</text:p>
          </table:table-cell>
          <table:table-cell office:value-type="float" office:value="51182.127" calcext:value-type="float">
            <text:p><text:s text:c="2"/>51 182</text:p>
          </table:table-cell>
          <table:table-cell office:value-type="float" office:value="49600.915" calcext:value-type="float">
            <text:p><text:s text:c="2"/>49 601</text:p>
          </table:table-cell>
          <table:table-cell office:value-type="float" office:value="49001.664" calcext:value-type="float">
            <text:p><text:s text:c="2"/>49 002</text:p>
          </table:table-cell>
          <table:table-cell office:value-type="float" office:value="49038.835" calcext:value-type="float">
            <text:p><text:s text:c="2"/>49 039</text:p>
          </table:table-cell>
          <table:table-cell office:value-type="float" office:value="49104.101" calcext:value-type="float">
            <text:p><text:s text:c="2"/>49 104</text:p>
          </table:table-cell>
          <table:table-cell office:value-type="float" office:value="49354.935" calcext:value-type="float">
            <text:p><text:s text:c="2"/>49 355</text:p>
          </table:table-cell>
          <table:table-cell office:value-type="float" office:value="49228.118" calcext:value-type="float">
            <text:p><text:s text:c="2"/>49 228</text:p>
          </table:table-cell>
          <table:table-cell office:value-type="float" office:value="48393.184" calcext:value-type="float">
            <text:p><text:s text:c="2"/>48 393</text:p>
          </table:table-cell>
          <table:table-cell office:value-type="float" office:value="47120.169" calcext:value-type="float">
            <text:p><text:s text:c="2"/>47 120</text:p>
          </table:table-cell>
          <table:table-cell office:value-type="float" office:value="45985.71" calcext:value-type="float">
            <text:p><text:s text:c="2"/>45 986</text:p>
          </table:table-cell>
          <table:table-cell office:value-type="float" office:value="44845.843" calcext:value-type="float">
            <text:p><text:s text:c="2"/>44 846</text:p>
          </table:table-cell>
          <table:table-cell office:value-type="float" office:value="43878.838" calcext:value-type="float">
            <text:p><text:s text:c="2"/>43 879</text:p>
          </table:table-cell>
          <table:table-cell office:value-type="float" office:value="43221.916" calcext:value-type="float">
            <text:p><text:s text:c="2"/>43 222</text:p>
          </table:table-cell>
          <table:table-cell office:value-type="float" office:value="42743.786" calcext:value-type="float">
            <text:p><text:s text:c="2"/>42 744</text:p>
          </table:table-cell>
          <table:table-cell office:value-type="float" office:value="42189.205" calcext:value-type="float">
            <text:p><text:s text:c="2"/>42 189</text:p>
          </table:table-cell>
          <table:table-cell office:value-type="float" office:value="41625.191" calcext:value-type="float">
            <text:p><text:s text:c="2"/>41 625</text:p>
          </table:table-cell>
          <table:table-cell office:value-type="float" office:value="40895.678" calcext:value-type="float">
            <text:p><text:s text:c="2"/>40 896</text:p>
          </table:table-cell>
          <table:table-cell office:value-type="float" office:value="39902.457" calcext:value-type="float">
            <text:p><text:s text:c="2"/>39 902</text:p>
          </table:table-cell>
          <table:table-cell office:value-type="float" office:value="38733.189" calcext:value-type="float">
            <text:p><text:s text:c="2"/>38 733</text:p>
          </table:table-cell>
          <table:table-cell office:value-type="float" office:value="37609.315" calcext:value-type="float">
            <text:p><text:s text:c="2"/>37 609</text:p>
          </table:table-cell>
          <table:table-cell office:value-type="float" office:value="36529.328" calcext:value-type="float">
            <text:p><text:s text:c="2"/>36 529</text:p>
          </table:table-cell>
          <table:table-cell office:value-type="float" office:value="35357.662" calcext:value-type="float">
            <text:p><text:s text:c="2"/>35 358</text:p>
          </table:table-cell>
          <table:table-cell office:value-type="float" office:value="34062.96" calcext:value-type="float">
            <text:p><text:s text:c="2"/>34 063</text:p>
          </table:table-cell>
          <table:table-cell office:value-type="float" office:value="32725.501" calcext:value-type="float">
            <text:p><text:s text:c="2"/>32 726</text:p>
          </table:table-cell>
          <table:table-cell office:value-type="float" office:value="31403.464" calcext:value-type="float">
            <text:p><text:s text:c="2"/>31 403</text:p>
          </table:table-cell>
          <table:table-cell office:value-type="float" office:value="30021.006" calcext:value-type="float">
            <text:p><text:s text:c="2"/>30 021</text:p>
          </table:table-cell>
          <table:table-cell office:value-type="float" office:value="29037.017" calcext:value-type="float">
            <text:p><text:s text:c="2"/>29 037</text:p>
          </table:table-cell>
          <table:table-cell office:value-type="float" office:value="28665.38" calcext:value-type="float">
            <text:p><text:s text:c="2"/>28 665</text:p>
          </table:table-cell>
          <table:table-cell office:value-type="float" office:value="28674.335" calcext:value-type="float">
            <text:p><text:s text:c="2"/>28 674</text:p>
          </table:table-cell>
          <table:table-cell office:value-type="float" office:value="28633" calcext:value-type="float">
            <text:p><text:s text:c="2"/>28 633</text:p>
          </table:table-cell>
          <table:table-cell office:value-type="float" office:value="28645.178" calcext:value-type="float">
            <text:p><text:s text:c="2"/>28 645</text:p>
          </table:table-cell>
          <table:table-cell office:value-type="float" office:value="28405.502" calcext:value-type="float">
            <text:p><text:s text:c="2"/>28 406</text:p>
          </table:table-cell>
          <table:table-cell office:value-type="float" office:value="27724.092" calcext:value-type="float">
            <text:p><text:s text:c="2"/>27 724</text:p>
          </table:table-cell>
          <table:table-cell office:value-type="float" office:value="26752.009" calcext:value-type="float">
            <text:p><text:s text:c="2"/>26 752</text:p>
          </table:table-cell>
          <table:table-cell office:value-type="float" office:value="25832.652" calcext:value-type="float">
            <text:p><text:s text:c="2"/>25 833</text:p>
          </table:table-cell>
          <table:table-cell office:value-type="float" office:value="24900.164" calcext:value-type="float">
            <text:p><text:s text:c="2"/>24 900</text:p>
          </table:table-cell>
          <table:table-cell office:value-type="float" office:value="23962.706" calcext:value-type="float">
            <text:p><text:s text:c="2"/>23 963</text:p>
          </table:table-cell>
          <table:table-cell office:value-type="float" office:value="23059.676" calcext:value-type="float">
            <text:p><text:s text:c="2"/>23 060</text:p>
          </table:table-cell>
          <table:table-cell office:value-type="float" office:value="22168.72" calcext:value-type="float">
            <text:p><text:s text:c="2"/>22 169</text:p>
          </table:table-cell>
          <table:table-cell office:value-type="float" office:value="21235.472" calcext:value-type="float">
            <text:p><text:s text:c="2"/>21 235</text:p>
          </table:table-cell>
          <table:table-cell office:value-type="float" office:value="20279.448" calcext:value-type="float">
            <text:p><text:s text:c="2"/>20 279</text:p>
          </table:table-cell>
          <table:table-cell office:value-type="float" office:value="19291.039" calcext:value-type="float">
            <text:p><text:s text:c="2"/>19 291</text:p>
          </table:table-cell>
          <table:table-cell office:value-type="float" office:value="18262.873" calcext:value-type="float">
            <text:p><text:s text:c="2"/>18 263</text:p>
          </table:table-cell>
          <table:table-cell office:value-type="float" office:value="17211.937" calcext:value-type="float">
            <text:p><text:s text:c="2"/>17 212</text:p>
          </table:table-cell>
          <table:table-cell office:value-type="float" office:value="16166.063" calcext:value-type="float">
            <text:p><text:s text:c="2"/>16 166</text:p>
          </table:table-cell>
          <table:table-cell office:value-type="float" office:value="15123.903" calcext:value-type="float">
            <text:p><text:s text:c="2"/>15 124</text:p>
          </table:table-cell>
          <table:table-cell office:value-type="float" office:value="14106.403" calcext:value-type="float">
            <text:p><text:s text:c="2"/>14 106</text:p>
          </table:table-cell>
          <table:table-cell office:value-type="float" office:value="13128.242" calcext:value-type="float">
            <text:p><text:s text:c="2"/>13 128</text:p>
          </table:table-cell>
          <table:table-cell office:value-type="float" office:value="12185.498" calcext:value-type="float">
            <text:p><text:s text:c="2"/>12 185</text:p>
          </table:table-cell>
          <table:table-cell office:value-type="float" office:value="11256.716" calcext:value-type="float">
            <text:p><text:s text:c="2"/>11 257</text:p>
          </table:table-cell>
          <table:table-cell office:value-type="float" office:value="10342.707" calcext:value-type="float">
            <text:p><text:s text:c="2"/>10 343</text:p>
          </table:table-cell>
          <table:table-cell office:value-type="float" office:value="9482.806" calcext:value-type="float">
            <text:p><text:s text:c="2"/>9 483</text:p>
          </table:table-cell>
          <table:table-cell office:value-type="float" office:value="8693.337" calcext:value-type="float">
            <text:p><text:s text:c="2"/>8 693</text:p>
          </table:table-cell>
          <table:table-cell office:value-type="float" office:value="7958.594" calcext:value-type="float">
            <text:p><text:s text:c="2"/>7 959</text:p>
          </table:table-cell>
          <table:table-cell office:value-type="float" office:value="7251.21399999999" calcext:value-type="float">
            <text:p><text:s text:c="2"/>7 251</text:p>
          </table:table-cell>
          <table:table-cell office:value-type="float" office:value="6582.309" calcext:value-type="float">
            <text:p><text:s text:c="2"/>6 582</text:p>
          </table:table-cell>
          <table:table-cell office:value-type="float" office:value="5917.41" calcext:value-type="float">
            <text:p><text:s text:c="2"/>5 917</text:p>
          </table:table-cell>
          <table:table-cell office:value-type="float" office:value="5238.453" calcext:value-type="float">
            <text:p><text:s text:c="2"/>5 238</text:p>
          </table:table-cell>
          <table:table-cell office:value-type="float" office:value="4565.297" calcext:value-type="float">
            <text:p><text:s text:c="2"/>4 565</text:p>
          </table:table-cell>
          <table:table-cell office:value-type="float" office:value="3935.145" calcext:value-type="float">
            <text:p><text:s text:c="2"/>3 935</text:p>
          </table:table-cell>
          <table:table-cell office:value-type="float" office:value="3339.511" calcext:value-type="float">
            <text:p><text:s text:c="2"/>3 340</text:p>
          </table:table-cell>
          <table:table-cell office:value-type="float" office:value="2803.276" calcext:value-type="float">
            <text:p><text:s text:c="2"/>2 803</text:p>
          </table:table-cell>
          <table:table-cell office:value-type="float" office:value="2342.199" calcext:value-type="float">
            <text:p><text:s text:c="2"/>2 342</text:p>
          </table:table-cell>
          <table:table-cell office:value-type="float" office:value="1944.364" calcext:value-type="float">
            <text:p><text:s text:c="2"/>1 944</text:p>
          </table:table-cell>
          <table:table-cell office:value-type="float" office:value="1577.841" calcext:value-type="float">
            <text:p><text:s text:c="2"/>1 578</text:p>
          </table:table-cell>
          <table:table-cell office:value-type="float" office:value="1243.922" calcext:value-type="float">
            <text:p><text:s text:c="2"/>1 244</text:p>
          </table:table-cell>
          <table:table-cell office:value-type="float" office:value="964.37" calcext:value-type="float">
            <text:p><text:s text:c="3"/>964</text:p>
          </table:table-cell>
          <table:table-cell office:value-type="float" office:value="745.271" calcext:value-type="float">
            <text:p><text:s text:c="3"/>745</text:p>
          </table:table-cell>
          <table:table-cell office:value-type="float" office:value="575.155" calcext:value-type="float">
            <text:p><text:s text:c="3"/>575</text:p>
          </table:table-cell>
          <table:table-cell office:value-type="float" office:value="417.529" calcext:value-type="float">
            <text:p><text:s text:c="3"/>418</text:p>
          </table:table-cell>
          <table:table-cell office:value-type="float" office:value="309.233" calcext:value-type="float">
            <text:p><text:s text:c="3"/>309</text:p>
          </table:table-cell>
          <table:table-cell office:value-type="float" office:value="249.778" calcext:value-type="float">
            <text:p><text:s text:c="3"/>250</text:p>
          </table:table-cell>
          <table:table-cell office:value-type="float" office:value="180.674" calcext:value-type="float">
            <text:p><text:s text:c="3"/>181</text:p>
          </table:table-cell>
          <table:table-cell office:value-type="float" office:value="101.91" calcext:value-type="float">
            <text:p><text:s text:c="3"/>102</text:p>
          </table:table-cell>
          <table:table-cell office:value-type="float" office:value="57.136" calcext:value-type="float">
            <text:p><text:s text:c="3"/>57</text:p>
          </table:table-cell>
          <table:table-cell office:value-type="float" office:value="47" calcext:value-type="float">
            <text:p><text:s text:c="3"/>47</text:p>
          </table:table-cell>
          <table:table-cell office:value-type="float" office:value="36.283" calcext:value-type="float">
            <text:p><text:s text:c="3"/>36</text:p>
          </table:table-cell>
          <table:table-cell office:value-type="float" office:value="25.049" calcext:value-type="float">
            <text:p><text:s text:c="3"/>25</text:p>
          </table:table-cell>
          <table:table-cell office:value-type="float" office:value="13.275" calcext:value-type="float">
            <text:p><text:s text:c="3"/>13</text:p>
          </table:table-cell>
          <table:table-cell office:value-type="float" office:value="20.392" calcext:value-type="float">
            <text:p><text:s text:c="3"/>2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office:value-type="float" office:value="107159.699" calcext:value-type="float">
            <text:p><text:s text:c="2"/>107 160</text:p>
          </table:table-cell>
          <table:table-cell office:value-type="float" office:value="103330.557" calcext:value-type="float">
            <text:p><text:s text:c="2"/>103 331</text:p>
          </table:table-cell>
          <table:table-cell office:value-type="float" office:value="98380.5259999999" calcext:value-type="float">
            <text:p><text:s text:c="2"/>98 381</text:p>
          </table:table-cell>
          <table:table-cell office:value-type="float" office:value="94189.308" calcext:value-type="float">
            <text:p><text:s text:c="2"/>94 189</text:p>
          </table:table-cell>
          <table:table-cell office:value-type="float" office:value="90670.605" calcext:value-type="float">
            <text:p><text:s text:c="2"/>90 671</text:p>
          </table:table-cell>
          <table:table-cell office:value-type="float" office:value="87738.09" calcext:value-type="float">
            <text:p><text:s text:c="2"/>87 738</text:p>
          </table:table-cell>
          <table:table-cell office:value-type="float" office:value="85285.037" calcext:value-type="float">
            <text:p><text:s text:c="2"/>85 285</text:p>
          </table:table-cell>
          <table:table-cell office:value-type="float" office:value="83204.6460000001" calcext:value-type="float">
            <text:p><text:s text:c="2"/>83 205</text:p>
          </table:table-cell>
          <table:table-cell office:value-type="float" office:value="81512.98" calcext:value-type="float">
            <text:p><text:s text:c="2"/>81 513</text:p>
          </table:table-cell>
          <table:table-cell office:value-type="float" office:value="80164.717" calcext:value-type="float">
            <text:p><text:s text:c="2"/>80 165</text:p>
          </table:table-cell>
          <table:table-cell office:value-type="float" office:value="79012.1130000001" calcext:value-type="float">
            <text:p><text:s text:c="2"/>79 012</text:p>
          </table:table-cell>
          <table:table-cell office:value-type="float" office:value="78043.126" calcext:value-type="float">
            <text:p><text:s text:c="2"/>78 043</text:p>
          </table:table-cell>
          <table:table-cell office:value-type="float" office:value="77368.55" calcext:value-type="float">
            <text:p><text:s text:c="2"/>77 369</text:p>
          </table:table-cell>
          <table:table-cell office:value-type="float" office:value="75916.7160000001" calcext:value-type="float">
            <text:p><text:s text:c="2"/>75 917</text:p>
          </table:table-cell>
          <table:table-cell office:value-type="float" office:value="73186.735" calcext:value-type="float">
            <text:p><text:s text:c="2"/>73 187</text:p>
          </table:table-cell>
          <table:table-cell office:value-type="float" office:value="69663.054" calcext:value-type="float">
            <text:p><text:s text:c="2"/>69 663</text:p>
          </table:table-cell>
          <table:table-cell office:value-type="float" office:value="66367.588" calcext:value-type="float">
            <text:p><text:s text:c="2"/>66 368</text:p>
          </table:table-cell>
          <table:table-cell office:value-type="float" office:value="63139.868" calcext:value-type="float">
            <text:p><text:s text:c="2"/>63 140</text:p>
          </table:table-cell>
          <table:table-cell office:value-type="float" office:value="60141.672" calcext:value-type="float">
            <text:p><text:s text:c="2"/>60 142</text:p>
          </table:table-cell>
          <table:table-cell office:value-type="float" office:value="57570.745" calcext:value-type="float">
            <text:p><text:s text:c="2"/>57 571</text:p>
          </table:table-cell>
          <table:table-cell office:value-type="float" office:value="55356.25" calcext:value-type="float">
            <text:p><text:s text:c="2"/>55 356</text:p>
          </table:table-cell>
          <table:table-cell office:value-type="float" office:value="53139.584" calcext:value-type="float">
            <text:p><text:s text:c="2"/>53 140</text:p>
          </table:table-cell>
          <table:table-cell office:value-type="float" office:value="50884.398" calcext:value-type="float">
            <text:p><text:s text:c="2"/>50 884</text:p>
          </table:table-cell>
          <table:table-cell office:value-type="float" office:value="49314.163" calcext:value-type="float">
            <text:p><text:s text:c="2"/>49 314</text:p>
          </table:table-cell>
          <table:table-cell office:value-type="float" office:value="48718.698" calcext:value-type="float">
            <text:p><text:s text:c="2"/>48 719</text:p>
          </table:table-cell>
          <table:table-cell office:value-type="float" office:value="48754.731" calcext:value-type="float">
            <text:p><text:s text:c="2"/>48 755</text:p>
          </table:table-cell>
          <table:table-cell office:value-type="float" office:value="48819.32" calcext:value-type="float">
            <text:p><text:s text:c="2"/>48 819</text:p>
          </table:table-cell>
          <table:table-cell office:value-type="float" office:value="49069.312" calcext:value-type="float">
            <text:p><text:s text:c="2"/>49 069</text:p>
          </table:table-cell>
          <table:table-cell office:value-type="float" office:value="48939.998" calcext:value-type="float">
            <text:p><text:s text:c="2"/>48 940</text:p>
          </table:table-cell>
          <table:table-cell office:value-type="float" office:value="48100.836" calcext:value-type="float">
            <text:p><text:s text:c="2"/>48 101</text:p>
          </table:table-cell>
          <table:table-cell office:value-type="float" office:value="46822.581" calcext:value-type="float">
            <text:p><text:s text:c="2"/>46 823</text:p>
          </table:table-cell>
          <table:table-cell office:value-type="float" office:value="45682.266" calcext:value-type="float">
            <text:p><text:s text:c="2"/>45 682</text:p>
          </table:table-cell>
          <table:table-cell office:value-type="float" office:value="44535.43" calcext:value-type="float">
            <text:p><text:s text:c="2"/>44 535</text:p>
          </table:table-cell>
          <table:table-cell office:value-type="float" office:value="43564.16" calcext:value-type="float">
            <text:p><text:s text:c="2"/>43 564</text:p>
          </table:table-cell>
          <table:table-cell office:value-type="float" office:value="42907.452" calcext:value-type="float">
            <text:p><text:s text:c="2"/>42 907</text:p>
          </table:table-cell>
          <table:table-cell office:value-type="float" office:value="42432.285" calcext:value-type="float">
            <text:p><text:s text:c="2"/>42 432</text:p>
          </table:table-cell>
          <table:table-cell office:value-type="float" office:value="41879.718" calcext:value-type="float">
            <text:p><text:s text:c="2"/>41 880</text:p>
          </table:table-cell>
          <table:table-cell office:value-type="float" office:value="41317.354" calcext:value-type="float">
            <text:p><text:s text:c="2"/>41 317</text:p>
          </table:table-cell>
          <table:table-cell office:value-type="float" office:value="40588.635" calcext:value-type="float">
            <text:p><text:s text:c="2"/>40 589</text:p>
          </table:table-cell>
          <table:table-cell office:value-type="float" office:value="39594.695" calcext:value-type="float">
            <text:p><text:s text:c="2"/>39 595</text:p>
          </table:table-cell>
          <table:table-cell office:value-type="float" office:value="38423.382" calcext:value-type="float">
            <text:p><text:s text:c="2"/>38 423</text:p>
          </table:table-cell>
          <table:table-cell office:value-type="float" office:value="37297.221" calcext:value-type="float">
            <text:p><text:s text:c="2"/>37 297</text:p>
          </table:table-cell>
          <table:table-cell office:value-type="float" office:value="36214.715" calcext:value-type="float">
            <text:p><text:s text:c="2"/>36 215</text:p>
          </table:table-cell>
          <table:table-cell office:value-type="float" office:value="35038.167" calcext:value-type="float">
            <text:p><text:s text:c="2"/>35 038</text:p>
          </table:table-cell>
          <table:table-cell office:value-type="float" office:value="33735.366" calcext:value-type="float">
            <text:p><text:s text:c="2"/>33 735</text:p>
          </table:table-cell>
          <table:table-cell office:value-type="float" office:value="32387.506" calcext:value-type="float">
            <text:p><text:s text:c="2"/>32 388</text:p>
          </table:table-cell>
          <table:table-cell office:value-type="float" office:value="31054.39" calcext:value-type="float">
            <text:p><text:s text:c="2"/>31 054</text:p>
          </table:table-cell>
          <table:table-cell office:value-type="float" office:value="29659.7" calcext:value-type="float">
            <text:p><text:s text:c="2"/>29 660</text:p>
          </table:table-cell>
          <table:table-cell office:value-type="float" office:value="28664.014" calcext:value-type="float">
            <text:p><text:s text:c="2"/>28 664</text:p>
          </table:table-cell>
          <table:table-cell office:value-type="float" office:value="28282.212" calcext:value-type="float">
            <text:p><text:s text:c="2"/>28 282</text:p>
          </table:table-cell>
          <table:table-cell office:value-type="float" office:value="28281.618" calcext:value-type="float">
            <text:p><text:s text:c="2"/>28 282</text:p>
          </table:table-cell>
          <table:table-cell office:value-type="float" office:value="28229.812" calcext:value-type="float">
            <text:p><text:s text:c="2"/>28 230</text:p>
          </table:table-cell>
          <table:table-cell office:value-type="float" office:value="28231.404" calcext:value-type="float">
            <text:p><text:s text:c="2"/>28 231</text:p>
          </table:table-cell>
          <table:table-cell office:value-type="float" office:value="27978.42" calcext:value-type="float">
            <text:p><text:s text:c="2"/>27 978</text:p>
          </table:table-cell>
          <table:table-cell office:value-type="float" office:value="27279.706" calcext:value-type="float">
            <text:p><text:s text:c="2"/>27 280</text:p>
          </table:table-cell>
          <table:table-cell office:value-type="float" office:value="26287.85" calcext:value-type="float">
            <text:p><text:s text:c="2"/>26 288</text:p>
          </table:table-cell>
          <table:table-cell office:value-type="float" office:value="25349.142" calcext:value-type="float">
            <text:p><text:s text:c="2"/>25 349</text:p>
          </table:table-cell>
          <table:table-cell office:value-type="float" office:value="24397.326" calcext:value-type="float">
            <text:p><text:s text:c="2"/>24 397</text:p>
          </table:table-cell>
          <table:table-cell office:value-type="float" office:value="23441.697" calcext:value-type="float">
            <text:p><text:s text:c="2"/>23 442</text:p>
          </table:table-cell>
          <table:table-cell office:value-type="float" office:value="22522.537" calcext:value-type="float">
            <text:p><text:s text:c="2"/>22 523</text:p>
          </table:table-cell>
          <table:table-cell office:value-type="float" office:value="21617.143" calcext:value-type="float">
            <text:p><text:s text:c="2"/>21 617</text:p>
          </table:table-cell>
          <table:table-cell office:value-type="float" office:value="20670.027" calcext:value-type="float">
            <text:p><text:s text:c="2"/>20 670</text:p>
          </table:table-cell>
          <table:table-cell office:value-type="float" office:value="19701.19" calcext:value-type="float">
            <text:p><text:s text:c="2"/>19 701</text:p>
          </table:table-cell>
          <table:table-cell office:value-type="float" office:value="18701.048" calcext:value-type="float">
            <text:p><text:s text:c="2"/>18 701</text:p>
          </table:table-cell>
          <table:table-cell office:value-type="float" office:value="17662.177" calcext:value-type="float">
            <text:p><text:s text:c="2"/>17 662</text:p>
          </table:table-cell>
          <table:table-cell office:value-type="float" office:value="16601.955" calcext:value-type="float">
            <text:p><text:s text:c="2"/>16 602</text:p>
          </table:table-cell>
          <table:table-cell office:value-type="float" office:value="15548.619" calcext:value-type="float">
            <text:p><text:s text:c="2"/>15 549</text:p>
          </table:table-cell>
          <table:table-cell office:value-type="float" office:value="14500.825" calcext:value-type="float">
            <text:p><text:s text:c="2"/>14 501</text:p>
          </table:table-cell>
          <table:table-cell office:value-type="float" office:value="13480.425" calcext:value-type="float">
            <text:p><text:s text:c="2"/>13 480</text:p>
          </table:table-cell>
          <table:table-cell office:value-type="float" office:value="12502.565" calcext:value-type="float">
            <text:p><text:s text:c="2"/>12 503</text:p>
          </table:table-cell>
          <table:table-cell office:value-type="float" office:value="11563.11" calcext:value-type="float">
            <text:p><text:s text:c="2"/>11 563</text:p>
          </table:table-cell>
          <table:table-cell office:value-type="float" office:value="10639.88" calcext:value-type="float">
            <text:p><text:s text:c="2"/>10 640</text:p>
          </table:table-cell>
          <table:table-cell office:value-type="float" office:value="9733.967" calcext:value-type="float">
            <text:p><text:s text:c="2"/>9 734</text:p>
          </table:table-cell>
          <table:table-cell office:value-type="float" office:value="8884.785" calcext:value-type="float">
            <text:p><text:s text:c="2"/>8 885</text:p>
          </table:table-cell>
          <table:table-cell office:value-type="float" office:value="8108.68200000001" calcext:value-type="float">
            <text:p><text:s text:c="2"/>8 109</text:p>
          </table:table-cell>
          <table:table-cell office:value-type="float" office:value="7390.04999999999" calcext:value-type="float">
            <text:p><text:s text:c="2"/>7 390</text:p>
          </table:table-cell>
          <table:table-cell office:value-type="float" office:value="6701.07100000001" calcext:value-type="float">
            <text:p><text:s text:c="2"/>6 701</text:p>
          </table:table-cell>
          <table:table-cell office:value-type="float" office:value="6052.298" calcext:value-type="float">
            <text:p><text:s text:c="2"/>6 052</text:p>
          </table:table-cell>
          <table:table-cell office:value-type="float" office:value="5412.596" calcext:value-type="float">
            <text:p><text:s text:c="2"/>5 413</text:p>
          </table:table-cell>
          <table:table-cell office:value-type="float" office:value="4764.938" calcext:value-type="float">
            <text:p><text:s text:c="2"/>4 765</text:p>
          </table:table-cell>
          <table:table-cell office:value-type="float" office:value="4127.452" calcext:value-type="float">
            <text:p><text:s text:c="2"/>4 127</text:p>
          </table:table-cell>
          <table:table-cell office:value-type="float" office:value="3533.637" calcext:value-type="float">
            <text:p><text:s text:c="2"/>3 534</text:p>
          </table:table-cell>
          <table:table-cell office:value-type="float" office:value="2974.925" calcext:value-type="float">
            <text:p><text:s text:c="2"/>2 975</text:p>
          </table:table-cell>
          <table:table-cell office:value-type="float" office:value="2476.906" calcext:value-type="float">
            <text:p><text:s text:c="2"/>2 477</text:p>
          </table:table-cell>
          <table:table-cell office:value-type="float" office:value="2055.14" calcext:value-type="float">
            <text:p><text:s text:c="2"/>2 055</text:p>
          </table:table-cell>
          <table:table-cell office:value-type="float" office:value="1696.689" calcext:value-type="float">
            <text:p><text:s text:c="2"/>1 697</text:p>
          </table:table-cell>
          <table:table-cell office:value-type="float" office:value="1363.825" calcext:value-type="float">
            <text:p><text:s text:c="2"/>1 364</text:p>
          </table:table-cell>
          <table:table-cell office:value-type="float" office:value="1069.561" calcext:value-type="float">
            <text:p><text:s text:c="2"/>1 070</text:p>
          </table:table-cell>
          <table:table-cell office:value-type="float" office:value="831.61" calcext:value-type="float">
            <text:p><text:s text:c="3"/>832</text:p>
          </table:table-cell>
          <table:table-cell office:value-type="float" office:value="640.048" calcext:value-type="float">
            <text:p><text:s text:c="3"/>640</text:p>
          </table:table-cell>
          <table:table-cell office:value-type="float" office:value="485.755" calcext:value-type="float">
            <text:p><text:s text:c="3"/>486</text:p>
          </table:table-cell>
          <table:table-cell office:value-type="float" office:value="349.51" calcext:value-type="float">
            <text:p><text:s text:c="3"/>350</text:p>
          </table:table-cell>
          <table:table-cell office:value-type="float" office:value="260.312" calcext:value-type="float">
            <text:p><text:s text:c="3"/>260</text:p>
          </table:table-cell>
          <table:table-cell office:value-type="float" office:value="209.899" calcext:value-type="float">
            <text:p><text:s text:c="3"/>210</text:p>
          </table:table-cell>
          <table:table-cell office:value-type="float" office:value="151.467" calcext:value-type="float">
            <text:p><text:s text:c="3"/>151</text:p>
          </table:table-cell>
          <table:table-cell office:value-type="float" office:value="84.998" calcext:value-type="float">
            <text:p><text:s text:c="3"/>85</text:p>
          </table:table-cell>
          <table:table-cell office:value-type="float" office:value="49.754" calcext:value-type="float">
            <text:p><text:s text:c="3"/>50</text:p>
          </table:table-cell>
          <table:table-cell office:value-type="float" office:value="38.436" calcext:value-type="float">
            <text:p><text:s text:c="3"/>38</text:p>
          </table:table-cell>
          <table:table-cell office:value-type="float" office:value="26.484" calcext:value-type="float">
            <text:p><text:s text:c="3"/>26</text:p>
          </table:table-cell>
          <table:table-cell office:value-type="float" office:value="13.865" calcext:value-type="float">
            <text:p><text:s text:c="3"/>14</text:p>
          </table:table-cell>
          <table:table-cell office:value-type="float" office:value="20.624" calcext:value-type="float">
            <text:p><text:s text:c="3"/>2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67" calcext:value-type="float">
            <text:p>1967</text:p>
          </table:table-cell>
          <table:table-cell office:value-type="float" office:value="108446.657" calcext:value-type="float">
            <text:p><text:s text:c="2"/>108 447</text:p>
          </table:table-cell>
          <table:table-cell office:value-type="float" office:value="103255.456" calcext:value-type="float">
            <text:p><text:s text:c="2"/>103 255</text:p>
          </table:table-cell>
          <table:table-cell office:value-type="float" office:value="101607.396" calcext:value-type="float">
            <text:p><text:s text:c="2"/>101 607</text:p>
          </table:table-cell>
          <table:table-cell office:value-type="float" office:value="97262.586" calcext:value-type="float">
            <text:p><text:s text:c="2"/>97 263</text:p>
          </table:table-cell>
          <table:table-cell office:value-type="float" office:value="93505.003" calcext:value-type="float">
            <text:p><text:s text:c="2"/>93 505</text:p>
          </table:table-cell>
          <table:table-cell office:value-type="float" office:value="90273.071" calcext:value-type="float">
            <text:p><text:s text:c="2"/>90 273</text:p>
          </table:table-cell>
          <table:table-cell office:value-type="float" office:value="87505.325" calcext:value-type="float">
            <text:p><text:s text:c="2"/>87 505</text:p>
          </table:table-cell>
          <table:table-cell office:value-type="float" office:value="85099.302" calcext:value-type="float">
            <text:p><text:s text:c="2"/>85 099</text:p>
          </table:table-cell>
          <table:table-cell office:value-type="float" office:value="82952.557" calcext:value-type="float">
            <text:p><text:s text:c="2"/>82 953</text:p>
          </table:table-cell>
          <table:table-cell office:value-type="float" office:value="81208.134" calcext:value-type="float">
            <text:p><text:s text:c="2"/>81 208</text:p>
          </table:table-cell>
          <table:table-cell office:value-type="float" office:value="79886.331" calcext:value-type="float">
            <text:p><text:s text:c="2"/>79 886</text:p>
          </table:table-cell>
          <table:table-cell office:value-type="float" office:value="78802.865" calcext:value-type="float">
            <text:p><text:s text:c="2"/>78 803</text:p>
          </table:table-cell>
          <table:table-cell office:value-type="float" office:value="77844.262" calcext:value-type="float">
            <text:p><text:s text:c="2"/>77 844</text:p>
          </table:table-cell>
          <table:table-cell office:value-type="float" office:value="77142.4550000001" calcext:value-type="float">
            <text:p><text:s text:c="2"/>77 142</text:p>
          </table:table-cell>
          <table:table-cell office:value-type="float" office:value="75668.645" calcext:value-type="float">
            <text:p><text:s text:c="2"/>75 669</text:p>
          </table:table-cell>
          <table:table-cell office:value-type="float" office:value="72933.437" calcext:value-type="float">
            <text:p><text:s text:c="2"/>72 933</text:p>
          </table:table-cell>
          <table:table-cell office:value-type="float" office:value="69414.85" calcext:value-type="float">
            <text:p><text:s text:c="2"/>69 415</text:p>
          </table:table-cell>
          <table:table-cell office:value-type="float" office:value="66115.9" calcext:value-type="float">
            <text:p><text:s text:c="2"/>66 116</text:p>
          </table:table-cell>
          <table:table-cell office:value-type="float" office:value="62878.939" calcext:value-type="float">
            <text:p><text:s text:c="2"/>62 879</text:p>
          </table:table-cell>
          <table:table-cell office:value-type="float" office:value="59877.767" calcext:value-type="float">
            <text:p><text:s text:c="2"/>59 878</text:p>
          </table:table-cell>
          <table:table-cell office:value-type="float" office:value="57313.932" calcext:value-type="float">
            <text:p><text:s text:c="2"/>57 314</text:p>
          </table:table-cell>
          <table:table-cell office:value-type="float" office:value="55112.677" calcext:value-type="float">
            <text:p><text:s text:c="2"/>55 113</text:p>
          </table:table-cell>
          <table:table-cell office:value-type="float" office:value="52907.875" calcext:value-type="float">
            <text:p><text:s text:c="2"/>52 908</text:p>
          </table:table-cell>
          <table:table-cell office:value-type="float" office:value="50664.905" calcext:value-type="float">
            <text:p><text:s text:c="2"/>50 665</text:p>
          </table:table-cell>
          <table:table-cell office:value-type="float" office:value="49103.21" calcext:value-type="float">
            <text:p><text:s text:c="2"/>49 103</text:p>
          </table:table-cell>
          <table:table-cell office:value-type="float" office:value="48509.987" calcext:value-type="float">
            <text:p><text:s text:c="2"/>48 510</text:p>
          </table:table-cell>
          <table:table-cell office:value-type="float" office:value="48543.887" calcext:value-type="float">
            <text:p><text:s text:c="2"/>48 544</text:p>
          </table:table-cell>
          <table:table-cell office:value-type="float" office:value="48607.094" calcext:value-type="float">
            <text:p><text:s text:c="2"/>48 607</text:p>
          </table:table-cell>
          <table:table-cell office:value-type="float" office:value="48855.826" calcext:value-type="float">
            <text:p><text:s text:c="2"/>48 856</text:p>
          </table:table-cell>
          <table:table-cell office:value-type="float" office:value="48723.525" calcext:value-type="float">
            <text:p><text:s text:c="2"/>48 724</text:p>
          </table:table-cell>
          <table:table-cell office:value-type="float" office:value="47879.351" calcext:value-type="float">
            <text:p><text:s text:c="2"/>47 879</text:p>
          </table:table-cell>
          <table:table-cell office:value-type="float" office:value="46594.799" calcext:value-type="float">
            <text:p><text:s text:c="2"/>46 595</text:p>
          </table:table-cell>
          <table:table-cell office:value-type="float" office:value="45447.742" calcext:value-type="float">
            <text:p><text:s text:c="2"/>45 448</text:p>
          </table:table-cell>
          <table:table-cell office:value-type="float" office:value="44293.223" calcext:value-type="float">
            <text:p><text:s text:c="2"/>44 293</text:p>
          </table:table-cell>
          <table:table-cell office:value-type="float" office:value="43316.577" calcext:value-type="float">
            <text:p><text:s text:c="2"/>43 317</text:p>
          </table:table-cell>
          <table:table-cell office:value-type="float" office:value="42658.443" calcext:value-type="float">
            <text:p><text:s text:c="2"/>42 658</text:p>
          </table:table-cell>
          <table:table-cell office:value-type="float" office:value="42184.229" calcext:value-type="float">
            <text:p><text:s text:c="2"/>42 184</text:p>
          </table:table-cell>
          <table:table-cell office:value-type="float" office:value="41631.766" calcext:value-type="float">
            <text:p><text:s text:c="2"/>41 632</text:p>
          </table:table-cell>
          <table:table-cell office:value-type="float" office:value="41069.083" calcext:value-type="float">
            <text:p><text:s text:c="2"/>41 069</text:p>
          </table:table-cell>
          <table:table-cell office:value-type="float" office:value="40339.302" calcext:value-type="float">
            <text:p><text:s text:c="2"/>40 339</text:p>
          </table:table-cell>
          <table:table-cell office:value-type="float" office:value="39342.94" calcext:value-type="float">
            <text:p><text:s text:c="2"/>39 343</text:p>
          </table:table-cell>
          <table:table-cell office:value-type="float" office:value="38168.006" calcext:value-type="float">
            <text:p><text:s text:c="2"/>38 168</text:p>
          </table:table-cell>
          <table:table-cell office:value-type="float" office:value="37037.921" calcext:value-type="float">
            <text:p><text:s text:c="2"/>37 038</text:p>
          </table:table-cell>
          <table:table-cell office:value-type="float" office:value="35951.191" calcext:value-type="float">
            <text:p><text:s text:c="2"/>35 951</text:p>
          </table:table-cell>
          <table:table-cell office:value-type="float" office:value="34768.5" calcext:value-type="float">
            <text:p><text:s text:c="2"/>34 769</text:p>
          </table:table-cell>
          <table:table-cell office:value-type="float" office:value="33456.982" calcext:value-type="float">
            <text:p><text:s text:c="2"/>33 457</text:p>
          </table:table-cell>
          <table:table-cell office:value-type="float" office:value="32098.481" calcext:value-type="float">
            <text:p><text:s text:c="2"/>32 098</text:p>
          </table:table-cell>
          <table:table-cell office:value-type="float" office:value="30754.044" calcext:value-type="float">
            <text:p><text:s text:c="2"/>30 754</text:p>
          </table:table-cell>
          <table:table-cell office:value-type="float" office:value="29346.891" calcext:value-type="float">
            <text:p><text:s text:c="2"/>29 347</text:p>
          </table:table-cell>
          <table:table-cell office:value-type="float" office:value="28338.882" calcext:value-type="float">
            <text:p><text:s text:c="2"/>28 339</text:p>
          </table:table-cell>
          <table:table-cell office:value-type="float" office:value="27945.536" calcext:value-type="float">
            <text:p><text:s text:c="2"/>27 946</text:p>
          </table:table-cell>
          <table:table-cell office:value-type="float" office:value="27933.531" calcext:value-type="float">
            <text:p><text:s text:c="2"/>27 934</text:p>
          </table:table-cell>
          <table:table-cell office:value-type="float" office:value="27869.482" calcext:value-type="float">
            <text:p><text:s text:c="2"/>27 869</text:p>
          </table:table-cell>
          <table:table-cell office:value-type="float" office:value="27858.671" calcext:value-type="float">
            <text:p><text:s text:c="2"/>27 859</text:p>
          </table:table-cell>
          <table:table-cell office:value-type="float" office:value="27590.618" calcext:value-type="float">
            <text:p><text:s text:c="2"/>27 591</text:p>
          </table:table-cell>
          <table:table-cell office:value-type="float" office:value="26872.936" calcext:value-type="float">
            <text:p><text:s text:c="2"/>26 873</text:p>
          </table:table-cell>
          <table:table-cell office:value-type="float" office:value="25859.677" calcext:value-type="float">
            <text:p><text:s text:c="2"/>25 860</text:p>
          </table:table-cell>
          <table:table-cell office:value-type="float" office:value="24899.95" calcext:value-type="float">
            <text:p><text:s text:c="2"/>24 900</text:p>
          </table:table-cell>
          <table:table-cell office:value-type="float" office:value="23927.082" calcext:value-type="float">
            <text:p><text:s text:c="2"/>23 927</text:p>
          </table:table-cell>
          <table:table-cell office:value-type="float" office:value="22951.674" calcext:value-type="float">
            <text:p><text:s text:c="2"/>22 952</text:p>
          </table:table-cell>
          <table:table-cell office:value-type="float" office:value="22015.01" calcext:value-type="float">
            <text:p><text:s text:c="2"/>22 015</text:p>
          </table:table-cell>
          <table:table-cell office:value-type="float" office:value="21093.921" calcext:value-type="float">
            <text:p><text:s text:c="2"/>21 094</text:p>
          </table:table-cell>
          <table:table-cell office:value-type="float" office:value="20131.645" calcext:value-type="float">
            <text:p><text:s text:c="2"/>20 132</text:p>
          </table:table-cell>
          <table:table-cell office:value-type="float" office:value="19148.785" calcext:value-type="float">
            <text:p><text:s text:c="2"/>19 149</text:p>
          </table:table-cell>
          <table:table-cell office:value-type="float" office:value="18135.541" calcext:value-type="float">
            <text:p><text:s text:c="2"/>18 136</text:p>
          </table:table-cell>
          <table:table-cell office:value-type="float" office:value="17084.368" calcext:value-type="float">
            <text:p><text:s text:c="2"/>17 084</text:p>
          </table:table-cell>
          <table:table-cell office:value-type="float" office:value="16013.109" calcext:value-type="float">
            <text:p><text:s text:c="2"/>16 013</text:p>
          </table:table-cell>
          <table:table-cell office:value-type="float" office:value="14950.649" calcext:value-type="float">
            <text:p><text:s text:c="2"/>14 951</text:p>
          </table:table-cell>
          <table:table-cell office:value-type="float" office:value="13895.553" calcext:value-type="float">
            <text:p><text:s text:c="2"/>13 896</text:p>
          </table:table-cell>
          <table:table-cell office:value-type="float" office:value="12870.666" calcext:value-type="float">
            <text:p><text:s text:c="2"/>12 871</text:p>
          </table:table-cell>
          <table:table-cell office:value-type="float" office:value="11891.746" calcext:value-type="float">
            <text:p><text:s text:c="2"/>11 892</text:p>
          </table:table-cell>
          <table:table-cell office:value-type="float" office:value="10954.346" calcext:value-type="float">
            <text:p><text:s text:c="2"/>10 954</text:p>
          </table:table-cell>
          <table:table-cell office:value-type="float" office:value="10035.5" calcext:value-type="float">
            <text:p><text:s text:c="2"/>10 036</text:p>
          </table:table-cell>
          <table:table-cell office:value-type="float" office:value="9136.496" calcext:value-type="float">
            <text:p><text:s text:c="2"/>9 136</text:p>
          </table:table-cell>
          <table:table-cell office:value-type="float" office:value="8296.881" calcext:value-type="float">
            <text:p><text:s text:c="2"/>8 297</text:p>
          </table:table-cell>
          <table:table-cell office:value-type="float" office:value="7532.99299999999" calcext:value-type="float">
            <text:p><text:s text:c="2"/>7 533</text:p>
          </table:table-cell>
          <table:table-cell office:value-type="float" office:value="6829.354" calcext:value-type="float">
            <text:p><text:s text:c="2"/>6 829</text:p>
          </table:table-cell>
          <table:table-cell office:value-type="float" office:value="6157.756" calcext:value-type="float">
            <text:p><text:s text:c="2"/>6 158</text:p>
          </table:table-cell>
          <table:table-cell office:value-type="float" office:value="5528.139" calcext:value-type="float">
            <text:p><text:s text:c="2"/>5 528</text:p>
          </table:table-cell>
          <table:table-cell office:value-type="float" office:value="4912.72" calcext:value-type="float">
            <text:p><text:s text:c="2"/>4 913</text:p>
          </table:table-cell>
          <table:table-cell office:value-type="float" office:value="4295.603" calcext:value-type="float">
            <text:p><text:s text:c="2"/>4 296</text:p>
          </table:table-cell>
          <table:table-cell office:value-type="float" office:value="3693.056" calcext:value-type="float">
            <text:p><text:s text:c="2"/>3 693</text:p>
          </table:table-cell>
          <table:table-cell office:value-type="float" office:value="3134.941" calcext:value-type="float">
            <text:p><text:s text:c="2"/>3 135</text:p>
          </table:table-cell>
          <table:table-cell office:value-type="float" office:value="2612.516" calcext:value-type="float">
            <text:p><text:s text:c="2"/>2 613</text:p>
          </table:table-cell>
          <table:table-cell office:value-type="float" office:value="2152.221" calcext:value-type="float">
            <text:p><text:s text:c="2"/>2 152</text:p>
          </table:table-cell>
          <table:table-cell office:value-type="float" office:value="1769.385" calcext:value-type="float">
            <text:p><text:s text:c="2"/>1 769</text:p>
          </table:table-cell>
          <table:table-cell office:value-type="float" office:value="1450.029" calcext:value-type="float">
            <text:p><text:s text:c="2"/>1 450</text:p>
          </table:table-cell>
          <table:table-cell office:value-type="float" office:value="1150.578" calcext:value-type="float">
            <text:p><text:s text:c="2"/>1 151</text:p>
          </table:table-cell>
          <table:table-cell office:value-type="float" office:value="895.723" calcext:value-type="float">
            <text:p><text:s text:c="3"/>896</text:p>
          </table:table-cell>
          <table:table-cell office:value-type="float" office:value="699.186" calcext:value-type="float">
            <text:p><text:s text:c="3"/>699</text:p>
          </table:table-cell>
          <table:table-cell office:value-type="float" office:value="535.062" calcext:value-type="float">
            <text:p><text:s text:c="3"/>535</text:p>
          </table:table-cell>
          <table:table-cell office:value-type="float" office:value="396.493" calcext:value-type="float">
            <text:p><text:s text:c="3"/>396</text:p>
          </table:table-cell>
          <table:table-cell office:value-type="float" office:value="281.594" calcext:value-type="float">
            <text:p><text:s text:c="3"/>282</text:p>
          </table:table-cell>
          <table:table-cell office:value-type="float" office:value="211.474" calcext:value-type="float">
            <text:p><text:s text:c="3"/>211</text:p>
          </table:table-cell>
          <table:table-cell office:value-type="float" office:value="170.087" calcext:value-type="float">
            <text:p><text:s text:c="3"/>170</text:p>
          </table:table-cell>
          <table:table-cell office:value-type="float" office:value="122.281" calcext:value-type="float">
            <text:p><text:s text:c="3"/>122</text:p>
          </table:table-cell>
          <table:table-cell office:value-type="float" office:value="68.117" calcext:value-type="float">
            <text:p><text:s text:c="3"/>68</text:p>
          </table:table-cell>
          <table:table-cell office:value-type="float" office:value="41.262" calcext:value-type="float">
            <text:p><text:s text:c="3"/>41</text:p>
          </table:table-cell>
          <table:table-cell office:value-type="float" office:value="28.372" calcext:value-type="float">
            <text:p><text:s text:c="3"/>28</text:p>
          </table:table-cell>
          <table:table-cell office:value-type="float" office:value="14.642" calcext:value-type="float">
            <text:p><text:s text:c="3"/>15</text:p>
          </table:table-cell>
          <table:table-cell office:value-type="float" office:value="20.938" calcext:value-type="float">
            <text:p><text:s text:c="3"/>2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 office:value-type="float" office:value="109242.424" calcext:value-type="float">
            <text:p><text:s text:c="2"/>109 242</text:p>
          </table:table-cell>
          <table:table-cell office:value-type="float" office:value="104866.829" calcext:value-type="float">
            <text:p><text:s text:c="2"/>104 867</text:p>
          </table:table-cell>
          <table:table-cell office:value-type="float" office:value="100985.499" calcext:value-type="float">
            <text:p><text:s text:c="2"/>100 985</text:p>
          </table:table-cell>
          <table:table-cell office:value-type="float" office:value="100003.065" calcext:value-type="float">
            <text:p><text:s text:c="2"/>100 003</text:p>
          </table:table-cell>
          <table:table-cell office:value-type="float" office:value="96254.153" calcext:value-type="float">
            <text:p><text:s text:c="2"/>96 254</text:p>
          </table:table-cell>
          <table:table-cell office:value-type="float" office:value="92922.343" calcext:value-type="float">
            <text:p><text:s text:c="2"/>92 922</text:p>
          </table:table-cell>
          <table:table-cell office:value-type="float" office:value="89970.83" calcext:value-type="float">
            <text:p><text:s text:c="2"/>89 971</text:p>
          </table:table-cell>
          <table:table-cell office:value-type="float" office:value="87362.718" calcext:value-type="float">
            <text:p><text:s text:c="2"/>87 363</text:p>
          </table:table-cell>
          <table:table-cell office:value-type="float" office:value="84999.578" calcext:value-type="float">
            <text:p><text:s text:c="2"/>85 000</text:p>
          </table:table-cell>
          <table:table-cell office:value-type="float" office:value="82782.9509999999" calcext:value-type="float">
            <text:p><text:s text:c="2"/>82 783</text:p>
          </table:table-cell>
          <table:table-cell office:value-type="float" office:value="80983.87" calcext:value-type="float">
            <text:p><text:s text:c="2"/>80 984</text:p>
          </table:table-cell>
          <table:table-cell office:value-type="float" office:value="79688.59" calcext:value-type="float">
            <text:p><text:s text:c="2"/>79 689</text:p>
          </table:table-cell>
          <table:table-cell office:value-type="float" office:value="78675.4930000001" calcext:value-type="float">
            <text:p><text:s text:c="2"/>78 675</text:p>
          </table:table-cell>
          <table:table-cell office:value-type="float" office:value="77728.809" calcext:value-type="float">
            <text:p><text:s text:c="2"/>77 729</text:p>
          </table:table-cell>
          <table:table-cell office:value-type="float" office:value="77002.1249999999" calcext:value-type="float">
            <text:p><text:s text:c="2"/>77 002</text:p>
          </table:table-cell>
          <table:table-cell office:value-type="float" office:value="75506.221" calcext:value-type="float">
            <text:p><text:s text:c="2"/>75 506</text:p>
          </table:table-cell>
          <table:table-cell office:value-type="float" office:value="72761.679" calcext:value-type="float">
            <text:p><text:s text:c="2"/>72 762</text:p>
          </table:table-cell>
          <table:table-cell office:value-type="float" office:value="69241.488" calcext:value-type="float">
            <text:p><text:s text:c="2"/>69 241</text:p>
          </table:table-cell>
          <table:table-cell office:value-type="float" office:value="65932.988" calcext:value-type="float">
            <text:p><text:s text:c="2"/>65 933</text:p>
          </table:table-cell>
          <table:table-cell office:value-type="float" office:value="62680.6530000001" calcext:value-type="float">
            <text:p><text:s text:c="2"/>62 681</text:p>
          </table:table-cell>
          <table:table-cell office:value-type="float" office:value="59671.477" calcext:value-type="float">
            <text:p><text:s text:c="2"/>59 671</text:p>
          </table:table-cell>
          <table:table-cell office:value-type="float" office:value="57111.65" calcext:value-type="float">
            <text:p><text:s text:c="2"/>57 112</text:p>
          </table:table-cell>
          <table:table-cell office:value-type="float" office:value="54921.975" calcext:value-type="float">
            <text:p><text:s text:c="2"/>54 922</text:p>
          </table:table-cell>
          <table:table-cell office:value-type="float" office:value="52727.181" calcext:value-type="float">
            <text:p><text:s text:c="2"/>52 727</text:p>
          </table:table-cell>
          <table:table-cell office:value-type="float" office:value="50494.496" calcext:value-type="float">
            <text:p><text:s text:c="2"/>50 494</text:p>
          </table:table-cell>
          <table:table-cell office:value-type="float" office:value="48939.882" calcext:value-type="float">
            <text:p><text:s text:c="2"/>48 940</text:p>
          </table:table-cell>
          <table:table-cell office:value-type="float" office:value="48347.828" calcext:value-type="float">
            <text:p><text:s text:c="2"/>48 348</text:p>
          </table:table-cell>
          <table:table-cell office:value-type="float" office:value="48378.952" calcext:value-type="float">
            <text:p><text:s text:c="2"/>48 379</text:p>
          </table:table-cell>
          <table:table-cell office:value-type="float" office:value="48440.254" calcext:value-type="float">
            <text:p><text:s text:c="2"/>48 440</text:p>
          </table:table-cell>
          <table:table-cell office:value-type="float" office:value="48687.395" calcext:value-type="float">
            <text:p><text:s text:c="2"/>48 687</text:p>
          </table:table-cell>
          <table:table-cell office:value-type="float" office:value="48551.722" calcext:value-type="float">
            <text:p><text:s text:c="2"/>48 552</text:p>
          </table:table-cell>
          <table:table-cell office:value-type="float" office:value="47701.963" calcext:value-type="float">
            <text:p><text:s text:c="2"/>47 702</text:p>
          </table:table-cell>
          <table:table-cell office:value-type="float" office:value="46410.456" calcext:value-type="float">
            <text:p><text:s text:c="2"/>46 410</text:p>
          </table:table-cell>
          <table:table-cell office:value-type="float" office:value="45256.054" calcext:value-type="float">
            <text:p><text:s text:c="2"/>45 256</text:p>
          </table:table-cell>
          <table:table-cell office:value-type="float" office:value="44093.339" calcext:value-type="float">
            <text:p><text:s text:c="2"/>44 093</text:p>
          </table:table-cell>
          <table:table-cell office:value-type="float" office:value="43110.568" calcext:value-type="float">
            <text:p><text:s text:c="2"/>43 111</text:p>
          </table:table-cell>
          <table:table-cell office:value-type="float" office:value="42449.892" calcext:value-type="float">
            <text:p><text:s text:c="2"/>42 450</text:p>
          </table:table-cell>
          <table:table-cell office:value-type="float" office:value="41975.336" calcext:value-type="float">
            <text:p><text:s text:c="2"/>41 975</text:p>
          </table:table-cell>
          <table:table-cell office:value-type="float" office:value="41421.659" calcext:value-type="float">
            <text:p><text:s text:c="2"/>41 422</text:p>
          </table:table-cell>
          <table:table-cell office:value-type="float" office:value="40857.404" calcext:value-type="float">
            <text:p><text:s text:c="2"/>40 857</text:p>
          </table:table-cell>
          <table:table-cell office:value-type="float" office:value="40125.317" calcext:value-type="float">
            <text:p><text:s text:c="2"/>40 125</text:p>
          </table:table-cell>
          <table:table-cell office:value-type="float" office:value="39125.402" calcext:value-type="float">
            <text:p><text:s text:c="2"/>39 125</text:p>
          </table:table-cell>
          <table:table-cell office:value-type="float" office:value="37945.817" calcext:value-type="float">
            <text:p><text:s text:c="2"/>37 946</text:p>
          </table:table-cell>
          <table:table-cell office:value-type="float" office:value="36810.783" calcext:value-type="float">
            <text:p><text:s text:c="2"/>36 811</text:p>
          </table:table-cell>
          <table:table-cell office:value-type="float" office:value="35718.723" calcext:value-type="float">
            <text:p><text:s text:c="2"/>35 719</text:p>
          </table:table-cell>
          <table:table-cell office:value-type="float" office:value="34529.068" calcext:value-type="float">
            <text:p><text:s text:c="2"/>34 529</text:p>
          </table:table-cell>
          <table:table-cell office:value-type="float" office:value="33208.374" calcext:value-type="float">
            <text:p><text:s text:c="2"/>33 208</text:p>
          </table:table-cell>
          <table:table-cell office:value-type="float" office:value="31839.038" calcext:value-type="float">
            <text:p><text:s text:c="2"/>31 839</text:p>
          </table:table-cell>
          <table:table-cell office:value-type="float" office:value="30483.021" calcext:value-type="float">
            <text:p><text:s text:c="2"/>30 483</text:p>
          </table:table-cell>
          <table:table-cell office:value-type="float" office:value="29063.232" calcext:value-type="float">
            <text:p><text:s text:c="2"/>29 063</text:p>
          </table:table-cell>
          <table:table-cell office:value-type="float" office:value="28042.421" calcext:value-type="float">
            <text:p><text:s text:c="2"/>28 042</text:p>
          </table:table-cell>
          <table:table-cell office:value-type="float" office:value="27636.615" calcext:value-type="float">
            <text:p><text:s text:c="2"/>27 637</text:p>
          </table:table-cell>
          <table:table-cell office:value-type="float" office:value="27611.962" calcext:value-type="float">
            <text:p><text:s text:c="2"/>27 612</text:p>
          </table:table-cell>
          <table:table-cell office:value-type="float" office:value="27534.493" calcext:value-type="float">
            <text:p><text:s text:c="2"/>27 534</text:p>
          </table:table-cell>
          <table:table-cell office:value-type="float" office:value="27510.116" calcext:value-type="float">
            <text:p><text:s text:c="2"/>27 510</text:p>
          </table:table-cell>
          <table:table-cell office:value-type="float" office:value="27225.807" calcext:value-type="float">
            <text:p><text:s text:c="2"/>27 226</text:p>
          </table:table-cell>
          <table:table-cell office:value-type="float" office:value="26488.047" calcext:value-type="float">
            <text:p><text:s text:c="2"/>26 488</text:p>
          </table:table-cell>
          <table:table-cell office:value-type="float" office:value="25452.355" calcext:value-type="float">
            <text:p><text:s text:c="2"/>25 452</text:p>
          </table:table-cell>
          <table:table-cell office:value-type="float" office:value="24470.55" calcext:value-type="float">
            <text:p><text:s text:c="2"/>24 471</text:p>
          </table:table-cell>
          <table:table-cell office:value-type="float" office:value="23475.512" calcext:value-type="float">
            <text:p><text:s text:c="2"/>23 476</text:p>
          </table:table-cell>
          <table:table-cell office:value-type="float" office:value="22479.301" calcext:value-type="float">
            <text:p><text:s text:c="2"/>22 479</text:p>
          </table:table-cell>
          <table:table-cell office:value-type="float" office:value="21524.178" calcext:value-type="float">
            <text:p><text:s text:c="2"/>21 524</text:p>
          </table:table-cell>
          <table:table-cell office:value-type="float" office:value="20586.5" calcext:value-type="float">
            <text:p><text:s text:c="2"/>20 587</text:p>
          </table:table-cell>
          <table:table-cell office:value-type="float" office:value="19608.238" calcext:value-type="float">
            <text:p><text:s text:c="2"/>19 608</text:p>
          </table:table-cell>
          <table:table-cell office:value-type="float" office:value="18610.486" calcext:value-type="float">
            <text:p><text:s text:c="2"/>18 610</text:p>
          </table:table-cell>
          <table:table-cell office:value-type="float" office:value="17583.226" calcext:value-type="float">
            <text:p><text:s text:c="2"/>17 583</text:p>
          </table:table-cell>
          <table:table-cell office:value-type="float" office:value="16518.804" calcext:value-type="float">
            <text:p><text:s text:c="2"/>16 519</text:p>
          </table:table-cell>
          <table:table-cell office:value-type="float" office:value="15435.487" calcext:value-type="float">
            <text:p><text:s text:c="2"/>15 435</text:p>
          </table:table-cell>
          <table:table-cell office:value-type="float" office:value="14362.922" calcext:value-type="float">
            <text:p><text:s text:c="2"/>14 363</text:p>
          </table:table-cell>
          <table:table-cell office:value-type="float" office:value="13299.568" calcext:value-type="float">
            <text:p><text:s text:c="2"/>13 300</text:p>
          </table:table-cell>
          <table:table-cell office:value-type="float" office:value="12269.303" calcext:value-type="float">
            <text:p><text:s text:c="2"/>12 269</text:p>
          </table:table-cell>
          <table:table-cell office:value-type="float" office:value="11288.512" calcext:value-type="float">
            <text:p><text:s text:c="2"/>11 289</text:p>
          </table:table-cell>
          <table:table-cell office:value-type="float" office:value="10352.403" calcext:value-type="float">
            <text:p><text:s text:c="2"/>10 352</text:p>
          </table:table-cell>
          <table:table-cell office:value-type="float" office:value="9437.191" calcext:value-type="float">
            <text:p><text:s text:c="2"/>9 437</text:p>
          </table:table-cell>
          <table:table-cell office:value-type="float" office:value="8544.413" calcext:value-type="float">
            <text:p><text:s text:c="2"/>8 544</text:p>
          </table:table-cell>
          <table:table-cell office:value-type="float" office:value="7713.71299999999" calcext:value-type="float">
            <text:p><text:s text:c="2"/>7 714</text:p>
          </table:table-cell>
          <table:table-cell office:value-type="float" office:value="6961.425" calcext:value-type="float">
            <text:p><text:s text:c="2"/>6 961</text:p>
          </table:table-cell>
          <table:table-cell office:value-type="float" office:value="6272.209" calcext:value-type="float">
            <text:p><text:s text:c="2"/>6 272</text:p>
          </table:table-cell>
          <table:table-cell office:value-type="float" office:value="5617.443" calcext:value-type="float">
            <text:p><text:s text:c="2"/>5 617</text:p>
          </table:table-cell>
          <table:table-cell office:value-type="float" office:value="5006.476" calcext:value-type="float">
            <text:p><text:s text:c="2"/>5 006</text:p>
          </table:table-cell>
          <table:table-cell office:value-type="float" office:value="4414.894" calcext:value-type="float">
            <text:p><text:s text:c="2"/>4 415</text:p>
          </table:table-cell>
          <table:table-cell office:value-type="float" office:value="3827.908" calcext:value-type="float">
            <text:p><text:s text:c="2"/>3 828</text:p>
          </table:table-cell>
          <table:table-cell office:value-type="float" office:value="3260.017" calcext:value-type="float">
            <text:p><text:s text:c="2"/>3 260</text:p>
          </table:table-cell>
          <table:table-cell office:value-type="float" office:value="2737.301" calcext:value-type="float">
            <text:p><text:s text:c="2"/>2 737</text:p>
          </table:table-cell>
          <table:table-cell office:value-type="float" office:value="2250.887" calcext:value-type="float">
            <text:p><text:s text:c="2"/>2 251</text:p>
          </table:table-cell>
          <table:table-cell office:value-type="float" office:value="1828.097" calcext:value-type="float">
            <text:p><text:s text:c="2"/>1 828</text:p>
          </table:table-cell>
          <table:table-cell office:value-type="float" office:value="1484.048" calcext:value-type="float">
            <text:p><text:s text:c="2"/>1 484</text:p>
          </table:table-cell>
          <table:table-cell office:value-type="float" office:value="1203.651" calcext:value-type="float">
            <text:p><text:s text:c="2"/>1 204</text:p>
          </table:table-cell>
          <table:table-cell office:value-type="float" office:value="937.507" calcext:value-type="float">
            <text:p><text:s text:c="3"/>938</text:p>
          </table:table-cell>
          <table:table-cell office:value-type="float" office:value="722.03" calcext:value-type="float">
            <text:p><text:s text:c="3"/>722</text:p>
          </table:table-cell>
          <table:table-cell office:value-type="float" office:value="566.878" calcext:value-type="float">
            <text:p><text:s text:c="3"/>567</text:p>
          </table:table-cell>
          <table:table-cell office:value-type="float" office:value="430.145" calcext:value-type="float">
            <text:p><text:s text:c="3"/>430</text:p>
          </table:table-cell>
          <table:table-cell office:value-type="float" office:value="307.284" calcext:value-type="float">
            <text:p><text:s text:c="3"/>307</text:p>
          </table:table-cell>
          <table:table-cell office:value-type="float" office:value="213.722" calcext:value-type="float">
            <text:p><text:s text:c="3"/>214</text:p>
          </table:table-cell>
          <table:table-cell office:value-type="float" office:value="162.663" calcext:value-type="float">
            <text:p><text:s text:c="3"/>163</text:p>
          </table:table-cell>
          <table:table-cell office:value-type="float" office:value="130.265" calcext:value-type="float">
            <text:p><text:s text:c="3"/>130</text:p>
          </table:table-cell>
          <table:table-cell office:value-type="float" office:value="93.12" calcext:value-type="float">
            <text:p><text:s text:c="3"/>93</text:p>
          </table:table-cell>
          <table:table-cell office:value-type="float" office:value="51.242" calcext:value-type="float">
            <text:p><text:s text:c="3"/>51</text:p>
          </table:table-cell>
          <table:table-cell office:value-type="float" office:value="30.553" calcext:value-type="float">
            <text:p><text:s text:c="3"/>31</text:p>
          </table:table-cell>
          <table:table-cell office:value-type="float" office:value="15.556" calcext:value-type="float">
            <text:p><text:s text:c="3"/>16</text:p>
          </table:table-cell>
          <table:table-cell office:value-type="float" office:value="21.428" calcext:value-type="float">
            <text:p><text:s text:c="3"/>2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69" calcext:value-type="float">
            <text:p>1969</text:p>
          </table:table-cell>
          <table:table-cell office:value-type="float" office:value="109773.56" calcext:value-type="float">
            <text:p><text:s text:c="2"/>109 774</text:p>
          </table:table-cell>
          <table:table-cell office:value-type="float" office:value="106290.225" calcext:value-type="float">
            <text:p><text:s text:c="2"/>106 290</text:p>
          </table:table-cell>
          <table:table-cell office:value-type="float" office:value="103027.864" calcext:value-type="float">
            <text:p><text:s text:c="2"/>103 028</text:p>
          </table:table-cell>
          <table:table-cell office:value-type="float" office:value="99973.662" calcext:value-type="float">
            <text:p><text:s text:c="2"/>99 974</text:p>
          </table:table-cell>
          <table:table-cell office:value-type="float" office:value="98420.213" calcext:value-type="float">
            <text:p><text:s text:c="2"/>98 420</text:p>
          </table:table-cell>
          <table:table-cell office:value-type="float" office:value="95268.597" calcext:value-type="float">
            <text:p><text:s text:c="2"/>95 269</text:p>
          </table:table-cell>
          <table:table-cell office:value-type="float" office:value="92363.28" calcext:value-type="float">
            <text:p><text:s text:c="2"/>92 363</text:p>
          </table:table-cell>
          <table:table-cell office:value-type="float" office:value="89692.209" calcext:value-type="float">
            <text:p><text:s text:c="2"/>89 692</text:p>
          </table:table-cell>
          <table:table-cell office:value-type="float" office:value="87243.2880000001" calcext:value-type="float">
            <text:p><text:s text:c="2"/>87 243</text:p>
          </table:table-cell>
          <table:table-cell office:value-type="float" office:value="84922.068" calcext:value-type="float">
            <text:p><text:s text:c="2"/>84 922</text:p>
          </table:table-cell>
          <table:table-cell office:value-type="float" office:value="82634.054" calcext:value-type="float">
            <text:p><text:s text:c="2"/>82 634</text:p>
          </table:table-cell>
          <table:table-cell office:value-type="float" office:value="80779.134" calcext:value-type="float">
            <text:p><text:s text:c="2"/>80 779</text:p>
          </table:table-cell>
          <table:table-cell office:value-type="float" office:value="79510.019" calcext:value-type="float">
            <text:p><text:s text:c="2"/>79 510</text:p>
          </table:table-cell>
          <table:table-cell office:value-type="float" office:value="78567.451" calcext:value-type="float">
            <text:p><text:s text:c="2"/>78 567</text:p>
          </table:table-cell>
          <table:table-cell office:value-type="float" office:value="77632.559" calcext:value-type="float">
            <text:p><text:s text:c="2"/>77 633</text:p>
          </table:table-cell>
          <table:table-cell office:value-type="float" office:value="76880.776" calcext:value-type="float">
            <text:p><text:s text:c="2"/>76 881</text:p>
          </table:table-cell>
          <table:table-cell office:value-type="float" office:value="75362.323" calcext:value-type="float">
            <text:p><text:s text:c="2"/>75 362</text:p>
          </table:table-cell>
          <table:table-cell office:value-type="float" office:value="72607.622" calcext:value-type="float">
            <text:p><text:s text:c="2"/>72 608</text:p>
          </table:table-cell>
          <table:table-cell office:value-type="float" office:value="69084.833" calcext:value-type="float">
            <text:p><text:s text:c="2"/>69 085</text:p>
          </table:table-cell>
          <table:table-cell office:value-type="float" office:value="65765.795" calcext:value-type="float">
            <text:p><text:s text:c="2"/>65 766</text:p>
          </table:table-cell>
          <table:table-cell office:value-type="float" office:value="62497.061" calcext:value-type="float">
            <text:p><text:s text:c="2"/>62 497</text:p>
          </table:table-cell>
          <table:table-cell office:value-type="float" office:value="59479.035" calcext:value-type="float">
            <text:p><text:s text:c="2"/>59 479</text:p>
          </table:table-cell>
          <table:table-cell office:value-type="float" office:value="56922.768" calcext:value-type="float">
            <text:p><text:s text:c="2"/>56 923</text:p>
          </table:table-cell>
          <table:table-cell office:value-type="float" office:value="54744.366" calcext:value-type="float">
            <text:p><text:s text:c="2"/>54 744</text:p>
          </table:table-cell>
          <table:table-cell office:value-type="float" office:value="52559.252" calcext:value-type="float">
            <text:p><text:s text:c="2"/>52 559</text:p>
          </table:table-cell>
          <table:table-cell office:value-type="float" office:value="50336.596" calcext:value-type="float">
            <text:p><text:s text:c="2"/>50 337</text:p>
          </table:table-cell>
          <table:table-cell office:value-type="float" office:value="48788.733" calcext:value-type="float">
            <text:p><text:s text:c="2"/>48 789</text:p>
          </table:table-cell>
          <table:table-cell office:value-type="float" office:value="48197.458" calcext:value-type="float">
            <text:p><text:s text:c="2"/>48 197</text:p>
          </table:table-cell>
          <table:table-cell office:value-type="float" office:value="48225.31" calcext:value-type="float">
            <text:p><text:s text:c="2"/>48 225</text:p>
          </table:table-cell>
          <table:table-cell office:value-type="float" office:value="48284.284" calcext:value-type="float">
            <text:p><text:s text:c="2"/>48 284</text:p>
          </table:table-cell>
          <table:table-cell office:value-type="float" office:value="48529.396" calcext:value-type="float">
            <text:p><text:s text:c="2"/>48 529</text:p>
          </table:table-cell>
          <table:table-cell office:value-type="float" office:value="48390.029" calcext:value-type="float">
            <text:p><text:s text:c="2"/>48 390</text:p>
          </table:table-cell>
          <table:table-cell office:value-type="float" office:value="47534.511" calcext:value-type="float">
            <text:p><text:s text:c="2"/>47 535</text:p>
          </table:table-cell>
          <table:table-cell office:value-type="float" office:value="46235.927" calcext:value-type="float">
            <text:p><text:s text:c="2"/>46 236</text:p>
          </table:table-cell>
          <table:table-cell office:value-type="float" office:value="45074.103" calcext:value-type="float">
            <text:p><text:s text:c="2"/>45 074</text:p>
          </table:table-cell>
          <table:table-cell office:value-type="float" office:value="43903.098" calcext:value-type="float">
            <text:p><text:s text:c="2"/>43 903</text:p>
          </table:table-cell>
          <table:table-cell office:value-type="float" office:value="42914.017" calcext:value-type="float">
            <text:p><text:s text:c="2"/>42 914</text:p>
          </table:table-cell>
          <table:table-cell office:value-type="float" office:value="42250.381" calcext:value-type="float">
            <text:p><text:s text:c="2"/>42 250</text:p>
          </table:table-cell>
          <table:table-cell office:value-type="float" office:value="41774.897" calcext:value-type="float">
            <text:p><text:s text:c="2"/>41 775</text:p>
          </table:table-cell>
          <table:table-cell office:value-type="float" office:value="41219.509" calcext:value-type="float">
            <text:p><text:s text:c="2"/>41 220</text:p>
          </table:table-cell>
          <table:table-cell office:value-type="float" office:value="40653.146" calcext:value-type="float">
            <text:p><text:s text:c="2"/>40 653</text:p>
          </table:table-cell>
          <table:table-cell office:value-type="float" office:value="39918.347" calcext:value-type="float">
            <text:p><text:s text:c="2"/>39 918</text:p>
          </table:table-cell>
          <table:table-cell office:value-type="float" office:value="38914.621" calcext:value-type="float">
            <text:p><text:s text:c="2"/>38 915</text:p>
          </table:table-cell>
          <table:table-cell office:value-type="float" office:value="37730.245" calcext:value-type="float">
            <text:p><text:s text:c="2"/>37 730</text:p>
          </table:table-cell>
          <table:table-cell office:value-type="float" office:value="36590.084" calcext:value-type="float">
            <text:p><text:s text:c="2"/>36 590</text:p>
          </table:table-cell>
          <table:table-cell office:value-type="float" office:value="35492.524" calcext:value-type="float">
            <text:p><text:s text:c="2"/>35 493</text:p>
          </table:table-cell>
          <table:table-cell office:value-type="float" office:value="34295.739" calcext:value-type="float">
            <text:p><text:s text:c="2"/>34 296</text:p>
          </table:table-cell>
          <table:table-cell office:value-type="float" office:value="32965.759" calcext:value-type="float">
            <text:p><text:s text:c="2"/>32 966</text:p>
          </table:table-cell>
          <table:table-cell office:value-type="float" office:value="31585.46" calcext:value-type="float">
            <text:p><text:s text:c="2"/>31 585</text:p>
          </table:table-cell>
          <table:table-cell office:value-type="float" office:value="30217.749" calcext:value-type="float">
            <text:p><text:s text:c="2"/>30 218</text:p>
          </table:table-cell>
          <table:table-cell office:value-type="float" office:value="28785.226" calcext:value-type="float">
            <text:p><text:s text:c="2"/>28 785</text:p>
          </table:table-cell>
          <table:table-cell office:value-type="float" office:value="27751.419" calcext:value-type="float">
            <text:p><text:s text:c="2"/>27 751</text:p>
          </table:table-cell>
          <table:table-cell office:value-type="float" office:value="27332.852" calcext:value-type="float">
            <text:p><text:s text:c="2"/>27 333</text:p>
          </table:table-cell>
          <table:table-cell office:value-type="float" office:value="27295.153" calcext:value-type="float">
            <text:p><text:s text:c="2"/>27 295</text:p>
          </table:table-cell>
          <table:table-cell office:value-type="float" office:value="27203.901" calcext:value-type="float">
            <text:p><text:s text:c="2"/>27 204</text:p>
          </table:table-cell>
          <table:table-cell office:value-type="float" office:value="27165.545" calcext:value-type="float">
            <text:p><text:s text:c="2"/>27 166</text:p>
          </table:table-cell>
          <table:table-cell office:value-type="float" office:value="26864.633" calcext:value-type="float">
            <text:p><text:s text:c="2"/>26 865</text:p>
          </table:table-cell>
          <table:table-cell office:value-type="float" office:value="26106.546" calcext:value-type="float">
            <text:p><text:s text:c="2"/>26 107</text:p>
          </table:table-cell>
          <table:table-cell office:value-type="float" office:value="25048.214" calcext:value-type="float">
            <text:p><text:s text:c="2"/>25 048</text:p>
          </table:table-cell>
          <table:table-cell office:value-type="float" office:value="24044.074" calcext:value-type="float">
            <text:p><text:s text:c="2"/>24 044</text:p>
          </table:table-cell>
          <table:table-cell office:value-type="float" office:value="23026.66" calcext:value-type="float">
            <text:p><text:s text:c="2"/>23 027</text:p>
          </table:table-cell>
          <table:table-cell office:value-type="float" office:value="22009.385" calcext:value-type="float">
            <text:p><text:s text:c="2"/>22 009</text:p>
          </table:table-cell>
          <table:table-cell office:value-type="float" office:value="21035.559" calcext:value-type="float">
            <text:p><text:s text:c="2"/>21 036</text:p>
          </table:table-cell>
          <table:table-cell office:value-type="float" office:value="20081.012" calcext:value-type="float">
            <text:p><text:s text:c="2"/>20 081</text:p>
          </table:table-cell>
          <table:table-cell office:value-type="float" office:value="19086.492" calcext:value-type="float">
            <text:p><text:s text:c="2"/>19 086</text:p>
          </table:table-cell>
          <table:table-cell office:value-type="float" office:value="18073.618" calcext:value-type="float">
            <text:p><text:s text:c="2"/>18 074</text:p>
          </table:table-cell>
          <table:table-cell office:value-type="float" office:value="17032.137" calcext:value-type="float">
            <text:p><text:s text:c="2"/>17 032</text:p>
          </table:table-cell>
          <table:table-cell office:value-type="float" office:value="15954.26" calcext:value-type="float">
            <text:p><text:s text:c="2"/>15 954</text:p>
          </table:table-cell>
          <table:table-cell office:value-type="float" office:value="14858.77" calcext:value-type="float">
            <text:p><text:s text:c="2"/>14 859</text:p>
          </table:table-cell>
          <table:table-cell office:value-type="float" office:value="13775.965" calcext:value-type="float">
            <text:p><text:s text:c="2"/>13 776</text:p>
          </table:table-cell>
          <table:table-cell office:value-type="float" office:value="12704.237" calcext:value-type="float">
            <text:p><text:s text:c="2"/>12 704</text:p>
          </table:table-cell>
          <table:table-cell office:value-type="float" office:value="11668.507" calcext:value-type="float">
            <text:p><text:s text:c="2"/>11 669</text:p>
          </table:table-cell>
          <table:table-cell office:value-type="float" office:value="10685.69" calcext:value-type="float">
            <text:p><text:s text:c="2"/>10 686</text:p>
          </table:table-cell>
          <table:table-cell office:value-type="float" office:value="9750.742" calcext:value-type="float">
            <text:p><text:s text:c="2"/>9 751</text:p>
          </table:table-cell>
          <table:table-cell office:value-type="float" office:value="8839.008" calcext:value-type="float">
            <text:p><text:s text:c="2"/>8 839</text:p>
          </table:table-cell>
          <table:table-cell office:value-type="float" office:value="7952.351" calcext:value-type="float">
            <text:p><text:s text:c="2"/>7 952</text:p>
          </table:table-cell>
          <table:table-cell office:value-type="float" office:value="7130.462" calcext:value-type="float">
            <text:p><text:s text:c="2"/>7 130</text:p>
          </table:table-cell>
          <table:table-cell office:value-type="float" office:value="6389.696" calcext:value-type="float">
            <text:p><text:s text:c="2"/>6 390</text:p>
          </table:table-cell>
          <table:table-cell office:value-type="float" office:value="5714.857" calcext:value-type="float">
            <text:p><text:s text:c="2"/>5 715</text:p>
          </table:table-cell>
          <table:table-cell office:value-type="float" office:value="5076.88800000001" calcext:value-type="float">
            <text:p><text:s text:c="2"/>5 077</text:p>
          </table:table-cell>
          <table:table-cell office:value-type="float" office:value="4484.56" calcext:value-type="float">
            <text:p><text:s text:c="2"/>4 485</text:p>
          </table:table-cell>
          <table:table-cell office:value-type="float" office:value="3916.804" calcext:value-type="float">
            <text:p><text:s text:c="2"/>3 917</text:p>
          </table:table-cell>
          <table:table-cell office:value-type="float" office:value="3359.944" calcext:value-type="float">
            <text:p><text:s text:c="2"/>3 360</text:p>
          </table:table-cell>
          <table:table-cell office:value-type="float" office:value="2826.684" calcext:value-type="float">
            <text:p><text:s text:c="2"/>2 827</text:p>
          </table:table-cell>
          <table:table-cell office:value-type="float" office:value="2339.384" calcext:value-type="float">
            <text:p><text:s text:c="2"/>2 339</text:p>
          </table:table-cell>
          <table:table-cell office:value-type="float" office:value="1889.019" calcext:value-type="float">
            <text:p><text:s text:c="2"/>1 889</text:p>
          </table:table-cell>
          <table:table-cell office:value-type="float" office:value="1503.788" calcext:value-type="float">
            <text:p><text:s text:c="2"/>1 504</text:p>
          </table:table-cell>
          <table:table-cell office:value-type="float" office:value="1198.528" calcext:value-type="float">
            <text:p><text:s text:c="2"/>1 199</text:p>
          </table:table-cell>
          <table:table-cell office:value-type="float" office:value="957.126" calcext:value-type="float">
            <text:p><text:s text:c="3"/>957</text:p>
          </table:table-cell>
          <table:table-cell office:value-type="float" office:value="724.335" calcext:value-type="float">
            <text:p><text:s text:c="3"/>724</text:p>
          </table:table-cell>
          <table:table-cell office:value-type="float" office:value="548.261" calcext:value-type="float">
            <text:p><text:s text:c="3"/>548</text:p>
          </table:table-cell>
          <table:table-cell office:value-type="float" office:value="434.507" calcext:value-type="float">
            <text:p><text:s text:c="3"/>435</text:p>
          </table:table-cell>
          <table:table-cell office:value-type="float" office:value="325.186" calcext:value-type="float">
            <text:p><text:s text:c="3"/>325</text:p>
          </table:table-cell>
          <table:table-cell office:value-type="float" office:value="218.038" calcext:value-type="float">
            <text:p><text:s text:c="3"/>218</text:p>
          </table:table-cell>
          <table:table-cell office:value-type="float" office:value="145.811" calcext:value-type="float">
            <text:p><text:s text:c="3"/>146</text:p>
          </table:table-cell>
          <table:table-cell office:value-type="float" office:value="113.816" calcext:value-type="float">
            <text:p><text:s text:c="3"/>114</text:p>
          </table:table-cell>
          <table:table-cell office:value-type="float" office:value="90.419" calcext:value-type="float">
            <text:p><text:s text:c="3"/>90</text:p>
          </table:table-cell>
          <table:table-cell office:value-type="float" office:value="63.944" calcext:value-type="float">
            <text:p><text:s text:c="3"/>64</text:p>
          </table:table-cell>
          <table:table-cell office:value-type="float" office:value="34.36" calcext:value-type="float">
            <text:p><text:s text:c="3"/>34</text:p>
          </table:table-cell>
          <table:table-cell office:value-type="float" office:value="16.516" calcext:value-type="float">
            <text:p><text:s text:c="3"/>17</text:p>
          </table:table-cell>
          <table:table-cell office:value-type="float" office:value="22.139" calcext:value-type="float">
            <text:p><text:s text:c="3"/>2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  <table:table-cell office:value-type="float" office:value="110245.783" calcext:value-type="float">
            <text:p><text:s text:c="2"/>110 246</text:p>
          </table:table-cell>
          <table:table-cell office:value-type="float" office:value="107513.88" calcext:value-type="float">
            <text:p><text:s text:c="2"/>107 514</text:p>
          </table:table-cell>
          <table:table-cell office:value-type="float" office:value="104792.619" calcext:value-type="float">
            <text:p><text:s text:c="2"/>104 793</text:p>
          </table:table-cell>
          <table:table-cell office:value-type="float" office:value="102094.743" calcext:value-type="float">
            <text:p><text:s text:c="2"/>102 095</text:p>
          </table:table-cell>
          <table:table-cell office:value-type="float" office:value="99433.073" calcext:value-type="float">
            <text:p><text:s text:c="2"/>99 433</text:p>
          </table:table-cell>
          <table:table-cell office:value-type="float" office:value="96820.418" calcext:value-type="float">
            <text:p><text:s text:c="2"/>96 820</text:p>
          </table:table-cell>
          <table:table-cell office:value-type="float" office:value="94269.588" calcext:value-type="float">
            <text:p><text:s text:c="2"/>94 270</text:p>
          </table:table-cell>
          <table:table-cell office:value-type="float" office:value="91793.39" calcext:value-type="float">
            <text:p><text:s text:c="2"/>91 793</text:p>
          </table:table-cell>
          <table:table-cell office:value-type="float" office:value="89404.635" calcext:value-type="float">
            <text:p><text:s text:c="2"/>89 405</text:p>
          </table:table-cell>
          <table:table-cell office:value-type="float" office:value="87116.124" calcext:value-type="float">
            <text:p><text:s text:c="2"/>87 116</text:p>
          </table:table-cell>
          <table:table-cell office:value-type="float" office:value="84837.462" calcext:value-type="float">
            <text:p><text:s text:c="2"/>84 837</text:p>
          </table:table-cell>
          <table:table-cell office:value-type="float" office:value="82478.247" calcext:value-type="float">
            <text:p><text:s text:c="2"/>82 478</text:p>
          </table:table-cell>
          <table:table-cell office:value-type="float" office:value="80567.34" calcext:value-type="float">
            <text:p><text:s text:c="2"/>80 567</text:p>
          </table:table-cell>
          <table:table-cell office:value-type="float" office:value="79323.98" calcext:value-type="float">
            <text:p><text:s text:c="2"/>79 324</text:p>
          </table:table-cell>
          <table:table-cell office:value-type="float" office:value="78451.321" calcext:value-type="float">
            <text:p><text:s text:c="2"/>78 451</text:p>
          </table:table-cell>
          <table:table-cell office:value-type="float" office:value="77527.385" calcext:value-type="float">
            <text:p><text:s text:c="2"/>77 527</text:p>
          </table:table-cell>
          <table:table-cell office:value-type="float" office:value="76749.412" calcext:value-type="float">
            <text:p><text:s text:c="2"/>76 749</text:p>
          </table:table-cell>
          <table:table-cell office:value-type="float" office:value="75207.9480000001" calcext:value-type="float">
            <text:p><text:s text:c="2"/>75 208</text:p>
          </table:table-cell>
          <table:table-cell office:value-type="float" office:value="72443.717" calcext:value-type="float">
            <text:p><text:s text:c="2"/>72 444</text:p>
          </table:table-cell>
          <table:table-cell office:value-type="float" office:value="68919.637" calcext:value-type="float">
            <text:p><text:s text:c="2"/>68 920</text:p>
          </table:table-cell>
          <table:table-cell office:value-type="float" office:value="65591.222" calcext:value-type="float">
            <text:p><text:s text:c="2"/>65 591</text:p>
          </table:table-cell>
          <table:table-cell office:value-type="float" office:value="62307.251" calcext:value-type="float">
            <text:p><text:s text:c="2"/>62 307</text:p>
          </table:table-cell>
          <table:table-cell office:value-type="float" office:value="59281.357" calcext:value-type="float">
            <text:p><text:s text:c="2"/>59 281</text:p>
          </table:table-cell>
          <table:table-cell office:value-type="float" office:value="56729.215" calcext:value-type="float">
            <text:p><text:s text:c="2"/>56 729</text:p>
          </table:table-cell>
          <table:table-cell office:value-type="float" office:value="54562.434" calcext:value-type="float">
            <text:p><text:s text:c="2"/>54 562</text:p>
          </table:table-cell>
          <table:table-cell office:value-type="float" office:value="52387.351" calcext:value-type="float">
            <text:p><text:s text:c="2"/>52 387</text:p>
          </table:table-cell>
          <table:table-cell office:value-type="float" office:value="50175.139" calcext:value-type="float">
            <text:p><text:s text:c="2"/>50 175</text:p>
          </table:table-cell>
          <table:table-cell office:value-type="float" office:value="48634.214" calcext:value-type="float">
            <text:p><text:s text:c="2"/>48 634</text:p>
          </table:table-cell>
          <table:table-cell office:value-type="float" office:value="48043.5400000001" calcext:value-type="float">
            <text:p><text:s text:c="2"/>48 044</text:p>
          </table:table-cell>
          <table:table-cell office:value-type="float" office:value="48067.758" calcext:value-type="float">
            <text:p><text:s text:c="2"/>48 068</text:p>
          </table:table-cell>
          <table:table-cell office:value-type="float" office:value="48123.957" calcext:value-type="float">
            <text:p><text:s text:c="2"/>48 124</text:p>
          </table:table-cell>
          <table:table-cell office:value-type="float" office:value="48366.589" calcext:value-type="float">
            <text:p><text:s text:c="2"/>48 367</text:p>
          </table:table-cell>
          <table:table-cell office:value-type="float" office:value="48223.208" calcext:value-type="float">
            <text:p><text:s text:c="2"/>48 223</text:p>
          </table:table-cell>
          <table:table-cell office:value-type="float" office:value="47361.918" calcext:value-type="float">
            <text:p><text:s text:c="2"/>47 362</text:p>
          </table:table-cell>
          <table:table-cell office:value-type="float" office:value="46056.472" calcext:value-type="float">
            <text:p><text:s text:c="2"/>46 056</text:p>
          </table:table-cell>
          <table:table-cell office:value-type="float" office:value="44887.354" calcext:value-type="float">
            <text:p><text:s text:c="2"/>44 887</text:p>
          </table:table-cell>
          <table:table-cell office:value-type="float" office:value="43708.265" calcext:value-type="float">
            <text:p><text:s text:c="2"/>43 708</text:p>
          </table:table-cell>
          <table:table-cell office:value-type="float" office:value="42712.941" calcext:value-type="float">
            <text:p><text:s text:c="2"/>42 713</text:p>
          </table:table-cell>
          <table:table-cell office:value-type="float" office:value="42046.247" calcext:value-type="float">
            <text:p><text:s text:c="2"/>42 046</text:p>
          </table:table-cell>
          <table:table-cell office:value-type="float" office:value="41569.635" calcext:value-type="float">
            <text:p><text:s text:c="2"/>41 570</text:p>
          </table:table-cell>
          <table:table-cell office:value-type="float" office:value="41012.332" calcext:value-type="float">
            <text:p><text:s text:c="2"/>41 012</text:p>
          </table:table-cell>
          <table:table-cell office:value-type="float" office:value="40443.701" calcext:value-type="float">
            <text:p><text:s text:c="2"/>40 444</text:p>
          </table:table-cell>
          <table:table-cell office:value-type="float" office:value="39706.111" calcext:value-type="float">
            <text:p><text:s text:c="2"/>39 706</text:p>
          </table:table-cell>
          <table:table-cell office:value-type="float" office:value="38698.733" calcext:value-type="float">
            <text:p><text:s text:c="2"/>38 699</text:p>
          </table:table-cell>
          <table:table-cell office:value-type="float" office:value="37509.875" calcext:value-type="float">
            <text:p><text:s text:c="2"/>37 510</text:p>
          </table:table-cell>
          <table:table-cell office:value-type="float" office:value="36364.854" calcext:value-type="float">
            <text:p><text:s text:c="2"/>36 365</text:p>
          </table:table-cell>
          <table:table-cell office:value-type="float" office:value="35262.096" calcext:value-type="float">
            <text:p><text:s text:c="2"/>35 262</text:p>
          </table:table-cell>
          <table:table-cell office:value-type="float" office:value="34058.373" calcext:value-type="float">
            <text:p><text:s text:c="2"/>34 058</text:p>
          </table:table-cell>
          <table:table-cell office:value-type="float" office:value="32719.142" calcext:value-type="float">
            <text:p><text:s text:c="2"/>32 719</text:p>
          </table:table-cell>
          <table:table-cell office:value-type="float" office:value="31327.832" calcext:value-type="float">
            <text:p><text:s text:c="2"/>31 328</text:p>
          </table:table-cell>
          <table:table-cell office:value-type="float" office:value="29948.399" calcext:value-type="float">
            <text:p><text:s text:c="2"/>29 948</text:p>
          </table:table-cell>
          <table:table-cell office:value-type="float" office:value="28503.108" calcext:value-type="float">
            <text:p><text:s text:c="2"/>28 503</text:p>
          </table:table-cell>
          <table:table-cell office:value-type="float" office:value="27456.31" calcext:value-type="float">
            <text:p><text:s text:c="2"/>27 456</text:p>
          </table:table-cell>
          <table:table-cell office:value-type="float" office:value="27024.93" calcext:value-type="float">
            <text:p><text:s text:c="2"/>27 025</text:p>
          </table:table-cell>
          <table:table-cell office:value-type="float" office:value="26974.17" calcext:value-type="float">
            <text:p><text:s text:c="2"/>26 974</text:p>
          </table:table-cell>
          <table:table-cell office:value-type="float" office:value="26869.083" calcext:value-type="float">
            <text:p><text:s text:c="2"/>26 869</text:p>
          </table:table-cell>
          <table:table-cell office:value-type="float" office:value="26816.725" calcext:value-type="float">
            <text:p><text:s text:c="2"/>26 817</text:p>
          </table:table-cell>
          <table:table-cell office:value-type="float" office:value="26499.243" calcext:value-type="float">
            <text:p><text:s text:c="2"/>26 499</text:p>
          </table:table-cell>
          <table:table-cell office:value-type="float" office:value="25720.915" calcext:value-type="float">
            <text:p><text:s text:c="2"/>25 721</text:p>
          </table:table-cell>
          <table:table-cell office:value-type="float" office:value="24640.072" calcext:value-type="float">
            <text:p><text:s text:c="2"/>24 640</text:p>
          </table:table-cell>
          <table:table-cell office:value-type="float" office:value="23613.782" calcext:value-type="float">
            <text:p><text:s text:c="2"/>23 614</text:p>
          </table:table-cell>
          <table:table-cell office:value-type="float" office:value="22574.169" calcext:value-type="float">
            <text:p><text:s text:c="2"/>22 574</text:p>
          </table:table-cell>
          <table:table-cell office:value-type="float" office:value="21535.996" calcext:value-type="float">
            <text:p><text:s text:c="2"/>21 536</text:p>
          </table:table-cell>
          <table:table-cell office:value-type="float" office:value="20543.523" calcext:value-type="float">
            <text:p><text:s text:c="2"/>20 544</text:p>
          </table:table-cell>
          <table:table-cell office:value-type="float" office:value="19572.147" calcext:value-type="float">
            <text:p><text:s text:c="2"/>19 572</text:p>
          </table:table-cell>
          <table:table-cell office:value-type="float" office:value="18561.397" calcext:value-type="float">
            <text:p><text:s text:c="2"/>18 561</text:p>
          </table:table-cell>
          <table:table-cell office:value-type="float" office:value="17533.406" calcext:value-type="float">
            <text:p><text:s text:c="2"/>17 533</text:p>
          </table:table-cell>
          <table:table-cell office:value-type="float" office:value="16477.805" calcext:value-type="float">
            <text:p><text:s text:c="2"/>16 478</text:p>
          </table:table-cell>
          <table:table-cell office:value-type="float" office:value="15386.674" calcext:value-type="float">
            <text:p><text:s text:c="2"/>15 387</text:p>
          </table:table-cell>
          <table:table-cell office:value-type="float" office:value="14279.26" calcext:value-type="float">
            <text:p><text:s text:c="2"/>14 279</text:p>
          </table:table-cell>
          <table:table-cell office:value-type="float" office:value="13186.418" calcext:value-type="float">
            <text:p><text:s text:c="2"/>13 186</text:p>
          </table:table-cell>
          <table:table-cell office:value-type="float" office:value="12106.568" calcext:value-type="float">
            <text:p><text:s text:c="2"/>12 107</text:p>
          </table:table-cell>
          <table:table-cell office:value-type="float" office:value="11065.536" calcext:value-type="float">
            <text:p><text:s text:c="2"/>11 066</text:p>
          </table:table-cell>
          <table:table-cell office:value-type="float" office:value="10080.856" calcext:value-type="float">
            <text:p><text:s text:c="2"/>10 081</text:p>
          </table:table-cell>
          <table:table-cell office:value-type="float" office:value="9147.141" calcext:value-type="float">
            <text:p><text:s text:c="2"/>9 147</text:p>
          </table:table-cell>
          <table:table-cell office:value-type="float" office:value="8239.021" calcext:value-type="float">
            <text:p><text:s text:c="2"/>8 239</text:p>
          </table:table-cell>
          <table:table-cell office:value-type="float" office:value="7358.557" calcext:value-type="float">
            <text:p><text:s text:c="2"/>7 359</text:p>
          </table:table-cell>
          <table:table-cell office:value-type="float" office:value="6545.609" calcext:value-type="float">
            <text:p><text:s text:c="2"/>6 546</text:p>
          </table:table-cell>
          <table:table-cell office:value-type="float" office:value="5816.524" calcext:value-type="float">
            <text:p><text:s text:c="2"/>5 817</text:p>
          </table:table-cell>
          <table:table-cell office:value-type="float" office:value="5156.216" calcext:value-type="float">
            <text:p><text:s text:c="2"/>5 156</text:p>
          </table:table-cell>
          <table:table-cell office:value-type="float" office:value="4535.18" calcext:value-type="float">
            <text:p><text:s text:c="2"/>4 535</text:p>
          </table:table-cell>
          <table:table-cell office:value-type="float" office:value="3961.624" calcext:value-type="float">
            <text:p><text:s text:c="2"/>3 962</text:p>
          </table:table-cell>
          <table:table-cell office:value-type="float" office:value="3417.84" calcext:value-type="float">
            <text:p><text:s text:c="2"/>3 418</text:p>
          </table:table-cell>
          <table:table-cell office:value-type="float" office:value="2891.24" calcext:value-type="float">
            <text:p><text:s text:c="2"/>2 891</text:p>
          </table:table-cell>
          <table:table-cell office:value-type="float" office:value="2392.708" calcext:value-type="float">
            <text:p><text:s text:c="2"/>2 393</text:p>
          </table:table-cell>
          <table:table-cell office:value-type="float" office:value="1940.952" calcext:value-type="float">
            <text:p><text:s text:c="2"/>1 941</text:p>
          </table:table-cell>
          <table:table-cell office:value-type="float" office:value="1526.741" calcext:value-type="float">
            <text:p><text:s text:c="2"/>1 527</text:p>
          </table:table-cell>
          <table:table-cell office:value-type="float" office:value="1179.118" calcext:value-type="float">
            <text:p><text:s text:c="2"/>1 179</text:p>
          </table:table-cell>
          <table:table-cell office:value-type="float" office:value="912.735" calcext:value-type="float">
            <text:p><text:s text:c="3"/>913</text:p>
          </table:table-cell>
          <table:table-cell office:value-type="float" office:value="710.406" calcext:value-type="float">
            <text:p><text:s text:c="3"/>710</text:p>
          </table:table-cell>
          <table:table-cell office:value-type="float" office:value="511.003" calcext:value-type="float">
            <text:p><text:s text:c="3"/>511</text:p>
          </table:table-cell>
          <table:table-cell office:value-type="float" office:value="374.386" calcext:value-type="float">
            <text:p><text:s text:c="3"/>374</text:p>
          </table:table-cell>
          <table:table-cell office:value-type="float" office:value="302.055" calcext:value-type="float">
            <text:p><text:s text:c="3"/>302</text:p>
          </table:table-cell>
          <table:table-cell office:value-type="float" office:value="220.181" calcext:value-type="float">
            <text:p><text:s text:c="3"/>220</text:p>
          </table:table-cell>
          <table:table-cell office:value-type="float" office:value="128.758" calcext:value-type="float">
            <text:p><text:s text:c="3"/>129</text:p>
          </table:table-cell>
          <table:table-cell office:value-type="float" office:value="77.852" calcext:value-type="float">
            <text:p><text:s text:c="3"/>78</text:p>
          </table:table-cell>
          <table:table-cell office:value-type="float" office:value="64.949" calcext:value-type="float">
            <text:p><text:s text:c="3"/>65</text:p>
          </table:table-cell>
          <table:table-cell office:value-type="float" office:value="50.576" calcext:value-type="float">
            <text:p><text:s text:c="3"/>51</text:p>
          </table:table-cell>
          <table:table-cell office:value-type="float" office:value="34.752" calcext:value-type="float">
            <text:p><text:s text:c="3"/>35</text:p>
          </table:table-cell>
          <table:table-cell office:value-type="float" office:value="17.471" calcext:value-type="float">
            <text:p><text:s text:c="3"/>17</text:p>
          </table:table-cell>
          <table:table-cell office:value-type="float" office:value="23.137" calcext:value-type="float">
            <text:p><text:s text:c="3"/>2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71" calcext:value-type="float">
            <text:p>1971</text:p>
          </table:table-cell>
          <table:table-cell office:value-type="float" office:value="110542.79" calcext:value-type="float">
            <text:p><text:s text:c="2"/>110 543</text:p>
          </table:table-cell>
          <table:table-cell office:value-type="float" office:value="109038.839" calcext:value-type="float">
            <text:p><text:s text:c="2"/>109 039</text:p>
          </table:table-cell>
          <table:table-cell office:value-type="float" office:value="106511.297" calcext:value-type="float">
            <text:p><text:s text:c="2"/>106 511</text:p>
          </table:table-cell>
          <table:table-cell office:value-type="float" office:value="103970.18" calcext:value-type="float">
            <text:p><text:s text:c="2"/>103 970</text:p>
          </table:table-cell>
          <table:table-cell office:value-type="float" office:value="101428.777" calcext:value-type="float">
            <text:p><text:s text:c="2"/>101 429</text:p>
          </table:table-cell>
          <table:table-cell office:value-type="float" office:value="98900.3340000001" calcext:value-type="float">
            <text:p><text:s text:c="2"/>98 900</text:p>
          </table:table-cell>
          <table:table-cell office:value-type="float" office:value="96401.604" calcext:value-type="float">
            <text:p><text:s text:c="2"/>96 402</text:p>
          </table:table-cell>
          <table:table-cell office:value-type="float" office:value="93949.31" calcext:value-type="float">
            <text:p><text:s text:c="2"/>93 949</text:p>
          </table:table-cell>
          <table:table-cell office:value-type="float" office:value="91539.4149999999" calcext:value-type="float">
            <text:p><text:s text:c="2"/>91 539</text:p>
          </table:table-cell>
          <table:table-cell office:value-type="float" office:value="89178.273" calcext:value-type="float">
            <text:p><text:s text:c="2"/>89 178</text:p>
          </table:table-cell>
          <table:table-cell office:value-type="float" office:value="86889.55" calcext:value-type="float">
            <text:p><text:s text:c="2"/>86 890</text:p>
          </table:table-cell>
          <table:table-cell office:value-type="float" office:value="84601.307" calcext:value-type="float">
            <text:p><text:s text:c="2"/>84 601</text:p>
          </table:table-cell>
          <table:table-cell office:value-type="float" office:value="82220.87" calcext:value-type="float">
            <text:p><text:s text:c="2"/>82 221</text:p>
          </table:table-cell>
          <table:table-cell office:value-type="float" office:value="80291.325" calcext:value-type="float">
            <text:p><text:s text:c="2"/>80 291</text:p>
          </table:table-cell>
          <table:table-cell office:value-type="float" office:value="79041.309" calcext:value-type="float">
            <text:p><text:s text:c="2"/>79 041</text:p>
          </table:table-cell>
          <table:table-cell office:value-type="float" office:value="78169.707" calcext:value-type="float">
            <text:p><text:s text:c="2"/>78 170</text:p>
          </table:table-cell>
          <table:table-cell office:value-type="float" office:value="77239.453" calcext:value-type="float">
            <text:p><text:s text:c="2"/>77 239</text:p>
          </table:table-cell>
          <table:table-cell office:value-type="float" office:value="76449.272" calcext:value-type="float">
            <text:p><text:s text:c="2"/>76 449</text:p>
          </table:table-cell>
          <table:table-cell office:value-type="float" office:value="74905.918" calcext:value-type="float">
            <text:p><text:s text:c="2"/>74 906</text:p>
          </table:table-cell>
          <table:table-cell office:value-type="float" office:value="72156.1679999999" calcext:value-type="float">
            <text:p><text:s text:c="2"/>72 156</text:p>
          </table:table-cell>
          <table:table-cell office:value-type="float" office:value="68656.817" calcext:value-type="float">
            <text:p><text:s text:c="2"/>68 657</text:p>
          </table:table-cell>
          <table:table-cell office:value-type="float" office:value="65351.089" calcext:value-type="float">
            <text:p><text:s text:c="2"/>65 351</text:p>
          </table:table-cell>
          <table:table-cell office:value-type="float" office:value="62090.309" calcext:value-type="float">
            <text:p><text:s text:c="2"/>62 090</text:p>
          </table:table-cell>
          <table:table-cell office:value-type="float" office:value="59082.604" calcext:value-type="float">
            <text:p><text:s text:c="2"/>59 083</text:p>
          </table:table-cell>
          <table:table-cell office:value-type="float" office:value="56539.662" calcext:value-type="float">
            <text:p><text:s text:c="2"/>56 540</text:p>
          </table:table-cell>
          <table:table-cell office:value-type="float" office:value="54375.8690000001" calcext:value-type="float">
            <text:p><text:s text:c="2"/>54 376</text:p>
          </table:table-cell>
          <table:table-cell office:value-type="float" office:value="52204.644" calcext:value-type="float">
            <text:p><text:s text:c="2"/>52 205</text:p>
          </table:table-cell>
          <table:table-cell office:value-type="float" office:value="49996.276" calcext:value-type="float">
            <text:p><text:s text:c="2"/>49 996</text:p>
          </table:table-cell>
          <table:table-cell office:value-type="float" office:value="48455.989" calcext:value-type="float">
            <text:p><text:s text:c="2"/>48 456</text:p>
          </table:table-cell>
          <table:table-cell office:value-type="float" office:value="47862.118" calcext:value-type="float">
            <text:p><text:s text:c="2"/>47 862</text:p>
          </table:table-cell>
          <table:table-cell office:value-type="float" office:value="47880.422" calcext:value-type="float">
            <text:p><text:s text:c="2"/>47 880</text:p>
          </table:table-cell>
          <table:table-cell office:value-type="float" office:value="47929.761" calcext:value-type="float">
            <text:p><text:s text:c="2"/>47 930</text:p>
          </table:table-cell>
          <table:table-cell office:value-type="float" office:value="48163.92" calcext:value-type="float">
            <text:p><text:s text:c="2"/>48 164</text:p>
          </table:table-cell>
          <table:table-cell office:value-type="float" office:value="48013.64" calcext:value-type="float">
            <text:p><text:s text:c="2"/>48 014</text:p>
          </table:table-cell>
          <table:table-cell office:value-type="float" office:value="47148.682" calcext:value-type="float">
            <text:p><text:s text:c="2"/>47 149</text:p>
          </table:table-cell>
          <table:table-cell office:value-type="float" office:value="45841.407" calcext:value-type="float">
            <text:p><text:s text:c="2"/>45 841</text:p>
          </table:table-cell>
          <table:table-cell office:value-type="float" office:value="44669.327" calcext:value-type="float">
            <text:p><text:s text:c="2"/>44 669</text:p>
          </table:table-cell>
          <table:table-cell office:value-type="float" office:value="43486.985" calcext:value-type="float">
            <text:p><text:s text:c="2"/>43 487</text:p>
          </table:table-cell>
          <table:table-cell office:value-type="float" office:value="42486.714" calcext:value-type="float">
            <text:p><text:s text:c="2"/>42 487</text:p>
          </table:table-cell>
          <table:table-cell office:value-type="float" office:value="41812.466" calcext:value-type="float">
            <text:p><text:s text:c="2"/>41 812</text:p>
          </table:table-cell>
          <table:table-cell office:value-type="float" office:value="41326.598" calcext:value-type="float">
            <text:p><text:s text:c="2"/>41 327</text:p>
          </table:table-cell>
          <table:table-cell office:value-type="float" office:value="40759.941" calcext:value-type="float">
            <text:p><text:s text:c="2"/>40 760</text:p>
          </table:table-cell>
          <table:table-cell office:value-type="float" office:value="40181.207" calcext:value-type="float">
            <text:p><text:s text:c="2"/>40 181</text:p>
          </table:table-cell>
          <table:table-cell office:value-type="float" office:value="39434.683" calcext:value-type="float">
            <text:p><text:s text:c="2"/>39 435</text:p>
          </table:table-cell>
          <table:table-cell office:value-type="float" office:value="38420.563" calcext:value-type="float">
            <text:p><text:s text:c="2"/>38 421</text:p>
          </table:table-cell>
          <table:table-cell office:value-type="float" office:value="37226.037" calcext:value-type="float">
            <text:p><text:s text:c="2"/>37 226</text:p>
          </table:table-cell>
          <table:table-cell office:value-type="float" office:value="36074.133" calcext:value-type="float">
            <text:p><text:s text:c="2"/>36 074</text:p>
          </table:table-cell>
          <table:table-cell office:value-type="float" office:value="34963.446" calcext:value-type="float">
            <text:p><text:s text:c="2"/>34 963</text:p>
          </table:table-cell>
          <table:table-cell office:value-type="float" office:value="33751.006" calcext:value-type="float">
            <text:p><text:s text:c="2"/>33 751</text:p>
          </table:table-cell>
          <table:table-cell office:value-type="float" office:value="32402.082" calcext:value-type="float">
            <text:p><text:s text:c="2"/>32 402</text:p>
          </table:table-cell>
          <table:table-cell office:value-type="float" office:value="30999.798" calcext:value-type="float">
            <text:p><text:s text:c="2"/>31 000</text:p>
          </table:table-cell>
          <table:table-cell office:value-type="float" office:value="29608.707" calcext:value-type="float">
            <text:p><text:s text:c="2"/>29 609</text:p>
          </table:table-cell>
          <table:table-cell office:value-type="float" office:value="28151.815" calcext:value-type="float">
            <text:p><text:s text:c="2"/>28 152</text:p>
          </table:table-cell>
          <table:table-cell office:value-type="float" office:value="27088.44" calcext:value-type="float">
            <text:p><text:s text:c="2"/>27 088</text:p>
          </table:table-cell>
          <table:table-cell office:value-type="float" office:value="26633.337" calcext:value-type="float">
            <text:p><text:s text:c="2"/>26 633</text:p>
          </table:table-cell>
          <table:table-cell office:value-type="float" office:value="26554.359" calcext:value-type="float">
            <text:p><text:s text:c="2"/>26 554</text:p>
          </table:table-cell>
          <table:table-cell office:value-type="float" office:value="26421.181" calcext:value-type="float">
            <text:p><text:s text:c="2"/>26 421</text:p>
          </table:table-cell>
          <table:table-cell office:value-type="float" office:value="26339.81" calcext:value-type="float">
            <text:p><text:s text:c="2"/>26 340</text:p>
          </table:table-cell>
          <table:table-cell office:value-type="float" office:value="25996.156" calcext:value-type="float">
            <text:p><text:s text:c="2"/>25 996</text:p>
          </table:table-cell>
          <table:table-cell office:value-type="float" office:value="25196.81" calcext:value-type="float">
            <text:p><text:s text:c="2"/>25 197</text:p>
          </table:table-cell>
          <table:table-cell office:value-type="float" office:value="24098.402" calcext:value-type="float">
            <text:p><text:s text:c="2"/>24 098</text:p>
          </table:table-cell>
          <table:table-cell office:value-type="float" office:value="23054.64" calcext:value-type="float">
            <text:p><text:s text:c="2"/>23 055</text:p>
          </table:table-cell>
          <table:table-cell office:value-type="float" office:value="21999.119" calcext:value-type="float">
            <text:p><text:s text:c="2"/>21 999</text:p>
          </table:table-cell>
          <table:table-cell office:value-type="float" office:value="20943.433" calcext:value-type="float">
            <text:p><text:s text:c="2"/>20 943</text:p>
          </table:table-cell>
          <table:table-cell office:value-type="float" office:value="19930.17" calcext:value-type="float">
            <text:p><text:s text:c="2"/>19 930</text:p>
          </table:table-cell>
          <table:table-cell office:value-type="float" office:value="18936.97" calcext:value-type="float">
            <text:p><text:s text:c="2"/>18 937</text:p>
          </table:table-cell>
          <table:table-cell office:value-type="float" office:value="17907.248" calcext:value-type="float">
            <text:p><text:s text:c="2"/>17 907</text:p>
          </table:table-cell>
          <table:table-cell office:value-type="float" office:value="16862.387" calcext:value-type="float">
            <text:p><text:s text:c="2"/>16 862</text:p>
          </table:table-cell>
          <table:table-cell office:value-type="float" office:value="15795.168" calcext:value-type="float">
            <text:p><text:s text:c="2"/>15 795</text:p>
          </table:table-cell>
          <table:table-cell office:value-type="float" office:value="14699.731" calcext:value-type="float">
            <text:p><text:s text:c="2"/>14 700</text:p>
          </table:table-cell>
          <table:table-cell office:value-type="float" office:value="13593.962" calcext:value-type="float">
            <text:p><text:s text:c="2"/>13 594</text:p>
          </table:table-cell>
          <table:table-cell office:value-type="float" office:value="12504.944" calcext:value-type="float">
            <text:p><text:s text:c="2"/>12 505</text:p>
          </table:table-cell>
          <table:table-cell office:value-type="float" office:value="11431.219" calcext:value-type="float">
            <text:p><text:s text:c="2"/>11 431</text:p>
          </table:table-cell>
          <table:table-cell office:value-type="float" office:value="10401.979" calcext:value-type="float">
            <text:p><text:s text:c="2"/>10 402</text:p>
          </table:table-cell>
          <table:table-cell office:value-type="float" office:value="9435.80499999999" calcext:value-type="float">
            <text:p><text:s text:c="2"/>9 436</text:p>
          </table:table-cell>
          <table:table-cell office:value-type="float" office:value="8525.791" calcext:value-type="float">
            <text:p><text:s text:c="2"/>8 526</text:p>
          </table:table-cell>
          <table:table-cell office:value-type="float" office:value="7643.943" calcext:value-type="float">
            <text:p><text:s text:c="2"/>7 644</text:p>
          </table:table-cell>
          <table:table-cell office:value-type="float" office:value="6792.981" calcext:value-type="float">
            <text:p><text:s text:c="2"/>6 793</text:p>
          </table:table-cell>
          <table:table-cell office:value-type="float" office:value="6009.656" calcext:value-type="float">
            <text:p><text:s text:c="2"/>6 010</text:p>
          </table:table-cell>
          <table:table-cell office:value-type="float" office:value="5308.595" calcext:value-type="float">
            <text:p><text:s text:c="2"/>5 309</text:p>
          </table:table-cell>
          <table:table-cell office:value-type="float" office:value="4676.058" calcext:value-type="float">
            <text:p><text:s text:c="2"/>4 676</text:p>
          </table:table-cell>
          <table:table-cell office:value-type="float" office:value="4084.519" calcext:value-type="float">
            <text:p><text:s text:c="2"/>4 085</text:p>
          </table:table-cell>
          <table:table-cell office:value-type="float" office:value="3540.515" calcext:value-type="float">
            <text:p><text:s text:c="2"/>3 541</text:p>
          </table:table-cell>
          <table:table-cell office:value-type="float" office:value="3031.632" calcext:value-type="float">
            <text:p><text:s text:c="2"/>3 032</text:p>
          </table:table-cell>
          <table:table-cell office:value-type="float" office:value="2547.907" calcext:value-type="float">
            <text:p><text:s text:c="2"/>2 548</text:p>
          </table:table-cell>
          <table:table-cell office:value-type="float" office:value="2096.773" calcext:value-type="float">
            <text:p><text:s text:c="2"/>2 097</text:p>
          </table:table-cell>
          <table:table-cell office:value-type="float" office:value="1683.808" calcext:value-type="float">
            <text:p><text:s text:c="2"/>1 684</text:p>
          </table:table-cell>
          <table:table-cell office:value-type="float" office:value="1317.016" calcext:value-type="float">
            <text:p><text:s text:c="2"/>1 317</text:p>
          </table:table-cell>
          <table:table-cell office:value-type="float" office:value="1020.788" calcext:value-type="float">
            <text:p><text:s text:c="2"/>1 021</text:p>
          </table:table-cell>
          <table:table-cell office:value-type="float" office:value="786.823" calcext:value-type="float">
            <text:p><text:s text:c="3"/>787</text:p>
          </table:table-cell>
          <table:table-cell office:value-type="float" office:value="601.362" calcext:value-type="float">
            <text:p><text:s text:c="3"/>601</text:p>
          </table:table-cell>
          <table:table-cell office:value-type="float" office:value="428.602" calcext:value-type="float">
            <text:p><text:s text:c="3"/>429</text:p>
          </table:table-cell>
          <table:table-cell office:value-type="float" office:value="315.946" calcext:value-type="float">
            <text:p><text:s text:c="3"/>316</text:p>
          </table:table-cell>
          <table:table-cell office:value-type="float" office:value="254.426" calcext:value-type="float">
            <text:p><text:s text:c="3"/>254</text:p>
          </table:table-cell>
          <table:table-cell office:value-type="float" office:value="184.973" calcext:value-type="float">
            <text:p><text:s text:c="3"/>185</text:p>
          </table:table-cell>
          <table:table-cell office:value-type="float" office:value="107.561" calcext:value-type="float">
            <text:p><text:s text:c="3"/>108</text:p>
          </table:table-cell>
          <table:table-cell office:value-type="float" office:value="68.21" calcext:value-type="float">
            <text:p><text:s text:c="3"/>68</text:p>
          </table:table-cell>
          <table:table-cell office:value-type="float" office:value="53.093" calcext:value-type="float">
            <text:p><text:s text:c="3"/>53</text:p>
          </table:table-cell>
          <table:table-cell office:value-type="float" office:value="36.493" calcext:value-type="float">
            <text:p><text:s text:c="3"/>36</text:p>
          </table:table-cell>
          <table:table-cell office:value-type="float" office:value="18.39" calcext:value-type="float">
            <text:p><text:s text:c="3"/>18</text:p>
          </table:table-cell>
          <table:table-cell office:value-type="float" office:value="24.484" calcext:value-type="float">
            <text:p><text:s text:c="3"/>2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office:value-type="float" office:value="110868.462" calcext:value-type="float">
            <text:p><text:s text:c="2"/>110 868</text:p>
          </table:table-cell>
          <table:table-cell office:value-type="float" office:value="109117.314" calcext:value-type="float">
            <text:p><text:s text:c="2"/>109 117</text:p>
          </table:table-cell>
          <table:table-cell office:value-type="float" office:value="107906.76" calcext:value-type="float">
            <text:p><text:s text:c="2"/>107 907</text:p>
          </table:table-cell>
          <table:table-cell office:value-type="float" office:value="105578.186" calcext:value-type="float">
            <text:p><text:s text:c="2"/>105 578</text:p>
          </table:table-cell>
          <table:table-cell office:value-type="float" office:value="103212.363" calcext:value-type="float">
            <text:p><text:s text:c="2"/>103 212</text:p>
          </table:table-cell>
          <table:table-cell office:value-type="float" office:value="100823.004" calcext:value-type="float">
            <text:p><text:s text:c="2"/>100 823</text:p>
          </table:table-cell>
          <table:table-cell office:value-type="float" office:value="98423.815" calcext:value-type="float">
            <text:p><text:s text:c="2"/>98 424</text:p>
          </table:table-cell>
          <table:table-cell office:value-type="float" office:value="96035.45" calcext:value-type="float">
            <text:p><text:s text:c="2"/>96 035</text:p>
          </table:table-cell>
          <table:table-cell office:value-type="float" office:value="93678.514" calcext:value-type="float">
            <text:p><text:s text:c="2"/>93 679</text:p>
          </table:table-cell>
          <table:table-cell office:value-type="float" office:value="91332.219" calcext:value-type="float">
            <text:p><text:s text:c="2"/>91 332</text:p>
          </table:table-cell>
          <table:table-cell office:value-type="float" office:value="88996.417" calcext:value-type="float">
            <text:p><text:s text:c="2"/>88 996</text:p>
          </table:table-cell>
          <table:table-cell office:value-type="float" office:value="86705.576" calcext:value-type="float">
            <text:p><text:s text:c="2"/>86 706</text:p>
          </table:table-cell>
          <table:table-cell office:value-type="float" office:value="84406.109" calcext:value-type="float">
            <text:p><text:s text:c="2"/>84 406</text:p>
          </table:table-cell>
          <table:table-cell office:value-type="float" office:value="82002.908" calcext:value-type="float">
            <text:p><text:s text:c="2"/>82 003</text:p>
          </table:table-cell>
          <table:table-cell office:value-type="float" office:value="80053.685" calcext:value-type="float">
            <text:p><text:s text:c="2"/>80 054</text:p>
          </table:table-cell>
          <table:table-cell office:value-type="float" office:value="78796.68" calcext:value-type="float">
            <text:p><text:s text:c="2"/>78 797</text:p>
          </table:table-cell>
          <table:table-cell office:value-type="float" office:value="77926.131" calcext:value-type="float">
            <text:p><text:s text:c="2"/>77 926</text:p>
          </table:table-cell>
          <table:table-cell office:value-type="float" office:value="76989.6349999999" calcext:value-type="float">
            <text:p><text:s text:c="2"/>76 990</text:p>
          </table:table-cell>
          <table:table-cell office:value-type="float" office:value="76187.596" calcext:value-type="float">
            <text:p><text:s text:c="2"/>76 188</text:p>
          </table:table-cell>
          <table:table-cell office:value-type="float" office:value="74641.889" calcext:value-type="float">
            <text:p><text:s text:c="2"/>74 642</text:p>
          </table:table-cell>
          <table:table-cell office:value-type="float" office:value="71904.804" calcext:value-type="float">
            <text:p><text:s text:c="2"/>71 905</text:p>
          </table:table-cell>
          <table:table-cell office:value-type="float" office:value="68427.503" calcext:value-type="float">
            <text:p><text:s text:c="2"/>68 428</text:p>
          </table:table-cell>
          <table:table-cell office:value-type="float" office:value="65142.008" calcext:value-type="float">
            <text:p><text:s text:c="2"/>65 142</text:p>
          </table:table-cell>
          <table:table-cell office:value-type="float" office:value="61901.875" calcext:value-type="float">
            <text:p><text:s text:c="2"/>61 902</text:p>
          </table:table-cell>
          <table:table-cell office:value-type="float" office:value="58910.37" calcext:value-type="float">
            <text:p><text:s text:c="2"/>58 910</text:p>
          </table:table-cell>
          <table:table-cell office:value-type="float" office:value="56375.648" calcext:value-type="float">
            <text:p><text:s text:c="2"/>56 376</text:p>
          </table:table-cell>
          <table:table-cell office:value-type="float" office:value="54214.418" calcext:value-type="float">
            <text:p><text:s text:c="2"/>54 214</text:p>
          </table:table-cell>
          <table:table-cell office:value-type="float" office:value="52046.552" calcext:value-type="float">
            <text:p><text:s text:c="2"/>52 047</text:p>
          </table:table-cell>
          <table:table-cell office:value-type="float" office:value="49841.592" calcext:value-type="float">
            <text:p><text:s text:c="2"/>49 842</text:p>
          </table:table-cell>
          <table:table-cell office:value-type="float" office:value="48301.37" calcext:value-type="float">
            <text:p><text:s text:c="2"/>48 301</text:p>
          </table:table-cell>
          <table:table-cell office:value-type="float" office:value="47703.2849999999" calcext:value-type="float">
            <text:p><text:s text:c="2"/>47 703</text:p>
          </table:table-cell>
          <table:table-cell office:value-type="float" office:value="47714.485" calcext:value-type="float">
            <text:p><text:s text:c="2"/>47 714</text:p>
          </table:table-cell>
          <table:table-cell office:value-type="float" office:value="47755.804" calcext:value-type="float">
            <text:p><text:s text:c="2"/>47 756</text:p>
          </table:table-cell>
          <table:table-cell office:value-type="float" office:value="47980.351" calcext:value-type="float">
            <text:p><text:s text:c="2"/>47 980</text:p>
          </table:table-cell>
          <table:table-cell office:value-type="float" office:value="47822.384" calcext:value-type="float">
            <text:p><text:s text:c="2"/>47 822</text:p>
          </table:table-cell>
          <table:table-cell office:value-type="float" office:value="46953.583" calcext:value-type="float">
            <text:p><text:s text:c="2"/>46 954</text:p>
          </table:table-cell>
          <table:table-cell office:value-type="float" office:value="45644.58" calcext:value-type="float">
            <text:p><text:s text:c="2"/>45 645</text:p>
          </table:table-cell>
          <table:table-cell office:value-type="float" office:value="44469.692" calcext:value-type="float">
            <text:p><text:s text:c="2"/>44 470</text:p>
          </table:table-cell>
          <table:table-cell office:value-type="float" office:value="43284.325" calcext:value-type="float">
            <text:p><text:s text:c="2"/>43 284</text:p>
          </table:table-cell>
          <table:table-cell office:value-type="float" office:value="42278.875" calcext:value-type="float">
            <text:p><text:s text:c="2"/>42 279</text:p>
          </table:table-cell>
          <table:table-cell office:value-type="float" office:value="41596.084" calcext:value-type="float">
            <text:p><text:s text:c="2"/>41 596</text:p>
          </table:table-cell>
          <table:table-cell office:value-type="float" office:value="41099.507" calcext:value-type="float">
            <text:p><text:s text:c="2"/>41 100</text:p>
          </table:table-cell>
          <table:table-cell office:value-type="float" office:value="40522.166" calcext:value-type="float">
            <text:p><text:s text:c="2"/>40 522</text:p>
          </table:table-cell>
          <table:table-cell office:value-type="float" office:value="39931.987" calcext:value-type="float">
            <text:p><text:s text:c="2"/>39 932</text:p>
          </table:table-cell>
          <table:table-cell office:value-type="float" office:value="39175.584" calcext:value-type="float">
            <text:p><text:s text:c="2"/>39 176</text:p>
          </table:table-cell>
          <table:table-cell office:value-type="float" office:value="38154.399" calcext:value-type="float">
            <text:p><text:s text:c="2"/>38 154</text:p>
          </table:table-cell>
          <table:table-cell office:value-type="float" office:value="36954.342" calcext:value-type="float">
            <text:p><text:s text:c="2"/>36 954</text:p>
          </table:table-cell>
          <table:table-cell office:value-type="float" office:value="35795.6" calcext:value-type="float">
            <text:p><text:s text:c="2"/>35 796</text:p>
          </table:table-cell>
          <table:table-cell office:value-type="float" office:value="34676.978" calcext:value-type="float">
            <text:p><text:s text:c="2"/>34 677</text:p>
          </table:table-cell>
          <table:table-cell office:value-type="float" office:value="33455.856" calcext:value-type="float">
            <text:p><text:s text:c="2"/>33 456</text:p>
          </table:table-cell>
          <table:table-cell office:value-type="float" office:value="32097.171" calcext:value-type="float">
            <text:p><text:s text:c="2"/>32 097</text:p>
          </table:table-cell>
          <table:table-cell office:value-type="float" office:value="30683.792" calcext:value-type="float">
            <text:p><text:s text:c="2"/>30 684</text:p>
          </table:table-cell>
          <table:table-cell office:value-type="float" office:value="29280.97" calcext:value-type="float">
            <text:p><text:s text:c="2"/>29 281</text:p>
          </table:table-cell>
          <table:table-cell office:value-type="float" office:value="27812.438" calcext:value-type="float">
            <text:p><text:s text:c="2"/>27 812</text:p>
          </table:table-cell>
          <table:table-cell office:value-type="float" office:value="26732.228" calcext:value-type="float">
            <text:p><text:s text:c="2"/>26 732</text:p>
          </table:table-cell>
          <table:table-cell office:value-type="float" office:value="26252.845" calcext:value-type="float">
            <text:p><text:s text:c="2"/>26 253</text:p>
          </table:table-cell>
          <table:table-cell office:value-type="float" office:value="26144.796" calcext:value-type="float">
            <text:p><text:s text:c="2"/>26 145</text:p>
          </table:table-cell>
          <table:table-cell office:value-type="float" office:value="25982.731" calcext:value-type="float">
            <text:p><text:s text:c="2"/>25 983</text:p>
          </table:table-cell>
          <table:table-cell office:value-type="float" office:value="25871.527" calcext:value-type="float">
            <text:p><text:s text:c="2"/>25 872</text:p>
          </table:table-cell>
          <table:table-cell office:value-type="float" office:value="25501.007" calcext:value-type="float">
            <text:p><text:s text:c="2"/>25 501</text:p>
          </table:table-cell>
          <table:table-cell office:value-type="float" office:value="24680.148" calcext:value-type="float">
            <text:p><text:s text:c="2"/>24 680</text:p>
          </table:table-cell>
          <table:table-cell office:value-type="float" office:value="23563.779" calcext:value-type="float">
            <text:p><text:s text:c="2"/>23 564</text:p>
          </table:table-cell>
          <table:table-cell office:value-type="float" office:value="22502.143" calcext:value-type="float">
            <text:p><text:s text:c="2"/>22 502</text:p>
          </table:table-cell>
          <table:table-cell office:value-type="float" office:value="21430.339" calcext:value-type="float">
            <text:p><text:s text:c="2"/>21 430</text:p>
          </table:table-cell>
          <table:table-cell office:value-type="float" office:value="20356.703" calcext:value-type="float">
            <text:p><text:s text:c="2"/>20 357</text:p>
          </table:table-cell>
          <table:table-cell office:value-type="float" office:value="19322.227" calcext:value-type="float">
            <text:p><text:s text:c="2"/>19 322</text:p>
          </table:table-cell>
          <table:table-cell office:value-type="float" office:value="18306.752" calcext:value-type="float">
            <text:p><text:s text:c="2"/>18 307</text:p>
          </table:table-cell>
          <table:table-cell office:value-type="float" office:value="17257.665" calcext:value-type="float">
            <text:p><text:s text:c="2"/>17 258</text:p>
          </table:table-cell>
          <table:table-cell office:value-type="float" office:value="16195.537" calcext:value-type="float">
            <text:p><text:s text:c="2"/>16 196</text:p>
          </table:table-cell>
          <table:table-cell office:value-type="float" office:value="15116.374" calcext:value-type="float">
            <text:p><text:s text:c="2"/>15 116</text:p>
          </table:table-cell>
          <table:table-cell office:value-type="float" office:value="14016.261" calcext:value-type="float">
            <text:p><text:s text:c="2"/>14 016</text:p>
          </table:table-cell>
          <table:table-cell office:value-type="float" office:value="12911.792" calcext:value-type="float">
            <text:p><text:s text:c="2"/>12 912</text:p>
          </table:table-cell>
          <table:table-cell office:value-type="float" office:value="11826.268" calcext:value-type="float">
            <text:p><text:s text:c="2"/>11 826</text:p>
          </table:table-cell>
          <table:table-cell office:value-type="float" office:value="10758.381" calcext:value-type="float">
            <text:p><text:s text:c="2"/>10 758</text:p>
          </table:table-cell>
          <table:table-cell office:value-type="float" office:value="9740.599" calcext:value-type="float">
            <text:p><text:s text:c="2"/>9 741</text:p>
          </table:table-cell>
          <table:table-cell office:value-type="float" office:value="8792.666" calcext:value-type="float">
            <text:p><text:s text:c="2"/>8 793</text:p>
          </table:table-cell>
          <table:table-cell office:value-type="float" office:value="7906.031" calcext:value-type="float">
            <text:p><text:s text:c="2"/>7 906</text:p>
          </table:table-cell>
          <table:table-cell office:value-type="float" office:value="7050.181" calcext:value-type="float">
            <text:p><text:s text:c="2"/>7 050</text:p>
          </table:table-cell>
          <table:table-cell office:value-type="float" office:value="6228.459" calcext:value-type="float">
            <text:p><text:s text:c="2"/>6 228</text:p>
          </table:table-cell>
          <table:table-cell office:value-type="float" office:value="5474.536" calcext:value-type="float">
            <text:p><text:s text:c="2"/>5 475</text:p>
          </table:table-cell>
          <table:table-cell office:value-type="float" office:value="4801.274" calcext:value-type="float">
            <text:p><text:s text:c="2"/>4 801</text:p>
          </table:table-cell>
          <table:table-cell office:value-type="float" office:value="4196.286" calcext:value-type="float">
            <text:p><text:s text:c="2"/>4 196</text:p>
          </table:table-cell>
          <table:table-cell office:value-type="float" office:value="3634.068" calcext:value-type="float">
            <text:p><text:s text:c="2"/>3 634</text:p>
          </table:table-cell>
          <table:table-cell office:value-type="float" office:value="3119.455" calcext:value-type="float">
            <text:p><text:s text:c="2"/>3 119</text:p>
          </table:table-cell>
          <table:table-cell office:value-type="float" office:value="2645.343" calcext:value-type="float">
            <text:p><text:s text:c="2"/>2 645</text:p>
          </table:table-cell>
          <table:table-cell office:value-type="float" office:value="2204.444" calcext:value-type="float">
            <text:p><text:s text:c="2"/>2 204</text:p>
          </table:table-cell>
          <table:table-cell office:value-type="float" office:value="1800.672" calcext:value-type="float">
            <text:p><text:s text:c="2"/>1 801</text:p>
          </table:table-cell>
          <table:table-cell office:value-type="float" office:value="1426.504" calcext:value-type="float">
            <text:p><text:s text:c="2"/>1 427</text:p>
          </table:table-cell>
          <table:table-cell office:value-type="float" office:value="1107.125" calcext:value-type="float">
            <text:p><text:s text:c="2"/>1 107</text:p>
          </table:table-cell>
          <table:table-cell office:value-type="float" office:value="862.308" calcext:value-type="float">
            <text:p><text:s text:c="3"/>862</text:p>
          </table:table-cell>
          <table:table-cell office:value-type="float" office:value="660.755" calcext:value-type="float">
            <text:p><text:s text:c="3"/>661</text:p>
          </table:table-cell>
          <table:table-cell office:value-type="float" office:value="492.175" calcext:value-type="float">
            <text:p><text:s text:c="3"/>492</text:p>
          </table:table-cell>
          <table:table-cell office:value-type="float" office:value="346.087" calcext:value-type="float">
            <text:p><text:s text:c="3"/>346</text:p>
          </table:table-cell>
          <table:table-cell office:value-type="float" office:value="257.422" calcext:value-type="float">
            <text:p><text:s text:c="3"/>257</text:p>
          </table:table-cell>
          <table:table-cell office:value-type="float" office:value="206.733" calcext:value-type="float">
            <text:p><text:s text:c="3"/>207</text:p>
          </table:table-cell>
          <table:table-cell office:value-type="float" office:value="149.694" calcext:value-type="float">
            <text:p><text:s text:c="3"/>150</text:p>
          </table:table-cell>
          <table:table-cell office:value-type="float" office:value="86.339" calcext:value-type="float">
            <text:p><text:s text:c="3"/>86</text:p>
          </table:table-cell>
          <table:table-cell office:value-type="float" office:value="55.331" calcext:value-type="float">
            <text:p><text:s text:c="3"/>55</text:p>
          </table:table-cell>
          <table:table-cell office:value-type="float" office:value="38.056" calcext:value-type="float">
            <text:p><text:s text:c="3"/>38</text:p>
          </table:table-cell>
          <table:table-cell office:value-type="float" office:value="19.284" calcext:value-type="float">
            <text:p><text:s text:c="3"/>19</text:p>
          </table:table-cell>
          <table:table-cell office:value-type="float" office:value="26.167" calcext:value-type="float">
            <text:p><text:s text:c="3"/>2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73" calcext:value-type="float">
            <text:p>1973</text:p>
          </table:table-cell>
          <table:table-cell office:value-type="float" office:value="111139.04" calcext:value-type="float">
            <text:p><text:s text:c="2"/>111 139</text:p>
          </table:table-cell>
          <table:table-cell office:value-type="float" office:value="109691.454" calcext:value-type="float">
            <text:p><text:s text:c="2"/>109 691</text:p>
          </table:table-cell>
          <table:table-cell office:value-type="float" office:value="108041.841" calcext:value-type="float">
            <text:p><text:s text:c="2"/>108 042</text:p>
          </table:table-cell>
          <table:table-cell office:value-type="float" office:value="106809.587" calcext:value-type="float">
            <text:p><text:s text:c="2"/>106 810</text:p>
          </table:table-cell>
          <table:table-cell office:value-type="float" office:value="104678.067" calcext:value-type="float">
            <text:p><text:s text:c="2"/>104 678</text:p>
          </table:table-cell>
          <table:table-cell office:value-type="float" office:value="102485.681" calcext:value-type="float">
            <text:p><text:s text:c="2"/>102 486</text:p>
          </table:table-cell>
          <table:table-cell office:value-type="float" office:value="100246.547" calcext:value-type="float">
            <text:p><text:s text:c="2"/>100 247</text:p>
          </table:table-cell>
          <table:table-cell office:value-type="float" office:value="97974.896" calcext:value-type="float">
            <text:p><text:s text:c="2"/>97 975</text:p>
          </table:table-cell>
          <table:table-cell office:value-type="float" office:value="95695.206" calcext:value-type="float">
            <text:p><text:s text:c="2"/>95 695</text:p>
          </table:table-cell>
          <table:table-cell office:value-type="float" office:value="93432.026" calcext:value-type="float">
            <text:p><text:s text:c="2"/>93 432</text:p>
          </table:table-cell>
          <table:table-cell office:value-type="float" office:value="91147.939" calcext:value-type="float">
            <text:p><text:s text:c="2"/>91 148</text:p>
          </table:table-cell>
          <table:table-cell office:value-type="float" office:value="88836.556" calcext:value-type="float">
            <text:p><text:s text:c="2"/>88 837</text:p>
          </table:table-cell>
          <table:table-cell office:value-type="float" office:value="86542.975" calcext:value-type="float">
            <text:p><text:s text:c="2"/>86 543</text:p>
          </table:table-cell>
          <table:table-cell office:value-type="float" office:value="84231.659" calcext:value-type="float">
            <text:p><text:s text:c="2"/>84 232</text:p>
          </table:table-cell>
          <table:table-cell office:value-type="float" office:value="81805.175" calcext:value-type="float">
            <text:p><text:s text:c="2"/>81 805</text:p>
          </table:table-cell>
          <table:table-cell office:value-type="float" office:value="79835.79" calcext:value-type="float">
            <text:p><text:s text:c="2"/>79 836</text:p>
          </table:table-cell>
          <table:table-cell office:value-type="float" office:value="78571.24" calcext:value-type="float">
            <text:p><text:s text:c="2"/>78 571</text:p>
          </table:table-cell>
          <table:table-cell office:value-type="float" office:value="77701.172" calcext:value-type="float">
            <text:p><text:s text:c="2"/>77 701</text:p>
          </table:table-cell>
          <table:table-cell office:value-type="float" office:value="76757.964" calcext:value-type="float">
            <text:p><text:s text:c="2"/>76 758</text:p>
          </table:table-cell>
          <table:table-cell office:value-type="float" office:value="75943.6660000001" calcext:value-type="float">
            <text:p><text:s text:c="2"/>75 944</text:p>
          </table:table-cell>
          <table:table-cell office:value-type="float" office:value="74395.0199999999" calcext:value-type="float">
            <text:p><text:s text:c="2"/>74 395</text:p>
          </table:table-cell>
          <table:table-cell office:value-type="float" office:value="71669.838" calcext:value-type="float">
            <text:p><text:s text:c="2"/>71 670</text:p>
          </table:table-cell>
          <table:table-cell office:value-type="float" office:value="68213.685" calcext:value-type="float">
            <text:p><text:s text:c="2"/>68 214</text:p>
          </table:table-cell>
          <table:table-cell office:value-type="float" office:value="64947.537" calcext:value-type="float">
            <text:p><text:s text:c="2"/>64 948</text:p>
          </table:table-cell>
          <table:table-cell office:value-type="float" office:value="61727.159" calcext:value-type="float">
            <text:p><text:s text:c="2"/>61 727</text:p>
          </table:table-cell>
          <table:table-cell office:value-type="float" office:value="58751.149" calcext:value-type="float">
            <text:p><text:s text:c="2"/>58 751</text:p>
          </table:table-cell>
          <table:table-cell office:value-type="float" office:value="56224.214" calcext:value-type="float">
            <text:p><text:s text:c="2"/>56 224</text:p>
          </table:table-cell>
          <table:table-cell office:value-type="float" office:value="54065.386" calcext:value-type="float">
            <text:p><text:s text:c="2"/>54 065</text:p>
          </table:table-cell>
          <table:table-cell office:value-type="float" office:value="51900.663" calcext:value-type="float">
            <text:p><text:s text:c="2"/>51 901</text:p>
          </table:table-cell>
          <table:table-cell office:value-type="float" office:value="49698.951" calcext:value-type="float">
            <text:p><text:s text:c="2"/>49 699</text:p>
          </table:table-cell>
          <table:table-cell office:value-type="float" office:value="48158.462" calcext:value-type="float">
            <text:p><text:s text:c="2"/>48 158</text:p>
          </table:table-cell>
          <table:table-cell office:value-type="float" office:value="47555.608" calcext:value-type="float">
            <text:p><text:s text:c="2"/>47 556</text:p>
          </table:table-cell>
          <table:table-cell office:value-type="float" office:value="47559.014" calcext:value-type="float">
            <text:p><text:s text:c="2"/>47 559</text:p>
          </table:table-cell>
          <table:table-cell office:value-type="float" office:value="47591.699" calcext:value-type="float">
            <text:p><text:s text:c="2"/>47 592</text:p>
          </table:table-cell>
          <table:table-cell office:value-type="float" office:value="47805.967" calcext:value-type="float">
            <text:p><text:s text:c="2"/>47 806</text:p>
          </table:table-cell>
          <table:table-cell office:value-type="float" office:value="47639.886" calcext:value-type="float">
            <text:p><text:s text:c="2"/>47 640</text:p>
          </table:table-cell>
          <table:table-cell office:value-type="float" office:value="46767.063" calcext:value-type="float">
            <text:p><text:s text:c="2"/>46 767</text:p>
          </table:table-cell>
          <table:table-cell office:value-type="float" office:value="45456.408" calcext:value-type="float">
            <text:p><text:s text:c="2"/>45 456</text:p>
          </table:table-cell>
          <table:table-cell office:value-type="float" office:value="44278.688" calcext:value-type="float">
            <text:p><text:s text:c="2"/>44 279</text:p>
          </table:table-cell>
          <table:table-cell office:value-type="float" office:value="43090.387" calcext:value-type="float">
            <text:p><text:s text:c="2"/>43 090</text:p>
          </table:table-cell>
          <table:table-cell office:value-type="float" office:value="42079.64" calcext:value-type="float">
            <text:p><text:s text:c="2"/>42 080</text:p>
          </table:table-cell>
          <table:table-cell office:value-type="float" office:value="41387.808" calcext:value-type="float">
            <text:p><text:s text:c="2"/>41 388</text:p>
          </table:table-cell>
          <table:table-cell office:value-type="float" office:value="40879.837" calcext:value-type="float">
            <text:p><text:s text:c="2"/>40 880</text:p>
          </table:table-cell>
          <table:table-cell office:value-type="float" office:value="40291.129" calcext:value-type="float">
            <text:p><text:s text:c="2"/>40 291</text:p>
          </table:table-cell>
          <table:table-cell office:value-type="float" office:value="39688.861" calcext:value-type="float">
            <text:p><text:s text:c="2"/>39 689</text:p>
          </table:table-cell>
          <table:table-cell office:value-type="float" office:value="38922.094" calcext:value-type="float">
            <text:p><text:s text:c="2"/>38 922</text:p>
          </table:table-cell>
          <table:table-cell office:value-type="float" office:value="37893.682" calcext:value-type="float">
            <text:p><text:s text:c="2"/>37 894</text:p>
          </table:table-cell>
          <table:table-cell office:value-type="float" office:value="36688.135" calcext:value-type="float">
            <text:p><text:s text:c="2"/>36 688</text:p>
          </table:table-cell>
          <table:table-cell office:value-type="float" office:value="35522.558" calcext:value-type="float">
            <text:p><text:s text:c="2"/>35 523</text:p>
          </table:table-cell>
          <table:table-cell office:value-type="float" office:value="34396.056" calcext:value-type="float">
            <text:p><text:s text:c="2"/>34 396</text:p>
          </table:table-cell>
          <table:table-cell office:value-type="float" office:value="33166.217" calcext:value-type="float">
            <text:p><text:s text:c="2"/>33 166</text:p>
          </table:table-cell>
          <table:table-cell office:value-type="float" office:value="31797.718" calcext:value-type="float">
            <text:p><text:s text:c="2"/>31 798</text:p>
          </table:table-cell>
          <table:table-cell office:value-type="float" office:value="30373.172" calcext:value-type="float">
            <text:p><text:s text:c="2"/>30 373</text:p>
          </table:table-cell>
          <table:table-cell office:value-type="float" office:value="28958.518" calcext:value-type="float">
            <text:p><text:s text:c="2"/>28 959</text:p>
          </table:table-cell>
          <table:table-cell office:value-type="float" office:value="27478.303" calcext:value-type="float">
            <text:p><text:s text:c="2"/>27 478</text:p>
          </table:table-cell>
          <table:table-cell office:value-type="float" office:value="26381.089" calcext:value-type="float">
            <text:p><text:s text:c="2"/>26 381</text:p>
          </table:table-cell>
          <table:table-cell office:value-type="float" office:value="25877.056" calcext:value-type="float">
            <text:p><text:s text:c="2"/>25 877</text:p>
          </table:table-cell>
          <table:table-cell office:value-type="float" office:value="25739.54" calcext:value-type="float">
            <text:p><text:s text:c="2"/>25 740</text:p>
          </table:table-cell>
          <table:table-cell office:value-type="float" office:value="25548.17" calcext:value-type="float">
            <text:p><text:s text:c="2"/>25 548</text:p>
          </table:table-cell>
          <table:table-cell office:value-type="float" office:value="25406.707" calcext:value-type="float">
            <text:p><text:s text:c="2"/>25 407</text:p>
          </table:table-cell>
          <table:table-cell office:value-type="float" office:value="25008.945" calcext:value-type="float">
            <text:p><text:s text:c="2"/>25 009</text:p>
          </table:table-cell>
          <table:table-cell office:value-type="float" office:value="24166.324" calcext:value-type="float">
            <text:p><text:s text:c="2"/>24 166</text:p>
          </table:table-cell>
          <table:table-cell office:value-type="float" office:value="23031.873" calcext:value-type="float">
            <text:p><text:s text:c="2"/>23 032</text:p>
          </table:table-cell>
          <table:table-cell office:value-type="float" office:value="21952.172" calcext:value-type="float">
            <text:p><text:s text:c="2"/>21 952</text:p>
          </table:table-cell>
          <table:table-cell office:value-type="float" office:value="20863.891" calcext:value-type="float">
            <text:p><text:s text:c="2"/>20 864</text:p>
          </table:table-cell>
          <table:table-cell office:value-type="float" office:value="19772.184" calcext:value-type="float">
            <text:p><text:s text:c="2"/>19 772</text:p>
          </table:table-cell>
          <table:table-cell office:value-type="float" office:value="18716.292" calcext:value-type="float">
            <text:p><text:s text:c="2"/>18 716</text:p>
          </table:table-cell>
          <table:table-cell office:value-type="float" office:value="17678.34" calcext:value-type="float">
            <text:p><text:s text:c="2"/>17 678</text:p>
          </table:table-cell>
          <table:table-cell office:value-type="float" office:value="16609.659" calcext:value-type="float">
            <text:p><text:s text:c="2"/>16 610</text:p>
          </table:table-cell>
          <table:table-cell office:value-type="float" office:value="15530.1" calcext:value-type="float">
            <text:p><text:s text:c="2"/>15 530</text:p>
          </table:table-cell>
          <table:table-cell office:value-type="float" office:value="14438.805" calcext:value-type="float">
            <text:p><text:s text:c="2"/>14 439</text:p>
          </table:table-cell>
          <table:table-cell office:value-type="float" office:value="13333.876" calcext:value-type="float">
            <text:p><text:s text:c="2"/>13 334</text:p>
          </table:table-cell>
          <table:table-cell office:value-type="float" office:value="12230.594" calcext:value-type="float">
            <text:p><text:s text:c="2"/>12 231</text:p>
          </table:table-cell>
          <table:table-cell office:value-type="float" office:value="11148.493" calcext:value-type="float">
            <text:p><text:s text:c="2"/>11 148</text:p>
          </table:table-cell>
          <table:table-cell office:value-type="float" office:value="10086.339" calcext:value-type="float">
            <text:p><text:s text:c="2"/>10 086</text:p>
          </table:table-cell>
          <table:table-cell office:value-type="float" office:value="9079.956" calcext:value-type="float">
            <text:p><text:s text:c="2"/>9 080</text:p>
          </table:table-cell>
          <table:table-cell office:value-type="float" office:value="8150.12" calcext:value-type="float">
            <text:p><text:s text:c="2"/>8 150</text:p>
          </table:table-cell>
          <table:table-cell office:value-type="float" office:value="7286.73" calcext:value-type="float">
            <text:p><text:s text:c="2"/>7 287</text:p>
          </table:table-cell>
          <table:table-cell office:value-type="float" office:value="6456.765" calcext:value-type="float">
            <text:p><text:s text:c="2"/>6 457</text:p>
          </table:table-cell>
          <table:table-cell office:value-type="float" office:value="5664.168" calcext:value-type="float">
            <text:p><text:s text:c="2"/>5 664</text:p>
          </table:table-cell>
          <table:table-cell office:value-type="float" office:value="4939.555" calcext:value-type="float">
            <text:p><text:s text:c="2"/>4 940</text:p>
          </table:table-cell>
          <table:table-cell office:value-type="float" office:value="4294.03" calcext:value-type="float">
            <text:p><text:s text:c="2"/>4 294</text:p>
          </table:table-cell>
          <table:table-cell office:value-type="float" office:value="3716.552" calcext:value-type="float">
            <text:p><text:s text:c="2"/>3 717</text:p>
          </table:table-cell>
          <table:table-cell office:value-type="float" office:value="3183.616" calcext:value-type="float">
            <text:p><text:s text:c="2"/>3 184</text:p>
          </table:table-cell>
          <table:table-cell office:value-type="float" office:value="2698.38" calcext:value-type="float">
            <text:p><text:s text:c="2"/>2 698</text:p>
          </table:table-cell>
          <table:table-cell office:value-type="float" office:value="2259.032" calcext:value-type="float">
            <text:p><text:s text:c="2"/>2 259</text:p>
          </table:table-cell>
          <table:table-cell office:value-type="float" office:value="1860.923" calcext:value-type="float">
            <text:p><text:s text:c="2"/>1 861</text:p>
          </table:table-cell>
          <table:table-cell office:value-type="float" office:value="1504.517" calcext:value-type="float">
            <text:p><text:s text:c="2"/>1 505</text:p>
          </table:table-cell>
          <table:table-cell office:value-type="float" office:value="1169.124" calcext:value-type="float">
            <text:p><text:s text:c="2"/>1 169</text:p>
          </table:table-cell>
          <table:table-cell office:value-type="float" office:value="897.182" calcext:value-type="float">
            <text:p><text:s text:c="3"/>897</text:p>
          </table:table-cell>
          <table:table-cell office:value-type="float" office:value="703.786" calcext:value-type="float">
            <text:p><text:s text:c="3"/>704</text:p>
          </table:table-cell>
          <table:table-cell office:value-type="float" office:value="534.651" calcext:value-type="float">
            <text:p><text:s text:c="3"/>535</text:p>
          </table:table-cell>
          <table:table-cell office:value-type="float" office:value="382.948" calcext:value-type="float">
            <text:p><text:s text:c="3"/>383</text:p>
          </table:table-cell>
          <table:table-cell office:value-type="float" office:value="263.564" calcext:value-type="float">
            <text:p><text:s text:c="3"/>264</text:p>
          </table:table-cell>
          <table:table-cell office:value-type="float" office:value="198.888" calcext:value-type="float">
            <text:p><text:s text:c="3"/>199</text:p>
          </table:table-cell>
          <table:table-cell office:value-type="float" office:value="159.031" calcext:value-type="float">
            <text:p><text:s text:c="3"/>159</text:p>
          </table:table-cell>
          <table:table-cell office:value-type="float" office:value="114.433" calcext:value-type="float">
            <text:p><text:s text:c="3"/>114</text:p>
          </table:table-cell>
          <table:table-cell office:value-type="float" office:value="65.103" calcext:value-type="float">
            <text:p><text:s text:c="3"/>65</text:p>
          </table:table-cell>
          <table:table-cell office:value-type="float" office:value="39.659" calcext:value-type="float">
            <text:p><text:s text:c="3"/>40</text:p>
          </table:table-cell>
          <table:table-cell office:value-type="float" office:value="20.255" calcext:value-type="float">
            <text:p><text:s text:c="3"/>20</text:p>
          </table:table-cell>
          <table:table-cell office:value-type="float" office:value="28.109" calcext:value-type="float">
            <text:p><text:s text:c="3"/>2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 office:value-type="float" office:value="111258.026" calcext:value-type="float">
            <text:p><text:s text:c="2"/>111 258</text:p>
          </table:table-cell>
          <table:table-cell office:value-type="float" office:value="110059.077" calcext:value-type="float">
            <text:p><text:s text:c="2"/>110 059</text:p>
          </table:table-cell>
          <table:table-cell office:value-type="float" office:value="108664.264" calcext:value-type="float">
            <text:p><text:s text:c="2"/>108 664</text:p>
          </table:table-cell>
          <table:table-cell office:value-type="float" office:value="107094.719" calcext:value-type="float">
            <text:p><text:s text:c="2"/>107 095</text:p>
          </table:table-cell>
          <table:table-cell office:value-type="float" office:value="105729.421" calcext:value-type="float">
            <text:p><text:s text:c="2"/>105 729</text:p>
          </table:table-cell>
          <table:table-cell office:value-type="float" office:value="103794.988" calcext:value-type="float">
            <text:p><text:s text:c="2"/>103 795</text:p>
          </table:table-cell>
          <table:table-cell office:value-type="float" office:value="101775.949" calcext:value-type="float">
            <text:p><text:s text:c="2"/>101 776</text:p>
          </table:table-cell>
          <table:table-cell office:value-type="float" office:value="99686.957" calcext:value-type="float">
            <text:p><text:s text:c="2"/>99 687</text:p>
          </table:table-cell>
          <table:table-cell office:value-type="float" office:value="97542.6920000001" calcext:value-type="float">
            <text:p><text:s text:c="2"/>97 543</text:p>
          </table:table-cell>
          <table:table-cell office:value-type="float" office:value="95371.52" calcext:value-type="float">
            <text:p><text:s text:c="2"/>95 372</text:p>
          </table:table-cell>
          <table:table-cell office:value-type="float" office:value="93201.806" calcext:value-type="float">
            <text:p><text:s text:c="2"/>93 202</text:p>
          </table:table-cell>
          <table:table-cell office:value-type="float" office:value="90979.687" calcext:value-type="float">
            <text:p><text:s text:c="2"/>90 980</text:p>
          </table:table-cell>
          <table:table-cell office:value-type="float" office:value="88692.3960000001" calcext:value-type="float">
            <text:p><text:s text:c="2"/>88 692</text:p>
          </table:table-cell>
          <table:table-cell office:value-type="float" office:value="86395.723" calcext:value-type="float">
            <text:p><text:s text:c="2"/>86 396</text:p>
          </table:table-cell>
          <table:table-cell office:value-type="float" office:value="84072.1779999999" calcext:value-type="float">
            <text:p><text:s text:c="2"/>84 072</text:p>
          </table:table-cell>
          <table:table-cell office:value-type="float" office:value="81622.017" calcext:value-type="float">
            <text:p><text:s text:c="2"/>81 622</text:p>
          </table:table-cell>
          <table:table-cell office:value-type="float" office:value="79631.991" calcext:value-type="float">
            <text:p><text:s text:c="2"/>79 632</text:p>
          </table:table-cell>
          <table:table-cell office:value-type="float" office:value="78359.282" calcext:value-type="float">
            <text:p><text:s text:c="2"/>78 359</text:p>
          </table:table-cell>
          <table:table-cell office:value-type="float" office:value="77489.034" calcext:value-type="float">
            <text:p><text:s text:c="2"/>77 489</text:p>
          </table:table-cell>
          <table:table-cell office:value-type="float" office:value="76538.427" calcext:value-type="float">
            <text:p><text:s text:c="2"/>76 538</text:p>
          </table:table-cell>
          <table:table-cell office:value-type="float" office:value="75711.169" calcext:value-type="float">
            <text:p><text:s text:c="2"/>75 711</text:p>
          </table:table-cell>
          <table:table-cell office:value-type="float" office:value="74159.039" calcext:value-type="float">
            <text:p><text:s text:c="2"/>74 159</text:p>
          </table:table-cell>
          <table:table-cell office:value-type="float" office:value="71445.392" calcext:value-type="float">
            <text:p><text:s text:c="2"/>71 445</text:p>
          </table:table-cell>
          <table:table-cell office:value-type="float" office:value="68010.1379999999" calcext:value-type="float">
            <text:p><text:s text:c="2"/>68 010</text:p>
          </table:table-cell>
          <table:table-cell office:value-type="float" office:value="64763.102" calcext:value-type="float">
            <text:p><text:s text:c="2"/>64 763</text:p>
          </table:table-cell>
          <table:table-cell office:value-type="float" office:value="61562.271" calcext:value-type="float">
            <text:p><text:s text:c="2"/>61 562</text:p>
          </table:table-cell>
          <table:table-cell office:value-type="float" office:value="58601.4970000001" calcext:value-type="float">
            <text:p><text:s text:c="2"/>58 601</text:p>
          </table:table-cell>
          <table:table-cell office:value-type="float" office:value="56082.031" calcext:value-type="float">
            <text:p><text:s text:c="2"/>56 082</text:p>
          </table:table-cell>
          <table:table-cell office:value-type="float" office:value="53925.169" calcext:value-type="float">
            <text:p><text:s text:c="2"/>53 925</text:p>
          </table:table-cell>
          <table:table-cell office:value-type="float" office:value="51763.251" calcext:value-type="float">
            <text:p><text:s text:c="2"/>51 763</text:p>
          </table:table-cell>
          <table:table-cell office:value-type="float" office:value="49564.442" calcext:value-type="float">
            <text:p><text:s text:c="2"/>49 564</text:p>
          </table:table-cell>
          <table:table-cell office:value-type="float" office:value="48023.437" calcext:value-type="float">
            <text:p><text:s text:c="2"/>48 023</text:p>
          </table:table-cell>
          <table:table-cell office:value-type="float" office:value="47415.676" calcext:value-type="float">
            <text:p><text:s text:c="2"/>47 416</text:p>
          </table:table-cell>
          <table:table-cell office:value-type="float" office:value="47411.22" calcext:value-type="float">
            <text:p><text:s text:c="2"/>47 411</text:p>
          </table:table-cell>
          <table:table-cell office:value-type="float" office:value="47435.18" calcext:value-type="float">
            <text:p><text:s text:c="2"/>47 435</text:p>
          </table:table-cell>
          <table:table-cell office:value-type="float" office:value="47639.146" calcext:value-type="float">
            <text:p><text:s text:c="2"/>47 639</text:p>
          </table:table-cell>
          <table:table-cell office:value-type="float" office:value="47464.842" calcext:value-type="float">
            <text:p><text:s text:c="2"/>47 465</text:p>
          </table:table-cell>
          <table:table-cell office:value-type="float" office:value="46587.793" calcext:value-type="float">
            <text:p><text:s text:c="2"/>46 588</text:p>
          </table:table-cell>
          <table:table-cell office:value-type="float" office:value="45275.196" calcext:value-type="float">
            <text:p><text:s text:c="2"/>45 275</text:p>
          </table:table-cell>
          <table:table-cell office:value-type="float" office:value="44094.427" calcext:value-type="float">
            <text:p><text:s text:c="2"/>44 094</text:p>
          </table:table-cell>
          <table:table-cell office:value-type="float" office:value="42902.9" calcext:value-type="float">
            <text:p><text:s text:c="2"/>42 903</text:p>
          </table:table-cell>
          <table:table-cell office:value-type="float" office:value="41886.633" calcext:value-type="float">
            <text:p><text:s text:c="2"/>41 887</text:p>
          </table:table-cell>
          <table:table-cell office:value-type="float" office:value="41185.654" calcext:value-type="float">
            <text:p><text:s text:c="2"/>41 186</text:p>
          </table:table-cell>
          <table:table-cell office:value-type="float" office:value="40666.221" calcext:value-type="float">
            <text:p><text:s text:c="2"/>40 666</text:p>
          </table:table-cell>
          <table:table-cell office:value-type="float" office:value="40066.117" calcext:value-type="float">
            <text:p><text:s text:c="2"/>40 066</text:p>
          </table:table-cell>
          <table:table-cell office:value-type="float" office:value="39451.662" calcext:value-type="float">
            <text:p><text:s text:c="2"/>39 452</text:p>
          </table:table-cell>
          <table:table-cell office:value-type="float" office:value="38674.398" calcext:value-type="float">
            <text:p><text:s text:c="2"/>38 674</text:p>
          </table:table-cell>
          <table:table-cell office:value-type="float" office:value="37638.524" calcext:value-type="float">
            <text:p><text:s text:c="2"/>37 639</text:p>
          </table:table-cell>
          <table:table-cell office:value-type="float" office:value="36427.198" calcext:value-type="float">
            <text:p><text:s text:c="2"/>36 427</text:p>
          </table:table-cell>
          <table:table-cell office:value-type="float" office:value="35254.497" calcext:value-type="float">
            <text:p><text:s text:c="2"/>35 254</text:p>
          </table:table-cell>
          <table:table-cell office:value-type="float" office:value="34119.819" calcext:value-type="float">
            <text:p><text:s text:c="2"/>34 120</text:p>
          </table:table-cell>
          <table:table-cell office:value-type="float" office:value="32881.034" calcext:value-type="float">
            <text:p><text:s text:c="2"/>32 881</text:p>
          </table:table-cell>
          <table:table-cell office:value-type="float" office:value="31502.529" calcext:value-type="float">
            <text:p><text:s text:c="2"/>31 503</text:p>
          </table:table-cell>
          <table:table-cell office:value-type="float" office:value="30066.658" calcext:value-type="float">
            <text:p><text:s text:c="2"/>30 067</text:p>
          </table:table-cell>
          <table:table-cell office:value-type="float" office:value="28640.058" calcext:value-type="float">
            <text:p><text:s text:c="2"/>28 640</text:p>
          </table:table-cell>
          <table:table-cell office:value-type="float" office:value="27147.996" calcext:value-type="float">
            <text:p><text:s text:c="2"/>27 148</text:p>
          </table:table-cell>
          <table:table-cell office:value-type="float" office:value="26033.631" calcext:value-type="float">
            <text:p><text:s text:c="2"/>26 034</text:p>
          </table:table-cell>
          <table:table-cell office:value-type="float" office:value="25504.783" calcext:value-type="float">
            <text:p><text:s text:c="2"/>25 505</text:p>
          </table:table-cell>
          <table:table-cell office:value-type="float" office:value="25337.585" calcext:value-type="float">
            <text:p><text:s text:c="2"/>25 338</text:p>
          </table:table-cell>
          <table:table-cell office:value-type="float" office:value="25116.716" calcext:value-type="float">
            <text:p><text:s text:c="2"/>25 117</text:p>
          </table:table-cell>
          <table:table-cell office:value-type="float" office:value="24944.8" calcext:value-type="float">
            <text:p><text:s text:c="2"/>24 945</text:p>
          </table:table-cell>
          <table:table-cell office:value-type="float" office:value="24519.593" calcext:value-type="float">
            <text:p><text:s text:c="2"/>24 520</text:p>
          </table:table-cell>
          <table:table-cell office:value-type="float" office:value="23655.063" calcext:value-type="float">
            <text:p><text:s text:c="2"/>23 655</text:p>
          </table:table-cell>
          <table:table-cell office:value-type="float" office:value="22502.387" calcext:value-type="float">
            <text:p><text:s text:c="2"/>22 502</text:p>
          </table:table-cell>
          <table:table-cell office:value-type="float" office:value="21404.5" calcext:value-type="float">
            <text:p><text:s text:c="2"/>21 405</text:p>
          </table:table-cell>
          <table:table-cell office:value-type="float" office:value="20299.627" calcext:value-type="float">
            <text:p><text:s text:c="2"/>20 300</text:p>
          </table:table-cell>
          <table:table-cell office:value-type="float" office:value="19189.703" calcext:value-type="float">
            <text:p><text:s text:c="2"/>19 190</text:p>
          </table:table-cell>
          <table:table-cell office:value-type="float" office:value="18112.236" calcext:value-type="float">
            <text:p><text:s text:c="2"/>18 112</text:p>
          </table:table-cell>
          <table:table-cell office:value-type="float" office:value="17051.617" calcext:value-type="float">
            <text:p><text:s text:c="2"/>17 052</text:p>
          </table:table-cell>
          <table:table-cell office:value-type="float" office:value="15963.175" calcext:value-type="float">
            <text:p><text:s text:c="2"/>15 963</text:p>
          </table:table-cell>
          <table:table-cell office:value-type="float" office:value="14866" calcext:value-type="float">
            <text:p><text:s text:c="2"/>14 866</text:p>
          </table:table-cell>
          <table:table-cell office:value-type="float" office:value="13762.44" calcext:value-type="float">
            <text:p><text:s text:c="2"/>13 762</text:p>
          </table:table-cell>
          <table:table-cell office:value-type="float" office:value="12652.59" calcext:value-type="float">
            <text:p><text:s text:c="2"/>12 653</text:p>
          </table:table-cell>
          <table:table-cell office:value-type="float" office:value="11550.436" calcext:value-type="float">
            <text:p><text:s text:c="2"/>11 550</text:p>
          </table:table-cell>
          <table:table-cell office:value-type="float" office:value="10471.644" calcext:value-type="float">
            <text:p><text:s text:c="2"/>10 472</text:p>
          </table:table-cell>
          <table:table-cell office:value-type="float" office:value="9415.129" calcext:value-type="float">
            <text:p><text:s text:c="2"/>9 415</text:p>
          </table:table-cell>
          <table:table-cell office:value-type="float" office:value="8420.051" calcext:value-type="float">
            <text:p><text:s text:c="2"/>8 420</text:p>
          </table:table-cell>
          <table:table-cell office:value-type="float" office:value="7508.246" calcext:value-type="float">
            <text:p><text:s text:c="2"/>7 508</text:p>
          </table:table-cell>
          <table:table-cell office:value-type="float" office:value="6668.03200000001" calcext:value-type="float">
            <text:p><text:s text:c="2"/>6 668</text:p>
          </table:table-cell>
          <table:table-cell office:value-type="float" office:value="5863.828" calcext:value-type="float">
            <text:p><text:s text:c="2"/>5 864</text:p>
          </table:table-cell>
          <table:table-cell office:value-type="float" office:value="5100.293" calcext:value-type="float">
            <text:p><text:s text:c="2"/>5 100</text:p>
          </table:table-cell>
          <table:table-cell office:value-type="float" office:value="4404.914" calcext:value-type="float">
            <text:p><text:s text:c="2"/>4 405</text:p>
          </table:table-cell>
          <table:table-cell office:value-type="float" office:value="3787.09" calcext:value-type="float">
            <text:p><text:s text:c="2"/>3 787</text:p>
          </table:table-cell>
          <table:table-cell office:value-type="float" office:value="3237.098" calcext:value-type="float">
            <text:p><text:s text:c="2"/>3 237</text:p>
          </table:table-cell>
          <table:table-cell office:value-type="float" office:value="2733.44" calcext:value-type="float">
            <text:p><text:s text:c="2"/>2 733</text:p>
          </table:table-cell>
          <table:table-cell office:value-type="float" office:value="2277.547" calcext:value-type="float">
            <text:p><text:s text:c="2"/>2 278</text:p>
          </table:table-cell>
          <table:table-cell office:value-type="float" office:value="1872.939" calcext:value-type="float">
            <text:p><text:s text:c="2"/>1 873</text:p>
          </table:table-cell>
          <table:table-cell office:value-type="float" office:value="1517.607" calcext:value-type="float">
            <text:p><text:s text:c="2"/>1 518</text:p>
          </table:table-cell>
          <table:table-cell office:value-type="float" office:value="1208.525" calcext:value-type="float">
            <text:p><text:s text:c="2"/>1 209</text:p>
          </table:table-cell>
          <table:table-cell office:value-type="float" office:value="911.906" calcext:value-type="float">
            <text:p><text:s text:c="3"/>912</text:p>
          </table:table-cell>
          <table:table-cell office:value-type="float" office:value="687.363" calcext:value-type="float">
            <text:p><text:s text:c="3"/>687</text:p>
          </table:table-cell>
          <table:table-cell office:value-type="float" office:value="545.33" calcext:value-type="float">
            <text:p><text:s text:c="3"/>545</text:p>
          </table:table-cell>
          <table:table-cell office:value-type="float" office:value="408.61" calcext:value-type="float">
            <text:p><text:s text:c="3"/>409</text:p>
          </table:table-cell>
          <table:table-cell office:value-type="float" office:value="273.801" calcext:value-type="float">
            <text:p><text:s text:c="3"/>274</text:p>
          </table:table-cell>
          <table:table-cell office:value-type="float" office:value="181.093" calcext:value-type="float">
            <text:p><text:s text:c="3"/>181</text:p>
          </table:table-cell>
          <table:table-cell office:value-type="float" office:value="140.396" calcext:value-type="float">
            <text:p><text:s text:c="3"/>140</text:p>
          </table:table-cell>
          <table:table-cell office:value-type="float" office:value="111.329" calcext:value-type="float">
            <text:p><text:s text:c="3"/>111</text:p>
          </table:table-cell>
          <table:table-cell office:value-type="float" office:value="79.172" calcext:value-type="float">
            <text:p><text:s text:c="3"/>79</text:p>
          </table:table-cell>
          <table:table-cell office:value-type="float" office:value="43.882" calcext:value-type="float">
            <text:p><text:s text:c="3"/>44</text:p>
          </table:table-cell>
          <table:table-cell office:value-type="float" office:value="21.369" calcext:value-type="float">
            <text:p><text:s text:c="3"/>21</text:p>
          </table:table-cell>
          <table:table-cell office:value-type="float" office:value="30.192" calcext:value-type="float">
            <text:p><text:s text:c="3"/>3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 office:value-type="float" office:value="111194.004" calcext:value-type="float">
            <text:p><text:s text:c="2"/>111 194</text:p>
          </table:table-cell>
          <table:table-cell office:value-type="float" office:value="110224.087" calcext:value-type="float">
            <text:p><text:s text:c="2"/>110 224</text:p>
          </table:table-cell>
          <table:table-cell office:value-type="float" office:value="109070.527" calcext:value-type="float">
            <text:p><text:s text:c="2"/>109 071</text:p>
          </table:table-cell>
          <table:table-cell office:value-type="float" office:value="107748.445" calcext:value-type="float">
            <text:p><text:s text:c="2"/>107 748</text:p>
          </table:table-cell>
          <table:table-cell office:value-type="float" office:value="106272.882" calcext:value-type="float">
            <text:p><text:s text:c="2"/>106 273</text:p>
          </table:table-cell>
          <table:table-cell office:value-type="float" office:value="104658.99" calcext:value-type="float">
            <text:p><text:s text:c="2"/>104 659</text:p>
          </table:table-cell>
          <table:table-cell office:value-type="float" office:value="102921.813" calcext:value-type="float">
            <text:p><text:s text:c="2"/>102 922</text:p>
          </table:table-cell>
          <table:table-cell office:value-type="float" office:value="101076.472" calcext:value-type="float">
            <text:p><text:s text:c="2"/>101 076</text:p>
          </table:table-cell>
          <table:table-cell office:value-type="float" office:value="99138.04" calcext:value-type="float">
            <text:p><text:s text:c="2"/>99 138</text:p>
          </table:table-cell>
          <table:table-cell office:value-type="float" office:value="97121.632" calcext:value-type="float">
            <text:p><text:s text:c="2"/>97 122</text:p>
          </table:table-cell>
          <table:table-cell office:value-type="float" office:value="95059.486" calcext:value-type="float">
            <text:p><text:s text:c="2"/>95 059</text:p>
          </table:table-cell>
          <table:table-cell office:value-type="float" office:value="92983.872" calcext:value-type="float">
            <text:p><text:s text:c="2"/>92 984</text:p>
          </table:table-cell>
          <table:table-cell office:value-type="float" office:value="90824.041" calcext:value-type="float">
            <text:p><text:s text:c="2"/>90 824</text:p>
          </table:table-cell>
          <table:table-cell office:value-type="float" office:value="88560.724" calcext:value-type="float">
            <text:p><text:s text:c="2"/>88 561</text:p>
          </table:table-cell>
          <table:table-cell office:value-type="float" office:value="86260.5100000001" calcext:value-type="float">
            <text:p><text:s text:c="2"/>86 261</text:p>
          </table:table-cell>
          <table:table-cell office:value-type="float" office:value="83924.3430000001" calcext:value-type="float">
            <text:p><text:s text:c="2"/>83 924</text:p>
          </table:table-cell>
          <table:table-cell office:value-type="float" office:value="81450.097" calcext:value-type="float">
            <text:p><text:s text:c="2"/>81 450</text:p>
          </table:table-cell>
          <table:table-cell office:value-type="float" office:value="79438.92" calcext:value-type="float">
            <text:p><text:s text:c="2"/>79 439</text:p>
          </table:table-cell>
          <table:table-cell office:value-type="float" office:value="78157.517" calcext:value-type="float">
            <text:p><text:s text:c="2"/>78 158</text:p>
          </table:table-cell>
          <table:table-cell office:value-type="float" office:value="77286.501" calcext:value-type="float">
            <text:p><text:s text:c="2"/>77 287</text:p>
          </table:table-cell>
          <table:table-cell office:value-type="float" office:value="76327.876" calcext:value-type="float">
            <text:p><text:s text:c="2"/>76 328</text:p>
          </table:table-cell>
          <table:table-cell office:value-type="float" office:value="75486.9870000001" calcext:value-type="float">
            <text:p><text:s text:c="2"/>75 487</text:p>
          </table:table-cell>
          <table:table-cell office:value-type="float" office:value="73930.902" calcext:value-type="float">
            <text:p><text:s text:c="2"/>73 931</text:p>
          </table:table-cell>
          <table:table-cell office:value-type="float" office:value="71228.598" calcext:value-type="float">
            <text:p><text:s text:c="2"/>71 229</text:p>
          </table:table-cell>
          <table:table-cell office:value-type="float" office:value="67814.2419999999" calcext:value-type="float">
            <text:p><text:s text:c="2"/>67 814</text:p>
          </table:table-cell>
          <table:table-cell office:value-type="float" office:value="64586.309" calcext:value-type="float">
            <text:p><text:s text:c="2"/>64 586</text:p>
          </table:table-cell>
          <table:table-cell office:value-type="float" office:value="61405.061" calcext:value-type="float">
            <text:p><text:s text:c="2"/>61 405</text:p>
          </table:table-cell>
          <table:table-cell office:value-type="float" office:value="58459.443" calcext:value-type="float">
            <text:p><text:s text:c="2"/>58 459</text:p>
          </table:table-cell>
          <table:table-cell office:value-type="float" office:value="55947.093" calcext:value-type="float">
            <text:p><text:s text:c="2"/>55 947</text:p>
          </table:table-cell>
          <table:table-cell office:value-type="float" office:value="53791.776" calcext:value-type="float">
            <text:p><text:s text:c="2"/>53 792</text:p>
          </table:table-cell>
          <table:table-cell office:value-type="float" office:value="51632.256" calcext:value-type="float">
            <text:p><text:s text:c="2"/>51 632</text:p>
          </table:table-cell>
          <table:table-cell office:value-type="float" office:value="49435.921" calcext:value-type="float">
            <text:p><text:s text:c="2"/>49 436</text:p>
          </table:table-cell>
          <table:table-cell office:value-type="float" office:value="47894.146" calcext:value-type="float">
            <text:p><text:s text:c="2"/>47 894</text:p>
          </table:table-cell>
          <table:table-cell office:value-type="float" office:value="47281.564" calcext:value-type="float">
            <text:p><text:s text:c="2"/>47 282</text:p>
          </table:table-cell>
          <table:table-cell office:value-type="float" office:value="47269.493" calcext:value-type="float">
            <text:p><text:s text:c="2"/>47 269</text:p>
          </table:table-cell>
          <table:table-cell office:value-type="float" office:value="47284.96" calcext:value-type="float">
            <text:p><text:s text:c="2"/>47 285</text:p>
          </table:table-cell>
          <table:table-cell office:value-type="float" office:value="47478.881" calcext:value-type="float">
            <text:p><text:s text:c="2"/>47 479</text:p>
          </table:table-cell>
          <table:table-cell office:value-type="float" office:value="47296.415" calcext:value-type="float">
            <text:p><text:s text:c="2"/>47 296</text:p>
          </table:table-cell>
          <table:table-cell office:value-type="float" office:value="46414.941" calcext:value-type="float">
            <text:p><text:s text:c="2"/>46 415</text:p>
          </table:table-cell>
          <table:table-cell office:value-type="float" office:value="45100.019" calcext:value-type="float">
            <text:p><text:s text:c="2"/>45 100</text:p>
          </table:table-cell>
          <table:table-cell office:value-type="float" office:value="43915.801" calcext:value-type="float">
            <text:p><text:s text:c="2"/>43 916</text:p>
          </table:table-cell>
          <table:table-cell office:value-type="float" office:value="42720.666" calcext:value-type="float">
            <text:p><text:s text:c="2"/>42 721</text:p>
          </table:table-cell>
          <table:table-cell office:value-type="float" office:value="41698.649" calcext:value-type="float">
            <text:p><text:s text:c="2"/>41 699</text:p>
          </table:table-cell>
          <table:table-cell office:value-type="float" office:value="40988.57" calcext:value-type="float">
            <text:p><text:s text:c="2"/>40 989</text:p>
          </table:table-cell>
          <table:table-cell office:value-type="float" office:value="40457.87" calcext:value-type="float">
            <text:p><text:s text:c="2"/>40 458</text:p>
          </table:table-cell>
          <table:table-cell office:value-type="float" office:value="39846.509" calcext:value-type="float">
            <text:p><text:s text:c="2"/>39 847</text:p>
          </table:table-cell>
          <table:table-cell office:value-type="float" office:value="39220.073" calcext:value-type="float">
            <text:p><text:s text:c="2"/>39 220</text:p>
          </table:table-cell>
          <table:table-cell office:value-type="float" office:value="38432.35" calcext:value-type="float">
            <text:p><text:s text:c="2"/>38 432</text:p>
          </table:table-cell>
          <table:table-cell office:value-type="float" office:value="37388.761" calcext:value-type="float">
            <text:p><text:s text:c="2"/>37 389</text:p>
          </table:table-cell>
          <table:table-cell office:value-type="float" office:value="36171.172" calcext:value-type="float">
            <text:p><text:s text:c="2"/>36 171</text:p>
          </table:table-cell>
          <table:table-cell office:value-type="float" office:value="34990.973" calcext:value-type="float">
            <text:p><text:s text:c="2"/>34 991</text:p>
          </table:table-cell>
          <table:table-cell office:value-type="float" office:value="33847.663" calcext:value-type="float">
            <text:p><text:s text:c="2"/>33 848</text:p>
          </table:table-cell>
          <table:table-cell office:value-type="float" office:value="32599.563" calcext:value-type="float">
            <text:p><text:s text:c="2"/>32 600</text:p>
          </table:table-cell>
          <table:table-cell office:value-type="float" office:value="31210.886" calcext:value-type="float">
            <text:p><text:s text:c="2"/>31 211</text:p>
          </table:table-cell>
          <table:table-cell office:value-type="float" office:value="29763.577" calcext:value-type="float">
            <text:p><text:s text:c="2"/>29 764</text:p>
          </table:table-cell>
          <table:table-cell office:value-type="float" office:value="28324.879" calcext:value-type="float">
            <text:p><text:s text:c="2"/>28 325</text:p>
          </table:table-cell>
          <table:table-cell office:value-type="float" office:value="26820.851" calcext:value-type="float">
            <text:p><text:s text:c="2"/>26 821</text:p>
          </table:table-cell>
          <table:table-cell office:value-type="float" office:value="25689.21" calcext:value-type="float">
            <text:p><text:s text:c="2"/>25 689</text:p>
          </table:table-cell>
          <table:table-cell office:value-type="float" office:value="25135.392" calcext:value-type="float">
            <text:p><text:s text:c="2"/>25 135</text:p>
          </table:table-cell>
          <table:table-cell office:value-type="float" office:value="24938.391" calcext:value-type="float">
            <text:p><text:s text:c="2"/>24 938</text:p>
          </table:table-cell>
          <table:table-cell office:value-type="float" office:value="24687.909" calcext:value-type="float">
            <text:p><text:s text:c="2"/>24 688</text:p>
          </table:table-cell>
          <table:table-cell office:value-type="float" office:value="24485.405" calcext:value-type="float">
            <text:p><text:s text:c="2"/>24 485</text:p>
          </table:table-cell>
          <table:table-cell office:value-type="float" office:value="24032.674" calcext:value-type="float">
            <text:p><text:s text:c="2"/>24 033</text:p>
          </table:table-cell>
          <table:table-cell office:value-type="float" office:value="23146.105" calcext:value-type="float">
            <text:p><text:s text:c="2"/>23 146</text:p>
          </table:table-cell>
          <table:table-cell office:value-type="float" office:value="21975.053" calcext:value-type="float">
            <text:p><text:s text:c="2"/>21 975</text:p>
          </table:table-cell>
          <table:table-cell office:value-type="float" office:value="20858.863" calcext:value-type="float">
            <text:p><text:s text:c="2"/>20 859</text:p>
          </table:table-cell>
          <table:table-cell office:value-type="float" office:value="19737.289" calcext:value-type="float">
            <text:p><text:s text:c="2"/>19 737</text:p>
          </table:table-cell>
          <table:table-cell office:value-type="float" office:value="18608.979" calcext:value-type="float">
            <text:p><text:s text:c="2"/>18 609</text:p>
          </table:table-cell>
          <table:table-cell office:value-type="float" office:value="17509.768" calcext:value-type="float">
            <text:p><text:s text:c="2"/>17 510</text:p>
          </table:table-cell>
          <table:table-cell office:value-type="float" office:value="16426.336" calcext:value-type="float">
            <text:p><text:s text:c="2"/>16 426</text:p>
          </table:table-cell>
          <table:table-cell office:value-type="float" office:value="15318" calcext:value-type="float">
            <text:p><text:s text:c="2"/>15 318</text:p>
          </table:table-cell>
          <table:table-cell office:value-type="float" office:value="14203.033" calcext:value-type="float">
            <text:p><text:s text:c="2"/>14 203</text:p>
          </table:table-cell>
          <table:table-cell office:value-type="float" office:value="13087.058" calcext:value-type="float">
            <text:p><text:s text:c="2"/>13 087</text:p>
          </table:table-cell>
          <table:table-cell office:value-type="float" office:value="11972.213" calcext:value-type="float">
            <text:p><text:s text:c="2"/>11 972</text:p>
          </table:table-cell>
          <table:table-cell office:value-type="float" office:value="10871.093" calcext:value-type="float">
            <text:p><text:s text:c="2"/>10 871</text:p>
          </table:table-cell>
          <table:table-cell office:value-type="float" office:value="9795.53" calcext:value-type="float">
            <text:p><text:s text:c="2"/>9 796</text:p>
          </table:table-cell>
          <table:table-cell office:value-type="float" office:value="8744.614" calcext:value-type="float">
            <text:p><text:s text:c="2"/>8 745</text:p>
          </table:table-cell>
          <table:table-cell office:value-type="float" office:value="7760.759" calcext:value-type="float">
            <text:p><text:s text:c="2"/>7 761</text:p>
          </table:table-cell>
          <table:table-cell office:value-type="float" office:value="6866.892" calcext:value-type="float">
            <text:p><text:s text:c="2"/>6 867</text:p>
          </table:table-cell>
          <table:table-cell office:value-type="float" office:value="6049.782" calcext:value-type="float">
            <text:p><text:s text:c="2"/>6 050</text:p>
          </table:table-cell>
          <table:table-cell office:value-type="float" office:value="5271.33" calcext:value-type="float">
            <text:p><text:s text:c="2"/>5 271</text:p>
          </table:table-cell>
          <table:table-cell office:value-type="float" office:value="4536.771" calcext:value-type="float">
            <text:p><text:s text:c="2"/>4 537</text:p>
          </table:table-cell>
          <table:table-cell office:value-type="float" office:value="3870.594" calcext:value-type="float">
            <text:p><text:s text:c="2"/>3 871</text:p>
          </table:table-cell>
          <table:table-cell office:value-type="float" office:value="3280.439" calcext:value-type="float">
            <text:p><text:s text:c="2"/>3 280</text:p>
          </table:table-cell>
          <table:table-cell office:value-type="float" office:value="2757.91" calcext:value-type="float">
            <text:p><text:s text:c="2"/>2 758</text:p>
          </table:table-cell>
          <table:table-cell office:value-type="float" office:value="2283.489" calcext:value-type="float">
            <text:p><text:s text:c="2"/>2 283</text:p>
          </table:table-cell>
          <table:table-cell office:value-type="float" office:value="1856.932" calcext:value-type="float">
            <text:p><text:s text:c="2"/>1 857</text:p>
          </table:table-cell>
          <table:table-cell office:value-type="float" office:value="1487.039" calcext:value-type="float">
            <text:p><text:s text:c="2"/>1 487</text:p>
          </table:table-cell>
          <table:table-cell office:value-type="float" office:value="1174.454" calcext:value-type="float">
            <text:p><text:s text:c="2"/>1 174</text:p>
          </table:table-cell>
          <table:table-cell office:value-type="float" office:value="912.669" calcext:value-type="float">
            <text:p><text:s text:c="3"/>913</text:p>
          </table:table-cell>
          <table:table-cell office:value-type="float" office:value="654.784" calcext:value-type="float">
            <text:p><text:s text:c="3"/>655</text:p>
          </table:table-cell>
          <table:table-cell office:value-type="float" office:value="477.626" calcext:value-type="float">
            <text:p><text:s text:c="3"/>478</text:p>
          </table:table-cell>
          <table:table-cell office:value-type="float" office:value="386.953" calcext:value-type="float">
            <text:p><text:s text:c="3"/>387</text:p>
          </table:table-cell>
          <table:table-cell office:value-type="float" office:value="282.646" calcext:value-type="float">
            <text:p><text:s text:c="3"/>283</text:p>
          </table:table-cell>
          <table:table-cell office:value-type="float" office:value="164.701" calcext:value-type="float">
            <text:p><text:s text:c="3"/>165</text:p>
          </table:table-cell>
          <table:table-cell office:value-type="float" office:value="98.633" calcext:value-type="float">
            <text:p><text:s text:c="3"/>99</text:p>
          </table:table-cell>
          <table:table-cell office:value-type="float" office:value="81.909" calcext:value-type="float">
            <text:p><text:s text:c="3"/>82</text:p>
          </table:table-cell>
          <table:table-cell office:value-type="float" office:value="63.669" calcext:value-type="float">
            <text:p><text:s text:c="3"/>64</text:p>
          </table:table-cell>
          <table:table-cell office:value-type="float" office:value="43.941" calcext:value-type="float">
            <text:p><text:s text:c="3"/>44</text:p>
          </table:table-cell>
          <table:table-cell office:value-type="float" office:value="22.689" calcext:value-type="float">
            <text:p><text:s text:c="3"/>23</text:p>
          </table:table-cell>
          <table:table-cell office:value-type="float" office:value="32.349" calcext:value-type="float">
            <text:p><text:s text:c="3"/>3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office:value-type="float" office:value="110740.223" calcext:value-type="float">
            <text:p><text:s text:c="2"/>110 740</text:p>
          </table:table-cell>
          <table:table-cell office:value-type="float" office:value="110310.07" calcext:value-type="float">
            <text:p><text:s text:c="2"/>110 310</text:p>
          </table:table-cell>
          <table:table-cell office:value-type="float" office:value="109386.727" calcext:value-type="float">
            <text:p><text:s text:c="2"/>109 387</text:p>
          </table:table-cell>
          <table:table-cell office:value-type="float" office:value="108309.273" calcext:value-type="float">
            <text:p><text:s text:c="2"/>108 309</text:p>
          </table:table-cell>
          <table:table-cell office:value-type="float" office:value="107084.817" calcext:value-type="float">
            <text:p><text:s text:c="2"/>107 085</text:p>
          </table:table-cell>
          <table:table-cell office:value-type="float" office:value="105720.41" calcext:value-type="float">
            <text:p><text:s text:c="2"/>105 720</text:p>
          </table:table-cell>
          <table:table-cell office:value-type="float" office:value="104234.206" calcext:value-type="float">
            <text:p><text:s text:c="2"/>104 234</text:p>
          </table:table-cell>
          <table:table-cell office:value-type="float" office:value="102644.315" calcext:value-type="float">
            <text:p><text:s text:c="2"/>102 644</text:p>
          </table:table-cell>
          <table:table-cell office:value-type="float" office:value="100902.497" calcext:value-type="float">
            <text:p><text:s text:c="2"/>100 902</text:p>
          </table:table-cell>
          <table:table-cell office:value-type="float" office:value="98993.686" calcext:value-type="float">
            <text:p><text:s text:c="2"/>98 994</text:p>
          </table:table-cell>
          <table:table-cell office:value-type="float" office:value="96958.162" calcext:value-type="float">
            <text:p><text:s text:c="2"/>96 958</text:p>
          </table:table-cell>
          <table:table-cell office:value-type="float" office:value="94884.5229999999" calcext:value-type="float">
            <text:p><text:s text:c="2"/>94 885</text:p>
          </table:table-cell>
          <table:table-cell office:value-type="float" office:value="92795.009" calcext:value-type="float">
            <text:p><text:s text:c="2"/>92 795</text:p>
          </table:table-cell>
          <table:table-cell office:value-type="float" office:value="90620.929" calcext:value-type="float">
            <text:p><text:s text:c="2"/>90 621</text:p>
          </table:table-cell>
          <table:table-cell office:value-type="float" office:value="88350.11" calcext:value-type="float">
            <text:p><text:s text:c="2"/>88 350</text:p>
          </table:table-cell>
          <table:table-cell office:value-type="float" office:value="86046.1469999999" calcext:value-type="float">
            <text:p><text:s text:c="2"/>86 046</text:p>
          </table:table-cell>
          <table:table-cell office:value-type="float" office:value="83699.889" calcext:value-type="float">
            <text:p><text:s text:c="2"/>83 700</text:p>
          </table:table-cell>
          <table:table-cell office:value-type="float" office:value="81211.241" calcext:value-type="float">
            <text:p><text:s text:c="2"/>81 211</text:p>
          </table:table-cell>
          <table:table-cell office:value-type="float" office:value="79189.442" calcext:value-type="float">
            <text:p><text:s text:c="2"/>79 189</text:p>
          </table:table-cell>
          <table:table-cell office:value-type="float" office:value="77904.183" calcext:value-type="float">
            <text:p><text:s text:c="2"/>77 904</text:p>
          </table:table-cell>
          <table:table-cell office:value-type="float" office:value="77034.123" calcext:value-type="float">
            <text:p><text:s text:c="2"/>77 034</text:p>
          </table:table-cell>
          <table:table-cell office:value-type="float" office:value="76075.352" calcext:value-type="float">
            <text:p><text:s text:c="2"/>76 075</text:p>
          </table:table-cell>
          <table:table-cell office:value-type="float" office:value="75233.256" calcext:value-type="float">
            <text:p><text:s text:c="2"/>75 233</text:p>
          </table:table-cell>
          <table:table-cell office:value-type="float" office:value="73680.655" calcext:value-type="float">
            <text:p><text:s text:c="2"/>73 681</text:p>
          </table:table-cell>
          <table:table-cell office:value-type="float" office:value="70988.477" calcext:value-type="float">
            <text:p><text:s text:c="2"/>70 988</text:p>
          </table:table-cell>
          <table:table-cell office:value-type="float" office:value="67588.074" calcext:value-type="float">
            <text:p><text:s text:c="2"/>67 588</text:p>
          </table:table-cell>
          <table:table-cell office:value-type="float" office:value="64373.773" calcext:value-type="float">
            <text:p><text:s text:c="2"/>64 374</text:p>
          </table:table-cell>
          <table:table-cell office:value-type="float" office:value="61207.435" calcext:value-type="float">
            <text:p><text:s text:c="2"/>61 207</text:p>
          </table:table-cell>
          <table:table-cell office:value-type="float" office:value="58270.329" calcext:value-type="float">
            <text:p><text:s text:c="2"/>58 270</text:p>
          </table:table-cell>
          <table:table-cell office:value-type="float" office:value="55756.107" calcext:value-type="float">
            <text:p><text:s text:c="2"/>55 756</text:p>
          </table:table-cell>
          <table:table-cell office:value-type="float" office:value="53592.1839999999" calcext:value-type="float">
            <text:p><text:s text:c="2"/>53 592</text:p>
          </table:table-cell>
          <table:table-cell office:value-type="float" office:value="51424.698" calcext:value-type="float">
            <text:p><text:s text:c="2"/>51 425</text:p>
          </table:table-cell>
          <table:table-cell office:value-type="float" office:value="49219.192" calcext:value-type="float">
            <text:p><text:s text:c="2"/>49 219</text:p>
          </table:table-cell>
          <table:table-cell office:value-type="float" office:value="47670.918" calcext:value-type="float">
            <text:p><text:s text:c="2"/>47 671</text:p>
          </table:table-cell>
          <table:table-cell office:value-type="float" office:value="47057.097" calcext:value-type="float">
            <text:p><text:s text:c="2"/>47 057</text:p>
          </table:table-cell>
          <table:table-cell office:value-type="float" office:value="47046.743" calcext:value-type="float">
            <text:p><text:s text:c="2"/>47 047</text:p>
          </table:table-cell>
          <table:table-cell office:value-type="float" office:value="47062.232" calcext:value-type="float">
            <text:p><text:s text:c="2"/>47 062</text:p>
          </table:table-cell>
          <table:table-cell office:value-type="float" office:value="47255.626" calcext:value-type="float">
            <text:p><text:s text:c="2"/>47 256</text:p>
          </table:table-cell>
          <table:table-cell office:value-type="float" office:value="47070.054" calcext:value-type="float">
            <text:p><text:s text:c="2"/>47 070</text:p>
          </table:table-cell>
          <table:table-cell office:value-type="float" office:value="46181.439" calcext:value-type="float">
            <text:p><text:s text:c="2"/>46 181</text:p>
          </table:table-cell>
          <table:table-cell office:value-type="float" office:value="44856.627" calcext:value-type="float">
            <text:p><text:s text:c="2"/>44 857</text:p>
          </table:table-cell>
          <table:table-cell office:value-type="float" office:value="43662.546" calcext:value-type="float">
            <text:p><text:s text:c="2"/>43 663</text:p>
          </table:table-cell>
          <table:table-cell office:value-type="float" office:value="42457.077" calcext:value-type="float">
            <text:p><text:s text:c="2"/>42 457</text:p>
          </table:table-cell>
          <table:table-cell office:value-type="float" office:value="41424.427" calcext:value-type="float">
            <text:p><text:s text:c="2"/>41 424</text:p>
          </table:table-cell>
          <table:table-cell office:value-type="float" office:value="40703.796" calcext:value-type="float">
            <text:p><text:s text:c="2"/>40 704</text:p>
          </table:table-cell>
          <table:table-cell office:value-type="float" office:value="40162.533" calcext:value-type="float">
            <text:p><text:s text:c="2"/>40 163</text:p>
          </table:table-cell>
          <table:table-cell office:value-type="float" office:value="39539.922" calcext:value-type="float">
            <text:p><text:s text:c="2"/>39 540</text:p>
          </table:table-cell>
          <table:table-cell office:value-type="float" office:value="38901.476" calcext:value-type="float">
            <text:p><text:s text:c="2"/>38 901</text:p>
          </table:table-cell>
          <table:table-cell office:value-type="float" office:value="38102.456" calcext:value-type="float">
            <text:p><text:s text:c="2"/>38 102</text:p>
          </table:table-cell>
          <table:table-cell office:value-type="float" office:value="37048.908" calcext:value-type="float">
            <text:p><text:s text:c="2"/>37 049</text:p>
          </table:table-cell>
          <table:table-cell office:value-type="float" office:value="35822.044" calcext:value-type="float">
            <text:p><text:s text:c="2"/>35 822</text:p>
          </table:table-cell>
          <table:table-cell office:value-type="float" office:value="34631.558" calcext:value-type="float">
            <text:p><text:s text:c="2"/>34 632</text:p>
          </table:table-cell>
          <table:table-cell office:value-type="float" office:value="33476.921" calcext:value-type="float">
            <text:p><text:s text:c="2"/>33 477</text:p>
          </table:table-cell>
          <table:table-cell office:value-type="float" office:value="32217.328" calcext:value-type="float">
            <text:p><text:s text:c="2"/>32 217</text:p>
          </table:table-cell>
          <table:table-cell office:value-type="float" office:value="30817.167" calcext:value-type="float">
            <text:p><text:s text:c="2"/>30 817</text:p>
          </table:table-cell>
          <table:table-cell office:value-type="float" office:value="29357.704" calcext:value-type="float">
            <text:p><text:s text:c="2"/>29 358</text:p>
          </table:table-cell>
          <table:table-cell office:value-type="float" office:value="27906.038" calcext:value-type="float">
            <text:p><text:s text:c="2"/>27 906</text:p>
          </table:table-cell>
          <table:table-cell office:value-type="float" office:value="26388.988" calcext:value-type="float">
            <text:p><text:s text:c="2"/>26 389</text:p>
          </table:table-cell>
          <table:table-cell office:value-type="float" office:value="25239.264" calcext:value-type="float">
            <text:p><text:s text:c="2"/>25 239</text:p>
          </table:table-cell>
          <table:table-cell office:value-type="float" office:value="24660.035" calcext:value-type="float">
            <text:p><text:s text:c="2"/>24 660</text:p>
          </table:table-cell>
          <table:table-cell office:value-type="float" office:value="24432.819" calcext:value-type="float">
            <text:p><text:s text:c="2"/>24 433</text:p>
          </table:table-cell>
          <table:table-cell office:value-type="float" office:value="24152.975" calcext:value-type="float">
            <text:p><text:s text:c="2"/>24 153</text:p>
          </table:table-cell>
          <table:table-cell office:value-type="float" office:value="23921.682" calcext:value-type="float">
            <text:p><text:s text:c="2"/>23 922</text:p>
          </table:table-cell>
          <table:table-cell office:value-type="float" office:value="23440.008" calcext:value-type="float">
            <text:p><text:s text:c="2"/>23 440</text:p>
          </table:table-cell>
          <table:table-cell office:value-type="float" office:value="22524.729" calcext:value-type="float">
            <text:p><text:s text:c="2"/>22 525</text:p>
          </table:table-cell>
          <table:table-cell office:value-type="float" office:value="21326.152" calcext:value-type="float">
            <text:p><text:s text:c="2"/>21 326</text:p>
          </table:table-cell>
          <table:table-cell office:value-type="float" office:value="20183.974" calcext:value-type="float">
            <text:p><text:s text:c="2"/>20 184</text:p>
          </table:table-cell>
          <table:table-cell office:value-type="float" office:value="19037.714" calcext:value-type="float">
            <text:p><text:s text:c="2"/>19 038</text:p>
          </table:table-cell>
          <table:table-cell office:value-type="float" office:value="17890.921" calcext:value-type="float">
            <text:p><text:s text:c="2"/>17 891</text:p>
          </table:table-cell>
          <table:table-cell office:value-type="float" office:value="16781.751" calcext:value-type="float">
            <text:p><text:s text:c="2"/>16 782</text:p>
          </table:table-cell>
          <table:table-cell office:value-type="float" office:value="15695.158" calcext:value-type="float">
            <text:p><text:s text:c="2"/>15 695</text:p>
          </table:table-cell>
          <table:table-cell office:value-type="float" office:value="14586.453" calcext:value-type="float">
            <text:p><text:s text:c="2"/>14 586</text:p>
          </table:table-cell>
          <table:table-cell office:value-type="float" office:value="13474.934" calcext:value-type="float">
            <text:p><text:s text:c="2"/>13 475</text:p>
          </table:table-cell>
          <table:table-cell office:value-type="float" office:value="12365.493" calcext:value-type="float">
            <text:p><text:s text:c="2"/>12 365</text:p>
          </table:table-cell>
          <table:table-cell office:value-type="float" office:value="11259.565" calcext:value-type="float">
            <text:p><text:s text:c="2"/>11 260</text:p>
          </table:table-cell>
          <table:table-cell office:value-type="float" office:value="10170.551" calcext:value-type="float">
            <text:p><text:s text:c="2"/>10 171</text:p>
          </table:table-cell>
          <table:table-cell office:value-type="float" office:value="9110.829" calcext:value-type="float">
            <text:p><text:s text:c="2"/>9 111</text:p>
          </table:table-cell>
          <table:table-cell office:value-type="float" office:value="8078.276" calcext:value-type="float">
            <text:p><text:s text:c="2"/>8 078</text:p>
          </table:table-cell>
          <table:table-cell office:value-type="float" office:value="7120.736" calcext:value-type="float">
            <text:p><text:s text:c="2"/>7 121</text:p>
          </table:table-cell>
          <table:table-cell office:value-type="float" office:value="6263.412" calcext:value-type="float">
            <text:p><text:s text:c="2"/>6 263</text:p>
          </table:table-cell>
          <table:table-cell office:value-type="float" office:value="5490.039" calcext:value-type="float">
            <text:p><text:s text:c="2"/>5 490</text:p>
          </table:table-cell>
          <table:table-cell office:value-type="float" office:value="4756.413" calcext:value-type="float">
            <text:p><text:s text:c="2"/>4 756</text:p>
          </table:table-cell>
          <table:table-cell office:value-type="float" office:value="4068.231" calcext:value-type="float">
            <text:p><text:s text:c="2"/>4 068</text:p>
          </table:table-cell>
          <table:table-cell office:value-type="float" office:value="3448.87" calcext:value-type="float">
            <text:p><text:s text:c="2"/>3 449</text:p>
          </table:table-cell>
          <table:table-cell office:value-type="float" office:value="2904.505" calcext:value-type="float">
            <text:p><text:s text:c="2"/>2 905</text:p>
          </table:table-cell>
          <table:table-cell office:value-type="float" office:value="2426.623" calcext:value-type="float">
            <text:p><text:s text:c="2"/>2 427</text:p>
          </table:table-cell>
          <table:table-cell office:value-type="float" office:value="1990.209" calcext:value-type="float">
            <text:p><text:s text:c="2"/>1 990</text:p>
          </table:table-cell>
          <table:table-cell office:value-type="float" office:value="1610.629" calcext:value-type="float">
            <text:p><text:s text:c="2"/>1 611</text:p>
          </table:table-cell>
          <table:table-cell office:value-type="float" office:value="1291.942" calcext:value-type="float">
            <text:p><text:s text:c="2"/>1 292</text:p>
          </table:table-cell>
          <table:table-cell office:value-type="float" office:value="1015.161" calcext:value-type="float">
            <text:p><text:s text:c="2"/>1 015</text:p>
          </table:table-cell>
          <table:table-cell office:value-type="float" office:value="775.081" calcext:value-type="float">
            <text:p><text:s text:c="3"/>775</text:p>
          </table:table-cell>
          <table:table-cell office:value-type="float" office:value="551.144" calcext:value-type="float">
            <text:p><text:s text:c="3"/>551</text:p>
          </table:table-cell>
          <table:table-cell office:value-type="float" office:value="404.946" calcext:value-type="float">
            <text:p><text:s text:c="3"/>405</text:p>
          </table:table-cell>
          <table:table-cell office:value-type="float" office:value="327.413" calcext:value-type="float">
            <text:p><text:s text:c="3"/>327</text:p>
          </table:table-cell>
          <table:table-cell office:value-type="float" office:value="238.476" calcext:value-type="float">
            <text:p><text:s text:c="3"/>238</text:p>
          </table:table-cell>
          <table:table-cell office:value-type="float" office:value="138.128" calcext:value-type="float">
            <text:p><text:s text:c="3"/>138</text:p>
          </table:table-cell>
          <table:table-cell office:value-type="float" office:value="87.149" calcext:value-type="float">
            <text:p><text:s text:c="3"/>87</text:p>
          </table:table-cell>
          <table:table-cell office:value-type="float" office:value="67.78" calcext:value-type="float">
            <text:p><text:s text:c="3"/>68</text:p>
          </table:table-cell>
          <table:table-cell office:value-type="float" office:value="46.791" calcext:value-type="float">
            <text:p><text:s text:c="3"/>47</text:p>
          </table:table-cell>
          <table:table-cell office:value-type="float" office:value="24.193" calcext:value-type="float">
            <text:p><text:s text:c="3"/>24</text:p>
          </table:table-cell>
          <table:table-cell office:value-type="float" office:value="34.534" calcext:value-type="float">
            <text:p><text:s text:c="3"/>3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 office:value-type="float" office:value="110168.777" calcext:value-type="float">
            <text:p><text:s text:c="2"/>110 169</text:p>
          </table:table-cell>
          <table:table-cell office:value-type="float" office:value="109658.025" calcext:value-type="float">
            <text:p><text:s text:c="2"/>109 658</text:p>
          </table:table-cell>
          <table:table-cell office:value-type="float" office:value="109471.639" calcext:value-type="float">
            <text:p><text:s text:c="2"/>109 472</text:p>
          </table:table-cell>
          <table:table-cell office:value-type="float" office:value="108589.617" calcext:value-type="float">
            <text:p><text:s text:c="2"/>108 590</text:p>
          </table:table-cell>
          <table:table-cell office:value-type="float" office:value="107584.103" calcext:value-type="float">
            <text:p><text:s text:c="2"/>107 584</text:p>
          </table:table-cell>
          <table:table-cell office:value-type="float" office:value="106454.038" calcext:value-type="float">
            <text:p><text:s text:c="2"/>106 454</text:p>
          </table:table-cell>
          <table:table-cell office:value-type="float" office:value="105198.39" calcext:value-type="float">
            <text:p><text:s text:c="2"/>105 198</text:p>
          </table:table-cell>
          <table:table-cell office:value-type="float" office:value="103838.208" calcext:value-type="float">
            <text:p><text:s text:c="2"/>103 838</text:p>
          </table:table-cell>
          <table:table-cell office:value-type="float" office:value="102394.587" calcext:value-type="float">
            <text:p><text:s text:c="2"/>102 395</text:p>
          </table:table-cell>
          <table:table-cell office:value-type="float" office:value="100755.785" calcext:value-type="float">
            <text:p><text:s text:c="2"/>100 756</text:p>
          </table:table-cell>
          <table:table-cell office:value-type="float" office:value="98876.532" calcext:value-type="float">
            <text:p><text:s text:c="2"/>98 877</text:p>
          </table:table-cell>
          <table:table-cell office:value-type="float" office:value="96822.094" calcext:value-type="float">
            <text:p><text:s text:c="2"/>96 822</text:p>
          </table:table-cell>
          <table:table-cell office:value-type="float" office:value="94737.515" calcext:value-type="float">
            <text:p><text:s text:c="2"/>94 738</text:p>
          </table:table-cell>
          <table:table-cell office:value-type="float" office:value="92634.937" calcext:value-type="float">
            <text:p><text:s text:c="2"/>92 635</text:p>
          </table:table-cell>
          <table:table-cell office:value-type="float" office:value="90447.131" calcext:value-type="float">
            <text:p><text:s text:c="2"/>90 447</text:p>
          </table:table-cell>
          <table:table-cell office:value-type="float" office:value="88168.6450000001" calcext:value-type="float">
            <text:p><text:s text:c="2"/>88 169</text:p>
          </table:table-cell>
          <table:table-cell office:value-type="float" office:value="85860.314" calcext:value-type="float">
            <text:p><text:s text:c="2"/>85 860</text:p>
          </table:table-cell>
          <table:table-cell office:value-type="float" office:value="83503.495" calcext:value-type="float">
            <text:p><text:s text:c="2"/>83 503</text:p>
          </table:table-cell>
          <table:table-cell office:value-type="float" office:value="81000.049" calcext:value-type="float">
            <text:p><text:s text:c="2"/>81 000</text:p>
          </table:table-cell>
          <table:table-cell office:value-type="float" office:value="78966.9580000001" calcext:value-type="float">
            <text:p><text:s text:c="2"/>78 967</text:p>
          </table:table-cell>
          <table:table-cell office:value-type="float" office:value="77676.852" calcext:value-type="float">
            <text:p><text:s text:c="2"/>77 677</text:p>
          </table:table-cell>
          <table:table-cell office:value-type="float" office:value="76806.554" calcext:value-type="float">
            <text:p><text:s text:c="2"/>76 807</text:p>
          </table:table-cell>
          <table:table-cell office:value-type="float" office:value="75846.394" calcext:value-type="float">
            <text:p><text:s text:c="2"/>75 846</text:p>
          </table:table-cell>
          <table:table-cell office:value-type="float" office:value="75001.756" calcext:value-type="float">
            <text:p><text:s text:c="2"/>75 002</text:p>
          </table:table-cell>
          <table:table-cell office:value-type="float" office:value="73451.681" calcext:value-type="float">
            <text:p><text:s text:c="2"/>73 452</text:p>
          </table:table-cell>
          <table:table-cell office:value-type="float" office:value="70769.163" calcext:value-type="float">
            <text:p><text:s text:c="2"/>70 769</text:p>
          </table:table-cell>
          <table:table-cell office:value-type="float" office:value="67382.55" calcext:value-type="float">
            <text:p><text:s text:c="2"/>67 383</text:p>
          </table:table-cell>
          <table:table-cell office:value-type="float" office:value="64181.727" calcext:value-type="float">
            <text:p><text:s text:c="2"/>64 182</text:p>
          </table:table-cell>
          <table:table-cell office:value-type="float" office:value="61030.257" calcext:value-type="float">
            <text:p><text:s text:c="2"/>61 030</text:p>
          </table:table-cell>
          <table:table-cell office:value-type="float" office:value="58101.293" calcext:value-type="float">
            <text:p><text:s text:c="2"/>58 101</text:p>
          </table:table-cell>
          <table:table-cell office:value-type="float" office:value="55584.266" calcext:value-type="float">
            <text:p><text:s text:c="2"/>55 584</text:p>
          </table:table-cell>
          <table:table-cell office:value-type="float" office:value="53410.587" calcext:value-type="float">
            <text:p><text:s text:c="2"/>53 411</text:p>
          </table:table-cell>
          <table:table-cell office:value-type="float" office:value="51234.068" calcext:value-type="float">
            <text:p><text:s text:c="2"/>51 234</text:p>
          </table:table-cell>
          <table:table-cell office:value-type="float" office:value="49018.223" calcext:value-type="float">
            <text:p><text:s text:c="2"/>49 018</text:p>
          </table:table-cell>
          <table:table-cell office:value-type="float" office:value="47462.827" calcext:value-type="float">
            <text:p><text:s text:c="2"/>47 463</text:p>
          </table:table-cell>
          <table:table-cell office:value-type="float" office:value="46847.856" calcext:value-type="float">
            <text:p><text:s text:c="2"/>46 848</text:p>
          </table:table-cell>
          <table:table-cell office:value-type="float" office:value="46839.821" calcext:value-type="float">
            <text:p><text:s text:c="2"/>46 840</text:p>
          </table:table-cell>
          <table:table-cell office:value-type="float" office:value="46855.842" calcext:value-type="float">
            <text:p><text:s text:c="2"/>46 856</text:p>
          </table:table-cell>
          <table:table-cell office:value-type="float" office:value="47049.35" calcext:value-type="float">
            <text:p><text:s text:c="2"/>47 049</text:p>
          </table:table-cell>
          <table:table-cell office:value-type="float" office:value="46860.857" calcext:value-type="float">
            <text:p><text:s text:c="2"/>46 861</text:p>
          </table:table-cell>
          <table:table-cell office:value-type="float" office:value="45964.654" calcext:value-type="float">
            <text:p><text:s text:c="2"/>45 965</text:p>
          </table:table-cell>
          <table:table-cell office:value-type="float" office:value="44629.035" calcext:value-type="float">
            <text:p><text:s text:c="2"/>44 629</text:p>
          </table:table-cell>
          <table:table-cell office:value-type="float" office:value="43424.234" calcext:value-type="float">
            <text:p><text:s text:c="2"/>43 424</text:p>
          </table:table-cell>
          <table:table-cell office:value-type="float" office:value="42207.557" calcext:value-type="float">
            <text:p><text:s text:c="2"/>42 208</text:p>
          </table:table-cell>
          <table:table-cell office:value-type="float" office:value="41163.726" calcext:value-type="float">
            <text:p><text:s text:c="2"/>41 164</text:p>
          </table:table-cell>
          <table:table-cell office:value-type="float" office:value="40432.584" calcext:value-type="float">
            <text:p><text:s text:c="2"/>40 433</text:p>
          </table:table-cell>
          <table:table-cell office:value-type="float" office:value="39881.125" calcext:value-type="float">
            <text:p><text:s text:c="2"/>39 881</text:p>
          </table:table-cell>
          <table:table-cell office:value-type="float" office:value="39247.538" calcext:value-type="float">
            <text:p><text:s text:c="2"/>39 248</text:p>
          </table:table-cell>
          <table:table-cell office:value-type="float" office:value="38597.364" calcext:value-type="float">
            <text:p><text:s text:c="2"/>38 597</text:p>
          </table:table-cell>
          <table:table-cell office:value-type="float" office:value="37787.024" calcext:value-type="float">
            <text:p><text:s text:c="2"/>37 787</text:p>
          </table:table-cell>
          <table:table-cell office:value-type="float" office:value="36722.907" calcext:value-type="float">
            <text:p><text:s text:c="2"/>36 723</text:p>
          </table:table-cell>
          <table:table-cell office:value-type="float" office:value="35485.726" calcext:value-type="float">
            <text:p><text:s text:c="2"/>35 486</text:p>
          </table:table-cell>
          <table:table-cell office:value-type="float" office:value="34284.04" calcext:value-type="float">
            <text:p><text:s text:c="2"/>34 284</text:p>
          </table:table-cell>
          <table:table-cell office:value-type="float" office:value="33117.111" calcext:value-type="float">
            <text:p><text:s text:c="2"/>33 117</text:p>
          </table:table-cell>
          <table:table-cell office:value-type="float" office:value="31845.217" calcext:value-type="float">
            <text:p><text:s text:c="2"/>31 845</text:p>
          </table:table-cell>
          <table:table-cell office:value-type="float" office:value="30433.003" calcext:value-type="float">
            <text:p><text:s text:c="2"/>30 433</text:p>
          </table:table-cell>
          <table:table-cell office:value-type="float" office:value="28961" calcext:value-type="float">
            <text:p><text:s text:c="2"/>28 961</text:p>
          </table:table-cell>
          <table:table-cell office:value-type="float" office:value="27495.916" calcext:value-type="float">
            <text:p><text:s text:c="2"/>27 496</text:p>
          </table:table-cell>
          <table:table-cell office:value-type="float" office:value="25965.415" calcext:value-type="float">
            <text:p><text:s text:c="2"/>25 965</text:p>
          </table:table-cell>
          <table:table-cell office:value-type="float" office:value="24797.246" calcext:value-type="float">
            <text:p><text:s text:c="2"/>24 797</text:p>
          </table:table-cell>
          <table:table-cell office:value-type="float" office:value="24192.341" calcext:value-type="float">
            <text:p><text:s text:c="2"/>24 192</text:p>
          </table:table-cell>
          <table:table-cell office:value-type="float" office:value="23934.788" calcext:value-type="float">
            <text:p><text:s text:c="2"/>23 935</text:p>
          </table:table-cell>
          <table:table-cell office:value-type="float" office:value="23625.431" calcext:value-type="float">
            <text:p><text:s text:c="2"/>23 625</text:p>
          </table:table-cell>
          <table:table-cell office:value-type="float" office:value="23365.271" calcext:value-type="float">
            <text:p><text:s text:c="2"/>23 365</text:p>
          </table:table-cell>
          <table:table-cell office:value-type="float" office:value="22854.428" calcext:value-type="float">
            <text:p><text:s text:c="2"/>22 854</text:p>
          </table:table-cell>
          <table:table-cell office:value-type="float" office:value="21910.146" calcext:value-type="float">
            <text:p><text:s text:c="2"/>21 910</text:p>
          </table:table-cell>
          <table:table-cell office:value-type="float" office:value="20683.627" calcext:value-type="float">
            <text:p><text:s text:c="2"/>20 684</text:p>
          </table:table-cell>
          <table:table-cell office:value-type="float" office:value="19515.075" calcext:value-type="float">
            <text:p><text:s text:c="2"/>19 515</text:p>
          </table:table-cell>
          <table:table-cell office:value-type="float" office:value="18343.799" calcext:value-type="float">
            <text:p><text:s text:c="2"/>18 344</text:p>
          </table:table-cell>
          <table:table-cell office:value-type="float" office:value="17178.117" calcext:value-type="float">
            <text:p><text:s text:c="2"/>17 178</text:p>
          </table:table-cell>
          <table:table-cell office:value-type="float" office:value="16058.622" calcext:value-type="float">
            <text:p><text:s text:c="2"/>16 059</text:p>
          </table:table-cell>
          <table:table-cell office:value-type="float" office:value="14968.468" calcext:value-type="float">
            <text:p><text:s text:c="2"/>14 968</text:p>
          </table:table-cell>
          <table:table-cell office:value-type="float" office:value="13858.999" calcext:value-type="float">
            <text:p><text:s text:c="2"/>13 859</text:p>
          </table:table-cell>
          <table:table-cell office:value-type="float" office:value="12750.557" calcext:value-type="float">
            <text:p><text:s text:c="2"/>12 751</text:p>
          </table:table-cell>
          <table:table-cell office:value-type="float" office:value="11647.28" calcext:value-type="float">
            <text:p><text:s text:c="2"/>11 647</text:p>
          </table:table-cell>
          <table:table-cell office:value-type="float" office:value="10549.985" calcext:value-type="float">
            <text:p><text:s text:c="2"/>10 550</text:p>
          </table:table-cell>
          <table:table-cell office:value-type="float" office:value="9472.809" calcext:value-type="float">
            <text:p><text:s text:c="2"/>9 473</text:p>
          </table:table-cell>
          <table:table-cell office:value-type="float" office:value="8428.684" calcext:value-type="float">
            <text:p><text:s text:c="2"/>8 429</text:p>
          </table:table-cell>
          <table:table-cell office:value-type="float" office:value="7414.277" calcext:value-type="float">
            <text:p><text:s text:c="2"/>7 414</text:p>
          </table:table-cell>
          <table:table-cell office:value-type="float" office:value="6482.776" calcext:value-type="float">
            <text:p><text:s text:c="2"/>6 483</text:p>
          </table:table-cell>
          <table:table-cell office:value-type="float" office:value="5661.774" calcext:value-type="float">
            <text:p><text:s text:c="2"/>5 662</text:p>
          </table:table-cell>
          <table:table-cell office:value-type="float" office:value="4931.923" calcext:value-type="float">
            <text:p><text:s text:c="2"/>4 932</text:p>
          </table:table-cell>
          <table:table-cell office:value-type="float" office:value="4242.941" calcext:value-type="float">
            <text:p><text:s text:c="2"/>4 243</text:p>
          </table:table-cell>
          <table:table-cell office:value-type="float" office:value="3600.966" calcext:value-type="float">
            <text:p><text:s text:c="2"/>3 601</text:p>
          </table:table-cell>
          <table:table-cell office:value-type="float" office:value="3028.254" calcext:value-type="float">
            <text:p><text:s text:c="2"/>3 028</text:p>
          </table:table-cell>
          <table:table-cell office:value-type="float" office:value="2529.54" calcext:value-type="float">
            <text:p><text:s text:c="2"/>2 530</text:p>
          </table:table-cell>
          <table:table-cell office:value-type="float" office:value="2096.16" calcext:value-type="float">
            <text:p><text:s text:c="2"/>2 096</text:p>
          </table:table-cell>
          <table:table-cell office:value-type="float" office:value="1697.643" calcext:value-type="float">
            <text:p><text:s text:c="2"/>1 698</text:p>
          </table:table-cell>
          <table:table-cell office:value-type="float" office:value="1364.935" calcext:value-type="float">
            <text:p><text:s text:c="2"/>1 365</text:p>
          </table:table-cell>
          <table:table-cell office:value-type="float" office:value="1097.367" calcext:value-type="float">
            <text:p><text:s text:c="2"/>1 097</text:p>
          </table:table-cell>
          <table:table-cell office:value-type="float" office:value="856.271999999999" calcext:value-type="float">
            <text:p><text:s text:c="3"/>856</text:p>
          </table:table-cell>
          <table:table-cell office:value-type="float" office:value="637.8" calcext:value-type="float">
            <text:p><text:s text:c="3"/>638</text:p>
          </table:table-cell>
          <table:table-cell office:value-type="float" office:value="447.743" calcext:value-type="float">
            <text:p><text:s text:c="3"/>448</text:p>
          </table:table-cell>
          <table:table-cell office:value-type="float" office:value="332.45" calcext:value-type="float">
            <text:p><text:s text:c="3"/>332</text:p>
          </table:table-cell>
          <table:table-cell office:value-type="float" office:value="268.033" calcext:value-type="float">
            <text:p><text:s text:c="3"/>268</text:p>
          </table:table-cell>
          <table:table-cell office:value-type="float" office:value="194.417" calcext:value-type="float">
            <text:p><text:s text:c="3"/>194</text:p>
          </table:table-cell>
          <table:table-cell office:value-type="float" office:value="111.633" calcext:value-type="float">
            <text:p><text:s text:c="3"/>112</text:p>
          </table:table-cell>
          <table:table-cell office:value-type="float" office:value="72.556" calcext:value-type="float">
            <text:p><text:s text:c="3"/>73</text:p>
          </table:table-cell>
          <table:table-cell office:value-type="float" office:value="50.105" calcext:value-type="float">
            <text:p><text:s text:c="3"/>50</text:p>
          </table:table-cell>
          <table:table-cell office:value-type="float" office:value="25.891" calcext:value-type="float">
            <text:p><text:s text:c="3"/>26</text:p>
          </table:table-cell>
          <table:table-cell office:value-type="float" office:value="36.851" calcext:value-type="float">
            <text:p><text:s text:c="3"/>3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office:value-type="float" office:value="109812.317" calcext:value-type="float">
            <text:p><text:s text:c="2"/>109 812</text:p>
          </table:table-cell>
          <table:table-cell office:value-type="float" office:value="109398.104" calcext:value-type="float">
            <text:p><text:s text:c="2"/>109 398</text:p>
          </table:table-cell>
          <table:table-cell office:value-type="float" office:value="108867.816" calcext:value-type="float">
            <text:p><text:s text:c="2"/>108 868</text:p>
          </table:table-cell>
          <table:table-cell office:value-type="float" office:value="108667.109" calcext:value-type="float">
            <text:p><text:s text:c="2"/>108 667</text:p>
          </table:table-cell>
          <table:table-cell office:value-type="float" office:value="107824.326" calcext:value-type="float">
            <text:p><text:s text:c="2"/>107 824</text:p>
          </table:table-cell>
          <table:table-cell office:value-type="float" office:value="106888.935" calcext:value-type="float">
            <text:p><text:s text:c="2"/>106 889</text:p>
          </table:table-cell>
          <table:table-cell office:value-type="float" office:value="105851.749" calcext:value-type="float">
            <text:p><text:s text:c="2"/>105 852</text:p>
          </table:table-cell>
          <table:table-cell office:value-type="float" office:value="104703.55" calcext:value-type="float">
            <text:p><text:s text:c="2"/>104 704</text:p>
          </table:table-cell>
          <table:table-cell office:value-type="float" office:value="103468.309" calcext:value-type="float">
            <text:p><text:s text:c="2"/>103 468</text:p>
          </table:table-cell>
          <table:table-cell office:value-type="float" office:value="102169.972" calcext:value-type="float">
            <text:p><text:s text:c="2"/>102 170</text:p>
          </table:table-cell>
          <table:table-cell office:value-type="float" office:value="100633.585" calcext:value-type="float">
            <text:p><text:s text:c="2"/>100 634</text:p>
          </table:table-cell>
          <table:table-cell office:value-type="float" office:value="98783.5710000001" calcext:value-type="float">
            <text:p><text:s text:c="2"/>98 784</text:p>
          </table:table-cell>
          <table:table-cell office:value-type="float" office:value="96710.245" calcext:value-type="float">
            <text:p><text:s text:c="2"/>96 710</text:p>
          </table:table-cell>
          <table:table-cell office:value-type="float" office:value="94614.765" calcext:value-type="float">
            <text:p><text:s text:c="2"/>94 615</text:p>
          </table:table-cell>
          <table:table-cell office:value-type="float" office:value="92499.301" calcext:value-type="float">
            <text:p><text:s text:c="2"/>92 499</text:p>
          </table:table-cell>
          <table:table-cell office:value-type="float" office:value="90297.692" calcext:value-type="float">
            <text:p><text:s text:c="2"/>90 298</text:p>
          </table:table-cell>
          <table:table-cell office:value-type="float" office:value="88011.134" calcext:value-type="float">
            <text:p><text:s text:c="2"/>88 011</text:p>
          </table:table-cell>
          <table:table-cell office:value-type="float" office:value="85697.731" calcext:value-type="float">
            <text:p><text:s text:c="2"/>85 698</text:p>
          </table:table-cell>
          <table:table-cell office:value-type="float" office:value="83329.706" calcext:value-type="float">
            <text:p><text:s text:c="2"/>83 330</text:p>
          </table:table-cell>
          <table:table-cell office:value-type="float" office:value="80810.902" calcext:value-type="float">
            <text:p><text:s text:c="2"/>80 811</text:p>
          </table:table-cell>
          <table:table-cell office:value-type="float" office:value="78765.8539999999" calcext:value-type="float">
            <text:p><text:s text:c="2"/>78 766</text:p>
          </table:table-cell>
          <table:table-cell office:value-type="float" office:value="77470.177" calcext:value-type="float">
            <text:p><text:s text:c="2"/>77 470</text:p>
          </table:table-cell>
          <table:table-cell office:value-type="float" office:value="76598.865" calcext:value-type="float">
            <text:p><text:s text:c="2"/>76 599</text:p>
          </table:table-cell>
          <table:table-cell office:value-type="float" office:value="75636.521" calcext:value-type="float">
            <text:p><text:s text:c="2"/>75 637</text:p>
          </table:table-cell>
          <table:table-cell office:value-type="float" office:value="74788.552" calcext:value-type="float">
            <text:p><text:s text:c="2"/>74 789</text:p>
          </table:table-cell>
          <table:table-cell office:value-type="float" office:value="73240.238" calcext:value-type="float">
            <text:p><text:s text:c="2"/>73 240</text:p>
          </table:table-cell>
          <table:table-cell office:value-type="float" office:value="70566.797" calcext:value-type="float">
            <text:p><text:s text:c="2"/>70 567</text:p>
          </table:table-cell>
          <table:table-cell office:value-type="float" office:value="67193.5000000001" calcext:value-type="float">
            <text:p><text:s text:c="2"/>67 194</text:p>
          </table:table-cell>
          <table:table-cell office:value-type="float" office:value="64005.686" calcext:value-type="float">
            <text:p><text:s text:c="2"/>64 006</text:p>
          </table:table-cell>
          <table:table-cell office:value-type="float" office:value="60868.632" calcext:value-type="float">
            <text:p><text:s text:c="2"/>60 869</text:p>
          </table:table-cell>
          <table:table-cell office:value-type="float" office:value="57947.308" calcext:value-type="float">
            <text:p><text:s text:c="2"/>57 947</text:p>
          </table:table-cell>
          <table:table-cell office:value-type="float" office:value="55426.833" calcext:value-type="float">
            <text:p><text:s text:c="2"/>55 427</text:p>
          </table:table-cell>
          <table:table-cell office:value-type="float" office:value="53242.641" calcext:value-type="float">
            <text:p><text:s text:c="2"/>53 243</text:p>
          </table:table-cell>
          <table:table-cell office:value-type="float" office:value="51056.43" calcext:value-type="float">
            <text:p><text:s text:c="2"/>51 056</text:p>
          </table:table-cell>
          <table:table-cell office:value-type="float" office:value="48829.543" calcext:value-type="float">
            <text:p><text:s text:c="2"/>48 830</text:p>
          </table:table-cell>
          <table:table-cell office:value-type="float" office:value="47266.542" calcext:value-type="float">
            <text:p><text:s text:c="2"/>47 267</text:p>
          </table:table-cell>
          <table:table-cell office:value-type="float" office:value="46650.409" calcext:value-type="float">
            <text:p><text:s text:c="2"/>46 650</text:p>
          </table:table-cell>
          <table:table-cell office:value-type="float" office:value="46644.879" calcext:value-type="float">
            <text:p><text:s text:c="2"/>46 645</text:p>
          </table:table-cell>
          <table:table-cell office:value-type="float" office:value="46661.634" calcext:value-type="float">
            <text:p><text:s text:c="2"/>46 662</text:p>
          </table:table-cell>
          <table:table-cell office:value-type="float" office:value="46855.49" calcext:value-type="float">
            <text:p><text:s text:c="2"/>46 855</text:p>
          </table:table-cell>
          <table:table-cell office:value-type="float" office:value="46664.141" calcext:value-type="float">
            <text:p><text:s text:c="2"/>46 664</text:p>
          </table:table-cell>
          <table:table-cell office:value-type="float" office:value="45759.968" calcext:value-type="float">
            <text:p><text:s text:c="2"/>45 760</text:p>
          </table:table-cell>
          <table:table-cell office:value-type="float" office:value="44412.96" calcext:value-type="float">
            <text:p><text:s text:c="2"/>44 413</text:p>
          </table:table-cell>
          <table:table-cell office:value-type="float" office:value="43196.922" calcext:value-type="float">
            <text:p><text:s text:c="2"/>43 197</text:p>
          </table:table-cell>
          <table:table-cell office:value-type="float" office:value="41968.483" calcext:value-type="float">
            <text:p><text:s text:c="2"/>41 968</text:p>
          </table:table-cell>
          <table:table-cell office:value-type="float" office:value="40913.085" calcext:value-type="float">
            <text:p><text:s text:c="2"/>40 913</text:p>
          </table:table-cell>
          <table:table-cell office:value-type="float" office:value="40171.32" calcext:value-type="float">
            <text:p><text:s text:c="2"/>40 171</text:p>
          </table:table-cell>
          <table:table-cell office:value-type="float" office:value="39609.733" calcext:value-type="float">
            <text:p><text:s text:c="2"/>39 610</text:p>
          </table:table-cell>
          <table:table-cell office:value-type="float" office:value="38965.193" calcext:value-type="float">
            <text:p><text:s text:c="2"/>38 965</text:p>
          </table:table-cell>
          <table:table-cell office:value-type="float" office:value="38303.373" calcext:value-type="float">
            <text:p><text:s text:c="2"/>38 303</text:p>
          </table:table-cell>
          <table:table-cell office:value-type="float" office:value="37481.559" calcext:value-type="float">
            <text:p><text:s text:c="2"/>37 482</text:p>
          </table:table-cell>
          <table:table-cell office:value-type="float" office:value="36406.429" calcext:value-type="float">
            <text:p><text:s text:c="2"/>36 406</text:p>
          </table:table-cell>
          <table:table-cell office:value-type="float" office:value="35158.355" calcext:value-type="float">
            <text:p><text:s text:c="2"/>35 158</text:p>
          </table:table-cell>
          <table:table-cell office:value-type="float" office:value="33944.845" calcext:value-type="float">
            <text:p><text:s text:c="2"/>33 945</text:p>
          </table:table-cell>
          <table:table-cell office:value-type="float" office:value="32765.029" calcext:value-type="float">
            <text:p><text:s text:c="2"/>32 765</text:p>
          </table:table-cell>
          <table:table-cell office:value-type="float" office:value="31480.32" calcext:value-type="float">
            <text:p><text:s text:c="2"/>31 480</text:p>
          </table:table-cell>
          <table:table-cell office:value-type="float" office:value="30055.694" calcext:value-type="float">
            <text:p><text:s text:c="2"/>30 056</text:p>
          </table:table-cell>
          <table:table-cell office:value-type="float" office:value="28570.91" calcext:value-type="float">
            <text:p><text:s text:c="2"/>28 571</text:p>
          </table:table-cell>
          <table:table-cell office:value-type="float" office:value="27092.14" calcext:value-type="float">
            <text:p><text:s text:c="2"/>27 092</text:p>
          </table:table-cell>
          <table:table-cell office:value-type="float" office:value="25547.887" calcext:value-type="float">
            <text:p><text:s text:c="2"/>25 548</text:p>
          </table:table-cell>
          <table:table-cell office:value-type="float" office:value="24361.014" calcext:value-type="float">
            <text:p><text:s text:c="2"/>24 361</text:p>
          </table:table-cell>
          <table:table-cell office:value-type="float" office:value="23730.222" calcext:value-type="float">
            <text:p><text:s text:c="2"/>23 730</text:p>
          </table:table-cell>
          <table:table-cell office:value-type="float" office:value="23442.101" calcext:value-type="float">
            <text:p><text:s text:c="2"/>23 442</text:p>
          </table:table-cell>
          <table:table-cell office:value-type="float" office:value="23103.026" calcext:value-type="float">
            <text:p><text:s text:c="2"/>23 103</text:p>
          </table:table-cell>
          <table:table-cell office:value-type="float" office:value="22813.786" calcext:value-type="float">
            <text:p><text:s text:c="2"/>22 814</text:p>
          </table:table-cell>
          <table:table-cell office:value-type="float" office:value="22273.587" calcext:value-type="float">
            <text:p><text:s text:c="2"/>22 274</text:p>
          </table:table-cell>
          <table:table-cell office:value-type="float" office:value="21300.027" calcext:value-type="float">
            <text:p><text:s text:c="2"/>21 300</text:p>
          </table:table-cell>
          <table:table-cell office:value-type="float" office:value="20045.305" calcext:value-type="float">
            <text:p><text:s text:c="2"/>20 045</text:p>
          </table:table-cell>
          <table:table-cell office:value-type="float" office:value="18850.088" calcext:value-type="float">
            <text:p><text:s text:c="2"/>18 850</text:p>
          </table:table-cell>
          <table:table-cell office:value-type="float" office:value="17653.527" calcext:value-type="float">
            <text:p><text:s text:c="2"/>17 654</text:p>
          </table:table-cell>
          <table:table-cell office:value-type="float" office:value="16468.662" calcext:value-type="float">
            <text:p><text:s text:c="2"/>16 469</text:p>
          </table:table-cell>
          <table:table-cell office:value-type="float" office:value="15338.564" calcext:value-type="float">
            <text:p><text:s text:c="2"/>15 339</text:p>
          </table:table-cell>
          <table:table-cell office:value-type="float" office:value="14244.593" calcext:value-type="float">
            <text:p><text:s text:c="2"/>14 245</text:p>
          </table:table-cell>
          <table:table-cell office:value-type="float" office:value="13134.108" calcext:value-type="float">
            <text:p><text:s text:c="2"/>13 134</text:p>
          </table:table-cell>
          <table:table-cell office:value-type="float" office:value="12028.447" calcext:value-type="float">
            <text:p><text:s text:c="2"/>12 028</text:p>
          </table:table-cell>
          <table:table-cell office:value-type="float" office:value="10931.137" calcext:value-type="float">
            <text:p><text:s text:c="2"/>10 931</text:p>
          </table:table-cell>
          <table:table-cell office:value-type="float" office:value="9842.252" calcext:value-type="float">
            <text:p><text:s text:c="2"/>9 842</text:p>
          </table:table-cell>
          <table:table-cell office:value-type="float" office:value="8776.724" calcext:value-type="float">
            <text:p><text:s text:c="2"/>8 777</text:p>
          </table:table-cell>
          <table:table-cell office:value-type="float" office:value="7747.973" calcext:value-type="float">
            <text:p><text:s text:c="2"/>7 748</text:p>
          </table:table-cell>
          <table:table-cell office:value-type="float" office:value="6751.557" calcext:value-type="float">
            <text:p><text:s text:c="2"/>6 752</text:p>
          </table:table-cell>
          <table:table-cell office:value-type="float" office:value="5845.941" calcext:value-type="float">
            <text:p><text:s text:c="2"/>5 846</text:p>
          </table:table-cell>
          <table:table-cell office:value-type="float" office:value="5061.131" calcext:value-type="float">
            <text:p><text:s text:c="2"/>5 061</text:p>
          </table:table-cell>
          <table:table-cell office:value-type="float" office:value="4374.654" calcext:value-type="float">
            <text:p><text:s text:c="2"/>4 375</text:p>
          </table:table-cell>
          <table:table-cell office:value-type="float" office:value="3730.181" calcext:value-type="float">
            <text:p><text:s text:c="2"/>3 730</text:p>
          </table:table-cell>
          <table:table-cell office:value-type="float" office:value="3134.328" calcext:value-type="float">
            <text:p><text:s text:c="2"/>3 134</text:p>
          </table:table-cell>
          <table:table-cell office:value-type="float" office:value="2608.148" calcext:value-type="float">
            <text:p><text:s text:c="2"/>2 608</text:p>
          </table:table-cell>
          <table:table-cell office:value-type="float" office:value="2154.987" calcext:value-type="float">
            <text:p><text:s text:c="2"/>2 155</text:p>
          </table:table-cell>
          <table:table-cell office:value-type="float" office:value="1766.059" calcext:value-type="float">
            <text:p><text:s text:c="2"/>1 766</text:p>
          </table:table-cell>
          <table:table-cell office:value-type="float" office:value="1405.359" calcext:value-type="float">
            <text:p><text:s text:c="2"/>1 405</text:p>
          </table:table-cell>
          <table:table-cell office:value-type="float" office:value="1119.489" calcext:value-type="float">
            <text:p><text:s text:c="2"/>1 119</text:p>
          </table:table-cell>
          <table:table-cell office:value-type="float" office:value="902.988999999999" calcext:value-type="float">
            <text:p><text:s text:c="3"/>903</text:p>
          </table:table-cell>
          <table:table-cell office:value-type="float" office:value="697.56" calcext:value-type="float">
            <text:p><text:s text:c="3"/>698</text:p>
          </table:table-cell>
          <table:table-cell office:value-type="float" office:value="500.639" calcext:value-type="float">
            <text:p><text:s text:c="3"/>501</text:p>
          </table:table-cell>
          <table:table-cell office:value-type="float" office:value="344.432" calcext:value-type="float">
            <text:p><text:s text:c="3"/>344</text:p>
          </table:table-cell>
          <table:table-cell office:value-type="float" office:value="260.012" calcext:value-type="float">
            <text:p><text:s text:c="3"/>260</text:p>
          </table:table-cell>
          <table:table-cell office:value-type="float" office:value="208.68" calcext:value-type="float">
            <text:p><text:s text:c="3"/>209</text:p>
          </table:table-cell>
          <table:table-cell office:value-type="float" office:value="150.397" calcext:value-type="float">
            <text:p><text:s text:c="3"/>150</text:p>
          </table:table-cell>
          <table:table-cell office:value-type="float" office:value="85.143" calcext:value-type="float">
            <text:p><text:s text:c="3"/>85</text:p>
          </table:table-cell>
          <table:table-cell office:value-type="float" office:value="53.881" calcext:value-type="float">
            <text:p><text:s text:c="3"/>54</text:p>
          </table:table-cell>
          <table:table-cell office:value-type="float" office:value="27.803" calcext:value-type="float">
            <text:p><text:s text:c="3"/>28</text:p>
          </table:table-cell>
          <table:table-cell office:value-type="float" office:value="39.39" calcext:value-type="float">
            <text:p><text:s text:c="3"/>3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79" calcext:value-type="float">
            <text:p>1979</text:p>
          </table:table-cell>
          <table:table-cell office:value-type="float" office:value="110105.714" calcext:value-type="float">
            <text:p><text:s text:c="2"/>110 106</text:p>
          </table:table-cell>
          <table:table-cell office:value-type="float" office:value="109554.367" calcext:value-type="float">
            <text:p><text:s text:c="2"/>109 554</text:p>
          </table:table-cell>
          <table:table-cell office:value-type="float" office:value="108967.469" calcext:value-type="float">
            <text:p><text:s text:c="2"/>108 967</text:p>
          </table:table-cell>
          <table:table-cell office:value-type="float" office:value="108333.48" calcext:value-type="float">
            <text:p><text:s text:c="2"/>108 333</text:p>
          </table:table-cell>
          <table:table-cell office:value-type="float" office:value="107877.017" calcext:value-type="float">
            <text:p><text:s text:c="2"/>107 877</text:p>
          </table:table-cell>
          <table:table-cell office:value-type="float" office:value="107073.278" calcext:value-type="float">
            <text:p><text:s text:c="2"/>107 073</text:p>
          </table:table-cell>
          <table:table-cell office:value-type="float" office:value="106207.714" calcext:value-type="float">
            <text:p><text:s text:c="2"/>106 208</text:p>
          </table:table-cell>
          <table:table-cell office:value-type="float" office:value="105263.019" calcext:value-type="float">
            <text:p><text:s text:c="2"/>105 263</text:p>
          </table:table-cell>
          <table:table-cell office:value-type="float" office:value="104221.865" calcext:value-type="float">
            <text:p><text:s text:c="2"/>104 222</text:p>
          </table:table-cell>
          <table:table-cell office:value-type="float" office:value="103111.09" calcext:value-type="float">
            <text:p><text:s text:c="2"/>103 111</text:p>
          </table:table-cell>
          <table:table-cell office:value-type="float" office:value="101957.528" calcext:value-type="float">
            <text:p><text:s text:c="2"/>101 958</text:p>
          </table:table-cell>
          <table:table-cell office:value-type="float" office:value="100523.005" calcext:value-type="float">
            <text:p><text:s text:c="2"/>100 523</text:p>
          </table:table-cell>
          <table:table-cell office:value-type="float" office:value="98701.8459999999" calcext:value-type="float">
            <text:p><text:s text:c="2"/>98 702</text:p>
          </table:table-cell>
          <table:table-cell office:value-type="float" office:value="96609.2459999999" calcext:value-type="float">
            <text:p><text:s text:c="2"/>96 609</text:p>
          </table:table-cell>
          <table:table-cell office:value-type="float" office:value="94502.439" calcext:value-type="float">
            <text:p><text:s text:c="2"/>94 502</text:p>
          </table:table-cell>
          <table:table-cell office:value-type="float" office:value="92373.6400000001" calcext:value-type="float">
            <text:p><text:s text:c="2"/>92 374</text:p>
          </table:table-cell>
          <table:table-cell office:value-type="float" office:value="90157.8130000001" calcext:value-type="float">
            <text:p><text:s text:c="2"/>90 158</text:p>
          </table:table-cell>
          <table:table-cell office:value-type="float" office:value="87862.714" calcext:value-type="float">
            <text:p><text:s text:c="2"/>87 863</text:p>
          </table:table-cell>
          <table:table-cell office:value-type="float" office:value="85543.813" calcext:value-type="float">
            <text:p><text:s text:c="2"/>85 544</text:p>
          </table:table-cell>
          <table:table-cell office:value-type="float" office:value="83164.152" calcext:value-type="float">
            <text:p><text:s text:c="2"/>83 164</text:p>
          </table:table-cell>
          <table:table-cell office:value-type="float" office:value="80629.512" calcext:value-type="float">
            <text:p><text:s text:c="2"/>80 630</text:p>
          </table:table-cell>
          <table:table-cell office:value-type="float" office:value="78572.073" calcext:value-type="float">
            <text:p><text:s text:c="2"/>78 572</text:p>
          </table:table-cell>
          <table:table-cell office:value-type="float" office:value="77270.317" calcext:value-type="float">
            <text:p><text:s text:c="2"/>77 270</text:p>
          </table:table-cell>
          <table:table-cell office:value-type="float" office:value="76397.444" calcext:value-type="float">
            <text:p><text:s text:c="2"/>76 397</text:p>
          </table:table-cell>
          <table:table-cell office:value-type="float" office:value="75432.454" calcext:value-type="float">
            <text:p><text:s text:c="2"/>75 432</text:p>
          </table:table-cell>
          <table:table-cell office:value-type="float" office:value="74580.6750000001" calcext:value-type="float">
            <text:p><text:s text:c="2"/>74 581</text:p>
          </table:table-cell>
          <table:table-cell office:value-type="float" office:value="73033.692" calcext:value-type="float">
            <text:p><text:s text:c="2"/>73 034</text:p>
          </table:table-cell>
          <table:table-cell office:value-type="float" office:value="70368.946" calcext:value-type="float">
            <text:p><text:s text:c="2"/>70 369</text:p>
          </table:table-cell>
          <table:table-cell office:value-type="float" office:value="67008.611" calcext:value-type="float">
            <text:p><text:s text:c="2"/>67 009</text:p>
          </table:table-cell>
          <table:table-cell office:value-type="float" office:value="63833.431" calcext:value-type="float">
            <text:p><text:s text:c="2"/>63 833</text:p>
          </table:table-cell>
          <table:table-cell office:value-type="float" office:value="60710.449" calcext:value-type="float">
            <text:p><text:s text:c="2"/>60 710</text:p>
          </table:table-cell>
          <table:table-cell office:value-type="float" office:value="57796.5340000001" calcext:value-type="float">
            <text:p><text:s text:c="2"/>57 797</text:p>
          </table:table-cell>
          <table:table-cell office:value-type="float" office:value="55272.612" calcext:value-type="float">
            <text:p><text:s text:c="2"/>55 273</text:p>
          </table:table-cell>
          <table:table-cell office:value-type="float" office:value="53078.025" calcext:value-type="float">
            <text:p><text:s text:c="2"/>53 078</text:p>
          </table:table-cell>
          <table:table-cell office:value-type="float" office:value="50882.195" calcext:value-type="float">
            <text:p><text:s text:c="2"/>50 882</text:p>
          </table:table-cell>
          <table:table-cell office:value-type="float" office:value="48644.441" calcext:value-type="float">
            <text:p><text:s text:c="2"/>48 644</text:p>
          </table:table-cell>
          <table:table-cell office:value-type="float" office:value="47073.855" calcext:value-type="float">
            <text:p><text:s text:c="2"/>47 074</text:p>
          </table:table-cell>
          <table:table-cell office:value-type="float" office:value="46456.3260000001" calcext:value-type="float">
            <text:p><text:s text:c="2"/>46 456</text:p>
          </table:table-cell>
          <table:table-cell office:value-type="float" office:value="46452.974" calcext:value-type="float">
            <text:p><text:s text:c="2"/>46 453</text:p>
          </table:table-cell>
          <table:table-cell office:value-type="float" office:value="46470.13" calcext:value-type="float">
            <text:p><text:s text:c="2"/>46 470</text:p>
          </table:table-cell>
          <table:table-cell office:value-type="float" office:value="46664" calcext:value-type="float">
            <text:p><text:s text:c="2"/>46 664</text:p>
          </table:table-cell>
          <table:table-cell office:value-type="float" office:value="46469.547" calcext:value-type="float">
            <text:p><text:s text:c="2"/>46 470</text:p>
          </table:table-cell>
          <table:table-cell office:value-type="float" office:value="45557.339" calcext:value-type="float">
            <text:p><text:s text:c="2"/>45 557</text:p>
          </table:table-cell>
          <table:table-cell office:value-type="float" office:value="44198.994" calcext:value-type="float">
            <text:p><text:s text:c="2"/>44 199</text:p>
          </table:table-cell>
          <table:table-cell office:value-type="float" office:value="42971.726" calcext:value-type="float">
            <text:p><text:s text:c="2"/>42 972</text:p>
          </table:table-cell>
          <table:table-cell office:value-type="float" office:value="41731.524" calcext:value-type="float">
            <text:p><text:s text:c="2"/>41 732</text:p>
          </table:table-cell>
          <table:table-cell office:value-type="float" office:value="40664.497" calcext:value-type="float">
            <text:p><text:s text:c="2"/>40 664</text:p>
          </table:table-cell>
          <table:table-cell office:value-type="float" office:value="39911.931" calcext:value-type="float">
            <text:p><text:s text:c="2"/>39 912</text:p>
          </table:table-cell>
          <table:table-cell office:value-type="float" office:value="39339.956" calcext:value-type="float">
            <text:p><text:s text:c="2"/>39 340</text:p>
          </table:table-cell>
          <table:table-cell office:value-type="float" office:value="38684.196" calcext:value-type="float">
            <text:p><text:s text:c="2"/>38 684</text:p>
          </table:table-cell>
          <table:table-cell office:value-type="float" office:value="38010.45" calcext:value-type="float">
            <text:p><text:s text:c="2"/>38 010</text:p>
          </table:table-cell>
          <table:table-cell office:value-type="float" office:value="37176.999" calcext:value-type="float">
            <text:p><text:s text:c="2"/>37 177</text:p>
          </table:table-cell>
          <table:table-cell office:value-type="float" office:value="36090.806" calcext:value-type="float">
            <text:p><text:s text:c="2"/>36 091</text:p>
          </table:table-cell>
          <table:table-cell office:value-type="float" office:value="34831.824" calcext:value-type="float">
            <text:p><text:s text:c="2"/>34 832</text:p>
          </table:table-cell>
          <table:table-cell office:value-type="float" office:value="33606.549" calcext:value-type="float">
            <text:p><text:s text:c="2"/>33 607</text:p>
          </table:table-cell>
          <table:table-cell office:value-type="float" office:value="32413.875" calcext:value-type="float">
            <text:p><text:s text:c="2"/>32 414</text:p>
          </table:table-cell>
          <table:table-cell office:value-type="float" office:value="31116.345" calcext:value-type="float">
            <text:p><text:s text:c="2"/>31 116</text:p>
          </table:table-cell>
          <table:table-cell office:value-type="float" office:value="29679.298" calcext:value-type="float">
            <text:p><text:s text:c="2"/>29 679</text:p>
          </table:table-cell>
          <table:table-cell office:value-type="float" office:value="28181.677" calcext:value-type="float">
            <text:p><text:s text:c="2"/>28 182</text:p>
          </table:table-cell>
          <table:table-cell office:value-type="float" office:value="26689.19" calcext:value-type="float">
            <text:p><text:s text:c="2"/>26 689</text:p>
          </table:table-cell>
          <table:table-cell office:value-type="float" office:value="25131.166" calcext:value-type="float">
            <text:p><text:s text:c="2"/>25 131</text:p>
          </table:table-cell>
          <table:table-cell office:value-type="float" office:value="23925.557" calcext:value-type="float">
            <text:p><text:s text:c="2"/>23 926</text:p>
          </table:table-cell>
          <table:table-cell office:value-type="float" office:value="23268.698" calcext:value-type="float">
            <text:p><text:s text:c="2"/>23 269</text:p>
          </table:table-cell>
          <table:table-cell office:value-type="float" office:value="22949.824" calcext:value-type="float">
            <text:p><text:s text:c="2"/>22 950</text:p>
          </table:table-cell>
          <table:table-cell office:value-type="float" office:value="22580.857" calcext:value-type="float">
            <text:p><text:s text:c="2"/>22 581</text:p>
          </table:table-cell>
          <table:table-cell office:value-type="float" office:value="22262.376" calcext:value-type="float">
            <text:p><text:s text:c="2"/>22 262</text:p>
          </table:table-cell>
          <table:table-cell office:value-type="float" office:value="21692.659" calcext:value-type="float">
            <text:p><text:s text:c="2"/>21 693</text:p>
          </table:table-cell>
          <table:table-cell office:value-type="float" office:value="20689.742" calcext:value-type="float">
            <text:p><text:s text:c="2"/>20 690</text:p>
          </table:table-cell>
          <table:table-cell office:value-type="float" office:value="19406.791" calcext:value-type="float">
            <text:p><text:s text:c="2"/>19 407</text:p>
          </table:table-cell>
          <table:table-cell office:value-type="float" office:value="18184.917" calcext:value-type="float">
            <text:p><text:s text:c="2"/>18 185</text:p>
          </table:table-cell>
          <table:table-cell office:value-type="float" office:value="16963.022" calcext:value-type="float">
            <text:p><text:s text:c="2"/>16 963</text:p>
          </table:table-cell>
          <table:table-cell office:value-type="float" office:value="15758.988" calcext:value-type="float">
            <text:p><text:s text:c="2"/>15 759</text:p>
          </table:table-cell>
          <table:table-cell office:value-type="float" office:value="14618.249" calcext:value-type="float">
            <text:p><text:s text:c="2"/>14 618</text:p>
          </table:table-cell>
          <table:table-cell office:value-type="float" office:value="13520.428" calcext:value-type="float">
            <text:p><text:s text:c="2"/>13 520</text:p>
          </table:table-cell>
          <table:table-cell office:value-type="float" office:value="12408.902" calcext:value-type="float">
            <text:p><text:s text:c="2"/>12 409</text:p>
          </table:table-cell>
          <table:table-cell office:value-type="float" office:value="11306.032" calcext:value-type="float">
            <text:p><text:s text:c="2"/>11 306</text:p>
          </table:table-cell>
          <table:table-cell office:value-type="float" office:value="10214.655" calcext:value-type="float">
            <text:p><text:s text:c="2"/>10 215</text:p>
          </table:table-cell>
          <table:table-cell office:value-type="float" office:value="9134.174" calcext:value-type="float">
            <text:p><text:s text:c="2"/>9 134</text:p>
          </table:table-cell>
          <table:table-cell office:value-type="float" office:value="8080.302" calcext:value-type="float">
            <text:p><text:s text:c="2"/>8 080</text:p>
          </table:table-cell>
          <table:table-cell office:value-type="float" office:value="7066.968" calcext:value-type="float">
            <text:p><text:s text:c="2"/>7 067</text:p>
          </table:table-cell>
          <table:table-cell office:value-type="float" office:value="6088.513" calcext:value-type="float">
            <text:p><text:s text:c="2"/>6 089</text:p>
          </table:table-cell>
          <table:table-cell office:value-type="float" office:value="5208.795" calcext:value-type="float">
            <text:p><text:s text:c="2"/>5 209</text:p>
          </table:table-cell>
          <table:table-cell office:value-type="float" office:value="4460.175" calcext:value-type="float">
            <text:p><text:s text:c="2"/>4 460</text:p>
          </table:table-cell>
          <table:table-cell office:value-type="float" office:value="3817.1" calcext:value-type="float">
            <text:p><text:s text:c="2"/>3 817</text:p>
          </table:table-cell>
          <table:table-cell office:value-type="float" office:value="3217.158" calcext:value-type="float">
            <text:p><text:s text:c="2"/>3 217</text:p>
          </table:table-cell>
          <table:table-cell office:value-type="float" office:value="2667.424" calcext:value-type="float">
            <text:p><text:s text:c="2"/>2 667</text:p>
          </table:table-cell>
          <table:table-cell office:value-type="float" office:value="2187.797" calcext:value-type="float">
            <text:p><text:s text:c="2"/>2 188</text:p>
          </table:table-cell>
          <table:table-cell office:value-type="float" office:value="1780.215" calcext:value-type="float">
            <text:p><text:s text:c="2"/>1 780</text:p>
          </table:table-cell>
          <table:table-cell office:value-type="float" office:value="1435.761" calcext:value-type="float">
            <text:p><text:s text:c="2"/>1 436</text:p>
          </table:table-cell>
          <table:table-cell office:value-type="float" office:value="1112.904" calcext:value-type="float">
            <text:p><text:s text:c="2"/>1 113</text:p>
          </table:table-cell>
          <table:table-cell office:value-type="float" office:value="873.896" calcext:value-type="float">
            <text:p><text:s text:c="3"/>874</text:p>
          </table:table-cell>
          <table:table-cell office:value-type="float" office:value="708.477999999999" calcext:value-type="float">
            <text:p><text:s text:c="3"/>708</text:p>
          </table:table-cell>
          <table:table-cell office:value-type="float" office:value="538.732" calcext:value-type="float">
            <text:p><text:s text:c="3"/>539</text:p>
          </table:table-cell>
          <table:table-cell office:value-type="float" office:value="363.393" calcext:value-type="float">
            <text:p><text:s text:c="3"/>363</text:p>
          </table:table-cell>
          <table:table-cell office:value-type="float" office:value="241.051" calcext:value-type="float">
            <text:p><text:s text:c="3"/>241</text:p>
          </table:table-cell>
          <table:table-cell office:value-type="float" office:value="187.522" calcext:value-type="float">
            <text:p><text:s text:c="3"/>188</text:p>
          </table:table-cell>
          <table:table-cell office:value-type="float" office:value="149.299" calcext:value-type="float">
            <text:p><text:s text:c="3"/>149</text:p>
          </table:table-cell>
          <table:table-cell office:value-type="float" office:value="106.341" calcext:value-type="float">
            <text:p><text:s text:c="3"/>106</text:p>
          </table:table-cell>
          <table:table-cell office:value-type="float" office:value="58.637" calcext:value-type="float">
            <text:p><text:s text:c="3"/>59</text:p>
          </table:table-cell>
          <table:table-cell office:value-type="float" office:value="29.884" calcext:value-type="float">
            <text:p><text:s text:c="3"/>30</text:p>
          </table:table-cell>
          <table:table-cell office:value-type="float" office:value="42.175" calcext:value-type="float">
            <text:p><text:s text:c="3"/>4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111334.875" calcext:value-type="float">
            <text:p><text:s text:c="2"/>111 335</text:p>
          </table:table-cell>
          <table:table-cell office:value-type="float" office:value="110343.653" calcext:value-type="float">
            <text:p><text:s text:c="2"/>110 344</text:p>
          </table:table-cell>
          <table:table-cell office:value-type="float" office:value="109448.727" calcext:value-type="float">
            <text:p><text:s text:c="2"/>109 449</text:p>
          </table:table-cell>
          <table:table-cell office:value-type="float" office:value="108624.544" calcext:value-type="float">
            <text:p><text:s text:c="2"/>108 625</text:p>
          </table:table-cell>
          <table:table-cell office:value-type="float" office:value="107845.681" calcext:value-type="float">
            <text:p><text:s text:c="2"/>107 846</text:p>
          </table:table-cell>
          <table:table-cell office:value-type="float" office:value="107086.64" calcext:value-type="float">
            <text:p><text:s text:c="2"/>107 087</text:p>
          </table:table-cell>
          <table:table-cell office:value-type="float" office:value="106322.01" calcext:value-type="float">
            <text:p><text:s text:c="2"/>106 322</text:p>
          </table:table-cell>
          <table:table-cell office:value-type="float" office:value="105526.299" calcext:value-type="float">
            <text:p><text:s text:c="2"/>105 526</text:p>
          </table:table-cell>
          <table:table-cell office:value-type="float" office:value="104674.056" calcext:value-type="float">
            <text:p><text:s text:c="2"/>104 674</text:p>
          </table:table-cell>
          <table:table-cell office:value-type="float" office:value="103739.85" calcext:value-type="float">
            <text:p><text:s text:c="2"/>103 740</text:p>
          </table:table-cell>
          <table:table-cell office:value-type="float" office:value="102753.413" calcext:value-type="float">
            <text:p><text:s text:c="2"/>102 753</text:p>
          </table:table-cell>
          <table:table-cell office:value-type="float" office:value="101744.472" calcext:value-type="float">
            <text:p><text:s text:c="2"/>101 744</text:p>
          </table:table-cell>
          <table:table-cell office:value-type="float" office:value="100411.608" calcext:value-type="float">
            <text:p><text:s text:c="2"/>100 412</text:p>
          </table:table-cell>
          <table:table-cell office:value-type="float" office:value="98618.955" calcext:value-type="float">
            <text:p><text:s text:c="2"/>98 619</text:p>
          </table:table-cell>
          <table:table-cell office:value-type="float" office:value="96506.649" calcext:value-type="float">
            <text:p><text:s text:c="2"/>96 507</text:p>
          </table:table-cell>
          <table:table-cell office:value-type="float" office:value="94388.087" calcext:value-type="float">
            <text:p><text:s text:c="2"/>94 388</text:p>
          </table:table-cell>
          <table:table-cell office:value-type="float" office:value="92245.5149999999" calcext:value-type="float">
            <text:p><text:s text:c="2"/>92 246</text:p>
          </table:table-cell>
          <table:table-cell office:value-type="float" office:value="90015.083" calcext:value-type="float">
            <text:p><text:s text:c="2"/>90 015</text:p>
          </table:table-cell>
          <table:table-cell office:value-type="float" office:value="87711.174" calcext:value-type="float">
            <text:p><text:s text:c="2"/>87 711</text:p>
          </table:table-cell>
          <table:table-cell office:value-type="float" office:value="85386.5679999999" calcext:value-type="float">
            <text:p><text:s text:c="2"/>85 387</text:p>
          </table:table-cell>
          <table:table-cell office:value-type="float" office:value="82995.085" calcext:value-type="float">
            <text:p><text:s text:c="2"/>82 995</text:p>
          </table:table-cell>
          <table:table-cell office:value-type="float" office:value="80444.451" calcext:value-type="float">
            <text:p><text:s text:c="2"/>80 444</text:p>
          </table:table-cell>
          <table:table-cell office:value-type="float" office:value="78374.3740000001" calcext:value-type="float">
            <text:p><text:s text:c="2"/>78 374</text:p>
          </table:table-cell>
          <table:table-cell office:value-type="float" office:value="77066.217" calcext:value-type="float">
            <text:p><text:s text:c="2"/>77 066</text:p>
          </table:table-cell>
          <table:table-cell office:value-type="float" office:value="76191.445" calcext:value-type="float">
            <text:p><text:s text:c="2"/>76 191</text:p>
          </table:table-cell>
          <table:table-cell office:value-type="float" office:value="75223.464" calcext:value-type="float">
            <text:p><text:s text:c="2"/>75 223</text:p>
          </table:table-cell>
          <table:table-cell office:value-type="float" office:value="74367.564" calcext:value-type="float">
            <text:p><text:s text:c="2"/>74 368</text:p>
          </table:table-cell>
          <table:table-cell office:value-type="float" office:value="72821.709" calcext:value-type="float">
            <text:p><text:s text:c="2"/>72 822</text:p>
          </table:table-cell>
          <table:table-cell office:value-type="float" office:value="70165.522" calcext:value-type="float">
            <text:p><text:s text:c="2"/>70 166</text:p>
          </table:table-cell>
          <table:table-cell office:value-type="float" office:value="66818.148" calcext:value-type="float">
            <text:p><text:s text:c="2"/>66 818</text:p>
          </table:table-cell>
          <table:table-cell office:value-type="float" office:value="63655.618" calcext:value-type="float">
            <text:p><text:s text:c="2"/>63 656</text:p>
          </table:table-cell>
          <table:table-cell office:value-type="float" office:value="60546.669" calcext:value-type="float">
            <text:p><text:s text:c="2"/>60 547</text:p>
          </table:table-cell>
          <table:table-cell office:value-type="float" office:value="57640.341" calcext:value-type="float">
            <text:p><text:s text:c="2"/>57 640</text:p>
          </table:table-cell>
          <table:table-cell office:value-type="float" office:value="55113.404" calcext:value-type="float">
            <text:p><text:s text:c="2"/>55 113</text:p>
          </table:table-cell>
          <table:table-cell office:value-type="float" office:value="52909.007" calcext:value-type="float">
            <text:p><text:s text:c="2"/>52 909</text:p>
          </table:table-cell>
          <table:table-cell office:value-type="float" office:value="50704.157" calcext:value-type="float">
            <text:p><text:s text:c="2"/>50 704</text:p>
          </table:table-cell>
          <table:table-cell office:value-type="float" office:value="48456.168" calcext:value-type="float">
            <text:p><text:s text:c="2"/>48 456</text:p>
          </table:table-cell>
          <table:table-cell office:value-type="float" office:value="46878.327" calcext:value-type="float">
            <text:p><text:s text:c="2"/>46 878</text:p>
          </table:table-cell>
          <table:table-cell office:value-type="float" office:value="46259.191" calcext:value-type="float">
            <text:p><text:s text:c="2"/>46 259</text:p>
          </table:table-cell>
          <table:table-cell office:value-type="float" office:value="46257.43" calcext:value-type="float">
            <text:p><text:s text:c="2"/>46 257</text:p>
          </table:table-cell>
          <table:table-cell office:value-type="float" office:value="46274.494" calcext:value-type="float">
            <text:p><text:s text:c="2"/>46 274</text:p>
          </table:table-cell>
          <table:table-cell office:value-type="float" office:value="46467.82" calcext:value-type="float">
            <text:p><text:s text:c="2"/>46 468</text:p>
          </table:table-cell>
          <table:table-cell office:value-type="float" office:value="46269.94" calcext:value-type="float">
            <text:p><text:s text:c="2"/>46 270</text:p>
          </table:table-cell>
          <table:table-cell office:value-type="float" office:value="45349.814" calcext:value-type="float">
            <text:p><text:s text:c="2"/>45 350</text:p>
          </table:table-cell>
          <table:table-cell office:value-type="float" office:value="43980.525" calcext:value-type="float">
            <text:p><text:s text:c="2"/>43 981</text:p>
          </table:table-cell>
          <table:table-cell office:value-type="float" office:value="42742.375" calcext:value-type="float">
            <text:p><text:s text:c="2"/>42 742</text:p>
          </table:table-cell>
          <table:table-cell office:value-type="float" office:value="41490.76" calcext:value-type="float">
            <text:p><text:s text:c="2"/>41 491</text:p>
          </table:table-cell>
          <table:table-cell office:value-type="float" office:value="40412.293" calcext:value-type="float">
            <text:p><text:s text:c="2"/>40 412</text:p>
          </table:table-cell>
          <table:table-cell office:value-type="float" office:value="39648.764" calcext:value-type="float">
            <text:p><text:s text:c="2"/>39 649</text:p>
          </table:table-cell>
          <table:table-cell office:value-type="float" office:value="39065.997" calcext:value-type="float">
            <text:p><text:s text:c="2"/>39 066</text:p>
          </table:table-cell>
          <table:table-cell office:value-type="float" office:value="38398.707" calcext:value-type="float">
            <text:p><text:s text:c="2"/>38 399</text:p>
          </table:table-cell>
          <table:table-cell office:value-type="float" office:value="37712.75" calcext:value-type="float">
            <text:p><text:s text:c="2"/>37 713</text:p>
          </table:table-cell>
          <table:table-cell office:value-type="float" office:value="36867.479" calcext:value-type="float">
            <text:p><text:s text:c="2"/>36 867</text:p>
          </table:table-cell>
          <table:table-cell office:value-type="float" office:value="35770.404" calcext:value-type="float">
            <text:p><text:s text:c="2"/>35 770</text:p>
          </table:table-cell>
          <table:table-cell office:value-type="float" office:value="34500.923" calcext:value-type="float">
            <text:p><text:s text:c="2"/>34 501</text:p>
          </table:table-cell>
          <table:table-cell office:value-type="float" office:value="33264.196" calcext:value-type="float">
            <text:p><text:s text:c="2"/>33 264</text:p>
          </table:table-cell>
          <table:table-cell office:value-type="float" office:value="32058.998" calcext:value-type="float">
            <text:p><text:s text:c="2"/>32 059</text:p>
          </table:table-cell>
          <table:table-cell office:value-type="float" office:value="30748.952" calcext:value-type="float">
            <text:p><text:s text:c="2"/>30 749</text:p>
          </table:table-cell>
          <table:table-cell office:value-type="float" office:value="29299.645" calcext:value-type="float">
            <text:p><text:s text:c="2"/>29 300</text:p>
          </table:table-cell>
          <table:table-cell office:value-type="float" office:value="27789.298" calcext:value-type="float">
            <text:p><text:s text:c="2"/>27 789</text:p>
          </table:table-cell>
          <table:table-cell office:value-type="float" office:value="26283.236" calcext:value-type="float">
            <text:p><text:s text:c="2"/>26 283</text:p>
          </table:table-cell>
          <table:table-cell office:value-type="float" office:value="24711.599" calcext:value-type="float">
            <text:p><text:s text:c="2"/>24 712</text:p>
          </table:table-cell>
          <table:table-cell office:value-type="float" office:value="23487.305" calcext:value-type="float">
            <text:p><text:s text:c="2"/>23 487</text:p>
          </table:table-cell>
          <table:table-cell office:value-type="float" office:value="22804.383" calcext:value-type="float">
            <text:p><text:s text:c="2"/>22 804</text:p>
          </table:table-cell>
          <table:table-cell office:value-type="float" office:value="22454.626" calcext:value-type="float">
            <text:p><text:s text:c="2"/>22 455</text:p>
          </table:table-cell>
          <table:table-cell office:value-type="float" office:value="22055.696" calcext:value-type="float">
            <text:p><text:s text:c="2"/>22 056</text:p>
          </table:table-cell>
          <table:table-cell office:value-type="float" office:value="21707.837" calcext:value-type="float">
            <text:p><text:s text:c="2"/>21 708</text:p>
          </table:table-cell>
          <table:table-cell office:value-type="float" office:value="21108.575" calcext:value-type="float">
            <text:p><text:s text:c="2"/>21 109</text:p>
          </table:table-cell>
          <table:table-cell office:value-type="float" office:value="20076.413" calcext:value-type="float">
            <text:p><text:s text:c="2"/>20 076</text:p>
          </table:table-cell>
          <table:table-cell office:value-type="float" office:value="18765.399" calcext:value-type="float">
            <text:p><text:s text:c="2"/>18 765</text:p>
          </table:table-cell>
          <table:table-cell office:value-type="float" office:value="17517.002" calcext:value-type="float">
            <text:p><text:s text:c="2"/>17 517</text:p>
          </table:table-cell>
          <table:table-cell office:value-type="float" office:value="16269.967" calcext:value-type="float">
            <text:p><text:s text:c="2"/>16 270</text:p>
          </table:table-cell>
          <table:table-cell office:value-type="float" office:value="15046.916" calcext:value-type="float">
            <text:p><text:s text:c="2"/>15 047</text:p>
          </table:table-cell>
          <table:table-cell office:value-type="float" office:value="13895.697" calcext:value-type="float">
            <text:p><text:s text:c="2"/>13 896</text:p>
          </table:table-cell>
          <table:table-cell office:value-type="float" office:value="12794.15" calcext:value-type="float">
            <text:p><text:s text:c="2"/>12 794</text:p>
          </table:table-cell>
          <table:table-cell office:value-type="float" office:value="11681.71" calcext:value-type="float">
            <text:p><text:s text:c="2"/>11 682</text:p>
          </table:table-cell>
          <table:table-cell office:value-type="float" office:value="10581.8" calcext:value-type="float">
            <text:p><text:s text:c="2"/>10 582</text:p>
          </table:table-cell>
          <table:table-cell office:value-type="float" office:value="9496.48" calcext:value-type="float">
            <text:p><text:s text:c="2"/>9 496</text:p>
          </table:table-cell>
          <table:table-cell office:value-type="float" office:value="8424.574" calcext:value-type="float">
            <text:p><text:s text:c="2"/>8 425</text:p>
          </table:table-cell>
          <table:table-cell office:value-type="float" office:value="7382.485" calcext:value-type="float">
            <text:p><text:s text:c="2"/>7 382</text:p>
          </table:table-cell>
          <table:table-cell office:value-type="float" office:value="6384.704" calcext:value-type="float">
            <text:p><text:s text:c="2"/>6 385</text:p>
          </table:table-cell>
          <table:table-cell office:value-type="float" office:value="5424.39" calcext:value-type="float">
            <text:p><text:s text:c="2"/>5 424</text:p>
          </table:table-cell>
          <table:table-cell office:value-type="float" office:value="4570.699" calcext:value-type="float">
            <text:p><text:s text:c="2"/>4 571</text:p>
          </table:table-cell>
          <table:table-cell office:value-type="float" office:value="3858.382" calcext:value-type="float">
            <text:p><text:s text:c="2"/>3 858</text:p>
          </table:table-cell>
          <table:table-cell office:value-type="float" office:value="3258.799" calcext:value-type="float">
            <text:p><text:s text:c="2"/>3 259</text:p>
          </table:table-cell>
          <table:table-cell office:value-type="float" office:value="2703.468" calcext:value-type="float">
            <text:p><text:s text:c="2"/>2 703</text:p>
          </table:table-cell>
          <table:table-cell office:value-type="float" office:value="2199.939" calcext:value-type="float">
            <text:p><text:s text:c="2"/>2 200</text:p>
          </table:table-cell>
          <table:table-cell office:value-type="float" office:value="1766.943" calcext:value-type="float">
            <text:p><text:s text:c="2"/>1 767</text:p>
          </table:table-cell>
          <table:table-cell office:value-type="float" office:value="1405.019" calcext:value-type="float">
            <text:p><text:s text:c="2"/>1 405</text:p>
          </table:table-cell>
          <table:table-cell office:value-type="float" office:value="1105.102" calcext:value-type="float">
            <text:p><text:s text:c="2"/>1 105</text:p>
          </table:table-cell>
          <table:table-cell office:value-type="float" office:value="820.175999999999" calcext:value-type="float">
            <text:p><text:s text:c="3"/>820</text:p>
          </table:table-cell>
          <table:table-cell office:value-type="float" office:value="628.052" calcext:value-type="float">
            <text:p><text:s text:c="3"/>628</text:p>
          </table:table-cell>
          <table:table-cell office:value-type="float" office:value="513.765" calcext:value-type="float">
            <text:p><text:s text:c="3"/>514</text:p>
          </table:table-cell>
          <table:table-cell office:value-type="float" office:value="379.744" calcext:value-type="float">
            <text:p><text:s text:c="3"/>380</text:p>
          </table:table-cell>
          <table:table-cell office:value-type="float" office:value="226.036" calcext:value-type="float">
            <text:p><text:s text:c="3"/>226</text:p>
          </table:table-cell>
          <table:table-cell office:value-type="float" office:value="137.58" calcext:value-type="float">
            <text:p><text:s text:c="3"/>138</text:p>
          </table:table-cell>
          <table:table-cell office:value-type="float" office:value="114.978" calcext:value-type="float">
            <text:p><text:s text:c="3"/>115</text:p>
          </table:table-cell>
          <table:table-cell office:value-type="float" office:value="89.856" calcext:value-type="float">
            <text:p><text:s text:c="3"/>90</text:p>
          </table:table-cell>
          <table:table-cell office:value-type="float" office:value="62.256" calcext:value-type="float">
            <text:p><text:s text:c="3"/>62</text:p>
          </table:table-cell>
          <table:table-cell office:value-type="float" office:value="32.124" calcext:value-type="float">
            <text:p><text:s text:c="3"/>32</text:p>
          </table:table-cell>
          <table:table-cell office:value-type="float" office:value="45.32" calcext:value-type="float">
            <text:p><text:s text:c="3"/>4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 office:value-type="float" office:value="113537.973" calcext:value-type="float">
            <text:p><text:s text:c="2"/>113 538</text:p>
          </table:table-cell>
          <table:table-cell office:value-type="float" office:value="110786.884" calcext:value-type="float">
            <text:p><text:s text:c="2"/>110 787</text:p>
          </table:table-cell>
          <table:table-cell office:value-type="float" office:value="109697.328" calcext:value-type="float">
            <text:p><text:s text:c="2"/>109 697</text:p>
          </table:table-cell>
          <table:table-cell office:value-type="float" office:value="108781.483" calcext:value-type="float">
            <text:p><text:s text:c="2"/>108 781</text:p>
          </table:table-cell>
          <table:table-cell office:value-type="float" office:value="107998.317" calcext:value-type="float">
            <text:p><text:s text:c="2"/>107 998</text:p>
          </table:table-cell>
          <table:table-cell office:value-type="float" office:value="107306.733" calcext:value-type="float">
            <text:p><text:s text:c="2"/>107 307</text:p>
          </table:table-cell>
          <table:table-cell office:value-type="float" office:value="106683.816" calcext:value-type="float">
            <text:p><text:s text:c="2"/>106 684</text:p>
          </table:table-cell>
          <table:table-cell office:value-type="float" office:value="106106.527" calcext:value-type="float">
            <text:p><text:s text:c="2"/>106 107</text:p>
          </table:table-cell>
          <table:table-cell office:value-type="float" office:value="105443.595" calcext:value-type="float">
            <text:p><text:s text:c="2"/>105 444</text:p>
          </table:table-cell>
          <table:table-cell office:value-type="float" office:value="104617.861" calcext:value-type="float">
            <text:p><text:s text:c="2"/>104 618</text:p>
          </table:table-cell>
          <table:table-cell office:value-type="float" office:value="103642.458" calcext:value-type="float">
            <text:p><text:s text:c="2"/>103 642</text:p>
          </table:table-cell>
          <table:table-cell office:value-type="float" office:value="102638.701" calcext:value-type="float">
            <text:p><text:s text:c="2"/>102 639</text:p>
          </table:table-cell>
          <table:table-cell office:value-type="float" office:value="101619.578" calcext:value-type="float">
            <text:p><text:s text:c="2"/>101 620</text:p>
          </table:table-cell>
          <table:table-cell office:value-type="float" office:value="100273.883" calcext:value-type="float">
            <text:p><text:s text:c="2"/>100 274</text:p>
          </table:table-cell>
          <table:table-cell office:value-type="float" office:value="98470.562" calcext:value-type="float">
            <text:p><text:s text:c="2"/>98 471</text:p>
          </table:table-cell>
          <table:table-cell office:value-type="float" office:value="96348.7159999999" calcext:value-type="float">
            <text:p><text:s text:c="2"/>96 349</text:p>
          </table:table-cell>
          <table:table-cell office:value-type="float" office:value="94215.486" calcext:value-type="float">
            <text:p><text:s text:c="2"/>94 215</text:p>
          </table:table-cell>
          <table:table-cell office:value-type="float" office:value="92053.763" calcext:value-type="float">
            <text:p><text:s text:c="2"/>92 054</text:p>
          </table:table-cell>
          <table:table-cell office:value-type="float" office:value="89811.193" calcext:value-type="float">
            <text:p><text:s text:c="2"/>89 811</text:p>
          </table:table-cell>
          <table:table-cell office:value-type="float" office:value="87507.038" calcext:value-type="float">
            <text:p><text:s text:c="2"/>87 507</text:p>
          </table:table-cell>
          <table:table-cell office:value-type="float" office:value="85190.007" calcext:value-type="float">
            <text:p><text:s text:c="2"/>85 190</text:p>
          </table:table-cell>
          <table:table-cell office:value-type="float" office:value="82804.539" calcext:value-type="float">
            <text:p><text:s text:c="2"/>82 805</text:p>
          </table:table-cell>
          <table:table-cell office:value-type="float" office:value="80259.804" calcext:value-type="float">
            <text:p><text:s text:c="2"/>80 260</text:p>
          </table:table-cell>
          <table:table-cell office:value-type="float" office:value="78196.275" calcext:value-type="float">
            <text:p><text:s text:c="2"/>78 196</text:p>
          </table:table-cell>
          <table:table-cell office:value-type="float" office:value="76894.688" calcext:value-type="float">
            <text:p><text:s text:c="2"/>76 895</text:p>
          </table:table-cell>
          <table:table-cell office:value-type="float" office:value="76026.286" calcext:value-type="float">
            <text:p><text:s text:c="2"/>76 026</text:p>
          </table:table-cell>
          <table:table-cell office:value-type="float" office:value="75065.169" calcext:value-type="float">
            <text:p><text:s text:c="2"/>75 065</text:p>
          </table:table-cell>
          <table:table-cell office:value-type="float" office:value="74216.749" calcext:value-type="float">
            <text:p><text:s text:c="2"/>74 217</text:p>
          </table:table-cell>
          <table:table-cell office:value-type="float" office:value="72675.597" calcext:value-type="float">
            <text:p><text:s text:c="2"/>72 676</text:p>
          </table:table-cell>
          <table:table-cell office:value-type="float" office:value="70019.809" calcext:value-type="float">
            <text:p><text:s text:c="2"/>70 020</text:p>
          </table:table-cell>
          <table:table-cell office:value-type="float" office:value="66669.853" calcext:value-type="float">
            <text:p><text:s text:c="2"/>66 670</text:p>
          </table:table-cell>
          <table:table-cell office:value-type="float" office:value="63504.387" calcext:value-type="float">
            <text:p><text:s text:c="2"/>63 504</text:p>
          </table:table-cell>
          <table:table-cell office:value-type="float" office:value="60391.232" calcext:value-type="float">
            <text:p><text:s text:c="2"/>60 391</text:p>
          </table:table-cell>
          <table:table-cell office:value-type="float" office:value="57481.581" calcext:value-type="float">
            <text:p><text:s text:c="2"/>57 482</text:p>
          </table:table-cell>
          <table:table-cell office:value-type="float" office:value="54953.437" calcext:value-type="float">
            <text:p><text:s text:c="2"/>54 953</text:p>
          </table:table-cell>
          <table:table-cell office:value-type="float" office:value="52748.618" calcext:value-type="float">
            <text:p><text:s text:c="2"/>52 749</text:p>
          </table:table-cell>
          <table:table-cell office:value-type="float" office:value="50542.034" calcext:value-type="float">
            <text:p><text:s text:c="2"/>50 542</text:p>
          </table:table-cell>
          <table:table-cell office:value-type="float" office:value="48292.016" calcext:value-type="float">
            <text:p><text:s text:c="2"/>48 292</text:p>
          </table:table-cell>
          <table:table-cell office:value-type="float" office:value="46708.13" calcext:value-type="float">
            <text:p><text:s text:c="2"/>46 708</text:p>
          </table:table-cell>
          <table:table-cell office:value-type="float" office:value="46077.032" calcext:value-type="float">
            <text:p><text:s text:c="2"/>46 077</text:p>
          </table:table-cell>
          <table:table-cell office:value-type="float" office:value="46059.417" calcext:value-type="float">
            <text:p><text:s text:c="2"/>46 059</text:p>
          </table:table-cell>
          <table:table-cell office:value-type="float" office:value="46060.336" calcext:value-type="float">
            <text:p><text:s text:c="2"/>46 060</text:p>
          </table:table-cell>
          <table:table-cell office:value-type="float" office:value="46236.072" calcext:value-type="float">
            <text:p><text:s text:c="2"/>46 236</text:p>
          </table:table-cell>
          <table:table-cell office:value-type="float" office:value="46022.897" calcext:value-type="float">
            <text:p><text:s text:c="2"/>46 023</text:p>
          </table:table-cell>
          <table:table-cell office:value-type="float" office:value="45091.956" calcext:value-type="float">
            <text:p><text:s text:c="2"/>45 092</text:p>
          </table:table-cell>
          <table:table-cell office:value-type="float" office:value="43714.299" calcext:value-type="float">
            <text:p><text:s text:c="2"/>43 714</text:p>
          </table:table-cell>
          <table:table-cell office:value-type="float" office:value="42466.378" calcext:value-type="float">
            <text:p><text:s text:c="2"/>42 466</text:p>
          </table:table-cell>
          <table:table-cell office:value-type="float" office:value="41204.706" calcext:value-type="float">
            <text:p><text:s text:c="2"/>41 205</text:p>
          </table:table-cell>
          <table:table-cell office:value-type="float" office:value="40113.267" calcext:value-type="float">
            <text:p><text:s text:c="2"/>40 113</text:p>
          </table:table-cell>
          <table:table-cell office:value-type="float" office:value="39332.318" calcext:value-type="float">
            <text:p><text:s text:c="2"/>39 332</text:p>
          </table:table-cell>
          <table:table-cell office:value-type="float" office:value="38729.182" calcext:value-type="float">
            <text:p><text:s text:c="2"/>38 729</text:p>
          </table:table-cell>
          <table:table-cell office:value-type="float" office:value="38041.698" calcext:value-type="float">
            <text:p><text:s text:c="2"/>38 042</text:p>
          </table:table-cell>
          <table:table-cell office:value-type="float" office:value="37335.221" calcext:value-type="float">
            <text:p><text:s text:c="2"/>37 335</text:p>
          </table:table-cell>
          <table:table-cell office:value-type="float" office:value="36469.491" calcext:value-type="float">
            <text:p><text:s text:c="2"/>36 469</text:p>
          </table:table-cell>
          <table:table-cell office:value-type="float" office:value="35352.433" calcext:value-type="float">
            <text:p><text:s text:c="2"/>35 352</text:p>
          </table:table-cell>
          <table:table-cell office:value-type="float" office:value="34063.374" calcext:value-type="float">
            <text:p><text:s text:c="2"/>34 063</text:p>
          </table:table-cell>
          <table:table-cell office:value-type="float" office:value="32806.028" calcext:value-type="float">
            <text:p><text:s text:c="2"/>32 806</text:p>
          </table:table-cell>
          <table:table-cell office:value-type="float" office:value="31578.527" calcext:value-type="float">
            <text:p><text:s text:c="2"/>31 579</text:p>
          </table:table-cell>
          <table:table-cell office:value-type="float" office:value="30249.255" calcext:value-type="float">
            <text:p><text:s text:c="2"/>30 249</text:p>
          </table:table-cell>
          <table:table-cell office:value-type="float" office:value="28785.704" calcext:value-type="float">
            <text:p><text:s text:c="2"/>28 786</text:p>
          </table:table-cell>
          <table:table-cell office:value-type="float" office:value="27263.534" calcext:value-type="float">
            <text:p><text:s text:c="2"/>27 264</text:p>
          </table:table-cell>
          <table:table-cell office:value-type="float" office:value="25745.151" calcext:value-type="float">
            <text:p><text:s text:c="2"/>25 745</text:p>
          </table:table-cell>
          <table:table-cell office:value-type="float" office:value="24163.19" calcext:value-type="float">
            <text:p><text:s text:c="2"/>24 163</text:p>
          </table:table-cell>
          <table:table-cell office:value-type="float" office:value="22918.913" calcext:value-type="float">
            <text:p><text:s text:c="2"/>22 919</text:p>
          </table:table-cell>
          <table:table-cell office:value-type="float" office:value="22200.847" calcext:value-type="float">
            <text:p><text:s text:c="2"/>22 201</text:p>
          </table:table-cell>
          <table:table-cell office:value-type="float" office:value="21807.147" calcext:value-type="float">
            <text:p><text:s text:c="2"/>21 807</text:p>
          </table:table-cell>
          <table:table-cell office:value-type="float" office:value="21367.301" calcext:value-type="float">
            <text:p><text:s text:c="2"/>21 367</text:p>
          </table:table-cell>
          <table:table-cell office:value-type="float" office:value="20979.388" calcext:value-type="float">
            <text:p><text:s text:c="2"/>20 979</text:p>
          </table:table-cell>
          <table:table-cell office:value-type="float" office:value="20347.372" calcext:value-type="float">
            <text:p><text:s text:c="2"/>20 347</text:p>
          </table:table-cell>
          <table:table-cell office:value-type="float" office:value="19294.169" calcext:value-type="float">
            <text:p><text:s text:c="2"/>19 294</text:p>
          </table:table-cell>
          <table:table-cell office:value-type="float" office:value="17971.141" calcext:value-type="float">
            <text:p><text:s text:c="2"/>17 971</text:p>
          </table:table-cell>
          <table:table-cell office:value-type="float" office:value="16712.807" calcext:value-type="float">
            <text:p><text:s text:c="2"/>16 713</text:p>
          </table:table-cell>
          <table:table-cell office:value-type="float" office:value="15459.62" calcext:value-type="float">
            <text:p><text:s text:c="2"/>15 460</text:p>
          </table:table-cell>
          <table:table-cell office:value-type="float" office:value="14235.149" calcext:value-type="float">
            <text:p><text:s text:c="2"/>14 235</text:p>
          </table:table-cell>
          <table:table-cell office:value-type="float" office:value="13087.066" calcext:value-type="float">
            <text:p><text:s text:c="2"/>13 087</text:p>
          </table:table-cell>
          <table:table-cell office:value-type="float" office:value="11993.796" calcext:value-type="float">
            <text:p><text:s text:c="2"/>11 994</text:p>
          </table:table-cell>
          <table:table-cell office:value-type="float" office:value="10894.187" calcext:value-type="float">
            <text:p><text:s text:c="2"/>10 894</text:p>
          </table:table-cell>
          <table:table-cell office:value-type="float" office:value="9810.258" calcext:value-type="float">
            <text:p><text:s text:c="2"/>9 810</text:p>
          </table:table-cell>
          <table:table-cell office:value-type="float" office:value="8751.882" calcext:value-type="float">
            <text:p><text:s text:c="2"/>8 752</text:p>
          </table:table-cell>
          <table:table-cell office:value-type="float" office:value="7721.136" calcext:value-type="float">
            <text:p><text:s text:c="2"/>7 721</text:p>
          </table:table-cell>
          <table:table-cell office:value-type="float" office:value="6730.162" calcext:value-type="float">
            <text:p><text:s text:c="2"/>6 730</text:p>
          </table:table-cell>
          <table:table-cell office:value-type="float" office:value="5785.018" calcext:value-type="float">
            <text:p><text:s text:c="2"/>5 785</text:p>
          </table:table-cell>
          <table:table-cell office:value-type="float" office:value="4879.593" calcext:value-type="float">
            <text:p><text:s text:c="2"/>4 880</text:p>
          </table:table-cell>
          <table:table-cell office:value-type="float" office:value="4081.182" calcext:value-type="float">
            <text:p><text:s text:c="2"/>4 081</text:p>
          </table:table-cell>
          <table:table-cell office:value-type="float" office:value="3422.375" calcext:value-type="float">
            <text:p><text:s text:c="2"/>3 422</text:p>
          </table:table-cell>
          <table:table-cell office:value-type="float" office:value="2874.635" calcext:value-type="float">
            <text:p><text:s text:c="2"/>2 875</text:p>
          </table:table-cell>
          <table:table-cell office:value-type="float" office:value="2363.834" calcext:value-type="float">
            <text:p><text:s text:c="2"/>2 364</text:p>
          </table:table-cell>
          <table:table-cell office:value-type="float" office:value="1915.772" calcext:value-type="float">
            <text:p><text:s text:c="2"/>1 916</text:p>
          </table:table-cell>
          <table:table-cell office:value-type="float" office:value="1541.585" calcext:value-type="float">
            <text:p><text:s text:c="2"/>1 542</text:p>
          </table:table-cell>
          <table:table-cell office:value-type="float" office:value="1219.735" calcext:value-type="float">
            <text:p><text:s text:c="2"/>1 220</text:p>
          </table:table-cell>
          <table:table-cell office:value-type="float" office:value="942.942999999999" calcext:value-type="float">
            <text:p><text:s text:c="3"/>943</text:p>
          </table:table-cell>
          <table:table-cell office:value-type="float" office:value="693.61" calcext:value-type="float">
            <text:p><text:s text:c="3"/>694</text:p>
          </table:table-cell>
          <table:table-cell office:value-type="float" office:value="533.977" calcext:value-type="float">
            <text:p><text:s text:c="3"/>534</text:p>
          </table:table-cell>
          <table:table-cell office:value-type="float" office:value="435.88" calcext:value-type="float">
            <text:p><text:s text:c="3"/>436</text:p>
          </table:table-cell>
          <table:table-cell office:value-type="float" office:value="321.21" calcext:value-type="float">
            <text:p><text:s text:c="3"/>321</text:p>
          </table:table-cell>
          <table:table-cell office:value-type="float" office:value="189.974" calcext:value-type="float">
            <text:p><text:s text:c="3"/>190</text:p>
          </table:table-cell>
          <table:table-cell office:value-type="float" office:value="122.948" calcext:value-type="float">
            <text:p><text:s text:c="3"/>123</text:p>
          </table:table-cell>
          <table:table-cell office:value-type="float" office:value="96.239" calcext:value-type="float">
            <text:p><text:s text:c="3"/>96</text:p>
          </table:table-cell>
          <table:table-cell office:value-type="float" office:value="66.772" calcext:value-type="float">
            <text:p><text:s text:c="3"/>67</text:p>
          </table:table-cell>
          <table:table-cell office:value-type="float" office:value="34.549" calcext:value-type="float">
            <text:p><text:s text:c="3"/>35</text:p>
          </table:table-cell>
          <table:table-cell office:value-type="float" office:value="48.875" calcext:value-type="float">
            <text:p><text:s text:c="3"/>4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office:value-type="float" office:value="116575.506" calcext:value-type="float">
            <text:p><text:s text:c="2"/>116 576</text:p>
          </table:table-cell>
          <table:table-cell office:value-type="float" office:value="113759.652" calcext:value-type="float">
            <text:p><text:s text:c="2"/>113 760</text:p>
          </table:table-cell>
          <table:table-cell office:value-type="float" office:value="110225.36" calcext:value-type="float">
            <text:p><text:s text:c="2"/>110 225</text:p>
          </table:table-cell>
          <table:table-cell office:value-type="float" office:value="109031.935" calcext:value-type="float">
            <text:p><text:s text:c="2"/>109 032</text:p>
          </table:table-cell>
          <table:table-cell office:value-type="float" office:value="108090.274" calcext:value-type="float">
            <text:p><text:s text:c="2"/>108 090</text:p>
          </table:table-cell>
          <table:table-cell office:value-type="float" office:value="107343.693" calcext:value-type="float">
            <text:p><text:s text:c="2"/>107 344</text:p>
          </table:table-cell>
          <table:table-cell office:value-type="float" office:value="106735.585" calcext:value-type="float">
            <text:p><text:s text:c="2"/>106 736</text:p>
          </table:table-cell>
          <table:table-cell office:value-type="float" office:value="106245.409" calcext:value-type="float">
            <text:p><text:s text:c="2"/>106 245</text:p>
          </table:table-cell>
          <table:table-cell office:value-type="float" office:value="105852.635" calcext:value-type="float">
            <text:p><text:s text:c="2"/>105 853</text:p>
          </table:table-cell>
          <table:table-cell office:value-type="float" office:value="105320.18" calcext:value-type="float">
            <text:p><text:s text:c="2"/>105 320</text:p>
          </table:table-cell>
          <table:table-cell office:value-type="float" office:value="104519.262" calcext:value-type="float">
            <text:p><text:s text:c="2"/>104 519</text:p>
          </table:table-cell>
          <table:table-cell office:value-type="float" office:value="103501.512" calcext:value-type="float">
            <text:p><text:s text:c="2"/>103 502</text:p>
          </table:table-cell>
          <table:table-cell office:value-type="float" office:value="102479.624" calcext:value-type="float">
            <text:p><text:s text:c="2"/>102 480</text:p>
          </table:table-cell>
          <table:table-cell office:value-type="float" office:value="101449.831" calcext:value-type="float">
            <text:p><text:s text:c="2"/>101 450</text:p>
          </table:table-cell>
          <table:table-cell office:value-type="float" office:value="100091.464" calcext:value-type="float">
            <text:p><text:s text:c="2"/>100 091</text:p>
          </table:table-cell>
          <table:table-cell office:value-type="float" office:value="98278.3730000001" calcext:value-type="float">
            <text:p><text:s text:c="2"/>98 278</text:p>
          </table:table-cell>
          <table:table-cell office:value-type="float" office:value="96148.465" calcext:value-type="float">
            <text:p><text:s text:c="2"/>96 148</text:p>
          </table:table-cell>
          <table:table-cell office:value-type="float" office:value="94002.148" calcext:value-type="float">
            <text:p><text:s text:c="2"/>94 002</text:p>
          </table:table-cell>
          <table:table-cell office:value-type="float" office:value="91823.006" calcext:value-type="float">
            <text:p><text:s text:c="2"/>91 823</text:p>
          </table:table-cell>
          <table:table-cell office:value-type="float" office:value="89569.863" calcext:value-type="float">
            <text:p><text:s text:c="2"/>89 570</text:p>
          </table:table-cell>
          <table:table-cell office:value-type="float" office:value="87266.725" calcext:value-type="float">
            <text:p><text:s text:c="2"/>87 267</text:p>
          </table:table-cell>
          <table:table-cell office:value-type="float" office:value="84958.233" calcext:value-type="float">
            <text:p><text:s text:c="2"/>84 958</text:p>
          </table:table-cell>
          <table:table-cell office:value-type="float" office:value="82579.923" calcext:value-type="float">
            <text:p><text:s text:c="2"/>82 580</text:p>
          </table:table-cell>
          <table:table-cell office:value-type="float" office:value="80042.417" calcext:value-type="float">
            <text:p><text:s text:c="2"/>80 042</text:p>
          </table:table-cell>
          <table:table-cell office:value-type="float" office:value="77985.9539999999" calcext:value-type="float">
            <text:p><text:s text:c="2"/>77 986</text:p>
          </table:table-cell>
          <table:table-cell office:value-type="float" office:value="76690.117" calcext:value-type="float">
            <text:p><text:s text:c="2"/>76 690</text:p>
          </table:table-cell>
          <table:table-cell office:value-type="float" office:value="75826.555" calcext:value-type="float">
            <text:p><text:s text:c="2"/>75 827</text:p>
          </table:table-cell>
          <table:table-cell office:value-type="float" office:value="74870.911" calcext:value-type="float">
            <text:p><text:s text:c="2"/>74 871</text:p>
          </table:table-cell>
          <table:table-cell office:value-type="float" office:value="74028.437" calcext:value-type="float">
            <text:p><text:s text:c="2"/>74 028</text:p>
          </table:table-cell>
          <table:table-cell office:value-type="float" office:value="72491.518" calcext:value-type="float">
            <text:p><text:s text:c="2"/>72 492</text:p>
          </table:table-cell>
          <table:table-cell office:value-type="float" office:value="69837.3660000001" calcext:value-type="float">
            <text:p><text:s text:c="2"/>69 837</text:p>
          </table:table-cell>
          <table:table-cell office:value-type="float" office:value="66487.226" calcext:value-type="float">
            <text:p><text:s text:c="2"/>66 487</text:p>
          </table:table-cell>
          <table:table-cell office:value-type="float" office:value="63320.996" calcext:value-type="float">
            <text:p><text:s text:c="2"/>63 321</text:p>
          </table:table-cell>
          <table:table-cell office:value-type="float" office:value="60205.778" calcext:value-type="float">
            <text:p><text:s text:c="2"/>60 206</text:p>
          </table:table-cell>
          <table:table-cell office:value-type="float" office:value="57294.901" calcext:value-type="float">
            <text:p><text:s text:c="2"/>57 295</text:p>
          </table:table-cell>
          <table:table-cell office:value-type="float" office:value="54767.376" calcext:value-type="float">
            <text:p><text:s text:c="2"/>54 767</text:p>
          </table:table-cell>
          <table:table-cell office:value-type="float" office:value="52563.72" calcext:value-type="float">
            <text:p><text:s text:c="2"/>52 564</text:p>
          </table:table-cell>
          <table:table-cell office:value-type="float" office:value="50357.075" calcext:value-type="float">
            <text:p><text:s text:c="2"/>50 357</text:p>
          </table:table-cell>
          <table:table-cell office:value-type="float" office:value="48106.8" calcext:value-type="float">
            <text:p><text:s text:c="2"/>48 107</text:p>
          </table:table-cell>
          <table:table-cell office:value-type="float" office:value="46517.901" calcext:value-type="float">
            <text:p><text:s text:c="2"/>46 518</text:p>
          </table:table-cell>
          <table:table-cell office:value-type="float" office:value="45874.862" calcext:value-type="float">
            <text:p><text:s text:c="2"/>45 875</text:p>
          </table:table-cell>
          <table:table-cell office:value-type="float" office:value="45840.758" calcext:value-type="float">
            <text:p><text:s text:c="2"/>45 841</text:p>
          </table:table-cell>
          <table:table-cell office:value-type="float" office:value="45824.903" calcext:value-type="float">
            <text:p><text:s text:c="2"/>45 825</text:p>
          </table:table-cell>
          <table:table-cell office:value-type="float" office:value="45982.24" calcext:value-type="float">
            <text:p><text:s text:c="2"/>45 982</text:p>
          </table:table-cell>
          <table:table-cell office:value-type="float" office:value="45753.435" calcext:value-type="float">
            <text:p><text:s text:c="2"/>45 753</text:p>
          </table:table-cell>
          <table:table-cell office:value-type="float" office:value="44811.998" calcext:value-type="float">
            <text:p><text:s text:c="2"/>44 812</text:p>
          </table:table-cell>
          <table:table-cell office:value-type="float" office:value="43426.719" calcext:value-type="float">
            <text:p><text:s text:c="2"/>43 427</text:p>
          </table:table-cell>
          <table:table-cell office:value-type="float" office:value="42169.6990000001" calcext:value-type="float">
            <text:p><text:s text:c="2"/>42 170</text:p>
          </table:table-cell>
          <table:table-cell office:value-type="float" office:value="40898.634" calcext:value-type="float">
            <text:p><text:s text:c="2"/>40 899</text:p>
          </table:table-cell>
          <table:table-cell office:value-type="float" office:value="39794.766" calcext:value-type="float">
            <text:p><text:s text:c="2"/>39 795</text:p>
          </table:table-cell>
          <table:table-cell office:value-type="float" office:value="38996.682" calcext:value-type="float">
            <text:p><text:s text:c="2"/>38 997</text:p>
          </table:table-cell>
          <table:table-cell office:value-type="float" office:value="38373.287" calcext:value-type="float">
            <text:p><text:s text:c="2"/>38 373</text:p>
          </table:table-cell>
          <table:table-cell office:value-type="float" office:value="37665.817" calcext:value-type="float">
            <text:p><text:s text:c="2"/>37 666</text:p>
          </table:table-cell>
          <table:table-cell office:value-type="float" office:value="36939.041" calcext:value-type="float">
            <text:p><text:s text:c="2"/>36 939</text:p>
          </table:table-cell>
          <table:table-cell office:value-type="float" office:value="36053.197" calcext:value-type="float">
            <text:p><text:s text:c="2"/>36 053</text:p>
          </table:table-cell>
          <table:table-cell office:value-type="float" office:value="34916.897" calcext:value-type="float">
            <text:p><text:s text:c="2"/>34 917</text:p>
          </table:table-cell>
          <table:table-cell office:value-type="float" office:value="33609.178" calcext:value-type="float">
            <text:p><text:s text:c="2"/>33 609</text:p>
          </table:table-cell>
          <table:table-cell office:value-type="float" office:value="32332.104" calcext:value-type="float">
            <text:p><text:s text:c="2"/>32 332</text:p>
          </table:table-cell>
          <table:table-cell office:value-type="float" office:value="31083.213" calcext:value-type="float">
            <text:p><text:s text:c="2"/>31 083</text:p>
          </table:table-cell>
          <table:table-cell office:value-type="float" office:value="29735.448" calcext:value-type="float">
            <text:p><text:s text:c="2"/>29 735</text:p>
          </table:table-cell>
          <table:table-cell office:value-type="float" office:value="28258.137" calcext:value-type="float">
            <text:p><text:s text:c="2"/>28 258</text:p>
          </table:table-cell>
          <table:table-cell office:value-type="float" office:value="26724.414" calcext:value-type="float">
            <text:p><text:s text:c="2"/>26 724</text:p>
          </table:table-cell>
          <table:table-cell office:value-type="float" office:value="25194.013" calcext:value-type="float">
            <text:p><text:s text:c="2"/>25 194</text:p>
          </table:table-cell>
          <table:table-cell office:value-type="float" office:value="23602.057" calcext:value-type="float">
            <text:p><text:s text:c="2"/>23 602</text:p>
          </table:table-cell>
          <table:table-cell office:value-type="float" office:value="22338.129" calcext:value-type="float">
            <text:p><text:s text:c="2"/>22 338</text:p>
          </table:table-cell>
          <table:table-cell office:value-type="float" office:value="21585.373" calcext:value-type="float">
            <text:p><text:s text:c="2"/>21 585</text:p>
          </table:table-cell>
          <table:table-cell office:value-type="float" office:value="21148.148" calcext:value-type="float">
            <text:p><text:s text:c="2"/>21 148</text:p>
          </table:table-cell>
          <table:table-cell office:value-type="float" office:value="20667.85" calcext:value-type="float">
            <text:p><text:s text:c="2"/>20 668</text:p>
          </table:table-cell>
          <table:table-cell office:value-type="float" office:value="20240.306" calcext:value-type="float">
            <text:p><text:s text:c="2"/>20 240</text:p>
          </table:table-cell>
          <table:table-cell office:value-type="float" office:value="19576.035" calcext:value-type="float">
            <text:p><text:s text:c="2"/>19 576</text:p>
          </table:table-cell>
          <table:table-cell office:value-type="float" office:value="18502.445" calcext:value-type="float">
            <text:p><text:s text:c="2"/>18 502</text:p>
          </table:table-cell>
          <table:table-cell office:value-type="float" office:value="17168.116" calcext:value-type="float">
            <text:p><text:s text:c="2"/>17 168</text:p>
          </table:table-cell>
          <table:table-cell office:value-type="float" office:value="15900.56" calcext:value-type="float">
            <text:p><text:s text:c="2"/>15 901</text:p>
          </table:table-cell>
          <table:table-cell office:value-type="float" office:value="14641.953" calcext:value-type="float">
            <text:p><text:s text:c="2"/>14 642</text:p>
          </table:table-cell>
          <table:table-cell office:value-type="float" office:value="13416.716" calcext:value-type="float">
            <text:p><text:s text:c="2"/>13 417</text:p>
          </table:table-cell>
          <table:table-cell office:value-type="float" office:value="12272.331" calcext:value-type="float">
            <text:p><text:s text:c="2"/>12 272</text:p>
          </table:table-cell>
          <table:table-cell office:value-type="float" office:value="11187.848" calcext:value-type="float">
            <text:p><text:s text:c="2"/>11 188</text:p>
          </table:table-cell>
          <table:table-cell office:value-type="float" office:value="10101.601" calcext:value-type="float">
            <text:p><text:s text:c="2"/>10 102</text:p>
          </table:table-cell>
          <table:table-cell office:value-type="float" office:value="9034.15199999999" calcext:value-type="float">
            <text:p><text:s text:c="2"/>9 034</text:p>
          </table:table-cell>
          <table:table-cell office:value-type="float" office:value="8003.172" calcext:value-type="float">
            <text:p><text:s text:c="2"/>8 003</text:p>
          </table:table-cell>
          <table:table-cell office:value-type="float" office:value="7014.1" calcext:value-type="float">
            <text:p><text:s text:c="2"/>7 014</text:p>
          </table:table-cell>
          <table:table-cell office:value-type="float" office:value="6074.734" calcext:value-type="float">
            <text:p><text:s text:c="2"/>6 075</text:p>
          </table:table-cell>
          <table:table-cell office:value-type="float" office:value="5182.727" calcext:value-type="float">
            <text:p><text:s text:c="2"/>5 183</text:p>
          </table:table-cell>
          <table:table-cell office:value-type="float" office:value="4332.663" calcext:value-type="float">
            <text:p><text:s text:c="2"/>4 333</text:p>
          </table:table-cell>
          <table:table-cell office:value-type="float" office:value="3589.869" calcext:value-type="float">
            <text:p><text:s text:c="2"/>3 590</text:p>
          </table:table-cell>
          <table:table-cell office:value-type="float" office:value="2984.902" calcext:value-type="float">
            <text:p><text:s text:c="2"/>2 985</text:p>
          </table:table-cell>
          <table:table-cell office:value-type="float" office:value="2489.197" calcext:value-type="float">
            <text:p><text:s text:c="2"/>2 489</text:p>
          </table:table-cell>
          <table:table-cell office:value-type="float" office:value="2023.13" calcext:value-type="float">
            <text:p><text:s text:c="2"/>2 023</text:p>
          </table:table-cell>
          <table:table-cell office:value-type="float" office:value="1630.745" calcext:value-type="float">
            <text:p><text:s text:c="2"/>1 631</text:p>
          </table:table-cell>
          <table:table-cell office:value-type="float" office:value="1315.535" calcext:value-type="float">
            <text:p><text:s text:c="2"/>1 316</text:p>
          </table:table-cell>
          <table:table-cell office:value-type="float" office:value="1033.859" calcext:value-type="float">
            <text:p><text:s text:c="2"/>1 034</text:p>
          </table:table-cell>
          <table:table-cell office:value-type="float" office:value="780.309" calcext:value-type="float">
            <text:p><text:s text:c="3"/>780</text:p>
          </table:table-cell>
          <table:table-cell office:value-type="float" office:value="566.687" calcext:value-type="float">
            <text:p><text:s text:c="3"/>567</text:p>
          </table:table-cell>
          <table:table-cell office:value-type="float" office:value="439.662" calcext:value-type="float">
            <text:p><text:s text:c="3"/>440</text:p>
          </table:table-cell>
          <table:table-cell office:value-type="float" office:value="357.769" calcext:value-type="float">
            <text:p><text:s text:c="3"/>358</text:p>
          </table:table-cell>
          <table:table-cell office:value-type="float" office:value="262.496" calcext:value-type="float">
            <text:p><text:s text:c="3"/>262</text:p>
          </table:table-cell>
          <table:table-cell office:value-type="float" office:value="153.84" calcext:value-type="float">
            <text:p><text:s text:c="3"/>154</text:p>
          </table:table-cell>
          <table:table-cell office:value-type="float" office:value="102.894" calcext:value-type="float">
            <text:p><text:s text:c="3"/>103</text:p>
          </table:table-cell>
          <table:table-cell office:value-type="float" office:value="71.523" calcext:value-type="float">
            <text:p><text:s text:c="3"/>72</text:p>
          </table:table-cell>
          <table:table-cell office:value-type="float" office:value="37.132" calcext:value-type="float">
            <text:p><text:s text:c="3"/>37</text:p>
          </table:table-cell>
          <table:table-cell office:value-type="float" office:value="52.813" calcext:value-type="float">
            <text:p><text:s text:c="3"/>5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83" calcext:value-type="float">
            <text:p>1983</text:p>
          </table:table-cell>
          <table:table-cell office:value-type="float" office:value="120133.301" calcext:value-type="float">
            <text:p><text:s text:c="2"/>120 133</text:p>
          </table:table-cell>
          <table:table-cell office:value-type="float" office:value="116187.259" calcext:value-type="float">
            <text:p><text:s text:c="2"/>116 187</text:p>
          </table:table-cell>
          <table:table-cell office:value-type="float" office:value="113000.384" calcext:value-type="float">
            <text:p><text:s text:c="2"/>113 000</text:p>
          </table:table-cell>
          <table:table-cell office:value-type="float" office:value="109668.387" calcext:value-type="float">
            <text:p><text:s text:c="2"/>109 668</text:p>
          </table:table-cell>
          <table:table-cell office:value-type="float" office:value="108369.546" calcext:value-type="float">
            <text:p><text:s text:c="2"/>108 370</text:p>
          </table:table-cell>
          <table:table-cell office:value-type="float" office:value="107400.398" calcext:value-type="float">
            <text:p><text:s text:c="2"/>107 400</text:p>
          </table:table-cell>
          <table:table-cell office:value-type="float" office:value="106688.781" calcext:value-type="float">
            <text:p><text:s text:c="2"/>106 689</text:p>
          </table:table-cell>
          <table:table-cell office:value-type="float" office:value="106162.516" calcext:value-type="float">
            <text:p><text:s text:c="2"/>106 163</text:p>
          </table:table-cell>
          <table:table-cell office:value-type="float" office:value="105803.502" calcext:value-type="float">
            <text:p><text:s text:c="2"/>105 804</text:p>
          </table:table-cell>
          <table:table-cell office:value-type="float" office:value="105593.648" calcext:value-type="float">
            <text:p><text:s text:c="2"/>105 594</text:p>
          </table:table-cell>
          <table:table-cell office:value-type="float" office:value="105190.455" calcext:value-type="float">
            <text:p><text:s text:c="2"/>105 190</text:p>
          </table:table-cell>
          <table:table-cell office:value-type="float" office:value="104413.597" calcext:value-type="float">
            <text:p><text:s text:c="2"/>104 414</text:p>
          </table:table-cell>
          <table:table-cell office:value-type="float" office:value="103353.119" calcext:value-type="float">
            <text:p><text:s text:c="2"/>103 353</text:p>
          </table:table-cell>
          <table:table-cell office:value-type="float" office:value="102312.833" calcext:value-type="float">
            <text:p><text:s text:c="2"/>102 313</text:p>
          </table:table-cell>
          <table:table-cell office:value-type="float" office:value="101272.101" calcext:value-type="float">
            <text:p><text:s text:c="2"/>101 272</text:p>
          </table:table-cell>
          <table:table-cell office:value-type="float" office:value="99900.945" calcext:value-type="float">
            <text:p><text:s text:c="2"/>99 901</text:p>
          </table:table-cell>
          <table:table-cell office:value-type="float" office:value="98078.088" calcext:value-type="float">
            <text:p><text:s text:c="2"/>98 078</text:p>
          </table:table-cell>
          <table:table-cell office:value-type="float" office:value="95940.159" calcext:value-type="float">
            <text:p><text:s text:c="2"/>95 940</text:p>
          </table:table-cell>
          <table:table-cell office:value-type="float" office:value="93780.855" calcext:value-type="float">
            <text:p><text:s text:c="2"/>93 781</text:p>
          </table:table-cell>
          <table:table-cell office:value-type="float" office:value="91584.483" calcext:value-type="float">
            <text:p><text:s text:c="2"/>91 584</text:p>
          </table:table-cell>
          <table:table-cell office:value-type="float" office:value="89320.917" calcext:value-type="float">
            <text:p><text:s text:c="2"/>89 321</text:p>
          </table:table-cell>
          <table:table-cell office:value-type="float" office:value="87018.8429999999" calcext:value-type="float">
            <text:p><text:s text:c="2"/>87 019</text:p>
          </table:table-cell>
          <table:table-cell office:value-type="float" office:value="84718.934" calcext:value-type="float">
            <text:p><text:s text:c="2"/>84 719</text:p>
          </table:table-cell>
          <table:table-cell office:value-type="float" office:value="82347.791" calcext:value-type="float">
            <text:p><text:s text:c="2"/>82 348</text:p>
          </table:table-cell>
          <table:table-cell office:value-type="float" office:value="79817.661" calcext:value-type="float">
            <text:p><text:s text:c="2"/>79 818</text:p>
          </table:table-cell>
          <table:table-cell office:value-type="float" office:value="77768.167" calcext:value-type="float">
            <text:p><text:s text:c="2"/>77 768</text:p>
          </table:table-cell>
          <table:table-cell office:value-type="float" office:value="76477.639" calcext:value-type="float">
            <text:p><text:s text:c="2"/>76 478</text:p>
          </table:table-cell>
          <table:table-cell office:value-type="float" office:value="75618.241" calcext:value-type="float">
            <text:p><text:s text:c="2"/>75 618</text:p>
          </table:table-cell>
          <table:table-cell office:value-type="float" office:value="74667.4999999999" calcext:value-type="float">
            <text:p><text:s text:c="2"/>74 667</text:p>
          </table:table-cell>
          <table:table-cell office:value-type="float" office:value="73830.338" calcext:value-type="float">
            <text:p><text:s text:c="2"/>73 830</text:p>
          </table:table-cell>
          <table:table-cell office:value-type="float" office:value="72297.371" calcext:value-type="float">
            <text:p><text:s text:c="2"/>72 297</text:p>
          </table:table-cell>
          <table:table-cell office:value-type="float" office:value="69645.087" calcext:value-type="float">
            <text:p><text:s text:c="2"/>69 645</text:p>
          </table:table-cell>
          <table:table-cell office:value-type="float" office:value="66295.286" calcext:value-type="float">
            <text:p><text:s text:c="2"/>66 295</text:p>
          </table:table-cell>
          <table:table-cell office:value-type="float" office:value="63128.784" calcext:value-type="float">
            <text:p><text:s text:c="2"/>63 129</text:p>
          </table:table-cell>
          <table:table-cell office:value-type="float" office:value="60012.024" calcext:value-type="float">
            <text:p><text:s text:c="2"/>60 012</text:p>
          </table:table-cell>
          <table:table-cell office:value-type="float" office:value="57100.479" calcext:value-type="float">
            <text:p><text:s text:c="2"/>57 100</text:p>
          </table:table-cell>
          <table:table-cell office:value-type="float" office:value="54574.193" calcext:value-type="float">
            <text:p><text:s text:c="2"/>54 574</text:p>
          </table:table-cell>
          <table:table-cell office:value-type="float" office:value="52372.327" calcext:value-type="float">
            <text:p><text:s text:c="2"/>52 372</text:p>
          </table:table-cell>
          <table:table-cell office:value-type="float" office:value="50166.285" calcext:value-type="float">
            <text:p><text:s text:c="2"/>50 166</text:p>
          </table:table-cell>
          <table:table-cell office:value-type="float" office:value="47916.482" calcext:value-type="float">
            <text:p><text:s text:c="2"/>47 916</text:p>
          </table:table-cell>
          <table:table-cell office:value-type="float" office:value="46322.98" calcext:value-type="float">
            <text:p><text:s text:c="2"/>46 323</text:p>
          </table:table-cell>
          <table:table-cell office:value-type="float" office:value="45667.852" calcext:value-type="float">
            <text:p><text:s text:c="2"/>45 668</text:p>
          </table:table-cell>
          <table:table-cell office:value-type="float" office:value="45616.814" calcext:value-type="float">
            <text:p><text:s text:c="2"/>45 617</text:p>
          </table:table-cell>
          <table:table-cell office:value-type="float" office:value="45583.758" calcext:value-type="float">
            <text:p><text:s text:c="2"/>45 584</text:p>
          </table:table-cell>
          <table:table-cell office:value-type="float" office:value="45722.231" calcext:value-type="float">
            <text:p><text:s text:c="2"/>45 722</text:p>
          </table:table-cell>
          <table:table-cell office:value-type="float" office:value="45477.486" calcext:value-type="float">
            <text:p><text:s text:c="2"/>45 477</text:p>
          </table:table-cell>
          <table:table-cell office:value-type="float" office:value="44525.619" calcext:value-type="float">
            <text:p><text:s text:c="2"/>44 526</text:p>
          </table:table-cell>
          <table:table-cell office:value-type="float" office:value="43133.066" calcext:value-type="float">
            <text:p><text:s text:c="2"/>43 133</text:p>
          </table:table-cell>
          <table:table-cell office:value-type="float" office:value="41867.176" calcext:value-type="float">
            <text:p><text:s text:c="2"/>41 867</text:p>
          </table:table-cell>
          <table:table-cell office:value-type="float" office:value="40586.96" calcext:value-type="float">
            <text:p><text:s text:c="2"/>40 587</text:p>
          </table:table-cell>
          <table:table-cell office:value-type="float" office:value="39470.835" calcext:value-type="float">
            <text:p><text:s text:c="2"/>39 471</text:p>
          </table:table-cell>
          <table:table-cell office:value-type="float" office:value="38655.578" calcext:value-type="float">
            <text:p><text:s text:c="2"/>38 656</text:p>
          </table:table-cell>
          <table:table-cell office:value-type="float" office:value="38011.815" calcext:value-type="float">
            <text:p><text:s text:c="2"/>38 012</text:p>
          </table:table-cell>
          <table:table-cell office:value-type="float" office:value="37284.251" calcext:value-type="float">
            <text:p><text:s text:c="2"/>37 284</text:p>
          </table:table-cell>
          <table:table-cell office:value-type="float" office:value="36537.048" calcext:value-type="float">
            <text:p><text:s text:c="2"/>36 537</text:p>
          </table:table-cell>
          <table:table-cell office:value-type="float" office:value="35631.171" calcext:value-type="float">
            <text:p><text:s text:c="2"/>35 631</text:p>
          </table:table-cell>
          <table:table-cell office:value-type="float" office:value="34475.868" calcext:value-type="float">
            <text:p><text:s text:c="2"/>34 476</text:p>
          </table:table-cell>
          <table:table-cell office:value-type="float" office:value="33149.866" calcext:value-type="float">
            <text:p><text:s text:c="2"/>33 150</text:p>
          </table:table-cell>
          <table:table-cell office:value-type="float" office:value="31853.417" calcext:value-type="float">
            <text:p><text:s text:c="2"/>31 853</text:p>
          </table:table-cell>
          <table:table-cell office:value-type="float" office:value="30583.527" calcext:value-type="float">
            <text:p><text:s text:c="2"/>30 584</text:p>
          </table:table-cell>
          <table:table-cell office:value-type="float" office:value="29217.582" calcext:value-type="float">
            <text:p><text:s text:c="2"/>29 218</text:p>
          </table:table-cell>
          <table:table-cell office:value-type="float" office:value="27726.628" calcext:value-type="float">
            <text:p><text:s text:c="2"/>27 727</text:p>
          </table:table-cell>
          <table:table-cell office:value-type="float" office:value="26181.464" calcext:value-type="float">
            <text:p><text:s text:c="2"/>26 181</text:p>
          </table:table-cell>
          <table:table-cell office:value-type="float" office:value="24639.176" calcext:value-type="float">
            <text:p><text:s text:c="2"/>24 639</text:p>
          </table:table-cell>
          <table:table-cell office:value-type="float" office:value="23037.33" calcext:value-type="float">
            <text:p><text:s text:c="2"/>23 037</text:p>
          </table:table-cell>
          <table:table-cell office:value-type="float" office:value="21753.889" calcext:value-type="float">
            <text:p><text:s text:c="2"/>21 754</text:p>
          </table:table-cell>
          <table:table-cell office:value-type="float" office:value="20966.519" calcext:value-type="float">
            <text:p><text:s text:c="2"/>20 967</text:p>
          </table:table-cell>
          <table:table-cell office:value-type="float" office:value="20485.899" calcext:value-type="float">
            <text:p><text:s text:c="2"/>20 486</text:p>
          </table:table-cell>
          <table:table-cell office:value-type="float" office:value="19965.229" calcext:value-type="float">
            <text:p><text:s text:c="2"/>19 965</text:p>
          </table:table-cell>
          <table:table-cell office:value-type="float" office:value="19498.136" calcext:value-type="float">
            <text:p><text:s text:c="2"/>19 498</text:p>
          </table:table-cell>
          <table:table-cell office:value-type="float" office:value="18801.728" calcext:value-type="float">
            <text:p><text:s text:c="2"/>18 802</text:p>
          </table:table-cell>
          <table:table-cell office:value-type="float" office:value="17707.959" calcext:value-type="float">
            <text:p><text:s text:c="2"/>17 708</text:p>
          </table:table-cell>
          <table:table-cell office:value-type="float" office:value="16362.565" calcext:value-type="float">
            <text:p><text:s text:c="2"/>16 363</text:p>
          </table:table-cell>
          <table:table-cell office:value-type="float" office:value="15086.039" calcext:value-type="float">
            <text:p><text:s text:c="2"/>15 086</text:p>
          </table:table-cell>
          <table:table-cell office:value-type="float" office:value="13822.226" calcext:value-type="float">
            <text:p><text:s text:c="2"/>13 822</text:p>
          </table:table-cell>
          <table:table-cell office:value-type="float" office:value="12596.445" calcext:value-type="float">
            <text:p><text:s text:c="2"/>12 596</text:p>
          </table:table-cell>
          <table:table-cell office:value-type="float" office:value="11455.976" calcext:value-type="float">
            <text:p><text:s text:c="2"/>11 456</text:p>
          </table:table-cell>
          <table:table-cell office:value-type="float" office:value="10380.422" calcext:value-type="float">
            <text:p><text:s text:c="2"/>10 380</text:p>
          </table:table-cell>
          <table:table-cell office:value-type="float" office:value="9307.654" calcext:value-type="float">
            <text:p><text:s text:c="2"/>9 308</text:p>
          </table:table-cell>
          <table:table-cell office:value-type="float" office:value="8256.862" calcext:value-type="float">
            <text:p><text:s text:c="2"/>8 257</text:p>
          </table:table-cell>
          <table:table-cell office:value-type="float" office:value="7253.427" calcext:value-type="float">
            <text:p><text:s text:c="2"/>7 253</text:p>
          </table:table-cell>
          <table:table-cell office:value-type="float" office:value="6306.155" calcext:value-type="float">
            <text:p><text:s text:c="2"/>6 306</text:p>
          </table:table-cell>
          <table:table-cell office:value-type="float" office:value="5418.549" calcext:value-type="float">
            <text:p><text:s text:c="2"/>5 419</text:p>
          </table:table-cell>
          <table:table-cell office:value-type="float" office:value="4579.764" calcext:value-type="float">
            <text:p><text:s text:c="2"/>4 580</text:p>
          </table:table-cell>
          <table:table-cell office:value-type="float" office:value="3785.179" calcext:value-type="float">
            <text:p><text:s text:c="2"/>3 785</text:p>
          </table:table-cell>
          <table:table-cell office:value-type="float" office:value="3098.169" calcext:value-type="float">
            <text:p><text:s text:c="2"/>3 098</text:p>
          </table:table-cell>
          <table:table-cell office:value-type="float" office:value="2547.066" calcext:value-type="float">
            <text:p><text:s text:c="2"/>2 547</text:p>
          </table:table-cell>
          <table:table-cell office:value-type="float" office:value="2103.459" calcext:value-type="float">
            <text:p><text:s text:c="2"/>2 103</text:p>
          </table:table-cell>
          <table:table-cell office:value-type="float" office:value="1682.172" calcext:value-type="float">
            <text:p><text:s text:c="2"/>1 682</text:p>
          </table:table-cell>
          <table:table-cell office:value-type="float" office:value="1345.501" calcext:value-type="float">
            <text:p><text:s text:c="2"/>1 346</text:p>
          </table:table-cell>
          <table:table-cell office:value-type="float" office:value="1089.261" calcext:value-type="float">
            <text:p><text:s text:c="2"/>1 089</text:p>
          </table:table-cell>
          <table:table-cell office:value-type="float" office:value="847.823" calcext:value-type="float">
            <text:p><text:s text:c="3"/>848</text:p>
          </table:table-cell>
          <table:table-cell office:value-type="float" office:value="617.571" calcext:value-type="float">
            <text:p><text:s text:c="3"/>618</text:p>
          </table:table-cell>
          <table:table-cell office:value-type="float" office:value="439.714" calcext:value-type="float">
            <text:p><text:s text:c="3"/>440</text:p>
          </table:table-cell>
          <table:table-cell office:value-type="float" office:value="345.263" calcext:value-type="float">
            <text:p><text:s text:c="3"/>345</text:p>
          </table:table-cell>
          <table:table-cell office:value-type="float" office:value="279.615" calcext:value-type="float">
            <text:p><text:s text:c="3"/>280</text:p>
          </table:table-cell>
          <table:table-cell office:value-type="float" office:value="203.757" calcext:value-type="float">
            <text:p><text:s text:c="3"/>204</text:p>
          </table:table-cell>
          <table:table-cell office:value-type="float" office:value="117.677" calcext:value-type="float">
            <text:p><text:s text:c="3"/>118</text:p>
          </table:table-cell>
          <table:table-cell office:value-type="float" office:value="76.444" calcext:value-type="float">
            <text:p><text:s text:c="3"/>76</text:p>
          </table:table-cell>
          <table:table-cell office:value-type="float" office:value="39.824" calcext:value-type="float">
            <text:p><text:s text:c="3"/>40</text:p>
          </table:table-cell>
          <table:table-cell office:value-type="float" office:value="57.045" calcext:value-type="float">
            <text:p><text:s text:c="3"/>5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office:value-type="float" office:value="123765.644" calcext:value-type="float">
            <text:p><text:s text:c="2"/>123 766</text:p>
          </table:table-cell>
          <table:table-cell office:value-type="float" office:value="118866.595" calcext:value-type="float">
            <text:p><text:s text:c="2"/>118 867</text:p>
          </table:table-cell>
          <table:table-cell office:value-type="float" office:value="114900.349" calcext:value-type="float">
            <text:p><text:s text:c="2"/>114 900</text:p>
          </table:table-cell>
          <table:table-cell office:value-type="float" office:value="111765.393" calcext:value-type="float">
            <text:p><text:s text:c="2"/>111 765</text:p>
          </table:table-cell>
          <table:table-cell office:value-type="float" office:value="109142.387" calcext:value-type="float">
            <text:p><text:s text:c="2"/>109 142</text:p>
          </table:table-cell>
          <table:table-cell office:value-type="float" office:value="107738.493" calcext:value-type="float">
            <text:p><text:s text:c="2"/>107 738</text:p>
          </table:table-cell>
          <table:table-cell office:value-type="float" office:value="106742.265" calcext:value-type="float">
            <text:p><text:s text:c="2"/>106 742</text:p>
          </table:table-cell>
          <table:table-cell office:value-type="float" office:value="106065.944" calcext:value-type="float">
            <text:p><text:s text:c="2"/>106 066</text:p>
          </table:table-cell>
          <table:table-cell office:value-type="float" office:value="105621.829" calcext:value-type="float">
            <text:p><text:s text:c="2"/>105 622</text:p>
          </table:table-cell>
          <table:table-cell office:value-type="float" office:value="105394.222" calcext:value-type="float">
            <text:p><text:s text:c="2"/>105 394</text:p>
          </table:table-cell>
          <table:table-cell office:value-type="float" office:value="105367.443" calcext:value-type="float">
            <text:p><text:s text:c="2"/>105 367</text:p>
          </table:table-cell>
          <table:table-cell office:value-type="float" office:value="105093.566" calcext:value-type="float">
            <text:p><text:s text:c="2"/>105 094</text:p>
          </table:table-cell>
          <table:table-cell office:value-type="float" office:value="104340.783" calcext:value-type="float">
            <text:p><text:s text:c="2"/>104 341</text:p>
          </table:table-cell>
          <table:table-cell office:value-type="float" office:value="103237.484" calcext:value-type="float">
            <text:p><text:s text:c="2"/>103 237</text:p>
          </table:table-cell>
          <table:table-cell office:value-type="float" office:value="102178.558" calcext:value-type="float">
            <text:p><text:s text:c="2"/>102 179</text:p>
          </table:table-cell>
          <table:table-cell office:value-type="float" office:value="101126.695" calcext:value-type="float">
            <text:p><text:s text:c="2"/>101 127</text:p>
          </table:table-cell>
          <table:table-cell office:value-type="float" office:value="99742.226" calcext:value-type="float">
            <text:p><text:s text:c="2"/>99 742</text:p>
          </table:table-cell>
          <table:table-cell office:value-type="float" office:value="97908.787" calcext:value-type="float">
            <text:p><text:s text:c="2"/>97 909</text:p>
          </table:table-cell>
          <table:table-cell office:value-type="float" office:value="95761.7899999999" calcext:value-type="float">
            <text:p><text:s text:c="2"/>95 762</text:p>
          </table:table-cell>
          <table:table-cell office:value-type="float" office:value="93588.4160000001" calcext:value-type="float">
            <text:p><text:s text:c="2"/>93 588</text:p>
          </table:table-cell>
          <table:table-cell office:value-type="float" office:value="91373.689" calcext:value-type="float">
            <text:p><text:s text:c="2"/>91 374</text:p>
          </table:table-cell>
          <table:table-cell office:value-type="float" office:value="89098.614" calcext:value-type="float">
            <text:p><text:s text:c="2"/>89 099</text:p>
          </table:table-cell>
          <table:table-cell office:value-type="float" office:value="86796.599" calcext:value-type="float">
            <text:p><text:s text:c="2"/>86 797</text:p>
          </table:table-cell>
          <table:table-cell office:value-type="float" office:value="84504.2710000001" calcext:value-type="float">
            <text:p><text:s text:c="2"/>84 504</text:p>
          </table:table-cell>
          <table:table-cell office:value-type="float" office:value="82139.326" calcext:value-type="float">
            <text:p><text:s text:c="2"/>82 139</text:p>
          </table:table-cell>
          <table:table-cell office:value-type="float" office:value="79615.5" calcext:value-type="float">
            <text:p><text:s text:c="2"/>79 616</text:p>
          </table:table-cell>
          <table:table-cell office:value-type="float" office:value="77572.196" calcext:value-type="float">
            <text:p><text:s text:c="2"/>77 572</text:p>
          </table:table-cell>
          <table:table-cell office:value-type="float" office:value="76286.6670000001" calcext:value-type="float">
            <text:p><text:s text:c="2"/>76 287</text:p>
          </table:table-cell>
          <table:table-cell office:value-type="float" office:value="75431.416" calcext:value-type="float">
            <text:p><text:s text:c="2"/>75 431</text:p>
          </table:table-cell>
          <table:table-cell office:value-type="float" office:value="74485.497" calcext:value-type="float">
            <text:p><text:s text:c="2"/>74 485</text:p>
          </table:table-cell>
          <table:table-cell office:value-type="float" office:value="73653.666" calcext:value-type="float">
            <text:p><text:s text:c="2"/>73 654</text:p>
          </table:table-cell>
          <table:table-cell office:value-type="float" office:value="72124.311" calcext:value-type="float">
            <text:p><text:s text:c="2"/>72 124</text:p>
          </table:table-cell>
          <table:table-cell office:value-type="float" office:value="69473.028" calcext:value-type="float">
            <text:p><text:s text:c="2"/>69 473</text:p>
          </table:table-cell>
          <table:table-cell office:value-type="float" office:value="66122.411" calcext:value-type="float">
            <text:p><text:s text:c="2"/>66 122</text:p>
          </table:table-cell>
          <table:table-cell office:value-type="float" office:value="62954.522" calcext:value-type="float">
            <text:p><text:s text:c="2"/>62 955</text:p>
          </table:table-cell>
          <table:table-cell office:value-type="float" office:value="59835.111" calcext:value-type="float">
            <text:p><text:s text:c="2"/>59 835</text:p>
          </table:table-cell>
          <table:table-cell office:value-type="float" office:value="56921.939" calcext:value-type="float">
            <text:p><text:s text:c="2"/>56 922</text:p>
          </table:table-cell>
          <table:table-cell office:value-type="float" office:value="54396.177" calcext:value-type="float">
            <text:p><text:s text:c="2"/>54 396</text:p>
          </table:table-cell>
          <table:table-cell office:value-type="float" office:value="52195.552" calcext:value-type="float">
            <text:p><text:s text:c="2"/>52 196</text:p>
          </table:table-cell>
          <table:table-cell office:value-type="float" office:value="49989.529" calcext:value-type="float">
            <text:p><text:s text:c="2"/>49 990</text:p>
          </table:table-cell>
          <table:table-cell office:value-type="float" office:value="47739.609" calcext:value-type="float">
            <text:p><text:s text:c="2"/>47 740</text:p>
          </table:table-cell>
          <table:table-cell office:value-type="float" office:value="46141.063" calcext:value-type="float">
            <text:p><text:s text:c="2"/>46 141</text:p>
          </table:table-cell>
          <table:table-cell office:value-type="float" office:value="45473.645" calcext:value-type="float">
            <text:p><text:s text:c="2"/>45 474</text:p>
          </table:table-cell>
          <table:table-cell office:value-type="float" office:value="45405.561" calcext:value-type="float">
            <text:p><text:s text:c="2"/>45 406</text:p>
          </table:table-cell>
          <table:table-cell office:value-type="float" office:value="45355.187" calcext:value-type="float">
            <text:p><text:s text:c="2"/>45 355</text:p>
          </table:table-cell>
          <table:table-cell office:value-type="float" office:value="45474.774" calcext:value-type="float">
            <text:p><text:s text:c="2"/>45 475</text:p>
          </table:table-cell>
          <table:table-cell office:value-type="float" office:value="45213.946" calcext:value-type="float">
            <text:p><text:s text:c="2"/>45 214</text:p>
          </table:table-cell>
          <table:table-cell office:value-type="float" office:value="44251.364" calcext:value-type="float">
            <text:p><text:s text:c="2"/>44 251</text:p>
          </table:table-cell>
          <table:table-cell office:value-type="float" office:value="42851.107" calcext:value-type="float">
            <text:p><text:s text:c="2"/>42 851</text:p>
          </table:table-cell>
          <table:table-cell office:value-type="float" office:value="41575.991" calcext:value-type="float">
            <text:p><text:s text:c="2"/>41 576</text:p>
          </table:table-cell>
          <table:table-cell office:value-type="float" office:value="40286.29" calcext:value-type="float">
            <text:p><text:s text:c="2"/>40 286</text:p>
          </table:table-cell>
          <table:table-cell office:value-type="float" office:value="39157.541" calcext:value-type="float">
            <text:p><text:s text:c="2"/>39 158</text:p>
          </table:table-cell>
          <table:table-cell office:value-type="float" office:value="38324.799" calcext:value-type="float">
            <text:p><text:s text:c="2"/>38 325</text:p>
          </table:table-cell>
          <table:table-cell office:value-type="float" office:value="37660.277" calcext:value-type="float">
            <text:p><text:s text:c="2"/>37 660</text:p>
          </table:table-cell>
          <table:table-cell office:value-type="float" office:value="36912.284" calcext:value-type="float">
            <text:p><text:s text:c="2"/>36 912</text:p>
          </table:table-cell>
          <table:table-cell office:value-type="float" office:value="36144.34" calcext:value-type="float">
            <text:p><text:s text:c="2"/>36 144</text:p>
          </table:table-cell>
          <table:table-cell office:value-type="float" office:value="35218.043" calcext:value-type="float">
            <text:p><text:s text:c="2"/>35 218</text:p>
          </table:table-cell>
          <table:table-cell office:value-type="float" office:value="34043.387" calcext:value-type="float">
            <text:p><text:s text:c="2"/>34 043</text:p>
          </table:table-cell>
          <table:table-cell office:value-type="float" office:value="32698.713" calcext:value-type="float">
            <text:p><text:s text:c="2"/>32 699</text:p>
          </table:table-cell>
          <table:table-cell office:value-type="float" office:value="31382.557" calcext:value-type="float">
            <text:p><text:s text:c="2"/>31 383</text:p>
          </table:table-cell>
          <table:table-cell office:value-type="float" office:value="30091.278" calcext:value-type="float">
            <text:p><text:s text:c="2"/>30 091</text:p>
          </table:table-cell>
          <table:table-cell office:value-type="float" office:value="28706.819" calcext:value-type="float">
            <text:p><text:s text:c="2"/>28 707</text:p>
          </table:table-cell>
          <table:table-cell office:value-type="float" office:value="27201.992" calcext:value-type="float">
            <text:p><text:s text:c="2"/>27 202</text:p>
          </table:table-cell>
          <table:table-cell office:value-type="float" office:value="25645.099" calcext:value-type="float">
            <text:p><text:s text:c="2"/>25 645</text:p>
          </table:table-cell>
          <table:table-cell office:value-type="float" office:value="24090.671" calcext:value-type="float">
            <text:p><text:s text:c="2"/>24 091</text:p>
          </table:table-cell>
          <table:table-cell office:value-type="float" office:value="22478.713" calcext:value-type="float">
            <text:p><text:s text:c="2"/>22 479</text:p>
          </table:table-cell>
          <table:table-cell office:value-type="float" office:value="21175.474" calcext:value-type="float">
            <text:p><text:s text:c="2"/>21 175</text:p>
          </table:table-cell>
          <table:table-cell office:value-type="float" office:value="20353.211" calcext:value-type="float">
            <text:p><text:s text:c="2"/>20 353</text:p>
          </table:table-cell>
          <table:table-cell office:value-type="float" office:value="19828.87" calcext:value-type="float">
            <text:p><text:s text:c="2"/>19 829</text:p>
          </table:table-cell>
          <table:table-cell office:value-type="float" office:value="19267.537" calcext:value-type="float">
            <text:p><text:s text:c="2"/>19 268</text:p>
          </table:table-cell>
          <table:table-cell office:value-type="float" office:value="18760.634" calcext:value-type="float">
            <text:p><text:s text:c="2"/>18 761</text:p>
          </table:table-cell>
          <table:table-cell office:value-type="float" office:value="18031.789" calcext:value-type="float">
            <text:p><text:s text:c="2"/>18 032</text:p>
          </table:table-cell>
          <table:table-cell office:value-type="float" office:value="16917.516" calcext:value-type="float">
            <text:p><text:s text:c="2"/>16 918</text:p>
          </table:table-cell>
          <table:table-cell office:value-type="float" office:value="15560.754" calcext:value-type="float">
            <text:p><text:s text:c="2"/>15 561</text:p>
          </table:table-cell>
          <table:table-cell office:value-type="float" office:value="14274.888" calcext:value-type="float">
            <text:p><text:s text:c="2"/>14 275</text:p>
          </table:table-cell>
          <table:table-cell office:value-type="float" office:value="13005.62" calcext:value-type="float">
            <text:p><text:s text:c="2"/>13 006</text:p>
          </table:table-cell>
          <table:table-cell office:value-type="float" office:value="11778.993" calcext:value-type="float">
            <text:p><text:s text:c="2"/>11 779</text:p>
          </table:table-cell>
          <table:table-cell office:value-type="float" office:value="10642.149" calcext:value-type="float">
            <text:p><text:s text:c="2"/>10 642</text:p>
          </table:table-cell>
          <table:table-cell office:value-type="float" office:value="9575.25" calcext:value-type="float">
            <text:p><text:s text:c="2"/>9 575</text:p>
          </table:table-cell>
          <table:table-cell office:value-type="float" office:value="8515.73200000001" calcext:value-type="float">
            <text:p><text:s text:c="2"/>8 516</text:p>
          </table:table-cell>
          <table:table-cell office:value-type="float" office:value="7481.335" calcext:value-type="float">
            <text:p><text:s text:c="2"/>7 481</text:p>
          </table:table-cell>
          <table:table-cell office:value-type="float" office:value="6505.246" calcext:value-type="float">
            <text:p><text:s text:c="2"/>6 505</text:p>
          </table:table-cell>
          <table:table-cell office:value-type="float" office:value="5599.565" calcext:value-type="float">
            <text:p><text:s text:c="2"/>5 600</text:p>
          </table:table-cell>
          <table:table-cell office:value-type="float" office:value="4763.516" calcext:value-type="float">
            <text:p><text:s text:c="2"/>4 764</text:p>
          </table:table-cell>
          <table:table-cell office:value-type="float" office:value="3977.806" calcext:value-type="float">
            <text:p><text:s text:c="2"/>3 978</text:p>
          </table:table-cell>
          <table:table-cell office:value-type="float" office:value="3238.509" calcext:value-type="float">
            <text:p><text:s text:c="2"/>3 239</text:p>
          </table:table-cell>
          <table:table-cell office:value-type="float" office:value="2607.103" calcext:value-type="float">
            <text:p><text:s text:c="2"/>2 607</text:p>
          </table:table-cell>
          <table:table-cell office:value-type="float" office:value="2109.761" calcext:value-type="float">
            <text:p><text:s text:c="2"/>2 110</text:p>
          </table:table-cell>
          <table:table-cell office:value-type="float" office:value="1718.161" calcext:value-type="float">
            <text:p><text:s text:c="2"/>1 718</text:p>
          </table:table-cell>
          <table:table-cell office:value-type="float" office:value="1341.556" calcext:value-type="float">
            <text:p><text:s text:c="2"/>1 342</text:p>
          </table:table-cell>
          <table:table-cell office:value-type="float" office:value="1060.518" calcext:value-type="float">
            <text:p><text:s text:c="2"/>1 061</text:p>
          </table:table-cell>
          <table:table-cell office:value-type="float" office:value="863.215" calcext:value-type="float">
            <text:p><text:s text:c="3"/>863</text:p>
          </table:table-cell>
          <table:table-cell office:value-type="float" office:value="661.972" calcext:value-type="float">
            <text:p><text:s text:c="3"/>662</text:p>
          </table:table-cell>
          <table:table-cell office:value-type="float" office:value="454.952" calcext:value-type="float">
            <text:p><text:s text:c="3"/>455</text:p>
          </table:table-cell>
          <table:table-cell office:value-type="float" office:value="312.81" calcext:value-type="float">
            <text:p><text:s text:c="3"/>313</text:p>
          </table:table-cell>
          <table:table-cell office:value-type="float" office:value="250.937" calcext:value-type="float">
            <text:p><text:s text:c="3"/>251</text:p>
          </table:table-cell>
          <table:table-cell office:value-type="float" office:value="201.512" calcext:value-type="float">
            <text:p><text:s text:c="3"/>202</text:p>
          </table:table-cell>
          <table:table-cell office:value-type="float" office:value="145.039" calcext:value-type="float">
            <text:p><text:s text:c="3"/>145</text:p>
          </table:table-cell>
          <table:table-cell office:value-type="float" office:value="81.523" calcext:value-type="float">
            <text:p><text:s text:c="3"/>82</text:p>
          </table:table-cell>
          <table:table-cell office:value-type="float" office:value="42.613" calcext:value-type="float">
            <text:p><text:s text:c="3"/>43</text:p>
          </table:table-cell>
          <table:table-cell office:value-type="float" office:value="61.511" calcext:value-type="float">
            <text:p><text:s text:c="3"/>6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85" calcext:value-type="float">
            <text:p>1985</text:p>
          </table:table-cell>
          <table:table-cell office:value-type="float" office:value="127100.481" calcext:value-type="float">
            <text:p><text:s text:c="2"/>127 100</text:p>
          </table:table-cell>
          <table:table-cell office:value-type="float" office:value="121612.055" calcext:value-type="float">
            <text:p><text:s text:c="2"/>121 612</text:p>
          </table:table-cell>
          <table:table-cell office:value-type="float" office:value="117126.35" calcext:value-type="float">
            <text:p><text:s text:c="2"/>117 126</text:p>
          </table:table-cell>
          <table:table-cell office:value-type="float" office:value="113539.96" calcext:value-type="float">
            <text:p><text:s text:c="2"/>113 540</text:p>
          </table:table-cell>
          <table:table-cell office:value-type="float" office:value="110749.493" calcext:value-type="float">
            <text:p><text:s text:c="2"/>110 749</text:p>
          </table:table-cell>
          <table:table-cell office:value-type="float" office:value="108651.604" calcext:value-type="float">
            <text:p><text:s text:c="2"/>108 652</text:p>
          </table:table-cell>
          <table:table-cell office:value-type="float" office:value="107142.966" calcext:value-type="float">
            <text:p><text:s text:c="2"/>107 143</text:p>
          </table:table-cell>
          <table:table-cell office:value-type="float" office:value="106120.172" calcext:value-type="float">
            <text:p><text:s text:c="2"/>106 120</text:p>
          </table:table-cell>
          <table:table-cell office:value-type="float" office:value="105479.907" calcext:value-type="float">
            <text:p><text:s text:c="2"/>105 480</text:p>
          </table:table-cell>
          <table:table-cell office:value-type="float" office:value="105118.788" calcext:value-type="float">
            <text:p><text:s text:c="2"/>105 119</text:p>
          </table:table-cell>
          <table:table-cell office:value-type="float" office:value="105023.569" calcext:value-type="float">
            <text:p><text:s text:c="2"/>105 024</text:p>
          </table:table-cell>
          <table:table-cell office:value-type="float" office:value="105180.968" calcext:value-type="float">
            <text:p><text:s text:c="2"/>105 181</text:p>
          </table:table-cell>
          <table:table-cell office:value-type="float" office:value="105037.185" calcext:value-type="float">
            <text:p><text:s text:c="2"/>105 037</text:p>
          </table:table-cell>
          <table:table-cell office:value-type="float" office:value="104308.702" calcext:value-type="float">
            <text:p><text:s text:c="2"/>104 309</text:p>
          </table:table-cell>
          <table:table-cell office:value-type="float" office:value="103162.427" calcext:value-type="float">
            <text:p><text:s text:c="2"/>103 162</text:p>
          </table:table-cell>
          <table:table-cell office:value-type="float" office:value="102084.747" calcext:value-type="float">
            <text:p><text:s text:c="2"/>102 085</text:p>
          </table:table-cell>
          <table:table-cell office:value-type="float" office:value="101021.516" calcext:value-type="float">
            <text:p><text:s text:c="2"/>101 022</text:p>
          </table:table-cell>
          <table:table-cell office:value-type="float" office:value="99623.2760000001" calcext:value-type="float">
            <text:p><text:s text:c="2"/>99 623</text:p>
          </table:table-cell>
          <table:table-cell office:value-type="float" office:value="97778.2960000001" calcext:value-type="float">
            <text:p><text:s text:c="2"/>97 778</text:p>
          </table:table-cell>
          <table:table-cell office:value-type="float" office:value="95621.006" calcext:value-type="float">
            <text:p><text:s text:c="2"/>95 621</text:p>
          </table:table-cell>
          <table:table-cell office:value-type="float" office:value="93432.374" calcext:value-type="float">
            <text:p><text:s text:c="2"/>93 432</text:p>
          </table:table-cell>
          <table:table-cell office:value-type="float" office:value="91197.989" calcext:value-type="float">
            <text:p><text:s text:c="2"/>91 198</text:p>
          </table:table-cell>
          <table:table-cell office:value-type="float" office:value="88910.1430000001" calcext:value-type="float">
            <text:p><text:s text:c="2"/>88 910</text:p>
          </table:table-cell>
          <table:table-cell office:value-type="float" office:value="86607.007" calcext:value-type="float">
            <text:p><text:s text:c="2"/>86 607</text:p>
          </table:table-cell>
          <table:table-cell office:value-type="float" office:value="84321.19" calcext:value-type="float">
            <text:p><text:s text:c="2"/>84 321</text:p>
          </table:table-cell>
          <table:table-cell office:value-type="float" office:value="81961.307" calcext:value-type="float">
            <text:p><text:s text:c="2"/>81 961</text:p>
          </table:table-cell>
          <table:table-cell office:value-type="float" office:value="79442.56" calcext:value-type="float">
            <text:p><text:s text:c="2"/>79 443</text:p>
          </table:table-cell>
          <table:table-cell office:value-type="float" office:value="77404.593" calcext:value-type="float">
            <text:p><text:s text:c="2"/>77 405</text:p>
          </table:table-cell>
          <table:table-cell office:value-type="float" office:value="76123.794" calcext:value-type="float">
            <text:p><text:s text:c="2"/>76 124</text:p>
          </table:table-cell>
          <table:table-cell office:value-type="float" office:value="75272.77" calcext:value-type="float">
            <text:p><text:s text:c="2"/>75 273</text:p>
          </table:table-cell>
          <table:table-cell office:value-type="float" office:value="74331.705" calcext:value-type="float">
            <text:p><text:s text:c="2"/>74 332</text:p>
          </table:table-cell>
          <table:table-cell office:value-type="float" office:value="73505.332" calcext:value-type="float">
            <text:p><text:s text:c="2"/>73 505</text:p>
          </table:table-cell>
          <table:table-cell office:value-type="float" office:value="71979.277" calcext:value-type="float">
            <text:p><text:s text:c="2"/>71 979</text:p>
          </table:table-cell>
          <table:table-cell office:value-type="float" office:value="69327.956" calcext:value-type="float">
            <text:p><text:s text:c="2"/>69 328</text:p>
          </table:table-cell>
          <table:table-cell office:value-type="float" office:value="65975.018" calcext:value-type="float">
            <text:p><text:s text:c="2"/>65 975</text:p>
          </table:table-cell>
          <table:table-cell office:value-type="float" office:value="62804.374" calcext:value-type="float">
            <text:p><text:s text:c="2"/>62 804</text:p>
          </table:table-cell>
          <table:table-cell office:value-type="float" office:value="59680.958" calcext:value-type="float">
            <text:p><text:s text:c="2"/>59 681</text:p>
          </table:table-cell>
          <table:table-cell office:value-type="float" office:value="56764.891" calcext:value-type="float">
            <text:p><text:s text:c="2"/>56 765</text:p>
          </table:table-cell>
          <table:table-cell office:value-type="float" office:value="54238.571" calcext:value-type="float">
            <text:p><text:s text:c="2"/>54 239</text:p>
          </table:table-cell>
          <table:table-cell office:value-type="float" office:value="52038.297" calcext:value-type="float">
            <text:p><text:s text:c="2"/>52 038</text:p>
          </table:table-cell>
          <table:table-cell office:value-type="float" office:value="49831.369" calcext:value-type="float">
            <text:p><text:s text:c="2"/>49 831</text:p>
          </table:table-cell>
          <table:table-cell office:value-type="float" office:value="47580.349" calcext:value-type="float">
            <text:p><text:s text:c="2"/>47 580</text:p>
          </table:table-cell>
          <table:table-cell office:value-type="float" office:value="45976.123" calcext:value-type="float">
            <text:p><text:s text:c="2"/>45 976</text:p>
          </table:table-cell>
          <table:table-cell office:value-type="float" office:value="45296.181" calcext:value-type="float">
            <text:p><text:s text:c="2"/>45 296</text:p>
          </table:table-cell>
          <table:table-cell office:value-type="float" office:value="45211.112" calcext:value-type="float">
            <text:p><text:s text:c="2"/>45 211</text:p>
          </table:table-cell>
          <table:table-cell office:value-type="float" office:value="45143.516" calcext:value-type="float">
            <text:p><text:s text:c="2"/>45 144</text:p>
          </table:table-cell>
          <table:table-cell office:value-type="float" office:value="45244.327" calcext:value-type="float">
            <text:p><text:s text:c="2"/>45 244</text:p>
          </table:table-cell>
          <table:table-cell office:value-type="float" office:value="44967.374" calcext:value-type="float">
            <text:p><text:s text:c="2"/>44 967</text:p>
          </table:table-cell>
          <table:table-cell office:value-type="float" office:value="43993.663" calcext:value-type="float">
            <text:p><text:s text:c="2"/>43 994</text:p>
          </table:table-cell>
          <table:table-cell office:value-type="float" office:value="42585.069" calcext:value-type="float">
            <text:p><text:s text:c="2"/>42 585</text:p>
          </table:table-cell>
          <table:table-cell office:value-type="float" office:value="41300.148" calcext:value-type="float">
            <text:p><text:s text:c="2"/>41 300</text:p>
          </table:table-cell>
          <table:table-cell office:value-type="float" office:value="40000.344" calcext:value-type="float">
            <text:p><text:s text:c="2"/>40 000</text:p>
          </table:table-cell>
          <table:table-cell office:value-type="float" office:value="38858.453" calcext:value-type="float">
            <text:p><text:s text:c="2"/>38 858</text:p>
          </table:table-cell>
          <table:table-cell office:value-type="float" office:value="38007.805" calcext:value-type="float">
            <text:p><text:s text:c="2"/>38 008</text:p>
          </table:table-cell>
          <table:table-cell office:value-type="float" office:value="37322.235" calcext:value-type="float">
            <text:p><text:s text:c="2"/>37 322</text:p>
          </table:table-cell>
          <table:table-cell office:value-type="float" office:value="36553.439" calcext:value-type="float">
            <text:p><text:s text:c="2"/>36 553</text:p>
          </table:table-cell>
          <table:table-cell office:value-type="float" office:value="35764.388" calcext:value-type="float">
            <text:p><text:s text:c="2"/>35 764</text:p>
          </table:table-cell>
          <table:table-cell office:value-type="float" office:value="34817.247" calcext:value-type="float">
            <text:p><text:s text:c="2"/>34 817</text:p>
          </table:table-cell>
          <table:table-cell office:value-type="float" office:value="33622.689" calcext:value-type="float">
            <text:p><text:s text:c="2"/>33 623</text:p>
          </table:table-cell>
          <table:table-cell office:value-type="float" office:value="32258.788" calcext:value-type="float">
            <text:p><text:s text:c="2"/>32 259</text:p>
          </table:table-cell>
          <table:table-cell office:value-type="float" office:value="30922.3" calcext:value-type="float">
            <text:p><text:s text:c="2"/>30 922</text:p>
          </table:table-cell>
          <table:table-cell office:value-type="float" office:value="29609.075" calcext:value-type="float">
            <text:p><text:s text:c="2"/>29 609</text:p>
          </table:table-cell>
          <table:table-cell office:value-type="float" office:value="28205.553" calcext:value-type="float">
            <text:p><text:s text:c="2"/>28 206</text:p>
          </table:table-cell>
          <table:table-cell office:value-type="float" office:value="26686.397" calcext:value-type="float">
            <text:p><text:s text:c="2"/>26 686</text:p>
          </table:table-cell>
          <table:table-cell office:value-type="float" office:value="25117.383" calcext:value-type="float">
            <text:p><text:s text:c="2"/>25 117</text:p>
          </table:table-cell>
          <table:table-cell office:value-type="float" office:value="23550.433" calcext:value-type="float">
            <text:p><text:s text:c="2"/>23 550</text:p>
          </table:table-cell>
          <table:table-cell office:value-type="float" office:value="21927.94" calcext:value-type="float">
            <text:p><text:s text:c="2"/>21 928</text:p>
          </table:table-cell>
          <table:table-cell office:value-type="float" office:value="20604.537" calcext:value-type="float">
            <text:p><text:s text:c="2"/>20 605</text:p>
          </table:table-cell>
          <table:table-cell office:value-type="float" office:value="19746.988" calcext:value-type="float">
            <text:p><text:s text:c="2"/>19 747</text:p>
          </table:table-cell>
          <table:table-cell office:value-type="float" office:value="19178.546" calcext:value-type="float">
            <text:p><text:s text:c="2"/>19 179</text:p>
          </table:table-cell>
          <table:table-cell office:value-type="float" office:value="18576.182" calcext:value-type="float">
            <text:p><text:s text:c="2"/>18 576</text:p>
          </table:table-cell>
          <table:table-cell office:value-type="float" office:value="18029.043" calcext:value-type="float">
            <text:p><text:s text:c="2"/>18 029</text:p>
          </table:table-cell>
          <table:table-cell office:value-type="float" office:value="17267.405" calcext:value-type="float">
            <text:p><text:s text:c="2"/>17 267</text:p>
          </table:table-cell>
          <table:table-cell office:value-type="float" office:value="16132.198" calcext:value-type="float">
            <text:p><text:s text:c="2"/>16 132</text:p>
          </table:table-cell>
          <table:table-cell office:value-type="float" office:value="14763.589" calcext:value-type="float">
            <text:p><text:s text:c="2"/>14 764</text:p>
          </table:table-cell>
          <table:table-cell office:value-type="float" office:value="13467.988" calcext:value-type="float">
            <text:p><text:s text:c="2"/>13 468</text:p>
          </table:table-cell>
          <table:table-cell office:value-type="float" office:value="12192.78" calcext:value-type="float">
            <text:p><text:s text:c="2"/>12 193</text:p>
          </table:table-cell>
          <table:table-cell office:value-type="float" office:value="10964.88" calcext:value-type="float">
            <text:p><text:s text:c="2"/>10 965</text:p>
          </table:table-cell>
          <table:table-cell office:value-type="float" office:value="9831.286" calcext:value-type="float">
            <text:p><text:s text:c="2"/>9 831</text:p>
          </table:table-cell>
          <table:table-cell office:value-type="float" office:value="8772.735" calcext:value-type="float">
            <text:p><text:s text:c="2"/>8 773</text:p>
          </table:table-cell>
          <table:table-cell office:value-type="float" office:value="7726.122" calcext:value-type="float">
            <text:p><text:s text:c="2"/>7 726</text:p>
          </table:table-cell>
          <table:table-cell office:value-type="float" office:value="6707.813" calcext:value-type="float">
            <text:p><text:s text:c="2"/>6 708</text:p>
          </table:table-cell>
          <table:table-cell office:value-type="float" office:value="5758.763" calcext:value-type="float">
            <text:p><text:s text:c="2"/>5 759</text:p>
          </table:table-cell>
          <table:table-cell office:value-type="float" office:value="4894.401" calcext:value-type="float">
            <text:p><text:s text:c="2"/>4 894</text:p>
          </table:table-cell>
          <table:table-cell office:value-type="float" office:value="4109.691" calcext:value-type="float">
            <text:p><text:s text:c="2"/>4 110</text:p>
          </table:table-cell>
          <table:table-cell office:value-type="float" office:value="3376.819" calcext:value-type="float">
            <text:p><text:s text:c="2"/>3 377</text:p>
          </table:table-cell>
          <table:table-cell office:value-type="float" office:value="2692.627" calcext:value-type="float">
            <text:p><text:s text:c="2"/>2 693</text:p>
          </table:table-cell>
          <table:table-cell office:value-type="float" office:value="2116.644" calcext:value-type="float">
            <text:p><text:s text:c="2"/>2 117</text:p>
          </table:table-cell>
          <table:table-cell office:value-type="float" office:value="1672.943" calcext:value-type="float">
            <text:p><text:s text:c="2"/>1 673</text:p>
          </table:table-cell>
          <table:table-cell office:value-type="float" office:value="1333.256" calcext:value-type="float">
            <text:p><text:s text:c="2"/>1 333</text:p>
          </table:table-cell>
          <table:table-cell office:value-type="float" office:value="1001.251" calcext:value-type="float">
            <text:p><text:s text:c="2"/>1 001</text:p>
          </table:table-cell>
          <table:table-cell office:value-type="float" office:value="775.769999999999" calcext:value-type="float">
            <text:p><text:s text:c="3"/>776</text:p>
          </table:table-cell>
          <table:table-cell office:value-type="float" office:value="637.365" calcext:value-type="float">
            <text:p><text:s text:c="3"/>637</text:p>
          </table:table-cell>
          <table:table-cell office:value-type="float" office:value="476.256" calcext:value-type="float">
            <text:p><text:s text:c="3"/>476</text:p>
          </table:table-cell>
          <table:table-cell office:value-type="float" office:value="292.44" calcext:value-type="float">
            <text:p><text:s text:c="3"/>292</text:p>
          </table:table-cell>
          <table:table-cell office:value-type="float" office:value="185.99" calcext:value-type="float">
            <text:p><text:s text:c="3"/>186</text:p>
          </table:table-cell>
          <table:table-cell office:value-type="float" office:value="156.678" calcext:value-type="float">
            <text:p><text:s text:c="3"/>157</text:p>
          </table:table-cell>
          <table:table-cell office:value-type="float" office:value="123.455" calcext:value-type="float">
            <text:p><text:s text:c="3"/>123</text:p>
          </table:table-cell>
          <table:table-cell office:value-type="float" office:value="86.367" calcext:value-type="float">
            <text:p><text:s text:c="3"/>86</text:p>
          </table:table-cell>
          <table:table-cell office:value-type="float" office:value="45.396" calcext:value-type="float">
            <text:p><text:s text:c="3"/>45</text:p>
          </table:table-cell>
          <table:table-cell office:value-type="float" office:value="66.188" calcext:value-type="float">
            <text:p><text:s text:c="3"/>6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86" calcext:value-type="float">
            <text:p>1986</text:p>
          </table:table-cell>
          <table:table-cell office:value-type="float" office:value="129973.335" calcext:value-type="float">
            <text:p><text:s text:c="2"/>129 973</text:p>
          </table:table-cell>
          <table:table-cell office:value-type="float" office:value="125621.994" calcext:value-type="float">
            <text:p><text:s text:c="2"/>125 622</text:p>
          </table:table-cell>
          <table:table-cell office:value-type="float" office:value="120706.729" calcext:value-type="float">
            <text:p><text:s text:c="2"/>120 707</text:p>
          </table:table-cell>
          <table:table-cell office:value-type="float" office:value="116620.767" calcext:value-type="float">
            <text:p><text:s text:c="2"/>116 621</text:p>
          </table:table-cell>
          <table:table-cell office:value-type="float" office:value="113286.664" calcext:value-type="float">
            <text:p><text:s text:c="2"/>113 287</text:p>
          </table:table-cell>
          <table:table-cell office:value-type="float" office:value="110627.07" calcext:value-type="float">
            <text:p><text:s text:c="2"/>110 627</text:p>
          </table:table-cell>
          <table:table-cell office:value-type="float" office:value="108541.519" calcext:value-type="float">
            <text:p><text:s text:c="2"/>108 542</text:p>
          </table:table-cell>
          <table:table-cell office:value-type="float" office:value="106929.515" calcext:value-type="float">
            <text:p><text:s text:c="2"/>106 930</text:p>
          </table:table-cell>
          <table:table-cell office:value-type="float" office:value="105829.08" calcext:value-type="float">
            <text:p><text:s text:c="2"/>105 829</text:p>
          </table:table-cell>
          <table:table-cell office:value-type="float" office:value="105208.99" calcext:value-type="float">
            <text:p><text:s text:c="2"/>105 209</text:p>
          </table:table-cell>
          <table:table-cell office:value-type="float" office:value="104922.614" calcext:value-type="float">
            <text:p><text:s text:c="2"/>104 923</text:p>
          </table:table-cell>
          <table:table-cell office:value-type="float" office:value="104842.63" calcext:value-type="float">
            <text:p><text:s text:c="2"/>104 843</text:p>
          </table:table-cell>
          <table:table-cell office:value-type="float" office:value="104980.153" calcext:value-type="float">
            <text:p><text:s text:c="2"/>104 980</text:p>
          </table:table-cell>
          <table:table-cell office:value-type="float" office:value="104815.219" calcext:value-type="float">
            <text:p><text:s text:c="2"/>104 815</text:p>
          </table:table-cell>
          <table:table-cell office:value-type="float" office:value="104070.348" calcext:value-type="float">
            <text:p><text:s text:c="2"/>104 070</text:p>
          </table:table-cell>
          <table:table-cell office:value-type="float" office:value="102910.615" calcext:value-type="float">
            <text:p><text:s text:c="2"/>102 911</text:p>
          </table:table-cell>
          <table:table-cell office:value-type="float" office:value="101814.278" calcext:value-type="float">
            <text:p><text:s text:c="2"/>101 814</text:p>
          </table:table-cell>
          <table:table-cell office:value-type="float" office:value="100728.53" calcext:value-type="float">
            <text:p><text:s text:c="2"/>100 729</text:p>
          </table:table-cell>
          <table:table-cell office:value-type="float" office:value="99314.7359999999" calcext:value-type="float">
            <text:p><text:s text:c="2"/>99 315</text:p>
          </table:table-cell>
          <table:table-cell office:value-type="float" office:value="97465.673" calcext:value-type="float">
            <text:p><text:s text:c="2"/>97 466</text:p>
          </table:table-cell>
          <table:table-cell office:value-type="float" office:value="95312.331" calcext:value-type="float">
            <text:p><text:s text:c="2"/>95 312</text:p>
          </table:table-cell>
          <table:table-cell office:value-type="float" office:value="93126.6870000001" calcext:value-type="float">
            <text:p><text:s text:c="2"/>93 127</text:p>
          </table:table-cell>
          <table:table-cell office:value-type="float" office:value="90894.9449999999" calcext:value-type="float">
            <text:p><text:s text:c="2"/>90 895</text:p>
          </table:table-cell>
          <table:table-cell office:value-type="float" office:value="88614.373" calcext:value-type="float">
            <text:p><text:s text:c="2"/>88 614</text:p>
          </table:table-cell>
          <table:table-cell office:value-type="float" office:value="86324.344" calcext:value-type="float">
            <text:p><text:s text:c="2"/>86 324</text:p>
          </table:table-cell>
          <table:table-cell office:value-type="float" office:value="84055.011" calcext:value-type="float">
            <text:p><text:s text:c="2"/>84 055</text:p>
          </table:table-cell>
          <table:table-cell office:value-type="float" office:value="81712.01" calcext:value-type="float">
            <text:p><text:s text:c="2"/>81 712</text:p>
          </table:table-cell>
          <table:table-cell office:value-type="float" office:value="79211.942" calcext:value-type="float">
            <text:p><text:s text:c="2"/>79 212</text:p>
          </table:table-cell>
          <table:table-cell office:value-type="float" office:value="77185.685" calcext:value-type="float">
            <text:p><text:s text:c="2"/>77 186</text:p>
          </table:table-cell>
          <table:table-cell office:value-type="float" office:value="75905.101" calcext:value-type="float">
            <text:p><text:s text:c="2"/>75 905</text:p>
          </table:table-cell>
          <table:table-cell office:value-type="float" office:value="75046.972" calcext:value-type="float">
            <text:p><text:s text:c="2"/>75 047</text:p>
          </table:table-cell>
          <table:table-cell office:value-type="float" office:value="74099.626" calcext:value-type="float">
            <text:p><text:s text:c="2"/>74 100</text:p>
          </table:table-cell>
          <table:table-cell office:value-type="float" office:value="73265.546" calcext:value-type="float">
            <text:p><text:s text:c="2"/>73 266</text:p>
          </table:table-cell>
          <table:table-cell office:value-type="float" office:value="71735.3230000001" calcext:value-type="float">
            <text:p><text:s text:c="2"/>71 735</text:p>
          </table:table-cell>
          <table:table-cell office:value-type="float" office:value="69086.479" calcext:value-type="float">
            <text:p><text:s text:c="2"/>69 086</text:p>
          </table:table-cell>
          <table:table-cell office:value-type="float" office:value="65739.778" calcext:value-type="float">
            <text:p><text:s text:c="2"/>65 740</text:p>
          </table:table-cell>
          <table:table-cell office:value-type="float" office:value="62573.246" calcext:value-type="float">
            <text:p><text:s text:c="2"/>62 573</text:p>
          </table:table-cell>
          <table:table-cell office:value-type="float" office:value="59452.949" calcext:value-type="float">
            <text:p><text:s text:c="2"/>59 453</text:p>
          </table:table-cell>
          <table:table-cell office:value-type="float" office:value="56537.349" calcext:value-type="float">
            <text:p><text:s text:c="2"/>56 537</text:p>
          </table:table-cell>
          <table:table-cell office:value-type="float" office:value="54007.321" calcext:value-type="float">
            <text:p><text:s text:c="2"/>54 007</text:p>
          </table:table-cell>
          <table:table-cell office:value-type="float" office:value="51800.18" calcext:value-type="float">
            <text:p><text:s text:c="2"/>51 800</text:p>
          </table:table-cell>
          <table:table-cell office:value-type="float" office:value="49585.987" calcext:value-type="float">
            <text:p><text:s text:c="2"/>49 586</text:p>
          </table:table-cell>
          <table:table-cell office:value-type="float" office:value="47327.105" calcext:value-type="float">
            <text:p><text:s text:c="2"/>47 327</text:p>
          </table:table-cell>
          <table:table-cell office:value-type="float" office:value="45712.524" calcext:value-type="float">
            <text:p><text:s text:c="2"/>45 713</text:p>
          </table:table-cell>
          <table:table-cell office:value-type="float" office:value="45019.218" calcext:value-type="float">
            <text:p><text:s text:c="2"/>45 019</text:p>
          </table:table-cell>
          <table:table-cell office:value-type="float" office:value="44918.585" calcext:value-type="float">
            <text:p><text:s text:c="2"/>44 919</text:p>
          </table:table-cell>
          <table:table-cell office:value-type="float" office:value="44834.344" calcext:value-type="float">
            <text:p><text:s text:c="2"/>44 834</text:p>
          </table:table-cell>
          <table:table-cell office:value-type="float" office:value="44916.738" calcext:value-type="float">
            <text:p><text:s text:c="2"/>44 917</text:p>
          </table:table-cell>
          <table:table-cell office:value-type="float" office:value="44622.84" calcext:value-type="float">
            <text:p><text:s text:c="2"/>44 623</text:p>
          </table:table-cell>
          <table:table-cell office:value-type="float" office:value="43635.123" calcext:value-type="float">
            <text:p><text:s text:c="2"/>43 635</text:p>
          </table:table-cell>
          <table:table-cell office:value-type="float" office:value="42213.905" calcext:value-type="float">
            <text:p><text:s text:c="2"/>42 214</text:p>
          </table:table-cell>
          <table:table-cell office:value-type="float" office:value="40915.083" calcext:value-type="float">
            <text:p><text:s text:c="2"/>40 915</text:p>
          </table:table-cell>
          <table:table-cell office:value-type="float" office:value="39601.252" calcext:value-type="float">
            <text:p><text:s text:c="2"/>39 601</text:p>
          </table:table-cell>
          <table:table-cell office:value-type="float" office:value="38441.351" calcext:value-type="float">
            <text:p><text:s text:c="2"/>38 441</text:p>
          </table:table-cell>
          <table:table-cell office:value-type="float" office:value="37566.683" calcext:value-type="float">
            <text:p><text:s text:c="2"/>37 567</text:p>
          </table:table-cell>
          <table:table-cell office:value-type="float" office:value="36853.2630000001" calcext:value-type="float">
            <text:p><text:s text:c="2"/>36 853</text:p>
          </table:table-cell>
          <table:table-cell office:value-type="float" office:value="36056.942" calcext:value-type="float">
            <text:p><text:s text:c="2"/>36 057</text:p>
          </table:table-cell>
          <table:table-cell office:value-type="float" office:value="35239.917" calcext:value-type="float">
            <text:p><text:s text:c="2"/>35 240</text:p>
          </table:table-cell>
          <table:table-cell office:value-type="float" office:value="34266.375" calcext:value-type="float">
            <text:p><text:s text:c="2"/>34 266</text:p>
          </table:table-cell>
          <table:table-cell office:value-type="float" office:value="33048.467" calcext:value-type="float">
            <text:p><text:s text:c="2"/>33 048</text:p>
          </table:table-cell>
          <table:table-cell office:value-type="float" office:value="31663.315" calcext:value-type="float">
            <text:p><text:s text:c="2"/>31 663</text:p>
          </table:table-cell>
          <table:table-cell office:value-type="float" office:value="30304.853" calcext:value-type="float">
            <text:p><text:s text:c="2"/>30 305</text:p>
          </table:table-cell>
          <table:table-cell office:value-type="float" office:value="28969" calcext:value-type="float">
            <text:p><text:s text:c="2"/>28 969</text:p>
          </table:table-cell>
          <table:table-cell office:value-type="float" office:value="27544.952" calcext:value-type="float">
            <text:p><text:s text:c="2"/>27 545</text:p>
          </table:table-cell>
          <table:table-cell office:value-type="float" office:value="26008.234" calcext:value-type="float">
            <text:p><text:s text:c="2"/>26 008</text:p>
          </table:table-cell>
          <table:table-cell office:value-type="float" office:value="24423.385" calcext:value-type="float">
            <text:p><text:s text:c="2"/>24 423</text:p>
          </table:table-cell>
          <table:table-cell office:value-type="float" office:value="22841.752" calcext:value-type="float">
            <text:p><text:s text:c="2"/>22 842</text:p>
          </table:table-cell>
          <table:table-cell office:value-type="float" office:value="21207.951" calcext:value-type="float">
            <text:p><text:s text:c="2"/>21 208</text:p>
          </table:table-cell>
          <table:table-cell office:value-type="float" office:value="19865.671" calcext:value-type="float">
            <text:p><text:s text:c="2"/>19 866</text:p>
          </table:table-cell>
          <table:table-cell office:value-type="float" office:value="18976.912" calcext:value-type="float">
            <text:p><text:s text:c="2"/>18 977</text:p>
          </table:table-cell>
          <table:table-cell office:value-type="float" office:value="18371.03" calcext:value-type="float">
            <text:p><text:s text:c="2"/>18 371</text:p>
          </table:table-cell>
          <table:table-cell office:value-type="float" office:value="17735.787" calcext:value-type="float">
            <text:p><text:s text:c="2"/>17 736</text:p>
          </table:table-cell>
          <table:table-cell office:value-type="float" office:value="17158.049" calcext:value-type="float">
            <text:p><text:s text:c="2"/>17 158</text:p>
          </table:table-cell>
          <table:table-cell office:value-type="float" office:value="16377.105" calcext:value-type="float">
            <text:p><text:s text:c="2"/>16 377</text:p>
          </table:table-cell>
          <table:table-cell office:value-type="float" office:value="15239.404" calcext:value-type="float">
            <text:p><text:s text:c="2"/>15 239</text:p>
          </table:table-cell>
          <table:table-cell office:value-type="float" office:value="13881.198" calcext:value-type="float">
            <text:p><text:s text:c="2"/>13 881</text:p>
          </table:table-cell>
          <table:table-cell office:value-type="float" office:value="12598.757" calcext:value-type="float">
            <text:p><text:s text:c="2"/>12 599</text:p>
          </table:table-cell>
          <table:table-cell office:value-type="float" office:value="11340.659" calcext:value-type="float">
            <text:p><text:s text:c="2"/>11 341</text:p>
          </table:table-cell>
          <table:table-cell office:value-type="float" office:value="10138.329" calcext:value-type="float">
            <text:p><text:s text:c="2"/>10 138</text:p>
          </table:table-cell>
          <table:table-cell office:value-type="float" office:value="9039.744" calcext:value-type="float">
            <text:p><text:s text:c="2"/>9 040</text:p>
          </table:table-cell>
          <table:table-cell office:value-type="float" office:value="8023.804" calcext:value-type="float">
            <text:p><text:s text:c="2"/>8 024</text:p>
          </table:table-cell>
          <table:table-cell office:value-type="float" office:value="7023.13099999999" calcext:value-type="float">
            <text:p><text:s text:c="2"/>7 023</text:p>
          </table:table-cell>
          <table:table-cell office:value-type="float" office:value="6053.097" calcext:value-type="float">
            <text:p><text:s text:c="2"/>6 053</text:p>
          </table:table-cell>
          <table:table-cell office:value-type="float" office:value="5158.827" calcext:value-type="float">
            <text:p><text:s text:c="2"/>5 159</text:p>
          </table:table-cell>
          <table:table-cell office:value-type="float" office:value="4356.745" calcext:value-type="float">
            <text:p><text:s text:c="2"/>4 357</text:p>
          </table:table-cell>
          <table:table-cell office:value-type="float" office:value="3638.511" calcext:value-type="float">
            <text:p><text:s text:c="2"/>3 639</text:p>
          </table:table-cell>
          <table:table-cell office:value-type="float" office:value="2959.876" calcext:value-type="float">
            <text:p><text:s text:c="2"/>2 960</text:p>
          </table:table-cell>
          <table:table-cell office:value-type="float" office:value="2345.821" calcext:value-type="float">
            <text:p><text:s text:c="2"/>2 346</text:p>
          </table:table-cell>
          <table:table-cell office:value-type="float" office:value="1850.083" calcext:value-type="float">
            <text:p><text:s text:c="2"/>1 850</text:p>
          </table:table-cell>
          <table:table-cell office:value-type="float" office:value="1455.295" calcext:value-type="float">
            <text:p><text:s text:c="2"/>1 455</text:p>
          </table:table-cell>
          <table:table-cell office:value-type="float" office:value="1138.801" calcext:value-type="float">
            <text:p><text:s text:c="2"/>1 139</text:p>
          </table:table-cell>
          <table:table-cell office:value-type="float" office:value="848.107" calcext:value-type="float">
            <text:p><text:s text:c="3"/>848</text:p>
          </table:table-cell>
          <table:table-cell office:value-type="float" office:value="660.393" calcext:value-type="float">
            <text:p><text:s text:c="3"/>660</text:p>
          </table:table-cell>
          <table:table-cell office:value-type="float" office:value="541.319" calcext:value-type="float">
            <text:p><text:s text:c="3"/>541</text:p>
          </table:table-cell>
          <table:table-cell office:value-type="float" office:value="403.134" calcext:value-type="float">
            <text:p><text:s text:c="3"/>403</text:p>
          </table:table-cell>
          <table:table-cell office:value-type="float" office:value="245.851" calcext:value-type="float">
            <text:p><text:s text:c="3"/>246</text:p>
          </table:table-cell>
          <table:table-cell office:value-type="float" office:value="165.053" calcext:value-type="float">
            <text:p><text:s text:c="3"/>165</text:p>
          </table:table-cell>
          <table:table-cell office:value-type="float" office:value="130.204" calcext:value-type="float">
            <text:p><text:s text:c="3"/>130</text:p>
          </table:table-cell>
          <table:table-cell office:value-type="float" office:value="91.25" calcext:value-type="float">
            <text:p><text:s text:c="3"/>91</text:p>
          </table:table-cell>
          <table:table-cell office:value-type="float" office:value="48.21" calcext:value-type="float">
            <text:p><text:s text:c="3"/>48</text:p>
          </table:table-cell>
          <table:table-cell office:value-type="float" office:value="71.042" calcext:value-type="float">
            <text:p><text:s text:c="3"/>7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87" calcext:value-type="float">
            <text:p>1987</text:p>
          </table:table-cell>
          <table:table-cell office:value-type="float" office:value="132619.129" calcext:value-type="float">
            <text:p><text:s text:c="2"/>132 619</text:p>
          </table:table-cell>
          <table:table-cell office:value-type="float" office:value="127067.304" calcext:value-type="float">
            <text:p><text:s text:c="2"/>127 067</text:p>
          </table:table-cell>
          <table:table-cell office:value-type="float" office:value="124221.232" calcext:value-type="float">
            <text:p><text:s text:c="2"/>124 221</text:p>
          </table:table-cell>
          <table:table-cell office:value-type="float" office:value="119873.766" calcext:value-type="float">
            <text:p><text:s text:c="2"/>119 874</text:p>
          </table:table-cell>
          <table:table-cell office:value-type="float" office:value="116183.183" calcext:value-type="float">
            <text:p><text:s text:c="2"/>116 183</text:p>
          </table:table-cell>
          <table:table-cell office:value-type="float" office:value="113097.949" calcext:value-type="float">
            <text:p><text:s text:c="2"/>113 098</text:p>
          </table:table-cell>
          <table:table-cell office:value-type="float" office:value="110566.533" calcext:value-type="float">
            <text:p><text:s text:c="2"/>110 567</text:p>
          </table:table-cell>
          <table:table-cell office:value-type="float" office:value="108491.294" calcext:value-type="float">
            <text:p><text:s text:c="2"/>108 491</text:p>
          </table:table-cell>
          <table:table-cell office:value-type="float" office:value="106774.549" calcext:value-type="float">
            <text:p><text:s text:c="2"/>106 775</text:p>
          </table:table-cell>
          <table:table-cell office:value-type="float" office:value="105595.548" calcext:value-type="float">
            <text:p><text:s text:c="2"/>105 596</text:p>
          </table:table-cell>
          <table:table-cell office:value-type="float" office:value="104995.089" calcext:value-type="float">
            <text:p><text:s text:c="2"/>104 995</text:p>
          </table:table-cell>
          <table:table-cell office:value-type="float" office:value="104783.231" calcext:value-type="float">
            <text:p><text:s text:c="2"/>104 783</text:p>
          </table:table-cell>
          <table:table-cell office:value-type="float" office:value="104718.549" calcext:value-type="float">
            <text:p><text:s text:c="2"/>104 719</text:p>
          </table:table-cell>
          <table:table-cell office:value-type="float" office:value="104836.555" calcext:value-type="float">
            <text:p><text:s text:c="2"/>104 837</text:p>
          </table:table-cell>
          <table:table-cell office:value-type="float" office:value="104650.571" calcext:value-type="float">
            <text:p><text:s text:c="2"/>104 651</text:p>
          </table:table-cell>
          <table:table-cell office:value-type="float" office:value="103888.855" calcext:value-type="float">
            <text:p><text:s text:c="2"/>103 889</text:p>
          </table:table-cell>
          <table:table-cell office:value-type="float" office:value="102714.844" calcext:value-type="float">
            <text:p><text:s text:c="2"/>102 715</text:p>
          </table:table-cell>
          <table:table-cell office:value-type="float" office:value="101599.149" calcext:value-type="float">
            <text:p><text:s text:c="2"/>101 599</text:p>
          </table:table-cell>
          <table:table-cell office:value-type="float" office:value="100490.188" calcext:value-type="float">
            <text:p><text:s text:c="2"/>100 490</text:p>
          </table:table-cell>
          <table:table-cell office:value-type="float" office:value="99060.002" calcext:value-type="float">
            <text:p><text:s text:c="2"/>99 060</text:p>
          </table:table-cell>
          <table:table-cell office:value-type="float" office:value="97205.803" calcext:value-type="float">
            <text:p><text:s text:c="2"/>97 206</text:p>
          </table:table-cell>
          <table:table-cell office:value-type="float" office:value="95055.173" calcext:value-type="float">
            <text:p><text:s text:c="2"/>95 055</text:p>
          </table:table-cell>
          <table:table-cell office:value-type="float" office:value="92871.2750000001" calcext:value-type="float">
            <text:p><text:s text:c="2"/>92 871</text:p>
          </table:table-cell>
          <table:table-cell office:value-type="float" office:value="90640.8579999999" calcext:value-type="float">
            <text:p><text:s text:c="2"/>90 641</text:p>
          </table:table-cell>
          <table:table-cell office:value-type="float" office:value="88366.235" calcext:value-type="float">
            <text:p><text:s text:c="2"/>88 366</text:p>
          </table:table-cell>
          <table:table-cell office:value-type="float" office:value="86088.019" calcext:value-type="float">
            <text:p><text:s text:c="2"/>86 088</text:p>
          </table:table-cell>
          <table:table-cell office:value-type="float" office:value="83833.8780000001" calcext:value-type="float">
            <text:p><text:s text:c="2"/>83 834</text:p>
          </table:table-cell>
          <table:table-cell office:value-type="float" office:value="81506.3869999999" calcext:value-type="float">
            <text:p><text:s text:c="2"/>81 506</text:p>
          </table:table-cell>
          <table:table-cell office:value-type="float" office:value="79023.682" calcext:value-type="float">
            <text:p><text:s text:c="2"/>79 024</text:p>
          </table:table-cell>
          <table:table-cell office:value-type="float" office:value="77007.832" calcext:value-type="float">
            <text:p><text:s text:c="2"/>77 008</text:p>
          </table:table-cell>
          <table:table-cell office:value-type="float" office:value="75726.393" calcext:value-type="float">
            <text:p><text:s text:c="2"/>75 726</text:p>
          </table:table-cell>
          <table:table-cell office:value-type="float" office:value="74860.164" calcext:value-type="float">
            <text:p><text:s text:c="2"/>74 860</text:p>
          </table:table-cell>
          <table:table-cell office:value-type="float" office:value="73905.517" calcext:value-type="float">
            <text:p><text:s text:c="2"/>73 906</text:p>
          </table:table-cell>
          <table:table-cell office:value-type="float" office:value="73062.779" calcext:value-type="float">
            <text:p><text:s text:c="2"/>73 063</text:p>
          </table:table-cell>
          <table:table-cell office:value-type="float" office:value="71527.325" calcext:value-type="float">
            <text:p><text:s text:c="2"/>71 527</text:p>
          </table:table-cell>
          <table:table-cell office:value-type="float" office:value="68879.6680000001" calcext:value-type="float">
            <text:p><text:s text:c="2"/>68 880</text:p>
          </table:table-cell>
          <table:table-cell office:value-type="float" office:value="65537.8119999999" calcext:value-type="float">
            <text:p><text:s text:c="2"/>65 538</text:p>
          </table:table-cell>
          <table:table-cell office:value-type="float" office:value="62374.038" calcext:value-type="float">
            <text:p><text:s text:c="2"/>62 374</text:p>
          </table:table-cell>
          <table:table-cell office:value-type="float" office:value="59255.602" calcext:value-type="float">
            <text:p><text:s text:c="2"/>59 256</text:p>
          </table:table-cell>
          <table:table-cell office:value-type="float" office:value="56339.196" calcext:value-type="float">
            <text:p><text:s text:c="2"/>56 339</text:p>
          </table:table-cell>
          <table:table-cell office:value-type="float" office:value="53804.29" calcext:value-type="float">
            <text:p><text:s text:c="2"/>53 804</text:p>
          </table:table-cell>
          <table:table-cell office:value-type="float" office:value="51589.21" calcext:value-type="float">
            <text:p><text:s text:c="2"/>51 589</text:p>
          </table:table-cell>
          <table:table-cell office:value-type="float" office:value="49366.666" calcext:value-type="float">
            <text:p><text:s text:c="2"/>49 367</text:p>
          </table:table-cell>
          <table:table-cell office:value-type="float" office:value="47098.816" calcext:value-type="float">
            <text:p><text:s text:c="2"/>47 099</text:p>
          </table:table-cell>
          <table:table-cell office:value-type="float" office:value="45473.074" calcext:value-type="float">
            <text:p><text:s text:c="2"/>45 473</text:p>
          </table:table-cell>
          <table:table-cell office:value-type="float" office:value="44765.99" calcext:value-type="float">
            <text:p><text:s text:c="2"/>44 766</text:p>
          </table:table-cell>
          <table:table-cell office:value-type="float" office:value="44649.694" calcext:value-type="float">
            <text:p><text:s text:c="2"/>44 650</text:p>
          </table:table-cell>
          <table:table-cell office:value-type="float" office:value="44548.645" calcext:value-type="float">
            <text:p><text:s text:c="2"/>44 549</text:p>
          </table:table-cell>
          <table:table-cell office:value-type="float" office:value="44612.604" calcext:value-type="float">
            <text:p><text:s text:c="2"/>44 613</text:p>
          </table:table-cell>
          <table:table-cell office:value-type="float" office:value="44301.434" calcext:value-type="float">
            <text:p><text:s text:c="2"/>44 301</text:p>
          </table:table-cell>
          <table:table-cell office:value-type="float" office:value="43299.032" calcext:value-type="float">
            <text:p><text:s text:c="2"/>43 299</text:p>
          </table:table-cell>
          <table:table-cell office:value-type="float" office:value="41864.25" calcext:value-type="float">
            <text:p><text:s text:c="2"/>41 864</text:p>
          </table:table-cell>
          <table:table-cell office:value-type="float" office:value="40550.681" calcext:value-type="float">
            <text:p><text:s text:c="2"/>40 551</text:p>
          </table:table-cell>
          <table:table-cell office:value-type="float" office:value="39221.934" calcext:value-type="float">
            <text:p><text:s text:c="2"/>39 222</text:p>
          </table:table-cell>
          <table:table-cell office:value-type="float" office:value="38043.224" calcext:value-type="float">
            <text:p><text:s text:c="2"/>38 043</text:p>
          </table:table-cell>
          <table:table-cell office:value-type="float" office:value="37143.921" calcext:value-type="float">
            <text:p><text:s text:c="2"/>37 144</text:p>
          </table:table-cell>
          <table:table-cell office:value-type="float" office:value="36402.157" calcext:value-type="float">
            <text:p><text:s text:c="2"/>36 402</text:p>
          </table:table-cell>
          <table:table-cell office:value-type="float" office:value="35577.781" calcext:value-type="float">
            <text:p><text:s text:c="2"/>35 578</text:p>
          </table:table-cell>
          <table:table-cell office:value-type="float" office:value="34732.241" calcext:value-type="float">
            <text:p><text:s text:c="2"/>34 732</text:p>
          </table:table-cell>
          <table:table-cell office:value-type="float" office:value="33731.716" calcext:value-type="float">
            <text:p><text:s text:c="2"/>33 732</text:p>
          </table:table-cell>
          <table:table-cell office:value-type="float" office:value="32489.755" calcext:value-type="float">
            <text:p><text:s text:c="2"/>32 490</text:p>
          </table:table-cell>
          <table:table-cell office:value-type="float" office:value="31082.623" calcext:value-type="float">
            <text:p><text:s text:c="2"/>31 083</text:p>
          </table:table-cell>
          <table:table-cell office:value-type="float" office:value="29701.468" calcext:value-type="float">
            <text:p><text:s text:c="2"/>29 701</text:p>
          </table:table-cell>
          <table:table-cell office:value-type="float" office:value="28342.263" calcext:value-type="float">
            <text:p><text:s text:c="2"/>28 342</text:p>
          </table:table-cell>
          <table:table-cell office:value-type="float" office:value="26896.952" calcext:value-type="float">
            <text:p><text:s text:c="2"/>26 897</text:p>
          </table:table-cell>
          <table:table-cell office:value-type="float" office:value="25342.057" calcext:value-type="float">
            <text:p><text:s text:c="2"/>25 342</text:p>
          </table:table-cell>
          <table:table-cell office:value-type="float" office:value="23740.736" calcext:value-type="float">
            <text:p><text:s text:c="2"/>23 741</text:p>
          </table:table-cell>
          <table:table-cell office:value-type="float" office:value="22143.799" calcext:value-type="float">
            <text:p><text:s text:c="2"/>22 144</text:p>
          </table:table-cell>
          <table:table-cell office:value-type="float" office:value="20498.058" calcext:value-type="float">
            <text:p><text:s text:c="2"/>20 498</text:p>
          </table:table-cell>
          <table:table-cell office:value-type="float" office:value="19136.363" calcext:value-type="float">
            <text:p><text:s text:c="2"/>19 136</text:p>
          </table:table-cell>
          <table:table-cell office:value-type="float" office:value="18215.837" calcext:value-type="float">
            <text:p><text:s text:c="2"/>18 216</text:p>
          </table:table-cell>
          <table:table-cell office:value-type="float" office:value="17571.988" calcext:value-type="float">
            <text:p><text:s text:c="2"/>17 572</text:p>
          </table:table-cell>
          <table:table-cell office:value-type="float" office:value="16903.385" calcext:value-type="float">
            <text:p><text:s text:c="2"/>16 903</text:p>
          </table:table-cell>
          <table:table-cell office:value-type="float" office:value="16294.582" calcext:value-type="float">
            <text:p><text:s text:c="2"/>16 295</text:p>
          </table:table-cell>
          <table:table-cell office:value-type="float" office:value="15493.773" calcext:value-type="float">
            <text:p><text:s text:c="2"/>15 494</text:p>
          </table:table-cell>
          <table:table-cell office:value-type="float" office:value="14353.077" calcext:value-type="float">
            <text:p><text:s text:c="2"/>14 353</text:p>
          </table:table-cell>
          <table:table-cell office:value-type="float" office:value="13004.763" calcext:value-type="float">
            <text:p><text:s text:c="2"/>13 005</text:p>
          </table:table-cell>
          <table:table-cell office:value-type="float" office:value="11734.954" calcext:value-type="float">
            <text:p><text:s text:c="2"/>11 735</text:p>
          </table:table-cell>
          <table:table-cell office:value-type="float" office:value="10493.479" calcext:value-type="float">
            <text:p><text:s text:c="2"/>10 493</text:p>
          </table:table-cell>
          <table:table-cell office:value-type="float" office:value="9316.22499999999" calcext:value-type="float">
            <text:p><text:s text:c="2"/>9 316</text:p>
          </table:table-cell>
          <table:table-cell office:value-type="float" office:value="8252.138" calcext:value-type="float">
            <text:p><text:s text:c="2"/>8 252</text:p>
          </table:table-cell>
          <table:table-cell office:value-type="float" office:value="7278.358" calcext:value-type="float">
            <text:p><text:s text:c="2"/>7 278</text:p>
          </table:table-cell>
          <table:table-cell office:value-type="float" office:value="6323.185" calcext:value-type="float">
            <text:p><text:s text:c="2"/>6 323</text:p>
          </table:table-cell>
          <table:table-cell office:value-type="float" office:value="5400.984" calcext:value-type="float">
            <text:p><text:s text:c="2"/>5 401</text:p>
          </table:table-cell>
          <table:table-cell office:value-type="float" office:value="4561.089" calcext:value-type="float">
            <text:p><text:s text:c="2"/>4 561</text:p>
          </table:table-cell>
          <table:table-cell office:value-type="float" office:value="3820.937" calcext:value-type="float">
            <text:p><text:s text:c="2"/>3 821</text:p>
          </table:table-cell>
          <table:table-cell office:value-type="float" office:value="3168.939" calcext:value-type="float">
            <text:p><text:s text:c="2"/>3 169</text:p>
          </table:table-cell>
          <table:table-cell office:value-type="float" office:value="2544.206" calcext:value-type="float">
            <text:p><text:s text:c="2"/>2 544</text:p>
          </table:table-cell>
          <table:table-cell office:value-type="float" office:value="2000.043" calcext:value-type="float">
            <text:p><text:s text:c="2"/>2 000</text:p>
          </table:table-cell>
          <table:table-cell office:value-type="float" office:value="1584.354" calcext:value-type="float">
            <text:p><text:s text:c="2"/>1 584</text:p>
          </table:table-cell>
          <table:table-cell office:value-type="float" office:value="1238.274" calcext:value-type="float">
            <text:p><text:s text:c="2"/>1 238</text:p>
          </table:table-cell>
          <table:table-cell office:value-type="float" office:value="944.864" calcext:value-type="float">
            <text:p><text:s text:c="3"/>945</text:p>
          </table:table-cell>
          <table:table-cell office:value-type="float" office:value="695.332" calcext:value-type="float">
            <text:p><text:s text:c="3"/>695</text:p>
          </table:table-cell>
          <table:table-cell office:value-type="float" office:value="545.280999999999" calcext:value-type="float">
            <text:p><text:s text:c="3"/>545</text:p>
          </table:table-cell>
          <table:table-cell office:value-type="float" office:value="445.482" calcext:value-type="float">
            <text:p><text:s text:c="3"/>445</text:p>
          </table:table-cell>
          <table:table-cell office:value-type="float" office:value="330.188" calcext:value-type="float">
            <text:p><text:s text:c="3"/>330</text:p>
          </table:table-cell>
          <table:table-cell office:value-type="float" office:value="199.34" calcext:value-type="float">
            <text:p><text:s text:c="3"/>199</text:p>
          </table:table-cell>
          <table:table-cell office:value-type="float" office:value="137.002" calcext:value-type="float">
            <text:p><text:s text:c="3"/>137</text:p>
          </table:table-cell>
          <table:table-cell office:value-type="float" office:value="96.193" calcext:value-type="float">
            <text:p><text:s text:c="3"/>96</text:p>
          </table:table-cell>
          <table:table-cell office:value-type="float" office:value="51.048" calcext:value-type="float">
            <text:p><text:s text:c="3"/>51</text:p>
          </table:table-cell>
          <table:table-cell office:value-type="float" office:value="76.108" calcext:value-type="float">
            <text:p><text:s text:c="3"/>7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88" calcext:value-type="float">
            <text:p>1988</text:p>
          </table:table-cell>
          <table:table-cell office:value-type="float" office:value="134584.142" calcext:value-type="float">
            <text:p><text:s text:c="2"/>134 584</text:p>
          </table:table-cell>
          <table:table-cell office:value-type="float" office:value="129525.94" calcext:value-type="float">
            <text:p><text:s text:c="2"/>129 526</text:p>
          </table:table-cell>
          <table:table-cell office:value-type="float" office:value="125070.543" calcext:value-type="float">
            <text:p><text:s text:c="2"/>125 071</text:p>
          </table:table-cell>
          <table:table-cell office:value-type="float" office:value="122856.923" calcext:value-type="float">
            <text:p><text:s text:c="2"/>122 857</text:p>
          </table:table-cell>
          <table:table-cell office:value-type="float" office:value="119075.604" calcext:value-type="float">
            <text:p><text:s text:c="2"/>119 076</text:p>
          </table:table-cell>
          <table:table-cell office:value-type="float" office:value="115778.888" calcext:value-type="float">
            <text:p><text:s text:c="2"/>115 779</text:p>
          </table:table-cell>
          <table:table-cell office:value-type="float" office:value="112941.129" calcext:value-type="float">
            <text:p><text:s text:c="2"/>112 941</text:p>
          </table:table-cell>
          <table:table-cell office:value-type="float" office:value="110536.683" calcext:value-type="float">
            <text:p><text:s text:c="2"/>110 537</text:p>
          </table:table-cell>
          <table:table-cell office:value-type="float" office:value="108470.64" calcext:value-type="float">
            <text:p><text:s text:c="2"/>108 471</text:p>
          </table:table-cell>
          <table:table-cell office:value-type="float" office:value="106648.115" calcext:value-type="float">
            <text:p><text:s text:c="2"/>106 648</text:p>
          </table:table-cell>
          <table:table-cell office:value-type="float" office:value="105389.761" calcext:value-type="float">
            <text:p><text:s text:c="2"/>105 390</text:p>
          </table:table-cell>
          <table:table-cell office:value-type="float" office:value="104808.506" calcext:value-type="float">
            <text:p><text:s text:c="2"/>104 809</text:p>
          </table:table-cell>
          <table:table-cell office:value-type="float" office:value="104670.883" calcext:value-type="float">
            <text:p><text:s text:c="2"/>104 671</text:p>
          </table:table-cell>
          <table:table-cell office:value-type="float" office:value="104621.297" calcext:value-type="float">
            <text:p><text:s text:c="2"/>104 621</text:p>
          </table:table-cell>
          <table:table-cell office:value-type="float" office:value="104719.666" calcext:value-type="float">
            <text:p><text:s text:c="2"/>104 720</text:p>
          </table:table-cell>
          <table:table-cell office:value-type="float" office:value="104512.386" calcext:value-type="float">
            <text:p><text:s text:c="2"/>104 512</text:p>
          </table:table-cell>
          <table:table-cell office:value-type="float" office:value="103733.374" calcext:value-type="float">
            <text:p><text:s text:c="2"/>103 733</text:p>
          </table:table-cell>
          <table:table-cell office:value-type="float" office:value="102544.521" calcext:value-type="float">
            <text:p><text:s text:c="2"/>102 545</text:p>
          </table:table-cell>
          <table:table-cell office:value-type="float" office:value="101408.952" calcext:value-type="float">
            <text:p><text:s text:c="2"/>101 409</text:p>
          </table:table-cell>
          <table:table-cell office:value-type="float" office:value="100276.273" calcext:value-type="float">
            <text:p><text:s text:c="2"/>100 276</text:p>
          </table:table-cell>
          <table:table-cell office:value-type="float" office:value="98829.142" calcext:value-type="float">
            <text:p><text:s text:c="2"/>98 829</text:p>
          </table:table-cell>
          <table:table-cell office:value-type="float" office:value="96969.2769999999" calcext:value-type="float">
            <text:p><text:s text:c="2"/>96 969</text:p>
          </table:table-cell>
          <table:table-cell office:value-type="float" office:value="94820.82" calcext:value-type="float">
            <text:p><text:s text:c="2"/>94 821</text:p>
          </table:table-cell>
          <table:table-cell office:value-type="float" office:value="92638.1079999999" calcext:value-type="float">
            <text:p><text:s text:c="2"/>92 638</text:p>
          </table:table-cell>
          <table:table-cell office:value-type="float" office:value="90408.45" calcext:value-type="float">
            <text:p><text:s text:c="2"/>90 408</text:p>
          </table:table-cell>
          <table:table-cell office:value-type="float" office:value="88139.202" calcext:value-type="float">
            <text:p><text:s text:c="2"/>88 139</text:p>
          </table:table-cell>
          <table:table-cell office:value-type="float" office:value="85872.183" calcext:value-type="float">
            <text:p><text:s text:c="2"/>85 872</text:p>
          </table:table-cell>
          <table:table-cell office:value-type="float" office:value="83632.618" calcext:value-type="float">
            <text:p><text:s text:c="2"/>83 633</text:p>
          </table:table-cell>
          <table:table-cell office:value-type="float" office:value="81320.057" calcext:value-type="float">
            <text:p><text:s text:c="2"/>81 320</text:p>
          </table:table-cell>
          <table:table-cell office:value-type="float" office:value="78854.092" calcext:value-type="float">
            <text:p><text:s text:c="2"/>78 854</text:p>
          </table:table-cell>
          <table:table-cell office:value-type="float" office:value="76848.062" calcext:value-type="float">
            <text:p><text:s text:c="2"/>76 848</text:p>
          </table:table-cell>
          <table:table-cell office:value-type="float" office:value="75565.136" calcext:value-type="float">
            <text:p><text:s text:c="2"/>75 565</text:p>
          </table:table-cell>
          <table:table-cell office:value-type="float" office:value="74690.238" calcext:value-type="float">
            <text:p><text:s text:c="2"/>74 690</text:p>
          </table:table-cell>
          <table:table-cell office:value-type="float" office:value="73727.702" calcext:value-type="float">
            <text:p><text:s text:c="2"/>73 728</text:p>
          </table:table-cell>
          <table:table-cell office:value-type="float" office:value="72875.731" calcext:value-type="float">
            <text:p><text:s text:c="2"/>72 876</text:p>
          </table:table-cell>
          <table:table-cell office:value-type="float" office:value="71334.503" calcext:value-type="float">
            <text:p><text:s text:c="2"/>71 335</text:p>
          </table:table-cell>
          <table:table-cell office:value-type="float" office:value="68687.579" calcext:value-type="float">
            <text:p><text:s text:c="2"/>68 688</text:p>
          </table:table-cell>
          <table:table-cell office:value-type="float" office:value="65350.175" calcext:value-type="float">
            <text:p><text:s text:c="2"/>65 350</text:p>
          </table:table-cell>
          <table:table-cell office:value-type="float" office:value="62188.76" calcext:value-type="float">
            <text:p><text:s text:c="2"/>62 189</text:p>
          </table:table-cell>
          <table:table-cell office:value-type="float" office:value="59071.793" calcext:value-type="float">
            <text:p><text:s text:c="2"/>59 072</text:p>
          </table:table-cell>
          <table:table-cell office:value-type="float" office:value="56154.225" calcext:value-type="float">
            <text:p><text:s text:c="2"/>56 154</text:p>
          </table:table-cell>
          <table:table-cell office:value-type="float" office:value="53614.015" calcext:value-type="float">
            <text:p><text:s text:c="2"/>53 614</text:p>
          </table:table-cell>
          <table:table-cell office:value-type="float" office:value="51390.551" calcext:value-type="float">
            <text:p><text:s text:c="2"/>51 391</text:p>
          </table:table-cell>
          <table:table-cell office:value-type="float" office:value="49159.261" calcext:value-type="float">
            <text:p><text:s text:c="2"/>49 159</text:p>
          </table:table-cell>
          <table:table-cell office:value-type="float" office:value="46882.02" calcext:value-type="float">
            <text:p><text:s text:c="2"/>46 882</text:p>
          </table:table-cell>
          <table:table-cell office:value-type="float" office:value="45244.774" calcext:value-type="float">
            <text:p><text:s text:c="2"/>45 245</text:p>
          </table:table-cell>
          <table:table-cell office:value-type="float" office:value="44523.638" calcext:value-type="float">
            <text:p><text:s text:c="2"/>44 524</text:p>
          </table:table-cell>
          <table:table-cell office:value-type="float" office:value="44391.455" calcext:value-type="float">
            <text:p><text:s text:c="2"/>44 391</text:p>
          </table:table-cell>
          <table:table-cell office:value-type="float" office:value="44273.413" calcext:value-type="float">
            <text:p><text:s text:c="2"/>44 273</text:p>
          </table:table-cell>
          <table:table-cell office:value-type="float" office:value="44318.731" calcext:value-type="float">
            <text:p><text:s text:c="2"/>44 319</text:p>
          </table:table-cell>
          <table:table-cell office:value-type="float" office:value="43990.034" calcext:value-type="float">
            <text:p><text:s text:c="2"/>43 990</text:p>
          </table:table-cell>
          <table:table-cell office:value-type="float" office:value="42972.588" calcext:value-type="float">
            <text:p><text:s text:c="2"/>42 973</text:p>
          </table:table-cell>
          <table:table-cell office:value-type="float" office:value="41523.823" calcext:value-type="float">
            <text:p><text:s text:c="2"/>41 524</text:p>
          </table:table-cell>
          <table:table-cell office:value-type="float" office:value="40195.095" calcext:value-type="float">
            <text:p><text:s text:c="2"/>40 195</text:p>
          </table:table-cell>
          <table:table-cell office:value-type="float" office:value="38851.048" calcext:value-type="float">
            <text:p><text:s text:c="2"/>38 851</text:p>
          </table:table-cell>
          <table:table-cell office:value-type="float" office:value="37653.14" calcext:value-type="float">
            <text:p><text:s text:c="2"/>37 653</text:p>
          </table:table-cell>
          <table:table-cell office:value-type="float" office:value="36728.923" calcext:value-type="float">
            <text:p><text:s text:c="2"/>36 729</text:p>
          </table:table-cell>
          <table:table-cell office:value-type="float" office:value="35958.53" calcext:value-type="float">
            <text:p><text:s text:c="2"/>35 959</text:p>
          </table:table-cell>
          <table:table-cell office:value-type="float" office:value="35105.838" calcext:value-type="float">
            <text:p><text:s text:c="2"/>35 106</text:p>
          </table:table-cell>
          <table:table-cell office:value-type="float" office:value="34231.503" calcext:value-type="float">
            <text:p><text:s text:c="2"/>34 232</text:p>
          </table:table-cell>
          <table:table-cell office:value-type="float" office:value="33203.728" calcext:value-type="float">
            <text:p><text:s text:c="2"/>33 204</text:p>
          </table:table-cell>
          <table:table-cell office:value-type="float" office:value="31937.453" calcext:value-type="float">
            <text:p><text:s text:c="2"/>31 937</text:p>
          </table:table-cell>
          <table:table-cell office:value-type="float" office:value="30508.023" calcext:value-type="float">
            <text:p><text:s text:c="2"/>30 508</text:p>
          </table:table-cell>
          <table:table-cell office:value-type="float" office:value="29103.886" calcext:value-type="float">
            <text:p><text:s text:c="2"/>29 104</text:p>
          </table:table-cell>
          <table:table-cell office:value-type="float" office:value="27721.04" calcext:value-type="float">
            <text:p><text:s text:c="2"/>27 721</text:p>
          </table:table-cell>
          <table:table-cell office:value-type="float" office:value="26254.211" calcext:value-type="float">
            <text:p><text:s text:c="2"/>26 254</text:p>
          </table:table-cell>
          <table:table-cell office:value-type="float" office:value="24680.837" calcext:value-type="float">
            <text:p><text:s text:c="2"/>24 681</text:p>
          </table:table-cell>
          <table:table-cell office:value-type="float" office:value="23062.729" calcext:value-type="float">
            <text:p><text:s text:c="2"/>23 063</text:p>
          </table:table-cell>
          <table:table-cell office:value-type="float" office:value="21450.177" calcext:value-type="float">
            <text:p><text:s text:c="2"/>21 450</text:p>
          </table:table-cell>
          <table:table-cell office:value-type="float" office:value="19792.217" calcext:value-type="float">
            <text:p><text:s text:c="2"/>19 792</text:p>
          </table:table-cell>
          <table:table-cell office:value-type="float" office:value="18410.789" calcext:value-type="float">
            <text:p><text:s text:c="2"/>18 411</text:p>
          </table:table-cell>
          <table:table-cell office:value-type="float" office:value="17458.271" calcext:value-type="float">
            <text:p><text:s text:c="2"/>17 458</text:p>
          </table:table-cell>
          <table:table-cell office:value-type="float" office:value="16776.264" calcext:value-type="float">
            <text:p><text:s text:c="2"/>16 776</text:p>
          </table:table-cell>
          <table:table-cell office:value-type="float" office:value="16074.09" calcext:value-type="float">
            <text:p><text:s text:c="2"/>16 074</text:p>
          </table:table-cell>
          <table:table-cell office:value-type="float" office:value="15433.985" calcext:value-type="float">
            <text:p><text:s text:c="2"/>15 434</text:p>
          </table:table-cell>
          <table:table-cell office:value-type="float" office:value="14613.164" calcext:value-type="float">
            <text:p><text:s text:c="2"/>14 613</text:p>
          </table:table-cell>
          <table:table-cell office:value-type="float" office:value="13469.21" calcext:value-type="float">
            <text:p><text:s text:c="2"/>13 469</text:p>
          </table:table-cell>
          <table:table-cell office:value-type="float" office:value="12130.552" calcext:value-type="float">
            <text:p><text:s text:c="2"/>12 131</text:p>
          </table:table-cell>
          <table:table-cell office:value-type="float" office:value="10873.179" calcext:value-type="float">
            <text:p><text:s text:c="2"/>10 873</text:p>
          </table:table-cell>
          <table:table-cell office:value-type="float" office:value="9648.08800000001" calcext:value-type="float">
            <text:p><text:s text:c="2"/>9 648</text:p>
          </table:table-cell>
          <table:table-cell office:value-type="float" office:value="8495.733" calcext:value-type="float">
            <text:p><text:s text:c="2"/>8 496</text:p>
          </table:table-cell>
          <table:table-cell office:value-type="float" office:value="7465.951" calcext:value-type="float">
            <text:p><text:s text:c="2"/>7 466</text:p>
          </table:table-cell>
          <table:table-cell office:value-type="float" office:value="6534.128" calcext:value-type="float">
            <text:p><text:s text:c="2"/>6 534</text:p>
          </table:table-cell>
          <table:table-cell office:value-type="float" office:value="5624.278" calcext:value-type="float">
            <text:p><text:s text:c="2"/>5 624</text:p>
          </table:table-cell>
          <table:table-cell office:value-type="float" office:value="4749.767" calcext:value-type="float">
            <text:p><text:s text:c="2"/>4 750</text:p>
          </table:table-cell>
          <table:table-cell office:value-type="float" office:value="3964.073" calcext:value-type="float">
            <text:p><text:s text:c="2"/>3 964</text:p>
          </table:table-cell>
          <table:table-cell office:value-type="float" office:value="3285.714" calcext:value-type="float">
            <text:p><text:s text:c="2"/>3 286</text:p>
          </table:table-cell>
          <table:table-cell office:value-type="float" office:value="2699.858" calcext:value-type="float">
            <text:p><text:s text:c="2"/>2 700</text:p>
          </table:table-cell>
          <table:table-cell office:value-type="float" office:value="2128.94" calcext:value-type="float">
            <text:p><text:s text:c="2"/>2 129</text:p>
          </table:table-cell>
          <table:table-cell office:value-type="float" office:value="1654.571" calcext:value-type="float">
            <text:p><text:s text:c="2"/>1 655</text:p>
          </table:table-cell>
          <table:table-cell office:value-type="float" office:value="1318.854" calcext:value-type="float">
            <text:p><text:s text:c="2"/>1 319</text:p>
          </table:table-cell>
          <table:table-cell office:value-type="float" office:value="1021.456" calcext:value-type="float">
            <text:p><text:s text:c="2"/>1 021</text:p>
          </table:table-cell>
          <table:table-cell office:value-type="float" office:value="751.043" calcext:value-type="float">
            <text:p><text:s text:c="3"/>751</text:p>
          </table:table-cell>
          <table:table-cell office:value-type="float" office:value="542.671" calcext:value-type="float">
            <text:p><text:s text:c="3"/>543</text:p>
          </table:table-cell>
          <table:table-cell office:value-type="float" office:value="430.223" calcext:value-type="float">
            <text:p><text:s text:c="3"/>430</text:p>
          </table:table-cell>
          <table:table-cell office:value-type="float" office:value="349.731" calcext:value-type="float">
            <text:p><text:s text:c="3"/>350</text:p>
          </table:table-cell>
          <table:table-cell office:value-type="float" office:value="257.271" calcext:value-type="float">
            <text:p><text:s text:c="3"/>257</text:p>
          </table:table-cell>
          <table:table-cell office:value-type="float" office:value="152.864" calcext:value-type="float">
            <text:p><text:s text:c="3"/>153</text:p>
          </table:table-cell>
          <table:table-cell office:value-type="float" office:value="101.196" calcext:value-type="float">
            <text:p><text:s text:c="3"/>101</text:p>
          </table:table-cell>
          <table:table-cell office:value-type="float" office:value="53.954" calcext:value-type="float">
            <text:p><text:s text:c="3"/>54</text:p>
          </table:table-cell>
          <table:table-cell office:value-type="float" office:value="81.366" calcext:value-type="float">
            <text:p><text:s text:c="3"/>8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 office:value-type="float" office:value="135335.015" calcext:value-type="float">
            <text:p><text:s text:c="2"/>135 335</text:p>
          </table:table-cell>
          <table:table-cell office:value-type="float" office:value="131149.449" calcext:value-type="float">
            <text:p><text:s text:c="2"/>131 149</text:p>
          </table:table-cell>
          <table:table-cell office:value-type="float" office:value="127287.927" calcext:value-type="float">
            <text:p><text:s text:c="2"/>127 288</text:p>
          </table:table-cell>
          <table:table-cell office:value-type="float" office:value="123742.833" calcext:value-type="float">
            <text:p><text:s text:c="2"/>123 743</text:p>
          </table:table-cell>
          <table:table-cell office:value-type="float" office:value="121501.445" calcext:value-type="float">
            <text:p><text:s text:c="2"/>121 501</text:p>
          </table:table-cell>
          <table:table-cell office:value-type="float" office:value="118286.138" calcext:value-type="float">
            <text:p><text:s text:c="2"/>118 286</text:p>
          </table:table-cell>
          <table:table-cell office:value-type="float" office:value="115383.157" calcext:value-type="float">
            <text:p><text:s text:c="2"/>115 383</text:p>
          </table:table-cell>
          <table:table-cell office:value-type="float" office:value="112792.701" calcext:value-type="float">
            <text:p><text:s text:c="2"/>112 793</text:p>
          </table:table-cell>
          <table:table-cell office:value-type="float" office:value="110515.051" calcext:value-type="float">
            <text:p><text:s text:c="2"/>110 515</text:p>
          </table:table-cell>
          <table:table-cell office:value-type="float" office:value="108458.038" calcext:value-type="float">
            <text:p><text:s text:c="2"/>108 458</text:p>
          </table:table-cell>
          <table:table-cell office:value-type="float" office:value="106529.498" calcext:value-type="float">
            <text:p><text:s text:c="2"/>106 529</text:p>
          </table:table-cell>
          <table:table-cell office:value-type="float" office:value="105191.656" calcext:value-type="float">
            <text:p><text:s text:c="2"/>105 192</text:p>
          </table:table-cell>
          <table:table-cell office:value-type="float" office:value="104629.549" calcext:value-type="float">
            <text:p><text:s text:c="2"/>104 630</text:p>
          </table:table-cell>
          <table:table-cell office:value-type="float" office:value="104566.219" calcext:value-type="float">
            <text:p><text:s text:c="2"/>104 566</text:p>
          </table:table-cell>
          <table:table-cell office:value-type="float" office:value="104531.727" calcext:value-type="float">
            <text:p><text:s text:c="2"/>104 532</text:p>
          </table:table-cell>
          <table:table-cell office:value-type="float" office:value="104610.439" calcext:value-type="float">
            <text:p><text:s text:c="2"/>104 610</text:p>
          </table:table-cell>
          <table:table-cell office:value-type="float" office:value="104381.831" calcext:value-type="float">
            <text:p><text:s text:c="2"/>104 382</text:p>
          </table:table-cell>
          <table:table-cell office:value-type="float" office:value="103585.405" calcext:value-type="float">
            <text:p><text:s text:c="2"/>103 585</text:p>
          </table:table-cell>
          <table:table-cell office:value-type="float" office:value="102381.508" calcext:value-type="float">
            <text:p><text:s text:c="2"/>102 382</text:p>
          </table:table-cell>
          <table:table-cell office:value-type="float" office:value="101225.872" calcext:value-type="float">
            <text:p><text:s text:c="2"/>101 226</text:p>
          </table:table-cell>
          <table:table-cell office:value-type="float" office:value="100069.292" calcext:value-type="float">
            <text:p><text:s text:c="2"/>100 069</text:p>
          </table:table-cell>
          <table:table-cell office:value-type="float" office:value="98604.908" calcext:value-type="float">
            <text:p><text:s text:c="2"/>98 605</text:p>
          </table:table-cell>
          <table:table-cell office:value-type="float" office:value="96738.8649999999" calcext:value-type="float">
            <text:p><text:s text:c="2"/>96 739</text:p>
          </table:table-cell>
          <table:table-cell office:value-type="float" office:value="94591.9619999999" calcext:value-type="float">
            <text:p><text:s text:c="2"/>94 592</text:p>
          </table:table-cell>
          <table:table-cell office:value-type="float" office:value="92409.791" calcext:value-type="float">
            <text:p><text:s text:c="2"/>92 410</text:p>
          </table:table-cell>
          <table:table-cell office:value-type="float" office:value="90180.308" calcext:value-type="float">
            <text:p><text:s text:c="2"/>90 180</text:p>
          </table:table-cell>
          <table:table-cell office:value-type="float" office:value="87915.869" calcext:value-type="float">
            <text:p><text:s text:c="2"/>87 916</text:p>
          </table:table-cell>
          <table:table-cell office:value-type="float" office:value="85659.596" calcext:value-type="float">
            <text:p><text:s text:c="2"/>85 660</text:p>
          </table:table-cell>
          <table:table-cell office:value-type="float" office:value="83434.2109999999" calcext:value-type="float">
            <text:p><text:s text:c="2"/>83 434</text:p>
          </table:table-cell>
          <table:table-cell office:value-type="float" office:value="81136.218" calcext:value-type="float">
            <text:p><text:s text:c="2"/>81 136</text:p>
          </table:table-cell>
          <table:table-cell office:value-type="float" office:value="78686.563" calcext:value-type="float">
            <text:p><text:s text:c="2"/>78 687</text:p>
          </table:table-cell>
          <table:table-cell office:value-type="float" office:value="76690.168" calcext:value-type="float">
            <text:p><text:s text:c="2"/>76 690</text:p>
          </table:table-cell>
          <table:table-cell office:value-type="float" office:value="75405.874" calcext:value-type="float">
            <text:p><text:s text:c="2"/>75 406</text:p>
          </table:table-cell>
          <table:table-cell office:value-type="float" office:value="74522.5900000001" calcext:value-type="float">
            <text:p><text:s text:c="2"/>74 523</text:p>
          </table:table-cell>
          <table:table-cell office:value-type="float" office:value="73552.464" calcext:value-type="float">
            <text:p><text:s text:c="2"/>73 552</text:p>
          </table:table-cell>
          <table:table-cell office:value-type="float" office:value="72691.601" calcext:value-type="float">
            <text:p><text:s text:c="2"/>72 692</text:p>
          </table:table-cell>
          <table:table-cell office:value-type="float" office:value="71144.792" calcext:value-type="float">
            <text:p><text:s text:c="2"/>71 145</text:p>
          </table:table-cell>
          <table:table-cell office:value-type="float" office:value="68498.506" calcext:value-type="float">
            <text:p><text:s text:c="2"/>68 499</text:p>
          </table:table-cell>
          <table:table-cell office:value-type="float" office:value="65165.252" calcext:value-type="float">
            <text:p><text:s text:c="2"/>65 165</text:p>
          </table:table-cell>
          <table:table-cell office:value-type="float" office:value="62005.959" calcext:value-type="float">
            <text:p><text:s text:c="2"/>62 006</text:p>
          </table:table-cell>
          <table:table-cell office:value-type="float" office:value="58890.229" calcext:value-type="float">
            <text:p><text:s text:c="2"/>58 890</text:p>
          </table:table-cell>
          <table:table-cell office:value-type="float" office:value="55971.296" calcext:value-type="float">
            <text:p><text:s text:c="2"/>55 971</text:p>
          </table:table-cell>
          <table:table-cell office:value-type="float" office:value="53425.8340000001" calcext:value-type="float">
            <text:p><text:s text:c="2"/>53 426</text:p>
          </table:table-cell>
          <table:table-cell office:value-type="float" office:value="51194.09" calcext:value-type="float">
            <text:p><text:s text:c="2"/>51 194</text:p>
          </table:table-cell>
          <table:table-cell office:value-type="float" office:value="48954.143" calcext:value-type="float">
            <text:p><text:s text:c="2"/>48 954</text:p>
          </table:table-cell>
          <table:table-cell office:value-type="float" office:value="46667.612" calcext:value-type="float">
            <text:p><text:s text:c="2"/>46 668</text:p>
          </table:table-cell>
          <table:table-cell office:value-type="float" office:value="45018.827" calcext:value-type="float">
            <text:p><text:s text:c="2"/>45 019</text:p>
          </table:table-cell>
          <table:table-cell office:value-type="float" office:value="44283.478" calcext:value-type="float">
            <text:p><text:s text:c="2"/>44 283</text:p>
          </table:table-cell>
          <table:table-cell office:value-type="float" office:value="44135.076" calcext:value-type="float">
            <text:p><text:s text:c="2"/>44 135</text:p>
          </table:table-cell>
          <table:table-cell office:value-type="float" office:value="43999.704" calcext:value-type="float">
            <text:p><text:s text:c="2"/>44 000</text:p>
          </table:table-cell>
          <table:table-cell office:value-type="float" office:value="44026.065" calcext:value-type="float">
            <text:p><text:s text:c="2"/>44 026</text:p>
          </table:table-cell>
          <table:table-cell office:value-type="float" office:value="43679.648" calcext:value-type="float">
            <text:p><text:s text:c="2"/>43 680</text:p>
          </table:table-cell>
          <table:table-cell office:value-type="float" office:value="42647.102" calcext:value-type="float">
            <text:p><text:s text:c="2"/>42 647</text:p>
          </table:table-cell>
          <table:table-cell office:value-type="float" office:value="41184.443" calcext:value-type="float">
            <text:p><text:s text:c="2"/>41 184</text:p>
          </table:table-cell>
          <table:table-cell office:value-type="float" office:value="39840.595" calcext:value-type="float">
            <text:p><text:s text:c="2"/>39 841</text:p>
          </table:table-cell>
          <table:table-cell office:value-type="float" office:value="38481.304" calcext:value-type="float">
            <text:p><text:s text:c="2"/>38 481</text:p>
          </table:table-cell>
          <table:table-cell office:value-type="float" office:value="37264.246" calcext:value-type="float">
            <text:p><text:s text:c="2"/>37 264</text:p>
          </table:table-cell>
          <table:table-cell office:value-type="float" office:value="36314.983" calcext:value-type="float">
            <text:p><text:s text:c="2"/>36 315</text:p>
          </table:table-cell>
          <table:table-cell office:value-type="float" office:value="35515.807" calcext:value-type="float">
            <text:p><text:s text:c="2"/>35 516</text:p>
          </table:table-cell>
          <table:table-cell office:value-type="float" office:value="34634.647" calcext:value-type="float">
            <text:p><text:s text:c="2"/>34 635</text:p>
          </table:table-cell>
          <table:table-cell office:value-type="float" office:value="33731.396" calcext:value-type="float">
            <text:p><text:s text:c="2"/>33 731</text:p>
          </table:table-cell>
          <table:table-cell office:value-type="float" office:value="32676.273" calcext:value-type="float">
            <text:p><text:s text:c="2"/>32 676</text:p>
          </table:table-cell>
          <table:table-cell office:value-type="float" office:value="31385.706" calcext:value-type="float">
            <text:p><text:s text:c="2"/>31 386</text:p>
          </table:table-cell>
          <table:table-cell office:value-type="float" office:value="29934.089" calcext:value-type="float">
            <text:p><text:s text:c="2"/>29 934</text:p>
          </table:table-cell>
          <table:table-cell office:value-type="float" office:value="28507.062" calcext:value-type="float">
            <text:p><text:s text:c="2"/>28 507</text:p>
          </table:table-cell>
          <table:table-cell office:value-type="float" office:value="27100.671" calcext:value-type="float">
            <text:p><text:s text:c="2"/>27 101</text:p>
          </table:table-cell>
          <table:table-cell office:value-type="float" office:value="25612.363" calcext:value-type="float">
            <text:p><text:s text:c="2"/>25 612</text:p>
          </table:table-cell>
          <table:table-cell office:value-type="float" office:value="24020.484" calcext:value-type="float">
            <text:p><text:s text:c="2"/>24 020</text:p>
          </table:table-cell>
          <table:table-cell office:value-type="float" office:value="22385.541" calcext:value-type="float">
            <text:p><text:s text:c="2"/>22 386</text:p>
          </table:table-cell>
          <table:table-cell office:value-type="float" office:value="20757.339" calcext:value-type="float">
            <text:p><text:s text:c="2"/>20 757</text:p>
          </table:table-cell>
          <table:table-cell office:value-type="float" office:value="19087.08" calcext:value-type="float">
            <text:p><text:s text:c="2"/>19 087</text:p>
          </table:table-cell>
          <table:table-cell office:value-type="float" office:value="17685.897" calcext:value-type="float">
            <text:p><text:s text:c="2"/>17 686</text:p>
          </table:table-cell>
          <table:table-cell office:value-type="float" office:value="16701.327" calcext:value-type="float">
            <text:p><text:s text:c="2"/>16 701</text:p>
          </table:table-cell>
          <table:table-cell office:value-type="float" office:value="15981.114" calcext:value-type="float">
            <text:p><text:s text:c="2"/>15 981</text:p>
          </table:table-cell>
          <table:table-cell office:value-type="float" office:value="15245.305" calcext:value-type="float">
            <text:p><text:s text:c="2"/>15 245</text:p>
          </table:table-cell>
          <table:table-cell office:value-type="float" office:value="14573.813" calcext:value-type="float">
            <text:p><text:s text:c="2"/>14 574</text:p>
          </table:table-cell>
          <table:table-cell office:value-type="float" office:value="13732.9" calcext:value-type="float">
            <text:p><text:s text:c="2"/>13 733</text:p>
          </table:table-cell>
          <table:table-cell office:value-type="float" office:value="12585.644" calcext:value-type="float">
            <text:p><text:s text:c="2"/>12 586</text:p>
          </table:table-cell>
          <table:table-cell office:value-type="float" office:value="11256.55" calcext:value-type="float">
            <text:p><text:s text:c="2"/>11 257</text:p>
          </table:table-cell>
          <table:table-cell office:value-type="float" office:value="10011.54" calcext:value-type="float">
            <text:p><text:s text:c="2"/>10 012</text:p>
          </table:table-cell>
          <table:table-cell office:value-type="float" office:value="8802.778" calcext:value-type="float">
            <text:p><text:s text:c="2"/>8 803</text:p>
          </table:table-cell>
          <table:table-cell office:value-type="float" office:value="7675.225" calcext:value-type="float">
            <text:p><text:s text:c="2"/>7 675</text:p>
          </table:table-cell>
          <table:table-cell office:value-type="float" office:value="6679.717" calcext:value-type="float">
            <text:p><text:s text:c="2"/>6 680</text:p>
          </table:table-cell>
          <table:table-cell office:value-type="float" office:value="5789.846" calcext:value-type="float">
            <text:p><text:s text:c="2"/>5 790</text:p>
          </table:table-cell>
          <table:table-cell office:value-type="float" office:value="4925.275" calcext:value-type="float">
            <text:p><text:s text:c="2"/>4 925</text:p>
          </table:table-cell>
          <table:table-cell office:value-type="float" office:value="4098.437" calcext:value-type="float">
            <text:p><text:s text:c="2"/>4 098</text:p>
          </table:table-cell>
          <table:table-cell office:value-type="float" office:value="3366.933" calcext:value-type="float">
            <text:p><text:s text:c="2"/>3 367</text:p>
          </table:table-cell>
          <table:table-cell office:value-type="float" office:value="2750.384" calcext:value-type="float">
            <text:p><text:s text:c="2"/>2 750</text:p>
          </table:table-cell>
          <table:table-cell office:value-type="float" office:value="2230.631" calcext:value-type="float">
            <text:p><text:s text:c="2"/>2 231</text:p>
          </table:table-cell>
          <table:table-cell office:value-type="float" office:value="1713.555" calcext:value-type="float">
            <text:p><text:s text:c="2"/>1 714</text:p>
          </table:table-cell>
          <table:table-cell office:value-type="float" office:value="1308.994" calcext:value-type="float">
            <text:p><text:s text:c="2"/>1 309</text:p>
          </table:table-cell>
          <table:table-cell office:value-type="float" office:value="1053.281" calcext:value-type="float">
            <text:p><text:s text:c="2"/>1 053</text:p>
          </table:table-cell>
          <table:table-cell office:value-type="float" office:value="804.555" calcext:value-type="float">
            <text:p><text:s text:c="3"/>805</text:p>
          </table:table-cell>
          <table:table-cell office:value-type="float" office:value="557.143" calcext:value-type="float">
            <text:p><text:s text:c="3"/>557</text:p>
          </table:table-cell>
          <table:table-cell office:value-type="float" office:value="389.911" calcext:value-type="float">
            <text:p><text:s text:c="3"/>390</text:p>
          </table:table-cell>
          <table:table-cell office:value-type="float" office:value="315.119" calcext:value-type="float">
            <text:p><text:s text:c="3"/>315</text:p>
          </table:table-cell>
          <table:table-cell office:value-type="float" office:value="253.91" calcext:value-type="float">
            <text:p><text:s text:c="3"/>254</text:p>
          </table:table-cell>
          <table:table-cell office:value-type="float" office:value="184.327" calcext:value-type="float">
            <text:p><text:s text:c="3"/>184</text:p>
          </table:table-cell>
          <table:table-cell office:value-type="float" office:value="106.366" calcext:value-type="float">
            <text:p><text:s text:c="3"/>106</text:p>
          </table:table-cell>
          <table:table-cell office:value-type="float" office:value="56.89" calcext:value-type="float">
            <text:p><text:s text:c="3"/>57</text:p>
          </table:table-cell>
          <table:table-cell office:value-type="float" office:value="86.6870000000001" calcext:value-type="float">
            <text:p><text:s text:c="3"/>8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34582.027" calcext:value-type="float">
            <text:p><text:s text:c="2"/>134 582</text:p>
          </table:table-cell>
          <table:table-cell office:value-type="float" office:value="131623.742" calcext:value-type="float">
            <text:p><text:s text:c="2"/>131 624</text:p>
          </table:table-cell>
          <table:table-cell office:value-type="float" office:value="128675.036" calcext:value-type="float">
            <text:p><text:s text:c="2"/>128 675</text:p>
          </table:table-cell>
          <table:table-cell office:value-type="float" office:value="125761.969" calcext:value-type="float">
            <text:p><text:s text:c="2"/>125 762</text:p>
          </table:table-cell>
          <table:table-cell office:value-type="float" office:value="122910.675" calcext:value-type="float">
            <text:p><text:s text:c="2"/>122 911</text:p>
          </table:table-cell>
          <table:table-cell office:value-type="float" office:value="120147.294" calcext:value-type="float">
            <text:p><text:s text:c="2"/>120 147</text:p>
          </table:table-cell>
          <table:table-cell office:value-type="float" office:value="117497.89" calcext:value-type="float">
            <text:p><text:s text:c="2"/>117 498</text:p>
          </table:table-cell>
          <table:table-cell office:value-type="float" office:value="114988.629" calcext:value-type="float">
            <text:p><text:s text:c="2"/>114 989</text:p>
          </table:table-cell>
          <table:table-cell office:value-type="float" office:value="112645.552" calcext:value-type="float">
            <text:p><text:s text:c="2"/>112 646</text:p>
          </table:table-cell>
          <table:table-cell office:value-type="float" office:value="110494.834" calcext:value-type="float">
            <text:p><text:s text:c="2"/>110 495</text:p>
          </table:table-cell>
          <table:table-cell office:value-type="float" office:value="108447.016" calcext:value-type="float">
            <text:p><text:s text:c="2"/>108 447</text:p>
          </table:table-cell>
          <table:table-cell office:value-type="float" office:value="106412.696" calcext:value-type="float">
            <text:p><text:s text:c="2"/>106 413</text:p>
          </table:table-cell>
          <table:table-cell office:value-type="float" office:value="104995.643" calcext:value-type="float">
            <text:p><text:s text:c="2"/>104 996</text:p>
          </table:table-cell>
          <table:table-cell office:value-type="float" office:value="104453.065" calcext:value-type="float">
            <text:p><text:s text:c="2"/>104 453</text:p>
          </table:table-cell>
          <table:table-cell office:value-type="float" office:value="104464.461" calcext:value-type="float">
            <text:p><text:s text:c="2"/>104 464</text:p>
          </table:table-cell>
          <table:table-cell office:value-type="float" office:value="104445.457" calcext:value-type="float">
            <text:p><text:s text:c="2"/>104 445</text:p>
          </table:table-cell>
          <table:table-cell office:value-type="float" office:value="104504.892" calcext:value-type="float">
            <text:p><text:s text:c="2"/>104 505</text:p>
          </table:table-cell>
          <table:table-cell office:value-type="float" office:value="104255.192" calcext:value-type="float">
            <text:p><text:s text:c="2"/>104 255</text:p>
          </table:table-cell>
          <table:table-cell office:value-type="float" office:value="103441.469" calcext:value-type="float">
            <text:p><text:s text:c="2"/>103 441</text:p>
          </table:table-cell>
          <table:table-cell office:value-type="float" office:value="102222.465" calcext:value-type="float">
            <text:p><text:s text:c="2"/>102 222</text:p>
          </table:table-cell>
          <table:table-cell office:value-type="float" office:value="101046.682" calcext:value-type="float">
            <text:p><text:s text:c="2"/>101 047</text:p>
          </table:table-cell>
          <table:table-cell office:value-type="float" office:value="99866.1440000001" calcext:value-type="float">
            <text:p><text:s text:c="2"/>99 866</text:p>
          </table:table-cell>
          <table:table-cell office:value-type="float" office:value="98384.1850000001" calcext:value-type="float">
            <text:p><text:s text:c="2"/>98 384</text:p>
          </table:table-cell>
          <table:table-cell office:value-type="float" office:value="96511.252" calcext:value-type="float">
            <text:p><text:s text:c="2"/>96 511</text:p>
          </table:table-cell>
          <table:table-cell office:value-type="float" office:value="94364.961" calcext:value-type="float">
            <text:p><text:s text:c="2"/>94 365</text:p>
          </table:table-cell>
          <table:table-cell office:value-type="float" office:value="92182.464" calcext:value-type="float">
            <text:p><text:s text:c="2"/>92 182</text:p>
          </table:table-cell>
          <table:table-cell office:value-type="float" office:value="89952.245" calcext:value-type="float">
            <text:p><text:s text:c="2"/>89 952</text:p>
          </table:table-cell>
          <table:table-cell office:value-type="float" office:value="87691.8540000001" calcext:value-type="float">
            <text:p><text:s text:c="2"/>87 692</text:p>
          </table:table-cell>
          <table:table-cell office:value-type="float" office:value="85445.7769999999" calcext:value-type="float">
            <text:p><text:s text:c="2"/>85 446</text:p>
          </table:table-cell>
          <table:table-cell office:value-type="float" office:value="83234.1779999999" calcext:value-type="float">
            <text:p><text:s text:c="2"/>83 234</text:p>
          </table:table-cell>
          <table:table-cell office:value-type="float" office:value="80950.3499999999" calcext:value-type="float">
            <text:p><text:s text:c="2"/>80 950</text:p>
          </table:table-cell>
          <table:table-cell office:value-type="float" office:value="78516.603" calcext:value-type="float">
            <text:p><text:s text:c="2"/>78 517</text:p>
          </table:table-cell>
          <table:table-cell office:value-type="float" office:value="76529.7630000001" calcext:value-type="float">
            <text:p><text:s text:c="2"/>76 530</text:p>
          </table:table-cell>
          <table:table-cell office:value-type="float" office:value="75244.616" calcext:value-type="float">
            <text:p><text:s text:c="2"/>75 245</text:p>
          </table:table-cell>
          <table:table-cell office:value-type="float" office:value="74353.784" calcext:value-type="float">
            <text:p><text:s text:c="2"/>74 354</text:p>
          </table:table-cell>
          <table:table-cell office:value-type="float" office:value="73376.9" calcext:value-type="float">
            <text:p><text:s text:c="2"/>73 377</text:p>
          </table:table-cell>
          <table:table-cell office:value-type="float" office:value="72508.077" calcext:value-type="float">
            <text:p><text:s text:c="2"/>72 508</text:p>
          </table:table-cell>
          <table:table-cell office:value-type="float" office:value="70956.246" calcext:value-type="float">
            <text:p><text:s text:c="2"/>70 956</text:p>
          </table:table-cell>
          <table:table-cell office:value-type="float" office:value="68310.505" calcext:value-type="float">
            <text:p><text:s text:c="2"/>68 311</text:p>
          </table:table-cell>
          <table:table-cell office:value-type="float" office:value="64980.938" calcext:value-type="float">
            <text:p><text:s text:c="2"/>64 981</text:p>
          </table:table-cell>
          <table:table-cell office:value-type="float" office:value="61823.364" calcext:value-type="float">
            <text:p><text:s text:c="2"/>61 823</text:p>
          </table:table-cell>
          <table:table-cell office:value-type="float" office:value="58708.4059999999" calcext:value-type="float">
            <text:p><text:s text:c="2"/>58 708</text:p>
          </table:table-cell>
          <table:table-cell office:value-type="float" office:value="55787.879" calcext:value-type="float">
            <text:p><text:s text:c="2"/>55 788</text:p>
          </table:table-cell>
          <table:table-cell office:value-type="float" office:value="53237.193" calcext:value-type="float">
            <text:p><text:s text:c="2"/>53 237</text:p>
          </table:table-cell>
          <table:table-cell office:value-type="float" office:value="50997.4519999999" calcext:value-type="float">
            <text:p><text:s text:c="2"/>50 997</text:p>
          </table:table-cell>
          <table:table-cell office:value-type="float" office:value="48749.028" calcext:value-type="float">
            <text:p><text:s text:c="2"/>48 749</text:p>
          </table:table-cell>
          <table:table-cell office:value-type="float" office:value="46453.455" calcext:value-type="float">
            <text:p><text:s text:c="2"/>46 453</text:p>
          </table:table-cell>
          <table:table-cell office:value-type="float" office:value="44793.194" calcext:value-type="float">
            <text:p><text:s text:c="2"/>44 793</text:p>
          </table:table-cell>
          <table:table-cell office:value-type="float" office:value="44043.402" calcext:value-type="float">
            <text:p><text:s text:c="2"/>44 043</text:p>
          </table:table-cell>
          <table:table-cell office:value-type="float" office:value="43878.409" calcext:value-type="float">
            <text:p><text:s text:c="2"/>43 878</text:p>
          </table:table-cell>
          <table:table-cell office:value-type="float" office:value="43725.425" calcext:value-type="float">
            <text:p><text:s text:c="2"/>43 725</text:p>
          </table:table-cell>
          <table:table-cell office:value-type="float" office:value="43732.467" calcext:value-type="float">
            <text:p><text:s text:c="2"/>43 732</text:p>
          </table:table-cell>
          <table:table-cell office:value-type="float" office:value="43368.138" calcext:value-type="float">
            <text:p><text:s text:c="2"/>43 368</text:p>
          </table:table-cell>
          <table:table-cell office:value-type="float" office:value="42320.583" calcext:value-type="float">
            <text:p><text:s text:c="2"/>42 321</text:p>
          </table:table-cell>
          <table:table-cell office:value-type="float" office:value="40844.264" calcext:value-type="float">
            <text:p><text:s text:c="2"/>40 844</text:p>
          </table:table-cell>
          <table:table-cell office:value-type="float" office:value="39485.538" calcext:value-type="float">
            <text:p><text:s text:c="2"/>39 486</text:p>
          </table:table-cell>
          <table:table-cell office:value-type="float" office:value="38111.254" calcext:value-type="float">
            <text:p><text:s text:c="2"/>38 111</text:p>
          </table:table-cell>
          <table:table-cell office:value-type="float" office:value="36875.175" calcext:value-type="float">
            <text:p><text:s text:c="2"/>36 875</text:p>
          </table:table-cell>
          <table:table-cell office:value-type="float" office:value="35900.805" calcext:value-type="float">
            <text:p><text:s text:c="2"/>35 901</text:p>
          </table:table-cell>
          <table:table-cell office:value-type="float" office:value="35072.672" calcext:value-type="float">
            <text:p><text:s text:c="2"/>35 073</text:p>
          </table:table-cell>
          <table:table-cell office:value-type="float" office:value="34162.911" calcext:value-type="float">
            <text:p><text:s text:c="2"/>34 163</text:p>
          </table:table-cell>
          <table:table-cell office:value-type="float" office:value="33230.558" calcext:value-type="float">
            <text:p><text:s text:c="2"/>33 231</text:p>
          </table:table-cell>
          <table:table-cell office:value-type="float" office:value="32148.053" calcext:value-type="float">
            <text:p><text:s text:c="2"/>32 148</text:p>
          </table:table-cell>
          <table:table-cell office:value-type="float" office:value="30833.293" calcext:value-type="float">
            <text:p><text:s text:c="2"/>30 833</text:p>
          </table:table-cell>
          <table:table-cell office:value-type="float" office:value="29359.711" calcext:value-type="float">
            <text:p><text:s text:c="2"/>29 360</text:p>
          </table:table-cell>
          <table:table-cell office:value-type="float" office:value="27910.002" calcext:value-type="float">
            <text:p><text:s text:c="2"/>27 910</text:p>
          </table:table-cell>
          <table:table-cell office:value-type="float" office:value="26480.27" calcext:value-type="float">
            <text:p><text:s text:c="2"/>26 480</text:p>
          </table:table-cell>
          <table:table-cell office:value-type="float" office:value="24970.63" calcext:value-type="float">
            <text:p><text:s text:c="2"/>24 971</text:p>
          </table:table-cell>
          <table:table-cell office:value-type="float" office:value="23360.342" calcext:value-type="float">
            <text:p><text:s text:c="2"/>23 360</text:p>
          </table:table-cell>
          <table:table-cell office:value-type="float" office:value="21708.569" calcext:value-type="float">
            <text:p><text:s text:c="2"/>21 709</text:p>
          </table:table-cell>
          <table:table-cell office:value-type="float" office:value="20064.73" calcext:value-type="float">
            <text:p><text:s text:c="2"/>20 065</text:p>
          </table:table-cell>
          <table:table-cell office:value-type="float" office:value="18382.23" calcext:value-type="float">
            <text:p><text:s text:c="2"/>18 382</text:p>
          </table:table-cell>
          <table:table-cell office:value-type="float" office:value="16961.266" calcext:value-type="float">
            <text:p><text:s text:c="2"/>16 961</text:p>
          </table:table-cell>
          <table:table-cell office:value-type="float" office:value="15944.608" calcext:value-type="float">
            <text:p><text:s text:c="2"/>15 945</text:p>
          </table:table-cell>
          <table:table-cell office:value-type="float" office:value="15186.077" calcext:value-type="float">
            <text:p><text:s text:c="2"/>15 186</text:p>
          </table:table-cell>
          <table:table-cell office:value-type="float" office:value="14416.547" calcext:value-type="float">
            <text:p><text:s text:c="2"/>14 417</text:p>
          </table:table-cell>
          <table:table-cell office:value-type="float" office:value="13713.627" calcext:value-type="float">
            <text:p><text:s text:c="2"/>13 714</text:p>
          </table:table-cell>
          <table:table-cell office:value-type="float" office:value="12852.538" calcext:value-type="float">
            <text:p><text:s text:c="2"/>12 853</text:p>
          </table:table-cell>
          <table:table-cell office:value-type="float" office:value="11701.904" calcext:value-type="float">
            <text:p><text:s text:c="2"/>11 702</text:p>
          </table:table-cell>
          <table:table-cell office:value-type="float" office:value="10382.35" calcext:value-type="float">
            <text:p><text:s text:c="2"/>10 382</text:p>
          </table:table-cell>
          <table:table-cell office:value-type="float" office:value="9149.625" calcext:value-type="float">
            <text:p><text:s text:c="2"/>9 150</text:p>
          </table:table-cell>
          <table:table-cell office:value-type="float" office:value="7957.133" calcext:value-type="float">
            <text:p><text:s text:c="2"/>7 957</text:p>
          </table:table-cell>
          <table:table-cell office:value-type="float" office:value="6854.365" calcext:value-type="float">
            <text:p><text:s text:c="2"/>6 854</text:p>
          </table:table-cell>
          <table:table-cell office:value-type="float" office:value="5893.116" calcext:value-type="float">
            <text:p><text:s text:c="2"/>5 893</text:p>
          </table:table-cell>
          <table:table-cell office:value-type="float" office:value="5045.203" calcext:value-type="float">
            <text:p><text:s text:c="2"/>5 045</text:p>
          </table:table-cell>
          <table:table-cell office:value-type="float" office:value="4225.921" calcext:value-type="float">
            <text:p><text:s text:c="2"/>4 226</text:p>
          </table:table-cell>
          <table:table-cell office:value-type="float" office:value="3446.755" calcext:value-type="float">
            <text:p><text:s text:c="2"/>3 447</text:p>
          </table:table-cell>
          <table:table-cell office:value-type="float" office:value="2769.487" calcext:value-type="float">
            <text:p><text:s text:c="2"/>2 769</text:p>
          </table:table-cell>
          <table:table-cell office:value-type="float" office:value="2214.768" calcext:value-type="float">
            <text:p><text:s text:c="2"/>2 215</text:p>
          </table:table-cell>
          <table:table-cell office:value-type="float" office:value="1761.139" calcext:value-type="float">
            <text:p><text:s text:c="2"/>1 761</text:p>
          </table:table-cell>
          <table:table-cell office:value-type="float" office:value="1297.928" calcext:value-type="float">
            <text:p><text:s text:c="2"/>1 298</text:p>
          </table:table-cell>
          <table:table-cell office:value-type="float" office:value="963.229" calcext:value-type="float">
            <text:p><text:s text:c="3"/>963</text:p>
          </table:table-cell>
          <table:table-cell office:value-type="float" office:value="787.538999999999" calcext:value-type="float">
            <text:p><text:s text:c="3"/>788</text:p>
          </table:table-cell>
          <table:table-cell office:value-type="float" office:value="587.523" calcext:value-type="float">
            <text:p><text:s text:c="3"/>588</text:p>
          </table:table-cell>
          <table:table-cell office:value-type="float" office:value="363.148" calcext:value-type="float">
            <text:p><text:s text:c="3"/>363</text:p>
          </table:table-cell>
          <table:table-cell office:value-type="float" office:value="237.086" calcext:value-type="float">
            <text:p><text:s text:c="3"/>237</text:p>
          </table:table-cell>
          <table:table-cell office:value-type="float" office:value="199.966" calcext:value-type="float">
            <text:p><text:s text:c="3"/>200</text:p>
          </table:table-cell>
          <table:table-cell office:value-type="float" office:value="158.038" calcext:value-type="float">
            <text:p><text:s text:c="3"/>158</text:p>
          </table:table-cell>
          <table:table-cell office:value-type="float" office:value="111.339" calcext:value-type="float">
            <text:p><text:s text:c="3"/>111</text:p>
          </table:table-cell>
          <table:table-cell office:value-type="float" office:value="59.834" calcext:value-type="float">
            <text:p><text:s text:c="3"/>60</text:p>
          </table:table-cell>
          <table:table-cell office:value-type="float" office:value="92.052" calcext:value-type="float">
            <text:p><text:s text:c="3"/>9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office:value-type="float" office:value="131843.194" calcext:value-type="float">
            <text:p><text:s text:c="2"/>131 843</text:p>
          </table:table-cell>
          <table:table-cell office:value-type="float" office:value="133257.479" calcext:value-type="float">
            <text:p><text:s text:c="2"/>133 257</text:p>
          </table:table-cell>
          <table:table-cell office:value-type="float" office:value="130773.582" calcext:value-type="float">
            <text:p><text:s text:c="2"/>130 774</text:p>
          </table:table-cell>
          <table:table-cell office:value-type="float" office:value="128162.402" calcext:value-type="float">
            <text:p><text:s text:c="2"/>128 162</text:p>
          </table:table-cell>
          <table:table-cell office:value-type="float" office:value="125469.752" calcext:value-type="float">
            <text:p><text:s text:c="2"/>125 470</text:p>
          </table:table-cell>
          <table:table-cell office:value-type="float" office:value="122741.435" calcext:value-type="float">
            <text:p><text:s text:c="2"/>122 741</text:p>
          </table:table-cell>
          <table:table-cell office:value-type="float" office:value="120006.493" calcext:value-type="float">
            <text:p><text:s text:c="2"/>120 006</text:p>
          </table:table-cell>
          <table:table-cell office:value-type="float" office:value="117293.936" calcext:value-type="float">
            <text:p><text:s text:c="2"/>117 294</text:p>
          </table:table-cell>
          <table:table-cell office:value-type="float" office:value="114733.545" calcext:value-type="float">
            <text:p><text:s text:c="2"/>114 734</text:p>
          </table:table-cell>
          <table:table-cell office:value-type="float" office:value="112404.654" calcext:value-type="float">
            <text:p><text:s text:c="2"/>112 405</text:p>
          </table:table-cell>
          <table:table-cell office:value-type="float" office:value="110302.718" calcext:value-type="float">
            <text:p><text:s text:c="2"/>110 303</text:p>
          </table:table-cell>
          <table:table-cell office:value-type="float" office:value="108256.721" calcext:value-type="float">
            <text:p><text:s text:c="2"/>108 257</text:p>
          </table:table-cell>
          <table:table-cell office:value-type="float" office:value="106196.254" calcext:value-type="float">
            <text:p><text:s text:c="2"/>106 196</text:p>
          </table:table-cell>
          <table:table-cell office:value-type="float" office:value="104748.065" calcext:value-type="float">
            <text:p><text:s text:c="2"/>104 748</text:p>
          </table:table-cell>
          <table:table-cell office:value-type="float" office:value="104173.549" calcext:value-type="float">
            <text:p><text:s text:c="2"/>104 174</text:p>
          </table:table-cell>
          <table:table-cell office:value-type="float" office:value="104153.175" calcext:value-type="float">
            <text:p><text:s text:c="2"/>104 153</text:p>
          </table:table-cell>
          <table:table-cell office:value-type="float" office:value="104098.322" calcext:value-type="float">
            <text:p><text:s text:c="2"/>104 098</text:p>
          </table:table-cell>
          <table:table-cell office:value-type="float" office:value="104117.395" calcext:value-type="float">
            <text:p><text:s text:c="2"/>104 117</text:p>
          </table:table-cell>
          <table:table-cell office:value-type="float" office:value="103842.427" calcext:value-type="float">
            <text:p><text:s text:c="2"/>103 842</text:p>
          </table:table-cell>
          <table:table-cell office:value-type="float" office:value="103027.442" calcext:value-type="float">
            <text:p><text:s text:c="2"/>103 027</text:p>
          </table:table-cell>
          <table:table-cell office:value-type="float" office:value="101823.524" calcext:value-type="float">
            <text:p><text:s text:c="2"/>101 824</text:p>
          </table:table-cell>
          <table:table-cell office:value-type="float" office:value="100661.264" calcext:value-type="float">
            <text:p><text:s text:c="2"/>100 661</text:p>
          </table:table-cell>
          <table:table-cell office:value-type="float" office:value="99494.8400000001" calcext:value-type="float">
            <text:p><text:s text:c="2"/>99 495</text:p>
          </table:table-cell>
          <table:table-cell office:value-type="float" office:value="98030.512" calcext:value-type="float">
            <text:p><text:s text:c="2"/>98 031</text:p>
          </table:table-cell>
          <table:table-cell office:value-type="float" office:value="96177.9169999999" calcext:value-type="float">
            <text:p><text:s text:c="2"/>96 178</text:p>
          </table:table-cell>
          <table:table-cell office:value-type="float" office:value="94053.2570000001" calcext:value-type="float">
            <text:p><text:s text:c="2"/>94 053</text:p>
          </table:table-cell>
          <table:table-cell office:value-type="float" office:value="91893.535" calcext:value-type="float">
            <text:p><text:s text:c="2"/>91 894</text:p>
          </table:table-cell>
          <table:table-cell office:value-type="float" office:value="89687.839" calcext:value-type="float">
            <text:p><text:s text:c="2"/>89 688</text:p>
          </table:table-cell>
          <table:table-cell office:value-type="float" office:value="87444.2489999999" calcext:value-type="float">
            <text:p><text:s text:c="2"/>87 444</text:p>
          </table:table-cell>
          <table:table-cell office:value-type="float" office:value="85202.711" calcext:value-type="float">
            <text:p><text:s text:c="2"/>85 203</text:p>
          </table:table-cell>
          <table:table-cell office:value-type="float" office:value="82987.2750000001" calcext:value-type="float">
            <text:p><text:s text:c="2"/>82 987</text:p>
          </table:table-cell>
          <table:table-cell office:value-type="float" office:value="80699.995" calcext:value-type="float">
            <text:p><text:s text:c="2"/>80 700</text:p>
          </table:table-cell>
          <table:table-cell office:value-type="float" office:value="78261.959" calcext:value-type="float">
            <text:p><text:s text:c="2"/>78 262</text:p>
          </table:table-cell>
          <table:table-cell office:value-type="float" office:value="76269.213" calcext:value-type="float">
            <text:p><text:s text:c="2"/>76 269</text:p>
          </table:table-cell>
          <table:table-cell office:value-type="float" office:value="74977.189" calcext:value-type="float">
            <text:p><text:s text:c="2"/>74 977</text:p>
          </table:table-cell>
          <table:table-cell office:value-type="float" office:value="74078.794" calcext:value-type="float">
            <text:p><text:s text:c="2"/>74 079</text:p>
          </table:table-cell>
          <table:table-cell office:value-type="float" office:value="73093.103" calcext:value-type="float">
            <text:p><text:s text:c="2"/>73 093</text:p>
          </table:table-cell>
          <table:table-cell office:value-type="float" office:value="72214.188" calcext:value-type="float">
            <text:p><text:s text:c="2"/>72 214</text:p>
          </table:table-cell>
          <table:table-cell office:value-type="float" office:value="70654.056" calcext:value-type="float">
            <text:p><text:s text:c="2"/>70 654</text:p>
          </table:table-cell>
          <table:table-cell office:value-type="float" office:value="68003.225" calcext:value-type="float">
            <text:p><text:s text:c="2"/>68 003</text:p>
          </table:table-cell>
          <table:table-cell office:value-type="float" office:value="64670.683" calcext:value-type="float">
            <text:p><text:s text:c="2"/>64 671</text:p>
          </table:table-cell>
          <table:table-cell office:value-type="float" office:value="61508.748" calcext:value-type="float">
            <text:p><text:s text:c="2"/>61 509</text:p>
          </table:table-cell>
          <table:table-cell office:value-type="float" office:value="58387.747" calcext:value-type="float">
            <text:p><text:s text:c="2"/>58 388</text:p>
          </table:table-cell>
          <table:table-cell office:value-type="float" office:value="55463.727" calcext:value-type="float">
            <text:p><text:s text:c="2"/>55 464</text:p>
          </table:table-cell>
          <table:table-cell office:value-type="float" office:value="52913.528" calcext:value-type="float">
            <text:p><text:s text:c="2"/>52 914</text:p>
          </table:table-cell>
          <table:table-cell office:value-type="float" office:value="50675.831" calcext:value-type="float">
            <text:p><text:s text:c="2"/>50 676</text:p>
          </table:table-cell>
          <table:table-cell office:value-type="float" office:value="48428.104" calcext:value-type="float">
            <text:p><text:s text:c="2"/>48 428</text:p>
          </table:table-cell>
          <table:table-cell office:value-type="float" office:value="46133.559" calcext:value-type="float">
            <text:p><text:s text:c="2"/>46 134</text:p>
          </table:table-cell>
          <table:table-cell office:value-type="float" office:value="44465.583" calcext:value-type="float">
            <text:p><text:s text:c="2"/>44 466</text:p>
          </table:table-cell>
          <table:table-cell office:value-type="float" office:value="43694.878" calcext:value-type="float">
            <text:p><text:s text:c="2"/>43 695</text:p>
          </table:table-cell>
          <table:table-cell office:value-type="float" office:value="43500.323" calcext:value-type="float">
            <text:p><text:s text:c="2"/>43 500</text:p>
          </table:table-cell>
          <table:table-cell office:value-type="float" office:value="43317.486" calcext:value-type="float">
            <text:p><text:s text:c="2"/>43 317</text:p>
          </table:table-cell>
          <table:table-cell office:value-type="float" office:value="43292.151" calcext:value-type="float">
            <text:p><text:s text:c="2"/>43 292</text:p>
          </table:table-cell>
          <table:table-cell office:value-type="float" office:value="42899.17" calcext:value-type="float">
            <text:p><text:s text:c="2"/>42 899</text:p>
          </table:table-cell>
          <table:table-cell office:value-type="float" office:value="41830.446" calcext:value-type="float">
            <text:p><text:s text:c="2"/>41 830</text:p>
          </table:table-cell>
          <table:table-cell office:value-type="float" office:value="40337.06" calcext:value-type="float">
            <text:p><text:s text:c="2"/>40 337</text:p>
          </table:table-cell>
          <table:table-cell office:value-type="float" office:value="38959.132" calcext:value-type="float">
            <text:p><text:s text:c="2"/>38 959</text:p>
          </table:table-cell>
          <table:table-cell office:value-type="float" office:value="37565.829" calcext:value-type="float">
            <text:p><text:s text:c="2"/>37 566</text:p>
          </table:table-cell>
          <table:table-cell office:value-type="float" office:value="36304.984" calcext:value-type="float">
            <text:p><text:s text:c="2"/>36 305</text:p>
          </table:table-cell>
          <table:table-cell office:value-type="float" office:value="35296.898" calcext:value-type="float">
            <text:p><text:s text:c="2"/>35 297</text:p>
          </table:table-cell>
          <table:table-cell office:value-type="float" office:value="34429.669" calcext:value-type="float">
            <text:p><text:s text:c="2"/>34 430</text:p>
          </table:table-cell>
          <table:table-cell office:value-type="float" office:value="33482.596" calcext:value-type="float">
            <text:p><text:s text:c="2"/>33 483</text:p>
          </table:table-cell>
          <table:table-cell office:value-type="float" office:value="32513.701" calcext:value-type="float">
            <text:p><text:s text:c="2"/>32 514</text:p>
          </table:table-cell>
          <table:table-cell office:value-type="float" office:value="31397.464" calcext:value-type="float">
            <text:p><text:s text:c="2"/>31 397</text:p>
          </table:table-cell>
          <table:table-cell office:value-type="float" office:value="30053.701" calcext:value-type="float">
            <text:p><text:s text:c="2"/>30 054</text:p>
          </table:table-cell>
          <table:table-cell office:value-type="float" office:value="28555.114" calcext:value-type="float">
            <text:p><text:s text:c="2"/>28 555</text:p>
          </table:table-cell>
          <table:table-cell office:value-type="float" office:value="27081.023" calcext:value-type="float">
            <text:p><text:s text:c="2"/>27 081</text:p>
          </table:table-cell>
          <table:table-cell office:value-type="float" office:value="25627.156" calcext:value-type="float">
            <text:p><text:s text:c="2"/>25 627</text:p>
          </table:table-cell>
          <table:table-cell office:value-type="float" office:value="24100.604" calcext:value-type="float">
            <text:p><text:s text:c="2"/>24 101</text:p>
          </table:table-cell>
          <table:table-cell office:value-type="float" office:value="22483.384" calcext:value-type="float">
            <text:p><text:s text:c="2"/>22 483</text:p>
          </table:table-cell>
          <table:table-cell office:value-type="float" office:value="20831.355" calcext:value-type="float">
            <text:p><text:s text:c="2"/>20 831</text:p>
          </table:table-cell>
          <table:table-cell office:value-type="float" office:value="19189.929" calcext:value-type="float">
            <text:p><text:s text:c="2"/>19 190</text:p>
          </table:table-cell>
          <table:table-cell office:value-type="float" office:value="17515.798" calcext:value-type="float">
            <text:p><text:s text:c="2"/>17 516</text:p>
          </table:table-cell>
          <table:table-cell office:value-type="float" office:value="16094.804" calcext:value-type="float">
            <text:p><text:s text:c="2"/>16 095</text:p>
          </table:table-cell>
          <table:table-cell office:value-type="float" office:value="15063.047" calcext:value-type="float">
            <text:p><text:s text:c="2"/>15 063</text:p>
          </table:table-cell>
          <table:table-cell office:value-type="float" office:value="14282.295" calcext:value-type="float">
            <text:p><text:s text:c="2"/>14 282</text:p>
          </table:table-cell>
          <table:table-cell office:value-type="float" office:value="13496.87" calcext:value-type="float">
            <text:p><text:s text:c="2"/>13 497</text:p>
          </table:table-cell>
          <table:table-cell office:value-type="float" office:value="12780.324" calcext:value-type="float">
            <text:p><text:s text:c="2"/>12 780</text:p>
          </table:table-cell>
          <table:table-cell office:value-type="float" office:value="11923.015" calcext:value-type="float">
            <text:p><text:s text:c="2"/>11 923</text:p>
          </table:table-cell>
          <table:table-cell office:value-type="float" office:value="10802.053" calcext:value-type="float">
            <text:p><text:s text:c="2"/>10 802</text:p>
          </table:table-cell>
          <table:table-cell office:value-type="float" office:value="9530.488" calcext:value-type="float">
            <text:p><text:s text:c="2"/>9 530</text:p>
          </table:table-cell>
          <table:table-cell office:value-type="float" office:value="8346.606" calcext:value-type="float">
            <text:p><text:s text:c="2"/>8 347</text:p>
          </table:table-cell>
          <table:table-cell office:value-type="float" office:value="7205.593" calcext:value-type="float">
            <text:p><text:s text:c="2"/>7 206</text:p>
          </table:table-cell>
          <table:table-cell office:value-type="float" office:value="6160.601" calcext:value-type="float">
            <text:p><text:s text:c="2"/>6 161</text:p>
          </table:table-cell>
          <table:table-cell office:value-type="float" office:value="5263.013" calcext:value-type="float">
            <text:p><text:s text:c="2"/>5 263</text:p>
          </table:table-cell>
          <table:table-cell office:value-type="float" office:value="4482.499" calcext:value-type="float">
            <text:p><text:s text:c="2"/>4 482</text:p>
          </table:table-cell>
          <table:table-cell office:value-type="float" office:value="3717.721" calcext:value-type="float">
            <text:p><text:s text:c="2"/>3 718</text:p>
          </table:table-cell>
          <table:table-cell office:value-type="float" office:value="3013.85" calcext:value-type="float">
            <text:p><text:s text:c="2"/>3 014</text:p>
          </table:table-cell>
          <table:table-cell office:value-type="float" office:value="2427.178" calcext:value-type="float">
            <text:p><text:s text:c="2"/>2 427</text:p>
          </table:table-cell>
          <table:table-cell office:value-type="float" office:value="1930.035" calcext:value-type="float">
            <text:p><text:s text:c="2"/>1 930</text:p>
          </table:table-cell>
          <table:table-cell office:value-type="float" office:value="1505.25" calcext:value-type="float">
            <text:p><text:s text:c="2"/>1 505</text:p>
          </table:table-cell>
          <table:table-cell office:value-type="float" office:value="1098.953" calcext:value-type="float">
            <text:p><text:s text:c="2"/>1 099</text:p>
          </table:table-cell>
          <table:table-cell office:value-type="float" office:value="821.444" calcext:value-type="float">
            <text:p><text:s text:c="3"/>821</text:p>
          </table:table-cell>
          <table:table-cell office:value-type="float" office:value="670.042999999999" calcext:value-type="float">
            <text:p><text:s text:c="3"/>670</text:p>
          </table:table-cell>
          <table:table-cell office:value-type="float" office:value="498.131" calcext:value-type="float">
            <text:p><text:s text:c="3"/>498</text:p>
          </table:table-cell>
          <table:table-cell office:value-type="float" office:value="305.724" calcext:value-type="float">
            <text:p><text:s text:c="3"/>306</text:p>
          </table:table-cell>
          <table:table-cell office:value-type="float" office:value="209.324" calcext:value-type="float">
            <text:p><text:s text:c="3"/>209</text:p>
          </table:table-cell>
          <table:table-cell office:value-type="float" office:value="165.252" calcext:value-type="float">
            <text:p><text:s text:c="3"/>165</text:p>
          </table:table-cell>
          <table:table-cell office:value-type="float" office:value="116.408" calcext:value-type="float">
            <text:p><text:s text:c="3"/>116</text:p>
          </table:table-cell>
          <table:table-cell office:value-type="float" office:value="62.785" calcext:value-type="float">
            <text:p><text:s text:c="3"/>63</text:p>
          </table:table-cell>
          <table:table-cell office:value-type="float" office:value="97.531" calcext:value-type="float">
            <text:p><text:s text:c="3"/>9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127693.953" calcext:value-type="float">
            <text:p><text:s text:c="2"/>127 694</text:p>
          </table:table-cell>
          <table:table-cell office:value-type="float" office:value="128480.604" calcext:value-type="float">
            <text:p><text:s text:c="2"/>128 481</text:p>
          </table:table-cell>
          <table:table-cell office:value-type="float" office:value="132074.184" calcext:value-type="float">
            <text:p><text:s text:c="2"/>132 074</text:p>
          </table:table-cell>
          <table:table-cell office:value-type="float" office:value="130054.774" calcext:value-type="float">
            <text:p><text:s text:c="2"/>130 055</text:p>
          </table:table-cell>
          <table:table-cell office:value-type="float" office:value="127772.164" calcext:value-type="float">
            <text:p><text:s text:c="2"/>127 772</text:p>
          </table:table-cell>
          <table:table-cell office:value-type="float" office:value="125291.896" calcext:value-type="float">
            <text:p><text:s text:c="2"/>125 292</text:p>
          </table:table-cell>
          <table:table-cell office:value-type="float" office:value="122679.528" calcext:value-type="float">
            <text:p><text:s text:c="2"/>122 680</text:p>
          </table:table-cell>
          <table:table-cell office:value-type="float" office:value="119966.963" calcext:value-type="float">
            <text:p><text:s text:c="2"/>119 967</text:p>
          </table:table-cell>
          <table:table-cell office:value-type="float" office:value="117186.132" calcext:value-type="float">
            <text:p><text:s text:c="2"/>117 186</text:p>
          </table:table-cell>
          <table:table-cell office:value-type="float" office:value="114570.577" calcext:value-type="float">
            <text:p><text:s text:c="2"/>114 571</text:p>
          </table:table-cell>
          <table:table-cell office:value-type="float" office:value="112253.083" calcext:value-type="float">
            <text:p><text:s text:c="2"/>112 253</text:p>
          </table:table-cell>
          <table:table-cell office:value-type="float" office:value="110198.358" calcext:value-type="float">
            <text:p><text:s text:c="2"/>110 198</text:p>
          </table:table-cell>
          <table:table-cell office:value-type="float" office:value="108153.146" calcext:value-type="float">
            <text:p><text:s text:c="2"/>108 153</text:p>
          </table:table-cell>
          <table:table-cell office:value-type="float" office:value="106065.914" calcext:value-type="float">
            <text:p><text:s text:c="2"/>106 066</text:p>
          </table:table-cell>
          <table:table-cell office:value-type="float" office:value="104587.709" calcext:value-type="float">
            <text:p><text:s text:c="2"/>104 588</text:p>
          </table:table-cell>
          <table:table-cell office:value-type="float" office:value="103984.672" calcext:value-type="float">
            <text:p><text:s text:c="2"/>103 985</text:p>
          </table:table-cell>
          <table:table-cell office:value-type="float" office:value="103937.426" calcext:value-type="float">
            <text:p><text:s text:c="2"/>103 937</text:p>
          </table:table-cell>
          <table:table-cell office:value-type="float" office:value="103851.557" calcext:value-type="float">
            <text:p><text:s text:c="2"/>103 852</text:p>
          </table:table-cell>
          <table:table-cell office:value-type="float" office:value="103835.312" calcext:value-type="float">
            <text:p><text:s text:c="2"/>103 835</text:p>
          </table:table-cell>
          <table:table-cell office:value-type="float" office:value="103538.99" calcext:value-type="float">
            <text:p><text:s text:c="2"/>103 539</text:p>
          </table:table-cell>
          <table:table-cell office:value-type="float" office:value="102724.719" calcext:value-type="float">
            <text:p><text:s text:c="2"/>102 725</text:p>
          </table:table-cell>
          <table:table-cell office:value-type="float" office:value="101536.31" calcext:value-type="float">
            <text:p><text:s text:c="2"/>101 536</text:p>
          </table:table-cell>
          <table:table-cell office:value-type="float" office:value="100388.031" calcext:value-type="float">
            <text:p><text:s text:c="2"/>100 388</text:p>
          </table:table-cell>
          <table:table-cell office:value-type="float" office:value="99236.188" calcext:value-type="float">
            <text:p><text:s text:c="2"/>99 236</text:p>
          </table:table-cell>
          <table:table-cell office:value-type="float" office:value="97788.23" calcext:value-type="float">
            <text:p><text:s text:c="2"/>97 788</text:p>
          </table:table-cell>
          <table:table-cell office:value-type="float" office:value="95952.38" calcext:value-type="float">
            <text:p><text:s text:c="2"/>95 952</text:p>
          </table:table-cell>
          <table:table-cell office:value-type="float" office:value="93844.155" calcext:value-type="float">
            <text:p><text:s text:c="2"/>93 844</text:p>
          </table:table-cell>
          <table:table-cell office:value-type="float" office:value="91701.991" calcext:value-type="float">
            <text:p><text:s text:c="2"/>91 702</text:p>
          </table:table-cell>
          <table:table-cell office:value-type="float" office:value="89515.4090000001" calcext:value-type="float">
            <text:p><text:s text:c="2"/>89 515</text:p>
          </table:table-cell>
          <table:table-cell office:value-type="float" office:value="87283.527" calcext:value-type="float">
            <text:p><text:s text:c="2"/>87 284</text:p>
          </table:table-cell>
          <table:table-cell office:value-type="float" office:value="85042.1979999998" calcext:value-type="float">
            <text:p><text:s text:c="2"/>85 042</text:p>
          </table:table-cell>
          <table:table-cell office:value-type="float" office:value="82819.221" calcext:value-type="float">
            <text:p><text:s text:c="2"/>82 819</text:p>
          </table:table-cell>
          <table:table-cell office:value-type="float" office:value="80524.55" calcext:value-type="float">
            <text:p><text:s text:c="2"/>80 525</text:p>
          </table:table-cell>
          <table:table-cell office:value-type="float" office:value="78077.755" calcext:value-type="float">
            <text:p><text:s text:c="2"/>78 078</text:p>
          </table:table-cell>
          <table:table-cell office:value-type="float" office:value="76076.829" calcext:value-type="float">
            <text:p><text:s text:c="2"/>76 077</text:p>
          </table:table-cell>
          <table:table-cell office:value-type="float" office:value="74779.042" calcext:value-type="float">
            <text:p><text:s text:c="2"/>74 779</text:p>
          </table:table-cell>
          <table:table-cell office:value-type="float" office:value="73876.1" calcext:value-type="float">
            <text:p><text:s text:c="2"/>73 876</text:p>
          </table:table-cell>
          <table:table-cell office:value-type="float" office:value="72884.366" calcext:value-type="float">
            <text:p><text:s text:c="2"/>72 884</text:p>
          </table:table-cell>
          <table:table-cell office:value-type="float" office:value="71998.6949999999" calcext:value-type="float">
            <text:p><text:s text:c="2"/>71 999</text:p>
          </table:table-cell>
          <table:table-cell office:value-type="float" office:value="70430.917" calcext:value-type="float">
            <text:p><text:s text:c="2"/>70 431</text:p>
          </table:table-cell>
          <table:table-cell office:value-type="float" office:value="67771.2929999999" calcext:value-type="float">
            <text:p><text:s text:c="2"/>67 771</text:p>
          </table:table-cell>
          <table:table-cell office:value-type="float" office:value="64429.279" calcext:value-type="float">
            <text:p><text:s text:c="2"/>64 429</text:p>
          </table:table-cell>
          <table:table-cell office:value-type="float" office:value="61257.131" calcext:value-type="float">
            <text:p><text:s text:c="2"/>61 257</text:p>
          </table:table-cell>
          <table:table-cell office:value-type="float" office:value="58124.098" calcext:value-type="float">
            <text:p><text:s text:c="2"/>58 124</text:p>
          </table:table-cell>
          <table:table-cell office:value-type="float" office:value="55191.543" calcext:value-type="float">
            <text:p><text:s text:c="2"/>55 192</text:p>
          </table:table-cell>
          <table:table-cell office:value-type="float" office:value="52638.675" calcext:value-type="float">
            <text:p><text:s text:c="2"/>52 639</text:p>
          </table:table-cell>
          <table:table-cell office:value-type="float" office:value="50401.141" calcext:value-type="float">
            <text:p><text:s text:c="2"/>50 401</text:p>
          </table:table-cell>
          <table:table-cell office:value-type="float" office:value="48151.924" calcext:value-type="float">
            <text:p><text:s text:c="2"/>48 152</text:p>
          </table:table-cell>
          <table:table-cell office:value-type="float" office:value="45856.155" calcext:value-type="float">
            <text:p><text:s text:c="2"/>45 856</text:p>
          </table:table-cell>
          <table:table-cell office:value-type="float" office:value="44178.844" calcext:value-type="float">
            <text:p><text:s text:c="2"/>44 179</text:p>
          </table:table-cell>
          <table:table-cell office:value-type="float" office:value="43386.4" calcext:value-type="float">
            <text:p><text:s text:c="2"/>43 386</text:p>
          </table:table-cell>
          <table:table-cell office:value-type="float" office:value="43161.942" calcext:value-type="float">
            <text:p><text:s text:c="2"/>43 162</text:p>
          </table:table-cell>
          <table:table-cell office:value-type="float" office:value="42949.087" calcext:value-type="float">
            <text:p><text:s text:c="2"/>42 949</text:p>
          </table:table-cell>
          <table:table-cell office:value-type="float" office:value="42891.443" calcext:value-type="float">
            <text:p><text:s text:c="2"/>42 891</text:p>
          </table:table-cell>
          <table:table-cell office:value-type="float" office:value="42469.631" calcext:value-type="float">
            <text:p><text:s text:c="2"/>42 470</text:p>
          </table:table-cell>
          <table:table-cell office:value-type="float" office:value="41379.119" calcext:value-type="float">
            <text:p><text:s text:c="2"/>41 379</text:p>
          </table:table-cell>
          <table:table-cell office:value-type="float" office:value="39867.795" calcext:value-type="float">
            <text:p><text:s text:c="2"/>39 868</text:p>
          </table:table-cell>
          <table:table-cell office:value-type="float" office:value="38469.946" calcext:value-type="float">
            <text:p><text:s text:c="2"/>38 470</text:p>
          </table:table-cell>
          <table:table-cell office:value-type="float" office:value="37056.901" calcext:value-type="float">
            <text:p><text:s text:c="2"/>37 057</text:p>
          </table:table-cell>
          <table:table-cell office:value-type="float" office:value="35770.393" calcext:value-type="float">
            <text:p><text:s text:c="2"/>35 770</text:p>
          </table:table-cell>
          <table:table-cell office:value-type="float" office:value="34727.426" calcext:value-type="float">
            <text:p><text:s text:c="2"/>34 727</text:p>
          </table:table-cell>
          <table:table-cell office:value-type="float" office:value="33819.764" calcext:value-type="float">
            <text:p><text:s text:c="2"/>33 820</text:p>
          </table:table-cell>
          <table:table-cell office:value-type="float" office:value="32834.031" calcext:value-type="float">
            <text:p><text:s text:c="2"/>32 834</text:p>
          </table:table-cell>
          <table:table-cell office:value-type="float" office:value="31827.215" calcext:value-type="float">
            <text:p><text:s text:c="2"/>31 827</text:p>
          </table:table-cell>
          <table:table-cell office:value-type="float" office:value="30675.9" calcext:value-type="float">
            <text:p><text:s text:c="2"/>30 676</text:p>
          </table:table-cell>
          <table:table-cell office:value-type="float" office:value="29301.823" calcext:value-type="float">
            <text:p><text:s text:c="2"/>29 302</text:p>
          </table:table-cell>
          <table:table-cell office:value-type="float" office:value="27777.021" calcext:value-type="float">
            <text:p><text:s text:c="2"/>27 777</text:p>
          </table:table-cell>
          <table:table-cell office:value-type="float" office:value="26277.287" calcext:value-type="float">
            <text:p><text:s text:c="2"/>26 277</text:p>
          </table:table-cell>
          <table:table-cell office:value-type="float" office:value="24798.008" calcext:value-type="float">
            <text:p><text:s text:c="2"/>24 798</text:p>
          </table:table-cell>
          <table:table-cell office:value-type="float" office:value="23253.305" calcext:value-type="float">
            <text:p><text:s text:c="2"/>23 253</text:p>
          </table:table-cell>
          <table:table-cell office:value-type="float" office:value="21628.076" calcext:value-type="float">
            <text:p><text:s text:c="2"/>21 628</text:p>
          </table:table-cell>
          <table:table-cell office:value-type="float" office:value="19974.823" calcext:value-type="float">
            <text:p><text:s text:c="2"/>19 975</text:p>
          </table:table-cell>
          <table:table-cell office:value-type="float" office:value="18334.797" calcext:value-type="float">
            <text:p><text:s text:c="2"/>18 335</text:p>
          </table:table-cell>
          <table:table-cell office:value-type="float" office:value="16668.025" calcext:value-type="float">
            <text:p><text:s text:c="2"/>16 668</text:p>
          </table:table-cell>
          <table:table-cell office:value-type="float" office:value="15245.942" calcext:value-type="float">
            <text:p><text:s text:c="2"/>15 246</text:p>
          </table:table-cell>
          <table:table-cell office:value-type="float" office:value="14197.801" calcext:value-type="float">
            <text:p><text:s text:c="2"/>14 198</text:p>
          </table:table-cell>
          <table:table-cell office:value-type="float" office:value="13393.358" calcext:value-type="float">
            <text:p><text:s text:c="2"/>13 393</text:p>
          </table:table-cell>
          <table:table-cell office:value-type="float" office:value="12590.65" calcext:value-type="float">
            <text:p><text:s text:c="2"/>12 591</text:p>
          </table:table-cell>
          <table:table-cell office:value-type="float" office:value="11859.128" calcext:value-type="float">
            <text:p><text:s text:c="2"/>11 859</text:p>
          </table:table-cell>
          <table:table-cell office:value-type="float" office:value="11004.256" calcext:value-type="float">
            <text:p><text:s text:c="2"/>11 004</text:p>
          </table:table-cell>
          <table:table-cell office:value-type="float" office:value="9911.6" calcext:value-type="float">
            <text:p><text:s text:c="2"/>9 912</text:p>
          </table:table-cell>
          <table:table-cell office:value-type="float" office:value="8686.71200000001" calcext:value-type="float">
            <text:p><text:s text:c="2"/>8 687</text:p>
          </table:table-cell>
          <table:table-cell office:value-type="float" office:value="7550.435" calcext:value-type="float">
            <text:p><text:s text:c="2"/>7 550</text:p>
          </table:table-cell>
          <table:table-cell office:value-type="float" office:value="6459.626" calcext:value-type="float">
            <text:p><text:s text:c="2"/>6 460</text:p>
          </table:table-cell>
          <table:table-cell office:value-type="float" office:value="5471.359" calcext:value-type="float">
            <text:p><text:s text:c="2"/>5 471</text:p>
          </table:table-cell>
          <table:table-cell office:value-type="float" office:value="4636.624" calcext:value-type="float">
            <text:p><text:s text:c="2"/>4 637</text:p>
          </table:table-cell>
          <table:table-cell office:value-type="float" office:value="3922.885" calcext:value-type="float">
            <text:p><text:s text:c="2"/>3 923</text:p>
          </table:table-cell>
          <table:table-cell office:value-type="float" office:value="3211.949" calcext:value-type="float">
            <text:p><text:s text:c="2"/>3 212</text:p>
          </table:table-cell>
          <table:table-cell office:value-type="float" office:value="2582.833" calcext:value-type="float">
            <text:p><text:s text:c="2"/>2 583</text:p>
          </table:table-cell>
          <table:table-cell office:value-type="float" office:value="2086.334" calcext:value-type="float">
            <text:p><text:s text:c="2"/>2 086</text:p>
          </table:table-cell>
          <table:table-cell office:value-type="float" office:value="1646.398" calcext:value-type="float">
            <text:p><text:s text:c="2"/>1 646</text:p>
          </table:table-cell>
          <table:table-cell office:value-type="float" office:value="1250.185" calcext:value-type="float">
            <text:p><text:s text:c="2"/>1 250</text:p>
          </table:table-cell>
          <table:table-cell office:value-type="float" office:value="900.526" calcext:value-type="float">
            <text:p><text:s text:c="3"/>901</text:p>
          </table:table-cell>
          <table:table-cell office:value-type="float" office:value="680.026" calcext:value-type="float">
            <text:p><text:s text:c="3"/>680</text:p>
          </table:table-cell>
          <table:table-cell office:value-type="float" office:value="552.817" calcext:value-type="float">
            <text:p><text:s text:c="3"/>553</text:p>
          </table:table-cell>
          <table:table-cell office:value-type="float" office:value="408.937" calcext:value-type="float">
            <text:p><text:s text:c="3"/>409</text:p>
          </table:table-cell>
          <table:table-cell office:value-type="float" office:value="248.403" calcext:value-type="float">
            <text:p><text:s text:c="3"/>248</text:p>
          </table:table-cell>
          <table:table-cell office:value-type="float" office:value="172.734" calcext:value-type="float">
            <text:p><text:s text:c="3"/>173</text:p>
          </table:table-cell>
          <table:table-cell office:value-type="float" office:value="121.627" calcext:value-type="float">
            <text:p><text:s text:c="3"/>122</text:p>
          </table:table-cell>
          <table:table-cell office:value-type="float" office:value="65.808" calcext:value-type="float">
            <text:p><text:s text:c="3"/>66</text:p>
          </table:table-cell>
          <table:table-cell office:value-type="float" office:value="103.144" calcext:value-type="float">
            <text:p><text:s text:c="3"/>10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 office:value-type="float" office:value="123044.721" calcext:value-type="float">
            <text:p><text:s text:c="2"/>123 045</text:p>
          </table:table-cell>
          <table:table-cell office:value-type="float" office:value="125846.398" calcext:value-type="float">
            <text:p><text:s text:c="2"/>125 846</text:p>
          </table:table-cell>
          <table:table-cell office:value-type="float" office:value="127515.319" calcext:value-type="float">
            <text:p><text:s text:c="2"/>127 515</text:p>
          </table:table-cell>
          <table:table-cell office:value-type="float" office:value="130948.978" calcext:value-type="float">
            <text:p><text:s text:c="2"/>130 949</text:p>
          </table:table-cell>
          <table:table-cell office:value-type="float" office:value="129392.613" calcext:value-type="float">
            <text:p><text:s text:c="2"/>129 393</text:p>
          </table:table-cell>
          <table:table-cell office:value-type="float" office:value="127436.463" calcext:value-type="float">
            <text:p><text:s text:c="2"/>127 436</text:p>
          </table:table-cell>
          <table:table-cell office:value-type="float" office:value="125165.987" calcext:value-type="float">
            <text:p><text:s text:c="2"/>125 166</text:p>
          </table:table-cell>
          <table:table-cell office:value-type="float" office:value="122666.649" calcext:value-type="float">
            <text:p><text:s text:c="2"/>122 667</text:p>
          </table:table-cell>
          <table:table-cell office:value-type="float" office:value="119973.215" calcext:value-type="float">
            <text:p><text:s text:c="2"/>119 973</text:p>
          </table:table-cell>
          <table:table-cell office:value-type="float" office:value="117120.506" calcext:value-type="float">
            <text:p><text:s text:c="2"/>117 121</text:p>
          </table:table-cell>
          <table:table-cell office:value-type="float" office:value="114447.149" calcext:value-type="float">
            <text:p><text:s text:c="2"/>114 447</text:p>
          </table:table-cell>
          <table:table-cell office:value-type="float" office:value="112139.853" calcext:value-type="float">
            <text:p><text:s text:c="2"/>112 140</text:p>
          </table:table-cell>
          <table:table-cell office:value-type="float" office:value="110132.142" calcext:value-type="float">
            <text:p><text:s text:c="2"/>110 132</text:p>
          </table:table-cell>
          <table:table-cell office:value-type="float" office:value="108087.49" calcext:value-type="float">
            <text:p><text:s text:c="2"/>108 087</text:p>
          </table:table-cell>
          <table:table-cell office:value-type="float" office:value="105973.172" calcext:value-type="float">
            <text:p><text:s text:c="2"/>105 973</text:p>
          </table:table-cell>
          <table:table-cell office:value-type="float" office:value="104465.378" calcext:value-type="float">
            <text:p><text:s text:c="2"/>104 465</text:p>
          </table:table-cell>
          <table:table-cell office:value-type="float" office:value="103835.213" calcext:value-type="float">
            <text:p><text:s text:c="2"/>103 835</text:p>
          </table:table-cell>
          <table:table-cell office:value-type="float" office:value="103763.042" calcext:value-type="float">
            <text:p><text:s text:c="2"/>103 763</text:p>
          </table:table-cell>
          <table:table-cell office:value-type="float" office:value="103648.103" calcext:value-type="float">
            <text:p><text:s text:c="2"/>103 648</text:p>
          </table:table-cell>
          <table:table-cell office:value-type="float" office:value="103598.589" calcext:value-type="float">
            <text:p><text:s text:c="2"/>103 599</text:p>
          </table:table-cell>
          <table:table-cell office:value-type="float" office:value="103282.464" calcext:value-type="float">
            <text:p><text:s text:c="2"/>103 282</text:p>
          </table:table-cell>
          <table:table-cell office:value-type="float" office:value="102469.629" calcext:value-type="float">
            <text:p><text:s text:c="2"/>102 470</text:p>
          </table:table-cell>
          <table:table-cell office:value-type="float" office:value="101296.874" calcext:value-type="float">
            <text:p><text:s text:c="2"/>101 297</text:p>
          </table:table-cell>
          <table:table-cell office:value-type="float" office:value="100162.74" calcext:value-type="float">
            <text:p><text:s text:c="2"/>100 163</text:p>
          </table:table-cell>
          <table:table-cell office:value-type="float" office:value="99025.6379999999" calcext:value-type="float">
            <text:p><text:s text:c="2"/>99 026</text:p>
          </table:table-cell>
          <table:table-cell office:value-type="float" office:value="97593.4620000001" calcext:value-type="float">
            <text:p><text:s text:c="2"/>97 593</text:p>
          </table:table-cell>
          <table:table-cell office:value-type="float" office:value="95772.7400000001" calcext:value-type="float">
            <text:p><text:s text:c="2"/>95 773</text:p>
          </table:table-cell>
          <table:table-cell office:value-type="float" office:value="93678.7420000001" calcext:value-type="float">
            <text:p><text:s text:c="2"/>93 679</text:p>
          </table:table-cell>
          <table:table-cell office:value-type="float" office:value="91551.878" calcext:value-type="float">
            <text:p><text:s text:c="2"/>91 552</text:p>
          </table:table-cell>
          <table:table-cell office:value-type="float" office:value="89382.086" calcext:value-type="float">
            <text:p><text:s text:c="2"/>89 382</text:p>
          </table:table-cell>
          <table:table-cell office:value-type="float" office:value="87159.75" calcext:value-type="float">
            <text:p><text:s text:c="2"/>87 160</text:p>
          </table:table-cell>
          <table:table-cell office:value-type="float" office:value="84916.736" calcext:value-type="float">
            <text:p><text:s text:c="2"/>84 917</text:p>
          </table:table-cell>
          <table:table-cell office:value-type="float" office:value="82684.605" calcext:value-type="float">
            <text:p><text:s text:c="2"/>82 685</text:p>
          </table:table-cell>
          <table:table-cell office:value-type="float" office:value="80380.853" calcext:value-type="float">
            <text:p><text:s text:c="2"/>80 381</text:p>
          </table:table-cell>
          <table:table-cell office:value-type="float" office:value="77923.326" calcext:value-type="float">
            <text:p><text:s text:c="2"/>77 923</text:p>
          </table:table-cell>
          <table:table-cell office:value-type="float" office:value="75913.27" calcext:value-type="float">
            <text:p><text:s text:c="2"/>75 913</text:p>
          </table:table-cell>
          <table:table-cell office:value-type="float" office:value="74610.153" calcext:value-type="float">
            <text:p><text:s text:c="2"/>74 610</text:p>
          </table:table-cell>
          <table:table-cell office:value-type="float" office:value="73703.99" calcext:value-type="float">
            <text:p><text:s text:c="2"/>73 704</text:p>
          </table:table-cell>
          <table:table-cell office:value-type="float" office:value="72707.4089999999" calcext:value-type="float">
            <text:p><text:s text:c="2"/>72 707</text:p>
          </table:table-cell>
          <table:table-cell office:value-type="float" office:value="71816.386" calcext:value-type="float">
            <text:p><text:s text:c="2"/>71 816</text:p>
          </table:table-cell>
          <table:table-cell office:value-type="float" office:value="70241.22" calcext:value-type="float">
            <text:p><text:s text:c="2"/>70 241</text:p>
          </table:table-cell>
          <table:table-cell office:value-type="float" office:value="67571.19" calcext:value-type="float">
            <text:p><text:s text:c="2"/>67 571</text:p>
          </table:table-cell>
          <table:table-cell office:value-type="float" office:value="64216.91" calcext:value-type="float">
            <text:p><text:s text:c="2"/>64 217</text:p>
          </table:table-cell>
          <table:table-cell office:value-type="float" office:value="61031.929" calcext:value-type="float">
            <text:p><text:s text:c="2"/>61 032</text:p>
          </table:table-cell>
          <table:table-cell office:value-type="float" office:value="57884.22" calcext:value-type="float">
            <text:p><text:s text:c="2"/>57 884</text:p>
          </table:table-cell>
          <table:table-cell office:value-type="float" office:value="54940.986" calcext:value-type="float">
            <text:p><text:s text:c="2"/>54 941</text:p>
          </table:table-cell>
          <table:table-cell office:value-type="float" office:value="52384.087" calcext:value-type="float">
            <text:p><text:s text:c="2"/>52 384</text:p>
          </table:table-cell>
          <table:table-cell office:value-type="float" office:value="50145.923" calcext:value-type="float">
            <text:p><text:s text:c="2"/>50 146</text:p>
          </table:table-cell>
          <table:table-cell office:value-type="float" office:value="47894.33" calcext:value-type="float">
            <text:p><text:s text:c="2"/>47 894</text:p>
          </table:table-cell>
          <table:table-cell office:value-type="float" office:value="45596.415" calcext:value-type="float">
            <text:p><text:s text:c="2"/>45 596</text:p>
          </table:table-cell>
          <table:table-cell office:value-type="float" office:value="43909.059" calcext:value-type="float">
            <text:p><text:s text:c="2"/>43 909</text:p>
          </table:table-cell>
          <table:table-cell office:value-type="float" office:value="43094.361" calcext:value-type="float">
            <text:p><text:s text:c="2"/>43 094</text:p>
          </table:table-cell>
          <table:table-cell office:value-type="float" office:value="42839.671" calcext:value-type="float">
            <text:p><text:s text:c="2"/>42 840</text:p>
          </table:table-cell>
          <table:table-cell office:value-type="float" office:value="42596.555" calcext:value-type="float">
            <text:p><text:s text:c="2"/>42 597</text:p>
          </table:table-cell>
          <table:table-cell office:value-type="float" office:value="42506.353" calcext:value-type="float">
            <text:p><text:s text:c="2"/>42 506</text:p>
          </table:table-cell>
          <table:table-cell office:value-type="float" office:value="42055.508" calcext:value-type="float">
            <text:p><text:s text:c="2"/>42 056</text:p>
          </table:table-cell>
          <table:table-cell office:value-type="float" office:value="40942.979" calcext:value-type="float">
            <text:p><text:s text:c="2"/>40 943</text:p>
          </table:table-cell>
          <table:table-cell office:value-type="float" office:value="39413.453" calcext:value-type="float">
            <text:p><text:s text:c="2"/>39 413</text:p>
          </table:table-cell>
          <table:table-cell office:value-type="float" office:value="37995.401" calcext:value-type="float">
            <text:p><text:s text:c="2"/>37 995</text:p>
          </table:table-cell>
          <table:table-cell office:value-type="float" office:value="36562.423" calcext:value-type="float">
            <text:p><text:s text:c="2"/>36 562</text:p>
          </table:table-cell>
          <table:table-cell office:value-type="float" office:value="35249.909" calcext:value-type="float">
            <text:p><text:s text:c="2"/>35 250</text:p>
          </table:table-cell>
          <table:table-cell office:value-type="float" office:value="34171.493" calcext:value-type="float">
            <text:p><text:s text:c="2"/>34 171</text:p>
          </table:table-cell>
          <table:table-cell office:value-type="float" office:value="33222.677" calcext:value-type="float">
            <text:p><text:s text:c="2"/>33 223</text:p>
          </table:table-cell>
          <table:table-cell office:value-type="float" office:value="32197.595" calcext:value-type="float">
            <text:p><text:s text:c="2"/>32 198</text:p>
          </table:table-cell>
          <table:table-cell office:value-type="float" office:value="31152.127" calcext:value-type="float">
            <text:p><text:s text:c="2"/>31 152</text:p>
          </table:table-cell>
          <table:table-cell office:value-type="float" office:value="29965.057" calcext:value-type="float">
            <text:p><text:s text:c="2"/>29 965</text:p>
          </table:table-cell>
          <table:table-cell office:value-type="float" office:value="28560.122" calcext:value-type="float">
            <text:p><text:s text:c="2"/>28 560</text:p>
          </table:table-cell>
          <table:table-cell office:value-type="float" office:value="27008.618" calcext:value-type="float">
            <text:p><text:s text:c="2"/>27 009</text:p>
          </table:table-cell>
          <table:table-cell office:value-type="float" office:value="25482.713" calcext:value-type="float">
            <text:p><text:s text:c="2"/>25 483</text:p>
          </table:table-cell>
          <table:table-cell office:value-type="float" office:value="23977.454" calcext:value-type="float">
            <text:p><text:s text:c="2"/>23 977</text:p>
          </table:table-cell>
          <table:table-cell office:value-type="float" office:value="22414.12" calcext:value-type="float">
            <text:p><text:s text:c="2"/>22 414</text:p>
          </table:table-cell>
          <table:table-cell office:value-type="float" office:value="20780.421" calcext:value-type="float">
            <text:p><text:s text:c="2"/>20 780</text:p>
          </table:table-cell>
          <table:table-cell office:value-type="float" office:value="19125.481" calcext:value-type="float">
            <text:p><text:s text:c="2"/>19 125</text:p>
          </table:table-cell>
          <table:table-cell office:value-type="float" office:value="17486.436" calcext:value-type="float">
            <text:p><text:s text:c="2"/>17 486</text:p>
          </table:table-cell>
          <table:table-cell office:value-type="float" office:value="15826.635" calcext:value-type="float">
            <text:p><text:s text:c="2"/>15 827</text:p>
          </table:table-cell>
          <table:table-cell office:value-type="float" office:value="14402.961" calcext:value-type="float">
            <text:p><text:s text:c="2"/>14 403</text:p>
          </table:table-cell>
          <table:table-cell office:value-type="float" office:value="13337.831" calcext:value-type="float">
            <text:p><text:s text:c="2"/>13 338</text:p>
          </table:table-cell>
          <table:table-cell office:value-type="float" office:value="12509.078" calcext:value-type="float">
            <text:p><text:s text:c="2"/>12 509</text:p>
          </table:table-cell>
          <table:table-cell office:value-type="float" office:value="11688.459" calcext:value-type="float">
            <text:p><text:s text:c="2"/>11 688</text:p>
          </table:table-cell>
          <table:table-cell office:value-type="float" office:value="10941.369" calcext:value-type="float">
            <text:p><text:s text:c="2"/>10 941</text:p>
          </table:table-cell>
          <table:table-cell office:value-type="float" office:value="10088.401" calcext:value-type="float">
            <text:p><text:s text:c="2"/>10 088</text:p>
          </table:table-cell>
          <table:table-cell office:value-type="float" office:value="9023.582" calcext:value-type="float">
            <text:p><text:s text:c="2"/>9 024</text:p>
          </table:table-cell>
          <table:table-cell office:value-type="float" office:value="7844.962" calcext:value-type="float">
            <text:p><text:s text:c="2"/>7 845</text:p>
          </table:table-cell>
          <table:table-cell office:value-type="float" office:value="6755.87900000001" calcext:value-type="float">
            <text:p><text:s text:c="2"/>6 756</text:p>
          </table:table-cell>
          <table:table-cell office:value-type="float" office:value="5714.885" calcext:value-type="float">
            <text:p><text:s text:c="2"/>5 715</text:p>
          </table:table-cell>
          <table:table-cell office:value-type="float" office:value="4783.038" calcext:value-type="float">
            <text:p><text:s text:c="2"/>4 783</text:p>
          </table:table-cell>
          <table:table-cell office:value-type="float" office:value="4010.932" calcext:value-type="float">
            <text:p><text:s text:c="2"/>4 011</text:p>
          </table:table-cell>
          <table:table-cell office:value-type="float" office:value="3363.769" calcext:value-type="float">
            <text:p><text:s text:c="2"/>3 364</text:p>
          </table:table-cell>
          <table:table-cell office:value-type="float" office:value="2706.563" calcext:value-type="float">
            <text:p><text:s text:c="2"/>2 707</text:p>
          </table:table-cell>
          <table:table-cell office:value-type="float" office:value="2152.122" calcext:value-type="float">
            <text:p><text:s text:c="2"/>2 152</text:p>
          </table:table-cell>
          <table:table-cell office:value-type="float" office:value="1745.727" calcext:value-type="float">
            <text:p><text:s text:c="2"/>1 746</text:p>
          </table:table-cell>
          <table:table-cell office:value-type="float" office:value="1362.939" calcext:value-type="float">
            <text:p><text:s text:c="2"/>1 363</text:p>
          </table:table-cell>
          <table:table-cell office:value-type="float" office:value="995.176" calcext:value-type="float">
            <text:p><text:s text:c="3"/>995</text:p>
          </table:table-cell>
          <table:table-cell office:value-type="float" office:value="702.147" calcext:value-type="float">
            <text:p><text:s text:c="3"/>702</text:p>
          </table:table-cell>
          <table:table-cell office:value-type="float" office:value="538.622" calcext:value-type="float">
            <text:p><text:s text:c="3"/>539</text:p>
          </table:table-cell>
          <table:table-cell office:value-type="float" office:value="435.615" calcext:value-type="float">
            <text:p><text:s text:c="3"/>436</text:p>
          </table:table-cell>
          <table:table-cell office:value-type="float" office:value="319.768" calcext:value-type="float">
            <text:p><text:s text:c="3"/>320</text:p>
          </table:table-cell>
          <table:table-cell office:value-type="float" office:value="191.085" calcext:value-type="float">
            <text:p><text:s text:c="3"/>191</text:p>
          </table:table-cell>
          <table:table-cell office:value-type="float" office:value="127.287" calcext:value-type="float">
            <text:p><text:s text:c="3"/>127</text:p>
          </table:table-cell>
          <table:table-cell office:value-type="float" office:value="68.996" calcext:value-type="float">
            <text:p><text:s text:c="3"/>69</text:p>
          </table:table-cell>
          <table:table-cell office:value-type="float" office:value="108.863" calcext:value-type="float">
            <text:p><text:s text:c="3"/>10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 office:value-type="float" office:value="119224.879" calcext:value-type="float">
            <text:p><text:s text:c="2"/>119 225</text:p>
          </table:table-cell>
          <table:table-cell office:value-type="float" office:value="123432.282" calcext:value-type="float">
            <text:p><text:s text:c="2"/>123 432</text:p>
          </table:table-cell>
          <table:table-cell office:value-type="float" office:value="126304.653" calcext:value-type="float">
            <text:p><text:s text:c="2"/>126 305</text:p>
          </table:table-cell>
          <table:table-cell office:value-type="float" office:value="127980.529" calcext:value-type="float">
            <text:p><text:s text:c="2"/>127 981</text:p>
          </table:table-cell>
          <table:table-cell office:value-type="float" office:value="129787.48" calcext:value-type="float">
            <text:p><text:s text:c="2"/>129 787</text:p>
          </table:table-cell>
          <table:table-cell office:value-type="float" office:value="128696.895" calcext:value-type="float">
            <text:p><text:s text:c="2"/>128 697</text:p>
          </table:table-cell>
          <table:table-cell office:value-type="float" office:value="127069.698" calcext:value-type="float">
            <text:p><text:s text:c="2"/>127 070</text:p>
          </table:table-cell>
          <table:table-cell office:value-type="float" office:value="125011.191" calcext:value-type="float">
            <text:p><text:s text:c="2"/>125 011</text:p>
          </table:table-cell>
          <table:table-cell office:value-type="float" office:value="122626.729" calcext:value-type="float">
            <text:p><text:s text:c="2"/>122 627</text:p>
          </table:table-cell>
          <table:table-cell office:value-type="float" office:value="119954.018" calcext:value-type="float">
            <text:p><text:s text:c="2"/>119 954</text:p>
          </table:table-cell>
          <table:table-cell office:value-type="float" office:value="117030.702" calcext:value-type="float">
            <text:p><text:s text:c="2"/>117 031</text:p>
          </table:table-cell>
          <table:table-cell office:value-type="float" office:value="114300.484" calcext:value-type="float">
            <text:p><text:s text:c="2"/>114 300</text:p>
          </table:table-cell>
          <table:table-cell office:value-type="float" office:value="112004.063" calcext:value-type="float">
            <text:p><text:s text:c="2"/>112 004</text:p>
          </table:table-cell>
          <table:table-cell office:value-type="float" office:value="110043.748" calcext:value-type="float">
            <text:p><text:s text:c="2"/>110 044</text:p>
          </table:table-cell>
          <table:table-cell office:value-type="float" office:value="107999.805" calcext:value-type="float">
            <text:p><text:s text:c="2"/>108 000</text:p>
          </table:table-cell>
          <table:table-cell office:value-type="float" office:value="105858.447" calcext:value-type="float">
            <text:p><text:s text:c="2"/>105 858</text:p>
          </table:table-cell>
          <table:table-cell office:value-type="float" office:value="104320.565" calcext:value-type="float">
            <text:p><text:s text:c="2"/>104 321</text:p>
          </table:table-cell>
          <table:table-cell office:value-type="float" office:value="103661.942" calcext:value-type="float">
            <text:p><text:s text:c="2"/>103 662</text:p>
          </table:table-cell>
          <table:table-cell office:value-type="float" office:value="103563.003" calcext:value-type="float">
            <text:p><text:s text:c="2"/>103 563</text:p>
          </table:table-cell>
          <table:table-cell office:value-type="float" office:value="103417.217" calcext:value-type="float">
            <text:p><text:s text:c="2"/>103 417</text:p>
          </table:table-cell>
          <table:table-cell office:value-type="float" office:value="103332.523" calcext:value-type="float">
            <text:p><text:s text:c="2"/>103 333</text:p>
          </table:table-cell>
          <table:table-cell office:value-type="float" office:value="102995.091" calcext:value-type="float">
            <text:p><text:s text:c="2"/>102 995</text:p>
          </table:table-cell>
          <table:table-cell office:value-type="float" office:value="102182.843" calcext:value-type="float">
            <text:p><text:s text:c="2"/>102 183</text:p>
          </table:table-cell>
          <table:table-cell office:value-type="float" office:value="101025.346" calcext:value-type="float">
            <text:p><text:s text:c="2"/>101 025</text:p>
          </table:table-cell>
          <table:table-cell office:value-type="float" office:value="99904.933" calcext:value-type="float">
            <text:p><text:s text:c="2"/>99 905</text:p>
          </table:table-cell>
          <table:table-cell office:value-type="float" office:value="98782.1709999999" calcext:value-type="float">
            <text:p><text:s text:c="2"/>98 782</text:p>
          </table:table-cell>
          <table:table-cell office:value-type="float" office:value="97365.9580000001" calcext:value-type="float">
            <text:p><text:s text:c="2"/>97 366</text:p>
          </table:table-cell>
          <table:table-cell office:value-type="float" office:value="95561.3399999999" calcext:value-type="float">
            <text:p><text:s text:c="2"/>95 561</text:p>
          </table:table-cell>
          <table:table-cell office:value-type="float" office:value="93483.012" calcext:value-type="float">
            <text:p><text:s text:c="2"/>93 483</text:p>
          </table:table-cell>
          <table:table-cell office:value-type="float" office:value="91372.946" calcext:value-type="float">
            <text:p><text:s text:c="2"/>91 373</text:p>
          </table:table-cell>
          <table:table-cell office:value-type="float" office:value="89221.558" calcext:value-type="float">
            <text:p><text:s text:c="2"/>89 222</text:p>
          </table:table-cell>
          <table:table-cell office:value-type="float" office:value="87010.23" calcext:value-type="float">
            <text:p><text:s text:c="2"/>87 010</text:p>
          </table:table-cell>
          <table:table-cell office:value-type="float" office:value="84766.788" calcext:value-type="float">
            <text:p><text:s text:c="2"/>84 767</text:p>
          </table:table-cell>
          <table:table-cell office:value-type="float" office:value="82526.564" calcext:value-type="float">
            <text:p><text:s text:c="2"/>82 527</text:p>
          </table:table-cell>
          <table:table-cell office:value-type="float" office:value="80214.8440000001" calcext:value-type="float">
            <text:p><text:s text:c="2"/>80 215</text:p>
          </table:table-cell>
          <table:table-cell office:value-type="float" office:value="77747.938" calcext:value-type="float">
            <text:p><text:s text:c="2"/>77 748</text:p>
          </table:table-cell>
          <table:table-cell office:value-type="float" office:value="75729.339" calcext:value-type="float">
            <text:p><text:s text:c="2"/>75 729</text:p>
          </table:table-cell>
          <table:table-cell office:value-type="float" office:value="74420.479" calcext:value-type="float">
            <text:p><text:s text:c="2"/>74 420</text:p>
          </table:table-cell>
          <table:table-cell office:value-type="float" office:value="73510.051" calcext:value-type="float">
            <text:p><text:s text:c="2"/>73 510</text:p>
          </table:table-cell>
          <table:table-cell office:value-type="float" office:value="72507.664" calcext:value-type="float">
            <text:p><text:s text:c="2"/>72 508</text:p>
          </table:table-cell>
          <table:table-cell office:value-type="float" office:value="71610.146" calcext:value-type="float">
            <text:p><text:s text:c="2"/>71 610</text:p>
          </table:table-cell>
          <table:table-cell office:value-type="float" office:value="70027.347" calcext:value-type="float">
            <text:p><text:s text:c="2"/>70 027</text:p>
          </table:table-cell>
          <table:table-cell office:value-type="float" office:value="67348.008" calcext:value-type="float">
            <text:p><text:s text:c="2"/>67 348</text:p>
          </table:table-cell>
          <table:table-cell office:value-type="float" office:value="63983.425" calcext:value-type="float">
            <text:p><text:s text:c="2"/>63 983</text:p>
          </table:table-cell>
          <table:table-cell office:value-type="float" office:value="60787.454" calcext:value-type="float">
            <text:p><text:s text:c="2"/>60 787</text:p>
          </table:table-cell>
          <table:table-cell office:value-type="float" office:value="57626.872" calcext:value-type="float">
            <text:p><text:s text:c="2"/>57 627</text:p>
          </table:table-cell>
          <table:table-cell office:value-type="float" office:value="54674.486" calcext:value-type="float">
            <text:p><text:s text:c="2"/>54 674</text:p>
          </table:table-cell>
          <table:table-cell office:value-type="float" office:value="52114.609" calcext:value-type="float">
            <text:p><text:s text:c="2"/>52 115</text:p>
          </table:table-cell>
          <table:table-cell office:value-type="float" office:value="49876.469" calcext:value-type="float">
            <text:p><text:s text:c="2"/>49 876</text:p>
          </table:table-cell>
          <table:table-cell office:value-type="float" office:value="47623.241" calcext:value-type="float">
            <text:p><text:s text:c="2"/>47 623</text:p>
          </table:table-cell>
          <table:table-cell office:value-type="float" office:value="45323.99" calcext:value-type="float">
            <text:p><text:s text:c="2"/>45 324</text:p>
          </table:table-cell>
          <table:table-cell office:value-type="float" office:value="43627.027" calcext:value-type="float">
            <text:p><text:s text:c="2"/>43 627</text:p>
          </table:table-cell>
          <table:table-cell office:value-type="float" office:value="42790.04" calcext:value-type="float">
            <text:p><text:s text:c="2"/>42 790</text:p>
          </table:table-cell>
          <table:table-cell office:value-type="float" office:value="42504.735" calcext:value-type="float">
            <text:p><text:s text:c="2"/>42 505</text:p>
          </table:table-cell>
          <table:table-cell office:value-type="float" office:value="42230.956" calcext:value-type="float">
            <text:p><text:s text:c="2"/>42 231</text:p>
          </table:table-cell>
          <table:table-cell office:value-type="float" office:value="42107.694" calcext:value-type="float">
            <text:p><text:s text:c="2"/>42 108</text:p>
          </table:table-cell>
          <table:table-cell office:value-type="float" office:value="41627.612" calcext:value-type="float">
            <text:p><text:s text:c="2"/>41 628</text:p>
          </table:table-cell>
          <table:table-cell office:value-type="float" office:value="40493.339" calcext:value-type="float">
            <text:p><text:s text:c="2"/>40 493</text:p>
          </table:table-cell>
          <table:table-cell office:value-type="float" office:value="38946.154" calcext:value-type="float">
            <text:p><text:s text:c="2"/>38 946</text:p>
          </table:table-cell>
          <table:table-cell office:value-type="float" office:value="37508.426" calcext:value-type="float">
            <text:p><text:s text:c="2"/>37 508</text:p>
          </table:table-cell>
          <table:table-cell office:value-type="float" office:value="36056.023" calcext:value-type="float">
            <text:p><text:s text:c="2"/>36 056</text:p>
          </table:table-cell>
          <table:table-cell office:value-type="float" office:value="34717.948" calcext:value-type="float">
            <text:p><text:s text:c="2"/>34 718</text:p>
          </table:table-cell>
          <table:table-cell office:value-type="float" office:value="33604.384" calcext:value-type="float">
            <text:p><text:s text:c="2"/>33 604</text:p>
          </table:table-cell>
          <table:table-cell office:value-type="float" office:value="32614.626" calcext:value-type="float">
            <text:p><text:s text:c="2"/>32 615</text:p>
          </table:table-cell>
          <table:table-cell office:value-type="float" office:value="31550.43" calcext:value-type="float">
            <text:p><text:s text:c="2"/>31 550</text:p>
          </table:table-cell>
          <table:table-cell office:value-type="float" office:value="30466.587" calcext:value-type="float">
            <text:p><text:s text:c="2"/>30 467</text:p>
          </table:table-cell>
          <table:table-cell office:value-type="float" office:value="29244.131" calcext:value-type="float">
            <text:p><text:s text:c="2"/>29 244</text:p>
          </table:table-cell>
          <table:table-cell office:value-type="float" office:value="27808.805" calcext:value-type="float">
            <text:p><text:s text:c="2"/>27 809</text:p>
          </table:table-cell>
          <table:table-cell office:value-type="float" office:value="26231.132" calcext:value-type="float">
            <text:p><text:s text:c="2"/>26 231</text:p>
          </table:table-cell>
          <table:table-cell office:value-type="float" office:value="24679.588" calcext:value-type="float">
            <text:p><text:s text:c="2"/>24 680</text:p>
          </table:table-cell>
          <table:table-cell office:value-type="float" office:value="23148.91" calcext:value-type="float">
            <text:p><text:s text:c="2"/>23 149</text:p>
          </table:table-cell>
          <table:table-cell office:value-type="float" office:value="21567.447" calcext:value-type="float">
            <text:p><text:s text:c="2"/>21 567</text:p>
          </table:table-cell>
          <table:table-cell office:value-type="float" office:value="19925.731" calcext:value-type="float">
            <text:p><text:s text:c="2"/>19 926</text:p>
          </table:table-cell>
          <table:table-cell office:value-type="float" office:value="18269.527" calcext:value-type="float">
            <text:p><text:s text:c="2"/>18 270</text:p>
          </table:table-cell>
          <table:table-cell office:value-type="float" office:value="16631.878" calcext:value-type="float">
            <text:p><text:s text:c="2"/>16 632</text:p>
          </table:table-cell>
          <table:table-cell office:value-type="float" office:value="14979.443" calcext:value-type="float">
            <text:p><text:s text:c="2"/>14 979</text:p>
          </table:table-cell>
          <table:table-cell office:value-type="float" office:value="13554.559" calcext:value-type="float">
            <text:p><text:s text:c="2"/>13 555</text:p>
          </table:table-cell>
          <table:table-cell office:value-type="float" office:value="12472.816" calcext:value-type="float">
            <text:p><text:s text:c="2"/>12 473</text:p>
          </table:table-cell>
          <table:table-cell office:value-type="float" office:value="11620.02" calcext:value-type="float">
            <text:p><text:s text:c="2"/>11 620</text:p>
          </table:table-cell>
          <table:table-cell office:value-type="float" office:value="10781.803" calcext:value-type="float">
            <text:p><text:s text:c="2"/>10 782</text:p>
          </table:table-cell>
          <table:table-cell office:value-type="float" office:value="10019.425" calcext:value-type="float">
            <text:p><text:s text:c="2"/>10 019</text:p>
          </table:table-cell>
          <table:table-cell office:value-type="float" office:value="9168.66300000001" calcext:value-type="float">
            <text:p><text:s text:c="2"/>9 169</text:p>
          </table:table-cell>
          <table:table-cell office:value-type="float" office:value="8132.119" calcext:value-type="float">
            <text:p><text:s text:c="2"/>8 132</text:p>
          </table:table-cell>
          <table:table-cell office:value-type="float" office:value="7000.246" calcext:value-type="float">
            <text:p><text:s text:c="2"/>7 000</text:p>
          </table:table-cell>
          <table:table-cell office:value-type="float" office:value="5958.795" calcext:value-type="float">
            <text:p><text:s text:c="2"/>5 959</text:p>
          </table:table-cell>
          <table:table-cell office:value-type="float" office:value="4968.093" calcext:value-type="float">
            <text:p><text:s text:c="2"/>4 968</text:p>
          </table:table-cell>
          <table:table-cell office:value-type="float" office:value="4093.041" calcext:value-type="float">
            <text:p><text:s text:c="2"/>4 093</text:p>
          </table:table-cell>
          <table:table-cell office:value-type="float" office:value="3383.864" calcext:value-type="float">
            <text:p><text:s text:c="2"/>3 384</text:p>
          </table:table-cell>
          <table:table-cell office:value-type="float" office:value="2803.528" calcext:value-type="float">
            <text:p><text:s text:c="2"/>2 804</text:p>
          </table:table-cell>
          <table:table-cell office:value-type="float" office:value="2200.304" calcext:value-type="float">
            <text:p><text:s text:c="2"/>2 200</text:p>
          </table:table-cell>
          <table:table-cell office:value-type="float" office:value="1720.725" calcext:value-type="float">
            <text:p><text:s text:c="2"/>1 721</text:p>
          </table:table-cell>
          <table:table-cell office:value-type="float" office:value="1404.6" calcext:value-type="float">
            <text:p><text:s text:c="2"/>1 405</text:p>
          </table:table-cell>
          <table:table-cell office:value-type="float" office:value="1079.075" calcext:value-type="float">
            <text:p><text:s text:c="2"/>1 079</text:p>
          </table:table-cell>
          <table:table-cell office:value-type="float" office:value="739.905999999999" calcext:value-type="float">
            <text:p><text:s text:c="3"/>740</text:p>
          </table:table-cell>
          <table:table-cell office:value-type="float" office:value="503.575" calcext:value-type="float">
            <text:p><text:s text:c="3"/>504</text:p>
          </table:table-cell>
          <table:table-cell office:value-type="float" office:value="397.11" calcext:value-type="float">
            <text:p><text:s text:c="3"/>397</text:p>
          </table:table-cell>
          <table:table-cell office:value-type="float" office:value="318.324" calcext:value-type="float">
            <text:p><text:s text:c="3"/>318</text:p>
          </table:table-cell>
          <table:table-cell office:value-type="float" office:value="230.541" calcext:value-type="float">
            <text:p><text:s text:c="3"/>231</text:p>
          </table:table-cell>
          <table:table-cell office:value-type="float" office:value="133.747" calcext:value-type="float">
            <text:p><text:s text:c="3"/>134</text:p>
          </table:table-cell>
          <table:table-cell office:value-type="float" office:value="72.508" calcext:value-type="float">
            <text:p><text:s text:c="3"/>73</text:p>
          </table:table-cell>
          <table:table-cell office:value-type="float" office:value="114.473" calcext:value-type="float">
            <text:p><text:s text:c="3"/>11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 office:value-type="float" office:value="117212.293" calcext:value-type="float">
            <text:p><text:s text:c="2"/>117 212</text:p>
          </table:table-cell>
          <table:table-cell office:value-type="float" office:value="121825.159" calcext:value-type="float">
            <text:p><text:s text:c="2"/>121 825</text:p>
          </table:table-cell>
          <table:table-cell office:value-type="float" office:value="125140.775" calcext:value-type="float">
            <text:p><text:s text:c="2"/>125 141</text:p>
          </table:table-cell>
          <table:table-cell office:value-type="float" office:value="127284.121" calcext:value-type="float">
            <text:p><text:s text:c="2"/>127 284</text:p>
          </table:table-cell>
          <table:table-cell office:value-type="float" office:value="128380.185" calcext:value-type="float">
            <text:p><text:s text:c="2"/>128 380</text:p>
          </table:table-cell>
          <table:table-cell office:value-type="float" office:value="128553.915" calcext:value-type="float">
            <text:p><text:s text:c="2"/>128 554</text:p>
          </table:table-cell>
          <table:table-cell office:value-type="float" office:value="127930.29" calcext:value-type="float">
            <text:p><text:s text:c="2"/>127 930</text:p>
          </table:table-cell>
          <table:table-cell office:value-type="float" office:value="126634.266" calcext:value-type="float">
            <text:p><text:s text:c="2"/>126 634</text:p>
          </table:table-cell>
          <table:table-cell office:value-type="float" office:value="124790.821" calcext:value-type="float">
            <text:p><text:s text:c="2"/>124 791</text:p>
          </table:table-cell>
          <table:table-cell office:value-type="float" office:value="122524.909" calcext:value-type="float">
            <text:p><text:s text:c="2"/>122 525</text:p>
          </table:table-cell>
          <table:table-cell office:value-type="float" office:value="119877.075" calcext:value-type="float">
            <text:p><text:s text:c="2"/>119 877</text:p>
          </table:table-cell>
          <table:table-cell office:value-type="float" office:value="116887.924" calcext:value-type="float">
            <text:p><text:s text:c="2"/>116 888</text:p>
          </table:table-cell>
          <table:table-cell office:value-type="float" office:value="114104.432" calcext:value-type="float">
            <text:p><text:s text:c="2"/>114 104</text:p>
          </table:table-cell>
          <table:table-cell office:value-type="float" office:value="111820.378" calcext:value-type="float">
            <text:p><text:s text:c="2"/>111 820</text:p>
          </table:table-cell>
          <table:table-cell office:value-type="float" office:value="109907.487" calcext:value-type="float">
            <text:p><text:s text:c="2"/>109 907</text:p>
          </table:table-cell>
          <table:table-cell office:value-type="float" office:value="107864.495" calcext:value-type="float">
            <text:p><text:s text:c="2"/>107 864</text:p>
          </table:table-cell>
          <table:table-cell office:value-type="float" office:value="105696.475" calcext:value-type="float">
            <text:p><text:s text:c="2"/>105 696</text:p>
          </table:table-cell>
          <table:table-cell office:value-type="float" office:value="104127.653" calcext:value-type="float">
            <text:p><text:s text:c="2"/>104 128</text:p>
          </table:table-cell>
          <table:table-cell office:value-type="float" office:value="103438.248" calcext:value-type="float">
            <text:p><text:s text:c="2"/>103 438</text:p>
          </table:table-cell>
          <table:table-cell office:value-type="float" office:value="103309.301" calcext:value-type="float">
            <text:p><text:s text:c="2"/>103 309</text:p>
          </table:table-cell>
          <table:table-cell office:value-type="float" office:value="103129.421" calcext:value-type="float">
            <text:p><text:s text:c="2"/>103 129</text:p>
          </table:table-cell>
          <table:table-cell office:value-type="float" office:value="103006.254" calcext:value-type="float">
            <text:p><text:s text:c="2"/>103 006</text:p>
          </table:table-cell>
          <table:table-cell office:value-type="float" office:value="102644.867" calcext:value-type="float">
            <text:p><text:s text:c="2"/>102 645</text:p>
          </table:table-cell>
          <table:table-cell office:value-type="float" office:value="101831.779" calcext:value-type="float">
            <text:p><text:s text:c="2"/>101 832</text:p>
          </table:table-cell>
          <table:table-cell office:value-type="float" office:value="100689.041" calcext:value-type="float">
            <text:p><text:s text:c="2"/>100 689</text:p>
          </table:table-cell>
          <table:table-cell office:value-type="float" office:value="99581.849" calcext:value-type="float">
            <text:p><text:s text:c="2"/>99 582</text:p>
          </table:table-cell>
          <table:table-cell office:value-type="float" office:value="98472.8969999999" calcext:value-type="float">
            <text:p><text:s text:c="2"/>98 473</text:p>
          </table:table-cell>
          <table:table-cell office:value-type="float" office:value="97073.1970000001" calcext:value-type="float">
            <text:p><text:s text:c="2"/>97 073</text:p>
          </table:table-cell>
          <table:table-cell office:value-type="float" office:value="95286.7049999999" calcext:value-type="float">
            <text:p><text:s text:c="2"/>95 287</text:p>
          </table:table-cell>
          <table:table-cell office:value-type="float" office:value="93227.0419999999" calcext:value-type="float">
            <text:p><text:s text:c="2"/>93 227</text:p>
          </table:table-cell>
          <table:table-cell office:value-type="float" office:value="91136.7710000001" calcext:value-type="float">
            <text:p><text:s text:c="2"/>91 137</text:p>
          </table:table-cell>
          <table:table-cell office:value-type="float" office:value="89006.8690000001" calcext:value-type="float">
            <text:p><text:s text:c="2"/>89 007</text:p>
          </table:table-cell>
          <table:table-cell office:value-type="float" office:value="86809.473" calcext:value-type="float">
            <text:p><text:s text:c="2"/>86 809</text:p>
          </table:table-cell>
          <table:table-cell office:value-type="float" office:value="84568.105" calcext:value-type="float">
            <text:p><text:s text:c="2"/>84 568</text:p>
          </table:table-cell>
          <table:table-cell office:value-type="float" office:value="82321.895" calcext:value-type="float">
            <text:p><text:s text:c="2"/>82 322</text:p>
          </table:table-cell>
          <table:table-cell office:value-type="float" office:value="80004.476" calcext:value-type="float">
            <text:p><text:s text:c="2"/>80 004</text:p>
          </table:table-cell>
          <table:table-cell office:value-type="float" office:value="77530.807" calcext:value-type="float">
            <text:p><text:s text:c="2"/>77 531</text:p>
          </table:table-cell>
          <table:table-cell office:value-type="float" office:value="75504.951" calcext:value-type="float">
            <text:p><text:s text:c="2"/>75 505</text:p>
          </table:table-cell>
          <table:table-cell office:value-type="float" office:value="74189.575" calcext:value-type="float">
            <text:p><text:s text:c="2"/>74 190</text:p>
          </table:table-cell>
          <table:table-cell office:value-type="float" office:value="73272.941" calcext:value-type="float">
            <text:p><text:s text:c="2"/>73 273</text:p>
          </table:table-cell>
          <table:table-cell office:value-type="float" office:value="72262.993" calcext:value-type="float">
            <text:p><text:s text:c="2"/>72 263</text:p>
          </table:table-cell>
          <table:table-cell office:value-type="float" office:value="71356.949" calcext:value-type="float">
            <text:p><text:s text:c="2"/>71 357</text:p>
          </table:table-cell>
          <table:table-cell office:value-type="float" office:value="69766.045" calcext:value-type="float">
            <text:p><text:s text:c="2"/>69 766</text:p>
          </table:table-cell>
          <table:table-cell office:value-type="float" office:value="67079.591" calcext:value-type="float">
            <text:p><text:s text:c="2"/>67 080</text:p>
          </table:table-cell>
          <table:table-cell office:value-type="float" office:value="63708.604" calcext:value-type="float">
            <text:p><text:s text:c="2"/>63 709</text:p>
          </table:table-cell>
          <table:table-cell office:value-type="float" office:value="60505.154" calcext:value-type="float">
            <text:p><text:s text:c="2"/>60 505</text:p>
          </table:table-cell>
          <table:table-cell office:value-type="float" office:value="57335.31" calcext:value-type="float">
            <text:p><text:s text:c="2"/>57 335</text:p>
          </table:table-cell>
          <table:table-cell office:value-type="float" office:value="54376.802" calcext:value-type="float">
            <text:p><text:s text:c="2"/>54 377</text:p>
          </table:table-cell>
          <table:table-cell office:value-type="float" office:value="51815.899" calcext:value-type="float">
            <text:p><text:s text:c="2"/>51 816</text:p>
          </table:table-cell>
          <table:table-cell office:value-type="float" office:value="49579.056" calcext:value-type="float">
            <text:p><text:s text:c="2"/>49 579</text:p>
          </table:table-cell>
          <table:table-cell office:value-type="float" office:value="47325.618" calcext:value-type="float">
            <text:p><text:s text:c="2"/>47 326</text:p>
          </table:table-cell>
          <table:table-cell office:value-type="float" office:value="45026.545" calcext:value-type="float">
            <text:p><text:s text:c="2"/>45 027</text:p>
          </table:table-cell>
          <table:table-cell office:value-type="float" office:value="43320.912" calcext:value-type="float">
            <text:p><text:s text:c="2"/>43 321</text:p>
          </table:table-cell>
          <table:table-cell office:value-type="float" office:value="42461.794" calcext:value-type="float">
            <text:p><text:s text:c="2"/>42 462</text:p>
          </table:table-cell>
          <table:table-cell office:value-type="float" office:value="42145.582" calcext:value-type="float">
            <text:p><text:s text:c="2"/>42 146</text:p>
          </table:table-cell>
          <table:table-cell office:value-type="float" office:value="41840.754" calcext:value-type="float">
            <text:p><text:s text:c="2"/>41 841</text:p>
          </table:table-cell>
          <table:table-cell office:value-type="float" office:value="41683.952" calcext:value-type="float">
            <text:p><text:s text:c="2"/>41 684</text:p>
          </table:table-cell>
          <table:table-cell office:value-type="float" office:value="41174.486" calcext:value-type="float">
            <text:p><text:s text:c="2"/>41 174</text:p>
          </table:table-cell>
          <table:table-cell office:value-type="float" office:value="40018.985" calcext:value-type="float">
            <text:p><text:s text:c="2"/>40 019</text:p>
          </table:table-cell>
          <table:table-cell office:value-type="float" office:value="38455.153" calcext:value-type="float">
            <text:p><text:s text:c="2"/>38 455</text:p>
          </table:table-cell>
          <table:table-cell office:value-type="float" office:value="36998.587" calcext:value-type="float">
            <text:p><text:s text:c="2"/>36 999</text:p>
          </table:table-cell>
          <table:table-cell office:value-type="float" office:value="35527.663" calcext:value-type="float">
            <text:p><text:s text:c="2"/>35 528</text:p>
          </table:table-cell>
          <table:table-cell office:value-type="float" office:value="34164.868" calcext:value-type="float">
            <text:p><text:s text:c="2"/>34 165</text:p>
          </table:table-cell>
          <table:table-cell office:value-type="float" office:value="33016.871" calcext:value-type="float">
            <text:p><text:s text:c="2"/>33 017</text:p>
          </table:table-cell>
          <table:table-cell office:value-type="float" office:value="31986.849" calcext:value-type="float">
            <text:p><text:s text:c="2"/>31 987</text:p>
          </table:table-cell>
          <table:table-cell office:value-type="float" office:value="30884.275" calcext:value-type="float">
            <text:p><text:s text:c="2"/>30 884</text:p>
          </table:table-cell>
          <table:table-cell office:value-type="float" office:value="29762.81" calcext:value-type="float">
            <text:p><text:s text:c="2"/>29 763</text:p>
          </table:table-cell>
          <table:table-cell office:value-type="float" office:value="28505.797" calcext:value-type="float">
            <text:p><text:s text:c="2"/>28 506</text:p>
          </table:table-cell>
          <table:table-cell office:value-type="float" office:value="27041.015" calcext:value-type="float">
            <text:p><text:s text:c="2"/>27 041</text:p>
          </table:table-cell>
          <table:table-cell office:value-type="float" office:value="25438.216" calcext:value-type="float">
            <text:p><text:s text:c="2"/>25 438</text:p>
          </table:table-cell>
          <table:table-cell office:value-type="float" office:value="23862.051" calcext:value-type="float">
            <text:p><text:s text:c="2"/>23 862</text:p>
          </table:table-cell>
          <table:table-cell office:value-type="float" office:value="22306.986" calcext:value-type="float">
            <text:p><text:s text:c="2"/>22 307</text:p>
          </table:table-cell>
          <table:table-cell office:value-type="float" office:value="20708.398" calcext:value-type="float">
            <text:p><text:s text:c="2"/>20 708</text:p>
          </table:table-cell>
          <table:table-cell office:value-type="float" office:value="19059.541" calcext:value-type="float">
            <text:p><text:s text:c="2"/>19 060</text:p>
          </table:table-cell>
          <table:table-cell office:value-type="float" office:value="17402.894" calcext:value-type="float">
            <text:p><text:s text:c="2"/>17 403</text:p>
          </table:table-cell>
          <table:table-cell office:value-type="float" office:value="15767.466" calcext:value-type="float">
            <text:p><text:s text:c="2"/>15 767</text:p>
          </table:table-cell>
          <table:table-cell office:value-type="float" office:value="14123.266" calcext:value-type="float">
            <text:p><text:s text:c="2"/>14 123</text:p>
          </table:table-cell>
          <table:table-cell office:value-type="float" office:value="12697.967" calcext:value-type="float">
            <text:p><text:s text:c="2"/>12 698</text:p>
          </table:table-cell>
          <table:table-cell office:value-type="float" office:value="11600.279" calcext:value-type="float">
            <text:p><text:s text:c="2"/>11 600</text:p>
          </table:table-cell>
          <table:table-cell office:value-type="float" office:value="10724.113" calcext:value-type="float">
            <text:p><text:s text:c="2"/>10 724</text:p>
          </table:table-cell>
          <table:table-cell office:value-type="float" office:value="9868.938" calcext:value-type="float">
            <text:p><text:s text:c="2"/>9 869</text:p>
          </table:table-cell>
          <table:table-cell office:value-type="float" office:value="9091.817" calcext:value-type="float">
            <text:p><text:s text:c="2"/>9 092</text:p>
          </table:table-cell>
          <table:table-cell office:value-type="float" office:value="8243.903" calcext:value-type="float">
            <text:p><text:s text:c="2"/>8 244</text:p>
          </table:table-cell>
          <table:table-cell office:value-type="float" office:value="7236.316" calcext:value-type="float">
            <text:p><text:s text:c="2"/>7 236</text:p>
          </table:table-cell>
          <table:table-cell office:value-type="float" office:value="6151.941" calcext:value-type="float">
            <text:p><text:s text:c="2"/>6 152</text:p>
          </table:table-cell>
          <table:table-cell office:value-type="float" office:value="5158.848" calcext:value-type="float">
            <text:p><text:s text:c="2"/>5 159</text:p>
          </table:table-cell>
          <table:table-cell office:value-type="float" office:value="4219.077" calcext:value-type="float">
            <text:p><text:s text:c="2"/>4 219</text:p>
          </table:table-cell>
          <table:table-cell office:value-type="float" office:value="3401.402" calcext:value-type="float">
            <text:p><text:s text:c="2"/>3 401</text:p>
          </table:table-cell>
          <table:table-cell office:value-type="float" office:value="2755.533" calcext:value-type="float">
            <text:p><text:s text:c="2"/>2 756</text:p>
          </table:table-cell>
          <table:table-cell office:value-type="float" office:value="2242.308" calcext:value-type="float">
            <text:p><text:s text:c="2"/>2 242</text:p>
          </table:table-cell>
          <table:table-cell office:value-type="float" office:value="1693.29" calcext:value-type="float">
            <text:p><text:s text:c="2"/>1 693</text:p>
          </table:table-cell>
          <table:table-cell office:value-type="float" office:value="1288.812" calcext:value-type="float">
            <text:p><text:s text:c="2"/>1 289</text:p>
          </table:table-cell>
          <table:table-cell office:value-type="float" office:value="1063.08" calcext:value-type="float">
            <text:p><text:s text:c="2"/>1 063</text:p>
          </table:table-cell>
          <table:table-cell office:value-type="float" office:value="794.955999999999" calcext:value-type="float">
            <text:p><text:s text:c="3"/>795</text:p>
          </table:table-cell>
          <table:table-cell office:value-type="float" office:value="484.451" calcext:value-type="float">
            <text:p><text:s text:c="3"/>484</text:p>
          </table:table-cell>
          <table:table-cell office:value-type="float" office:value="304.912" calcext:value-type="float">
            <text:p><text:s text:c="3"/>305</text:p>
          </table:table-cell>
          <table:table-cell office:value-type="float" office:value="255.542" calcext:value-type="float">
            <text:p><text:s text:c="3"/>256</text:p>
          </table:table-cell>
          <table:table-cell office:value-type="float" office:value="200.972" calcext:value-type="float">
            <text:p><text:s text:c="3"/>201</text:p>
          </table:table-cell>
          <table:table-cell office:value-type="float" office:value="141.262" calcext:value-type="float">
            <text:p><text:s text:c="3"/>141</text:p>
          </table:table-cell>
          <table:table-cell office:value-type="float" office:value="76.384" calcext:value-type="float">
            <text:p><text:s text:c="3"/>76</text:p>
          </table:table-cell>
          <table:table-cell office:value-type="float" office:value="119.973" calcext:value-type="float">
            <text:p><text:s text:c="3"/>12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office:value-type="float" office:value="117545.916" calcext:value-type="float">
            <text:p><text:s text:c="2"/>117 546</text:p>
          </table:table-cell>
          <table:table-cell office:value-type="float" office:value="117836.895" calcext:value-type="float">
            <text:p><text:s text:c="2"/>117 837</text:p>
          </table:table-cell>
          <table:table-cell office:value-type="float" office:value="121668.334" calcext:value-type="float">
            <text:p><text:s text:c="2"/>121 668</text:p>
          </table:table-cell>
          <table:table-cell office:value-type="float" office:value="124529.026" calcext:value-type="float">
            <text:p><text:s text:c="2"/>124 529</text:p>
          </table:table-cell>
          <table:table-cell office:value-type="float" office:value="126486.836" calcext:value-type="float">
            <text:p><text:s text:c="2"/>126 487</text:p>
          </table:table-cell>
          <table:table-cell office:value-type="float" office:value="127609.604" calcext:value-type="float">
            <text:p><text:s text:c="2"/>127 610</text:p>
          </table:table-cell>
          <table:table-cell office:value-type="float" office:value="128025.197" calcext:value-type="float">
            <text:p><text:s text:c="2"/>128 025</text:p>
          </table:table-cell>
          <table:table-cell office:value-type="float" office:value="127861.451" calcext:value-type="float">
            <text:p><text:s text:c="2"/>127 861</text:p>
          </table:table-cell>
          <table:table-cell office:value-type="float" office:value="126886.173" calcext:value-type="float">
            <text:p><text:s text:c="2"/>126 886</text:p>
          </table:table-cell>
          <table:table-cell office:value-type="float" office:value="125047.203" calcext:value-type="float">
            <text:p><text:s text:c="2"/>125 047</text:p>
          </table:table-cell>
          <table:table-cell office:value-type="float" office:value="122592.402" calcext:value-type="float">
            <text:p><text:s text:c="2"/>122 592</text:p>
          </table:table-cell>
          <table:table-cell office:value-type="float" office:value="119864.236" calcext:value-type="float">
            <text:p><text:s text:c="2"/>119 864</text:p>
          </table:table-cell>
          <table:table-cell office:value-type="float" office:value="116845.103" calcext:value-type="float">
            <text:p><text:s text:c="2"/>116 845</text:p>
          </table:table-cell>
          <table:table-cell office:value-type="float" office:value="114030.113" calcext:value-type="float">
            <text:p><text:s text:c="2"/>114 030</text:p>
          </table:table-cell>
          <table:table-cell office:value-type="float" office:value="111718.019" calcext:value-type="float">
            <text:p><text:s text:c="2"/>111 718</text:p>
          </table:table-cell>
          <table:table-cell office:value-type="float" office:value="109780.316" calcext:value-type="float">
            <text:p><text:s text:c="2"/>109 780</text:p>
          </table:table-cell>
          <table:table-cell office:value-type="float" office:value="107708.573" calcext:value-type="float">
            <text:p><text:s text:c="2"/>107 709</text:p>
          </table:table-cell>
          <table:table-cell office:value-type="float" office:value="105507.022" calcext:value-type="float">
            <text:p><text:s text:c="2"/>105 507</text:p>
          </table:table-cell>
          <table:table-cell office:value-type="float" office:value="103921.533" calcext:value-type="float">
            <text:p><text:s text:c="2"/>103 922</text:p>
          </table:table-cell>
          <table:table-cell office:value-type="float" office:value="103241.745" calcext:value-type="float">
            <text:p><text:s text:c="2"/>103 242</text:p>
          </table:table-cell>
          <table:table-cell office:value-type="float" office:value="103139.249" calcext:value-type="float">
            <text:p><text:s text:c="2"/>103 139</text:p>
          </table:table-cell>
          <table:table-cell office:value-type="float" office:value="102983.798" calcext:value-type="float">
            <text:p><text:s text:c="2"/>102 984</text:p>
          </table:table-cell>
          <table:table-cell office:value-type="float" office:value="102886.833" calcext:value-type="float">
            <text:p><text:s text:c="2"/>102 887</text:p>
          </table:table-cell>
          <table:table-cell office:value-type="float" office:value="102545.767" calcext:value-type="float">
            <text:p><text:s text:c="2"/>102 546</text:p>
          </table:table-cell>
          <table:table-cell office:value-type="float" office:value="101741.394" calcext:value-type="float">
            <text:p><text:s text:c="2"/>101 741</text:p>
          </table:table-cell>
          <table:table-cell office:value-type="float" office:value="100599.513" calcext:value-type="float">
            <text:p><text:s text:c="2"/>100 600</text:p>
          </table:table-cell>
          <table:table-cell office:value-type="float" office:value="99495.129" calcext:value-type="float">
            <text:p><text:s text:c="2"/>99 495</text:p>
          </table:table-cell>
          <table:table-cell office:value-type="float" office:value="98389.1850000001" calcext:value-type="float">
            <text:p><text:s text:c="2"/>98 389</text:p>
          </table:table-cell>
          <table:table-cell office:value-type="float" office:value="96989.563" calcext:value-type="float">
            <text:p><text:s text:c="2"/>96 990</text:p>
          </table:table-cell>
          <table:table-cell office:value-type="float" office:value="95199.699" calcext:value-type="float">
            <text:p><text:s text:c="2"/>95 200</text:p>
          </table:table-cell>
          <table:table-cell office:value-type="float" office:value="93133.935" calcext:value-type="float">
            <text:p><text:s text:c="2"/>93 134</text:p>
          </table:table-cell>
          <table:table-cell office:value-type="float" office:value="91036.436" calcext:value-type="float">
            <text:p><text:s text:c="2"/>91 036</text:p>
          </table:table-cell>
          <table:table-cell office:value-type="float" office:value="88898.218" calcext:value-type="float">
            <text:p><text:s text:c="2"/>88 898</text:p>
          </table:table-cell>
          <table:table-cell office:value-type="float" office:value="86690.9940000001" calcext:value-type="float">
            <text:p><text:s text:c="2"/>86 691</text:p>
          </table:table-cell>
          <table:table-cell office:value-type="float" office:value="84438.3150000001" calcext:value-type="float">
            <text:p><text:s text:c="2"/>84 438</text:p>
          </table:table-cell>
          <table:table-cell office:value-type="float" office:value="82179.799" calcext:value-type="float">
            <text:p><text:s text:c="2"/>82 180</text:p>
          </table:table-cell>
          <table:table-cell office:value-type="float" office:value="79849.337" calcext:value-type="float">
            <text:p><text:s text:c="2"/>79 849</text:p>
          </table:table-cell>
          <table:table-cell office:value-type="float" office:value="77361.411" calcext:value-type="float">
            <text:p><text:s text:c="2"/>77 361</text:p>
          </table:table-cell>
          <table:table-cell office:value-type="float" office:value="75323.307" calcext:value-type="float">
            <text:p><text:s text:c="2"/>75 323</text:p>
          </table:table-cell>
          <table:table-cell office:value-type="float" office:value="73999.115" calcext:value-type="float">
            <text:p><text:s text:c="2"/>73 999</text:p>
          </table:table-cell>
          <table:table-cell office:value-type="float" office:value="73075.676" calcext:value-type="float">
            <text:p><text:s text:c="2"/>73 076</text:p>
          </table:table-cell>
          <table:table-cell office:value-type="float" office:value="72057.975" calcext:value-type="float">
            <text:p><text:s text:c="2"/>72 058</text:p>
          </table:table-cell>
          <table:table-cell office:value-type="float" office:value="71143.694" calcext:value-type="float">
            <text:p><text:s text:c="2"/>71 144</text:p>
          </table:table-cell>
          <table:table-cell office:value-type="float" office:value="69543.674" calcext:value-type="float">
            <text:p><text:s text:c="2"/>69 544</text:p>
          </table:table-cell>
          <table:table-cell office:value-type="float" office:value="66846.693" calcext:value-type="float">
            <text:p><text:s text:c="2"/>66 847</text:p>
          </table:table-cell>
          <table:table-cell office:value-type="float" office:value="63463.938" calcext:value-type="float">
            <text:p><text:s text:c="2"/>63 464</text:p>
          </table:table-cell>
          <table:table-cell office:value-type="float" office:value="60247.97" calcext:value-type="float">
            <text:p><text:s text:c="2"/>60 248</text:p>
          </table:table-cell>
          <table:table-cell office:value-type="float" office:value="57064.563" calcext:value-type="float">
            <text:p><text:s text:c="2"/>57 065</text:p>
          </table:table-cell>
          <table:table-cell office:value-type="float" office:value="54091.595" calcext:value-type="float">
            <text:p><text:s text:c="2"/>54 092</text:p>
          </table:table-cell>
          <table:table-cell office:value-type="float" office:value="51515.372" calcext:value-type="float">
            <text:p><text:s text:c="2"/>51 515</text:p>
          </table:table-cell>
          <table:table-cell office:value-type="float" office:value="49262.061" calcext:value-type="float">
            <text:p><text:s text:c="2"/>49 262</text:p>
          </table:table-cell>
          <table:table-cell office:value-type="float" office:value="46990.785" calcext:value-type="float">
            <text:p><text:s text:c="2"/>46 991</text:p>
          </table:table-cell>
          <table:table-cell office:value-type="float" office:value="44672.993" calcext:value-type="float">
            <text:p><text:s text:c="2"/>44 673</text:p>
          </table:table-cell>
          <table:table-cell office:value-type="float" office:value="42945.048" calcext:value-type="float">
            <text:p><text:s text:c="2"/>42 945</text:p>
          </table:table-cell>
          <table:table-cell office:value-type="float" office:value="42058.85" calcext:value-type="float">
            <text:p><text:s text:c="2"/>42 059</text:p>
          </table:table-cell>
          <table:table-cell office:value-type="float" office:value="41712.097" calcext:value-type="float">
            <text:p><text:s text:c="2"/>41 712</text:p>
          </table:table-cell>
          <table:table-cell office:value-type="float" office:value="41375.734" calcext:value-type="float">
            <text:p><text:s text:c="2"/>41 376</text:p>
          </table:table-cell>
          <table:table-cell office:value-type="float" office:value="41185.779" calcext:value-type="float">
            <text:p><text:s text:c="2"/>41 186</text:p>
          </table:table-cell>
          <table:table-cell office:value-type="float" office:value="40643.421" calcext:value-type="float">
            <text:p><text:s text:c="2"/>40 643</text:p>
          </table:table-cell>
          <table:table-cell office:value-type="float" office:value="39456.403" calcext:value-type="float">
            <text:p><text:s text:c="2"/>39 456</text:p>
          </table:table-cell>
          <table:table-cell office:value-type="float" office:value="37861.487" calcext:value-type="float">
            <text:p><text:s text:c="2"/>37 861</text:p>
          </table:table-cell>
          <table:table-cell office:value-type="float" office:value="36373.529" calcext:value-type="float">
            <text:p><text:s text:c="2"/>36 374</text:p>
          </table:table-cell>
          <table:table-cell office:value-type="float" office:value="34872.547" calcext:value-type="float">
            <text:p><text:s text:c="2"/>34 873</text:p>
          </table:table-cell>
          <table:table-cell office:value-type="float" office:value="33474.591" calcext:value-type="float">
            <text:p><text:s text:c="2"/>33 475</text:p>
          </table:table-cell>
          <table:table-cell office:value-type="float" office:value="32283.464" calcext:value-type="float">
            <text:p><text:s text:c="2"/>32 283</text:p>
          </table:table-cell>
          <table:table-cell office:value-type="float" office:value="31206.336" calcext:value-type="float">
            <text:p><text:s text:c="2"/>31 206</text:p>
          </table:table-cell>
          <table:table-cell office:value-type="float" office:value="30059.553" calcext:value-type="float">
            <text:p><text:s text:c="2"/>30 060</text:p>
          </table:table-cell>
          <table:table-cell office:value-type="float" office:value="28895.513" calcext:value-type="float">
            <text:p><text:s text:c="2"/>28 896</text:p>
          </table:table-cell>
          <table:table-cell office:value-type="float" office:value="27603.362" calcext:value-type="float">
            <text:p><text:s text:c="2"/>27 603</text:p>
          </table:table-cell>
          <table:table-cell office:value-type="float" office:value="26114.527" calcext:value-type="float">
            <text:p><text:s text:c="2"/>26 115</text:p>
          </table:table-cell>
          <table:table-cell office:value-type="float" office:value="24496.482" calcext:value-type="float">
            <text:p><text:s text:c="2"/>24 496</text:p>
          </table:table-cell>
          <table:table-cell office:value-type="float" office:value="22907.19" calcext:value-type="float">
            <text:p><text:s text:c="2"/>22 907</text:p>
          </table:table-cell>
          <table:table-cell office:value-type="float" office:value="21341.534" calcext:value-type="float">
            <text:p><text:s text:c="2"/>21 342</text:p>
          </table:table-cell>
          <table:table-cell office:value-type="float" office:value="19740.278" calcext:value-type="float">
            <text:p><text:s text:c="2"/>19 740</text:p>
          </table:table-cell>
          <table:table-cell office:value-type="float" office:value="18098.397" calcext:value-type="float">
            <text:p><text:s text:c="2"/>18 098</text:p>
          </table:table-cell>
          <table:table-cell office:value-type="float" office:value="16455.968" calcext:value-type="float">
            <text:p><text:s text:c="2"/>16 456</text:p>
          </table:table-cell>
          <table:table-cell office:value-type="float" office:value="14839.266" calcext:value-type="float">
            <text:p><text:s text:c="2"/>14 839</text:p>
          </table:table-cell>
          <table:table-cell office:value-type="float" office:value="13220.453" calcext:value-type="float">
            <text:p><text:s text:c="2"/>13 220</text:p>
          </table:table-cell>
          <table:table-cell office:value-type="float" office:value="11816.849" calcext:value-type="float">
            <text:p><text:s text:c="2"/>11 817</text:p>
          </table:table-cell>
          <table:table-cell office:value-type="float" office:value="10732.205" calcext:value-type="float">
            <text:p><text:s text:c="2"/>10 732</text:p>
          </table:table-cell>
          <table:table-cell office:value-type="float" office:value="9866.007" calcext:value-type="float">
            <text:p><text:s text:c="2"/>9 866</text:p>
          </table:table-cell>
          <table:table-cell office:value-type="float" office:value="9026.008" calcext:value-type="float">
            <text:p><text:s text:c="2"/>9 026</text:p>
          </table:table-cell>
          <table:table-cell office:value-type="float" office:value="8265.07" calcext:value-type="float">
            <text:p><text:s text:c="2"/>8 265</text:p>
          </table:table-cell>
          <table:table-cell office:value-type="float" office:value="7450.993" calcext:value-type="float">
            <text:p><text:s text:c="2"/>7 451</text:p>
          </table:table-cell>
          <table:table-cell office:value-type="float" office:value="6503.219" calcext:value-type="float">
            <text:p><text:s text:c="2"/>6 503</text:p>
          </table:table-cell>
          <table:table-cell office:value-type="float" office:value="5495.519" calcext:value-type="float">
            <text:p><text:s text:c="2"/>5 496</text:p>
          </table:table-cell>
          <table:table-cell office:value-type="float" office:value="4558.739" calcext:value-type="float">
            <text:p><text:s text:c="2"/>4 559</text:p>
          </table:table-cell>
          <table:table-cell office:value-type="float" office:value="3701.404" calcext:value-type="float">
            <text:p><text:s text:c="2"/>3 701</text:p>
          </table:table-cell>
          <table:table-cell office:value-type="float" office:value="2991.799" calcext:value-type="float">
            <text:p><text:s text:c="2"/>2 992</text:p>
          </table:table-cell>
          <table:table-cell office:value-type="float" office:value="2408.913" calcext:value-type="float">
            <text:p><text:s text:c="2"/>2 409</text:p>
          </table:table-cell>
          <table:table-cell office:value-type="float" office:value="1921.307" calcext:value-type="float">
            <text:p><text:s text:c="2"/>1 921</text:p>
          </table:table-cell>
          <table:table-cell office:value-type="float" office:value="1437.606" calcext:value-type="float">
            <text:p><text:s text:c="2"/>1 438</text:p>
          </table:table-cell>
          <table:table-cell office:value-type="float" office:value="1101.088" calcext:value-type="float">
            <text:p><text:s text:c="2"/>1 101</text:p>
          </table:table-cell>
          <table:table-cell office:value-type="float" office:value="905.86" calcext:value-type="float">
            <text:p><text:s text:c="3"/>906</text:p>
          </table:table-cell>
          <table:table-cell office:value-type="float" office:value="674.878" calcext:value-type="float">
            <text:p><text:s text:c="3"/>675</text:p>
          </table:table-cell>
          <table:table-cell office:value-type="float" office:value="408.141" calcext:value-type="float">
            <text:p><text:s text:c="3"/>408</text:p>
          </table:table-cell>
          <table:table-cell office:value-type="float" office:value="271.307" calcext:value-type="float">
            <text:p><text:s text:c="3"/>271</text:p>
          </table:table-cell>
          <table:table-cell office:value-type="float" office:value="213.486" calcext:value-type="float">
            <text:p><text:s text:c="3"/>213</text:p>
          </table:table-cell>
          <table:table-cell office:value-type="float" office:value="149.967" calcext:value-type="float">
            <text:p><text:s text:c="3"/>150</text:p>
          </table:table-cell>
          <table:table-cell office:value-type="float" office:value="80.741" calcext:value-type="float">
            <text:p><text:s text:c="3"/>81</text:p>
          </table:table-cell>
          <table:table-cell office:value-type="float" office:value="125.333" calcext:value-type="float">
            <text:p><text:s text:c="3"/>12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97" calcext:value-type="float">
            <text:p>1997</text:p>
          </table:table-cell>
          <table:table-cell office:value-type="float" office:value="119738.674" calcext:value-type="float">
            <text:p><text:s text:c="2"/>119 739</text:p>
          </table:table-cell>
          <table:table-cell office:value-type="float" office:value="121782.633" calcext:value-type="float">
            <text:p><text:s text:c="2"/>121 783</text:p>
          </table:table-cell>
          <table:table-cell office:value-type="float" office:value="118399.153" calcext:value-type="float">
            <text:p><text:s text:c="2"/>118 399</text:p>
          </table:table-cell>
          <table:table-cell office:value-type="float" office:value="121417.858" calcext:value-type="float">
            <text:p><text:s text:c="2"/>121 418</text:p>
          </table:table-cell>
          <table:table-cell office:value-type="float" office:value="123799.785" calcext:value-type="float">
            <text:p><text:s text:c="2"/>123 800</text:p>
          </table:table-cell>
          <table:table-cell office:value-type="float" office:value="125554.95" calcext:value-type="float">
            <text:p><text:s text:c="2"/>125 555</text:p>
          </table:table-cell>
          <table:table-cell office:value-type="float" office:value="126693.313" calcext:value-type="float">
            <text:p><text:s text:c="2"/>126 693</text:p>
          </table:table-cell>
          <table:table-cell office:value-type="float" office:value="127344.724" calcext:value-type="float">
            <text:p><text:s text:c="2"/>127 345</text:p>
          </table:table-cell>
          <table:table-cell office:value-type="float" office:value="127639.213" calcext:value-type="float">
            <text:p><text:s text:c="2"/>127 639</text:p>
          </table:table-cell>
          <table:table-cell office:value-type="float" office:value="126986.745" calcext:value-type="float">
            <text:p><text:s text:c="2"/>126 987</text:p>
          </table:table-cell>
          <table:table-cell office:value-type="float" office:value="125157.291" calcext:value-type="float">
            <text:p><text:s text:c="2"/>125 157</text:p>
          </table:table-cell>
          <table:table-cell office:value-type="float" office:value="122520.787" calcext:value-type="float">
            <text:p><text:s text:c="2"/>122 521</text:p>
          </table:table-cell>
          <table:table-cell office:value-type="float" office:value="119721.422" calcext:value-type="float">
            <text:p><text:s text:c="2"/>119 721</text:p>
          </table:table-cell>
          <table:table-cell office:value-type="float" office:value="116683.422" calcext:value-type="float">
            <text:p><text:s text:c="2"/>116 683</text:p>
          </table:table-cell>
          <table:table-cell office:value-type="float" office:value="113845.335" calcext:value-type="float">
            <text:p><text:s text:c="2"/>113 845</text:p>
          </table:table-cell>
          <table:table-cell office:value-type="float" office:value="111508.507" calcext:value-type="float">
            <text:p><text:s text:c="2"/>111 509</text:p>
          </table:table-cell>
          <table:table-cell office:value-type="float" office:value="109545.764" calcext:value-type="float">
            <text:p><text:s text:c="2"/>109 546</text:p>
          </table:table-cell>
          <table:table-cell office:value-type="float" office:value="107445.846" calcext:value-type="float">
            <text:p><text:s text:c="2"/>107 446</text:p>
          </table:table-cell>
          <table:table-cell office:value-type="float" office:value="105211.779" calcext:value-type="float">
            <text:p><text:s text:c="2"/>105 212</text:p>
          </table:table-cell>
          <table:table-cell office:value-type="float" office:value="103608.07" calcext:value-type="float">
            <text:p><text:s text:c="2"/>103 608</text:p>
          </table:table-cell>
          <table:table-cell office:value-type="float" office:value="102932.774" calcext:value-type="float">
            <text:p><text:s text:c="2"/>102 933</text:p>
          </table:table-cell>
          <table:table-cell office:value-type="float" office:value="102849.396" calcext:value-type="float">
            <text:p><text:s text:c="2"/>102 849</text:p>
          </table:table-cell>
          <table:table-cell office:value-type="float" office:value="102711.226" calcext:value-type="float">
            <text:p><text:s text:c="2"/>102 711</text:p>
          </table:table-cell>
          <table:table-cell office:value-type="float" office:value="102633.057" calcext:value-type="float">
            <text:p><text:s text:c="2"/>102 633</text:p>
          </table:table-cell>
          <table:table-cell office:value-type="float" office:value="102306.429" calcext:value-type="float">
            <text:p><text:s text:c="2"/>102 306</text:p>
          </table:table-cell>
          <table:table-cell office:value-type="float" office:value="101507.572" calcext:value-type="float">
            <text:p><text:s text:c="2"/>101 508</text:p>
          </table:table-cell>
          <table:table-cell office:value-type="float" office:value="100365.471" calcext:value-type="float">
            <text:p><text:s text:c="2"/>100 365</text:p>
          </table:table-cell>
          <table:table-cell office:value-type="float" office:value="99262.6749999999" calcext:value-type="float">
            <text:p><text:s text:c="2"/>99 263</text:p>
          </table:table-cell>
          <table:table-cell office:value-type="float" office:value="98158.5859999999" calcext:value-type="float">
            <text:p><text:s text:c="2"/>98 159</text:p>
          </table:table-cell>
          <table:table-cell office:value-type="float" office:value="96760.199" calcext:value-type="float">
            <text:p><text:s text:c="2"/>96 760</text:p>
          </table:table-cell>
          <table:table-cell office:value-type="float" office:value="94971.2189999999" calcext:value-type="float">
            <text:p><text:s text:c="2"/>94 971</text:p>
          </table:table-cell>
          <table:table-cell office:value-type="float" office:value="92905.719" calcext:value-type="float">
            <text:p><text:s text:c="2"/>92 906</text:p>
          </table:table-cell>
          <table:table-cell office:value-type="float" office:value="90807.399" calcext:value-type="float">
            <text:p><text:s text:c="2"/>90 807</text:p>
          </table:table-cell>
          <table:table-cell office:value-type="float" office:value="88667.5360000001" calcext:value-type="float">
            <text:p><text:s text:c="2"/>88 668</text:p>
          </table:table-cell>
          <table:table-cell office:value-type="float" office:value="86456.787" calcext:value-type="float">
            <text:p><text:s text:c="2"/>86 457</text:p>
          </table:table-cell>
          <table:table-cell office:value-type="float" office:value="84198.19" calcext:value-type="float">
            <text:p><text:s text:c="2"/>84 198</text:p>
          </table:table-cell>
          <table:table-cell office:value-type="float" office:value="81931.998" calcext:value-type="float">
            <text:p><text:s text:c="2"/>81 932</text:p>
          </table:table-cell>
          <table:table-cell office:value-type="float" office:value="79593.3880000001" calcext:value-type="float">
            <text:p><text:s text:c="2"/>79 593</text:p>
          </table:table-cell>
          <table:table-cell office:value-type="float" office:value="77096.909" calcext:value-type="float">
            <text:p><text:s text:c="2"/>77 097</text:p>
          </table:table-cell>
          <table:table-cell office:value-type="float" office:value="75049.419" calcext:value-type="float">
            <text:p><text:s text:c="2"/>75 049</text:p>
          </table:table-cell>
          <table:table-cell office:value-type="float" office:value="73714.988" calcext:value-type="float">
            <text:p><text:s text:c="2"/>73 715</text:p>
          </table:table-cell>
          <table:table-cell office:value-type="float" office:value="72780.881" calcext:value-type="float">
            <text:p><text:s text:c="2"/>72 781</text:p>
          </table:table-cell>
          <table:table-cell office:value-type="float" office:value="71751.92" calcext:value-type="float">
            <text:p><text:s text:c="2"/>71 752</text:p>
          </table:table-cell>
          <table:table-cell office:value-type="float" office:value="70825.237" calcext:value-type="float">
            <text:p><text:s text:c="2"/>70 825</text:p>
          </table:table-cell>
          <table:table-cell office:value-type="float" office:value="69215.412" calcext:value-type="float">
            <text:p><text:s text:c="2"/>69 215</text:p>
          </table:table-cell>
          <table:table-cell office:value-type="float" office:value="66512.943" calcext:value-type="float">
            <text:p><text:s text:c="2"/>66 513</text:p>
          </table:table-cell>
          <table:table-cell office:value-type="float" office:value="63127.057" calcext:value-type="float">
            <text:p><text:s text:c="2"/>63 127</text:p>
          </table:table-cell>
          <table:table-cell office:value-type="float" office:value="59906.524" calcext:value-type="float">
            <text:p><text:s text:c="2"/>59 907</text:p>
          </table:table-cell>
          <table:table-cell office:value-type="float" office:value="56717.518" calcext:value-type="float">
            <text:p><text:s text:c="2"/>56 718</text:p>
          </table:table-cell>
          <table:table-cell office:value-type="float" office:value="53736.94" calcext:value-type="float">
            <text:p><text:s text:c="2"/>53 737</text:p>
          </table:table-cell>
          <table:table-cell office:value-type="float" office:value="51150.014" calcext:value-type="float">
            <text:p><text:s text:c="2"/>51 150</text:p>
          </table:table-cell>
          <table:table-cell office:value-type="float" office:value="48883.189" calcext:value-type="float">
            <text:p><text:s text:c="2"/>48 883</text:p>
          </table:table-cell>
          <table:table-cell office:value-type="float" office:value="46597.483" calcext:value-type="float">
            <text:p><text:s text:c="2"/>46 597</text:p>
          </table:table-cell>
          <table:table-cell office:value-type="float" office:value="44264.517" calcext:value-type="float">
            <text:p><text:s text:c="2"/>44 265</text:p>
          </table:table-cell>
          <table:table-cell office:value-type="float" office:value="42516.535" calcext:value-type="float">
            <text:p><text:s text:c="2"/>42 517</text:p>
          </table:table-cell>
          <table:table-cell office:value-type="float" office:value="41603.743" calcext:value-type="float">
            <text:p><text:s text:c="2"/>41 604</text:p>
          </table:table-cell>
          <table:table-cell office:value-type="float" office:value="41225.773" calcext:value-type="float">
            <text:p><text:s text:c="2"/>41 226</text:p>
          </table:table-cell>
          <table:table-cell office:value-type="float" office:value="40857.147" calcext:value-type="float">
            <text:p><text:s text:c="2"/>40 857</text:p>
          </table:table-cell>
          <table:table-cell office:value-type="float" office:value="40632.947" calcext:value-type="float">
            <text:p><text:s text:c="2"/>40 633</text:p>
          </table:table-cell>
          <table:table-cell office:value-type="float" office:value="40057.423" calcext:value-type="float">
            <text:p><text:s text:c="2"/>40 057</text:p>
          </table:table-cell>
          <table:table-cell office:value-type="float" office:value="38840.075" calcext:value-type="float">
            <text:p><text:s text:c="2"/>38 840</text:p>
          </table:table-cell>
          <table:table-cell office:value-type="float" office:value="37216.254" calcext:value-type="float">
            <text:p><text:s text:c="2"/>37 216</text:p>
          </table:table-cell>
          <table:table-cell office:value-type="float" office:value="35698.843" calcext:value-type="float">
            <text:p><text:s text:c="2"/>35 699</text:p>
          </table:table-cell>
          <table:table-cell office:value-type="float" office:value="34169.785" calcext:value-type="float">
            <text:p><text:s text:c="2"/>34 170</text:p>
          </table:table-cell>
          <table:table-cell office:value-type="float" office:value="32738.525" calcext:value-type="float">
            <text:p><text:s text:c="2"/>32 739</text:p>
          </table:table-cell>
          <table:table-cell office:value-type="float" office:value="31505.978" calcext:value-type="float">
            <text:p><text:s text:c="2"/>31 506</text:p>
          </table:table-cell>
          <table:table-cell office:value-type="float" office:value="30383.34" calcext:value-type="float">
            <text:p><text:s text:c="2"/>30 383</text:p>
          </table:table-cell>
          <table:table-cell office:value-type="float" office:value="29194.116" calcext:value-type="float">
            <text:p><text:s text:c="2"/>29 194</text:p>
          </table:table-cell>
          <table:table-cell office:value-type="float" office:value="27989.293" calcext:value-type="float">
            <text:p><text:s text:c="2"/>27 989</text:p>
          </table:table-cell>
          <table:table-cell office:value-type="float" office:value="26664" calcext:value-type="float">
            <text:p><text:s text:c="2"/>26 664</text:p>
          </table:table-cell>
          <table:table-cell office:value-type="float" office:value="25153.371" calcext:value-type="float">
            <text:p><text:s text:c="2"/>25 153</text:p>
          </table:table-cell>
          <table:table-cell office:value-type="float" office:value="23522.457" calcext:value-type="float">
            <text:p><text:s text:c="2"/>23 522</text:p>
          </table:table-cell>
          <table:table-cell office:value-type="float" office:value="21922.438" calcext:value-type="float">
            <text:p><text:s text:c="2"/>21 922</text:p>
          </table:table-cell>
          <table:table-cell office:value-type="float" office:value="20348.622" calcext:value-type="float">
            <text:p><text:s text:c="2"/>20 349</text:p>
          </table:table-cell>
          <table:table-cell office:value-type="float" office:value="18746.927" calcext:value-type="float">
            <text:p><text:s text:c="2"/>18 747</text:p>
          </table:table-cell>
          <table:table-cell office:value-type="float" office:value="17113.957" calcext:value-type="float">
            <text:p><text:s text:c="2"/>17 114</text:p>
          </table:table-cell>
          <table:table-cell office:value-type="float" office:value="15487.511" calcext:value-type="float">
            <text:p><text:s text:c="2"/>15 488</text:p>
          </table:table-cell>
          <table:table-cell office:value-type="float" office:value="13891.261" calcext:value-type="float">
            <text:p><text:s text:c="2"/>13 891</text:p>
          </table:table-cell>
          <table:table-cell office:value-type="float" office:value="12299.542" calcext:value-type="float">
            <text:p><text:s text:c="2"/>12 300</text:p>
          </table:table-cell>
          <table:table-cell office:value-type="float" office:value="10919.268" calcext:value-type="float">
            <text:p><text:s text:c="2"/>10 919</text:p>
          </table:table-cell>
          <table:table-cell office:value-type="float" office:value="9849.29599999999" calcext:value-type="float">
            <text:p><text:s text:c="2"/>9 849</text:p>
          </table:table-cell>
          <table:table-cell office:value-type="float" office:value="8994.616" calcext:value-type="float">
            <text:p><text:s text:c="2"/>8 995</text:p>
          </table:table-cell>
          <table:table-cell office:value-type="float" office:value="8171.239" calcext:value-type="float">
            <text:p><text:s text:c="2"/>8 171</text:p>
          </table:table-cell>
          <table:table-cell office:value-type="float" office:value="7427.89900000001" calcext:value-type="float">
            <text:p><text:s text:c="2"/>7 428</text:p>
          </table:table-cell>
          <table:table-cell office:value-type="float" office:value="6649.035" calcext:value-type="float">
            <text:p><text:s text:c="2"/>6 649</text:p>
          </table:table-cell>
          <table:table-cell office:value-type="float" office:value="5762.467" calcext:value-type="float">
            <text:p><text:s text:c="2"/>5 762</text:p>
          </table:table-cell>
          <table:table-cell office:value-type="float" office:value="4832.827" calcext:value-type="float">
            <text:p><text:s text:c="2"/>4 833</text:p>
          </table:table-cell>
          <table:table-cell office:value-type="float" office:value="3953.678" calcext:value-type="float">
            <text:p><text:s text:c="2"/>3 954</text:p>
          </table:table-cell>
          <table:table-cell office:value-type="float" office:value="3180.007" calcext:value-type="float">
            <text:p><text:s text:c="2"/>3 180</text:p>
          </table:table-cell>
          <table:table-cell office:value-type="float" office:value="2579.512" calcext:value-type="float">
            <text:p><text:s text:c="2"/>2 580</text:p>
          </table:table-cell>
          <table:table-cell office:value-type="float" office:value="2060.268" calcext:value-type="float">
            <text:p><text:s text:c="2"/>2 060</text:p>
          </table:table-cell>
          <table:table-cell office:value-type="float" office:value="1598.745" calcext:value-type="float">
            <text:p><text:s text:c="2"/>1 599</text:p>
          </table:table-cell>
          <table:table-cell office:value-type="float" office:value="1180.86" calcext:value-type="float">
            <text:p><text:s text:c="2"/>1 181</text:p>
          </table:table-cell>
          <table:table-cell office:value-type="float" office:value="912.629" calcext:value-type="float">
            <text:p><text:s text:c="3"/>913</text:p>
          </table:table-cell>
          <table:table-cell office:value-type="float" office:value="748.071" calcext:value-type="float">
            <text:p><text:s text:c="3"/>748</text:p>
          </table:table-cell>
          <table:table-cell office:value-type="float" office:value="554.386999999999" calcext:value-type="float">
            <text:p><text:s text:c="3"/>554</text:p>
          </table:table-cell>
          <table:table-cell office:value-type="float" office:value="331.624" calcext:value-type="float">
            <text:p><text:s text:c="3"/>332</text:p>
          </table:table-cell>
          <table:table-cell office:value-type="float" office:value="227.53" calcext:value-type="float">
            <text:p><text:s text:c="3"/>228</text:p>
          </table:table-cell>
          <table:table-cell office:value-type="float" office:value="159.755" calcext:value-type="float">
            <text:p><text:s text:c="3"/>160</text:p>
          </table:table-cell>
          <table:table-cell office:value-type="float" office:value="85.521" calcext:value-type="float">
            <text:p><text:s text:c="3"/>86</text:p>
          </table:table-cell>
          <table:table-cell office:value-type="float" office:value="130.707" calcext:value-type="float">
            <text:p><text:s text:c="3"/>13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office:value-type="float" office:value="122989.705" calcext:value-type="float">
            <text:p><text:s text:c="2"/>122 990</text:p>
          </table:table-cell>
          <table:table-cell office:value-type="float" office:value="122716.077" calcext:value-type="float">
            <text:p><text:s text:c="2"/>122 716</text:p>
          </table:table-cell>
          <table:table-cell office:value-type="float" office:value="122702.176" calcext:value-type="float">
            <text:p><text:s text:c="2"/>122 702</text:p>
          </table:table-cell>
          <table:table-cell office:value-type="float" office:value="118923.796" calcext:value-type="float">
            <text:p><text:s text:c="2"/>118 924</text:p>
          </table:table-cell>
          <table:table-cell office:value-type="float" office:value="121121.523" calcext:value-type="float">
            <text:p><text:s text:c="2"/>121 122</text:p>
          </table:table-cell>
          <table:table-cell office:value-type="float" office:value="123017.368" calcext:value-type="float">
            <text:p><text:s text:c="2"/>123 017</text:p>
          </table:table-cell>
          <table:table-cell office:value-type="float" office:value="124563.465" calcext:value-type="float">
            <text:p><text:s text:c="2"/>124 563</text:p>
          </table:table-cell>
          <table:table-cell office:value-type="float" office:value="125712.003" calcext:value-type="float">
            <text:p><text:s text:c="2"/>125 712</text:p>
          </table:table-cell>
          <table:table-cell office:value-type="float" office:value="126594.592" calcext:value-type="float">
            <text:p><text:s text:c="2"/>126 595</text:p>
          </table:table-cell>
          <table:table-cell office:value-type="float" office:value="127342.848" calcext:value-type="float">
            <text:p><text:s text:c="2"/>127 343</text:p>
          </table:table-cell>
          <table:table-cell office:value-type="float" office:value="127011.622" calcext:value-type="float">
            <text:p><text:s text:c="2"/>127 012</text:p>
          </table:table-cell>
          <table:table-cell office:value-type="float" office:value="125194.175" calcext:value-type="float">
            <text:p><text:s text:c="2"/>125 194</text:p>
          </table:table-cell>
          <table:table-cell office:value-type="float" office:value="122381.008" calcext:value-type="float">
            <text:p><text:s text:c="2"/>122 381</text:p>
          </table:table-cell>
          <table:table-cell office:value-type="float" office:value="119515.494" calcext:value-type="float">
            <text:p><text:s text:c="2"/>119 515</text:p>
          </table:table-cell>
          <table:table-cell office:value-type="float" office:value="116464.246" calcext:value-type="float">
            <text:p><text:s text:c="2"/>116 464</text:p>
          </table:table-cell>
          <table:table-cell office:value-type="float" office:value="113607.25" calcext:value-type="float">
            <text:p><text:s text:c="2"/>113 607</text:p>
          </table:table-cell>
          <table:table-cell office:value-type="float" office:value="111247.3" calcext:value-type="float">
            <text:p><text:s text:c="2"/>111 247</text:p>
          </table:table-cell>
          <table:table-cell office:value-type="float" office:value="109259.288" calcext:value-type="float">
            <text:p><text:s text:c="2"/>109 259</text:p>
          </table:table-cell>
          <table:table-cell office:value-type="float" office:value="107131.406" calcext:value-type="float">
            <text:p><text:s text:c="2"/>107 131</text:p>
          </table:table-cell>
          <table:table-cell office:value-type="float" office:value="104865.297" calcext:value-type="float">
            <text:p><text:s text:c="2"/>104 865</text:p>
          </table:table-cell>
          <table:table-cell office:value-type="float" office:value="103242.503" calcext:value-type="float">
            <text:p><text:s text:c="2"/>103 243</text:p>
          </table:table-cell>
          <table:table-cell office:value-type="float" office:value="102569.062" calcext:value-type="float">
            <text:p><text:s text:c="2"/>102 569</text:p>
          </table:table-cell>
          <table:table-cell office:value-type="float" office:value="102501.082" calcext:value-type="float">
            <text:p><text:s text:c="2"/>102 501</text:p>
          </table:table-cell>
          <table:table-cell office:value-type="float" office:value="102376.534" calcext:value-type="float">
            <text:p><text:s text:c="2"/>102 377</text:p>
          </table:table-cell>
          <table:table-cell office:value-type="float" office:value="102313.361" calcext:value-type="float">
            <text:p><text:s text:c="2"/>102 313</text:p>
          </table:table-cell>
          <table:table-cell office:value-type="float" office:value="101998.174" calcext:value-type="float">
            <text:p><text:s text:c="2"/>101 998</text:p>
          </table:table-cell>
          <table:table-cell office:value-type="float" office:value="101203.211" calcext:value-type="float">
            <text:p><text:s text:c="2"/>101 203</text:p>
          </table:table-cell>
          <table:table-cell office:value-type="float" office:value="100060.219" calcext:value-type="float">
            <text:p><text:s text:c="2"/>100 060</text:p>
          </table:table-cell>
          <table:table-cell office:value-type="float" office:value="98958.3649999999" calcext:value-type="float">
            <text:p><text:s text:c="2"/>98 958</text:p>
          </table:table-cell>
          <table:table-cell office:value-type="float" office:value="97855.481" calcext:value-type="float">
            <text:p><text:s text:c="2"/>97 855</text:p>
          </table:table-cell>
          <table:table-cell office:value-type="float" office:value="96458.8429999999" calcext:value-type="float">
            <text:p><text:s text:c="2"/>96 459</text:p>
          </table:table-cell>
          <table:table-cell office:value-type="float" office:value="94672.918" calcext:value-type="float">
            <text:p><text:s text:c="2"/>94 673</text:p>
          </table:table-cell>
          <table:table-cell office:value-type="float" office:value="92610.9089999999" calcext:value-type="float">
            <text:p><text:s text:c="2"/>92 611</text:p>
          </table:table-cell>
          <table:table-cell office:value-type="float" office:value="90515.018" calcext:value-type="float">
            <text:p><text:s text:c="2"/>90 515</text:p>
          </table:table-cell>
          <table:table-cell office:value-type="float" office:value="88376.915" calcext:value-type="float">
            <text:p><text:s text:c="2"/>88 377</text:p>
          </table:table-cell>
          <table:table-cell office:value-type="float" office:value="86165.8499999999" calcext:value-type="float">
            <text:p><text:s text:c="2"/>86 166</text:p>
          </table:table-cell>
          <table:table-cell office:value-type="float" office:value="83903.9939999999" calcext:value-type="float">
            <text:p><text:s text:c="2"/>83 904</text:p>
          </table:table-cell>
          <table:table-cell office:value-type="float" office:value="81632.313" calcext:value-type="float">
            <text:p><text:s text:c="2"/>81 632</text:p>
          </table:table-cell>
          <table:table-cell office:value-type="float" office:value="79287.992" calcext:value-type="float">
            <text:p><text:s text:c="2"/>79 288</text:p>
          </table:table-cell>
          <table:table-cell office:value-type="float" office:value="76785.789" calcext:value-type="float">
            <text:p><text:s text:c="2"/>76 786</text:p>
          </table:table-cell>
          <table:table-cell office:value-type="float" office:value="74730.256" calcext:value-type="float">
            <text:p><text:s text:c="2"/>74 730</text:p>
          </table:table-cell>
          <table:table-cell office:value-type="float" office:value="73384.856" calcext:value-type="float">
            <text:p><text:s text:c="2"/>73 385</text:p>
          </table:table-cell>
          <table:table-cell office:value-type="float" office:value="72438.085" calcext:value-type="float">
            <text:p><text:s text:c="2"/>72 438</text:p>
          </table:table-cell>
          <table:table-cell office:value-type="float" office:value="71396.059" calcext:value-type="float">
            <text:p><text:s text:c="2"/>71 396</text:p>
          </table:table-cell>
          <table:table-cell office:value-type="float" office:value="70454.83" calcext:value-type="float">
            <text:p><text:s text:c="2"/>70 455</text:p>
          </table:table-cell>
          <table:table-cell office:value-type="float" office:value="68834.876" calcext:value-type="float">
            <text:p><text:s text:c="2"/>68 835</text:p>
          </table:table-cell>
          <table:table-cell office:value-type="float" office:value="66129.481" calcext:value-type="float">
            <text:p><text:s text:c="2"/>66 129</text:p>
          </table:table-cell>
          <table:table-cell office:value-type="float" office:value="62744.873" calcext:value-type="float">
            <text:p><text:s text:c="2"/>62 745</text:p>
          </table:table-cell>
          <table:table-cell office:value-type="float" office:value="59523.755" calcext:value-type="float">
            <text:p><text:s text:c="2"/>59 524</text:p>
          </table:table-cell>
          <table:table-cell office:value-type="float" office:value="56333.265" calcext:value-type="float">
            <text:p><text:s text:c="2"/>56 333</text:p>
          </table:table-cell>
          <table:table-cell office:value-type="float" office:value="53348.508" calcext:value-type="float">
            <text:p><text:s text:c="2"/>53 349</text:p>
          </table:table-cell>
          <table:table-cell office:value-type="float" office:value="50753.199" calcext:value-type="float">
            <text:p><text:s text:c="2"/>50 753</text:p>
          </table:table-cell>
          <table:table-cell office:value-type="float" office:value="48474.402" calcext:value-type="float">
            <text:p><text:s text:c="2"/>48 474</text:p>
          </table:table-cell>
          <table:table-cell office:value-type="float" office:value="46175.925" calcext:value-type="float">
            <text:p><text:s text:c="2"/>46 176</text:p>
          </table:table-cell>
          <table:table-cell office:value-type="float" office:value="43829.579" calcext:value-type="float">
            <text:p><text:s text:c="2"/>43 830</text:p>
          </table:table-cell>
          <table:table-cell office:value-type="float" office:value="42062.723" calcext:value-type="float">
            <text:p><text:s text:c="2"/>42 063</text:p>
          </table:table-cell>
          <table:table-cell office:value-type="float" office:value="41123.623" calcext:value-type="float">
            <text:p><text:s text:c="2"/>41 124</text:p>
          </table:table-cell>
          <table:table-cell office:value-type="float" office:value="40714.228" calcext:value-type="float">
            <text:p><text:s text:c="2"/>40 714</text:p>
          </table:table-cell>
          <table:table-cell office:value-type="float" office:value="40313.051" calcext:value-type="float">
            <text:p><text:s text:c="2"/>40 313</text:p>
          </table:table-cell>
          <table:table-cell office:value-type="float" office:value="40054.191" calcext:value-type="float">
            <text:p><text:s text:c="2"/>40 054</text:p>
          </table:table-cell>
          <table:table-cell office:value-type="float" office:value="39445.429" calcext:value-type="float">
            <text:p><text:s text:c="2"/>39 445</text:p>
          </table:table-cell>
          <table:table-cell office:value-type="float" office:value="38198.461" calcext:value-type="float">
            <text:p><text:s text:c="2"/>38 198</text:p>
          </table:table-cell>
          <table:table-cell office:value-type="float" office:value="36546.894" calcext:value-type="float">
            <text:p><text:s text:c="2"/>36 547</text:p>
          </table:table-cell>
          <table:table-cell office:value-type="float" office:value="35001.084" calcext:value-type="float">
            <text:p><text:s text:c="2"/>35 001</text:p>
          </table:table-cell>
          <table:table-cell office:value-type="float" office:value="33444.972" calcext:value-type="float">
            <text:p><text:s text:c="2"/>33 445</text:p>
          </table:table-cell>
          <table:table-cell office:value-type="float" office:value="31981.47" calcext:value-type="float">
            <text:p><text:s text:c="2"/>31 981</text:p>
          </table:table-cell>
          <table:table-cell office:value-type="float" office:value="30708.424" calcext:value-type="float">
            <text:p><text:s text:c="2"/>30 708</text:p>
          </table:table-cell>
          <table:table-cell office:value-type="float" office:value="29541.201" calcext:value-type="float">
            <text:p><text:s text:c="2"/>29 541</text:p>
          </table:table-cell>
          <table:table-cell office:value-type="float" office:value="28310.476" calcext:value-type="float">
            <text:p><text:s text:c="2"/>28 310</text:p>
          </table:table-cell>
          <table:table-cell office:value-type="float" office:value="27065.822" calcext:value-type="float">
            <text:p><text:s text:c="2"/>27 066</text:p>
          </table:table-cell>
          <table:table-cell office:value-type="float" office:value="25708.409" calcext:value-type="float">
            <text:p><text:s text:c="2"/>25 708</text:p>
          </table:table-cell>
          <table:table-cell office:value-type="float" office:value="24177.207" calcext:value-type="float">
            <text:p><text:s text:c="2"/>24 177</text:p>
          </table:table-cell>
          <table:table-cell office:value-type="float" office:value="22534.718" calcext:value-type="float">
            <text:p><text:s text:c="2"/>22 535</text:p>
          </table:table-cell>
          <table:table-cell office:value-type="float" office:value="20925.171" calcext:value-type="float">
            <text:p><text:s text:c="2"/>20 925</text:p>
          </table:table-cell>
          <table:table-cell office:value-type="float" office:value="19344.435" calcext:value-type="float">
            <text:p><text:s text:c="2"/>19 344</text:p>
          </table:table-cell>
          <table:table-cell office:value-type="float" office:value="17743.436" calcext:value-type="float">
            <text:p><text:s text:c="2"/>17 743</text:p>
          </table:table-cell>
          <table:table-cell office:value-type="float" office:value="16120.332" calcext:value-type="float">
            <text:p><text:s text:c="2"/>16 120</text:p>
          </table:table-cell>
          <table:table-cell office:value-type="float" office:value="14510.646" calcext:value-type="float">
            <text:p><text:s text:c="2"/>14 511</text:p>
          </table:table-cell>
          <table:table-cell office:value-type="float" office:value="12935.657" calcext:value-type="float">
            <text:p><text:s text:c="2"/>12 936</text:p>
          </table:table-cell>
          <table:table-cell office:value-type="float" office:value="11371.802" calcext:value-type="float">
            <text:p><text:s text:c="2"/>11 372</text:p>
          </table:table-cell>
          <table:table-cell office:value-type="float" office:value="10015.574" calcext:value-type="float">
            <text:p><text:s text:c="2"/>10 016</text:p>
          </table:table-cell>
          <table:table-cell office:value-type="float" office:value="8960.993" calcext:value-type="float">
            <text:p><text:s text:c="2"/>8 961</text:p>
          </table:table-cell>
          <table:table-cell office:value-type="float" office:value="8118.518" calcext:value-type="float">
            <text:p><text:s text:c="2"/>8 119</text:p>
          </table:table-cell>
          <table:table-cell office:value-type="float" office:value="7312.47599999999" calcext:value-type="float">
            <text:p><text:s text:c="2"/>7 312</text:p>
          </table:table-cell>
          <table:table-cell office:value-type="float" office:value="6587.266" calcext:value-type="float">
            <text:p><text:s text:c="2"/>6 587</text:p>
          </table:table-cell>
          <table:table-cell office:value-type="float" office:value="5844.164" calcext:value-type="float">
            <text:p><text:s text:c="2"/>5 844</text:p>
          </table:table-cell>
          <table:table-cell office:value-type="float" office:value="5019.34499999999" calcext:value-type="float">
            <text:p><text:s text:c="2"/>5 019</text:p>
          </table:table-cell>
          <table:table-cell office:value-type="float" office:value="4168.245" calcext:value-type="float">
            <text:p><text:s text:c="2"/>4 168</text:p>
          </table:table-cell>
          <table:table-cell office:value-type="float" office:value="3347.195" calcext:value-type="float">
            <text:p><text:s text:c="2"/>3 347</text:p>
          </table:table-cell>
          <table:table-cell office:value-type="float" office:value="2657.603" calcext:value-type="float">
            <text:p><text:s text:c="2"/>2 658</text:p>
          </table:table-cell>
          <table:table-cell office:value-type="float" office:value="2166.446" calcext:value-type="float">
            <text:p><text:s text:c="2"/>2 166</text:p>
          </table:table-cell>
          <table:table-cell office:value-type="float" office:value="1711.067" calcext:value-type="float">
            <text:p><text:s text:c="2"/>1 711</text:p>
          </table:table-cell>
          <table:table-cell office:value-type="float" office:value="1275.827" calcext:value-type="float">
            <text:p><text:s text:c="2"/>1 276</text:p>
          </table:table-cell>
          <table:table-cell office:value-type="float" office:value="923.868999999999" calcext:value-type="float">
            <text:p><text:s text:c="3"/>924</text:p>
          </table:table-cell>
          <table:table-cell office:value-type="float" office:value="723.985" calcext:value-type="float">
            <text:p><text:s text:c="3"/>724</text:p>
          </table:table-cell>
          <table:table-cell office:value-type="float" office:value="590.107" calcext:value-type="float">
            <text:p><text:s text:c="3"/>590</text:p>
          </table:table-cell>
          <table:table-cell office:value-type="float" office:value="433.797" calcext:value-type="float">
            <text:p><text:s text:c="3"/>434</text:p>
          </table:table-cell>
          <table:table-cell office:value-type="float" office:value="255.053" calcext:value-type="float">
            <text:p><text:s text:c="3"/>255</text:p>
          </table:table-cell>
          <table:table-cell office:value-type="float" office:value="170.397" calcext:value-type="float">
            <text:p><text:s text:c="3"/>170</text:p>
          </table:table-cell>
          <table:table-cell office:value-type="float" office:value="90.711" calcext:value-type="float">
            <text:p><text:s text:c="3"/>91</text:p>
          </table:table-cell>
          <table:table-cell office:value-type="float" office:value="136.454" calcext:value-type="float">
            <text:p><text:s text:c="3"/>13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 office:value-type="float" office:value="126124.25" calcext:value-type="float">
            <text:p><text:s text:c="2"/>126 124</text:p>
          </table:table-cell>
          <table:table-cell office:value-type="float" office:value="123771.852" calcext:value-type="float">
            <text:p><text:s text:c="2"/>123 772</text:p>
          </table:table-cell>
          <table:table-cell office:value-type="float" office:value="122253.885" calcext:value-type="float">
            <text:p><text:s text:c="2"/>122 254</text:p>
          </table:table-cell>
          <table:table-cell office:value-type="float" office:value="121442.285" calcext:value-type="float">
            <text:p><text:s text:c="2"/>121 442</text:p>
          </table:table-cell>
          <table:table-cell office:value-type="float" office:value="119462.498" calcext:value-type="float">
            <text:p><text:s text:c="2"/>119 462</text:p>
          </table:table-cell>
          <table:table-cell office:value-type="float" office:value="120846.34" calcext:value-type="float">
            <text:p><text:s text:c="2"/>120 846</text:p>
          </table:table-cell>
          <table:table-cell office:value-type="float" office:value="122261.109" calcext:value-type="float">
            <text:p><text:s text:c="2"/>122 261</text:p>
          </table:table-cell>
          <table:table-cell office:value-type="float" office:value="123601.396" calcext:value-type="float">
            <text:p><text:s text:c="2"/>123 601</text:p>
          </table:table-cell>
          <table:table-cell office:value-type="float" office:value="124761.884" calcext:value-type="float">
            <text:p><text:s text:c="2"/>124 762</text:p>
          </table:table-cell>
          <table:table-cell office:value-type="float" office:value="125875.967" calcext:value-type="float">
            <text:p><text:s text:c="2"/>125 876</text:p>
          </table:table-cell>
          <table:table-cell office:value-type="float" office:value="127077.084" calcext:value-type="float">
            <text:p><text:s text:c="2"/>127 077</text:p>
          </table:table-cell>
          <table:table-cell office:value-type="float" office:value="127065.877" calcext:value-type="float">
            <text:p><text:s text:c="2"/>127 066</text:p>
          </table:table-cell>
          <table:table-cell office:value-type="float" office:value="125259.395" calcext:value-type="float">
            <text:p><text:s text:c="2"/>125 259</text:p>
          </table:table-cell>
          <table:table-cell office:value-type="float" office:value="122268.651" calcext:value-type="float">
            <text:p><text:s text:c="2"/>122 269</text:p>
          </table:table-cell>
          <table:table-cell office:value-type="float" office:value="119335.499" calcext:value-type="float">
            <text:p><text:s text:c="2"/>119 335</text:p>
          </table:table-cell>
          <table:table-cell office:value-type="float" office:value="116268.998" calcext:value-type="float">
            <text:p><text:s text:c="2"/>116 269</text:p>
          </table:table-cell>
          <table:table-cell office:value-type="float" office:value="113391.623" calcext:value-type="float">
            <text:p><text:s text:c="2"/>113 392</text:p>
          </table:table-cell>
          <table:table-cell office:value-type="float" office:value="111007.912" calcext:value-type="float">
            <text:p><text:s text:c="2"/>111 008</text:p>
          </table:table-cell>
          <table:table-cell office:value-type="float" office:value="108994.615" calcext:value-type="float">
            <text:p><text:s text:c="2"/>108 995</text:p>
          </table:table-cell>
          <table:table-cell office:value-type="float" office:value="106838.627" calcext:value-type="float">
            <text:p><text:s text:c="2"/>106 839</text:p>
          </table:table-cell>
          <table:table-cell office:value-type="float" office:value="104540.231" calcext:value-type="float">
            <text:p><text:s text:c="2"/>104 540</text:p>
          </table:table-cell>
          <table:table-cell office:value-type="float" office:value="102898.552" calcext:value-type="float">
            <text:p><text:s text:c="2"/>102 899</text:p>
          </table:table-cell>
          <table:table-cell office:value-type="float" office:value="102227.718" calcext:value-type="float">
            <text:p><text:s text:c="2"/>102 228</text:p>
          </table:table-cell>
          <table:table-cell office:value-type="float" office:value="102176.209" calcext:value-type="float">
            <text:p><text:s text:c="2"/>102 176</text:p>
          </table:table-cell>
          <table:table-cell office:value-type="float" office:value="102066.342" calcext:value-type="float">
            <text:p><text:s text:c="2"/>102 066</text:p>
          </table:table-cell>
          <table:table-cell office:value-type="float" office:value="102019.29" calcext:value-type="float">
            <text:p><text:s text:c="2"/>102 019</text:p>
          </table:table-cell>
          <table:table-cell office:value-type="float" office:value="101716.385" calcext:value-type="float">
            <text:p><text:s text:c="2"/>101 716</text:p>
          </table:table-cell>
          <table:table-cell office:value-type="float" office:value="100925.752" calcext:value-type="float">
            <text:p><text:s text:c="2"/>100 926</text:p>
          </table:table-cell>
          <table:table-cell office:value-type="float" office:value="99782.003" calcext:value-type="float">
            <text:p><text:s text:c="2"/>99 782</text:p>
          </table:table-cell>
          <table:table-cell office:value-type="float" office:value="98681.231" calcext:value-type="float">
            <text:p><text:s text:c="2"/>98 681</text:p>
          </table:table-cell>
          <table:table-cell office:value-type="float" office:value="97579.6429999999" calcext:value-type="float">
            <text:p><text:s text:c="2"/>97 580</text:p>
          </table:table-cell>
          <table:table-cell office:value-type="float" office:value="96184.5" calcext:value-type="float">
            <text:p><text:s text:c="2"/>96 185</text:p>
          </table:table-cell>
          <table:table-cell office:value-type="float" office:value="94400.82" calcext:value-type="float">
            <text:p><text:s text:c="2"/>94 401</text:p>
          </table:table-cell>
          <table:table-cell office:value-type="float" office:value="92341.136" calcext:value-type="float">
            <text:p><text:s text:c="2"/>92 341</text:p>
          </table:table-cell>
          <table:table-cell office:value-type="float" office:value="90246.4680000001" calcext:value-type="float">
            <text:p><text:s text:c="2"/>90 246</text:p>
          </table:table-cell>
          <table:table-cell office:value-type="float" office:value="88108.916" calcext:value-type="float">
            <text:p><text:s text:c="2"/>88 109</text:p>
          </table:table-cell>
          <table:table-cell office:value-type="float" office:value="85896.348" calcext:value-type="float">
            <text:p><text:s text:c="2"/>85 896</text:p>
          </table:table-cell>
          <table:table-cell office:value-type="float" office:value="83630.213" calcext:value-type="float">
            <text:p><text:s text:c="2"/>83 630</text:p>
          </table:table-cell>
          <table:table-cell office:value-type="float" office:value="81352.149" calcext:value-type="float">
            <text:p><text:s text:c="2"/>81 352</text:p>
          </table:table-cell>
          <table:table-cell office:value-type="float" office:value="79001.166" calcext:value-type="float">
            <text:p><text:s text:c="2"/>79 001</text:p>
          </table:table-cell>
          <table:table-cell office:value-type="float" office:value="76492.083" calcext:value-type="float">
            <text:p><text:s text:c="2"/>76 492</text:p>
          </table:table-cell>
          <table:table-cell office:value-type="float" office:value="74427.9599999999" calcext:value-type="float">
            <text:p><text:s text:c="2"/>74 428</text:p>
          </table:table-cell>
          <table:table-cell office:value-type="float" office:value="73071.737" calcext:value-type="float">
            <text:p><text:s text:c="2"/>73 072</text:p>
          </table:table-cell>
          <table:table-cell office:value-type="float" office:value="72112.883" calcext:value-type="float">
            <text:p><text:s text:c="2"/>72 113</text:p>
          </table:table-cell>
          <table:table-cell office:value-type="float" office:value="71058.327" calcext:value-type="float">
            <text:p><text:s text:c="2"/>71 058</text:p>
          </table:table-cell>
          <table:table-cell office:value-type="float" office:value="70103.186" calcext:value-type="float">
            <text:p><text:s text:c="2"/>70 103</text:p>
          </table:table-cell>
          <table:table-cell office:value-type="float" office:value="68473.185" calcext:value-type="float">
            <text:p><text:s text:c="2"/>68 473</text:p>
          </table:table-cell>
          <table:table-cell office:value-type="float" office:value="65764.024" calcext:value-type="float">
            <text:p><text:s text:c="2"/>65 764</text:p>
          </table:table-cell>
          <table:table-cell office:value-type="float" office:value="62379.263" calcext:value-type="float">
            <text:p><text:s text:c="2"/>62 379</text:p>
          </table:table-cell>
          <table:table-cell office:value-type="float" office:value="59156.285" calcext:value-type="float">
            <text:p><text:s text:c="2"/>59 156</text:p>
          </table:table-cell>
          <table:table-cell office:value-type="float" office:value="55962.995" calcext:value-type="float">
            <text:p><text:s text:c="2"/>55 963</text:p>
          </table:table-cell>
          <table:table-cell office:value-type="float" office:value="52972.961" calcext:value-type="float">
            <text:p><text:s text:c="2"/>52 973</text:p>
          </table:table-cell>
          <table:table-cell office:value-type="float" office:value="50368.458" calcext:value-type="float">
            <text:p><text:s text:c="2"/>50 368</text:p>
          </table:table-cell>
          <table:table-cell office:value-type="float" office:value="48077.136" calcext:value-type="float">
            <text:p><text:s text:c="2"/>48 077</text:p>
          </table:table-cell>
          <table:table-cell office:value-type="float" office:value="45765.311" calcext:value-type="float">
            <text:p><text:s text:c="2"/>45 765</text:p>
          </table:table-cell>
          <table:table-cell office:value-type="float" office:value="43404.9600000001" calcext:value-type="float">
            <text:p><text:s text:c="2"/>43 405</text:p>
          </table:table-cell>
          <table:table-cell office:value-type="float" office:value="41618.831" calcext:value-type="float">
            <text:p><text:s text:c="2"/>41 619</text:p>
          </table:table-cell>
          <table:table-cell office:value-type="float" office:value="40653.378" calcext:value-type="float">
            <text:p><text:s text:c="2"/>40 653</text:p>
          </table:table-cell>
          <table:table-cell office:value-type="float" office:value="40212.689" calcext:value-type="float">
            <text:p><text:s text:c="2"/>40 213</text:p>
          </table:table-cell>
          <table:table-cell office:value-type="float" office:value="39779.099" calcext:value-type="float">
            <text:p><text:s text:c="2"/>39 779</text:p>
          </table:table-cell>
          <table:table-cell office:value-type="float" office:value="39485.778" calcext:value-type="float">
            <text:p><text:s text:c="2"/>39 486</text:p>
          </table:table-cell>
          <table:table-cell office:value-type="float" office:value="38843.884" calcext:value-type="float">
            <text:p><text:s text:c="2"/>38 844</text:p>
          </table:table-cell>
          <table:table-cell office:value-type="float" office:value="37567.115" calcext:value-type="float">
            <text:p><text:s text:c="2"/>37 567</text:p>
          </table:table-cell>
          <table:table-cell office:value-type="float" office:value="35887.492" calcext:value-type="float">
            <text:p><text:s text:c="2"/>35 887</text:p>
          </table:table-cell>
          <table:table-cell office:value-type="float" office:value="34312.978" calcext:value-type="float">
            <text:p><text:s text:c="2"/>34 313</text:p>
          </table:table-cell>
          <table:table-cell office:value-type="float" office:value="32729.544" calcext:value-type="float">
            <text:p><text:s text:c="2"/>32 730</text:p>
          </table:table-cell>
          <table:table-cell office:value-type="float" office:value="31233.488" calcext:value-type="float">
            <text:p><text:s text:c="2"/>31 233</text:p>
          </table:table-cell>
          <table:table-cell office:value-type="float" office:value="29919.639" calcext:value-type="float">
            <text:p><text:s text:c="2"/>29 920</text:p>
          </table:table-cell>
          <table:table-cell office:value-type="float" office:value="28707.506" calcext:value-type="float">
            <text:p><text:s text:c="2"/>28 708</text:p>
          </table:table-cell>
          <table:table-cell office:value-type="float" office:value="27434.909" calcext:value-type="float">
            <text:p><text:s text:c="2"/>27 435</text:p>
          </table:table-cell>
          <table:table-cell office:value-type="float" office:value="26150.044" calcext:value-type="float">
            <text:p><text:s text:c="2"/>26 150</text:p>
          </table:table-cell>
          <table:table-cell office:value-type="float" office:value="24760.173" calcext:value-type="float">
            <text:p><text:s text:c="2"/>24 760</text:p>
          </table:table-cell>
          <table:table-cell office:value-type="float" office:value="23207.937" calcext:value-type="float">
            <text:p><text:s text:c="2"/>23 208</text:p>
          </table:table-cell>
          <table:table-cell office:value-type="float" office:value="21553.457" calcext:value-type="float">
            <text:p><text:s text:c="2"/>21 553</text:p>
          </table:table-cell>
          <table:table-cell office:value-type="float" office:value="19933.992" calcext:value-type="float">
            <text:p><text:s text:c="2"/>19 934</text:p>
          </table:table-cell>
          <table:table-cell office:value-type="float" office:value="18345.894" calcext:value-type="float">
            <text:p><text:s text:c="2"/>18 346</text:p>
          </table:table-cell>
          <table:table-cell office:value-type="float" office:value="16745.192" calcext:value-type="float">
            <text:p><text:s text:c="2"/>16 745</text:p>
          </table:table-cell>
          <table:table-cell office:value-type="float" office:value="15131.526" calcext:value-type="float">
            <text:p><text:s text:c="2"/>15 132</text:p>
          </table:table-cell>
          <table:table-cell office:value-type="float" office:value="13538.205" calcext:value-type="float">
            <text:p><text:s text:c="2"/>13 538</text:p>
          </table:table-cell>
          <table:table-cell office:value-type="float" office:value="11984.099" calcext:value-type="float">
            <text:p><text:s text:c="2"/>11 984</text:p>
          </table:table-cell>
          <table:table-cell office:value-type="float" office:value="10447.68" calcext:value-type="float">
            <text:p><text:s text:c="2"/>10 448</text:p>
          </table:table-cell>
          <table:table-cell office:value-type="float" office:value="9115.191" calcext:value-type="float">
            <text:p><text:s text:c="2"/>9 115</text:p>
          </table:table-cell>
          <table:table-cell office:value-type="float" office:value="8075.698" calcext:value-type="float">
            <text:p><text:s text:c="2"/>8 076</text:p>
          </table:table-cell>
          <table:table-cell office:value-type="float" office:value="7245.196" calcext:value-type="float">
            <text:p><text:s text:c="2"/>7 245</text:p>
          </table:table-cell>
          <table:table-cell office:value-type="float" office:value="6456.189" calcext:value-type="float">
            <text:p><text:s text:c="2"/>6 456</text:p>
          </table:table-cell>
          <table:table-cell office:value-type="float" office:value="5748.928" calcext:value-type="float">
            <text:p><text:s text:c="2"/>5 749</text:p>
          </table:table-cell>
          <table:table-cell office:value-type="float" office:value="5041.362" calcext:value-type="float">
            <text:p><text:s text:c="2"/>5 041</text:p>
          </table:table-cell>
          <table:table-cell office:value-type="float" office:value="4277.97" calcext:value-type="float">
            <text:p><text:s text:c="2"/>4 278</text:p>
          </table:table-cell>
          <table:table-cell office:value-type="float" office:value="3505.073" calcext:value-type="float">
            <text:p><text:s text:c="2"/>3 505</text:p>
          </table:table-cell>
          <table:table-cell office:value-type="float" office:value="2741.853" calcext:value-type="float">
            <text:p><text:s text:c="2"/>2 742</text:p>
          </table:table-cell>
          <table:table-cell office:value-type="float" office:value="2136.061" calcext:value-type="float">
            <text:p><text:s text:c="2"/>2 136</text:p>
          </table:table-cell>
          <table:table-cell office:value-type="float" office:value="1753.978" calcext:value-type="float">
            <text:p><text:s text:c="2"/>1 754</text:p>
          </table:table-cell>
          <table:table-cell office:value-type="float" office:value="1362.318" calcext:value-type="float">
            <text:p><text:s text:c="2"/>1 362</text:p>
          </table:table-cell>
          <table:table-cell office:value-type="float" office:value="953.233" calcext:value-type="float">
            <text:p><text:s text:c="3"/>953</text:p>
          </table:table-cell>
          <table:table-cell office:value-type="float" office:value="667.111" calcext:value-type="float">
            <text:p><text:s text:c="3"/>667</text:p>
          </table:table-cell>
          <table:table-cell office:value-type="float" office:value="535.486999999999" calcext:value-type="float">
            <text:p><text:s text:c="3"/>535</text:p>
          </table:table-cell>
          <table:table-cell office:value-type="float" office:value="432.285" calcext:value-type="float">
            <text:p><text:s text:c="3"/>432</text:p>
          </table:table-cell>
          <table:table-cell office:value-type="float" office:value="313.299" calcext:value-type="float">
            <text:p><text:s text:c="3"/>313</text:p>
          </table:table-cell>
          <table:table-cell office:value-type="float" office:value="178.517" calcext:value-type="float">
            <text:p><text:s text:c="3"/>179</text:p>
          </table:table-cell>
          <table:table-cell office:value-type="float" office:value="96.218" calcext:value-type="float">
            <text:p><text:s text:c="3"/>96</text:p>
          </table:table-cell>
          <table:table-cell office:value-type="float" office:value="142.964" calcext:value-type="float">
            <text:p><text:s text:c="3"/>14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28307.598" calcext:value-type="float">
            <text:p><text:s text:c="2"/>128 308</text:p>
          </table:table-cell>
          <table:table-cell office:value-type="float" office:value="124623.941" calcext:value-type="float">
            <text:p><text:s text:c="2"/>124 624</text:p>
          </table:table-cell>
          <table:table-cell office:value-type="float" office:value="122118.183" calcext:value-type="float">
            <text:p><text:s text:c="2"/>122 118</text:p>
          </table:table-cell>
          <table:table-cell office:value-type="float" office:value="120627.376" calcext:value-type="float">
            <text:p><text:s text:c="2"/>120 627</text:p>
          </table:table-cell>
          <table:table-cell office:value-type="float" office:value="119988.505" calcext:value-type="float">
            <text:p><text:s text:c="2"/>119 989</text:p>
          </table:table-cell>
          <table:table-cell office:value-type="float" office:value="120038.648" calcext:value-type="float">
            <text:p><text:s text:c="2"/>120 039</text:p>
          </table:table-cell>
          <table:table-cell office:value-type="float" office:value="120614.779" calcext:value-type="float">
            <text:p><text:s text:c="2"/>120 615</text:p>
          </table:table-cell>
          <table:table-cell office:value-type="float" office:value="121553.956" calcext:value-type="float">
            <text:p><text:s text:c="2"/>121 554</text:p>
          </table:table-cell>
          <table:table-cell office:value-type="float" office:value="122693.22" calcext:value-type="float">
            <text:p><text:s text:c="2"/>122 693</text:p>
          </table:table-cell>
          <table:table-cell office:value-type="float" office:value="123869.548" calcext:value-type="float">
            <text:p><text:s text:c="2"/>123 870</text:p>
          </table:table-cell>
          <table:table-cell office:value-type="float" office:value="125218.531" calcext:value-type="float">
            <text:p><text:s text:c="2"/>125 219</text:p>
          </table:table-cell>
          <table:table-cell office:value-type="float" office:value="126875.745" calcext:value-type="float">
            <text:p><text:s text:c="2"/>126 876</text:p>
          </table:table-cell>
          <table:table-cell office:value-type="float" office:value="127185.521" calcext:value-type="float">
            <text:p><text:s text:c="2"/>127 186</text:p>
          </table:table-cell>
          <table:table-cell office:value-type="float" office:value="125387.787" calcext:value-type="float">
            <text:p><text:s text:c="2"/>125 388</text:p>
          </table:table-cell>
          <table:table-cell office:value-type="float" office:value="122215.17" calcext:value-type="float">
            <text:p><text:s text:c="2"/>122 215</text:p>
          </table:table-cell>
          <table:table-cell office:value-type="float" office:value="119210.103" calcext:value-type="float">
            <text:p><text:s text:c="2"/>119 210</text:p>
          </table:table-cell>
          <table:table-cell office:value-type="float" office:value="116123.676" calcext:value-type="float">
            <text:p><text:s text:c="2"/>116 124</text:p>
          </table:table-cell>
          <table:table-cell office:value-type="float" office:value="113222.398" calcext:value-type="float">
            <text:p><text:s text:c="2"/>113 222</text:p>
          </table:table-cell>
          <table:table-cell office:value-type="float" office:value="110813.62" calcext:value-type="float">
            <text:p><text:s text:c="2"/>110 814</text:p>
          </table:table-cell>
          <table:table-cell office:value-type="float" office:value="108775.222" calcext:value-type="float">
            <text:p><text:s text:c="2"/>108 775</text:p>
          </table:table-cell>
          <table:table-cell office:value-type="float" office:value="106590.964" calcext:value-type="float">
            <text:p><text:s text:c="2"/>106 591</text:p>
          </table:table-cell>
          <table:table-cell office:value-type="float" office:value="104259.971" calcext:value-type="float">
            <text:p><text:s text:c="2"/>104 260</text:p>
          </table:table-cell>
          <table:table-cell office:value-type="float" office:value="102600.088" calcext:value-type="float">
            <text:p><text:s text:c="2"/>102 600</text:p>
          </table:table-cell>
          <table:table-cell office:value-type="float" office:value="101933.903" calcext:value-type="float">
            <text:p><text:s text:c="2"/>101 934</text:p>
          </table:table-cell>
          <table:table-cell office:value-type="float" office:value="101901.734" calcext:value-type="float">
            <text:p><text:s text:c="2"/>101 902</text:p>
          </table:table-cell>
          <table:table-cell office:value-type="float" office:value="101809.368" calcext:value-type="float">
            <text:p><text:s text:c="2"/>101 809</text:p>
          </table:table-cell>
          <table:table-cell office:value-type="float" office:value="101781.349" calcext:value-type="float">
            <text:p><text:s text:c="2"/>101 781</text:p>
          </table:table-cell>
          <table:table-cell office:value-type="float" office:value="101493.032" calcext:value-type="float">
            <text:p><text:s text:c="2"/>101 493</text:p>
          </table:table-cell>
          <table:table-cell office:value-type="float" office:value="100707.938" calcext:value-type="float">
            <text:p><text:s text:c="2"/>100 708</text:p>
          </table:table-cell>
          <table:table-cell office:value-type="float" office:value="99563.863" calcext:value-type="float">
            <text:p><text:s text:c="2"/>99 564</text:p>
          </table:table-cell>
          <table:table-cell office:value-type="float" office:value="98464.572" calcext:value-type="float">
            <text:p><text:s text:c="2"/>98 465</text:p>
          </table:table-cell>
          <table:table-cell office:value-type="float" office:value="97364.732" calcext:value-type="float">
            <text:p><text:s text:c="2"/>97 365</text:p>
          </table:table-cell>
          <table:table-cell office:value-type="float" office:value="95970.499" calcext:value-type="float">
            <text:p><text:s text:c="2"/>95 970</text:p>
          </table:table-cell>
          <table:table-cell office:value-type="float" office:value="94187.1479999999" calcext:value-type="float">
            <text:p><text:s text:c="2"/>94 187</text:p>
          </table:table-cell>
          <table:table-cell office:value-type="float" office:value="92126.98" calcext:value-type="float">
            <text:p><text:s text:c="2"/>92 127</text:p>
          </table:table-cell>
          <table:table-cell office:value-type="float" office:value="90030.774" calcext:value-type="float">
            <text:p><text:s text:c="2"/>90 031</text:p>
          </table:table-cell>
          <table:table-cell office:value-type="float" office:value="87890.838" calcext:value-type="float">
            <text:p><text:s text:c="2"/>87 891</text:p>
          </table:table-cell>
          <table:table-cell office:value-type="float" office:value="85674.004" calcext:value-type="float">
            <text:p><text:s text:c="2"/>85 674</text:p>
          </table:table-cell>
          <table:table-cell office:value-type="float" office:value="83401.273" calcext:value-type="float">
            <text:p><text:s text:c="2"/>83 401</text:p>
          </table:table-cell>
          <table:table-cell office:value-type="float" office:value="81114.845" calcext:value-type="float">
            <text:p><text:s text:c="2"/>81 115</text:p>
          </table:table-cell>
          <table:table-cell office:value-type="float" office:value="78755.0830000001" calcext:value-type="float">
            <text:p><text:s text:c="2"/>78 755</text:p>
          </table:table-cell>
          <table:table-cell office:value-type="float" office:value="76236.7710000001" calcext:value-type="float">
            <text:p><text:s text:c="2"/>76 237</text:p>
          </table:table-cell>
          <table:table-cell office:value-type="float" office:value="74162.8130000001" calcext:value-type="float">
            <text:p><text:s text:c="2"/>74 163</text:p>
          </table:table-cell>
          <table:table-cell office:value-type="float" office:value="72796.2640000001" calcext:value-type="float">
            <text:p><text:s text:c="2"/>72 796</text:p>
          </table:table-cell>
          <table:table-cell office:value-type="float" office:value="71826.867" calcext:value-type="float">
            <text:p><text:s text:c="2"/>71 827</text:p>
          </table:table-cell>
          <table:table-cell office:value-type="float" office:value="70761.133" calcext:value-type="float">
            <text:p><text:s text:c="2"/>70 761</text:p>
          </table:table-cell>
          <table:table-cell office:value-type="float" office:value="69793.756" calcext:value-type="float">
            <text:p><text:s text:c="2"/>69 794</text:p>
          </table:table-cell>
          <table:table-cell office:value-type="float" office:value="68153.952" calcext:value-type="float">
            <text:p><text:s text:c="2"/>68 154</text:p>
          </table:table-cell>
          <table:table-cell office:value-type="float" office:value="65439.023" calcext:value-type="float">
            <text:p><text:s text:c="2"/>65 439</text:p>
          </table:table-cell>
          <table:table-cell office:value-type="float" office:value="62050.713" calcext:value-type="float">
            <text:p><text:s text:c="2"/>62 051</text:p>
          </table:table-cell>
          <table:table-cell office:value-type="float" office:value="58822.737" calcext:value-type="float">
            <text:p><text:s text:c="2"/>58 823</text:p>
          </table:table-cell>
          <table:table-cell office:value-type="float" office:value="55623.511" calcext:value-type="float">
            <text:p><text:s text:c="2"/>55 624</text:p>
          </table:table-cell>
          <table:table-cell office:value-type="float" office:value="52625.4930000001" calcext:value-type="float">
            <text:p><text:s text:c="2"/>52 625</text:p>
          </table:table-cell>
          <table:table-cell office:value-type="float" office:value="50009.962" calcext:value-type="float">
            <text:p><text:s text:c="2"/>50 010</text:p>
          </table:table-cell>
          <table:table-cell office:value-type="float" office:value="47704.87" calcext:value-type="float">
            <text:p><text:s text:c="2"/>47 705</text:p>
          </table:table-cell>
          <table:table-cell office:value-type="float" office:value="45378.306" calcext:value-type="float">
            <text:p><text:s text:c="2"/>45 378</text:p>
          </table:table-cell>
          <table:table-cell office:value-type="float" office:value="43002.494" calcext:value-type="float">
            <text:p><text:s text:c="2"/>43 002</text:p>
          </table:table-cell>
          <table:table-cell office:value-type="float" office:value="41196.181" calcext:value-type="float">
            <text:p><text:s text:c="2"/>41 196</text:p>
          </table:table-cell>
          <table:table-cell office:value-type="float" office:value="40204.165" calcext:value-type="float">
            <text:p><text:s text:c="2"/>40 204</text:p>
          </table:table-cell>
          <table:table-cell office:value-type="float" office:value="39732.46" calcext:value-type="float">
            <text:p><text:s text:c="2"/>39 732</text:p>
          </table:table-cell>
          <table:table-cell office:value-type="float" office:value="39266.776" calcext:value-type="float">
            <text:p><text:s text:c="2"/>39 267</text:p>
          </table:table-cell>
          <table:table-cell office:value-type="float" office:value="38939.413" calcext:value-type="float">
            <text:p><text:s text:c="2"/>38 939</text:p>
          </table:table-cell>
          <table:table-cell office:value-type="float" office:value="38264.465" calcext:value-type="float">
            <text:p><text:s text:c="2"/>38 264</text:p>
          </table:table-cell>
          <table:table-cell office:value-type="float" office:value="36957.353" calcext:value-type="float">
            <text:p><text:s text:c="2"/>36 957</text:p>
          </table:table-cell>
          <table:table-cell office:value-type="float" office:value="35248.744" calcext:value-type="float">
            <text:p><text:s text:c="2"/>35 249</text:p>
          </table:table-cell>
          <table:table-cell office:value-type="float" office:value="33644.676" calcext:value-type="float">
            <text:p><text:s text:c="2"/>33 645</text:p>
          </table:table-cell>
          <table:table-cell office:value-type="float" office:value="32033.049" calcext:value-type="float">
            <text:p><text:s text:c="2"/>32 033</text:p>
          </table:table-cell>
          <table:table-cell office:value-type="float" office:value="30503.581" calcext:value-type="float">
            <text:p><text:s text:c="2"/>30 504</text:p>
          </table:table-cell>
          <table:table-cell office:value-type="float" office:value="29148.117" calcext:value-type="float">
            <text:p><text:s text:c="2"/>29 148</text:p>
          </table:table-cell>
          <table:table-cell office:value-type="float" office:value="27890.263" calcext:value-type="float">
            <text:p><text:s text:c="2"/>27 890</text:p>
          </table:table-cell>
          <table:table-cell office:value-type="float" office:value="26574.973" calcext:value-type="float">
            <text:p><text:s text:c="2"/>26 575</text:p>
          </table:table-cell>
          <table:table-cell office:value-type="float" office:value="25249.043" calcext:value-type="float">
            <text:p><text:s text:c="2"/>25 249</text:p>
          </table:table-cell>
          <table:table-cell office:value-type="float" office:value="23825.752" calcext:value-type="float">
            <text:p><text:s text:c="2"/>23 826</text:p>
          </table:table-cell>
          <table:table-cell office:value-type="float" office:value="22251.493" calcext:value-type="float">
            <text:p><text:s text:c="2"/>22 251</text:p>
          </table:table-cell>
          <table:table-cell office:value-type="float" office:value="20583.952" calcext:value-type="float">
            <text:p><text:s text:c="2"/>20 584</text:p>
          </table:table-cell>
          <table:table-cell office:value-type="float" office:value="18953.503" calcext:value-type="float">
            <text:p><text:s text:c="2"/>18 954</text:p>
          </table:table-cell>
          <table:table-cell office:value-type="float" office:value="17357.021" calcext:value-type="float">
            <text:p><text:s text:c="2"/>17 357</text:p>
          </table:table-cell>
          <table:table-cell office:value-type="float" office:value="15755.602" calcext:value-type="float">
            <text:p><text:s text:c="2"/>15 756</text:p>
          </table:table-cell>
          <table:table-cell office:value-type="float" office:value="14150.482" calcext:value-type="float">
            <text:p><text:s text:c="2"/>14 150</text:p>
          </table:table-cell>
          <table:table-cell office:value-type="float" office:value="12572.725" calcext:value-type="float">
            <text:p><text:s text:c="2"/>12 573</text:p>
          </table:table-cell>
          <table:table-cell office:value-type="float" office:value="11038.667" calcext:value-type="float">
            <text:p><text:s text:c="2"/>11 039</text:p>
          </table:table-cell>
          <table:table-cell office:value-type="float" office:value="9528.942" calcext:value-type="float">
            <text:p><text:s text:c="2"/>9 529</text:p>
          </table:table-cell>
          <table:table-cell office:value-type="float" office:value="8219.486" calcext:value-type="float">
            <text:p><text:s text:c="2"/>8 219</text:p>
          </table:table-cell>
          <table:table-cell office:value-type="float" office:value="7194.53799999999" calcext:value-type="float">
            <text:p><text:s text:c="2"/>7 195</text:p>
          </table:table-cell>
          <table:table-cell office:value-type="float" office:value="6375.524" calcext:value-type="float">
            <text:p><text:s text:c="2"/>6 376</text:p>
          </table:table-cell>
          <table:table-cell office:value-type="float" office:value="5603.17" calcext:value-type="float">
            <text:p><text:s text:c="2"/>5 603</text:p>
          </table:table-cell>
          <table:table-cell office:value-type="float" office:value="4913.463" calcext:value-type="float">
            <text:p><text:s text:c="2"/>4 913</text:p>
          </table:table-cell>
          <table:table-cell office:value-type="float" office:value="4241.042" calcext:value-type="float">
            <text:p><text:s text:c="2"/>4 241</text:p>
          </table:table-cell>
          <table:table-cell office:value-type="float" office:value="3538.652" calcext:value-type="float">
            <text:p><text:s text:c="2"/>3 539</text:p>
          </table:table-cell>
          <table:table-cell office:value-type="float" office:value="2843.545" calcext:value-type="float">
            <text:p><text:s text:c="2"/>2 844</text:p>
          </table:table-cell>
          <table:table-cell office:value-type="float" office:value="2137.715" calcext:value-type="float">
            <text:p><text:s text:c="2"/>2 138</text:p>
          </table:table-cell>
          <table:table-cell office:value-type="float" office:value="1615.327" calcext:value-type="float">
            <text:p><text:s text:c="2"/>1 615</text:p>
          </table:table-cell>
          <table:table-cell office:value-type="float" office:value="1342.126" calcext:value-type="float">
            <text:p><text:s text:c="2"/>1 342</text:p>
          </table:table-cell>
          <table:table-cell office:value-type="float" office:value="1014.002" calcext:value-type="float">
            <text:p><text:s text:c="2"/>1 014</text:p>
          </table:table-cell>
          <table:table-cell office:value-type="float" office:value="630.95" calcext:value-type="float">
            <text:p><text:s text:c="3"/>631</text:p>
          </table:table-cell>
          <table:table-cell office:value-type="float" office:value="410.538" calcext:value-type="float">
            <text:p><text:s text:c="3"/>411</text:p>
          </table:table-cell>
          <table:table-cell office:value-type="float" office:value="347.143" calcext:value-type="float">
            <text:p><text:s text:c="3"/>347</text:p>
          </table:table-cell>
          <table:table-cell office:value-type="float" office:value="274.568" calcext:value-type="float">
            <text:p><text:s text:c="3"/>275</text:p>
          </table:table-cell>
          <table:table-cell office:value-type="float" office:value="192.861" calcext:value-type="float">
            <text:p><text:s text:c="3"/>193</text:p>
          </table:table-cell>
          <table:table-cell office:value-type="float" office:value="102.017" calcext:value-type="float">
            <text:p><text:s text:c="3"/>102</text:p>
          </table:table-cell>
          <table:table-cell office:value-type="float" office:value="150.591" calcext:value-type="float">
            <text:p><text:s text:c="3"/>15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129119.497" calcext:value-type="float">
            <text:p><text:s text:c="2"/>129 119</text:p>
          </table:table-cell>
          <table:table-cell office:value-type="float" office:value="127038.067" calcext:value-type="float">
            <text:p><text:s text:c="2"/>127 038</text:p>
          </table:table-cell>
          <table:table-cell office:value-type="float" office:value="123973.892" calcext:value-type="float">
            <text:p><text:s text:c="2"/>123 974</text:p>
          </table:table-cell>
          <table:table-cell office:value-type="float" office:value="121881.808" calcext:value-type="float">
            <text:p><text:s text:c="2"/>121 882</text:p>
          </table:table-cell>
          <table:table-cell office:value-type="float" office:value="120630.683" calcext:value-type="float">
            <text:p><text:s text:c="2"/>120 631</text:p>
          </table:table-cell>
          <table:table-cell office:value-type="float" office:value="120089.369" calcext:value-type="float">
            <text:p><text:s text:c="2"/>120 089</text:p>
          </table:table-cell>
          <table:table-cell office:value-type="float" office:value="120097.996" calcext:value-type="float">
            <text:p><text:s text:c="2"/>120 098</text:p>
          </table:table-cell>
          <table:table-cell office:value-type="float" office:value="120496.81" calcext:value-type="float">
            <text:p><text:s text:c="2"/>120 497</text:p>
          </table:table-cell>
          <table:table-cell office:value-type="float" office:value="121297.891" calcext:value-type="float">
            <text:p><text:s text:c="2"/>121 298</text:p>
          </table:table-cell>
          <table:table-cell office:value-type="float" office:value="122427.382" calcext:value-type="float">
            <text:p><text:s text:c="2"/>122 427</text:p>
          </table:table-cell>
          <table:table-cell office:value-type="float" office:value="123668.212" calcext:value-type="float">
            <text:p><text:s text:c="2"/>123 668</text:p>
          </table:table-cell>
          <table:table-cell office:value-type="float" office:value="125013.749" calcext:value-type="float">
            <text:p><text:s text:c="2"/>125 014</text:p>
          </table:table-cell>
          <table:table-cell office:value-type="float" office:value="126629.385" calcext:value-type="float">
            <text:p><text:s text:c="2"/>126 629</text:p>
          </table:table-cell>
          <table:table-cell office:value-type="float" office:value="126901.342" calcext:value-type="float">
            <text:p><text:s text:c="2"/>126 901</text:p>
          </table:table-cell>
          <table:table-cell office:value-type="float" office:value="125076.774" calcext:value-type="float">
            <text:p><text:s text:c="2"/>125 077</text:p>
          </table:table-cell>
          <table:table-cell office:value-type="float" office:value="121885.412" calcext:value-type="float">
            <text:p><text:s text:c="2"/>121 885</text:p>
          </table:table-cell>
          <table:table-cell office:value-type="float" office:value="118857.709" calcext:value-type="float">
            <text:p><text:s text:c="2"/>118 858</text:p>
          </table:table-cell>
          <table:table-cell office:value-type="float" office:value="115744.944" calcext:value-type="float">
            <text:p><text:s text:c="2"/>115 745</text:p>
          </table:table-cell>
          <table:table-cell office:value-type="float" office:value="112831.757" calcext:value-type="float">
            <text:p><text:s text:c="2"/>112 832</text:p>
          </table:table-cell>
          <table:table-cell office:value-type="float" office:value="110432.638" calcext:value-type="float">
            <text:p><text:s text:c="2"/>110 433</text:p>
          </table:table-cell>
          <table:table-cell office:value-type="float" office:value="108417.61" calcext:value-type="float">
            <text:p><text:s text:c="2"/>108 418</text:p>
          </table:table-cell>
          <table:table-cell office:value-type="float" office:value="106255.862" calcext:value-type="float">
            <text:p><text:s text:c="2"/>106 256</text:p>
          </table:table-cell>
          <table:table-cell office:value-type="float" office:value="103949.862" calcext:value-type="float">
            <text:p><text:s text:c="2"/>103 950</text:p>
          </table:table-cell>
          <table:table-cell office:value-type="float" office:value="102307.428" calcext:value-type="float">
            <text:p><text:s text:c="2"/>102 307</text:p>
          </table:table-cell>
          <table:table-cell office:value-type="float" office:value="101644.798" calcext:value-type="float">
            <text:p><text:s text:c="2"/>101 645</text:p>
          </table:table-cell>
          <table:table-cell office:value-type="float" office:value="101607.166" calcext:value-type="float">
            <text:p><text:s text:c="2"/>101 607</text:p>
          </table:table-cell>
          <table:table-cell office:value-type="float" office:value="101511.531" calcext:value-type="float">
            <text:p><text:s text:c="2"/>101 512</text:p>
          </table:table-cell>
          <table:table-cell office:value-type="float" office:value="101480.213" calcext:value-type="float">
            <text:p><text:s text:c="2"/>101 480</text:p>
          </table:table-cell>
          <table:table-cell office:value-type="float" office:value="101188.484" calcext:value-type="float">
            <text:p><text:s text:c="2"/>101 188</text:p>
          </table:table-cell>
          <table:table-cell office:value-type="float" office:value="100400.897" calcext:value-type="float">
            <text:p><text:s text:c="2"/>100 401</text:p>
          </table:table-cell>
          <table:table-cell office:value-type="float" office:value="99254.625" calcext:value-type="float">
            <text:p><text:s text:c="2"/>99 255</text:p>
          </table:table-cell>
          <table:table-cell office:value-type="float" office:value="98151.566" calcext:value-type="float">
            <text:p><text:s text:c="2"/>98 152</text:p>
          </table:table-cell>
          <table:table-cell office:value-type="float" office:value="97046.5819999999" calcext:value-type="float">
            <text:p><text:s text:c="2"/>97 047</text:p>
          </table:table-cell>
          <table:table-cell office:value-type="float" office:value="95647.057" calcext:value-type="float">
            <text:p><text:s text:c="2"/>95 647</text:p>
          </table:table-cell>
          <table:table-cell office:value-type="float" office:value="93858.66" calcext:value-type="float">
            <text:p><text:s text:c="2"/>93 859</text:p>
          </table:table-cell>
          <table:table-cell office:value-type="float" office:value="91793.199" calcext:value-type="float">
            <text:p><text:s text:c="2"/>91 793</text:p>
          </table:table-cell>
          <table:table-cell office:value-type="float" office:value="89690.957" calcext:value-type="float">
            <text:p><text:s text:c="2"/>89 691</text:p>
          </table:table-cell>
          <table:table-cell office:value-type="float" office:value="87544.8210000001" calcext:value-type="float">
            <text:p><text:s text:c="2"/>87 545</text:p>
          </table:table-cell>
          <table:table-cell office:value-type="float" office:value="85319.196" calcext:value-type="float">
            <text:p><text:s text:c="2"/>85 319</text:p>
          </table:table-cell>
          <table:table-cell office:value-type="float" office:value="83033.948" calcext:value-type="float">
            <text:p><text:s text:c="2"/>83 034</text:p>
          </table:table-cell>
          <table:table-cell office:value-type="float" office:value="80732.6819999999" calcext:value-type="float">
            <text:p><text:s text:c="2"/>80 733</text:p>
          </table:table-cell>
          <table:table-cell office:value-type="float" office:value="78358.427" calcext:value-type="float">
            <text:p><text:s text:c="2"/>78 358</text:p>
          </table:table-cell>
          <table:table-cell office:value-type="float" office:value="75825.801" calcext:value-type="float">
            <text:p><text:s text:c="2"/>75 826</text:p>
          </table:table-cell>
          <table:table-cell office:value-type="float" office:value="73737.848" calcext:value-type="float">
            <text:p><text:s text:c="2"/>73 738</text:p>
          </table:table-cell>
          <table:table-cell office:value-type="float" office:value="72358.149" calcext:value-type="float">
            <text:p><text:s text:c="2"/>72 358</text:p>
          </table:table-cell>
          <table:table-cell office:value-type="float" office:value="71376.565" calcext:value-type="float">
            <text:p><text:s text:c="2"/>71 377</text:p>
          </table:table-cell>
          <table:table-cell office:value-type="float" office:value="70298.225" calcext:value-type="float">
            <text:p><text:s text:c="2"/>70 298</text:p>
          </table:table-cell>
          <table:table-cell office:value-type="float" office:value="69316.668" calcext:value-type="float">
            <text:p><text:s text:c="2"/>69 317</text:p>
          </table:table-cell>
          <table:table-cell office:value-type="float" office:value="67668.811" calcext:value-type="float">
            <text:p><text:s text:c="2"/>67 669</text:p>
          </table:table-cell>
          <table:table-cell office:value-type="float" office:value="64955.104" calcext:value-type="float">
            <text:p><text:s text:c="2"/>64 955</text:p>
          </table:table-cell>
          <table:table-cell office:value-type="float" office:value="61573.238" calcext:value-type="float">
            <text:p><text:s text:c="2"/>61 573</text:p>
          </table:table-cell>
          <table:table-cell office:value-type="float" office:value="58349.347" calcext:value-type="float">
            <text:p><text:s text:c="2"/>58 349</text:p>
          </table:table-cell>
          <table:table-cell office:value-type="float" office:value="55152.973" calcext:value-type="float">
            <text:p><text:s text:c="2"/>55 153</text:p>
          </table:table-cell>
          <table:table-cell office:value-type="float" office:value="52152.673" calcext:value-type="float">
            <text:p><text:s text:c="2"/>52 153</text:p>
          </table:table-cell>
          <table:table-cell office:value-type="float" office:value="49526.935" calcext:value-type="float">
            <text:p><text:s text:c="2"/>49 527</text:p>
          </table:table-cell>
          <table:table-cell office:value-type="float" office:value="47205.052" calcext:value-type="float">
            <text:p><text:s text:c="2"/>47 205</text:p>
          </table:table-cell>
          <table:table-cell office:value-type="float" office:value="44860.863" calcext:value-type="float">
            <text:p><text:s text:c="2"/>44 861</text:p>
          </table:table-cell>
          <table:table-cell office:value-type="float" office:value="42467.279" calcext:value-type="float">
            <text:p><text:s text:c="2"/>42 467</text:p>
          </table:table-cell>
          <table:table-cell office:value-type="float" office:value="40632.459" calcext:value-type="float">
            <text:p><text:s text:c="2"/>40 632</text:p>
          </table:table-cell>
          <table:table-cell office:value-type="float" office:value="39597.044" calcext:value-type="float">
            <text:p><text:s text:c="2"/>39 597</text:p>
          </table:table-cell>
          <table:table-cell office:value-type="float" office:value="39072.415" calcext:value-type="float">
            <text:p><text:s text:c="2"/>39 072</text:p>
          </table:table-cell>
          <table:table-cell office:value-type="float" office:value="38553.51" calcext:value-type="float">
            <text:p><text:s text:c="2"/>38 554</text:p>
          </table:table-cell>
          <table:table-cell office:value-type="float" office:value="38170.472" calcext:value-type="float">
            <text:p><text:s text:c="2"/>38 170</text:p>
          </table:table-cell>
          <table:table-cell office:value-type="float" office:value="37446.333" calcext:value-type="float">
            <text:p><text:s text:c="2"/>37 446</text:p>
          </table:table-cell>
          <table:table-cell office:value-type="float" office:value="36101.828" calcext:value-type="float">
            <text:p><text:s text:c="2"/>36 102</text:p>
          </table:table-cell>
          <table:table-cell office:value-type="float" office:value="34363.569" calcext:value-type="float">
            <text:p><text:s text:c="2"/>34 364</text:p>
          </table:table-cell>
          <table:table-cell office:value-type="float" office:value="32729.825" calcext:value-type="float">
            <text:p><text:s text:c="2"/>32 730</text:p>
          </table:table-cell>
          <table:table-cell office:value-type="float" office:value="31091.761" calcext:value-type="float">
            <text:p><text:s text:c="2"/>31 092</text:p>
          </table:table-cell>
          <table:table-cell office:value-type="float" office:value="29532.03" calcext:value-type="float">
            <text:p><text:s text:c="2"/>29 532</text:p>
          </table:table-cell>
          <table:table-cell office:value-type="float" office:value="28138.765" calcext:value-type="float">
            <text:p><text:s text:c="2"/>28 139</text:p>
          </table:table-cell>
          <table:table-cell office:value-type="float" office:value="26840.48" calcext:value-type="float">
            <text:p><text:s text:c="2"/>26 840</text:p>
          </table:table-cell>
          <table:table-cell office:value-type="float" office:value="25490.642" calcext:value-type="float">
            <text:p><text:s text:c="2"/>25 491</text:p>
          </table:table-cell>
          <table:table-cell office:value-type="float" office:value="24134.259" calcext:value-type="float">
            <text:p><text:s text:c="2"/>24 134</text:p>
          </table:table-cell>
          <table:table-cell office:value-type="float" office:value="22691.899" calcext:value-type="float">
            <text:p><text:s text:c="2"/>22 692</text:p>
          </table:table-cell>
          <table:table-cell office:value-type="float" office:value="21114.424" calcext:value-type="float">
            <text:p><text:s text:c="2"/>21 114</text:p>
          </table:table-cell>
          <table:table-cell office:value-type="float" office:value="19456.392" calcext:value-type="float">
            <text:p><text:s text:c="2"/>19 456</text:p>
          </table:table-cell>
          <table:table-cell office:value-type="float" office:value="17839.191" calcext:value-type="float">
            <text:p><text:s text:c="2"/>17 839</text:p>
          </table:table-cell>
          <table:table-cell office:value-type="float" office:value="16259.715" calcext:value-type="float">
            <text:p><text:s text:c="2"/>16 260</text:p>
          </table:table-cell>
          <table:table-cell office:value-type="float" office:value="14687.489" calcext:value-type="float">
            <text:p><text:s text:c="2"/>14 687</text:p>
          </table:table-cell>
          <table:table-cell office:value-type="float" office:value="13126.475" calcext:value-type="float">
            <text:p><text:s text:c="2"/>13 126</text:p>
          </table:table-cell>
          <table:table-cell office:value-type="float" office:value="11603.453" calcext:value-type="float">
            <text:p><text:s text:c="2"/>11 603</text:p>
          </table:table-cell>
          <table:table-cell office:value-type="float" office:value="10127.984" calcext:value-type="float">
            <text:p><text:s text:c="2"/>10 128</text:p>
          </table:table-cell>
          <table:table-cell office:value-type="float" office:value="8682.253" calcext:value-type="float">
            <text:p><text:s text:c="2"/>8 682</text:p>
          </table:table-cell>
          <table:table-cell office:value-type="float" office:value="7433.887" calcext:value-type="float">
            <text:p><text:s text:c="2"/>7 434</text:p>
          </table:table-cell>
          <table:table-cell office:value-type="float" office:value="6462.336" calcext:value-type="float">
            <text:p><text:s text:c="2"/>6 462</text:p>
          </table:table-cell>
          <table:table-cell office:value-type="float" office:value="5692.537" calcext:value-type="float">
            <text:p><text:s text:c="2"/>5 693</text:p>
          </table:table-cell>
          <table:table-cell office:value-type="float" office:value="4968.039" calcext:value-type="float">
            <text:p><text:s text:c="2"/>4 968</text:p>
          </table:table-cell>
          <table:table-cell office:value-type="float" office:value="4333.363" calcext:value-type="float">
            <text:p><text:s text:c="2"/>4 333</text:p>
          </table:table-cell>
          <table:table-cell office:value-type="float" office:value="3733.764" calcext:value-type="float">
            <text:p><text:s text:c="2"/>3 734</text:p>
          </table:table-cell>
          <table:table-cell office:value-type="float" office:value="3092.765" calcext:value-type="float">
            <text:p><text:s text:c="2"/>3 093</text:p>
          </table:table-cell>
          <table:table-cell office:value-type="float" office:value="2440.075" calcext:value-type="float">
            <text:p><text:s text:c="2"/>2 440</text:p>
          </table:table-cell>
          <table:table-cell office:value-type="float" office:value="1816.626" calcext:value-type="float">
            <text:p><text:s text:c="2"/>1 817</text:p>
          </table:table-cell>
          <table:table-cell office:value-type="float" office:value="1382.836" calcext:value-type="float">
            <text:p><text:s text:c="2"/>1 383</text:p>
          </table:table-cell>
          <table:table-cell office:value-type="float" office:value="1145.72" calcext:value-type="float">
            <text:p><text:s text:c="2"/>1 146</text:p>
          </table:table-cell>
          <table:table-cell office:value-type="float" office:value="862.138" calcext:value-type="float">
            <text:p><text:s text:c="3"/>862</text:p>
          </table:table-cell>
          <table:table-cell office:value-type="float" office:value="532.097" calcext:value-type="float">
            <text:p><text:s text:c="3"/>532</text:p>
          </table:table-cell>
          <table:table-cell office:value-type="float" office:value="366.955" calcext:value-type="float">
            <text:p><text:s text:c="3"/>367</text:p>
          </table:table-cell>
          <table:table-cell office:value-type="float" office:value="290.474" calcext:value-type="float">
            <text:p><text:s text:c="3"/>290</text:p>
          </table:table-cell>
          <table:table-cell office:value-type="float" office:value="204.165" calcext:value-type="float">
            <text:p><text:s text:c="3"/>204</text:p>
          </table:table-cell>
          <table:table-cell office:value-type="float" office:value="108.066" calcext:value-type="float">
            <text:p><text:s text:c="3"/>108</text:p>
          </table:table-cell>
          <table:table-cell office:value-type="float" office:value="159.602" calcext:value-type="float">
            <text:p><text:s text:c="3"/>16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129050.719" calcext:value-type="float">
            <text:p><text:s text:c="2"/>129 051</text:p>
          </table:table-cell>
          <table:table-cell office:value-type="float" office:value="125339.125" calcext:value-type="float">
            <text:p><text:s text:c="2"/>125 339</text:p>
          </table:table-cell>
          <table:table-cell office:value-type="float" office:value="125845.89" calcext:value-type="float">
            <text:p><text:s text:c="2"/>125 846</text:p>
          </table:table-cell>
          <table:table-cell office:value-type="float" office:value="123392.209" calcext:value-type="float">
            <text:p><text:s text:c="2"/>123 392</text:p>
          </table:table-cell>
          <table:table-cell office:value-type="float" office:value="121707.856" calcext:value-type="float">
            <text:p><text:s text:c="2"/>121 708</text:p>
          </table:table-cell>
          <table:table-cell office:value-type="float" office:value="120693.11" calcext:value-type="float">
            <text:p><text:s text:c="2"/>120 693</text:p>
          </table:table-cell>
          <table:table-cell office:value-type="float" office:value="120248.218" calcext:value-type="float">
            <text:p><text:s text:c="2"/>120 248</text:p>
          </table:table-cell>
          <table:table-cell office:value-type="float" office:value="120216.117" calcext:value-type="float">
            <text:p><text:s text:c="2"/>120 216</text:p>
          </table:table-cell>
          <table:table-cell office:value-type="float" office:value="120439.769" calcext:value-type="float">
            <text:p><text:s text:c="2"/>120 440</text:p>
          </table:table-cell>
          <table:table-cell office:value-type="float" office:value="121105.978" calcext:value-type="float">
            <text:p><text:s text:c="2"/>121 106</text:p>
          </table:table-cell>
          <table:table-cell office:value-type="float" office:value="122229.641" calcext:value-type="float">
            <text:p><text:s text:c="2"/>122 230</text:p>
          </table:table-cell>
          <table:table-cell office:value-type="float" office:value="123539.055" calcext:value-type="float">
            <text:p><text:s text:c="2"/>123 539</text:p>
          </table:table-cell>
          <table:table-cell office:value-type="float" office:value="124885.914" calcext:value-type="float">
            <text:p><text:s text:c="2"/>124 886</text:p>
          </table:table-cell>
          <table:table-cell office:value-type="float" office:value="126465.773" calcext:value-type="float">
            <text:p><text:s text:c="2"/>126 466</text:p>
          </table:table-cell>
          <table:table-cell office:value-type="float" office:value="126702.385" calcext:value-type="float">
            <text:p><text:s text:c="2"/>126 702</text:p>
          </table:table-cell>
          <table:table-cell office:value-type="float" office:value="124848.135" calcext:value-type="float">
            <text:p><text:s text:c="2"/>124 848</text:p>
          </table:table-cell>
          <table:table-cell office:value-type="float" office:value="121631.833" calcext:value-type="float">
            <text:p><text:s text:c="2"/>121 632</text:p>
          </table:table-cell>
          <table:table-cell office:value-type="float" office:value="118575.938" calcext:value-type="float">
            <text:p><text:s text:c="2"/>118 576</text:p>
          </table:table-cell>
          <table:table-cell office:value-type="float" office:value="115431.127" calcext:value-type="float">
            <text:p><text:s text:c="2"/>115 431</text:p>
          </table:table-cell>
          <table:table-cell office:value-type="float" office:value="112501.624" calcext:value-type="float">
            <text:p><text:s text:c="2"/>112 502</text:p>
          </table:table-cell>
          <table:table-cell office:value-type="float" office:value="110110.202" calcext:value-type="float">
            <text:p><text:s text:c="2"/>110 110</text:p>
          </table:table-cell>
          <table:table-cell office:value-type="float" office:value="108118.328" calcext:value-type="float">
            <text:p><text:s text:c="2"/>108 118</text:p>
          </table:table-cell>
          <table:table-cell office:value-type="float" office:value="105978.459" calcext:value-type="float">
            <text:p><text:s text:c="2"/>105 978</text:p>
          </table:table-cell>
          <table:table-cell office:value-type="float" office:value="103696.637" calcext:value-type="float">
            <text:p><text:s text:c="2"/>103 697</text:p>
          </table:table-cell>
          <table:table-cell office:value-type="float" office:value="102072.085" calcext:value-type="float">
            <text:p><text:s text:c="2"/>102 072</text:p>
          </table:table-cell>
          <table:table-cell office:value-type="float" office:value="101415.205" calcext:value-type="float">
            <text:p><text:s text:c="2"/>101 415</text:p>
          </table:table-cell>
          <table:table-cell office:value-type="float" office:value="101375.353" calcext:value-type="float">
            <text:p><text:s text:c="2"/>101 375</text:p>
          </table:table-cell>
          <table:table-cell office:value-type="float" office:value="101279.631" calcext:value-type="float">
            <text:p><text:s text:c="2"/>101 280</text:p>
          </table:table-cell>
          <table:table-cell office:value-type="float" office:value="101248.36" calcext:value-type="float">
            <text:p><text:s text:c="2"/>101 248</text:p>
          </table:table-cell>
          <table:table-cell office:value-type="float" office:value="100955.84" calcext:value-type="float">
            <text:p><text:s text:c="2"/>100 956</text:p>
          </table:table-cell>
          <table:table-cell office:value-type="float" office:value="100167.16" calcext:value-type="float">
            <text:p><text:s text:c="2"/>100 167</text:p>
          </table:table-cell>
          <table:table-cell office:value-type="float" office:value="99019.101" calcext:value-type="float">
            <text:p><text:s text:c="2"/>99 019</text:p>
          </table:table-cell>
          <table:table-cell office:value-type="float" office:value="97912.7350000001" calcext:value-type="float">
            <text:p><text:s text:c="2"/>97 913</text:p>
          </table:table-cell>
          <table:table-cell office:value-type="float" office:value="96803.0790000001" calcext:value-type="float">
            <text:p><text:s text:c="2"/>96 803</text:p>
          </table:table-cell>
          <table:table-cell office:value-type="float" office:value="95397.561" calcext:value-type="float">
            <text:p><text:s text:c="2"/>95 398</text:p>
          </table:table-cell>
          <table:table-cell office:value-type="float" office:value="93601.741" calcext:value-type="float">
            <text:p><text:s text:c="2"/>93 602</text:p>
          </table:table-cell>
          <table:table-cell office:value-type="float" office:value="91527.539" calcext:value-type="float">
            <text:p><text:s text:c="2"/>91 528</text:p>
          </table:table-cell>
          <table:table-cell office:value-type="float" office:value="89415.842" calcext:value-type="float">
            <text:p><text:s text:c="2"/>89 416</text:p>
          </table:table-cell>
          <table:table-cell office:value-type="float" office:value="87259.9250000001" calcext:value-type="float">
            <text:p><text:s text:c="2"/>87 260</text:p>
          </table:table-cell>
          <table:table-cell office:value-type="float" office:value="85022.14" calcext:value-type="float">
            <text:p><text:s text:c="2"/>85 022</text:p>
          </table:table-cell>
          <table:table-cell office:value-type="float" office:value="82721.577" calcext:value-type="float">
            <text:p><text:s text:c="2"/>82 722</text:p>
          </table:table-cell>
          <table:table-cell office:value-type="float" office:value="80403.055" calcext:value-type="float">
            <text:p><text:s text:c="2"/>80 403</text:p>
          </table:table-cell>
          <table:table-cell office:value-type="float" office:value="78011.744" calcext:value-type="float">
            <text:p><text:s text:c="2"/>78 012</text:p>
          </table:table-cell>
          <table:table-cell office:value-type="float" office:value="75461.9320000001" calcext:value-type="float">
            <text:p><text:s text:c="2"/>75 462</text:p>
          </table:table-cell>
          <table:table-cell office:value-type="float" office:value="73358.471" calcext:value-type="float">
            <text:p><text:s text:c="2"/>73 358</text:p>
          </table:table-cell>
          <table:table-cell office:value-type="float" office:value="71966.096" calcext:value-type="float">
            <text:p><text:s text:c="2"/>71 966</text:p>
          </table:table-cell>
          <table:table-cell office:value-type="float" office:value="70974.042" calcext:value-type="float">
            <text:p><text:s text:c="2"/>70 974</text:p>
          </table:table-cell>
          <table:table-cell office:value-type="float" office:value="69884.634" calcext:value-type="float">
            <text:p><text:s text:c="2"/>69 885</text:p>
          </table:table-cell>
          <table:table-cell office:value-type="float" office:value="68890.779" calcext:value-type="float">
            <text:p><text:s text:c="2"/>68 891</text:p>
          </table:table-cell>
          <table:table-cell office:value-type="float" office:value="67235.073" calcext:value-type="float">
            <text:p><text:s text:c="2"/>67 235</text:p>
          </table:table-cell>
          <table:table-cell office:value-type="float" office:value="64520.154" calcext:value-type="float">
            <text:p><text:s text:c="2"/>64 520</text:p>
          </table:table-cell>
          <table:table-cell office:value-type="float" office:value="61140.65" calcext:value-type="float">
            <text:p><text:s text:c="2"/>61 141</text:p>
          </table:table-cell>
          <table:table-cell office:value-type="float" office:value="57917.098" calcext:value-type="float">
            <text:p><text:s text:c="2"/>57 917</text:p>
          </table:table-cell>
          <table:table-cell office:value-type="float" office:value="54719.783" calcext:value-type="float">
            <text:p><text:s text:c="2"/>54 720</text:p>
          </table:table-cell>
          <table:table-cell office:value-type="float" office:value="51713.948" calcext:value-type="float">
            <text:p><text:s text:c="2"/>51 714</text:p>
          </table:table-cell>
          <table:table-cell office:value-type="float" office:value="49075.779" calcext:value-type="float">
            <text:p><text:s text:c="2"/>49 076</text:p>
          </table:table-cell>
          <table:table-cell office:value-type="float" office:value="46735.57" calcext:value-type="float">
            <text:p><text:s text:c="2"/>46 736</text:p>
          </table:table-cell>
          <table:table-cell office:value-type="float" office:value="44372.04" calcext:value-type="float">
            <text:p><text:s text:c="2"/>44 372</text:p>
          </table:table-cell>
          <table:table-cell office:value-type="float" office:value="41958.928" calcext:value-type="float">
            <text:p><text:s text:c="2"/>41 959</text:p>
          </table:table-cell>
          <table:table-cell office:value-type="float" office:value="40094.404" calcext:value-type="float">
            <text:p><text:s text:c="2"/>40 094</text:p>
          </table:table-cell>
          <table:table-cell office:value-type="float" office:value="39015.257" calcext:value-type="float">
            <text:p><text:s text:c="2"/>39 015</text:p>
          </table:table-cell>
          <table:table-cell office:value-type="float" office:value="38437.936" calcext:value-type="float">
            <text:p><text:s text:c="2"/>38 438</text:p>
          </table:table-cell>
          <table:table-cell office:value-type="float" office:value="37866.032" calcext:value-type="float">
            <text:p><text:s text:c="2"/>37 866</text:p>
          </table:table-cell>
          <table:table-cell office:value-type="float" office:value="37427.687" calcext:value-type="float">
            <text:p><text:s text:c="2"/>37 428</text:p>
          </table:table-cell>
          <table:table-cell office:value-type="float" office:value="36654.321" calcext:value-type="float">
            <text:p><text:s text:c="2"/>36 654</text:p>
          </table:table-cell>
          <table:table-cell office:value-type="float" office:value="35271.644" calcext:value-type="float">
            <text:p><text:s text:c="2"/>35 272</text:p>
          </table:table-cell>
          <table:table-cell office:value-type="float" office:value="33502.544" calcext:value-type="float">
            <text:p><text:s text:c="2"/>33 503</text:p>
          </table:table-cell>
          <table:table-cell office:value-type="float" office:value="31837.981" calcext:value-type="float">
            <text:p><text:s text:c="2"/>31 838</text:p>
          </table:table-cell>
          <table:table-cell office:value-type="float" office:value="30172.3" calcext:value-type="float">
            <text:p><text:s text:c="2"/>30 172</text:p>
          </table:table-cell>
          <table:table-cell office:value-type="float" office:value="28581.175" calcext:value-type="float">
            <text:p><text:s text:c="2"/>28 581</text:p>
          </table:table-cell>
          <table:table-cell office:value-type="float" office:value="27149.019" calcext:value-type="float">
            <text:p><text:s text:c="2"/>27 149</text:p>
          </table:table-cell>
          <table:table-cell office:value-type="float" office:value="25809.196" calcext:value-type="float">
            <text:p><text:s text:c="2"/>25 809</text:p>
          </table:table-cell>
          <table:table-cell office:value-type="float" office:value="24423.666" calcext:value-type="float">
            <text:p><text:s text:c="2"/>24 424</text:p>
          </table:table-cell>
          <table:table-cell office:value-type="float" office:value="23035.682" calcext:value-type="float">
            <text:p><text:s text:c="2"/>23 036</text:p>
          </table:table-cell>
          <table:table-cell office:value-type="float" office:value="21573.033" calcext:value-type="float">
            <text:p><text:s text:c="2"/>21 573</text:p>
          </table:table-cell>
          <table:table-cell office:value-type="float" office:value="19991.034" calcext:value-type="float">
            <text:p><text:s text:c="2"/>19 991</text:p>
          </table:table-cell>
          <table:table-cell office:value-type="float" office:value="18341.212" calcext:value-type="float">
            <text:p><text:s text:c="2"/>18 341</text:p>
          </table:table-cell>
          <table:table-cell office:value-type="float" office:value="16735.952" calcext:value-type="float">
            <text:p><text:s text:c="2"/>16 736</text:p>
          </table:table-cell>
          <table:table-cell office:value-type="float" office:value="15172.19" calcext:value-type="float">
            <text:p><text:s text:c="2"/>15 172</text:p>
          </table:table-cell>
          <table:table-cell office:value-type="float" office:value="13627.971" calcext:value-type="float">
            <text:p><text:s text:c="2"/>13 628</text:p>
          </table:table-cell>
          <table:table-cell office:value-type="float" office:value="12109.999" calcext:value-type="float">
            <text:p><text:s text:c="2"/>12 110</text:p>
          </table:table-cell>
          <table:table-cell office:value-type="float" office:value="10640.788" calcext:value-type="float">
            <text:p><text:s text:c="2"/>10 641</text:p>
          </table:table-cell>
          <table:table-cell office:value-type="float" office:value="9222.99999999999" calcext:value-type="float">
            <text:p><text:s text:c="2"/>9 223</text:p>
          </table:table-cell>
          <table:table-cell office:value-type="float" office:value="7840.418" calcext:value-type="float">
            <text:p><text:s text:c="2"/>7 840</text:p>
          </table:table-cell>
          <table:table-cell office:value-type="float" office:value="6652.383" calcext:value-type="float">
            <text:p><text:s text:c="2"/>6 652</text:p>
          </table:table-cell>
          <table:table-cell office:value-type="float" office:value="5733.632" calcext:value-type="float">
            <text:p><text:s text:c="2"/>5 734</text:p>
          </table:table-cell>
          <table:table-cell office:value-type="float" office:value="5012.511" calcext:value-type="float">
            <text:p><text:s text:c="2"/>5 013</text:p>
          </table:table-cell>
          <table:table-cell office:value-type="float" office:value="4335.455" calcext:value-type="float">
            <text:p><text:s text:c="2"/>4 335</text:p>
          </table:table-cell>
          <table:table-cell office:value-type="float" office:value="3755.366" calcext:value-type="float">
            <text:p><text:s text:c="2"/>3 755</text:p>
          </table:table-cell>
          <table:table-cell office:value-type="float" office:value="3228.272" calcext:value-type="float">
            <text:p><text:s text:c="2"/>3 228</text:p>
          </table:table-cell>
          <table:table-cell office:value-type="float" office:value="2648.257" calcext:value-type="float">
            <text:p><text:s text:c="2"/>2 648</text:p>
          </table:table-cell>
          <table:table-cell office:value-type="float" office:value="2037.627" calcext:value-type="float">
            <text:p><text:s text:c="2"/>2 038</text:p>
          </table:table-cell>
          <table:table-cell office:value-type="float" office:value="1496.198" calcext:value-type="float">
            <text:p><text:s text:c="2"/>1 496</text:p>
          </table:table-cell>
          <table:table-cell office:value-type="float" office:value="1150.717" calcext:value-type="float">
            <text:p><text:s text:c="2"/>1 151</text:p>
          </table:table-cell>
          <table:table-cell office:value-type="float" office:value="949.582999999999" calcext:value-type="float">
            <text:p><text:s text:c="3"/>950</text:p>
          </table:table-cell>
          <table:table-cell office:value-type="float" office:value="710.435" calcext:value-type="float">
            <text:p><text:s text:c="3"/>710</text:p>
          </table:table-cell>
          <table:table-cell office:value-type="float" office:value="433.297" calcext:value-type="float">
            <text:p><text:s text:c="3"/>433</text:p>
          </table:table-cell>
          <table:table-cell office:value-type="float" office:value="306.435" calcext:value-type="float">
            <text:p><text:s text:c="3"/>306</text:p>
          </table:table-cell>
          <table:table-cell office:value-type="float" office:value="215.581" calcext:value-type="float">
            <text:p><text:s text:c="3"/>216</text:p>
          </table:table-cell>
          <table:table-cell office:value-type="float" office:value="114.399" calcext:value-type="float">
            <text:p><text:s text:c="3"/>114</text:p>
          </table:table-cell>
          <table:table-cell office:value-type="float" office:value="169.891" calcext:value-type="float">
            <text:p><text:s text:c="3"/>17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128482.335" calcext:value-type="float">
            <text:p><text:s text:c="2"/>128 482</text:p>
          </table:table-cell>
          <table:table-cell office:value-type="float" office:value="125591.662" calcext:value-type="float">
            <text:p><text:s text:c="2"/>125 592</text:p>
          </table:table-cell>
          <table:table-cell office:value-type="float" office:value="123435.743" calcext:value-type="float">
            <text:p><text:s text:c="2"/>123 436</text:p>
          </table:table-cell>
          <table:table-cell office:value-type="float" office:value="124696.687" calcext:value-type="float">
            <text:p><text:s text:c="2"/>124 697</text:p>
          </table:table-cell>
          <table:table-cell office:value-type="float" office:value="122851.088" calcext:value-type="float">
            <text:p><text:s text:c="2"/>122 851</text:p>
          </table:table-cell>
          <table:table-cell office:value-type="float" office:value="121572.814" calcext:value-type="float">
            <text:p><text:s text:c="2"/>121 573</text:p>
          </table:table-cell>
          <table:table-cell office:value-type="float" office:value="120793.498" calcext:value-type="float">
            <text:p><text:s text:c="2"/>120 793</text:p>
          </table:table-cell>
          <table:table-cell office:value-type="float" office:value="120444.727" calcext:value-type="float">
            <text:p><text:s text:c="2"/>120 445</text:p>
          </table:table-cell>
          <table:table-cell office:value-type="float" office:value="120371.979" calcext:value-type="float">
            <text:p><text:s text:c="2"/>120 372</text:p>
          </table:table-cell>
          <table:table-cell office:value-type="float" office:value="120420.699" calcext:value-type="float">
            <text:p><text:s text:c="2"/>120 421</text:p>
          </table:table-cell>
          <table:table-cell office:value-type="float" office:value="120953.23" calcext:value-type="float">
            <text:p><text:s text:c="2"/>120 953</text:p>
          </table:table-cell>
          <table:table-cell office:value-type="float" office:value="122073.451" calcext:value-type="float">
            <text:p><text:s text:c="2"/>122 073</text:p>
          </table:table-cell>
          <table:table-cell office:value-type="float" office:value="123454.56" calcext:value-type="float">
            <text:p><text:s text:c="2"/>123 455</text:p>
          </table:table-cell>
          <table:table-cell office:value-type="float" office:value="124805.814" calcext:value-type="float">
            <text:p><text:s text:c="2"/>124 806</text:p>
          </table:table-cell>
          <table:table-cell office:value-type="float" office:value="126353.368" calcext:value-type="float">
            <text:p><text:s text:c="2"/>126 353</text:p>
          </table:table-cell>
          <table:table-cell office:value-type="float" office:value="126556.143" calcext:value-type="float">
            <text:p><text:s text:c="2"/>126 556</text:p>
          </table:table-cell>
          <table:table-cell office:value-type="float" office:value="124670.491" calcext:value-type="float">
            <text:p><text:s text:c="2"/>124 670</text:p>
          </table:table-cell>
          <table:table-cell office:value-type="float" office:value="121425.512" calcext:value-type="float">
            <text:p><text:s text:c="2"/>121 426</text:p>
          </table:table-cell>
          <table:table-cell office:value-type="float" office:value="118338.046" calcext:value-type="float">
            <text:p><text:s text:c="2"/>118 338</text:p>
          </table:table-cell>
          <table:table-cell office:value-type="float" office:value="115157.677" calcext:value-type="float">
            <text:p><text:s text:c="2"/>115 158</text:p>
          </table:table-cell>
          <table:table-cell office:value-type="float" office:value="112209.232" calcext:value-type="float">
            <text:p><text:s text:c="2"/>112 209</text:p>
          </table:table-cell>
          <table:table-cell office:value-type="float" office:value="109824.454" calcext:value-type="float">
            <text:p><text:s text:c="2"/>109 824</text:p>
          </table:table-cell>
          <table:table-cell office:value-type="float" office:value="107855.742" calcext:value-type="float">
            <text:p><text:s text:c="2"/>107 856</text:p>
          </table:table-cell>
          <table:table-cell office:value-type="float" office:value="105737.521" calcext:value-type="float">
            <text:p><text:s text:c="2"/>105 738</text:p>
          </table:table-cell>
          <table:table-cell office:value-type="float" office:value="103479.497" calcext:value-type="float">
            <text:p><text:s text:c="2"/>103 479</text:p>
          </table:table-cell>
          <table:table-cell office:value-type="float" office:value="101873.247" calcext:value-type="float">
            <text:p><text:s text:c="2"/>101 873</text:p>
          </table:table-cell>
          <table:table-cell office:value-type="float" office:value="101223.545" calcext:value-type="float">
            <text:p><text:s text:c="2"/>101 224</text:p>
          </table:table-cell>
          <table:table-cell office:value-type="float" office:value="101183.537" calcext:value-type="float">
            <text:p><text:s text:c="2"/>101 184</text:p>
          </table:table-cell>
          <table:table-cell office:value-type="float" office:value="101089.778" calcext:value-type="float">
            <text:p><text:s text:c="2"/>101 090</text:p>
          </table:table-cell>
          <table:table-cell office:value-type="float" office:value="101060.623" calcext:value-type="float">
            <text:p><text:s text:c="2"/>101 061</text:p>
          </table:table-cell>
          <table:table-cell office:value-type="float" office:value="100768.909" calcext:value-type="float">
            <text:p><text:s text:c="2"/>100 769</text:p>
          </table:table-cell>
          <table:table-cell office:value-type="float" office:value="99979.916" calcext:value-type="float">
            <text:p><text:s text:c="2"/>99 980</text:p>
          </table:table-cell>
          <table:table-cell office:value-type="float" office:value="98830.2759999999" calcext:value-type="float">
            <text:p><text:s text:c="2"/>98 830</text:p>
          </table:table-cell>
          <table:table-cell office:value-type="float" office:value="97720.7590000001" calcext:value-type="float">
            <text:p><text:s text:c="2"/>97 721</text:p>
          </table:table-cell>
          <table:table-cell office:value-type="float" office:value="96606.596" calcext:value-type="float">
            <text:p><text:s text:c="2"/>96 607</text:p>
          </table:table-cell>
          <table:table-cell office:value-type="float" office:value="95194.583" calcext:value-type="float">
            <text:p><text:s text:c="2"/>95 195</text:p>
          </table:table-cell>
          <table:table-cell office:value-type="float" office:value="93389.9390000001" calcext:value-type="float">
            <text:p><text:s text:c="2"/>93 390</text:p>
          </table:table-cell>
          <table:table-cell office:value-type="float" office:value="91304.9979999999" calcext:value-type="float">
            <text:p><text:s text:c="2"/>91 305</text:p>
          </table:table-cell>
          <table:table-cell office:value-type="float" office:value="89181.831" calcext:value-type="float">
            <text:p><text:s text:c="2"/>89 182</text:p>
          </table:table-cell>
          <table:table-cell office:value-type="float" office:value="87014.0079999999" calcext:value-type="float">
            <text:p><text:s text:c="2"/>87 014</text:p>
          </table:table-cell>
          <table:table-cell office:value-type="float" office:value="84762.0490000001" calcext:value-type="float">
            <text:p><text:s text:c="2"/>84 762</text:p>
          </table:table-cell>
          <table:table-cell office:value-type="float" office:value="82444.4" calcext:value-type="float">
            <text:p><text:s text:c="2"/>82 444</text:p>
          </table:table-cell>
          <table:table-cell office:value-type="float" office:value="80107.111" calcext:value-type="float">
            <text:p><text:s text:c="2"/>80 107</text:p>
          </table:table-cell>
          <table:table-cell office:value-type="float" office:value="77697.099" calcext:value-type="float">
            <text:p><text:s text:c="2"/>77 697</text:p>
          </table:table-cell>
          <table:table-cell office:value-type="float" office:value="75128.234" calcext:value-type="float">
            <text:p><text:s text:c="2"/>75 128</text:p>
          </table:table-cell>
          <table:table-cell office:value-type="float" office:value="73008.2340000001" calcext:value-type="float">
            <text:p><text:s text:c="2"/>73 008</text:p>
          </table:table-cell>
          <table:table-cell office:value-type="float" office:value="71603.393" calcext:value-type="float">
            <text:p><text:s text:c="2"/>71 603</text:p>
          </table:table-cell>
          <table:table-cell office:value-type="float" office:value="70601.747" calcext:value-type="float">
            <text:p><text:s text:c="2"/>70 602</text:p>
          </table:table-cell>
          <table:table-cell office:value-type="float" office:value="69502.048" calcext:value-type="float">
            <text:p><text:s text:c="2"/>69 502</text:p>
          </table:table-cell>
          <table:table-cell office:value-type="float" office:value="68496.866" calcext:value-type="float">
            <text:p><text:s text:c="2"/>68 497</text:p>
          </table:table-cell>
          <table:table-cell office:value-type="float" office:value="66833.344" calcext:value-type="float">
            <text:p><text:s text:c="2"/>66 833</text:p>
          </table:table-cell>
          <table:table-cell office:value-type="float" office:value="64115.656" calcext:value-type="float">
            <text:p><text:s text:c="2"/>64 116</text:p>
          </table:table-cell>
          <table:table-cell office:value-type="float" office:value="60735.914" calcext:value-type="float">
            <text:p><text:s text:c="2"/>60 736</text:p>
          </table:table-cell>
          <table:table-cell office:value-type="float" office:value="57510.325" calcext:value-type="float">
            <text:p><text:s text:c="2"/>57 510</text:p>
          </table:table-cell>
          <table:table-cell office:value-type="float" office:value="54309.664" calcext:value-type="float">
            <text:p><text:s text:c="2"/>54 310</text:p>
          </table:table-cell>
          <table:table-cell office:value-type="float" office:value="51296.252" calcext:value-type="float">
            <text:p><text:s text:c="2"/>51 296</text:p>
          </table:table-cell>
          <table:table-cell office:value-type="float" office:value="48644.172" calcext:value-type="float">
            <text:p><text:s text:c="2"/>48 644</text:p>
          </table:table-cell>
          <table:table-cell office:value-type="float" office:value="46284.5870000001" calcext:value-type="float">
            <text:p><text:s text:c="2"/>46 285</text:p>
          </table:table-cell>
          <table:table-cell office:value-type="float" office:value="43900.575" calcext:value-type="float">
            <text:p><text:s text:c="2"/>43 901</text:p>
          </table:table-cell>
          <table:table-cell office:value-type="float" office:value="41466.729" calcext:value-type="float">
            <text:p><text:s text:c="2"/>41 467</text:p>
          </table:table-cell>
          <table:table-cell office:value-type="float" office:value="39571.686" calcext:value-type="float">
            <text:p><text:s text:c="2"/>39 572</text:p>
          </table:table-cell>
          <table:table-cell office:value-type="float" office:value="38448.53" calcext:value-type="float">
            <text:p><text:s text:c="2"/>38 449</text:p>
          </table:table-cell>
          <table:table-cell office:value-type="float" office:value="37818.539" calcext:value-type="float">
            <text:p><text:s text:c="2"/>37 819</text:p>
          </table:table-cell>
          <table:table-cell office:value-type="float" office:value="37193.734" calcext:value-type="float">
            <text:p><text:s text:c="2"/>37 194</text:p>
          </table:table-cell>
          <table:table-cell office:value-type="float" office:value="36700.227" calcext:value-type="float">
            <text:p><text:s text:c="2"/>36 700</text:p>
          </table:table-cell>
          <table:table-cell office:value-type="float" office:value="35877.551" calcext:value-type="float">
            <text:p><text:s text:c="2"/>35 878</text:p>
          </table:table-cell>
          <table:table-cell office:value-type="float" office:value="34456.173" calcext:value-type="float">
            <text:p><text:s text:c="2"/>34 456</text:p>
          </table:table-cell>
          <table:table-cell office:value-type="float" office:value="32655.391" calcext:value-type="float">
            <text:p><text:s text:c="2"/>32 655</text:p>
          </table:table-cell>
          <table:table-cell office:value-type="float" office:value="30959.232" calcext:value-type="float">
            <text:p><text:s text:c="2"/>30 959</text:p>
          </table:table-cell>
          <table:table-cell office:value-type="float" office:value="29265.203" calcext:value-type="float">
            <text:p><text:s text:c="2"/>29 265</text:p>
          </table:table-cell>
          <table:table-cell office:value-type="float" office:value="27641.899" calcext:value-type="float">
            <text:p><text:s text:c="2"/>27 642</text:p>
          </table:table-cell>
          <table:table-cell office:value-type="float" office:value="26170.12" calcext:value-type="float">
            <text:p><text:s text:c="2"/>26 170</text:p>
          </table:table-cell>
          <table:table-cell office:value-type="float" office:value="24788.066" calcext:value-type="float">
            <text:p><text:s text:c="2"/>24 788</text:p>
          </table:table-cell>
          <table:table-cell office:value-type="float" office:value="23366.135" calcext:value-type="float">
            <text:p><text:s text:c="2"/>23 366</text:p>
          </table:table-cell>
          <table:table-cell office:value-type="float" office:value="21945.784" calcext:value-type="float">
            <text:p><text:s text:c="2"/>21 946</text:p>
          </table:table-cell>
          <table:table-cell office:value-type="float" office:value="20462.113" calcext:value-type="float">
            <text:p><text:s text:c="2"/>20 462</text:p>
          </table:table-cell>
          <table:table-cell office:value-type="float" office:value="18874.835" calcext:value-type="float">
            <text:p><text:s text:c="2"/>18 875</text:p>
          </table:table-cell>
          <table:table-cell office:value-type="float" office:value="17232.431" calcext:value-type="float">
            <text:p><text:s text:c="2"/>17 232</text:p>
          </table:table-cell>
          <table:table-cell office:value-type="float" office:value="15638.35" calcext:value-type="float">
            <text:p><text:s text:c="2"/>15 638</text:p>
          </table:table-cell>
          <table:table-cell office:value-type="float" office:value="14089.549" calcext:value-type="float">
            <text:p><text:s text:c="2"/>14 090</text:p>
          </table:table-cell>
          <table:table-cell office:value-type="float" office:value="12572.649" calcext:value-type="float">
            <text:p><text:s text:c="2"/>12 573</text:p>
          </table:table-cell>
          <table:table-cell office:value-type="float" office:value="11097.151" calcext:value-type="float">
            <text:p><text:s text:c="2"/>11 097</text:p>
          </table:table-cell>
          <table:table-cell office:value-type="float" office:value="9681.236" calcext:value-type="float">
            <text:p><text:s text:c="2"/>9 681</text:p>
          </table:table-cell>
          <table:table-cell office:value-type="float" office:value="8320.659" calcext:value-type="float">
            <text:p><text:s text:c="2"/>8 321</text:p>
          </table:table-cell>
          <table:table-cell office:value-type="float" office:value="7000.736" calcext:value-type="float">
            <text:p><text:s text:c="2"/>7 001</text:p>
          </table:table-cell>
          <table:table-cell office:value-type="float" office:value="5872.67" calcext:value-type="float">
            <text:p><text:s text:c="2"/>5 873</text:p>
          </table:table-cell>
          <table:table-cell office:value-type="float" office:value="5006.39" calcext:value-type="float">
            <text:p><text:s text:c="2"/>5 006</text:p>
          </table:table-cell>
          <table:table-cell office:value-type="float" office:value="4333.741" calcext:value-type="float">
            <text:p><text:s text:c="2"/>4 334</text:p>
          </table:table-cell>
          <table:table-cell office:value-type="float" office:value="3703.901" calcext:value-type="float">
            <text:p><text:s text:c="2"/>3 704</text:p>
          </table:table-cell>
          <table:table-cell office:value-type="float" office:value="3178.255" calcext:value-type="float">
            <text:p><text:s text:c="2"/>3 178</text:p>
          </table:table-cell>
          <table:table-cell office:value-type="float" office:value="2723.5" calcext:value-type="float">
            <text:p><text:s text:c="2"/>2 724</text:p>
          </table:table-cell>
          <table:table-cell office:value-type="float" office:value="2204.314" calcext:value-type="float">
            <text:p><text:s text:c="2"/>2 204</text:p>
          </table:table-cell>
          <table:table-cell office:value-type="float" office:value="1635.582" calcext:value-type="float">
            <text:p><text:s text:c="2"/>1 636</text:p>
          </table:table-cell>
          <table:table-cell office:value-type="float" office:value="1175.992" calcext:value-type="float">
            <text:p><text:s text:c="2"/>1 176</text:p>
          </table:table-cell>
          <table:table-cell office:value-type="float" office:value="918.757" calcext:value-type="float">
            <text:p><text:s text:c="3"/>919</text:p>
          </table:table-cell>
          <table:table-cell office:value-type="float" office:value="753.564" calcext:value-type="float">
            <text:p><text:s text:c="3"/>754</text:p>
          </table:table-cell>
          <table:table-cell office:value-type="float" office:value="558.834" calcext:value-type="float">
            <text:p><text:s text:c="3"/>559</text:p>
          </table:table-cell>
          <table:table-cell office:value-type="float" office:value="334.547" calcext:value-type="float">
            <text:p><text:s text:c="3"/>335</text:p>
          </table:table-cell>
          <table:table-cell office:value-type="float" office:value="227.56" calcext:value-type="float">
            <text:p><text:s text:c="3"/>228</text:p>
          </table:table-cell>
          <table:table-cell office:value-type="float" office:value="121.195" calcext:value-type="float">
            <text:p><text:s text:c="3"/>121</text:p>
          </table:table-cell>
          <table:table-cell office:value-type="float" office:value="181.446" calcext:value-type="float">
            <text:p><text:s text:c="3"/>18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128016.282" calcext:value-type="float">
            <text:p><text:s text:c="2"/>128 016</text:p>
          </table:table-cell>
          <table:table-cell office:value-type="float" office:value="125967.06" calcext:value-type="float">
            <text:p><text:s text:c="2"/>125 967</text:p>
          </table:table-cell>
          <table:table-cell office:value-type="float" office:value="124329.665" calcext:value-type="float">
            <text:p><text:s text:c="2"/>124 330</text:p>
          </table:table-cell>
          <table:table-cell office:value-type="float" office:value="123066.363" calcext:value-type="float">
            <text:p><text:s text:c="2"/>123 066</text:p>
          </table:table-cell>
          <table:table-cell office:value-type="float" office:value="123543.201" calcext:value-type="float">
            <text:p><text:s text:c="2"/>123 543</text:p>
          </table:table-cell>
          <table:table-cell office:value-type="float" office:value="122307.603" calcext:value-type="float">
            <text:p><text:s text:c="2"/>122 308</text:p>
          </table:table-cell>
          <table:table-cell office:value-type="float" office:value="121436.582" calcext:value-type="float">
            <text:p><text:s text:c="2"/>121 437</text:p>
          </table:table-cell>
          <table:table-cell office:value-type="float" office:value="120893.225" calcext:value-type="float">
            <text:p><text:s text:c="2"/>120 893</text:p>
          </table:table-cell>
          <table:table-cell office:value-type="float" office:value="120640.584" calcext:value-type="float">
            <text:p><text:s text:c="2"/>120 641</text:p>
          </table:table-cell>
          <table:table-cell office:value-type="float" office:value="120526.747" calcext:value-type="float">
            <text:p><text:s text:c="2"/>120 527</text:p>
          </table:table-cell>
          <table:table-cell office:value-type="float" office:value="120399.716" calcext:value-type="float">
            <text:p><text:s text:c="2"/>120 400</text:p>
          </table:table-cell>
          <table:table-cell office:value-type="float" office:value="120797.656" calcext:value-type="float">
            <text:p><text:s text:c="2"/>120 798</text:p>
          </table:table-cell>
          <table:table-cell office:value-type="float" office:value="121913.703" calcext:value-type="float">
            <text:p><text:s text:c="2"/>121 914</text:p>
          </table:table-cell>
          <table:table-cell office:value-type="float" office:value="123365.823" calcext:value-type="float">
            <text:p><text:s text:c="2"/>123 366</text:p>
          </table:table-cell>
          <table:table-cell office:value-type="float" office:value="124720.659" calcext:value-type="float">
            <text:p><text:s text:c="2"/>124 721</text:p>
          </table:table-cell>
          <table:table-cell office:value-type="float" office:value="126234.959" calcext:value-type="float">
            <text:p><text:s text:c="2"/>126 235</text:p>
          </table:table-cell>
          <table:table-cell office:value-type="float" office:value="126403.391" calcext:value-type="float">
            <text:p><text:s text:c="2"/>126 403</text:p>
          </table:table-cell>
          <table:table-cell office:value-type="float" office:value="124486.662" calcext:value-type="float">
            <text:p><text:s text:c="2"/>124 487</text:p>
          </table:table-cell>
          <table:table-cell office:value-type="float" office:value="121213.845" calcext:value-type="float">
            <text:p><text:s text:c="2"/>121 214</text:p>
          </table:table-cell>
          <table:table-cell office:value-type="float" office:value="118095.566" calcext:value-type="float">
            <text:p><text:s text:c="2"/>118 096</text:p>
          </table:table-cell>
          <table:table-cell office:value-type="float" office:value="114880.407" calcext:value-type="float">
            <text:p><text:s text:c="2"/>114 880</text:p>
          </table:table-cell>
          <table:table-cell office:value-type="float" office:value="111913.712" calcext:value-type="float">
            <text:p><text:s text:c="2"/>111 914</text:p>
          </table:table-cell>
          <table:table-cell office:value-type="float" office:value="109536.07" calcext:value-type="float">
            <text:p><text:s text:c="2"/>109 536</text:p>
          </table:table-cell>
          <table:table-cell office:value-type="float" office:value="107590.859" calcext:value-type="float">
            <text:p><text:s text:c="2"/>107 591</text:p>
          </table:table-cell>
          <table:table-cell office:value-type="float" office:value="105494.69" calcext:value-type="float">
            <text:p><text:s text:c="2"/>105 495</text:p>
          </table:table-cell>
          <table:table-cell office:value-type="float" office:value="103260.917" calcext:value-type="float">
            <text:p><text:s text:c="2"/>103 261</text:p>
          </table:table-cell>
          <table:table-cell office:value-type="float" office:value="101673.136" calcext:value-type="float">
            <text:p><text:s text:c="2"/>101 673</text:p>
          </table:table-cell>
          <table:table-cell office:value-type="float" office:value="101030.354" calcext:value-type="float">
            <text:p><text:s text:c="2"/>101 030</text:p>
          </table:table-cell>
          <table:table-cell office:value-type="float" office:value="100989.738" calcext:value-type="float">
            <text:p><text:s text:c="2"/>100 990</text:p>
          </table:table-cell>
          <table:table-cell office:value-type="float" office:value="100897.437" calcext:value-type="float">
            <text:p><text:s text:c="2"/>100 897</text:p>
          </table:table-cell>
          <table:table-cell office:value-type="float" office:value="100869.94" calcext:value-type="float">
            <text:p><text:s text:c="2"/>100 870</text:p>
          </table:table-cell>
          <table:table-cell office:value-type="float" office:value="100578.553" calcext:value-type="float">
            <text:p><text:s text:c="2"/>100 579</text:p>
          </table:table-cell>
          <table:table-cell office:value-type="float" office:value="99788.818" calcext:value-type="float">
            <text:p><text:s text:c="2"/>99 789</text:p>
          </table:table-cell>
          <table:table-cell office:value-type="float" office:value="98637.149" calcext:value-type="float">
            <text:p><text:s text:c="2"/>98 637</text:p>
          </table:table-cell>
          <table:table-cell office:value-type="float" office:value="97524.093" calcext:value-type="float">
            <text:p><text:s text:c="2"/>97 524</text:p>
          </table:table-cell>
          <table:table-cell office:value-type="float" office:value="96404.982" calcext:value-type="float">
            <text:p><text:s text:c="2"/>96 405</text:p>
          </table:table-cell>
          <table:table-cell office:value-type="float" office:value="94986.293" calcext:value-type="float">
            <text:p><text:s text:c="2"/>94 986</text:p>
          </table:table-cell>
          <table:table-cell office:value-type="float" office:value="93173.056" calcext:value-type="float">
            <text:p><text:s text:c="2"/>93 173</text:p>
          </table:table-cell>
          <table:table-cell office:value-type="float" office:value="91077.8400000001" calcext:value-type="float">
            <text:p><text:s text:c="2"/>91 078</text:p>
          </table:table-cell>
          <table:table-cell office:value-type="float" office:value="88943.61" calcext:value-type="float">
            <text:p><text:s text:c="2"/>88 944</text:p>
          </table:table-cell>
          <table:table-cell office:value-type="float" office:value="86764.349" calcext:value-type="float">
            <text:p><text:s text:c="2"/>86 764</text:p>
          </table:table-cell>
          <table:table-cell office:value-type="float" office:value="84498.597" calcext:value-type="float">
            <text:p><text:s text:c="2"/>84 499</text:p>
          </table:table-cell>
          <table:table-cell office:value-type="float" office:value="82164.0639999999" calcext:value-type="float">
            <text:p><text:s text:c="2"/>82 164</text:p>
          </table:table-cell>
          <table:table-cell office:value-type="float" office:value="79808.1010000001" calcext:value-type="float">
            <text:p><text:s text:c="2"/>79 808</text:p>
          </table:table-cell>
          <table:table-cell office:value-type="float" office:value="77379.562" calcext:value-type="float">
            <text:p><text:s text:c="2"/>77 380</text:p>
          </table:table-cell>
          <table:table-cell office:value-type="float" office:value="74791.841" calcext:value-type="float">
            <text:p><text:s text:c="2"/>74 792</text:p>
          </table:table-cell>
          <table:table-cell office:value-type="float" office:value="72655.259" calcext:value-type="float">
            <text:p><text:s text:c="2"/>72 655</text:p>
          </table:table-cell>
          <table:table-cell office:value-type="float" office:value="71237.609" calcext:value-type="float">
            <text:p><text:s text:c="2"/>71 238</text:p>
          </table:table-cell>
          <table:table-cell office:value-type="float" office:value="70225.896" calcext:value-type="float">
            <text:p><text:s text:c="2"/>70 226</text:p>
          </table:table-cell>
          <table:table-cell office:value-type="float" office:value="69115.4200000001" calcext:value-type="float">
            <text:p><text:s text:c="2"/>69 115</text:p>
          </table:table-cell>
          <table:table-cell office:value-type="float" office:value="68098.363" calcext:value-type="float">
            <text:p><text:s text:c="2"/>68 098</text:p>
          </table:table-cell>
          <table:table-cell office:value-type="float" office:value="66426.717" calcext:value-type="float">
            <text:p><text:s text:c="2"/>66 427</text:p>
          </table:table-cell>
          <table:table-cell office:value-type="float" office:value="63706.446" calcext:value-type="float">
            <text:p><text:s text:c="2"/>63 706</text:p>
          </table:table-cell>
          <table:table-cell office:value-type="float" office:value="60326.928" calcext:value-type="float">
            <text:p><text:s text:c="2"/>60 327</text:p>
          </table:table-cell>
          <table:table-cell office:value-type="float" office:value="57099.723" calcext:value-type="float">
            <text:p><text:s text:c="2"/>57 100</text:p>
          </table:table-cell>
          <table:table-cell office:value-type="float" office:value="53896.139" calcext:value-type="float">
            <text:p><text:s text:c="2"/>53 896</text:p>
          </table:table-cell>
          <table:table-cell office:value-type="float" office:value="50875.446" calcext:value-type="float">
            <text:p><text:s text:c="2"/>50 875</text:p>
          </table:table-cell>
          <table:table-cell office:value-type="float" office:value="48209.537" calcext:value-type="float">
            <text:p><text:s text:c="2"/>48 210</text:p>
          </table:table-cell>
          <table:table-cell office:value-type="float" office:value="45830.551" calcext:value-type="float">
            <text:p><text:s text:c="2"/>45 831</text:p>
          </table:table-cell>
          <table:table-cell office:value-type="float" office:value="43426.077" calcext:value-type="float">
            <text:p><text:s text:c="2"/>43 426</text:p>
          </table:table-cell>
          <table:table-cell office:value-type="float" office:value="40971.485" calcext:value-type="float">
            <text:p><text:s text:c="2"/>40 971</text:p>
          </table:table-cell>
          <table:table-cell office:value-type="float" office:value="39045.946" calcext:value-type="float">
            <text:p><text:s text:c="2"/>39 046</text:p>
          </table:table-cell>
          <table:table-cell office:value-type="float" office:value="37878.757" calcext:value-type="float">
            <text:p><text:s text:c="2"/>37 879</text:p>
          </table:table-cell>
          <table:table-cell office:value-type="float" office:value="37196.094" calcext:value-type="float">
            <text:p><text:s text:c="2"/>37 196</text:p>
          </table:table-cell>
          <table:table-cell office:value-type="float" office:value="36518.35" calcext:value-type="float">
            <text:p><text:s text:c="2"/>36 518</text:p>
          </table:table-cell>
          <table:table-cell office:value-type="float" office:value="35969.68" calcext:value-type="float">
            <text:p><text:s text:c="2"/>35 970</text:p>
          </table:table-cell>
          <table:table-cell office:value-type="float" office:value="35097.683" calcext:value-type="float">
            <text:p><text:s text:c="2"/>35 098</text:p>
          </table:table-cell>
          <table:table-cell office:value-type="float" office:value="33637.633" calcext:value-type="float">
            <text:p><text:s text:c="2"/>33 638</text:p>
          </table:table-cell>
          <table:table-cell office:value-type="float" office:value="31805.187" calcext:value-type="float">
            <text:p><text:s text:c="2"/>31 805</text:p>
          </table:table-cell>
          <table:table-cell office:value-type="float" office:value="30077.506" calcext:value-type="float">
            <text:p><text:s text:c="2"/>30 078</text:p>
          </table:table-cell>
          <table:table-cell office:value-type="float" office:value="28355.171" calcext:value-type="float">
            <text:p><text:s text:c="2"/>28 355</text:p>
          </table:table-cell>
          <table:table-cell office:value-type="float" office:value="26699.794" calcext:value-type="float">
            <text:p><text:s text:c="2"/>26 700</text:p>
          </table:table-cell>
          <table:table-cell office:value-type="float" office:value="25188.538" calcext:value-type="float">
            <text:p><text:s text:c="2"/>25 189</text:p>
          </table:table-cell>
          <table:table-cell office:value-type="float" office:value="23764.422" calcext:value-type="float">
            <text:p><text:s text:c="2"/>23 764</text:p>
          </table:table-cell>
          <table:table-cell office:value-type="float" office:value="22306.257" calcext:value-type="float">
            <text:p><text:s text:c="2"/>22 306</text:p>
          </table:table-cell>
          <table:table-cell office:value-type="float" office:value="20853.782" calcext:value-type="float">
            <text:p><text:s text:c="2"/>20 854</text:p>
          </table:table-cell>
          <table:table-cell office:value-type="float" office:value="19349.232" calcext:value-type="float">
            <text:p><text:s text:c="2"/>19 349</text:p>
          </table:table-cell>
          <table:table-cell office:value-type="float" office:value="17756.81" calcext:value-type="float">
            <text:p><text:s text:c="2"/>17 757</text:p>
          </table:table-cell>
          <table:table-cell office:value-type="float" office:value="16121.961" calcext:value-type="float">
            <text:p><text:s text:c="2"/>16 122</text:p>
          </table:table-cell>
          <table:table-cell office:value-type="float" office:value="14539.193" calcext:value-type="float">
            <text:p><text:s text:c="2"/>14 539</text:p>
          </table:table-cell>
          <table:table-cell office:value-type="float" office:value="13005.499" calcext:value-type="float">
            <text:p><text:s text:c="2"/>13 005</text:p>
          </table:table-cell>
          <table:table-cell office:value-type="float" office:value="11516.066" calcext:value-type="float">
            <text:p><text:s text:c="2"/>11 516</text:p>
          </table:table-cell>
          <table:table-cell office:value-type="float" office:value="10083.141" calcext:value-type="float">
            <text:p><text:s text:c="2"/>10 083</text:p>
          </table:table-cell>
          <table:table-cell office:value-type="float" office:value="8720.64799999999" calcext:value-type="float">
            <text:p><text:s text:c="2"/>8 721</text:p>
          </table:table-cell>
          <table:table-cell office:value-type="float" office:value="7417.369" calcext:value-type="float">
            <text:p><text:s text:c="2"/>7 417</text:p>
          </table:table-cell>
          <table:table-cell office:value-type="float" office:value="6160.238" calcext:value-type="float">
            <text:p><text:s text:c="2"/>6 160</text:p>
          </table:table-cell>
          <table:table-cell office:value-type="float" office:value="5092.204" calcext:value-type="float">
            <text:p><text:s text:c="2"/>5 092</text:p>
          </table:table-cell>
          <table:table-cell office:value-type="float" office:value="4278.514" calcext:value-type="float">
            <text:p><text:s text:c="2"/>4 279</text:p>
          </table:table-cell>
          <table:table-cell office:value-type="float" office:value="3654.425" calcext:value-type="float">
            <text:p><text:s text:c="2"/>3 654</text:p>
          </table:table-cell>
          <table:table-cell office:value-type="float" office:value="3071.869" calcext:value-type="float">
            <text:p><text:s text:c="2"/>3 072</text:p>
          </table:table-cell>
          <table:table-cell office:value-type="float" office:value="2600.778" calcext:value-type="float">
            <text:p><text:s text:c="2"/>2 601</text:p>
          </table:table-cell>
          <table:table-cell office:value-type="float" office:value="2218.442" calcext:value-type="float">
            <text:p><text:s text:c="2"/>2 218</text:p>
          </table:table-cell>
          <table:table-cell office:value-type="float" office:value="1760.154" calcext:value-type="float">
            <text:p><text:s text:c="2"/>1 760</text:p>
          </table:table-cell>
          <table:table-cell office:value-type="float" office:value="1233.329" calcext:value-type="float">
            <text:p><text:s text:c="2"/>1 233</text:p>
          </table:table-cell>
          <table:table-cell office:value-type="float" office:value="855.693" calcext:value-type="float">
            <text:p><text:s text:c="3"/>856</text:p>
          </table:table-cell>
          <table:table-cell office:value-type="float" office:value="686.745" calcext:value-type="float">
            <text:p><text:s text:c="3"/>687</text:p>
          </table:table-cell>
          <table:table-cell office:value-type="float" office:value="557.515" calcext:value-type="float">
            <text:p><text:s text:c="3"/>558</text:p>
          </table:table-cell>
          <table:table-cell office:value-type="float" office:value="407.199" calcext:value-type="float">
            <text:p><text:s text:c="3"/>407</text:p>
          </table:table-cell>
          <table:table-cell office:value-type="float" office:value="235.778" calcext:value-type="float">
            <text:p><text:s text:c="3"/>236</text:p>
          </table:table-cell>
          <table:table-cell office:value-type="float" office:value="128.652" calcext:value-type="float">
            <text:p><text:s text:c="3"/>129</text:p>
          </table:table-cell>
          <table:table-cell office:value-type="float" office:value="194.081" calcext:value-type="float">
            <text:p><text:s text:c="3"/>19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128101.659" calcext:value-type="float">
            <text:p><text:s text:c="2"/>128 102</text:p>
          </table:table-cell>
          <table:table-cell office:value-type="float" office:value="126588.755" calcext:value-type="float">
            <text:p><text:s text:c="2"/>126 589</text:p>
          </table:table-cell>
          <table:table-cell office:value-type="float" office:value="125264.451" calcext:value-type="float">
            <text:p><text:s text:c="2"/>125 264</text:p>
          </table:table-cell>
          <table:table-cell office:value-type="float" office:value="124123.291" calcext:value-type="float">
            <text:p><text:s text:c="2"/>124 123</text:p>
          </table:table-cell>
          <table:table-cell office:value-type="float" office:value="123159.853" calcext:value-type="float">
            <text:p><text:s text:c="2"/>123 160</text:p>
          </table:table-cell>
          <table:table-cell office:value-type="float" office:value="122368.682" calcext:value-type="float">
            <text:p><text:s text:c="2"/>122 369</text:p>
          </table:table-cell>
          <table:table-cell office:value-type="float" office:value="121744.331" calcext:value-type="float">
            <text:p><text:s text:c="2"/>121 744</text:p>
          </table:table-cell>
          <table:table-cell office:value-type="float" office:value="121281.382" calcext:value-type="float">
            <text:p><text:s text:c="2"/>121 281</text:p>
          </table:table-cell>
          <table:table-cell office:value-type="float" office:value="120974.373" calcext:value-type="float">
            <text:p><text:s text:c="2"/>120 974</text:p>
          </table:table-cell>
          <table:table-cell office:value-type="float" office:value="120817.868" calcext:value-type="float">
            <text:p><text:s text:c="2"/>120 818</text:p>
          </table:table-cell>
          <table:table-cell office:value-type="float" office:value="120662.69" calcext:value-type="float">
            <text:p><text:s text:c="2"/>120 663</text:p>
          </table:table-cell>
          <table:table-cell office:value-type="float" office:value="120359.618" calcext:value-type="float">
            <text:p><text:s text:c="2"/>120 360</text:p>
          </table:table-cell>
          <table:table-cell office:value-type="float" office:value="120622" calcext:value-type="float">
            <text:p><text:s text:c="2"/>120 622</text:p>
          </table:table-cell>
          <table:table-cell office:value-type="float" office:value="121731.872" calcext:value-type="float">
            <text:p><text:s text:c="2"/>121 732</text:p>
          </table:table-cell>
          <table:table-cell office:value-type="float" office:value="123252.548" calcext:value-type="float">
            <text:p><text:s text:c="2"/>123 253</text:p>
          </table:table-cell>
          <table:table-cell office:value-type="float" office:value="124608.529" calcext:value-type="float">
            <text:p><text:s text:c="2"/>124 609</text:p>
          </table:table-cell>
          <table:table-cell office:value-type="float" office:value="126086.846" calcext:value-type="float">
            <text:p><text:s text:c="2"/>126 087</text:p>
          </table:table-cell>
          <table:table-cell office:value-type="float" office:value="126219.781" calcext:value-type="float">
            <text:p><text:s text:c="2"/>126 220</text:p>
          </table:table-cell>
          <table:table-cell office:value-type="float" office:value="124273.252" calcext:value-type="float">
            <text:p><text:s text:c="2"/>124 273</text:p>
          </table:table-cell>
          <table:table-cell office:value-type="float" office:value="120975.417" calcext:value-type="float">
            <text:p><text:s text:c="2"/>120 975</text:p>
          </table:table-cell>
          <table:table-cell office:value-type="float" office:value="117828.902" calcext:value-type="float">
            <text:p><text:s text:c="2"/>117 829</text:p>
          </table:table-cell>
          <table:table-cell office:value-type="float" office:value="114581.619" calcext:value-type="float">
            <text:p><text:s text:c="2"/>114 582</text:p>
          </table:table-cell>
          <table:table-cell office:value-type="float" office:value="111598.855" calcext:value-type="float">
            <text:p><text:s text:c="2"/>111 599</text:p>
          </table:table-cell>
          <table:table-cell office:value-type="float" office:value="109229.66" calcext:value-type="float">
            <text:p><text:s text:c="2"/>109 230</text:p>
          </table:table-cell>
          <table:table-cell office:value-type="float" office:value="107308.613" calcext:value-type="float">
            <text:p><text:s text:c="2"/>107 309</text:p>
          </table:table-cell>
          <table:table-cell office:value-type="float" office:value="105235.277" calcext:value-type="float">
            <text:p><text:s text:c="2"/>105 235</text:p>
          </table:table-cell>
          <table:table-cell office:value-type="float" office:value="103026.632" calcext:value-type="float">
            <text:p><text:s text:c="2"/>103 027</text:p>
          </table:table-cell>
          <table:table-cell office:value-type="float" office:value="101457.452" calcext:value-type="float">
            <text:p><text:s text:c="2"/>101 457</text:p>
          </table:table-cell>
          <table:table-cell office:value-type="float" office:value="100820.695" calcext:value-type="float">
            <text:p><text:s text:c="2"/>100 821</text:p>
          </table:table-cell>
          <table:table-cell office:value-type="float" office:value="100777.839" calcext:value-type="float">
            <text:p><text:s text:c="2"/>100 778</text:p>
          </table:table-cell>
          <table:table-cell office:value-type="float" office:value="100685.436" calcext:value-type="float">
            <text:p><text:s text:c="2"/>100 685</text:p>
          </table:table-cell>
          <table:table-cell office:value-type="float" office:value="100657.973" calcext:value-type="float">
            <text:p><text:s text:c="2"/>100 658</text:p>
          </table:table-cell>
          <table:table-cell office:value-type="float" office:value="100365.476" calcext:value-type="float">
            <text:p><text:s text:c="2"/>100 365</text:p>
          </table:table-cell>
          <table:table-cell office:value-type="float" office:value="99573.9449999999" calcext:value-type="float">
            <text:p><text:s text:c="2"/>99 574</text:p>
          </table:table-cell>
          <table:table-cell office:value-type="float" office:value="98419.567" calcext:value-type="float">
            <text:p><text:s text:c="2"/>98 420</text:p>
          </table:table-cell>
          <table:table-cell office:value-type="float" office:value="97302.207" calcext:value-type="float">
            <text:p><text:s text:c="2"/>97 302</text:p>
          </table:table-cell>
          <table:table-cell office:value-type="float" office:value="96177.352" calcext:value-type="float">
            <text:p><text:s text:c="2"/>96 177</text:p>
          </table:table-cell>
          <table:table-cell office:value-type="float" office:value="94751.7890000001" calcext:value-type="float">
            <text:p><text:s text:c="2"/>94 752</text:p>
          </table:table-cell>
          <table:table-cell office:value-type="float" office:value="92930.737" calcext:value-type="float">
            <text:p><text:s text:c="2"/>92 931</text:p>
          </table:table-cell>
          <table:table-cell office:value-type="float" office:value="90826.64" calcext:value-type="float">
            <text:p><text:s text:c="2"/>90 827</text:p>
          </table:table-cell>
          <table:table-cell office:value-type="float" office:value="88682.7229999999" calcext:value-type="float">
            <text:p><text:s text:c="2"/>88 683</text:p>
          </table:table-cell>
          <table:table-cell office:value-type="float" office:value="86493.443" calcext:value-type="float">
            <text:p><text:s text:c="2"/>86 493</text:p>
          </table:table-cell>
          <table:table-cell office:value-type="float" office:value="84215.162" calcext:value-type="float">
            <text:p><text:s text:c="2"/>84 215</text:p>
          </table:table-cell>
          <table:table-cell office:value-type="float" office:value="81864.746" calcext:value-type="float">
            <text:p><text:s text:c="2"/>81 865</text:p>
          </table:table-cell>
          <table:table-cell office:value-type="float" office:value="79490.818" calcext:value-type="float">
            <text:p><text:s text:c="2"/>79 491</text:p>
          </table:table-cell>
          <table:table-cell office:value-type="float" office:value="77044.554" calcext:value-type="float">
            <text:p><text:s text:c="2"/>77 045</text:p>
          </table:table-cell>
          <table:table-cell office:value-type="float" office:value="74438.95" calcext:value-type="float">
            <text:p><text:s text:c="2"/>74 439</text:p>
          </table:table-cell>
          <table:table-cell office:value-type="float" office:value="72286.216" calcext:value-type="float">
            <text:p><text:s text:c="2"/>72 286</text:p>
          </table:table-cell>
          <table:table-cell office:value-type="float" office:value="70855.237" calcext:value-type="float">
            <text:p><text:s text:c="2"/>70 855</text:p>
          </table:table-cell>
          <table:table-cell office:value-type="float" office:value="69832.469" calcext:value-type="float">
            <text:p><text:s text:c="2"/>69 832</text:p>
          </table:table-cell>
          <table:table-cell office:value-type="float" office:value="68710.313" calcext:value-type="float">
            <text:p><text:s text:c="2"/>68 710</text:p>
          </table:table-cell>
          <table:table-cell office:value-type="float" office:value="67680.316" calcext:value-type="float">
            <text:p><text:s text:c="2"/>67 680</text:p>
          </table:table-cell>
          <table:table-cell office:value-type="float" office:value="66000.261" calcext:value-type="float">
            <text:p><text:s text:c="2"/>66 000</text:p>
          </table:table-cell>
          <table:table-cell office:value-type="float" office:value="63278.239" calcext:value-type="float">
            <text:p><text:s text:c="2"/>63 278</text:p>
          </table:table-cell>
          <table:table-cell office:value-type="float" office:value="59900.593" calcext:value-type="float">
            <text:p><text:s text:c="2"/>59 901</text:p>
          </table:table-cell>
          <table:table-cell office:value-type="float" office:value="56673.245" calcext:value-type="float">
            <text:p><text:s text:c="2"/>56 673</text:p>
          </table:table-cell>
          <table:table-cell office:value-type="float" office:value="53468.307" calcext:value-type="float">
            <text:p><text:s text:c="2"/>53 468</text:p>
          </table:table-cell>
          <table:table-cell office:value-type="float" office:value="50441.578" calcext:value-type="float">
            <text:p><text:s text:c="2"/>50 442</text:p>
          </table:table-cell>
          <table:table-cell office:value-type="float" office:value="47762.599" calcext:value-type="float">
            <text:p><text:s text:c="2"/>47 763</text:p>
          </table:table-cell>
          <table:table-cell office:value-type="float" office:value="45364.619" calcext:value-type="float">
            <text:p><text:s text:c="2"/>45 365</text:p>
          </table:table-cell>
          <table:table-cell office:value-type="float" office:value="42940.149" calcext:value-type="float">
            <text:p><text:s text:c="2"/>42 940</text:p>
          </table:table-cell>
          <table:table-cell office:value-type="float" office:value="40465.379" calcext:value-type="float">
            <text:p><text:s text:c="2"/>40 465</text:p>
          </table:table-cell>
          <table:table-cell office:value-type="float" office:value="38509.696" calcext:value-type="float">
            <text:p><text:s text:c="2"/>38 510</text:p>
          </table:table-cell>
          <table:table-cell office:value-type="float" office:value="37298.632" calcext:value-type="float">
            <text:p><text:s text:c="2"/>37 299</text:p>
          </table:table-cell>
          <table:table-cell office:value-type="float" office:value="36563.288" calcext:value-type="float">
            <text:p><text:s text:c="2"/>36 563</text:p>
          </table:table-cell>
          <table:table-cell office:value-type="float" office:value="35832.62" calcext:value-type="float">
            <text:p><text:s text:c="2"/>35 833</text:p>
          </table:table-cell>
          <table:table-cell office:value-type="float" office:value="35228.73" calcext:value-type="float">
            <text:p><text:s text:c="2"/>35 229</text:p>
          </table:table-cell>
          <table:table-cell office:value-type="float" office:value="34307.511" calcext:value-type="float">
            <text:p><text:s text:c="2"/>34 308</text:p>
          </table:table-cell>
          <table:table-cell office:value-type="float" office:value="32809.086" calcext:value-type="float">
            <text:p><text:s text:c="2"/>32 809</text:p>
          </table:table-cell>
          <table:table-cell office:value-type="float" office:value="30945.486" calcext:value-type="float">
            <text:p><text:s text:c="2"/>30 945</text:p>
          </table:table-cell>
          <table:table-cell office:value-type="float" office:value="29186.718" calcext:value-type="float">
            <text:p><text:s text:c="2"/>29 187</text:p>
          </table:table-cell>
          <table:table-cell office:value-type="float" office:value="27436.529" calcext:value-type="float">
            <text:p><text:s text:c="2"/>27 437</text:p>
          </table:table-cell>
          <table:table-cell office:value-type="float" office:value="25749.56" calcext:value-type="float">
            <text:p><text:s text:c="2"/>25 750</text:p>
          </table:table-cell>
          <table:table-cell office:value-type="float" office:value="24199.389" calcext:value-type="float">
            <text:p><text:s text:c="2"/>24 199</text:p>
          </table:table-cell>
          <table:table-cell office:value-type="float" office:value="22733.817" calcext:value-type="float">
            <text:p><text:s text:c="2"/>22 734</text:p>
          </table:table-cell>
          <table:table-cell office:value-type="float" office:value="21240" calcext:value-type="float">
            <text:p><text:s text:c="2"/>21 240</text:p>
          </table:table-cell>
          <table:table-cell office:value-type="float" office:value="19755.991" calcext:value-type="float">
            <text:p><text:s text:c="2"/>19 756</text:p>
          </table:table-cell>
          <table:table-cell office:value-type="float" office:value="18231.171" calcext:value-type="float">
            <text:p><text:s text:c="2"/>18 231</text:p>
          </table:table-cell>
          <table:table-cell office:value-type="float" office:value="16634.118" calcext:value-type="float">
            <text:p><text:s text:c="2"/>16 634</text:p>
          </table:table-cell>
          <table:table-cell office:value-type="float" office:value="15007.271" calcext:value-type="float">
            <text:p><text:s text:c="2"/>15 007</text:p>
          </table:table-cell>
          <table:table-cell office:value-type="float" office:value="13436.308" calcext:value-type="float">
            <text:p><text:s text:c="2"/>13 436</text:p>
          </table:table-cell>
          <table:table-cell office:value-type="float" office:value="11918.192" calcext:value-type="float">
            <text:p><text:s text:c="2"/>11 918</text:p>
          </table:table-cell>
          <table:table-cell office:value-type="float" office:value="10456.619" calcext:value-type="float">
            <text:p><text:s text:c="2"/>10 457</text:p>
          </table:table-cell>
          <table:table-cell office:value-type="float" office:value="9066.679" calcext:value-type="float">
            <text:p><text:s text:c="2"/>9 067</text:p>
          </table:table-cell>
          <table:table-cell office:value-type="float" office:value="7757.949" calcext:value-type="float">
            <text:p><text:s text:c="2"/>7 758</text:p>
          </table:table-cell>
          <table:table-cell office:value-type="float" office:value="6512.308" calcext:value-type="float">
            <text:p><text:s text:c="2"/>6 512</text:p>
          </table:table-cell>
          <table:table-cell office:value-type="float" office:value="5318.288" calcext:value-type="float">
            <text:p><text:s text:c="2"/>5 318</text:p>
          </table:table-cell>
          <table:table-cell office:value-type="float" office:value="4310.58" calcext:value-type="float">
            <text:p><text:s text:c="2"/>4 311</text:p>
          </table:table-cell>
          <table:table-cell office:value-type="float" office:value="3549.669" calcext:value-type="float">
            <text:p><text:s text:c="2"/>3 550</text:p>
          </table:table-cell>
          <table:table-cell office:value-type="float" office:value="2974.292" calcext:value-type="float">
            <text:p><text:s text:c="2"/>2 974</text:p>
          </table:table-cell>
          <table:table-cell office:value-type="float" office:value="2439.177" calcext:value-type="float">
            <text:p><text:s text:c="2"/>2 439</text:p>
          </table:table-cell>
          <table:table-cell office:value-type="float" office:value="2022.717" calcext:value-type="float">
            <text:p><text:s text:c="2"/>2 023</text:p>
          </table:table-cell>
          <table:table-cell office:value-type="float" office:value="1712.901" calcext:value-type="float">
            <text:p><text:s text:c="2"/>1 713</text:p>
          </table:table-cell>
          <table:table-cell office:value-type="float" office:value="1315.612" calcext:value-type="float">
            <text:p><text:s text:c="2"/>1 316</text:p>
          </table:table-cell>
          <table:table-cell office:value-type="float" office:value="830.847" calcext:value-type="float">
            <text:p><text:s text:c="3"/>831</text:p>
          </table:table-cell>
          <table:table-cell office:value-type="float" office:value="535.215999999999" calcext:value-type="float">
            <text:p><text:s text:c="3"/>535</text:p>
          </table:table-cell>
          <table:table-cell office:value-type="float" office:value="454.623" calcext:value-type="float">
            <text:p><text:s text:c="3"/>455</text:p>
          </table:table-cell>
          <table:table-cell office:value-type="float" office:value="361.382" calcext:value-type="float">
            <text:p><text:s text:c="3"/>361</text:p>
          </table:table-cell>
          <table:table-cell office:value-type="float" office:value="255.501" calcext:value-type="float">
            <text:p><text:s text:c="3"/>256</text:p>
          </table:table-cell>
          <table:table-cell office:value-type="float" office:value="136.988" calcext:value-type="float">
            <text:p><text:s text:c="3"/>137</text:p>
          </table:table-cell>
          <table:table-cell office:value-type="float" office:value="207.715" calcext:value-type="float">
            <text:p><text:s text:c="3"/>20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128837.577" calcext:value-type="float">
            <text:p><text:s text:c="2"/>128 838</text:p>
          </table:table-cell>
          <table:table-cell office:value-type="float" office:value="127636.735" calcext:value-type="float">
            <text:p><text:s text:c="2"/>127 637</text:p>
          </table:table-cell>
          <table:table-cell office:value-type="float" office:value="126205.52" calcext:value-type="float">
            <text:p><text:s text:c="2"/>126 206</text:p>
          </table:table-cell>
          <table:table-cell office:value-type="float" office:value="124955.354" calcext:value-type="float">
            <text:p><text:s text:c="2"/>124 955</text:p>
          </table:table-cell>
          <table:table-cell office:value-type="float" office:value="123880.024" calcext:value-type="float">
            <text:p><text:s text:c="2"/>123 880</text:p>
          </table:table-cell>
          <table:table-cell office:value-type="float" office:value="122973.143" calcext:value-type="float">
            <text:p><text:s text:c="2"/>122 973</text:p>
          </table:table-cell>
          <table:table-cell office:value-type="float" office:value="122231.409" calcext:value-type="float">
            <text:p><text:s text:c="2"/>122 231</text:p>
          </table:table-cell>
          <table:table-cell office:value-type="float" office:value="121651.471" calcext:value-type="float">
            <text:p><text:s text:c="2"/>121 651</text:p>
          </table:table-cell>
          <table:table-cell office:value-type="float" office:value="121212.231" calcext:value-type="float">
            <text:p><text:s text:c="2"/>121 212</text:p>
          </table:table-cell>
          <table:table-cell office:value-type="float" office:value="120901.445" calcext:value-type="float">
            <text:p><text:s text:c="2"/>120 901</text:p>
          </table:table-cell>
          <table:table-cell office:value-type="float" office:value="120721.737" calcext:value-type="float">
            <text:p><text:s text:c="2"/>120 722</text:p>
          </table:table-cell>
          <table:table-cell office:value-type="float" office:value="120541.311" calcext:value-type="float">
            <text:p><text:s text:c="2"/>120 541</text:p>
          </table:table-cell>
          <table:table-cell office:value-type="float" office:value="120210.703" calcext:value-type="float">
            <text:p><text:s text:c="2"/>120 211</text:p>
          </table:table-cell>
          <table:table-cell office:value-type="float" office:value="120439.543" calcext:value-type="float">
            <text:p><text:s text:c="2"/>120 440</text:p>
          </table:table-cell>
          <table:table-cell office:value-type="float" office:value="121510.933" calcext:value-type="float">
            <text:p><text:s text:c="2"/>121 511</text:p>
          </table:table-cell>
          <table:table-cell office:value-type="float" office:value="122991.952" calcext:value-type="float">
            <text:p><text:s text:c="2"/>122 992</text:p>
          </table:table-cell>
          <table:table-cell office:value-type="float" office:value="124306.598" calcext:value-type="float">
            <text:p><text:s text:c="2"/>124 307</text:p>
          </table:table-cell>
          <table:table-cell office:value-type="float" office:value="125738.158" calcext:value-type="float">
            <text:p><text:s text:c="2"/>125 738</text:p>
          </table:table-cell>
          <table:table-cell office:value-type="float" office:value="125850.32" calcext:value-type="float">
            <text:p><text:s text:c="2"/>125 850</text:p>
          </table:table-cell>
          <table:table-cell office:value-type="float" office:value="123923.397" calcext:value-type="float">
            <text:p><text:s text:c="2"/>123 923</text:p>
          </table:table-cell>
          <table:table-cell office:value-type="float" office:value="120670.601" calcext:value-type="float">
            <text:p><text:s text:c="2"/>120 671</text:p>
          </table:table-cell>
          <table:table-cell office:value-type="float" office:value="117566.231" calcext:value-type="float">
            <text:p><text:s text:c="2"/>117 566</text:p>
          </table:table-cell>
          <table:table-cell office:value-type="float" office:value="114365.098" calcext:value-type="float">
            <text:p><text:s text:c="2"/>114 365</text:p>
          </table:table-cell>
          <table:table-cell office:value-type="float" office:value="111413.995" calcext:value-type="float">
            <text:p><text:s text:c="2"/>111 414</text:p>
          </table:table-cell>
          <table:table-cell office:value-type="float" office:value="109050.326" calcext:value-type="float">
            <text:p><text:s text:c="2"/>109 050</text:p>
          </table:table-cell>
          <table:table-cell office:value-type="float" office:value="107118.085" calcext:value-type="float">
            <text:p><text:s text:c="2"/>107 118</text:p>
          </table:table-cell>
          <table:table-cell office:value-type="float" office:value="105037.474" calcext:value-type="float">
            <text:p><text:s text:c="2"/>105 037</text:p>
          </table:table-cell>
          <table:table-cell office:value-type="float" office:value="102820.672" calcext:value-type="float">
            <text:p><text:s text:c="2"/>102 821</text:p>
          </table:table-cell>
          <table:table-cell office:value-type="float" office:value="101247.023" calcext:value-type="float">
            <text:p><text:s text:c="2"/>101 247</text:p>
          </table:table-cell>
          <table:table-cell office:value-type="float" office:value="100613.664" calcext:value-type="float">
            <text:p><text:s text:c="2"/>100 614</text:p>
          </table:table-cell>
          <table:table-cell office:value-type="float" office:value="100578.326" calcext:value-type="float">
            <text:p><text:s text:c="2"/>100 578</text:p>
          </table:table-cell>
          <table:table-cell office:value-type="float" office:value="100490.585" calcext:value-type="float">
            <text:p><text:s text:c="2"/>100 491</text:p>
          </table:table-cell>
          <table:table-cell office:value-type="float" office:value="100467.155" calcext:value-type="float">
            <text:p><text:s text:c="2"/>100 467</text:p>
          </table:table-cell>
          <table:table-cell office:value-type="float" office:value="100172.703" calcext:value-type="float">
            <text:p><text:s text:c="2"/>100 173</text:p>
          </table:table-cell>
          <table:table-cell office:value-type="float" office:value="99370.093" calcext:value-type="float">
            <text:p><text:s text:c="2"/>99 370</text:p>
          </table:table-cell>
          <table:table-cell office:value-type="float" office:value="98198.823" calcext:value-type="float">
            <text:p><text:s text:c="2"/>98 199</text:p>
          </table:table-cell>
          <table:table-cell office:value-type="float" office:value="97064.616" calcext:value-type="float">
            <text:p><text:s text:c="2"/>97 065</text:p>
          </table:table-cell>
          <table:table-cell office:value-type="float" office:value="95921.1109999999" calcext:value-type="float">
            <text:p><text:s text:c="2"/>95 921</text:p>
          </table:table-cell>
          <table:table-cell office:value-type="float" office:value="94481.07" calcext:value-type="float">
            <text:p><text:s text:c="2"/>94 481</text:p>
          </table:table-cell>
          <table:table-cell office:value-type="float" office:value="92653.092" calcext:value-type="float">
            <text:p><text:s text:c="2"/>92 653</text:p>
          </table:table-cell>
          <table:table-cell office:value-type="float" office:value="90546.4590000001" calcext:value-type="float">
            <text:p><text:s text:c="2"/>90 546</text:p>
          </table:table-cell>
          <table:table-cell office:value-type="float" office:value="88397.695" calcext:value-type="float">
            <text:p><text:s text:c="2"/>88 398</text:p>
          </table:table-cell>
          <table:table-cell office:value-type="float" office:value="86202.52" calcext:value-type="float">
            <text:p><text:s text:c="2"/>86 203</text:p>
          </table:table-cell>
          <table:table-cell office:value-type="float" office:value="83915.6549999999" calcext:value-type="float">
            <text:p><text:s text:c="2"/>83 916</text:p>
          </table:table-cell>
          <table:table-cell office:value-type="float" office:value="81552.47" calcext:value-type="float">
            <text:p><text:s text:c="2"/>81 552</text:p>
          </table:table-cell>
          <table:table-cell office:value-type="float" office:value="79162.4260000001" calcext:value-type="float">
            <text:p><text:s text:c="2"/>79 162</text:p>
          </table:table-cell>
          <table:table-cell office:value-type="float" office:value="76699.665" calcext:value-type="float">
            <text:p><text:s text:c="2"/>76 700</text:p>
          </table:table-cell>
          <table:table-cell office:value-type="float" office:value="74077.437" calcext:value-type="float">
            <text:p><text:s text:c="2"/>74 077</text:p>
          </table:table-cell>
          <table:table-cell office:value-type="float" office:value="71903.539" calcext:value-type="float">
            <text:p><text:s text:c="2"/>71 904</text:p>
          </table:table-cell>
          <table:table-cell office:value-type="float" office:value="70445.39" calcext:value-type="float">
            <text:p><text:s text:c="2"/>70 445</text:p>
          </table:table-cell>
          <table:table-cell office:value-type="float" office:value="69391.478" calcext:value-type="float">
            <text:p><text:s text:c="2"/>69 391</text:p>
          </table:table-cell>
          <table:table-cell office:value-type="float" office:value="68238.132" calcext:value-type="float">
            <text:p><text:s text:c="2"/>68 238</text:p>
          </table:table-cell>
          <table:table-cell office:value-type="float" office:value="67176.31" calcext:value-type="float">
            <text:p><text:s text:c="2"/>67 176</text:p>
          </table:table-cell>
          <table:table-cell office:value-type="float" office:value="65466.153" calcext:value-type="float">
            <text:p><text:s text:c="2"/>65 466</text:p>
          </table:table-cell>
          <table:table-cell office:value-type="float" office:value="62717.446" calcext:value-type="float">
            <text:p><text:s text:c="2"/>62 717</text:p>
          </table:table-cell>
          <table:table-cell office:value-type="float" office:value="59315.655" calcext:value-type="float">
            <text:p><text:s text:c="2"/>59 316</text:p>
          </table:table-cell>
          <table:table-cell office:value-type="float" office:value="56062.519" calcext:value-type="float">
            <text:p><text:s text:c="2"/>56 063</text:p>
          </table:table-cell>
          <table:table-cell office:value-type="float" office:value="52829.001" calcext:value-type="float">
            <text:p><text:s text:c="2"/>52 829</text:p>
          </table:table-cell>
          <table:table-cell office:value-type="float" office:value="49780.588" calcext:value-type="float">
            <text:p><text:s text:c="2"/>49 781</text:p>
          </table:table-cell>
          <table:table-cell office:value-type="float" office:value="47090.612" calcext:value-type="float">
            <text:p><text:s text:c="2"/>47 091</text:p>
          </table:table-cell>
          <table:table-cell office:value-type="float" office:value="44687.001" calcext:value-type="float">
            <text:p><text:s text:c="2"/>44 687</text:p>
          </table:table-cell>
          <table:table-cell office:value-type="float" office:value="42255.307" calcext:value-type="float">
            <text:p><text:s text:c="2"/>42 255</text:p>
          </table:table-cell>
          <table:table-cell office:value-type="float" office:value="39775.587" calcext:value-type="float">
            <text:p><text:s text:c="2"/>39 776</text:p>
          </table:table-cell>
          <table:table-cell office:value-type="float" office:value="37798.664" calcext:value-type="float">
            <text:p><text:s text:c="2"/>37 799</text:p>
          </table:table-cell>
          <table:table-cell office:value-type="float" office:value="36540.856" calcext:value-type="float">
            <text:p><text:s text:c="2"/>36 541</text:p>
          </table:table-cell>
          <table:table-cell office:value-type="float" office:value="35742.891" calcext:value-type="float">
            <text:p><text:s text:c="2"/>35 743</text:p>
          </table:table-cell>
          <table:table-cell office:value-type="float" office:value="34953.062" calcext:value-type="float">
            <text:p><text:s text:c="2"/>34 953</text:p>
          </table:table-cell>
          <table:table-cell office:value-type="float" office:value="34290.409" calcext:value-type="float">
            <text:p><text:s text:c="2"/>34 290</text:p>
          </table:table-cell>
          <table:table-cell office:value-type="float" office:value="33316.33" calcext:value-type="float">
            <text:p><text:s text:c="2"/>33 316</text:p>
          </table:table-cell>
          <table:table-cell office:value-type="float" office:value="31775.929" calcext:value-type="float">
            <text:p><text:s text:c="2"/>31 776</text:p>
          </table:table-cell>
          <table:table-cell office:value-type="float" office:value="29878.981" calcext:value-type="float">
            <text:p><text:s text:c="2"/>29 879</text:p>
          </table:table-cell>
          <table:table-cell office:value-type="float" office:value="28088.422" calcext:value-type="float">
            <text:p><text:s text:c="2"/>28 088</text:p>
          </table:table-cell>
          <table:table-cell office:value-type="float" office:value="26309.538" calcext:value-type="float">
            <text:p><text:s text:c="2"/>26 310</text:p>
          </table:table-cell>
          <table:table-cell office:value-type="float" office:value="24601.652" calcext:value-type="float">
            <text:p><text:s text:c="2"/>24 602</text:p>
          </table:table-cell>
          <table:table-cell office:value-type="float" office:value="23040.023" calcext:value-type="float">
            <text:p><text:s text:c="2"/>23 040</text:p>
          </table:table-cell>
          <table:table-cell office:value-type="float" office:value="21571.515" calcext:value-type="float">
            <text:p><text:s text:c="2"/>21 572</text:p>
          </table:table-cell>
          <table:table-cell office:value-type="float" office:value="20080.779" calcext:value-type="float">
            <text:p><text:s text:c="2"/>20 081</text:p>
          </table:table-cell>
          <table:table-cell office:value-type="float" office:value="18606.405" calcext:value-type="float">
            <text:p><text:s text:c="2"/>18 606</text:p>
          </table:table-cell>
          <table:table-cell office:value-type="float" office:value="17098.726" calcext:value-type="float">
            <text:p><text:s text:c="2"/>17 099</text:p>
          </table:table-cell>
          <table:table-cell office:value-type="float" office:value="15526.575" calcext:value-type="float">
            <text:p><text:s text:c="2"/>15 527</text:p>
          </table:table-cell>
          <table:table-cell office:value-type="float" office:value="13932.322" calcext:value-type="float">
            <text:p><text:s text:c="2"/>13 932</text:p>
          </table:table-cell>
          <table:table-cell office:value-type="float" office:value="12398.925" calcext:value-type="float">
            <text:p><text:s text:c="2"/>12 399</text:p>
          </table:table-cell>
          <table:table-cell office:value-type="float" office:value="10921.067" calcext:value-type="float">
            <text:p><text:s text:c="2"/>10 921</text:p>
          </table:table-cell>
          <table:table-cell office:value-type="float" office:value="9514.776" calcext:value-type="float">
            <text:p><text:s text:c="2"/>9 515</text:p>
          </table:table-cell>
          <table:table-cell office:value-type="float" office:value="8200.122" calcext:value-type="float">
            <text:p><text:s text:c="2"/>8 200</text:p>
          </table:table-cell>
          <table:table-cell office:value-type="float" office:value="6979.345" calcext:value-type="float">
            <text:p><text:s text:c="2"/>6 979</text:p>
          </table:table-cell>
          <table:table-cell office:value-type="float" office:value="5798.046" calcext:value-type="float">
            <text:p><text:s text:c="2"/>5 798</text:p>
          </table:table-cell>
          <table:table-cell office:value-type="float" office:value="4700.618" calcext:value-type="float">
            <text:p><text:s text:c="2"/>4 701</text:p>
          </table:table-cell>
          <table:table-cell office:value-type="float" office:value="3819.424" calcext:value-type="float">
            <text:p><text:s text:c="2"/>3 819</text:p>
          </table:table-cell>
          <table:table-cell office:value-type="float" office:value="3125.779" calcext:value-type="float">
            <text:p><text:s text:c="2"/>3 126</text:p>
          </table:table-cell>
          <table:table-cell office:value-type="float" office:value="2570.59" calcext:value-type="float">
            <text:p><text:s text:c="2"/>2 571</text:p>
          </table:table-cell>
          <table:table-cell office:value-type="float" office:value="2089.78" calcext:value-type="float">
            <text:p><text:s text:c="2"/>2 090</text:p>
          </table:table-cell>
          <table:table-cell office:value-type="float" office:value="1737.772" calcext:value-type="float">
            <text:p><text:s text:c="2"/>1 738</text:p>
          </table:table-cell>
          <table:table-cell office:value-type="float" office:value="1466.894" calcext:value-type="float">
            <text:p><text:s text:c="2"/>1 467</text:p>
          </table:table-cell>
          <table:table-cell office:value-type="float" office:value="1121.805" calcext:value-type="float">
            <text:p><text:s text:c="2"/>1 122</text:p>
          </table:table-cell>
          <table:table-cell office:value-type="float" office:value="702.532" calcext:value-type="float">
            <text:p><text:s text:c="3"/>703</text:p>
          </table:table-cell>
          <table:table-cell office:value-type="float" office:value="482.127" calcext:value-type="float">
            <text:p><text:s text:c="3"/>482</text:p>
          </table:table-cell>
          <table:table-cell office:value-type="float" office:value="384.488" calcext:value-type="float">
            <text:p><text:s text:c="3"/>384</text:p>
          </table:table-cell>
          <table:table-cell office:value-type="float" office:value="272.591" calcext:value-type="float">
            <text:p><text:s text:c="3"/>273</text:p>
          </table:table-cell>
          <table:table-cell office:value-type="float" office:value="146.441" calcext:value-type="float">
            <text:p><text:s text:c="3"/>146</text:p>
          </table:table-cell>
          <table:table-cell office:value-type="float" office:value="222.367" calcext:value-type="float">
            <text:p><text:s text:c="3"/>22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 office:value-type="float" office:value="130064.697" calcext:value-type="float">
            <text:p><text:s text:c="2"/>130 065</text:p>
          </table:table-cell>
          <table:table-cell office:value-type="float" office:value="128581.61" calcext:value-type="float">
            <text:p><text:s text:c="2"/>128 582</text:p>
          </table:table-cell>
          <table:table-cell office:value-type="float" office:value="127180.648" calcext:value-type="float">
            <text:p><text:s text:c="2"/>127 181</text:p>
          </table:table-cell>
          <table:table-cell office:value-type="float" office:value="125829.089" calcext:value-type="float">
            <text:p><text:s text:c="2"/>125 829</text:p>
          </table:table-cell>
          <table:table-cell office:value-type="float" office:value="124651.534" calcext:value-type="float">
            <text:p><text:s text:c="2"/>124 652</text:p>
          </table:table-cell>
          <table:table-cell office:value-type="float" office:value="123640.773" calcext:value-type="float">
            <text:p><text:s text:c="2"/>123 641</text:p>
          </table:table-cell>
          <table:table-cell office:value-type="float" office:value="122789.573" calcext:value-type="float">
            <text:p><text:s text:c="2"/>122 790</text:p>
          </table:table-cell>
          <table:table-cell office:value-type="float" office:value="122096.657" calcext:value-type="float">
            <text:p><text:s text:c="2"/>122 097</text:p>
          </table:table-cell>
          <table:table-cell office:value-type="float" office:value="121560.745" calcext:value-type="float">
            <text:p><text:s text:c="2"/>121 561</text:p>
          </table:table-cell>
          <table:table-cell office:value-type="float" office:value="121144.911" calcext:value-type="float">
            <text:p><text:s text:c="2"/>121 145</text:p>
          </table:table-cell>
          <table:table-cell office:value-type="float" office:value="120830.134" calcext:value-type="float">
            <text:p><text:s text:c="2"/>120 830</text:p>
          </table:table-cell>
          <table:table-cell office:value-type="float" office:value="120626.952" calcext:value-type="float">
            <text:p><text:s text:c="2"/>120 627</text:p>
          </table:table-cell>
          <table:table-cell office:value-type="float" office:value="120421.228" calcext:value-type="float">
            <text:p><text:s text:c="2"/>120 421</text:p>
          </table:table-cell>
          <table:table-cell office:value-type="float" office:value="120063.22" calcext:value-type="float">
            <text:p><text:s text:c="2"/>120 063</text:p>
          </table:table-cell>
          <table:table-cell office:value-type="float" office:value="120258.273" calcext:value-type="float">
            <text:p><text:s text:c="2"/>120 258</text:p>
          </table:table-cell>
          <table:table-cell office:value-type="float" office:value="121290.12" calcext:value-type="float">
            <text:p><text:s text:c="2"/>121 290</text:p>
          </table:table-cell>
          <table:table-cell office:value-type="float" office:value="122729.908" calcext:value-type="float">
            <text:p><text:s text:c="2"/>122 730</text:p>
          </table:table-cell>
          <table:table-cell office:value-type="float" office:value="124001.865" calcext:value-type="float">
            <text:p><text:s text:c="2"/>124 002</text:p>
          </table:table-cell>
          <table:table-cell office:value-type="float" office:value="125385.205" calcext:value-type="float">
            <text:p><text:s text:c="2"/>125 385</text:p>
          </table:table-cell>
          <table:table-cell office:value-type="float" office:value="125475.97" calcext:value-type="float">
            <text:p><text:s text:c="2"/>125 476</text:p>
          </table:table-cell>
          <table:table-cell office:value-type="float" office:value="123569.328" calcext:value-type="float">
            <text:p><text:s text:c="2"/>123 569</text:p>
          </table:table-cell>
          <table:table-cell office:value-type="float" office:value="120363.044" calcext:value-type="float">
            <text:p><text:s text:c="2"/>120 363</text:p>
          </table:table-cell>
          <table:table-cell office:value-type="float" office:value="117302.151" calcext:value-type="float">
            <text:p><text:s text:c="2"/>117 302</text:p>
          </table:table-cell>
          <table:table-cell office:value-type="float" office:value="114148.548" calcext:value-type="float">
            <text:p><text:s text:c="2"/>114 149</text:p>
          </table:table-cell>
          <table:table-cell office:value-type="float" office:value="111230.15" calcext:value-type="float">
            <text:p><text:s text:c="2"/>111 230</text:p>
          </table:table-cell>
          <table:table-cell office:value-type="float" office:value="108872.424" calcext:value-type="float">
            <text:p><text:s text:c="2"/>108 872</text:p>
          </table:table-cell>
          <table:table-cell office:value-type="float" office:value="106929.052" calcext:value-type="float">
            <text:p><text:s text:c="2"/>106 929</text:p>
          </table:table-cell>
          <table:table-cell office:value-type="float" office:value="104841.258" calcext:value-type="float">
            <text:p><text:s text:c="2"/>104 841</text:p>
          </table:table-cell>
          <table:table-cell office:value-type="float" office:value="102616.401" calcext:value-type="float">
            <text:p><text:s text:c="2"/>102 616</text:p>
          </table:table-cell>
          <table:table-cell office:value-type="float" office:value="101038.026" calcext:value-type="float">
            <text:p><text:s text:c="2"/>101 038</text:p>
          </table:table-cell>
          <table:table-cell office:value-type="float" office:value="100407.186" calcext:value-type="float">
            <text:p><text:s text:c="2"/>100 407</text:p>
          </table:table-cell>
          <table:table-cell office:value-type="float" office:value="100378.197" calcext:value-type="float">
            <text:p><text:s text:c="2"/>100 378</text:p>
          </table:table-cell>
          <table:table-cell office:value-type="float" office:value="100293.926" calcext:value-type="float">
            <text:p><text:s text:c="2"/>100 294</text:p>
          </table:table-cell>
          <table:table-cell office:value-type="float" office:value="100273.34" calcext:value-type="float">
            <text:p><text:s text:c="2"/>100 273</text:p>
          </table:table-cell>
          <table:table-cell office:value-type="float" office:value="99975.817" calcext:value-type="float">
            <text:p><text:s text:c="2"/>99 976</text:p>
          </table:table-cell>
          <table:table-cell office:value-type="float" office:value="99161.163" calcext:value-type="float">
            <text:p><text:s text:c="2"/>99 161</text:p>
          </table:table-cell>
          <table:table-cell office:value-type="float" office:value="97972.201" calcext:value-type="float">
            <text:p><text:s text:c="2"/>97 972</text:p>
          </table:table-cell>
          <table:table-cell office:value-type="float" office:value="96820.316" calcext:value-type="float">
            <text:p><text:s text:c="2"/>96 820</text:p>
          </table:table-cell>
          <table:table-cell office:value-type="float" office:value="95657.298" calcext:value-type="float">
            <text:p><text:s text:c="2"/>95 657</text:p>
          </table:table-cell>
          <table:table-cell office:value-type="float" office:value="94202.4550000001" calcext:value-type="float">
            <text:p><text:s text:c="2"/>94 202</text:p>
          </table:table-cell>
          <table:table-cell office:value-type="float" office:value="92367.86" calcext:value-type="float">
            <text:p><text:s text:c="2"/>92 368</text:p>
          </table:table-cell>
          <table:table-cell office:value-type="float" office:value="90259.425" calcext:value-type="float">
            <text:p><text:s text:c="2"/>90 259</text:p>
          </table:table-cell>
          <table:table-cell office:value-type="float" office:value="88106.588" calcext:value-type="float">
            <text:p><text:s text:c="2"/>88 107</text:p>
          </table:table-cell>
          <table:table-cell office:value-type="float" office:value="85906.2750000001" calcext:value-type="float">
            <text:p><text:s text:c="2"/>85 906</text:p>
          </table:table-cell>
          <table:table-cell office:value-type="float" office:value="83611.51" calcext:value-type="float">
            <text:p><text:s text:c="2"/>83 612</text:p>
          </table:table-cell>
          <table:table-cell office:value-type="float" office:value="81235.9949999999" calcext:value-type="float">
            <text:p><text:s text:c="2"/>81 236</text:p>
          </table:table-cell>
          <table:table-cell office:value-type="float" office:value="78830.083" calcext:value-type="float">
            <text:p><text:s text:c="2"/>78 830</text:p>
          </table:table-cell>
          <table:table-cell office:value-type="float" office:value="76351.178" calcext:value-type="float">
            <text:p><text:s text:c="2"/>76 351</text:p>
          </table:table-cell>
          <table:table-cell office:value-type="float" office:value="73712.703" calcext:value-type="float">
            <text:p><text:s text:c="2"/>73 713</text:p>
          </table:table-cell>
          <table:table-cell office:value-type="float" office:value="71517.747" calcext:value-type="float">
            <text:p><text:s text:c="2"/>71 518</text:p>
          </table:table-cell>
          <table:table-cell office:value-type="float" office:value="70031.898" calcext:value-type="float">
            <text:p><text:s text:c="2"/>70 032</text:p>
          </table:table-cell>
          <table:table-cell office:value-type="float" office:value="68946.027" calcext:value-type="float">
            <text:p><text:s text:c="2"/>68 946</text:p>
          </table:table-cell>
          <table:table-cell office:value-type="float" office:value="67760.687" calcext:value-type="float">
            <text:p><text:s text:c="2"/>67 761</text:p>
          </table:table-cell>
          <table:table-cell office:value-type="float" office:value="66666.117" calcext:value-type="float">
            <text:p><text:s text:c="2"/>66 666</text:p>
          </table:table-cell>
          <table:table-cell office:value-type="float" office:value="64925.411" calcext:value-type="float">
            <text:p><text:s text:c="2"/>64 925</text:p>
          </table:table-cell>
          <table:table-cell office:value-type="float" office:value="62150.291" calcext:value-type="float">
            <text:p><text:s text:c="2"/>62 150</text:p>
          </table:table-cell>
          <table:table-cell office:value-type="float" office:value="58725.084" calcext:value-type="float">
            <text:p><text:s text:c="2"/>58 725</text:p>
          </table:table-cell>
          <table:table-cell office:value-type="float" office:value="55446.793" calcext:value-type="float">
            <text:p><text:s text:c="2"/>55 447</text:p>
          </table:table-cell>
          <table:table-cell office:value-type="float" office:value="52185.382" calcext:value-type="float">
            <text:p><text:s text:c="2"/>52 185</text:p>
          </table:table-cell>
          <table:table-cell office:value-type="float" office:value="49115.761" calcext:value-type="float">
            <text:p><text:s text:c="2"/>49 116</text:p>
          </table:table-cell>
          <table:table-cell office:value-type="float" office:value="46414.924" calcext:value-type="float">
            <text:p><text:s text:c="2"/>46 415</text:p>
          </table:table-cell>
          <table:table-cell office:value-type="float" office:value="44005.604" calcext:value-type="float">
            <text:p><text:s text:c="2"/>44 006</text:p>
          </table:table-cell>
          <table:table-cell office:value-type="float" office:value="41566.686" calcext:value-type="float">
            <text:p><text:s text:c="2"/>41 567</text:p>
          </table:table-cell>
          <table:table-cell office:value-type="float" office:value="39082.011" calcext:value-type="float">
            <text:p><text:s text:c="2"/>39 082</text:p>
          </table:table-cell>
          <table:table-cell office:value-type="float" office:value="37083.847" calcext:value-type="float">
            <text:p><text:s text:c="2"/>37 084</text:p>
          </table:table-cell>
          <table:table-cell office:value-type="float" office:value="35779.325" calcext:value-type="float">
            <text:p><text:s text:c="2"/>35 779</text:p>
          </table:table-cell>
          <table:table-cell office:value-type="float" office:value="34918.772" calcext:value-type="float">
            <text:p><text:s text:c="2"/>34 919</text:p>
          </table:table-cell>
          <table:table-cell office:value-type="float" office:value="34069.808" calcext:value-type="float">
            <text:p><text:s text:c="2"/>34 070</text:p>
          </table:table-cell>
          <table:table-cell office:value-type="float" office:value="33348.391" calcext:value-type="float">
            <text:p><text:s text:c="2"/>33 348</text:p>
          </table:table-cell>
          <table:table-cell office:value-type="float" office:value="32321.502" calcext:value-type="float">
            <text:p><text:s text:c="2"/>32 322</text:p>
          </table:table-cell>
          <table:table-cell office:value-type="float" office:value="30739.182" calcext:value-type="float">
            <text:p><text:s text:c="2"/>30 739</text:p>
          </table:table-cell>
          <table:table-cell office:value-type="float" office:value="28808.987" calcext:value-type="float">
            <text:p><text:s text:c="2"/>28 809</text:p>
          </table:table-cell>
          <table:table-cell office:value-type="float" office:value="26986.712" calcext:value-type="float">
            <text:p><text:s text:c="2"/>26 987</text:p>
          </table:table-cell>
          <table:table-cell office:value-type="float" office:value="25179.207" calcext:value-type="float">
            <text:p><text:s text:c="2"/>25 179</text:p>
          </table:table-cell>
          <table:table-cell office:value-type="float" office:value="23450.578" calcext:value-type="float">
            <text:p><text:s text:c="2"/>23 451</text:p>
          </table:table-cell>
          <table:table-cell office:value-type="float" office:value="21877.77" calcext:value-type="float">
            <text:p><text:s text:c="2"/>21 878</text:p>
          </table:table-cell>
          <table:table-cell office:value-type="float" office:value="20406.731" calcext:value-type="float">
            <text:p><text:s text:c="2"/>20 407</text:p>
          </table:table-cell>
          <table:table-cell office:value-type="float" office:value="18919.419" calcext:value-type="float">
            <text:p><text:s text:c="2"/>18 919</text:p>
          </table:table-cell>
          <table:table-cell office:value-type="float" office:value="17455.07" calcext:value-type="float">
            <text:p><text:s text:c="2"/>17 455</text:p>
          </table:table-cell>
          <table:table-cell office:value-type="float" office:value="15964.87" calcext:value-type="float">
            <text:p><text:s text:c="2"/>15 965</text:p>
          </table:table-cell>
          <table:table-cell office:value-type="float" office:value="14417.793" calcext:value-type="float">
            <text:p><text:s text:c="2"/>14 418</text:p>
          </table:table-cell>
          <table:table-cell office:value-type="float" office:value="12856.224" calcext:value-type="float">
            <text:p><text:s text:c="2"/>12 856</text:p>
          </table:table-cell>
          <table:table-cell office:value-type="float" office:value="11360.519" calcext:value-type="float">
            <text:p><text:s text:c="2"/>11 361</text:p>
          </table:table-cell>
          <table:table-cell office:value-type="float" office:value="9923.047" calcext:value-type="float">
            <text:p><text:s text:c="2"/>9 923</text:p>
          </table:table-cell>
          <table:table-cell office:value-type="float" office:value="8572.157" calcext:value-type="float">
            <text:p><text:s text:c="2"/>8 572</text:p>
          </table:table-cell>
          <table:table-cell office:value-type="float" office:value="7332.876" calcext:value-type="float">
            <text:p><text:s text:c="2"/>7 333</text:p>
          </table:table-cell>
          <table:table-cell office:value-type="float" office:value="6200.232" calcext:value-type="float">
            <text:p><text:s text:c="2"/>6 200</text:p>
          </table:table-cell>
          <table:table-cell office:value-type="float" office:value="5083.397" calcext:value-type="float">
            <text:p><text:s text:c="2"/>5 083</text:p>
          </table:table-cell>
          <table:table-cell office:value-type="float" office:value="4082.661" calcext:value-type="float">
            <text:p><text:s text:c="2"/>4 083</text:p>
          </table:table-cell>
          <table:table-cell office:value-type="float" office:value="3328.123" calcext:value-type="float">
            <text:p><text:s text:c="2"/>3 328</text:p>
          </table:table-cell>
          <table:table-cell office:value-type="float" office:value="2701.753" calcext:value-type="float">
            <text:p><text:s text:c="2"/>2 702</text:p>
          </table:table-cell>
          <table:table-cell office:value-type="float" office:value="2166.77" calcext:value-type="float">
            <text:p><text:s text:c="2"/>2 167</text:p>
          </table:table-cell>
          <table:table-cell office:value-type="float" office:value="1740.266" calcext:value-type="float">
            <text:p><text:s text:c="2"/>1 740</text:p>
          </table:table-cell>
          <table:table-cell office:value-type="float" office:value="1452.746" calcext:value-type="float">
            <text:p><text:s text:c="2"/>1 453</text:p>
          </table:table-cell>
          <table:table-cell office:value-type="float" office:value="1220.821" calcext:value-type="float">
            <text:p><text:s text:c="2"/>1 221</text:p>
          </table:table-cell>
          <table:table-cell office:value-type="float" office:value="927.965" calcext:value-type="float">
            <text:p><text:s text:c="3"/>928</text:p>
          </table:table-cell>
          <table:table-cell office:value-type="float" office:value="574.174" calcext:value-type="float">
            <text:p><text:s text:c="3"/>574</text:p>
          </table:table-cell>
          <table:table-cell office:value-type="float" office:value="410.338" calcext:value-type="float">
            <text:p><text:s text:c="3"/>410</text:p>
          </table:table-cell>
          <table:table-cell office:value-type="float" office:value="291.912" calcext:value-type="float">
            <text:p><text:s text:c="3"/>292</text:p>
          </table:table-cell>
          <table:table-cell office:value-type="float" office:value="157.077" calcext:value-type="float">
            <text:p><text:s text:c="3"/>157</text:p>
          </table:table-cell>
          <table:table-cell office:value-type="float" office:value="238.188" calcext:value-type="float">
            <text:p><text:s text:c="3"/>23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131553.983" calcext:value-type="float">
            <text:p><text:s text:c="2"/>131 554</text:p>
          </table:table-cell>
          <table:table-cell office:value-type="float" office:value="129799.433" calcext:value-type="float">
            <text:p><text:s text:c="2"/>129 799</text:p>
          </table:table-cell>
          <table:table-cell office:value-type="float" office:value="128191.705" calcext:value-type="float">
            <text:p><text:s text:c="2"/>128 192</text:p>
          </table:table-cell>
          <table:table-cell office:value-type="float" office:value="126726.758" calcext:value-type="float">
            <text:p><text:s text:c="2"/>126 727</text:p>
          </table:table-cell>
          <table:table-cell office:value-type="float" office:value="125453.93" calcext:value-type="float">
            <text:p><text:s text:c="2"/>125 454</text:p>
          </table:table-cell>
          <table:table-cell office:value-type="float" office:value="124348.184" calcext:value-type="float">
            <text:p><text:s text:c="2"/>124 348</text:p>
          </table:table-cell>
          <table:table-cell office:value-type="float" office:value="123401.344" calcext:value-type="float">
            <text:p><text:s text:c="2"/>123 401</text:p>
          </table:table-cell>
          <table:table-cell office:value-type="float" office:value="122605.255" calcext:value-type="float">
            <text:p><text:s text:c="2"/>122 605</text:p>
          </table:table-cell>
          <table:table-cell office:value-type="float" office:value="121960.665" calcext:value-type="float">
            <text:p><text:s text:c="2"/>121 961</text:p>
          </table:table-cell>
          <table:table-cell office:value-type="float" office:value="121468.315" calcext:value-type="float">
            <text:p><text:s text:c="2"/>121 468</text:p>
          </table:table-cell>
          <table:table-cell office:value-type="float" office:value="121075.601" calcext:value-type="float">
            <text:p><text:s text:c="2"/>121 076</text:p>
          </table:table-cell>
          <table:table-cell office:value-type="float" office:value="120756.574" calcext:value-type="float">
            <text:p><text:s text:c="2"/>120 757</text:p>
          </table:table-cell>
          <table:table-cell office:value-type="float" office:value="120529.779" calcext:value-type="float">
            <text:p><text:s text:c="2"/>120 530</text:p>
          </table:table-cell>
          <table:table-cell office:value-type="float" office:value="120298.651" calcext:value-type="float">
            <text:p><text:s text:c="2"/>120 299</text:p>
          </table:table-cell>
          <table:table-cell office:value-type="float" office:value="119913.331" calcext:value-type="float">
            <text:p><text:s text:c="2"/>119 913</text:p>
          </table:table-cell>
          <table:table-cell office:value-type="float" office:value="120074.264" calcext:value-type="float">
            <text:p><text:s text:c="2"/>120 074</text:p>
          </table:table-cell>
          <table:table-cell office:value-type="float" office:value="121065.616" calcext:value-type="float">
            <text:p><text:s text:c="2"/>121 066</text:p>
          </table:table-cell>
          <table:table-cell office:value-type="float" office:value="122462.97" calcext:value-type="float">
            <text:p><text:s text:c="2"/>122 463</text:p>
          </table:table-cell>
          <table:table-cell office:value-type="float" office:value="123691.056" calcext:value-type="float">
            <text:p><text:s text:c="2"/>123 691</text:p>
          </table:table-cell>
          <table:table-cell office:value-type="float" office:value="125024.929" calcext:value-type="float">
            <text:p><text:s text:c="2"/>125 025</text:p>
          </table:table-cell>
          <table:table-cell office:value-type="float" office:value="125093.738" calcext:value-type="float">
            <text:p><text:s text:c="2"/>125 094</text:p>
          </table:table-cell>
          <table:table-cell office:value-type="float" office:value="123207.878" calcext:value-type="float">
            <text:p><text:s text:c="2"/>123 208</text:p>
          </table:table-cell>
          <table:table-cell office:value-type="float" office:value="120049.306" calcext:value-type="float">
            <text:p><text:s text:c="2"/>120 049</text:p>
          </table:table-cell>
          <table:table-cell office:value-type="float" office:value="117032.993" calcext:value-type="float">
            <text:p><text:s text:c="2"/>117 033</text:p>
          </table:table-cell>
          <table:table-cell office:value-type="float" office:value="113927.985" calcext:value-type="float">
            <text:p><text:s text:c="2"/>113 928</text:p>
          </table:table-cell>
          <table:table-cell office:value-type="float" office:value="111043.057" calcext:value-type="float">
            <text:p><text:s text:c="2"/>111 043</text:p>
          </table:table-cell>
          <table:table-cell office:value-type="float" office:value="108691.397" calcext:value-type="float">
            <text:p><text:s text:c="2"/>108 691</text:p>
          </table:table-cell>
          <table:table-cell office:value-type="float" office:value="106736.518" calcext:value-type="float">
            <text:p><text:s text:c="2"/>106 737</text:p>
          </table:table-cell>
          <table:table-cell office:value-type="float" office:value="104641.262" calcext:value-type="float">
            <text:p><text:s text:c="2"/>104 641</text:p>
          </table:table-cell>
          <table:table-cell office:value-type="float" office:value="102408.141" calcext:value-type="float">
            <text:p><text:s text:c="2"/>102 408</text:p>
          </table:table-cell>
          <table:table-cell office:value-type="float" office:value="100824.505" calcext:value-type="float">
            <text:p><text:s text:c="2"/>100 825</text:p>
          </table:table-cell>
          <table:table-cell office:value-type="float" office:value="100195.382" calcext:value-type="float">
            <text:p><text:s text:c="2"/>100 195</text:p>
          </table:table-cell>
          <table:table-cell office:value-type="float" office:value="100171.722" calcext:value-type="float">
            <text:p><text:s text:c="2"/>100 172</text:p>
          </table:table-cell>
          <table:table-cell office:value-type="float" office:value="100089.888" calcext:value-type="float">
            <text:p><text:s text:c="2"/>100 090</text:p>
          </table:table-cell>
          <table:table-cell office:value-type="float" office:value="100071.14" calcext:value-type="float">
            <text:p><text:s text:c="2"/>100 071</text:p>
          </table:table-cell>
          <table:table-cell office:value-type="float" office:value="99769.6400000001" calcext:value-type="float">
            <text:p><text:s text:c="2"/>99 770</text:p>
          </table:table-cell>
          <table:table-cell office:value-type="float" office:value="98942.2110000001" calcext:value-type="float">
            <text:p><text:s text:c="2"/>98 942</text:p>
          </table:table-cell>
          <table:table-cell office:value-type="float" office:value="97735.044" calcext:value-type="float">
            <text:p><text:s text:c="2"/>97 735</text:p>
          </table:table-cell>
          <table:table-cell office:value-type="float" office:value="96565.024" calcext:value-type="float">
            <text:p><text:s text:c="2"/>96 565</text:p>
          </table:table-cell>
          <table:table-cell office:value-type="float" office:value="95382.02" calcext:value-type="float">
            <text:p><text:s text:c="2"/>95 382</text:p>
          </table:table-cell>
          <table:table-cell office:value-type="float" office:value="93912.1570000001" calcext:value-type="float">
            <text:p><text:s text:c="2"/>93 912</text:p>
          </table:table-cell>
          <table:table-cell office:value-type="float" office:value="92071.29" calcext:value-type="float">
            <text:p><text:s text:c="2"/>92 071</text:p>
          </table:table-cell>
          <table:table-cell office:value-type="float" office:value="89961.697" calcext:value-type="float">
            <text:p><text:s text:c="2"/>89 962</text:p>
          </table:table-cell>
          <table:table-cell office:value-type="float" office:value="87805.385" calcext:value-type="float">
            <text:p><text:s text:c="2"/>87 805</text:p>
          </table:table-cell>
          <table:table-cell office:value-type="float" office:value="85600.629" calcext:value-type="float">
            <text:p><text:s text:c="2"/>85 601</text:p>
          </table:table-cell>
          <table:table-cell office:value-type="float" office:value="83298.606" calcext:value-type="float">
            <text:p><text:s text:c="2"/>83 299</text:p>
          </table:table-cell>
          <table:table-cell office:value-type="float" office:value="80911.2480000001" calcext:value-type="float">
            <text:p><text:s text:c="2"/>80 911</text:p>
          </table:table-cell>
          <table:table-cell office:value-type="float" office:value="78489.868" calcext:value-type="float">
            <text:p><text:s text:c="2"/>78 490</text:p>
          </table:table-cell>
          <table:table-cell office:value-type="float" office:value="75995.255" calcext:value-type="float">
            <text:p><text:s text:c="2"/>75 995</text:p>
          </table:table-cell>
          <table:table-cell office:value-type="float" office:value="73341.073" calcext:value-type="float">
            <text:p><text:s text:c="2"/>73 341</text:p>
          </table:table-cell>
          <table:table-cell office:value-type="float" office:value="71125.255" calcext:value-type="float">
            <text:p><text:s text:c="2"/>71 125</text:p>
          </table:table-cell>
          <table:table-cell office:value-type="float" office:value="69611.479" calcext:value-type="float">
            <text:p><text:s text:c="2"/>69 611</text:p>
          </table:table-cell>
          <table:table-cell office:value-type="float" office:value="68493.128" calcext:value-type="float">
            <text:p><text:s text:c="2"/>68 493</text:p>
          </table:table-cell>
          <table:table-cell office:value-type="float" office:value="67275.338" calcext:value-type="float">
            <text:p><text:s text:c="2"/>67 275</text:p>
          </table:table-cell>
          <table:table-cell office:value-type="float" office:value="66147.477" calcext:value-type="float">
            <text:p><text:s text:c="2"/>66 147</text:p>
          </table:table-cell>
          <table:table-cell office:value-type="float" office:value="64376.035" calcext:value-type="float">
            <text:p><text:s text:c="2"/>64 376</text:p>
          </table:table-cell>
          <table:table-cell office:value-type="float" office:value="61574.868" calcext:value-type="float">
            <text:p><text:s text:c="2"/>61 575</text:p>
          </table:table-cell>
          <table:table-cell office:value-type="float" office:value="58126.974" calcext:value-type="float">
            <text:p><text:s text:c="2"/>58 127</text:p>
          </table:table-cell>
          <table:table-cell office:value-type="float" office:value="54824.212" calcext:value-type="float">
            <text:p><text:s text:c="2"/>54 824</text:p>
          </table:table-cell>
          <table:table-cell office:value-type="float" office:value="51535.55" calcext:value-type="float">
            <text:p><text:s text:c="2"/>51 536</text:p>
          </table:table-cell>
          <table:table-cell office:value-type="float" office:value="48445.305" calcext:value-type="float">
            <text:p><text:s text:c="2"/>48 445</text:p>
          </table:table-cell>
          <table:table-cell office:value-type="float" office:value="45733.939" calcext:value-type="float">
            <text:p><text:s text:c="2"/>45 734</text:p>
          </table:table-cell>
          <table:table-cell office:value-type="float" office:value="43319.079" calcext:value-type="float">
            <text:p><text:s text:c="2"/>43 319</text:p>
          </table:table-cell>
          <table:table-cell office:value-type="float" office:value="40873.129" calcext:value-type="float">
            <text:p><text:s text:c="2"/>40 873</text:p>
          </table:table-cell>
          <table:table-cell office:value-type="float" office:value="38383.769" calcext:value-type="float">
            <text:p><text:s text:c="2"/>38 384</text:p>
          </table:table-cell>
          <table:table-cell office:value-type="float" office:value="36364.534" calcext:value-type="float">
            <text:p><text:s text:c="2"/>36 365</text:p>
          </table:table-cell>
          <table:table-cell office:value-type="float" office:value="35013.457" calcext:value-type="float">
            <text:p><text:s text:c="2"/>35 013</text:p>
          </table:table-cell>
          <table:table-cell office:value-type="float" office:value="34090.424" calcext:value-type="float">
            <text:p><text:s text:c="2"/>34 090</text:p>
          </table:table-cell>
          <table:table-cell office:value-type="float" office:value="33182.475" calcext:value-type="float">
            <text:p><text:s text:c="2"/>33 182</text:p>
          </table:table-cell>
          <table:table-cell office:value-type="float" office:value="32402.417" calcext:value-type="float">
            <text:p><text:s text:c="2"/>32 402</text:p>
          </table:table-cell>
          <table:table-cell office:value-type="float" office:value="31322.802" calcext:value-type="float">
            <text:p><text:s text:c="2"/>31 323</text:p>
          </table:table-cell>
          <table:table-cell office:value-type="float" office:value="29698.691" calcext:value-type="float">
            <text:p><text:s text:c="2"/>29 699</text:p>
          </table:table-cell>
          <table:table-cell office:value-type="float" office:value="27735.364" calcext:value-type="float">
            <text:p><text:s text:c="2"/>27 735</text:p>
          </table:table-cell>
          <table:table-cell office:value-type="float" office:value="25881.498" calcext:value-type="float">
            <text:p><text:s text:c="2"/>25 881</text:p>
          </table:table-cell>
          <table:table-cell office:value-type="float" office:value="24045.496" calcext:value-type="float">
            <text:p><text:s text:c="2"/>24 045</text:p>
          </table:table-cell>
          <table:table-cell office:value-type="float" office:value="22296.279" calcext:value-type="float">
            <text:p><text:s text:c="2"/>22 296</text:p>
          </table:table-cell>
          <table:table-cell office:value-type="float" office:value="20712.587" calcext:value-type="float">
            <text:p><text:s text:c="2"/>20 713</text:p>
          </table:table-cell>
          <table:table-cell office:value-type="float" office:value="19239.308" calcext:value-type="float">
            <text:p><text:s text:c="2"/>19 239</text:p>
          </table:table-cell>
          <table:table-cell office:value-type="float" office:value="17755.761" calcext:value-type="float">
            <text:p><text:s text:c="2"/>17 756</text:p>
          </table:table-cell>
          <table:table-cell office:value-type="float" office:value="16301.767" calcext:value-type="float">
            <text:p><text:s text:c="2"/>16 302</text:p>
          </table:table-cell>
          <table:table-cell office:value-type="float" office:value="14829.306" calcext:value-type="float">
            <text:p><text:s text:c="2"/>14 829</text:p>
          </table:table-cell>
          <table:table-cell office:value-type="float" office:value="13307.522" calcext:value-type="float">
            <text:p><text:s text:c="2"/>13 308</text:p>
          </table:table-cell>
          <table:table-cell office:value-type="float" office:value="11778.775" calcext:value-type="float">
            <text:p><text:s text:c="2"/>11 779</text:p>
          </table:table-cell>
          <table:table-cell office:value-type="float" office:value="10320.929" calcext:value-type="float">
            <text:p><text:s text:c="2"/>10 321</text:p>
          </table:table-cell>
          <table:table-cell office:value-type="float" office:value="8923.96900000001" calcext:value-type="float">
            <text:p><text:s text:c="2"/>8 924</text:p>
          </table:table-cell>
          <table:table-cell office:value-type="float" office:value="7628.618" calcext:value-type="float">
            <text:p><text:s text:c="2"/>7 629</text:p>
          </table:table-cell>
          <table:table-cell office:value-type="float" office:value="6464.88500000001" calcext:value-type="float">
            <text:p><text:s text:c="2"/>6 465</text:p>
          </table:table-cell>
          <table:table-cell office:value-type="float" office:value="5420.476" calcext:value-type="float">
            <text:p><text:s text:c="2"/>5 420</text:p>
          </table:table-cell>
          <table:table-cell office:value-type="float" office:value="4368.24" calcext:value-type="float">
            <text:p><text:s text:c="2"/>4 368</text:p>
          </table:table-cell>
          <table:table-cell office:value-type="float" office:value="3464.302" calcext:value-type="float">
            <text:p><text:s text:c="2"/>3 464</text:p>
          </table:table-cell>
          <table:table-cell office:value-type="float" office:value="2836.442" calcext:value-type="float">
            <text:p><text:s text:c="2"/>2 836</text:p>
          </table:table-cell>
          <table:table-cell office:value-type="float" office:value="2277.443" calcext:value-type="float">
            <text:p><text:s text:c="2"/>2 277</text:p>
          </table:table-cell>
          <table:table-cell office:value-type="float" office:value="1762.727" calcext:value-type="float">
            <text:p><text:s text:c="2"/>1 763</text:p>
          </table:table-cell>
          <table:table-cell office:value-type="float" office:value="1390.573" calcext:value-type="float">
            <text:p><text:s text:c="2"/>1 391</text:p>
          </table:table-cell>
          <table:table-cell office:value-type="float" office:value="1167.575" calcext:value-type="float">
            <text:p><text:s text:c="2"/>1 168</text:p>
          </table:table-cell>
          <table:table-cell office:value-type="float" office:value="974.612" calcext:value-type="float">
            <text:p><text:s text:c="3"/>975</text:p>
          </table:table-cell>
          <table:table-cell office:value-type="float" office:value="734.006" calcext:value-type="float">
            <text:p><text:s text:c="3"/>734</text:p>
          </table:table-cell>
          <table:table-cell office:value-type="float" office:value="445.771" calcext:value-type="float">
            <text:p><text:s text:c="3"/>446</text:p>
          </table:table-cell>
          <table:table-cell office:value-type="float" office:value="312.098" calcext:value-type="float">
            <text:p><text:s text:c="3"/>312</text:p>
          </table:table-cell>
          <table:table-cell office:value-type="float" office:value="168.329" calcext:value-type="float">
            <text:p><text:s text:c="3"/>168</text:p>
          </table:table-cell>
          <table:table-cell office:value-type="float" office:value="255.275" calcext:value-type="float">
            <text:p><text:s text:c="3"/>25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32969.457" calcext:value-type="float">
            <text:p><text:s text:c="2"/>132 969</text:p>
          </table:table-cell>
          <table:table-cell office:value-type="float" office:value="130987.135" calcext:value-type="float">
            <text:p><text:s text:c="2"/>130 987</text:p>
          </table:table-cell>
          <table:table-cell office:value-type="float" office:value="129202.989" calcext:value-type="float">
            <text:p><text:s text:c="2"/>129 203</text:p>
          </table:table-cell>
          <table:table-cell office:value-type="float" office:value="127609.704" calcext:value-type="float">
            <text:p><text:s text:c="2"/>127 610</text:p>
          </table:table-cell>
          <table:table-cell office:value-type="float" office:value="126281.433" calcext:value-type="float">
            <text:p><text:s text:c="2"/>126 281</text:p>
          </table:table-cell>
          <table:table-cell office:value-type="float" office:value="125087.231" calcext:value-type="float">
            <text:p><text:s text:c="2"/>125 087</text:p>
          </table:table-cell>
          <table:table-cell office:value-type="float" office:value="124053.107" calcext:value-type="float">
            <text:p><text:s text:c="2"/>124 053</text:p>
          </table:table-cell>
          <table:table-cell office:value-type="float" office:value="123169.982" calcext:value-type="float">
            <text:p><text:s text:c="2"/>123 170</text:p>
          </table:table-cell>
          <table:table-cell office:value-type="float" office:value="122428.767" calcext:value-type="float">
            <text:p><text:s text:c="2"/>122 429</text:p>
          </table:table-cell>
          <table:table-cell office:value-type="float" office:value="121832.229" calcext:value-type="float">
            <text:p><text:s text:c="2"/>121 832</text:p>
          </table:table-cell>
          <table:table-cell office:value-type="float" office:value="121383.118" calcext:value-type="float">
            <text:p><text:s text:c="2"/>121 383</text:p>
          </table:table-cell>
          <table:table-cell office:value-type="float" office:value="121013.247" calcext:value-type="float">
            <text:p><text:s text:c="2"/>121 013</text:p>
          </table:table-cell>
          <table:table-cell office:value-type="float" office:value="120689.907" calcext:value-type="float">
            <text:p><text:s text:c="2"/>120 690</text:p>
          </table:table-cell>
          <table:table-cell office:value-type="float" office:value="120439.418" calcext:value-type="float">
            <text:p><text:s text:c="2"/>120 439</text:p>
          </table:table-cell>
          <table:table-cell office:value-type="float" office:value="120182.826" calcext:value-type="float">
            <text:p><text:s text:c="2"/>120 183</text:p>
          </table:table-cell>
          <table:table-cell office:value-type="float" office:value="119770.075" calcext:value-type="float">
            <text:p><text:s text:c="2"/>119 770</text:p>
          </table:table-cell>
          <table:table-cell office:value-type="float" office:value="119896.724" calcext:value-type="float">
            <text:p><text:s text:c="2"/>119 897</text:p>
          </table:table-cell>
          <table:table-cell office:value-type="float" office:value="120847.33" calcext:value-type="float">
            <text:p><text:s text:c="2"/>120 847</text:p>
          </table:table-cell>
          <table:table-cell office:value-type="float" office:value="122201.899" calcext:value-type="float">
            <text:p><text:s text:c="2"/>122 202</text:p>
          </table:table-cell>
          <table:table-cell office:value-type="float" office:value="123385.787" calcext:value-type="float">
            <text:p><text:s text:c="2"/>123 386</text:p>
          </table:table-cell>
          <table:table-cell office:value-type="float" office:value="124669.829" calcext:value-type="float">
            <text:p><text:s text:c="2"/>124 670</text:p>
          </table:table-cell>
          <table:table-cell office:value-type="float" office:value="124716.273" calcext:value-type="float">
            <text:p><text:s text:c="2"/>124 716</text:p>
          </table:table-cell>
          <table:table-cell office:value-type="float" office:value="122850.669" calcext:value-type="float">
            <text:p><text:s text:c="2"/>122 851</text:p>
          </table:table-cell>
          <table:table-cell office:value-type="float" office:value="119739.224" calcext:value-type="float">
            <text:p><text:s text:c="2"/>119 739</text:p>
          </table:table-cell>
          <table:table-cell office:value-type="float" office:value="116766.857" calcext:value-type="float">
            <text:p><text:s text:c="2"/>116 767</text:p>
          </table:table-cell>
          <table:table-cell office:value-type="float" office:value="113709.857" calcext:value-type="float">
            <text:p><text:s text:c="2"/>113 710</text:p>
          </table:table-cell>
          <table:table-cell office:value-type="float" office:value="110857.799" calcext:value-type="float">
            <text:p><text:s text:c="2"/>110 858</text:p>
          </table:table-cell>
          <table:table-cell office:value-type="float" office:value="108511.699" calcext:value-type="float">
            <text:p><text:s text:c="2"/>108 512</text:p>
          </table:table-cell>
          <table:table-cell office:value-type="float" office:value="106544.851" calcext:value-type="float">
            <text:p><text:s text:c="2"/>106 545</text:p>
          </table:table-cell>
          <table:table-cell office:value-type="float" office:value="104441.678" calcext:value-type="float">
            <text:p><text:s text:c="2"/>104 442</text:p>
          </table:table-cell>
          <table:table-cell office:value-type="float" office:value="102199.825" calcext:value-type="float">
            <text:p><text:s text:c="2"/>102 200</text:p>
          </table:table-cell>
          <table:table-cell office:value-type="float" office:value="100610.641" calcext:value-type="float">
            <text:p><text:s text:c="2"/>100 611</text:p>
          </table:table-cell>
          <table:table-cell office:value-type="float" office:value="99983.036" calcext:value-type="float">
            <text:p><text:s text:c="2"/>99 983</text:p>
          </table:table-cell>
          <table:table-cell office:value-type="float" office:value="99964.608" calcext:value-type="float">
            <text:p><text:s text:c="2"/>99 965</text:p>
          </table:table-cell>
          <table:table-cell office:value-type="float" office:value="99885.1919999999" calcext:value-type="float">
            <text:p><text:s text:c="2"/>99 885</text:p>
          </table:table-cell>
          <table:table-cell office:value-type="float" office:value="99868.218" calcext:value-type="float">
            <text:p><text:s text:c="2"/>99 868</text:p>
          </table:table-cell>
          <table:table-cell office:value-type="float" office:value="99562.726" calcext:value-type="float">
            <text:p><text:s text:c="2"/>99 563</text:p>
          </table:table-cell>
          <table:table-cell office:value-type="float" office:value="98722.6490000001" calcext:value-type="float">
            <text:p><text:s text:c="2"/>98 723</text:p>
          </table:table-cell>
          <table:table-cell office:value-type="float" office:value="97497.371" calcext:value-type="float">
            <text:p><text:s text:c="2"/>97 497</text:p>
          </table:table-cell>
          <table:table-cell office:value-type="float" office:value="96309.3340000001" calcext:value-type="float">
            <text:p><text:s text:c="2"/>96 309</text:p>
          </table:table-cell>
          <table:table-cell office:value-type="float" office:value="95106.494" calcext:value-type="float">
            <text:p><text:s text:c="2"/>95 106</text:p>
          </table:table-cell>
          <table:table-cell office:value-type="float" office:value="93621.748" calcext:value-type="float">
            <text:p><text:s text:c="2"/>93 622</text:p>
          </table:table-cell>
          <table:table-cell office:value-type="float" office:value="91774.571" calcext:value-type="float">
            <text:p><text:s text:c="2"/>91 775</text:p>
          </table:table-cell>
          <table:table-cell office:value-type="float" office:value="89663.728" calcext:value-type="float">
            <text:p><text:s text:c="2"/>89 664</text:p>
          </table:table-cell>
          <table:table-cell office:value-type="float" office:value="87503.899" calcext:value-type="float">
            <text:p><text:s text:c="2"/>87 504</text:p>
          </table:table-cell>
          <table:table-cell office:value-type="float" office:value="85294.615" calcext:value-type="float">
            <text:p><text:s text:c="2"/>85 295</text:p>
          </table:table-cell>
          <table:table-cell office:value-type="float" office:value="82985.257" calcext:value-type="float">
            <text:p><text:s text:c="2"/>82 985</text:p>
          </table:table-cell>
          <table:table-cell office:value-type="float" office:value="80586.1489999999" calcext:value-type="float">
            <text:p><text:s text:c="2"/>80 586</text:p>
          </table:table-cell>
          <table:table-cell office:value-type="float" office:value="78149.421" calcext:value-type="float">
            <text:p><text:s text:c="2"/>78 149</text:p>
          </table:table-cell>
          <table:table-cell office:value-type="float" office:value="75639.2" calcext:value-type="float">
            <text:p><text:s text:c="2"/>75 639</text:p>
          </table:table-cell>
          <table:table-cell office:value-type="float" office:value="72969.411" calcext:value-type="float">
            <text:p><text:s text:c="2"/>72 969</text:p>
          </table:table-cell>
          <table:table-cell office:value-type="float" office:value="70732.829" calcext:value-type="float">
            <text:p><text:s text:c="2"/>70 733</text:p>
          </table:table-cell>
          <table:table-cell office:value-type="float" office:value="69191.185" calcext:value-type="float">
            <text:p><text:s text:c="2"/>69 191</text:p>
          </table:table-cell>
          <table:table-cell office:value-type="float" office:value="68040.425" calcext:value-type="float">
            <text:p><text:s text:c="2"/>68 040</text:p>
          </table:table-cell>
          <table:table-cell office:value-type="float" office:value="66790.25" calcext:value-type="float">
            <text:p><text:s text:c="2"/>66 790</text:p>
          </table:table-cell>
          <table:table-cell office:value-type="float" office:value="65629.223" calcext:value-type="float">
            <text:p><text:s text:c="2"/>65 629</text:p>
          </table:table-cell>
          <table:table-cell office:value-type="float" office:value="63827.0610000001" calcext:value-type="float">
            <text:p><text:s text:c="2"/>63 827</text:p>
          </table:table-cell>
          <table:table-cell office:value-type="float" office:value="60999.734" calcext:value-type="float">
            <text:p><text:s text:c="2"/>61 000</text:p>
          </table:table-cell>
          <table:table-cell office:value-type="float" office:value="57528.959" calcext:value-type="float">
            <text:p><text:s text:c="2"/>57 529</text:p>
          </table:table-cell>
          <table:table-cell office:value-type="float" office:value="54201.568" calcext:value-type="float">
            <text:p><text:s text:c="2"/>54 202</text:p>
          </table:table-cell>
          <table:table-cell office:value-type="float" office:value="50885.517" calcext:value-type="float">
            <text:p><text:s text:c="2"/>50 886</text:p>
          </table:table-cell>
          <table:table-cell office:value-type="float" office:value="47774.524" calcext:value-type="float">
            <text:p><text:s text:c="2"/>47 775</text:p>
          </table:table-cell>
          <table:table-cell office:value-type="float" office:value="45052.61" calcext:value-type="float">
            <text:p><text:s text:c="2"/>45 053</text:p>
          </table:table-cell>
          <table:table-cell office:value-type="float" office:value="42632.288" calcext:value-type="float">
            <text:p><text:s text:c="2"/>42 632</text:p>
          </table:table-cell>
          <table:table-cell office:value-type="float" office:value="40179.369" calcext:value-type="float">
            <text:p><text:s text:c="2"/>40 179</text:p>
          </table:table-cell>
          <table:table-cell office:value-type="float" office:value="37685.359" calcext:value-type="float">
            <text:p><text:s text:c="2"/>37 685</text:p>
          </table:table-cell>
          <table:table-cell office:value-type="float" office:value="35645.142" calcext:value-type="float">
            <text:p><text:s text:c="2"/>35 645</text:p>
          </table:table-cell>
          <table:table-cell office:value-type="float" office:value="34247.633" calcext:value-type="float">
            <text:p><text:s text:c="2"/>34 248</text:p>
          </table:table-cell>
          <table:table-cell office:value-type="float" office:value="33262.292" calcext:value-type="float">
            <text:p><text:s text:c="2"/>33 262</text:p>
          </table:table-cell>
          <table:table-cell office:value-type="float" office:value="32295.454" calcext:value-type="float">
            <text:p><text:s text:c="2"/>32 295</text:p>
          </table:table-cell>
          <table:table-cell office:value-type="float" office:value="31456.898" calcext:value-type="float">
            <text:p><text:s text:c="2"/>31 457</text:p>
          </table:table-cell>
          <table:table-cell office:value-type="float" office:value="30324.657" calcext:value-type="float">
            <text:p><text:s text:c="2"/>30 325</text:p>
          </table:table-cell>
          <table:table-cell office:value-type="float" office:value="28658.66" calcext:value-type="float">
            <text:p><text:s text:c="2"/>28 659</text:p>
          </table:table-cell>
          <table:table-cell office:value-type="float" office:value="26662.034" calcext:value-type="float">
            <text:p><text:s text:c="2"/>26 662</text:p>
          </table:table-cell>
          <table:table-cell office:value-type="float" office:value="24776.408" calcext:value-type="float">
            <text:p><text:s text:c="2"/>24 776</text:p>
          </table:table-cell>
          <table:table-cell office:value-type="float" office:value="22911.716" calcext:value-type="float">
            <text:p><text:s text:c="2"/>22 912</text:p>
          </table:table-cell>
          <table:table-cell office:value-type="float" office:value="21141.802" calcext:value-type="float">
            <text:p><text:s text:c="2"/>21 142</text:p>
          </table:table-cell>
          <table:table-cell office:value-type="float" office:value="19547.147" calcext:value-type="float">
            <text:p><text:s text:c="2"/>19 547</text:p>
          </table:table-cell>
          <table:table-cell office:value-type="float" office:value="18071.675" calcext:value-type="float">
            <text:p><text:s text:c="2"/>18 072</text:p>
          </table:table-cell>
          <table:table-cell office:value-type="float" office:value="16591.861" calcext:value-type="float">
            <text:p><text:s text:c="2"/>16 592</text:p>
          </table:table-cell>
          <table:table-cell office:value-type="float" office:value="15148.212" calcext:value-type="float">
            <text:p><text:s text:c="2"/>15 148</text:p>
          </table:table-cell>
          <table:table-cell office:value-type="float" office:value="13693.49" calcext:value-type="float">
            <text:p><text:s text:c="2"/>13 693</text:p>
          </table:table-cell>
          <table:table-cell office:value-type="float" office:value="12196.968" calcext:value-type="float">
            <text:p><text:s text:c="2"/>12 197</text:p>
          </table:table-cell>
          <table:table-cell office:value-type="float" office:value="10701.061" calcext:value-type="float">
            <text:p><text:s text:c="2"/>10 701</text:p>
          </table:table-cell>
          <table:table-cell office:value-type="float" office:value="9281.05299999999" calcext:value-type="float">
            <text:p><text:s text:c="2"/>9 281</text:p>
          </table:table-cell>
          <table:table-cell office:value-type="float" office:value="7924.601" calcext:value-type="float">
            <text:p><text:s text:c="2"/>7 925</text:p>
          </table:table-cell>
          <table:table-cell office:value-type="float" office:value="6684.786" calcext:value-type="float">
            <text:p><text:s text:c="2"/>6 685</text:p>
          </table:table-cell>
          <table:table-cell office:value-type="float" office:value="5596.603" calcext:value-type="float">
            <text:p><text:s text:c="2"/>5 597</text:p>
          </table:table-cell>
          <table:table-cell office:value-type="float" office:value="4640.449" calcext:value-type="float">
            <text:p><text:s text:c="2"/>4 640</text:p>
          </table:table-cell>
          <table:table-cell office:value-type="float" office:value="3652.824" calcext:value-type="float">
            <text:p><text:s text:c="2"/>3 653</text:p>
          </table:table-cell>
          <table:table-cell office:value-type="float" office:value="2845.688" calcext:value-type="float">
            <text:p><text:s text:c="2"/>2 846</text:p>
          </table:table-cell>
          <table:table-cell office:value-type="float" office:value="2344.581" calcext:value-type="float">
            <text:p><text:s text:c="2"/>2 345</text:p>
          </table:table-cell>
          <table:table-cell office:value-type="float" office:value="1852.952" calcext:value-type="float">
            <text:p><text:s text:c="2"/>1 853</text:p>
          </table:table-cell>
          <table:table-cell office:value-type="float" office:value="1358.554" calcext:value-type="float">
            <text:p><text:s text:c="2"/>1 359</text:p>
          </table:table-cell>
          <table:table-cell office:value-type="float" office:value="1040.775" calcext:value-type="float">
            <text:p><text:s text:c="2"/>1 041</text:p>
          </table:table-cell>
          <table:table-cell office:value-type="float" office:value="882.319" calcext:value-type="float">
            <text:p><text:s text:c="3"/>882</text:p>
          </table:table-cell>
          <table:table-cell office:value-type="float" office:value="728.334" calcext:value-type="float">
            <text:p><text:s text:c="3"/>728</text:p>
          </table:table-cell>
          <table:table-cell office:value-type="float" office:value="540.017" calcext:value-type="float">
            <text:p><text:s text:c="3"/>540</text:p>
          </table:table-cell>
          <table:table-cell office:value-type="float" office:value="317.337" calcext:value-type="float">
            <text:p><text:s text:c="3"/>317</text:p>
          </table:table-cell>
          <table:table-cell office:value-type="float" office:value="179.163" calcext:value-type="float">
            <text:p><text:s text:c="3"/>179</text:p>
          </table:table-cell>
          <table:table-cell office:value-type="float" office:value="273.747" calcext:value-type="float">
            <text:p><text:s text:c="3"/>27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34067.312" calcext:value-type="float">
            <text:p><text:s text:c="2"/>134 067</text:p>
          </table:table-cell>
          <table:table-cell office:value-type="float" office:value="132037.164" calcext:value-type="float">
            <text:p><text:s text:c="2"/>132 037</text:p>
          </table:table-cell>
          <table:table-cell office:value-type="float" office:value="130209.937" calcext:value-type="float">
            <text:p><text:s text:c="2"/>130 210</text:p>
          </table:table-cell>
          <table:table-cell office:value-type="float" office:value="128575.642" calcext:value-type="float">
            <text:p><text:s text:c="2"/>128 576</text:p>
          </table:table-cell>
          <table:table-cell office:value-type="float" office:value="127124.258" calcext:value-type="float">
            <text:p><text:s text:c="2"/>127 124</text:p>
          </table:table-cell>
          <table:table-cell office:value-type="float" office:value="125845.837" calcext:value-type="float">
            <text:p><text:s text:c="2"/>125 846</text:p>
          </table:table-cell>
          <table:table-cell office:value-type="float" office:value="124730.411" calcext:value-type="float">
            <text:p><text:s text:c="2"/>124 730</text:p>
          </table:table-cell>
          <table:table-cell office:value-type="float" office:value="123767.96" calcext:value-type="float">
            <text:p><text:s text:c="2"/>123 768</text:p>
          </table:table-cell>
          <table:table-cell office:value-type="float" office:value="122948.536" calcext:value-type="float">
            <text:p><text:s text:c="2"/>122 949</text:p>
          </table:table-cell>
          <table:table-cell office:value-type="float" office:value="122262.127" calcext:value-type="float">
            <text:p><text:s text:c="2"/>122 262</text:p>
          </table:table-cell>
          <table:table-cell office:value-type="float" office:value="121713.517" calcext:value-type="float">
            <text:p><text:s text:c="2"/>121 714</text:p>
          </table:table-cell>
          <table:table-cell office:value-type="float" office:value="121307.426" calcext:value-type="float">
            <text:p><text:s text:c="2"/>121 307</text:p>
          </table:table-cell>
          <table:table-cell office:value-type="float" office:value="120960.226" calcext:value-type="float">
            <text:p><text:s text:c="2"/>120 960</text:p>
          </table:table-cell>
          <table:table-cell office:value-type="float" office:value="120632.491" calcext:value-type="float">
            <text:p><text:s text:c="2"/>120 632</text:p>
          </table:table-cell>
          <table:table-cell office:value-type="float" office:value="120358.414" calcext:value-type="float">
            <text:p><text:s text:c="2"/>120 358</text:p>
          </table:table-cell>
          <table:table-cell office:value-type="float" office:value="120076.289" calcext:value-type="float">
            <text:p><text:s text:c="2"/>120 076</text:p>
          </table:table-cell>
          <table:table-cell office:value-type="float" office:value="119636.011" calcext:value-type="float">
            <text:p><text:s text:c="2"/>119 636</text:p>
          </table:table-cell>
          <table:table-cell office:value-type="float" office:value="119728.192" calcext:value-type="float">
            <text:p><text:s text:c="2"/>119 728</text:p>
          </table:table-cell>
          <table:table-cell office:value-type="float" office:value="120637.807" calcext:value-type="float">
            <text:p><text:s text:c="2"/>120 638</text:p>
          </table:table-cell>
          <table:table-cell office:value-type="float" office:value="121949.259" calcext:value-type="float">
            <text:p><text:s text:c="2"/>121 949</text:p>
          </table:table-cell>
          <table:table-cell office:value-type="float" office:value="123088.58" calcext:value-type="float">
            <text:p><text:s text:c="2"/>123 089</text:p>
          </table:table-cell>
          <table:table-cell office:value-type="float" office:value="124322.5" calcext:value-type="float">
            <text:p><text:s text:c="2"/>124 323</text:p>
          </table:table-cell>
          <table:table-cell office:value-type="float" office:value="124345.832" calcext:value-type="float">
            <text:p><text:s text:c="2"/>124 346</text:p>
          </table:table-cell>
          <table:table-cell office:value-type="float" office:value="122499.195" calcext:value-type="float">
            <text:p><text:s text:c="2"/>122 499</text:p>
          </table:table-cell>
          <table:table-cell office:value-type="float" office:value="119433.221" calcext:value-type="float">
            <text:p><text:s text:c="2"/>119 433</text:p>
          </table:table-cell>
          <table:table-cell office:value-type="float" office:value="116503.256" calcext:value-type="float">
            <text:p><text:s text:c="2"/>116 503</text:p>
          </table:table-cell>
          <table:table-cell office:value-type="float" office:value="113492.7" calcext:value-type="float">
            <text:p><text:s text:c="2"/>113 493</text:p>
          </table:table-cell>
          <table:table-cell office:value-type="float" office:value="110672.258" calcext:value-type="float">
            <text:p><text:s text:c="2"/>110 672</text:p>
          </table:table-cell>
          <table:table-cell office:value-type="float" office:value="108330.979" calcext:value-type="float">
            <text:p><text:s text:c="2"/>108 331</text:p>
          </table:table-cell>
          <table:table-cell office:value-type="float" office:value="106351.844" calcext:value-type="float">
            <text:p><text:s text:c="2"/>106 352</text:p>
          </table:table-cell>
          <table:table-cell office:value-type="float" office:value="104240.424" calcext:value-type="float">
            <text:p><text:s text:c="2"/>104 240</text:p>
          </table:table-cell>
          <table:table-cell office:value-type="float" office:value="101989.569" calcext:value-type="float">
            <text:p><text:s text:c="2"/>101 990</text:p>
          </table:table-cell>
          <table:table-cell office:value-type="float" office:value="100394.751" calcext:value-type="float">
            <text:p><text:s text:c="2"/>100 395</text:p>
          </table:table-cell>
          <table:table-cell office:value-type="float" office:value="99768.905" calcext:value-type="float">
            <text:p><text:s text:c="2"/>99 769</text:p>
          </table:table-cell>
          <table:table-cell office:value-type="float" office:value="99756.14" calcext:value-type="float">
            <text:p><text:s text:c="2"/>99 756</text:p>
          </table:table-cell>
          <table:table-cell office:value-type="float" office:value="99679.5639999999" calcext:value-type="float">
            <text:p><text:s text:c="2"/>99 680</text:p>
          </table:table-cell>
          <table:table-cell office:value-type="float" office:value="99664.91" calcext:value-type="float">
            <text:p><text:s text:c="2"/>99 665</text:p>
          </table:table-cell>
          <table:table-cell office:value-type="float" office:value="99355.994" calcext:value-type="float">
            <text:p><text:s text:c="2"/>99 356</text:p>
          </table:table-cell>
          <table:table-cell office:value-type="float" office:value="98503.857" calcext:value-type="float">
            <text:p><text:s text:c="2"/>98 504</text:p>
          </table:table-cell>
          <table:table-cell office:value-type="float" office:value="97261.066" calcext:value-type="float">
            <text:p><text:s text:c="2"/>97 261</text:p>
          </table:table-cell>
          <table:table-cell office:value-type="float" office:value="96055.595" calcext:value-type="float">
            <text:p><text:s text:c="2"/>96 056</text:p>
          </table:table-cell>
          <table:table-cell office:value-type="float" office:value="94833.582" calcext:value-type="float">
            <text:p><text:s text:c="2"/>94 834</text:p>
          </table:table-cell>
          <table:table-cell office:value-type="float" office:value="93334.3150000001" calcext:value-type="float">
            <text:p><text:s text:c="2"/>93 334</text:p>
          </table:table-cell>
          <table:table-cell office:value-type="float" office:value="91480.7830000001" calcext:value-type="float">
            <text:p><text:s text:c="2"/>91 481</text:p>
          </table:table-cell>
          <table:table-cell office:value-type="float" office:value="89368.3740000001" calcext:value-type="float">
            <text:p><text:s text:c="2"/>89 368</text:p>
          </table:table-cell>
          <table:table-cell office:value-type="float" office:value="87204.695" calcext:value-type="float">
            <text:p><text:s text:c="2"/>87 205</text:p>
          </table:table-cell>
          <table:table-cell office:value-type="float" office:value="84990.605" calcext:value-type="float">
            <text:p><text:s text:c="2"/>84 991</text:p>
          </table:table-cell>
          <table:table-cell office:value-type="float" office:value="82673.702" calcext:value-type="float">
            <text:p><text:s text:c="2"/>82 674</text:p>
          </table:table-cell>
          <table:table-cell office:value-type="float" office:value="80262.76" calcext:value-type="float">
            <text:p><text:s text:c="2"/>80 263</text:p>
          </table:table-cell>
          <table:table-cell office:value-type="float" office:value="77810.754" calcext:value-type="float">
            <text:p><text:s text:c="2"/>77 811</text:p>
          </table:table-cell>
          <table:table-cell office:value-type="float" office:value="75284.959" calcext:value-type="float">
            <text:p><text:s text:c="2"/>75 285</text:p>
          </table:table-cell>
          <table:table-cell office:value-type="float" office:value="72599.524" calcext:value-type="float">
            <text:p><text:s text:c="2"/>72 600</text:p>
          </table:table-cell>
          <table:table-cell office:value-type="float" office:value="70342.242" calcext:value-type="float">
            <text:p><text:s text:c="2"/>70 342</text:p>
          </table:table-cell>
          <table:table-cell office:value-type="float" office:value="68772.998" calcext:value-type="float">
            <text:p><text:s text:c="2"/>68 773</text:p>
          </table:table-cell>
          <table:table-cell office:value-type="float" office:value="67590.2149999999" calcext:value-type="float">
            <text:p><text:s text:c="2"/>67 590</text:p>
          </table:table-cell>
          <table:table-cell office:value-type="float" office:value="66308.002" calcext:value-type="float">
            <text:p><text:s text:c="2"/>66 308</text:p>
          </table:table-cell>
          <table:table-cell office:value-type="float" office:value="65114.171" calcext:value-type="float">
            <text:p><text:s text:c="2"/>65 114</text:p>
          </table:table-cell>
          <table:table-cell office:value-type="float" office:value="63281.395" calcext:value-type="float">
            <text:p><text:s text:c="2"/>63 281</text:p>
          </table:table-cell>
          <table:table-cell office:value-type="float" office:value="60427.627" calcext:value-type="float">
            <text:p><text:s text:c="2"/>60 428</text:p>
          </table:table-cell>
          <table:table-cell office:value-type="float" office:value="56933.442" calcext:value-type="float">
            <text:p><text:s text:c="2"/>56 933</text:p>
          </table:table-cell>
          <table:table-cell office:value-type="float" office:value="53580.898" calcext:value-type="float">
            <text:p><text:s text:c="2"/>53 581</text:p>
          </table:table-cell>
          <table:table-cell office:value-type="float" office:value="50236.92" calcext:value-type="float">
            <text:p><text:s text:c="2"/>50 237</text:p>
          </table:table-cell>
          <table:table-cell office:value-type="float" office:value="47104.819" calcext:value-type="float">
            <text:p><text:s text:c="2"/>47 105</text:p>
          </table:table-cell>
          <table:table-cell office:value-type="float" office:value="44372.255" calcext:value-type="float">
            <text:p><text:s text:c="2"/>44 372</text:p>
          </table:table-cell>
          <table:table-cell office:value-type="float" office:value="41946.56" calcext:value-type="float">
            <text:p><text:s text:c="2"/>41 947</text:p>
          </table:table-cell>
          <table:table-cell office:value-type="float" office:value="39486.691" calcext:value-type="float">
            <text:p><text:s text:c="2"/>39 487</text:p>
          </table:table-cell>
          <table:table-cell office:value-type="float" office:value="36988.022" calcext:value-type="float">
            <text:p><text:s text:c="2"/>36 988</text:p>
          </table:table-cell>
          <table:table-cell office:value-type="float" office:value="34926.896" calcext:value-type="float">
            <text:p><text:s text:c="2"/>34 927</text:p>
          </table:table-cell>
          <table:table-cell office:value-type="float" office:value="33483.082" calcext:value-type="float">
            <text:p><text:s text:c="2"/>33 483</text:p>
          </table:table-cell>
          <table:table-cell office:value-type="float" office:value="32435.547" calcext:value-type="float">
            <text:p><text:s text:c="2"/>32 436</text:p>
          </table:table-cell>
          <table:table-cell office:value-type="float" office:value="31410.014" calcext:value-type="float">
            <text:p><text:s text:c="2"/>31 410</text:p>
          </table:table-cell>
          <table:table-cell office:value-type="float" office:value="30513.163" calcext:value-type="float">
            <text:p><text:s text:c="2"/>30 513</text:p>
          </table:table-cell>
          <table:table-cell office:value-type="float" office:value="29328.289" calcext:value-type="float">
            <text:p><text:s text:c="2"/>29 328</text:p>
          </table:table-cell>
          <table:table-cell office:value-type="float" office:value="27620.238" calcext:value-type="float">
            <text:p><text:s text:c="2"/>27 620</text:p>
          </table:table-cell>
          <table:table-cell office:value-type="float" office:value="25589.963" calcext:value-type="float">
            <text:p><text:s text:c="2"/>25 590</text:p>
          </table:table-cell>
          <table:table-cell office:value-type="float" office:value="23672.287" calcext:value-type="float">
            <text:p><text:s text:c="2"/>23 672</text:p>
          </table:table-cell>
          <table:table-cell office:value-type="float" office:value="21778.598" calcext:value-type="float">
            <text:p><text:s text:c="2"/>21 779</text:p>
          </table:table-cell>
          <table:table-cell office:value-type="float" office:value="19987.706" calcext:value-type="float">
            <text:p><text:s text:c="2"/>19 988</text:p>
          </table:table-cell>
          <table:table-cell office:value-type="float" office:value="18381.944" calcext:value-type="float">
            <text:p><text:s text:c="2"/>18 382</text:p>
          </table:table-cell>
          <table:table-cell office:value-type="float" office:value="16904.15" calcext:value-type="float">
            <text:p><text:s text:c="2"/>16 904</text:p>
          </table:table-cell>
          <table:table-cell office:value-type="float" office:value="15427.979" calcext:value-type="float">
            <text:p><text:s text:c="2"/>15 428</text:p>
          </table:table-cell>
          <table:table-cell office:value-type="float" office:value="13994.57" calcext:value-type="float">
            <text:p><text:s text:c="2"/>13 995</text:p>
          </table:table-cell>
          <table:table-cell office:value-type="float" office:value="12557.475" calcext:value-type="float">
            <text:p><text:s text:c="2"/>12 557</text:p>
          </table:table-cell>
          <table:table-cell office:value-type="float" office:value="11086.183" calcext:value-type="float">
            <text:p><text:s text:c="2"/>11 086</text:p>
          </table:table-cell>
          <table:table-cell office:value-type="float" office:value="9623.053" calcext:value-type="float">
            <text:p><text:s text:c="2"/>9 623</text:p>
          </table:table-cell>
          <table:table-cell office:value-type="float" office:value="8240.879" calcext:value-type="float">
            <text:p><text:s text:c="2"/>8 241</text:p>
          </table:table-cell>
          <table:table-cell office:value-type="float" office:value="6924.937" calcext:value-type="float">
            <text:p><text:s text:c="2"/>6 925</text:p>
          </table:table-cell>
          <table:table-cell office:value-type="float" office:value="5740.676" calcext:value-type="float">
            <text:p><text:s text:c="2"/>5 741</text:p>
          </table:table-cell>
          <table:table-cell office:value-type="float" office:value="4728.044" calcext:value-type="float">
            <text:p><text:s text:c="2"/>4 728</text:p>
          </table:table-cell>
          <table:table-cell office:value-type="float" office:value="3860.145" calcext:value-type="float">
            <text:p><text:s text:c="2"/>3 860</text:p>
          </table:table-cell>
          <table:table-cell office:value-type="float" office:value="2937.149" calcext:value-type="float">
            <text:p><text:s text:c="2"/>2 937</text:p>
          </table:table-cell>
          <table:table-cell office:value-type="float" office:value="2226.87" calcext:value-type="float">
            <text:p><text:s text:c="2"/>2 227</text:p>
          </table:table-cell>
          <table:table-cell office:value-type="float" office:value="1852.492" calcext:value-type="float">
            <text:p><text:s text:c="2"/>1 852</text:p>
          </table:table-cell>
          <table:table-cell office:value-type="float" office:value="1428.283" calcext:value-type="float">
            <text:p><text:s text:c="2"/>1 428</text:p>
          </table:table-cell>
          <table:table-cell office:value-type="float" office:value="954.272" calcext:value-type="float">
            <text:p><text:s text:c="3"/>954</text:p>
          </table:table-cell>
          <table:table-cell office:value-type="float" office:value="690.913" calcext:value-type="float">
            <text:p><text:s text:c="3"/>691</text:p>
          </table:table-cell>
          <table:table-cell office:value-type="float" office:value="596.994" calcext:value-type="float">
            <text:p><text:s text:c="3"/>597</text:p>
          </table:table-cell>
          <table:table-cell office:value-type="float" office:value="482.017" calcext:value-type="float">
            <text:p><text:s text:c="3"/>482</text:p>
          </table:table-cell>
          <table:table-cell office:value-type="float" office:value="345.972" calcext:value-type="float">
            <text:p><text:s text:c="3"/>346</text:p>
          </table:table-cell>
          <table:table-cell office:value-type="float" office:value="188.87" calcext:value-type="float">
            <text:p><text:s text:c="3"/>189</text:p>
          </table:table-cell>
          <table:table-cell office:value-type="float" office:value="293.672" calcext:value-type="float">
            <text:p><text:s text:c="3"/>29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34726.68" calcext:value-type="float">
            <text:p><text:s text:c="2"/>134 727</text:p>
          </table:table-cell>
          <table:table-cell office:value-type="float" office:value="133495.915" calcext:value-type="float">
            <text:p><text:s text:c="2"/>133 496</text:p>
          </table:table-cell>
          <table:table-cell office:value-type="float" office:value="131638.505" calcext:value-type="float">
            <text:p><text:s text:c="2"/>131 639</text:p>
          </table:table-cell>
          <table:table-cell office:value-type="float" office:value="129933.353" calcext:value-type="float">
            <text:p><text:s text:c="2"/>129 933</text:p>
          </table:table-cell>
          <table:table-cell office:value-type="float" office:value="128378" calcext:value-type="float">
            <text:p><text:s text:c="2"/>128 378</text:p>
          </table:table-cell>
          <table:table-cell office:value-type="float" office:value="126969.973" calcext:value-type="float">
            <text:p><text:s text:c="2"/>126 970</text:p>
          </table:table-cell>
          <table:table-cell office:value-type="float" office:value="125699.95" calcext:value-type="float">
            <text:p><text:s text:c="2"/>125 700</text:p>
          </table:table-cell>
          <table:table-cell office:value-type="float" office:value="124558.613" calcext:value-type="float">
            <text:p><text:s text:c="2"/>124 559</text:p>
          </table:table-cell>
          <table:table-cell office:value-type="float" office:value="123577.82" calcext:value-type="float">
            <text:p><text:s text:c="2"/>123 578</text:p>
          </table:table-cell>
          <table:table-cell office:value-type="float" office:value="122768.896" calcext:value-type="float">
            <text:p><text:s text:c="2"/>122 769</text:p>
          </table:table-cell>
          <table:table-cell office:value-type="float" office:value="122108.754" calcext:value-type="float">
            <text:p><text:s text:c="2"/>122 109</text:p>
          </table:table-cell>
          <table:table-cell office:value-type="float" office:value="121568.55" calcext:value-type="float">
            <text:p><text:s text:c="2"/>121 569</text:p>
          </table:table-cell>
          <table:table-cell office:value-type="float" office:value="121160.778" calcext:value-type="float">
            <text:p><text:s text:c="2"/>121 161</text:p>
          </table:table-cell>
          <table:table-cell office:value-type="float" office:value="120808.527" calcext:value-type="float">
            <text:p><text:s text:c="2"/>120 809</text:p>
          </table:table-cell>
          <table:table-cell office:value-type="float" office:value="120472.766" calcext:value-type="float">
            <text:p><text:s text:c="2"/>120 473</text:p>
          </table:table-cell>
          <table:table-cell office:value-type="float" office:value="120188.745" calcext:value-type="float">
            <text:p><text:s text:c="2"/>120 189</text:p>
          </table:table-cell>
          <table:table-cell office:value-type="float" office:value="119895.11" calcext:value-type="float">
            <text:p><text:s text:c="2"/>119 895</text:p>
          </table:table-cell>
          <table:table-cell office:value-type="float" office:value="119441.222" calcext:value-type="float">
            <text:p><text:s text:c="2"/>119 441</text:p>
          </table:table-cell>
          <table:table-cell office:value-type="float" office:value="119524.326" calcext:value-type="float">
            <text:p><text:s text:c="2"/>119 524</text:p>
          </table:table-cell>
          <table:table-cell office:value-type="float" office:value="120432.628" calcext:value-type="float">
            <text:p><text:s text:c="2"/>120 433</text:p>
          </table:table-cell>
          <table:table-cell office:value-type="float" office:value="121747.668" calcext:value-type="float">
            <text:p><text:s text:c="2"/>121 748</text:p>
          </table:table-cell>
          <table:table-cell office:value-type="float" office:value="122889.438" calcext:value-type="float">
            <text:p><text:s text:c="2"/>122 889</text:p>
          </table:table-cell>
          <table:table-cell office:value-type="float" office:value="124125.718" calcext:value-type="float">
            <text:p><text:s text:c="2"/>124 126</text:p>
          </table:table-cell>
          <table:table-cell office:value-type="float" office:value="124150.701" calcext:value-type="float">
            <text:p><text:s text:c="2"/>124 151</text:p>
          </table:table-cell>
          <table:table-cell office:value-type="float" office:value="122304.012" calcext:value-type="float">
            <text:p><text:s text:c="2"/>122 304</text:p>
          </table:table-cell>
          <table:table-cell office:value-type="float" office:value="119236.737" calcext:value-type="float">
            <text:p><text:s text:c="2"/>119 237</text:p>
          </table:table-cell>
          <table:table-cell office:value-type="float" office:value="116305.722" calcext:value-type="float">
            <text:p><text:s text:c="2"/>116 306</text:p>
          </table:table-cell>
          <table:table-cell office:value-type="float" office:value="113294.104" calcext:value-type="float">
            <text:p><text:s text:c="2"/>113 294</text:p>
          </table:table-cell>
          <table:table-cell office:value-type="float" office:value="110471.502" calcext:value-type="float">
            <text:p><text:s text:c="2"/>110 472</text:p>
          </table:table-cell>
          <table:table-cell office:value-type="float" office:value="108126.551" calcext:value-type="float">
            <text:p><text:s text:c="2"/>108 127</text:p>
          </table:table-cell>
          <table:table-cell office:value-type="float" office:value="106142.56" calcext:value-type="float">
            <text:p><text:s text:c="2"/>106 143</text:p>
          </table:table-cell>
          <table:table-cell office:value-type="float" office:value="104025.728" calcext:value-type="float">
            <text:p><text:s text:c="2"/>104 026</text:p>
          </table:table-cell>
          <table:table-cell office:value-type="float" office:value="101768.761" calcext:value-type="float">
            <text:p><text:s text:c="2"/>101 769</text:p>
          </table:table-cell>
          <table:table-cell office:value-type="float" office:value="100167.311" calcext:value-type="float">
            <text:p><text:s text:c="2"/>100 167</text:p>
          </table:table-cell>
          <table:table-cell office:value-type="float" office:value="99534.511" calcext:value-type="float">
            <text:p><text:s text:c="2"/>99 535</text:p>
          </table:table-cell>
          <table:table-cell office:value-type="float" office:value="99514.243" calcext:value-type="float">
            <text:p><text:s text:c="2"/>99 514</text:p>
          </table:table-cell>
          <table:table-cell office:value-type="float" office:value="99429.272" calcext:value-type="float">
            <text:p><text:s text:c="2"/>99 429</text:p>
          </table:table-cell>
          <table:table-cell office:value-type="float" office:value="99405.2669999999" calcext:value-type="float">
            <text:p><text:s text:c="2"/>99 405</text:p>
          </table:table-cell>
          <table:table-cell office:value-type="float" office:value="99086.2839999999" calcext:value-type="float">
            <text:p><text:s text:c="2"/>99 086</text:p>
          </table:table-cell>
          <table:table-cell office:value-type="float" office:value="98223.399" calcext:value-type="float">
            <text:p><text:s text:c="2"/>98 223</text:p>
          </table:table-cell>
          <table:table-cell office:value-type="float" office:value="96969.013" calcext:value-type="float">
            <text:p><text:s text:c="2"/>96 969</text:p>
          </table:table-cell>
          <table:table-cell office:value-type="float" office:value="95751.018" calcext:value-type="float">
            <text:p><text:s text:c="2"/>95 751</text:p>
          </table:table-cell>
          <table:table-cell office:value-type="float" office:value="94515.643" calcext:value-type="float">
            <text:p><text:s text:c="2"/>94 516</text:p>
          </table:table-cell>
          <table:table-cell office:value-type="float" office:value="93001.319" calcext:value-type="float">
            <text:p><text:s text:c="2"/>93 001</text:p>
          </table:table-cell>
          <table:table-cell office:value-type="float" office:value="91130.673" calcext:value-type="float">
            <text:p><text:s text:c="2"/>91 131</text:p>
          </table:table-cell>
          <table:table-cell office:value-type="float" office:value="88999.465" calcext:value-type="float">
            <text:p><text:s text:c="2"/>88 999</text:p>
          </table:table-cell>
          <table:table-cell office:value-type="float" office:value="86815.8430000001" calcext:value-type="float">
            <text:p><text:s text:c="2"/>86 816</text:p>
          </table:table-cell>
          <table:table-cell office:value-type="float" office:value="84580.2" calcext:value-type="float">
            <text:p><text:s text:c="2"/>84 580</text:p>
          </table:table-cell>
          <table:table-cell office:value-type="float" office:value="82241.9239999999" calcext:value-type="float">
            <text:p><text:s text:c="2"/>82 242</text:p>
          </table:table-cell>
          <table:table-cell office:value-type="float" office:value="79810.604" calcext:value-type="float">
            <text:p><text:s text:c="2"/>79 811</text:p>
          </table:table-cell>
          <table:table-cell office:value-type="float" office:value="77338.136" calcext:value-type="float">
            <text:p><text:s text:c="2"/>77 338</text:p>
          </table:table-cell>
          <table:table-cell office:value-type="float" office:value="74790.9090000001" calcext:value-type="float">
            <text:p><text:s text:c="2"/>74 791</text:p>
          </table:table-cell>
          <table:table-cell office:value-type="float" office:value="72084.324" calcext:value-type="float">
            <text:p><text:s text:c="2"/>72 084</text:p>
          </table:table-cell>
          <table:table-cell office:value-type="float" office:value="69800.333" calcext:value-type="float">
            <text:p><text:s text:c="2"/>69 800</text:p>
          </table:table-cell>
          <table:table-cell office:value-type="float" office:value="68196.124" calcext:value-type="float">
            <text:p><text:s text:c="2"/>68 196</text:p>
          </table:table-cell>
          <table:table-cell office:value-type="float" office:value="66973.429" calcext:value-type="float">
            <text:p><text:s text:c="2"/>66 973</text:p>
          </table:table-cell>
          <table:table-cell office:value-type="float" office:value="65651.906" calcext:value-type="float">
            <text:p><text:s text:c="2"/>65 652</text:p>
          </table:table-cell>
          <table:table-cell office:value-type="float" office:value="64417.772" calcext:value-type="float">
            <text:p><text:s text:c="2"/>64 418</text:p>
          </table:table-cell>
          <table:table-cell office:value-type="float" office:value="62549.824" calcext:value-type="float">
            <text:p><text:s text:c="2"/>62 550</text:p>
          </table:table-cell>
          <table:table-cell office:value-type="float" office:value="59669.477" calcext:value-type="float">
            <text:p><text:s text:c="2"/>59 669</text:p>
          </table:table-cell>
          <table:table-cell office:value-type="float" office:value="56154.35" calcext:value-type="float">
            <text:p><text:s text:c="2"/>56 154</text:p>
          </table:table-cell>
          <table:table-cell office:value-type="float" office:value="52779.086" calcext:value-type="float">
            <text:p><text:s text:c="2"/>52 779</text:p>
          </table:table-cell>
          <table:table-cell office:value-type="float" office:value="49410.867" calcext:value-type="float">
            <text:p><text:s text:c="2"/>49 411</text:p>
          </table:table-cell>
          <table:table-cell office:value-type="float" office:value="46257.177" calcext:value-type="float">
            <text:p><text:s text:c="2"/>46 257</text:p>
          </table:table-cell>
          <table:table-cell office:value-type="float" office:value="43506.623" calcext:value-type="float">
            <text:p><text:s text:c="2"/>43 507</text:p>
          </table:table-cell>
          <table:table-cell office:value-type="float" office:value="41064.167" calcext:value-type="float">
            <text:p><text:s text:c="2"/>41 064</text:p>
          </table:table-cell>
          <table:table-cell office:value-type="float" office:value="38588.308" calcext:value-type="float">
            <text:p><text:s text:c="2"/>38 588</text:p>
          </table:table-cell>
          <table:table-cell office:value-type="float" office:value="36077.826" calcext:value-type="float">
            <text:p><text:s text:c="2"/>36 078</text:p>
          </table:table-cell>
          <table:table-cell office:value-type="float" office:value="33989.621" calcext:value-type="float">
            <text:p><text:s text:c="2"/>33 990</text:p>
          </table:table-cell>
          <table:table-cell office:value-type="float" office:value="32494.788" calcext:value-type="float">
            <text:p><text:s text:c="2"/>32 495</text:p>
          </table:table-cell>
          <table:table-cell office:value-type="float" office:value="31382.746" calcext:value-type="float">
            <text:p><text:s text:c="2"/>31 383</text:p>
          </table:table-cell>
          <table:table-cell office:value-type="float" office:value="30297.679" calcext:value-type="float">
            <text:p><text:s text:c="2"/>30 298</text:p>
          </table:table-cell>
          <table:table-cell office:value-type="float" office:value="29341.883" calcext:value-type="float">
            <text:p><text:s text:c="2"/>29 342</text:p>
          </table:table-cell>
          <table:table-cell office:value-type="float" office:value="28114.399" calcext:value-type="float">
            <text:p><text:s text:c="2"/>28 114</text:p>
          </table:table-cell>
          <table:table-cell office:value-type="float" office:value="26389.577" calcext:value-type="float">
            <text:p><text:s text:c="2"/>26 390</text:p>
          </table:table-cell>
          <table:table-cell office:value-type="float" office:value="24361.105" calcext:value-type="float">
            <text:p><text:s text:c="2"/>24 361</text:p>
          </table:table-cell>
          <table:table-cell office:value-type="float" office:value="22447.695" calcext:value-type="float">
            <text:p><text:s text:c="2"/>22 448</text:p>
          </table:table-cell>
          <table:table-cell office:value-type="float" office:value="20564.832" calcext:value-type="float">
            <text:p><text:s text:c="2"/>20 565</text:p>
          </table:table-cell>
          <table:table-cell office:value-type="float" office:value="18787.583" calcext:value-type="float">
            <text:p><text:s text:c="2"/>18 788</text:p>
          </table:table-cell>
          <table:table-cell office:value-type="float" office:value="17195.089" calcext:value-type="float">
            <text:p><text:s text:c="2"/>17 195</text:p>
          </table:table-cell>
          <table:table-cell office:value-type="float" office:value="15733.511" calcext:value-type="float">
            <text:p><text:s text:c="2"/>15 734</text:p>
          </table:table-cell>
          <table:table-cell office:value-type="float" office:value="14281.164" calcext:value-type="float">
            <text:p><text:s text:c="2"/>14 281</text:p>
          </table:table-cell>
          <table:table-cell office:value-type="float" office:value="12875.963" calcext:value-type="float">
            <text:p><text:s text:c="2"/>12 876</text:p>
          </table:table-cell>
          <table:table-cell office:value-type="float" office:value="11484.025" calcext:value-type="float">
            <text:p><text:s text:c="2"/>11 484</text:p>
          </table:table-cell>
          <table:table-cell office:value-type="float" office:value="10080.767" calcext:value-type="float">
            <text:p><text:s text:c="2"/>10 081</text:p>
          </table:table-cell>
          <table:table-cell office:value-type="float" office:value="8701.427" calcext:value-type="float">
            <text:p><text:s text:c="2"/>8 701</text:p>
          </table:table-cell>
          <table:table-cell office:value-type="float" office:value="7376.389" calcext:value-type="float">
            <text:p><text:s text:c="2"/>7 376</text:p>
          </table:table-cell>
          <table:table-cell office:value-type="float" office:value="6161.044" calcext:value-type="float">
            <text:p><text:s text:c="2"/>6 161</text:p>
          </table:table-cell>
          <table:table-cell office:value-type="float" office:value="5115.725" calcext:value-type="float">
            <text:p><text:s text:c="2"/>5 116</text:p>
          </table:table-cell>
          <table:table-cell office:value-type="float" office:value="4184.16" calcext:value-type="float">
            <text:p><text:s text:c="2"/>4 184</text:p>
          </table:table-cell>
          <table:table-cell office:value-type="float" office:value="3344.805" calcext:value-type="float">
            <text:p><text:s text:c="2"/>3 345</text:p>
          </table:table-cell>
          <table:table-cell office:value-type="float" office:value="2519.7" calcext:value-type="float">
            <text:p><text:s text:c="2"/>2 520</text:p>
          </table:table-cell>
          <table:table-cell office:value-type="float" office:value="1925.549" calcext:value-type="float">
            <text:p><text:s text:c="2"/>1 926</text:p>
          </table:table-cell>
          <table:table-cell office:value-type="float" office:value="1596.98" calcext:value-type="float">
            <text:p><text:s text:c="2"/>1 597</text:p>
          </table:table-cell>
          <table:table-cell office:value-type="float" office:value="1225.436" calcext:value-type="float">
            <text:p><text:s text:c="2"/>1 225</text:p>
          </table:table-cell>
          <table:table-cell office:value-type="float" office:value="810.973" calcext:value-type="float">
            <text:p><text:s text:c="3"/>811</text:p>
          </table:table-cell>
          <table:table-cell office:value-type="float" office:value="617.506" calcext:value-type="float">
            <text:p><text:s text:c="3"/>618</text:p>
          </table:table-cell>
          <table:table-cell office:value-type="float" office:value="497.225" calcext:value-type="float">
            <text:p><text:s text:c="3"/>497</text:p>
          </table:table-cell>
          <table:table-cell office:value-type="float" office:value="357.129" calcext:value-type="float">
            <text:p><text:s text:c="3"/>357</text:p>
          </table:table-cell>
          <table:table-cell office:value-type="float" office:value="197.175" calcext:value-type="float">
            <text:p><text:s text:c="3"/>197</text:p>
          </table:table-cell>
          <table:table-cell office:value-type="float" office:value="315.578" calcext:value-type="float">
            <text:p><text:s text:c="3"/>31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35110.373" calcext:value-type="float">
            <text:p><text:s text:c="2"/>135 110</text:p>
          </table:table-cell>
          <table:table-cell office:value-type="float" office:value="133550.506" calcext:value-type="float">
            <text:p><text:s text:c="2"/>133 551</text:p>
          </table:table-cell>
          <table:table-cell office:value-type="float" office:value="132953.876" calcext:value-type="float">
            <text:p><text:s text:c="2"/>132 954</text:p>
          </table:table-cell>
          <table:table-cell office:value-type="float" office:value="131268.261" calcext:value-type="float">
            <text:p><text:s text:c="2"/>131 268</text:p>
          </table:table-cell>
          <table:table-cell office:value-type="float" office:value="129684.299" calcext:value-type="float">
            <text:p><text:s text:c="2"/>129 684</text:p>
          </table:table-cell>
          <table:table-cell office:value-type="float" office:value="128207.092" calcext:value-type="float">
            <text:p><text:s text:c="2"/>128 207</text:p>
          </table:table-cell>
          <table:table-cell office:value-type="float" office:value="126841.688" calcext:value-type="float">
            <text:p><text:s text:c="2"/>126 842</text:p>
          </table:table-cell>
          <table:table-cell office:value-type="float" office:value="125579.433" calcext:value-type="float">
            <text:p><text:s text:c="2"/>125 579</text:p>
          </table:table-cell>
          <table:table-cell office:value-type="float" office:value="124411.607" calcext:value-type="float">
            <text:p><text:s text:c="2"/>124 412</text:p>
          </table:table-cell>
          <table:table-cell office:value-type="float" office:value="123411.993" calcext:value-type="float">
            <text:p><text:s text:c="2"/>123 412</text:p>
          </table:table-cell>
          <table:table-cell office:value-type="float" office:value="122613.162" calcext:value-type="float">
            <text:p><text:s text:c="2"/>122 613</text:p>
          </table:table-cell>
          <table:table-cell office:value-type="float" office:value="121978.931" calcext:value-type="float">
            <text:p><text:s text:c="2"/>121 979</text:p>
          </table:table-cell>
          <table:table-cell office:value-type="float" office:value="121446.9" calcext:value-type="float">
            <text:p><text:s text:c="2"/>121 447</text:p>
          </table:table-cell>
          <table:table-cell office:value-type="float" office:value="121037.102" calcext:value-type="float">
            <text:p><text:s text:c="2"/>121 037</text:p>
          </table:table-cell>
          <table:table-cell office:value-type="float" office:value="120679.656" calcext:value-type="float">
            <text:p><text:s text:c="2"/>120 680</text:p>
          </table:table-cell>
          <table:table-cell office:value-type="float" office:value="120335.897" calcext:value-type="float">
            <text:p><text:s text:c="2"/>120 336</text:p>
          </table:table-cell>
          <table:table-cell office:value-type="float" office:value="120042.104" calcext:value-type="float">
            <text:p><text:s text:c="2"/>120 042</text:p>
          </table:table-cell>
          <table:table-cell office:value-type="float" office:value="119737.068" calcext:value-type="float">
            <text:p><text:s text:c="2"/>119 737</text:p>
          </table:table-cell>
          <table:table-cell office:value-type="float" office:value="119269.666" calcext:value-type="float">
            <text:p><text:s text:c="2"/>119 270</text:p>
          </table:table-cell>
          <table:table-cell office:value-type="float" office:value="119343.571" calcext:value-type="float">
            <text:p><text:s text:c="2"/>119 344</text:p>
          </table:table-cell>
          <table:table-cell office:value-type="float" office:value="120250.091" calcext:value-type="float">
            <text:p><text:s text:c="2"/>120 250</text:p>
          </table:table-cell>
          <table:table-cell office:value-type="float" office:value="121568.092" calcext:value-type="float">
            <text:p><text:s text:c="2"/>121 568</text:p>
          </table:table-cell>
          <table:table-cell office:value-type="float" office:value="122711.596" calcext:value-type="float">
            <text:p><text:s text:c="2"/>122 712</text:p>
          </table:table-cell>
          <table:table-cell office:value-type="float" office:value="123949.574" calcext:value-type="float">
            <text:p><text:s text:c="2"/>123 950</text:p>
          </table:table-cell>
          <table:table-cell office:value-type="float" office:value="123975.176" calcext:value-type="float">
            <text:p><text:s text:c="2"/>123 975</text:p>
          </table:table-cell>
          <table:table-cell office:value-type="float" office:value="122126.983" calcext:value-type="float">
            <text:p><text:s text:c="2"/>122 127</text:p>
          </table:table-cell>
          <table:table-cell office:value-type="float" office:value="119056.687" calcext:value-type="float">
            <text:p><text:s text:c="2"/>119 057</text:p>
          </table:table-cell>
          <table:table-cell office:value-type="float" office:value="116122.911" calcext:value-type="float">
            <text:p><text:s text:c="2"/>116 123</text:p>
          </table:table-cell>
          <table:table-cell office:value-type="float" office:value="113108.504" calcext:value-type="float">
            <text:p><text:s text:c="2"/>113 109</text:p>
          </table:table-cell>
          <table:table-cell office:value-type="float" office:value="110282.227" calcext:value-type="float">
            <text:p><text:s text:c="2"/>110 282</text:p>
          </table:table-cell>
          <table:table-cell office:value-type="float" office:value="107932.555" calcext:value-type="float">
            <text:p><text:s text:c="2"/>107 933</text:p>
          </table:table-cell>
          <table:table-cell office:value-type="float" office:value="105942.948" calcext:value-type="float">
            <text:p><text:s text:c="2"/>105 943</text:p>
          </table:table-cell>
          <table:table-cell office:value-type="float" office:value="103819.986" calcext:value-type="float">
            <text:p><text:s text:c="2"/>103 820</text:p>
          </table:table-cell>
          <table:table-cell office:value-type="float" office:value="101556.184" calcext:value-type="float">
            <text:p><text:s text:c="2"/>101 556</text:p>
          </table:table-cell>
          <table:table-cell office:value-type="float" office:value="99947.644" calcext:value-type="float">
            <text:p><text:s text:c="2"/>99 948</text:p>
          </table:table-cell>
          <table:table-cell office:value-type="float" office:value="99307.728" calcext:value-type="float">
            <text:p><text:s text:c="2"/>99 308</text:p>
          </table:table-cell>
          <table:table-cell office:value-type="float" office:value="99280.043" calcext:value-type="float">
            <text:p><text:s text:c="2"/>99 280</text:p>
          </table:table-cell>
          <table:table-cell office:value-type="float" office:value="99186.769" calcext:value-type="float">
            <text:p><text:s text:c="2"/>99 187</text:p>
          </table:table-cell>
          <table:table-cell office:value-type="float" office:value="99153.597" calcext:value-type="float">
            <text:p><text:s text:c="2"/>99 154</text:p>
          </table:table-cell>
          <table:table-cell office:value-type="float" office:value="98824.823" calcext:value-type="float">
            <text:p><text:s text:c="2"/>98 825</text:p>
          </table:table-cell>
          <table:table-cell office:value-type="float" office:value="97951.482" calcext:value-type="float">
            <text:p><text:s text:c="2"/>97 951</text:p>
          </table:table-cell>
          <table:table-cell office:value-type="float" office:value="96685.827" calcext:value-type="float">
            <text:p><text:s text:c="2"/>96 686</text:p>
          </table:table-cell>
          <table:table-cell office:value-type="float" office:value="95455.6479999999" calcext:value-type="float">
            <text:p><text:s text:c="2"/>95 456</text:p>
          </table:table-cell>
          <table:table-cell office:value-type="float" office:value="94207.319" calcext:value-type="float">
            <text:p><text:s text:c="2"/>94 207</text:p>
          </table:table-cell>
          <table:table-cell office:value-type="float" office:value="92678.192" calcext:value-type="float">
            <text:p><text:s text:c="2"/>92 678</text:p>
          </table:table-cell>
          <table:table-cell office:value-type="float" office:value="90790.3940000001" calcext:value-type="float">
            <text:p><text:s text:c="2"/>90 790</text:p>
          </table:table-cell>
          <table:table-cell office:value-type="float" office:value="88640.1990000001" calcext:value-type="float">
            <text:p><text:s text:c="2"/>88 640</text:p>
          </table:table-cell>
          <table:table-cell office:value-type="float" office:value="86436.419" calcext:value-type="float">
            <text:p><text:s text:c="2"/>86 436</text:p>
          </table:table-cell>
          <table:table-cell office:value-type="float" office:value="84178.995" calcext:value-type="float">
            <text:p><text:s text:c="2"/>84 179</text:p>
          </table:table-cell>
          <table:table-cell office:value-type="float" office:value="81819.179" calcext:value-type="float">
            <text:p><text:s text:c="2"/>81 819</text:p>
          </table:table-cell>
          <table:table-cell office:value-type="float" office:value="79367.406" calcext:value-type="float">
            <text:p><text:s text:c="2"/>79 367</text:p>
          </table:table-cell>
          <table:table-cell office:value-type="float" office:value="76874.548" calcext:value-type="float">
            <text:p><text:s text:c="2"/>76 875</text:p>
          </table:table-cell>
          <table:table-cell office:value-type="float" office:value="74305.866" calcext:value-type="float">
            <text:p><text:s text:c="2"/>74 306</text:p>
          </table:table-cell>
          <table:table-cell office:value-type="float" office:value="71578.063" calcext:value-type="float">
            <text:p><text:s text:c="2"/>71 578</text:p>
          </table:table-cell>
          <table:table-cell office:value-type="float" office:value="69267.332" calcext:value-type="float">
            <text:p><text:s text:c="2"/>69 267</text:p>
          </table:table-cell>
          <table:table-cell office:value-type="float" office:value="67628.258" calcext:value-type="float">
            <text:p><text:s text:c="2"/>67 628</text:p>
          </table:table-cell>
          <table:table-cell office:value-type="float" office:value="66365.75" calcext:value-type="float">
            <text:p><text:s text:c="2"/>66 366</text:p>
          </table:table-cell>
          <table:table-cell office:value-type="float" office:value="65004.964" calcext:value-type="float">
            <text:p><text:s text:c="2"/>65 005</text:p>
          </table:table-cell>
          <table:table-cell office:value-type="float" office:value="63730.673" calcext:value-type="float">
            <text:p><text:s text:c="2"/>63 731</text:p>
          </table:table-cell>
          <table:table-cell office:value-type="float" office:value="61827.444" calcext:value-type="float">
            <text:p><text:s text:c="2"/>61 827</text:p>
          </table:table-cell>
          <table:table-cell office:value-type="float" office:value="58919.985" calcext:value-type="float">
            <text:p><text:s text:c="2"/>58 920</text:p>
          </table:table-cell>
          <table:table-cell office:value-type="float" office:value="55383.185" calcext:value-type="float">
            <text:p><text:s text:c="2"/>55 383</text:p>
          </table:table-cell>
          <table:table-cell office:value-type="float" office:value="51984.514" calcext:value-type="float">
            <text:p><text:s text:c="2"/>51 985</text:p>
          </table:table-cell>
          <table:table-cell office:value-type="float" office:value="48591.319" calcext:value-type="float">
            <text:p><text:s text:c="2"/>48 591</text:p>
          </table:table-cell>
          <table:table-cell office:value-type="float" office:value="45415.474" calcext:value-type="float">
            <text:p><text:s text:c="2"/>45 415</text:p>
          </table:table-cell>
          <table:table-cell office:value-type="float" office:value="42646.583" calcext:value-type="float">
            <text:p><text:s text:c="2"/>42 647</text:p>
          </table:table-cell>
          <table:table-cell office:value-type="float" office:value="40187.222" calcext:value-type="float">
            <text:p><text:s text:c="2"/>40 187</text:p>
          </table:table-cell>
          <table:table-cell office:value-type="float" office:value="37695.15" calcext:value-type="float">
            <text:p><text:s text:c="2"/>37 695</text:p>
          </table:table-cell>
          <table:table-cell office:value-type="float" office:value="35172.626" calcext:value-type="float">
            <text:p><text:s text:c="2"/>35 173</text:p>
          </table:table-cell>
          <table:table-cell office:value-type="float" office:value="33057.175" calcext:value-type="float">
            <text:p><text:s text:c="2"/>33 057</text:p>
          </table:table-cell>
          <table:table-cell office:value-type="float" office:value="31511.293" calcext:value-type="float">
            <text:p><text:s text:c="2"/>31 511</text:p>
          </table:table-cell>
          <table:table-cell office:value-type="float" office:value="30334.7" calcext:value-type="float">
            <text:p><text:s text:c="2"/>30 335</text:p>
          </table:table-cell>
          <table:table-cell office:value-type="float" office:value="29190.079" calcext:value-type="float">
            <text:p><text:s text:c="2"/>29 190</text:p>
          </table:table-cell>
          <table:table-cell office:value-type="float" office:value="28175.347" calcext:value-type="float">
            <text:p><text:s text:c="2"/>28 175</text:p>
          </table:table-cell>
          <table:table-cell office:value-type="float" office:value="26905.131" calcext:value-type="float">
            <text:p><text:s text:c="2"/>26 905</text:p>
          </table:table-cell>
          <table:table-cell office:value-type="float" office:value="25163.212" calcext:value-type="float">
            <text:p><text:s text:c="2"/>25 163</text:p>
          </table:table-cell>
          <table:table-cell office:value-type="float" office:value="23136.08" calcext:value-type="float">
            <text:p><text:s text:c="2"/>23 136</text:p>
          </table:table-cell>
          <table:table-cell office:value-type="float" office:value="21226.471" calcext:value-type="float">
            <text:p><text:s text:c="2"/>21 226</text:p>
          </table:table-cell>
          <table:table-cell office:value-type="float" office:value="19353.998" calcext:value-type="float">
            <text:p><text:s text:c="2"/>19 354</text:p>
          </table:table-cell>
          <table:table-cell office:value-type="float" office:value="17589.991" calcext:value-type="float">
            <text:p><text:s text:c="2"/>17 590</text:p>
          </table:table-cell>
          <table:table-cell office:value-type="float" office:value="16010.457" calcext:value-type="float">
            <text:p><text:s text:c="2"/>16 010</text:p>
          </table:table-cell>
          <table:table-cell office:value-type="float" office:value="14564.834" calcext:value-type="float">
            <text:p><text:s text:c="2"/>14 565</text:p>
          </table:table-cell>
          <table:table-cell office:value-type="float" office:value="13136.062" calcext:value-type="float">
            <text:p><text:s text:c="2"/>13 136</text:p>
          </table:table-cell>
          <table:table-cell office:value-type="float" office:value="11758.833" calcext:value-type="float">
            <text:p><text:s text:c="2"/>11 759</text:p>
          </table:table-cell>
          <table:table-cell office:value-type="float" office:value="10411.807" calcext:value-type="float">
            <text:p><text:s text:c="2"/>10 412</text:p>
          </table:table-cell>
          <table:table-cell office:value-type="float" office:value="9076.357" calcext:value-type="float">
            <text:p><text:s text:c="2"/>9 076</text:p>
          </table:table-cell>
          <table:table-cell office:value-type="float" office:value="7780.616" calcext:value-type="float">
            <text:p><text:s text:c="2"/>7 781</text:p>
          </table:table-cell>
          <table:table-cell office:value-type="float" office:value="6512.52000000001" calcext:value-type="float">
            <text:p><text:s text:c="2"/>6 513</text:p>
          </table:table-cell>
          <table:table-cell office:value-type="float" office:value="5397.619" calcext:value-type="float">
            <text:p><text:s text:c="2"/>5 398</text:p>
          </table:table-cell>
          <table:table-cell office:value-type="float" office:value="4491.158" calcext:value-type="float">
            <text:p><text:s text:c="2"/>4 491</text:p>
          </table:table-cell>
          <table:table-cell office:value-type="float" office:value="3640.521" calcext:value-type="float">
            <text:p><text:s text:c="2"/>3 641</text:p>
          </table:table-cell>
          <table:table-cell office:value-type="float" office:value="2829.574" calcext:value-type="float">
            <text:p><text:s text:c="2"/>2 830</text:p>
          </table:table-cell>
          <table:table-cell office:value-type="float" office:value="2102.271" calcext:value-type="float">
            <text:p><text:s text:c="2"/>2 102</text:p>
          </table:table-cell>
          <table:table-cell office:value-type="float" office:value="1624.169" calcext:value-type="float">
            <text:p><text:s text:c="2"/>1 624</text:p>
          </table:table-cell>
          <table:table-cell office:value-type="float" office:value="1341.409" calcext:value-type="float">
            <text:p><text:s text:c="2"/>1 341</text:p>
          </table:table-cell>
          <table:table-cell office:value-type="float" office:value="1022.578" calcext:value-type="float">
            <text:p><text:s text:c="2"/>1 023</text:p>
          </table:table-cell>
          <table:table-cell office:value-type="float" office:value="667.622" calcext:value-type="float">
            <text:p><text:s text:c="3"/>668</text:p>
          </table:table-cell>
          <table:table-cell office:value-type="float" office:value="508.955" calcext:value-type="float">
            <text:p><text:s text:c="3"/>509</text:p>
          </table:table-cell>
          <table:table-cell office:value-type="float" office:value="365.674" calcext:value-type="float">
            <text:p><text:s text:c="3"/>366</text:p>
          </table:table-cell>
          <table:table-cell office:value-type="float" office:value="204.721" calcext:value-type="float">
            <text:p><text:s text:c="3"/>205</text:p>
          </table:table-cell>
          <table:table-cell office:value-type="float" office:value="339.404" calcext:value-type="float">
            <text:p><text:s text:c="3"/>33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35288.351" calcext:value-type="float">
            <text:p><text:s text:c="2"/>135 288</text:p>
          </table:table-cell>
          <table:table-cell office:value-type="float" office:value="134118.16" calcext:value-type="float">
            <text:p><text:s text:c="2"/>134 118</text:p>
          </table:table-cell>
          <table:table-cell office:value-type="float" office:value="132911.167" calcext:value-type="float">
            <text:p><text:s text:c="2"/>132 911</text:p>
          </table:table-cell>
          <table:table-cell office:value-type="float" office:value="132425.76" calcext:value-type="float">
            <text:p><text:s text:c="2"/>132 426</text:p>
          </table:table-cell>
          <table:table-cell office:value-type="float" office:value="130911.576" calcext:value-type="float">
            <text:p><text:s text:c="2"/>130 912</text:p>
          </table:table-cell>
          <table:table-cell office:value-type="float" office:value="129448.503" calcext:value-type="float">
            <text:p><text:s text:c="2"/>129 449</text:p>
          </table:table-cell>
          <table:table-cell office:value-type="float" office:value="128049.107" calcext:value-type="float">
            <text:p><text:s text:c="2"/>128 049</text:p>
          </table:table-cell>
          <table:table-cell office:value-type="float" office:value="126726.012" calcext:value-type="float">
            <text:p><text:s text:c="2"/>126 726</text:p>
          </table:table-cell>
          <table:table-cell office:value-type="float" office:value="125471.15" calcext:value-type="float">
            <text:p><text:s text:c="2"/>125 471</text:p>
          </table:table-cell>
          <table:table-cell office:value-type="float" office:value="124276.482" calcext:value-type="float">
            <text:p><text:s text:c="2"/>124 276</text:p>
          </table:table-cell>
          <table:table-cell office:value-type="float" office:value="123257.752" calcext:value-type="float">
            <text:p><text:s text:c="2"/>123 258</text:p>
          </table:table-cell>
          <table:table-cell office:value-type="float" office:value="122468.765" calcext:value-type="float">
            <text:p><text:s text:c="2"/>122 469</text:p>
          </table:table-cell>
          <table:table-cell office:value-type="float" office:value="121860.255" calcext:value-type="float">
            <text:p><text:s text:c="2"/>121 860</text:p>
          </table:table-cell>
          <table:table-cell office:value-type="float" office:value="121336.139" calcext:value-type="float">
            <text:p><text:s text:c="2"/>121 336</text:p>
          </table:table-cell>
          <table:table-cell office:value-type="float" office:value="120924.091" calcext:value-type="float">
            <text:p><text:s text:c="2"/>120 924</text:p>
          </table:table-cell>
          <table:table-cell office:value-type="float" office:value="120561.23" calcext:value-type="float">
            <text:p><text:s text:c="2"/>120 561</text:p>
          </table:table-cell>
          <table:table-cell office:value-type="float" office:value="120209.22" calcext:value-type="float">
            <text:p><text:s text:c="2"/>120 209</text:p>
          </table:table-cell>
          <table:table-cell office:value-type="float" office:value="119905.4" calcext:value-type="float">
            <text:p><text:s text:c="2"/>119 905</text:p>
          </table:table-cell>
          <table:table-cell office:value-type="float" office:value="119588.702" calcext:value-type="float">
            <text:p><text:s text:c="2"/>119 589</text:p>
          </table:table-cell>
          <table:table-cell office:value-type="float" office:value="119107.478" calcext:value-type="float">
            <text:p><text:s text:c="2"/>119 107</text:p>
          </table:table-cell>
          <table:table-cell office:value-type="float" office:value="119171.808" calcext:value-type="float">
            <text:p><text:s text:c="2"/>119 172</text:p>
          </table:table-cell>
          <table:table-cell office:value-type="float" office:value="120076.022" calcext:value-type="float">
            <text:p><text:s text:c="2"/>120 076</text:p>
          </table:table-cell>
          <table:table-cell office:value-type="float" office:value="121396.301" calcext:value-type="float">
            <text:p><text:s text:c="2"/>121 396</text:p>
          </table:table-cell>
          <table:table-cell office:value-type="float" office:value="122540.923" calcext:value-type="float">
            <text:p><text:s text:c="2"/>122 541</text:p>
          </table:table-cell>
          <table:table-cell office:value-type="float" office:value="123779.955" calcext:value-type="float">
            <text:p><text:s text:c="2"/>123 780</text:p>
          </table:table-cell>
          <table:table-cell office:value-type="float" office:value="123805.475" calcext:value-type="float">
            <text:p><text:s text:c="2"/>123 805</text:p>
          </table:table-cell>
          <table:table-cell office:value-type="float" office:value="121954.929" calcext:value-type="float">
            <text:p><text:s text:c="2"/>121 955</text:p>
          </table:table-cell>
          <table:table-cell office:value-type="float" office:value="118880.726" calcext:value-type="float">
            <text:p><text:s text:c="2"/>118 881</text:p>
          </table:table-cell>
          <table:table-cell office:value-type="float" office:value="115943.362" calcext:value-type="float">
            <text:p><text:s text:c="2"/>115 943</text:p>
          </table:table-cell>
          <table:table-cell office:value-type="float" office:value="112925.302" calcext:value-type="float">
            <text:p><text:s text:c="2"/>112 925</text:p>
          </table:table-cell>
          <table:table-cell office:value-type="float" office:value="110094.69" calcext:value-type="float">
            <text:p><text:s text:c="2"/>110 095</text:p>
          </table:table-cell>
          <table:table-cell office:value-type="float" office:value="107739.836" calcext:value-type="float">
            <text:p><text:s text:c="2"/>107 740</text:p>
          </table:table-cell>
          <table:table-cell office:value-type="float" office:value="105744.331" calcext:value-type="float">
            <text:p><text:s text:c="2"/>105 744</text:p>
          </table:table-cell>
          <table:table-cell office:value-type="float" office:value="103614.948" calcext:value-type="float">
            <text:p><text:s text:c="2"/>103 615</text:p>
          </table:table-cell>
          <table:table-cell office:value-type="float" office:value="101344.118" calcext:value-type="float">
            <text:p><text:s text:c="2"/>101 344</text:p>
          </table:table-cell>
          <table:table-cell office:value-type="float" office:value="99728.384" calcext:value-type="float">
            <text:p><text:s text:c="2"/>99 728</text:p>
          </table:table-cell>
          <table:table-cell office:value-type="float" office:value="99081.27" calcext:value-type="float">
            <text:p><text:s text:c="2"/>99 081</text:p>
          </table:table-cell>
          <table:table-cell office:value-type="float" office:value="99046.212" calcext:value-type="float">
            <text:p><text:s text:c="2"/>99 046</text:p>
          </table:table-cell>
          <table:table-cell office:value-type="float" office:value="98944.7329999999" calcext:value-type="float">
            <text:p><text:s text:c="2"/>98 945</text:p>
          </table:table-cell>
          <table:table-cell office:value-type="float" office:value="98902.475" calcext:value-type="float">
            <text:p><text:s text:c="2"/>98 902</text:p>
          </table:table-cell>
          <table:table-cell office:value-type="float" office:value="98564.0279999999" calcext:value-type="float">
            <text:p><text:s text:c="2"/>98 564</text:p>
          </table:table-cell>
          <table:table-cell office:value-type="float" office:value="97680.46" calcext:value-type="float">
            <text:p><text:s text:c="2"/>97 680</text:p>
          </table:table-cell>
          <table:table-cell office:value-type="float" office:value="96403.837" calcext:value-type="float">
            <text:p><text:s text:c="2"/>96 404</text:p>
          </table:table-cell>
          <table:table-cell office:value-type="float" office:value="95161.757" calcext:value-type="float">
            <text:p><text:s text:c="2"/>95 162</text:p>
          </table:table-cell>
          <table:table-cell office:value-type="float" office:value="93900.783" calcext:value-type="float">
            <text:p><text:s text:c="2"/>93 901</text:p>
          </table:table-cell>
          <table:table-cell office:value-type="float" office:value="92357.0490000001" calcext:value-type="float">
            <text:p><text:s text:c="2"/>92 357</text:p>
          </table:table-cell>
          <table:table-cell office:value-type="float" office:value="90452.042" calcext:value-type="float">
            <text:p><text:s text:c="2"/>90 452</text:p>
          </table:table-cell>
          <table:table-cell office:value-type="float" office:value="88282.6229999999" calcext:value-type="float">
            <text:p><text:s text:c="2"/>88 283</text:p>
          </table:table-cell>
          <table:table-cell office:value-type="float" office:value="86058.565" calcext:value-type="float">
            <text:p><text:s text:c="2"/>86 059</text:p>
          </table:table-cell>
          <table:table-cell office:value-type="float" office:value="83779.1770000001" calcext:value-type="float">
            <text:p><text:s text:c="2"/>83 779</text:p>
          </table:table-cell>
          <table:table-cell office:value-type="float" office:value="81397.6940000001" calcext:value-type="float">
            <text:p><text:s text:c="2"/>81 398</text:p>
          </table:table-cell>
          <table:table-cell office:value-type="float" office:value="78925.449" calcext:value-type="float">
            <text:p><text:s text:c="2"/>78 925</text:p>
          </table:table-cell>
          <table:table-cell office:value-type="float" office:value="76412.239" calcext:value-type="float">
            <text:p><text:s text:c="2"/>76 412</text:p>
          </table:table-cell>
          <table:table-cell office:value-type="float" office:value="73822.132" calcext:value-type="float">
            <text:p><text:s text:c="2"/>73 822</text:p>
          </table:table-cell>
          <table:table-cell office:value-type="float" office:value="71073.086" calcext:value-type="float">
            <text:p><text:s text:c="2"/>71 073</text:p>
          </table:table-cell>
          <table:table-cell office:value-type="float" office:value="68735.679" calcext:value-type="float">
            <text:p><text:s text:c="2"/>68 736</text:p>
          </table:table-cell>
          <table:table-cell office:value-type="float" office:value="67061.835" calcext:value-type="float">
            <text:p><text:s text:c="2"/>67 062</text:p>
          </table:table-cell>
          <table:table-cell office:value-type="float" office:value="65759.653" calcext:value-type="float">
            <text:p><text:s text:c="2"/>65 760</text:p>
          </table:table-cell>
          <table:table-cell office:value-type="float" office:value="64359.783" calcext:value-type="float">
            <text:p><text:s text:c="2"/>64 360</text:p>
          </table:table-cell>
          <table:table-cell office:value-type="float" office:value="63045.471" calcext:value-type="float">
            <text:p><text:s text:c="2"/>63 045</text:p>
          </table:table-cell>
          <table:table-cell office:value-type="float" office:value="61106.947" calcext:value-type="float">
            <text:p><text:s text:c="2"/>61 107</text:p>
          </table:table-cell>
          <table:table-cell office:value-type="float" office:value="58172.192" calcext:value-type="float">
            <text:p><text:s text:c="2"/>58 172</text:p>
          </table:table-cell>
          <table:table-cell office:value-type="float" office:value="54613.356" calcext:value-type="float">
            <text:p><text:s text:c="2"/>54 613</text:p>
          </table:table-cell>
          <table:table-cell office:value-type="float" office:value="51190.93" calcext:value-type="float">
            <text:p><text:s text:c="2"/>51 191</text:p>
          </table:table-cell>
          <table:table-cell office:value-type="float" office:value="47772.433" calcext:value-type="float">
            <text:p><text:s text:c="2"/>47 772</text:p>
          </table:table-cell>
          <table:table-cell office:value-type="float" office:value="44574.165" calcext:value-type="float">
            <text:p><text:s text:c="2"/>44 574</text:p>
          </table:table-cell>
          <table:table-cell office:value-type="float" office:value="41786.933" calcext:value-type="float">
            <text:p><text:s text:c="2"/>41 787</text:p>
          </table:table-cell>
          <table:table-cell office:value-type="float" office:value="39310.728" calcext:value-type="float">
            <text:p><text:s text:c="2"/>39 311</text:p>
          </table:table-cell>
          <table:table-cell office:value-type="float" office:value="36802.509" calcext:value-type="float">
            <text:p><text:s text:c="2"/>36 803</text:p>
          </table:table-cell>
          <table:table-cell office:value-type="float" office:value="34267.983" calcext:value-type="float">
            <text:p><text:s text:c="2"/>34 268</text:p>
          </table:table-cell>
          <table:table-cell office:value-type="float" office:value="32125.354" calcext:value-type="float">
            <text:p><text:s text:c="2"/>32 125</text:p>
          </table:table-cell>
          <table:table-cell office:value-type="float" office:value="30528.408" calcext:value-type="float">
            <text:p><text:s text:c="2"/>30 528</text:p>
          </table:table-cell>
          <table:table-cell office:value-type="float" office:value="29287.289" calcext:value-type="float">
            <text:p><text:s text:c="2"/>29 287</text:p>
          </table:table-cell>
          <table:table-cell office:value-type="float" office:value="28083.087" calcext:value-type="float">
            <text:p><text:s text:c="2"/>28 083</text:p>
          </table:table-cell>
          <table:table-cell office:value-type="float" office:value="27009.41" calcext:value-type="float">
            <text:p><text:s text:c="2"/>27 009</text:p>
          </table:table-cell>
          <table:table-cell office:value-type="float" office:value="25696.448" calcext:value-type="float">
            <text:p><text:s text:c="2"/>25 696</text:p>
          </table:table-cell>
          <table:table-cell office:value-type="float" office:value="23937.323" calcext:value-type="float">
            <text:p><text:s text:c="2"/>23 937</text:p>
          </table:table-cell>
          <table:table-cell office:value-type="float" office:value="21911.302" calcext:value-type="float">
            <text:p><text:s text:c="2"/>21 911</text:p>
          </table:table-cell>
          <table:table-cell office:value-type="float" office:value="20005.364" calcext:value-type="float">
            <text:p><text:s text:c="2"/>20 005</text:p>
          </table:table-cell>
          <table:table-cell office:value-type="float" office:value="18143.083" calcext:value-type="float">
            <text:p><text:s text:c="2"/>18 143</text:p>
          </table:table-cell>
          <table:table-cell office:value-type="float" office:value="16392.172" calcext:value-type="float">
            <text:p><text:s text:c="2"/>16 392</text:p>
          </table:table-cell>
          <table:table-cell office:value-type="float" office:value="14825.483" calcext:value-type="float">
            <text:p><text:s text:c="2"/>14 825</text:p>
          </table:table-cell>
          <table:table-cell office:value-type="float" office:value="13395.788" calcext:value-type="float">
            <text:p><text:s text:c="2"/>13 396</text:p>
          </table:table-cell>
          <table:table-cell office:value-type="float" office:value="11990.511" calcext:value-type="float">
            <text:p><text:s text:c="2"/>11 991</text:p>
          </table:table-cell>
          <table:table-cell office:value-type="float" office:value="10641.187" calcext:value-type="float">
            <text:p><text:s text:c="2"/>10 641</text:p>
          </table:table-cell>
          <table:table-cell office:value-type="float" office:value="9339.023" calcext:value-type="float">
            <text:p><text:s text:c="2"/>9 339</text:p>
          </table:table-cell>
          <table:table-cell office:value-type="float" office:value="8071.395" calcext:value-type="float">
            <text:p><text:s text:c="2"/>8 071</text:p>
          </table:table-cell>
          <table:table-cell office:value-type="float" office:value="6859.263" calcext:value-type="float">
            <text:p><text:s text:c="2"/>6 859</text:p>
          </table:table-cell>
          <table:table-cell office:value-type="float" office:value="5648.115" calcext:value-type="float">
            <text:p><text:s text:c="2"/>5 648</text:p>
          </table:table-cell>
          <table:table-cell office:value-type="float" office:value="4633.7" calcext:value-type="float">
            <text:p><text:s text:c="2"/>4 634</text:p>
          </table:table-cell>
          <table:table-cell office:value-type="float" office:value="3866.113" calcext:value-type="float">
            <text:p><text:s text:c="2"/>3 866</text:p>
          </table:table-cell>
          <table:table-cell office:value-type="float" office:value="3096.47" calcext:value-type="float">
            <text:p><text:s text:c="2"/>3 096</text:p>
          </table:table-cell>
          <table:table-cell office:value-type="float" office:value="2313.956" calcext:value-type="float">
            <text:p><text:s text:c="2"/>2 314</text:p>
          </table:table-cell>
          <table:table-cell office:value-type="float" office:value="1684.523" calcext:value-type="float">
            <text:p><text:s text:c="2"/>1 685</text:p>
          </table:table-cell>
          <table:table-cell office:value-type="float" office:value="1322.522" calcext:value-type="float">
            <text:p><text:s text:c="2"/>1 323</text:p>
          </table:table-cell>
          <table:table-cell office:value-type="float" office:value="1085.634" calcext:value-type="float">
            <text:p><text:s text:c="2"/>1 086</text:p>
          </table:table-cell>
          <table:table-cell office:value-type="float" office:value="819.521" calcext:value-type="float">
            <text:p><text:s text:c="3"/>820</text:p>
          </table:table-cell>
          <table:table-cell office:value-type="float" office:value="524.168" calcext:value-type="float">
            <text:p><text:s text:c="3"/>524</text:p>
          </table:table-cell>
          <table:table-cell office:value-type="float" office:value="375.292" calcext:value-type="float">
            <text:p><text:s text:c="3"/>375</text:p>
          </table:table-cell>
          <table:table-cell office:value-type="float" office:value="212.908" calcext:value-type="float">
            <text:p><text:s text:c="3"/>213</text:p>
          </table:table-cell>
          <table:table-cell office:value-type="float" office:value="364.611" calcext:value-type="float">
            <text:p><text:s text:c="3"/>36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35385.662" calcext:value-type="float">
            <text:p><text:s text:c="2"/>135 386</text:p>
          </table:table-cell>
          <table:table-cell office:value-type="float" office:value="134589.808" calcext:value-type="float">
            <text:p><text:s text:c="2"/>134 590</text:p>
          </table:table-cell>
          <table:table-cell office:value-type="float" office:value="133665.596" calcext:value-type="float">
            <text:p><text:s text:c="2"/>133 666</text:p>
          </table:table-cell>
          <table:table-cell office:value-type="float" office:value="132635.758" calcext:value-type="float">
            <text:p><text:s text:c="2"/>132 636</text:p>
          </table:table-cell>
          <table:table-cell office:value-type="float" office:value="131895.699" calcext:value-type="float">
            <text:p><text:s text:c="2"/>131 896</text:p>
          </table:table-cell>
          <table:table-cell office:value-type="float" office:value="130552.91" calcext:value-type="float">
            <text:p><text:s text:c="2"/>130 553</text:p>
          </table:table-cell>
          <table:table-cell office:value-type="float" office:value="129210.662" calcext:value-type="float">
            <text:p><text:s text:c="2"/>129 211</text:p>
          </table:table-cell>
          <table:table-cell office:value-type="float" office:value="127889.08" calcext:value-type="float">
            <text:p><text:s text:c="2"/>127 889</text:p>
          </table:table-cell>
          <table:table-cell office:value-type="float" office:value="126608.265" calcext:value-type="float">
            <text:p><text:s text:c="2"/>126 608</text:p>
          </table:table-cell>
          <table:table-cell office:value-type="float" office:value="125360.795" calcext:value-type="float">
            <text:p><text:s text:c="2"/>125 361</text:p>
          </table:table-cell>
          <table:table-cell office:value-type="float" office:value="124139.261" calcext:value-type="float">
            <text:p><text:s text:c="2"/>124 139</text:p>
          </table:table-cell>
          <table:table-cell office:value-type="float" office:value="123101.319" calcext:value-type="float">
            <text:p><text:s text:c="2"/>123 101</text:p>
          </table:table-cell>
          <table:table-cell office:value-type="float" office:value="122322.082" calcext:value-type="float">
            <text:p><text:s text:c="2"/>122 322</text:p>
          </table:table-cell>
          <table:table-cell office:value-type="float" office:value="121739.127" calcext:value-type="float">
            <text:p><text:s text:c="2"/>121 739</text:p>
          </table:table-cell>
          <table:table-cell office:value-type="float" office:value="121222.74" calcext:value-type="float">
            <text:p><text:s text:c="2"/>121 223</text:p>
          </table:table-cell>
          <table:table-cell office:value-type="float" office:value="120808.275" calcext:value-type="float">
            <text:p><text:s text:c="2"/>120 808</text:p>
          </table:table-cell>
          <table:table-cell office:value-type="float" office:value="120439.632" calcext:value-type="float">
            <text:p><text:s text:c="2"/>120 440</text:p>
          </table:table-cell>
          <table:table-cell office:value-type="float" office:value="120078.955" calcext:value-type="float">
            <text:p><text:s text:c="2"/>120 079</text:p>
          </table:table-cell>
          <table:table-cell office:value-type="float" office:value="119764.55" calcext:value-type="float">
            <text:p><text:s text:c="2"/>119 765</text:p>
          </table:table-cell>
          <table:table-cell office:value-type="float" office:value="119435.622" calcext:value-type="float">
            <text:p><text:s text:c="2"/>119 436</text:p>
          </table:table-cell>
          <table:table-cell office:value-type="float" office:value="118940.035" calcext:value-type="float">
            <text:p><text:s text:c="2"/>118 940</text:p>
          </table:table-cell>
          <table:table-cell office:value-type="float" office:value="118994.175" calcext:value-type="float">
            <text:p><text:s text:c="2"/>118 994</text:p>
          </table:table-cell>
          <table:table-cell office:value-type="float" office:value="119895.414" calcext:value-type="float">
            <text:p><text:s text:c="2"/>119 895</text:p>
          </table:table-cell>
          <table:table-cell office:value-type="float" office:value="121217.303" calcext:value-type="float">
            <text:p><text:s text:c="2"/>121 217</text:p>
          </table:table-cell>
          <table:table-cell office:value-type="float" office:value="122362.373" calcext:value-type="float">
            <text:p><text:s text:c="2"/>122 362</text:p>
          </table:table-cell>
          <table:table-cell office:value-type="float" office:value="123601.775" calcext:value-type="float">
            <text:p><text:s text:c="2"/>123 602</text:p>
          </table:table-cell>
          <table:table-cell office:value-type="float" office:value="123626.754" calcext:value-type="float">
            <text:p><text:s text:c="2"/>123 627</text:p>
          </table:table-cell>
          <table:table-cell office:value-type="float" office:value="121773.746" calcext:value-type="float">
            <text:p><text:s text:c="2"/>121 774</text:p>
          </table:table-cell>
          <table:table-cell office:value-type="float" office:value="118695.76" calcext:value-type="float">
            <text:p><text:s text:c="2"/>118 696</text:p>
          </table:table-cell>
          <table:table-cell office:value-type="float" office:value="115754.893" calcext:value-type="float">
            <text:p><text:s text:c="2"/>115 755</text:p>
          </table:table-cell>
          <table:table-cell office:value-type="float" office:value="112733.332" calcext:value-type="float">
            <text:p><text:s text:c="2"/>112 733</text:p>
          </table:table-cell>
          <table:table-cell office:value-type="float" office:value="109898.504" calcext:value-type="float">
            <text:p><text:s text:c="2"/>109 899</text:p>
          </table:table-cell>
          <table:table-cell office:value-type="float" office:value="107538.549" calcext:value-type="float">
            <text:p><text:s text:c="2"/>107 539</text:p>
          </table:table-cell>
          <table:table-cell office:value-type="float" office:value="105537.233" calcext:value-type="float">
            <text:p><text:s text:c="2"/>105 537</text:p>
          </table:table-cell>
          <table:table-cell office:value-type="float" office:value="103401.575" calcext:value-type="float">
            <text:p><text:s text:c="2"/>103 402</text:p>
          </table:table-cell>
          <table:table-cell office:value-type="float" office:value="101123.851" calcext:value-type="float">
            <text:p><text:s text:c="2"/>101 124</text:p>
          </table:table-cell>
          <table:table-cell office:value-type="float" office:value="99500.957" calcext:value-type="float">
            <text:p><text:s text:c="2"/>99 501</text:p>
          </table:table-cell>
          <table:table-cell office:value-type="float" office:value="98846.592" calcext:value-type="float">
            <text:p><text:s text:c="2"/>98 847</text:p>
          </table:table-cell>
          <table:table-cell office:value-type="float" office:value="98803.9639999999" calcext:value-type="float">
            <text:p><text:s text:c="2"/>98 804</text:p>
          </table:table-cell>
          <table:table-cell office:value-type="float" office:value="98694.0910000001" calcext:value-type="float">
            <text:p><text:s text:c="2"/>98 694</text:p>
          </table:table-cell>
          <table:table-cell office:value-type="float" office:value="98642.606" calcext:value-type="float">
            <text:p><text:s text:c="2"/>98 643</text:p>
          </table:table-cell>
          <table:table-cell office:value-type="float" office:value="98294.41" calcext:value-type="float">
            <text:p><text:s text:c="2"/>98 294</text:p>
          </table:table-cell>
          <table:table-cell office:value-type="float" office:value="97400.725" calcext:value-type="float">
            <text:p><text:s text:c="2"/>97 401</text:p>
          </table:table-cell>
          <table:table-cell office:value-type="float" office:value="96113.252" calcext:value-type="float">
            <text:p><text:s text:c="2"/>96 113</text:p>
          </table:table-cell>
          <table:table-cell office:value-type="float" office:value="94859.428" calcext:value-type="float">
            <text:p><text:s text:c="2"/>94 859</text:p>
          </table:table-cell>
          <table:table-cell office:value-type="float" office:value="93585.9860000001" calcext:value-type="float">
            <text:p><text:s text:c="2"/>93 586</text:p>
          </table:table-cell>
          <table:table-cell office:value-type="float" office:value="92027.749" calcext:value-type="float">
            <text:p><text:s text:c="2"/>92 028</text:p>
          </table:table-cell>
          <table:table-cell office:value-type="float" office:value="90105.615" calcext:value-type="float">
            <text:p><text:s text:c="2"/>90 106</text:p>
          </table:table-cell>
          <table:table-cell office:value-type="float" office:value="87917.059" calcext:value-type="float">
            <text:p><text:s text:c="2"/>87 917</text:p>
          </table:table-cell>
          <table:table-cell office:value-type="float" office:value="85672.7310000001" calcext:value-type="float">
            <text:p><text:s text:c="2"/>85 673</text:p>
          </table:table-cell>
          <table:table-cell office:value-type="float" office:value="83371.49" calcext:value-type="float">
            <text:p><text:s text:c="2"/>83 371</text:p>
          </table:table-cell>
          <table:table-cell office:value-type="float" office:value="80968.426" calcext:value-type="float">
            <text:p><text:s text:c="2"/>80 968</text:p>
          </table:table-cell>
          <table:table-cell office:value-type="float" office:value="78475.854" calcext:value-type="float">
            <text:p><text:s text:c="2"/>78 476</text:p>
          </table:table-cell>
          <table:table-cell office:value-type="float" office:value="75942.435" calcext:value-type="float">
            <text:p><text:s text:c="2"/>75 942</text:p>
          </table:table-cell>
          <table:table-cell office:value-type="float" office:value="73331.055" calcext:value-type="float">
            <text:p><text:s text:c="2"/>73 331</text:p>
          </table:table-cell>
          <table:table-cell office:value-type="float" office:value="70560.956" calcext:value-type="float">
            <text:p><text:s text:c="2"/>70 561</text:p>
          </table:table-cell>
          <table:table-cell office:value-type="float" office:value="68196.9979999999" calcext:value-type="float">
            <text:p><text:s text:c="2"/>68 197</text:p>
          </table:table-cell>
          <table:table-cell office:value-type="float" office:value="66488.481" calcext:value-type="float">
            <text:p><text:s text:c="2"/>66 488</text:p>
          </table:table-cell>
          <table:table-cell office:value-type="float" office:value="65146.725" calcext:value-type="float">
            <text:p><text:s text:c="2"/>65 147</text:p>
          </table:table-cell>
          <table:table-cell office:value-type="float" office:value="63707.856" calcext:value-type="float">
            <text:p><text:s text:c="2"/>63 708</text:p>
          </table:table-cell>
          <table:table-cell office:value-type="float" office:value="62353.619" calcext:value-type="float">
            <text:p><text:s text:c="2"/>62 354</text:p>
          </table:table-cell>
          <table:table-cell office:value-type="float" office:value="60379.973" calcext:value-type="float">
            <text:p><text:s text:c="2"/>60 380</text:p>
          </table:table-cell>
          <table:table-cell office:value-type="float" office:value="57418.103" calcext:value-type="float">
            <text:p><text:s text:c="2"/>57 418</text:p>
          </table:table-cell>
          <table:table-cell office:value-type="float" office:value="53837.464" calcext:value-type="float">
            <text:p><text:s text:c="2"/>53 837</text:p>
          </table:table-cell>
          <table:table-cell office:value-type="float" office:value="50391.516" calcext:value-type="float">
            <text:p><text:s text:c="2"/>50 392</text:p>
          </table:table-cell>
          <table:table-cell office:value-type="float" office:value="46947.9049999999" calcext:value-type="float">
            <text:p><text:s text:c="2"/>46 948</text:p>
          </table:table-cell>
          <table:table-cell office:value-type="float" office:value="43727.518" calcext:value-type="float">
            <text:p><text:s text:c="2"/>43 728</text:p>
          </table:table-cell>
          <table:table-cell office:value-type="float" office:value="40922.214" calcext:value-type="float">
            <text:p><text:s text:c="2"/>40 922</text:p>
          </table:table-cell>
          <table:table-cell office:value-type="float" office:value="38429.541" calcext:value-type="float">
            <text:p><text:s text:c="2"/>38 430</text:p>
          </table:table-cell>
          <table:table-cell office:value-type="float" office:value="35905.53" calcext:value-type="float">
            <text:p><text:s text:c="2"/>35 906</text:p>
          </table:table-cell>
          <table:table-cell office:value-type="float" office:value="33359.384" calcext:value-type="float">
            <text:p><text:s text:c="2"/>33 359</text:p>
          </table:table-cell>
          <table:table-cell office:value-type="float" office:value="31189.832" calcext:value-type="float">
            <text:p><text:s text:c="2"/>31 190</text:p>
          </table:table-cell>
          <table:table-cell office:value-type="float" office:value="29541.982" calcext:value-type="float">
            <text:p><text:s text:c="2"/>29 542</text:p>
          </table:table-cell>
          <table:table-cell office:value-type="float" office:value="28236.38" calcext:value-type="float">
            <text:p><text:s text:c="2"/>28 236</text:p>
          </table:table-cell>
          <table:table-cell office:value-type="float" office:value="26972.715" calcext:value-type="float">
            <text:p><text:s text:c="2"/>26 973</text:p>
          </table:table-cell>
          <table:table-cell office:value-type="float" office:value="25840.17" calcext:value-type="float">
            <text:p><text:s text:c="2"/>25 840</text:p>
          </table:table-cell>
          <table:table-cell office:value-type="float" office:value="24484.526" calcext:value-type="float">
            <text:p><text:s text:c="2"/>24 485</text:p>
          </table:table-cell>
          <table:table-cell office:value-type="float" office:value="22708.295" calcext:value-type="float">
            <text:p><text:s text:c="2"/>22 708</text:p>
          </table:table-cell>
          <table:table-cell office:value-type="float" office:value="20683.603" calcext:value-type="float">
            <text:p><text:s text:c="2"/>20 684</text:p>
          </table:table-cell>
          <table:table-cell office:value-type="float" office:value="18781.464" calcext:value-type="float">
            <text:p><text:s text:c="2"/>18 781</text:p>
          </table:table-cell>
          <table:table-cell office:value-type="float" office:value="16929.542" calcext:value-type="float">
            <text:p><text:s text:c="2"/>16 930</text:p>
          </table:table-cell>
          <table:table-cell office:value-type="float" office:value="15191.851" calcext:value-type="float">
            <text:p><text:s text:c="2"/>15 192</text:p>
          </table:table-cell>
          <table:table-cell office:value-type="float" office:value="13638.168" calcext:value-type="float">
            <text:p><text:s text:c="2"/>13 638</text:p>
          </table:table-cell>
          <table:table-cell office:value-type="float" office:value="12224.557" calcext:value-type="float">
            <text:p><text:s text:c="2"/>12 225</text:p>
          </table:table-cell>
          <table:table-cell office:value-type="float" office:value="10842.925" calcext:value-type="float">
            <text:p><text:s text:c="2"/>10 843</text:p>
          </table:table-cell>
          <table:table-cell office:value-type="float" office:value="9521.64399999999" calcext:value-type="float">
            <text:p><text:s text:c="2"/>9 522</text:p>
          </table:table-cell>
          <table:table-cell office:value-type="float" office:value="8264.512" calcext:value-type="float">
            <text:p><text:s text:c="2"/>8 265</text:p>
          </table:table-cell>
          <table:table-cell office:value-type="float" office:value="7064.864" calcext:value-type="float">
            <text:p><text:s text:c="2"/>7 065</text:p>
          </table:table-cell>
          <table:table-cell office:value-type="float" office:value="5936.528" calcext:value-type="float">
            <text:p><text:s text:c="2"/>5 937</text:p>
          </table:table-cell>
          <table:table-cell office:value-type="float" office:value="4782.516" calcext:value-type="float">
            <text:p><text:s text:c="2"/>4 783</text:p>
          </table:table-cell>
          <table:table-cell office:value-type="float" office:value="3868.74" calcext:value-type="float">
            <text:p><text:s text:c="2"/>3 869</text:p>
          </table:table-cell>
          <table:table-cell office:value-type="float" office:value="3240.186" calcext:value-type="float">
            <text:p><text:s text:c="2"/>3 240</text:p>
          </table:table-cell>
          <table:table-cell office:value-type="float" office:value="2551.659" calcext:value-type="float">
            <text:p><text:s text:c="2"/>2 552</text:p>
          </table:table-cell>
          <table:table-cell office:value-type="float" office:value="1797.773" calcext:value-type="float">
            <text:p><text:s text:c="2"/>1 798</text:p>
          </table:table-cell>
          <table:table-cell office:value-type="float" office:value="1266.352" calcext:value-type="float">
            <text:p><text:s text:c="2"/>1 266</text:p>
          </table:table-cell>
          <table:table-cell office:value-type="float" office:value="1020.547" calcext:value-type="float">
            <text:p><text:s text:c="2"/>1 021</text:p>
          </table:table-cell>
          <table:table-cell office:value-type="float" office:value="829.57" calcext:value-type="float">
            <text:p><text:s text:c="3"/>830</text:p>
          </table:table-cell>
          <table:table-cell office:value-type="float" office:value="616.241" calcext:value-type="float">
            <text:p><text:s text:c="3"/>616</text:p>
          </table:table-cell>
          <table:table-cell office:value-type="float" office:value="380.578" calcext:value-type="float">
            <text:p><text:s text:c="3"/>381</text:p>
          </table:table-cell>
          <table:table-cell office:value-type="float" office:value="223.32" calcext:value-type="float">
            <text:p><text:s text:c="3"/>223</text:p>
          </table:table-cell>
          <table:table-cell office:value-type="float" office:value="390.441" calcext:value-type="float">
            <text:p><text:s text:c="3"/>39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135498.587" calcext:value-type="float">
            <text:p><text:s text:c="2"/>135 499</text:p>
          </table:table-cell>
          <table:table-cell office:value-type="float" office:value="134990.792" calcext:value-type="float">
            <text:p><text:s text:c="2"/>134 991</text:p>
          </table:table-cell>
          <table:table-cell office:value-type="float" office:value="134295.07" calcext:value-type="float">
            <text:p><text:s text:c="2"/>134 295</text:p>
          </table:table-cell>
          <table:table-cell office:value-type="float" office:value="133439.014" calcext:value-type="float">
            <text:p><text:s text:c="2"/>133 439</text:p>
          </table:table-cell>
          <table:table-cell office:value-type="float" office:value="132450.231" calcext:value-type="float">
            <text:p><text:s text:c="2"/>132 450</text:p>
          </table:table-cell>
          <table:table-cell office:value-type="float" office:value="131356.331" calcext:value-type="float">
            <text:p><text:s text:c="2"/>131 356</text:p>
          </table:table-cell>
          <table:table-cell office:value-type="float" office:value="130184.899" calcext:value-type="float">
            <text:p><text:s text:c="2"/>130 185</text:p>
          </table:table-cell>
          <table:table-cell office:value-type="float" office:value="128963.504" calcext:value-type="float">
            <text:p><text:s text:c="2"/>128 964</text:p>
          </table:table-cell>
          <table:table-cell office:value-type="float" office:value="127719.788" calcext:value-type="float">
            <text:p><text:s text:c="2"/>127 720</text:p>
          </table:table-cell>
          <table:table-cell office:value-type="float" office:value="126481.334" calcext:value-type="float">
            <text:p><text:s text:c="2"/>126 481</text:p>
          </table:table-cell>
          <table:table-cell office:value-type="float" office:value="125241.389" calcext:value-type="float">
            <text:p><text:s text:c="2"/>125 241</text:p>
          </table:table-cell>
          <table:table-cell office:value-type="float" office:value="123993.13" calcext:value-type="float">
            <text:p><text:s text:c="2"/>123 993</text:p>
          </table:table-cell>
          <table:table-cell office:value-type="float" office:value="122936.071" calcext:value-type="float">
            <text:p><text:s text:c="2"/>122 936</text:p>
          </table:table-cell>
          <table:table-cell office:value-type="float" office:value="122166.552" calcext:value-type="float">
            <text:p><text:s text:c="2"/>122 167</text:p>
          </table:table-cell>
          <table:table-cell office:value-type="float" office:value="121609.056" calcext:value-type="float">
            <text:p><text:s text:c="2"/>121 609</text:p>
          </table:table-cell>
          <table:table-cell office:value-type="float" office:value="121100.306" calcext:value-type="float">
            <text:p><text:s text:c="2"/>121 100</text:p>
          </table:table-cell>
          <table:table-cell office:value-type="float" office:value="120683.287" calcext:value-type="float">
            <text:p><text:s text:c="2"/>120 683</text:p>
          </table:table-cell>
          <table:table-cell office:value-type="float" office:value="120308.625" calcext:value-type="float">
            <text:p><text:s text:c="2"/>120 309</text:p>
          </table:table-cell>
          <table:table-cell office:value-type="float" office:value="119938.76" calcext:value-type="float">
            <text:p><text:s text:c="2"/>119 939</text:p>
          </table:table-cell>
          <table:table-cell office:value-type="float" office:value="119613.093" calcext:value-type="float">
            <text:p><text:s text:c="2"/>119 613</text:p>
          </table:table-cell>
          <table:table-cell office:value-type="float" office:value="119271.314" calcext:value-type="float">
            <text:p><text:s text:c="2"/>119 271</text:p>
          </table:table-cell>
          <table:table-cell office:value-type="float" office:value="118760.721" calcext:value-type="float">
            <text:p><text:s text:c="2"/>118 761</text:p>
          </table:table-cell>
          <table:table-cell office:value-type="float" office:value="118804.073" calcext:value-type="float">
            <text:p><text:s text:c="2"/>118 804</text:p>
          </table:table-cell>
          <table:table-cell office:value-type="float" office:value="119701.752" calcext:value-type="float">
            <text:p><text:s text:c="2"/>119 702</text:p>
          </table:table-cell>
          <table:table-cell office:value-type="float" office:value="121024.692" calcext:value-type="float">
            <text:p><text:s text:c="2"/>121 025</text:p>
          </table:table-cell>
          <table:table-cell office:value-type="float" office:value="122169.684" calcext:value-type="float">
            <text:p><text:s text:c="2"/>122 170</text:p>
          </table:table-cell>
          <table:table-cell office:value-type="float" office:value="123408.934" calcext:value-type="float">
            <text:p><text:s text:c="2"/>123 409</text:p>
          </table:table-cell>
          <table:table-cell office:value-type="float" office:value="123433.148" calcext:value-type="float">
            <text:p><text:s text:c="2"/>123 433</text:p>
          </table:table-cell>
          <table:table-cell office:value-type="float" office:value="121577.919" calcext:value-type="float">
            <text:p><text:s text:c="2"/>121 578</text:p>
          </table:table-cell>
          <table:table-cell office:value-type="float" office:value="118496.65" calcext:value-type="float">
            <text:p><text:s text:c="2"/>118 497</text:p>
          </table:table-cell>
          <table:table-cell office:value-type="float" office:value="115552.794" calcext:value-type="float">
            <text:p><text:s text:c="2"/>115 553</text:p>
          </table:table-cell>
          <table:table-cell office:value-type="float" office:value="112528.279" calcext:value-type="float">
            <text:p><text:s text:c="2"/>112 528</text:p>
          </table:table-cell>
          <table:table-cell office:value-type="float" office:value="109689.721" calcext:value-type="float">
            <text:p><text:s text:c="2"/>109 690</text:p>
          </table:table-cell>
          <table:table-cell office:value-type="float" office:value="107324.97" calcext:value-type="float">
            <text:p><text:s text:c="2"/>107 325</text:p>
          </table:table-cell>
          <table:table-cell office:value-type="float" office:value="105318.011" calcext:value-type="float">
            <text:p><text:s text:c="2"/>105 318</text:p>
          </table:table-cell>
          <table:table-cell office:value-type="float" office:value="103176.262" calcext:value-type="float">
            <text:p><text:s text:c="2"/>103 176</text:p>
          </table:table-cell>
          <table:table-cell office:value-type="float" office:value="100891.893" calcext:value-type="float">
            <text:p><text:s text:c="2"/>100 892</text:p>
          </table:table-cell>
          <table:table-cell office:value-type="float" office:value="99261.956" calcext:value-type="float">
            <text:p><text:s text:c="2"/>99 262</text:p>
          </table:table-cell>
          <table:table-cell office:value-type="float" office:value="98600.235" calcext:value-type="float">
            <text:p><text:s text:c="2"/>98 600</text:p>
          </table:table-cell>
          <table:table-cell office:value-type="float" office:value="98549.814" calcext:value-type="float">
            <text:p><text:s text:c="2"/>98 550</text:p>
          </table:table-cell>
          <table:table-cell office:value-type="float" office:value="98431.334" calcext:value-type="float">
            <text:p><text:s text:c="2"/>98 431</text:p>
          </table:table-cell>
          <table:table-cell office:value-type="float" office:value="98370.367" calcext:value-type="float">
            <text:p><text:s text:c="2"/>98 370</text:p>
          </table:table-cell>
          <table:table-cell office:value-type="float" office:value="98012.294" calcext:value-type="float">
            <text:p><text:s text:c="2"/>98 012</text:p>
          </table:table-cell>
          <table:table-cell office:value-type="float" office:value="97108.406" calcext:value-type="float">
            <text:p><text:s text:c="2"/>97 108</text:p>
          </table:table-cell>
          <table:table-cell office:value-type="float" office:value="95810.195" calcext:value-type="float">
            <text:p><text:s text:c="2"/>95 810</text:p>
          </table:table-cell>
          <table:table-cell office:value-type="float" office:value="94544.687" calcext:value-type="float">
            <text:p><text:s text:c="2"/>94 545</text:p>
          </table:table-cell>
          <table:table-cell office:value-type="float" office:value="93258.8480000001" calcext:value-type="float">
            <text:p><text:s text:c="2"/>93 259</text:p>
          </table:table-cell>
          <table:table-cell office:value-type="float" office:value="91686.242" calcext:value-type="float">
            <text:p><text:s text:c="2"/>91 686</text:p>
          </table:table-cell>
          <table:table-cell office:value-type="float" office:value="89747.137" calcext:value-type="float">
            <text:p><text:s text:c="2"/>89 747</text:p>
          </table:table-cell>
          <table:table-cell office:value-type="float" office:value="87539.63" calcext:value-type="float">
            <text:p><text:s text:c="2"/>87 540</text:p>
          </table:table-cell>
          <table:table-cell office:value-type="float" office:value="85275.286" calcext:value-type="float">
            <text:p><text:s text:c="2"/>85 275</text:p>
          </table:table-cell>
          <table:table-cell office:value-type="float" office:value="82952.396" calcext:value-type="float">
            <text:p><text:s text:c="2"/>82 952</text:p>
          </table:table-cell>
          <table:table-cell office:value-type="float" office:value="80527.985" calcext:value-type="float">
            <text:p><text:s text:c="2"/>80 528</text:p>
          </table:table-cell>
          <table:table-cell office:value-type="float" office:value="78015.294" calcext:value-type="float">
            <text:p><text:s text:c="2"/>78 015</text:p>
          </table:table-cell>
          <table:table-cell office:value-type="float" office:value="75461.866" calcext:value-type="float">
            <text:p><text:s text:c="2"/>75 462</text:p>
          </table:table-cell>
          <table:table-cell office:value-type="float" office:value="72829.434" calcext:value-type="float">
            <text:p><text:s text:c="2"/>72 829</text:p>
          </table:table-cell>
          <table:table-cell office:value-type="float" office:value="70038.508" calcext:value-type="float">
            <text:p><text:s text:c="2"/>70 039</text:p>
          </table:table-cell>
          <table:table-cell office:value-type="float" office:value="67648.173" calcext:value-type="float">
            <text:p><text:s text:c="2"/>67 648</text:p>
          </table:table-cell>
          <table:table-cell office:value-type="float" office:value="65905.121" calcext:value-type="float">
            <text:p><text:s text:c="2"/>65 905</text:p>
          </table:table-cell>
          <table:table-cell office:value-type="float" office:value="64523.893" calcext:value-type="float">
            <text:p><text:s text:c="2"/>64 524</text:p>
          </table:table-cell>
          <table:table-cell office:value-type="float" office:value="63046.116" calcext:value-type="float">
            <text:p><text:s text:c="2"/>63 046</text:p>
          </table:table-cell>
          <table:table-cell office:value-type="float" office:value="61652.122" calcext:value-type="float">
            <text:p><text:s text:c="2"/>61 652</text:p>
          </table:table-cell>
          <table:table-cell office:value-type="float" office:value="59643.528" calcext:value-type="float">
            <text:p><text:s text:c="2"/>59 644</text:p>
          </table:table-cell>
          <table:table-cell office:value-type="float" office:value="56654.904" calcext:value-type="float">
            <text:p><text:s text:c="2"/>56 655</text:p>
          </table:table-cell>
          <table:table-cell office:value-type="float" office:value="53052.935" calcext:value-type="float">
            <text:p><text:s text:c="2"/>53 053</text:p>
          </table:table-cell>
          <table:table-cell office:value-type="float" office:value="49583.929" calcext:value-type="float">
            <text:p><text:s text:c="2"/>49 584</text:p>
          </table:table-cell>
          <table:table-cell office:value-type="float" office:value="46115.682" calcext:value-type="float">
            <text:p><text:s text:c="2"/>46 116</text:p>
          </table:table-cell>
          <table:table-cell office:value-type="float" office:value="42873.6" calcext:value-type="float">
            <text:p><text:s text:c="2"/>42 874</text:p>
          </table:table-cell>
          <table:table-cell office:value-type="float" office:value="40050.719" calcext:value-type="float">
            <text:p><text:s text:c="2"/>40 051</text:p>
          </table:table-cell>
          <table:table-cell office:value-type="float" office:value="37542.035" calcext:value-type="float">
            <text:p><text:s text:c="2"/>37 542</text:p>
          </table:table-cell>
          <table:table-cell office:value-type="float" office:value="35002.678" calcext:value-type="float">
            <text:p><text:s text:c="2"/>35 003</text:p>
          </table:table-cell>
          <table:table-cell office:value-type="float" office:value="32445.383" calcext:value-type="float">
            <text:p><text:s text:c="2"/>32 445</text:p>
          </table:table-cell>
          <table:table-cell office:value-type="float" office:value="30249.307" calcext:value-type="float">
            <text:p><text:s text:c="2"/>30 249</text:p>
          </table:table-cell>
          <table:table-cell office:value-type="float" office:value="28550.77" calcext:value-type="float">
            <text:p><text:s text:c="2"/>28 551</text:p>
          </table:table-cell>
          <table:table-cell office:value-type="float" office:value="27180.796" calcext:value-type="float">
            <text:p><text:s text:c="2"/>27 181</text:p>
          </table:table-cell>
          <table:table-cell office:value-type="float" office:value="25857.796" calcext:value-type="float">
            <text:p><text:s text:c="2"/>25 858</text:p>
          </table:table-cell>
          <table:table-cell office:value-type="float" office:value="24666.488" calcext:value-type="float">
            <text:p><text:s text:c="2"/>24 666</text:p>
          </table:table-cell>
          <table:table-cell office:value-type="float" office:value="23268.313" calcext:value-type="float">
            <text:p><text:s text:c="2"/>23 268</text:p>
          </table:table-cell>
          <table:table-cell office:value-type="float" office:value="21475.271" calcext:value-type="float">
            <text:p><text:s text:c="2"/>21 475</text:p>
          </table:table-cell>
          <table:table-cell office:value-type="float" office:value="19452.181" calcext:value-type="float">
            <text:p><text:s text:c="2"/>19 452</text:p>
          </table:table-cell>
          <table:table-cell office:value-type="float" office:value="17554.152" calcext:value-type="float">
            <text:p><text:s text:c="2"/>17 554</text:p>
          </table:table-cell>
          <table:table-cell office:value-type="float" office:value="15712.861" calcext:value-type="float">
            <text:p><text:s text:c="2"/>15 713</text:p>
          </table:table-cell>
          <table:table-cell office:value-type="float" office:value="13988.68" calcext:value-type="float">
            <text:p><text:s text:c="2"/>13 989</text:p>
          </table:table-cell>
          <table:table-cell office:value-type="float" office:value="12448.269" calcext:value-type="float">
            <text:p><text:s text:c="2"/>12 448</text:p>
          </table:table-cell>
          <table:table-cell office:value-type="float" office:value="11050.958" calcext:value-type="float">
            <text:p><text:s text:c="2"/>11 051</text:p>
          </table:table-cell>
          <table:table-cell office:value-type="float" office:value="9693.22" calcext:value-type="float">
            <text:p><text:s text:c="2"/>9 693</text:p>
          </table:table-cell>
          <table:table-cell office:value-type="float" office:value="8400.227" calcext:value-type="float">
            <text:p><text:s text:c="2"/>8 400</text:p>
          </table:table-cell>
          <table:table-cell office:value-type="float" office:value="7188.357" calcext:value-type="float">
            <text:p><text:s text:c="2"/>7 188</text:p>
          </table:table-cell>
          <table:table-cell office:value-type="float" office:value="6056.927" calcext:value-type="float">
            <text:p><text:s text:c="2"/>6 057</text:p>
          </table:table-cell>
          <table:table-cell office:value-type="float" office:value="5012.601" calcext:value-type="float">
            <text:p><text:s text:c="2"/>5 013</text:p>
          </table:table-cell>
          <table:table-cell office:value-type="float" office:value="3915.951" calcext:value-type="float">
            <text:p><text:s text:c="2"/>3 916</text:p>
          </table:table-cell>
          <table:table-cell office:value-type="float" office:value="3102.987" calcext:value-type="float">
            <text:p><text:s text:c="2"/>3 103</text:p>
          </table:table-cell>
          <table:table-cell office:value-type="float" office:value="2613.581" calcext:value-type="float">
            <text:p><text:s text:c="2"/>2 614</text:p>
          </table:table-cell>
          <table:table-cell office:value-type="float" office:value="2006.364" calcext:value-type="float">
            <text:p><text:s text:c="2"/>2 006</text:p>
          </table:table-cell>
          <table:table-cell office:value-type="float" office:value="1281.305" calcext:value-type="float">
            <text:p><text:s text:c="2"/>1 281</text:p>
          </table:table-cell>
          <table:table-cell office:value-type="float" office:value="848.008" calcext:value-type="float">
            <text:p><text:s text:c="3"/>848</text:p>
          </table:table-cell>
          <table:table-cell office:value-type="float" office:value="718.452" calcext:value-type="float">
            <text:p><text:s text:c="3"/>718</text:p>
          </table:table-cell>
          <table:table-cell office:value-type="float" office:value="573.402" calcext:value-type="float">
            <text:p><text:s text:c="3"/>573</text:p>
          </table:table-cell>
          <table:table-cell office:value-type="float" office:value="412.901" calcext:value-type="float">
            <text:p><text:s text:c="3"/>413</text:p>
          </table:table-cell>
          <table:table-cell office:value-type="float" office:value="236.946" calcext:value-type="float">
            <text:p><text:s text:c="3"/>237</text:p>
          </table:table-cell>
          <table:table-cell office:value-type="float" office:value="416.528" calcext:value-type="float">
            <text:p><text:s text:c="3"/>417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35654.148" calcext:value-type="float">
            <text:p><text:s text:c="2"/>135 654</text:p>
          </table:table-cell>
          <table:table-cell office:value-type="float" office:value="135268.122" calcext:value-type="float">
            <text:p><text:s text:c="2"/>135 268</text:p>
          </table:table-cell>
          <table:table-cell office:value-type="float" office:value="134735.209" calcext:value-type="float">
            <text:p><text:s text:c="2"/>134 735</text:p>
          </table:table-cell>
          <table:table-cell office:value-type="float" office:value="134035.019" calcext:value-type="float">
            <text:p><text:s text:c="2"/>134 035</text:p>
          </table:table-cell>
          <table:table-cell office:value-type="float" office:value="133190.88" calcext:value-type="float">
            <text:p><text:s text:c="2"/>133 191</text:p>
          </table:table-cell>
          <table:table-cell office:value-type="float" office:value="132226.078" calcext:value-type="float">
            <text:p><text:s text:c="2"/>132 226</text:p>
          </table:table-cell>
          <table:table-cell office:value-type="float" office:value="131169.193" calcext:value-type="float">
            <text:p><text:s text:c="2"/>131 169</text:p>
          </table:table-cell>
          <table:table-cell office:value-type="float" office:value="130048.782" calcext:value-type="float">
            <text:p><text:s text:c="2"/>130 049</text:p>
          </table:table-cell>
          <table:table-cell office:value-type="float" office:value="128861.865" calcext:value-type="float">
            <text:p><text:s text:c="2"/>128 862</text:p>
          </table:table-cell>
          <table:table-cell office:value-type="float" office:value="127621.213" calcext:value-type="float">
            <text:p><text:s text:c="2"/>127 621</text:p>
          </table:table-cell>
          <table:table-cell office:value-type="float" office:value="126365.912" calcext:value-type="float">
            <text:p><text:s text:c="2"/>126 366</text:p>
          </table:table-cell>
          <table:table-cell office:value-type="float" office:value="125116.195" calcext:value-type="float">
            <text:p><text:s text:c="2"/>125 116</text:p>
          </table:table-cell>
          <table:table-cell office:value-type="float" office:value="123860.667" calcext:value-type="float">
            <text:p><text:s text:c="2"/>123 861</text:p>
          </table:table-cell>
          <table:table-cell office:value-type="float" office:value="122795.943" calcext:value-type="float">
            <text:p><text:s text:c="2"/>122 796</text:p>
          </table:table-cell>
          <table:table-cell office:value-type="float" office:value="122019.866" calcext:value-type="float">
            <text:p><text:s text:c="2"/>122 020</text:p>
          </table:table-cell>
          <table:table-cell office:value-type="float" office:value="121457.057" calcext:value-type="float">
            <text:p><text:s text:c="2"/>121 457</text:p>
          </table:table-cell>
          <table:table-cell office:value-type="float" office:value="120941.544" calcext:value-type="float">
            <text:p><text:s text:c="2"/>120 942</text:p>
          </table:table-cell>
          <table:table-cell office:value-type="float" office:value="120515.287" calcext:value-type="float">
            <text:p><text:s text:c="2"/>120 515</text:p>
          </table:table-cell>
          <table:table-cell office:value-type="float" office:value="120139.86" calcext:value-type="float">
            <text:p><text:s text:c="2"/>120 140</text:p>
          </table:table-cell>
          <table:table-cell office:value-type="float" office:value="119782.387" calcext:value-type="float">
            <text:p><text:s text:c="2"/>119 782</text:p>
          </table:table-cell>
          <table:table-cell office:value-type="float" office:value="119476.956" calcext:value-type="float">
            <text:p><text:s text:c="2"/>119 477</text:p>
          </table:table-cell>
          <table:table-cell office:value-type="float" office:value="119153.472" calcext:value-type="float">
            <text:p><text:s text:c="2"/>119 153</text:p>
          </table:table-cell>
          <table:table-cell office:value-type="float" office:value="118661.487" calcext:value-type="float">
            <text:p><text:s text:c="2"/>118 661</text:p>
          </table:table-cell>
          <table:table-cell office:value-type="float" office:value="118716.81" calcext:value-type="float">
            <text:p><text:s text:c="2"/>118 717</text:p>
          </table:table-cell>
          <table:table-cell office:value-type="float" office:value="119615.522" calcext:value-type="float">
            <text:p><text:s text:c="2"/>119 616</text:p>
          </table:table-cell>
          <table:table-cell office:value-type="float" office:value="120931.773" calcext:value-type="float">
            <text:p><text:s text:c="2"/>120 932</text:p>
          </table:table-cell>
          <table:table-cell office:value-type="float" office:value="122070.715" calcext:value-type="float">
            <text:p><text:s text:c="2"/>122 071</text:p>
          </table:table-cell>
          <table:table-cell office:value-type="float" office:value="123303.814" calcext:value-type="float">
            <text:p><text:s text:c="2"/>123 304</text:p>
          </table:table-cell>
          <table:table-cell office:value-type="float" office:value="123317.625" calcext:value-type="float">
            <text:p><text:s text:c="2"/>123 318</text:p>
          </table:table-cell>
          <table:table-cell office:value-type="float" office:value="121446.779" calcext:value-type="float">
            <text:p><text:s text:c="2"/>121 447</text:p>
          </table:table-cell>
          <table:table-cell office:value-type="float" office:value="118346.619" calcext:value-type="float">
            <text:p><text:s text:c="2"/>118 347</text:p>
          </table:table-cell>
          <table:table-cell office:value-type="float" office:value="115382.962" calcext:value-type="float">
            <text:p><text:s text:c="2"/>115 383</text:p>
          </table:table-cell>
          <table:table-cell office:value-type="float" office:value="112336.673" calcext:value-type="float">
            <text:p><text:s text:c="2"/>112 337</text:p>
          </table:table-cell>
          <table:table-cell office:value-type="float" office:value="109480.857" calcext:value-type="float">
            <text:p><text:s text:c="2"/>109 481</text:p>
          </table:table-cell>
          <table:table-cell office:value-type="float" office:value="107106.585" calcext:value-type="float">
            <text:p><text:s text:c="2"/>107 107</text:p>
          </table:table-cell>
          <table:table-cell office:value-type="float" office:value="105094.893" calcext:value-type="float">
            <text:p><text:s text:c="2"/>105 095</text:p>
          </table:table-cell>
          <table:table-cell office:value-type="float" office:value="102946.833" calcext:value-type="float">
            <text:p><text:s text:c="2"/>102 947</text:p>
          </table:table-cell>
          <table:table-cell office:value-type="float" office:value="100655.659" calcext:value-type="float">
            <text:p><text:s text:c="2"/>100 656</text:p>
          </table:table-cell>
          <table:table-cell office:value-type="float" office:value="99017.515" calcext:value-type="float">
            <text:p><text:s text:c="2"/>99 018</text:p>
          </table:table-cell>
          <table:table-cell office:value-type="float" office:value="98345.1279999999" calcext:value-type="float">
            <text:p><text:s text:c="2"/>98 345</text:p>
          </table:table-cell>
          <table:table-cell office:value-type="float" office:value="98282.0789999999" calcext:value-type="float">
            <text:p><text:s text:c="2"/>98 282</text:p>
          </table:table-cell>
          <table:table-cell office:value-type="float" office:value="98150.686" calcext:value-type="float">
            <text:p><text:s text:c="2"/>98 151</text:p>
          </table:table-cell>
          <table:table-cell office:value-type="float" office:value="98076.2530000001" calcext:value-type="float">
            <text:p><text:s text:c="2"/>98 076</text:p>
          </table:table-cell>
          <table:table-cell office:value-type="float" office:value="97702.578" calcext:value-type="float">
            <text:p><text:s text:c="2"/>97 703</text:p>
          </table:table-cell>
          <table:table-cell office:value-type="float" office:value="96780.392" calcext:value-type="float">
            <text:p><text:s text:c="2"/>96 780</text:p>
          </table:table-cell>
          <table:table-cell office:value-type="float" office:value="95461.644" calcext:value-type="float">
            <text:p><text:s text:c="2"/>95 462</text:p>
          </table:table-cell>
          <table:table-cell office:value-type="float" office:value="94174.4500000001" calcext:value-type="float">
            <text:p><text:s text:c="2"/>94 174</text:p>
          </table:table-cell>
          <table:table-cell office:value-type="float" office:value="92865.416" calcext:value-type="float">
            <text:p><text:s text:c="2"/>92 865</text:p>
          </table:table-cell>
          <table:table-cell office:value-type="float" office:value="91268.797" calcext:value-type="float">
            <text:p><text:s text:c="2"/>91 269</text:p>
          </table:table-cell>
          <table:table-cell office:value-type="float" office:value="89305.287" calcext:value-type="float">
            <text:p><text:s text:c="2"/>89 305</text:p>
          </table:table-cell>
          <table:table-cell office:value-type="float" office:value="87072.515" calcext:value-type="float">
            <text:p><text:s text:c="2"/>87 073</text:p>
          </table:table-cell>
          <table:table-cell office:value-type="float" office:value="84781.231" calcext:value-type="float">
            <text:p><text:s text:c="2"/>84 781</text:p>
          </table:table-cell>
          <table:table-cell office:value-type="float" office:value="82429.825" calcext:value-type="float">
            <text:p><text:s text:c="2"/>82 430</text:p>
          </table:table-cell>
          <table:table-cell office:value-type="float" office:value="79975.168" calcext:value-type="float">
            <text:p><text:s text:c="2"/>79 975</text:p>
          </table:table-cell>
          <table:table-cell office:value-type="float" office:value="77430.264" calcext:value-type="float">
            <text:p><text:s text:c="2"/>77 430</text:p>
          </table:table-cell>
          <table:table-cell office:value-type="float" office:value="74842.77" calcext:value-type="float">
            <text:p><text:s text:c="2"/>74 843</text:p>
          </table:table-cell>
          <table:table-cell office:value-type="float" office:value="72175.797" calcext:value-type="float">
            <text:p><text:s text:c="2"/>72 176</text:p>
          </table:table-cell>
          <table:table-cell office:value-type="float" office:value="69351.004" calcext:value-type="float">
            <text:p><text:s text:c="2"/>69 351</text:p>
          </table:table-cell>
          <table:table-cell office:value-type="float" office:value="66921.359" calcext:value-type="float">
            <text:p><text:s text:c="2"/>66 921</text:p>
          </table:table-cell>
          <table:table-cell office:value-type="float" office:value="65131.071" calcext:value-type="float">
            <text:p><text:s text:c="2"/>65 131</text:p>
          </table:table-cell>
          <table:table-cell office:value-type="float" office:value="63698.243" calcext:value-type="float">
            <text:p><text:s text:c="2"/>63 698</text:p>
          </table:table-cell>
          <table:table-cell office:value-type="float" office:value="62170.125" calcext:value-type="float">
            <text:p><text:s text:c="2"/>62 170</text:p>
          </table:table-cell>
          <table:table-cell office:value-type="float" office:value="60725.236" calcext:value-type="float">
            <text:p><text:s text:c="2"/>60 725</text:p>
          </table:table-cell>
          <table:table-cell office:value-type="float" office:value="58673.545" calcext:value-type="float">
            <text:p><text:s text:c="2"/>58 674</text:p>
          </table:table-cell>
          <table:table-cell office:value-type="float" office:value="55654.054" calcext:value-type="float">
            <text:p><text:s text:c="2"/>55 654</text:p>
          </table:table-cell>
          <table:table-cell office:value-type="float" office:value="52029.641" calcext:value-type="float">
            <text:p><text:s text:c="2"/>52 030</text:p>
          </table:table-cell>
          <table:table-cell office:value-type="float" office:value="48537.733" calcext:value-type="float">
            <text:p><text:s text:c="2"/>48 538</text:p>
          </table:table-cell>
          <table:table-cell office:value-type="float" office:value="45047.182" calcext:value-type="float">
            <text:p><text:s text:c="2"/>45 047</text:p>
          </table:table-cell>
          <table:table-cell office:value-type="float" office:value="41785.1" calcext:value-type="float">
            <text:p><text:s text:c="2"/>41 785</text:p>
          </table:table-cell>
          <table:table-cell office:value-type="float" office:value="38944.257" calcext:value-type="float">
            <text:p><text:s text:c="2"/>38 944</text:p>
          </table:table-cell>
          <table:table-cell office:value-type="float" office:value="36418.795" calcext:value-type="float">
            <text:p><text:s text:c="2"/>36 419</text:p>
          </table:table-cell>
          <table:table-cell office:value-type="float" office:value="33865.989" calcext:value-type="float">
            <text:p><text:s text:c="2"/>33 866</text:p>
          </table:table-cell>
          <table:table-cell office:value-type="float" office:value="31301.332" calcext:value-type="float">
            <text:p><text:s text:c="2"/>31 301</text:p>
          </table:table-cell>
          <table:table-cell office:value-type="float" office:value="29087.266" calcext:value-type="float">
            <text:p><text:s text:c="2"/>29 087</text:p>
          </table:table-cell>
          <table:table-cell office:value-type="float" office:value="27352.97" calcext:value-type="float">
            <text:p><text:s text:c="2"/>27 353</text:p>
          </table:table-cell>
          <table:table-cell office:value-type="float" office:value="25938.665" calcext:value-type="float">
            <text:p><text:s text:c="2"/>25 939</text:p>
          </table:table-cell>
          <table:table-cell office:value-type="float" office:value="24578.094" calcext:value-type="float">
            <text:p><text:s text:c="2"/>24 578</text:p>
          </table:table-cell>
          <table:table-cell office:value-type="float" office:value="23351.947" calcext:value-type="float">
            <text:p><text:s text:c="2"/>23 352</text:p>
          </table:table-cell>
          <table:table-cell office:value-type="float" office:value="21938.515" calcext:value-type="float">
            <text:p><text:s text:c="2"/>21 939</text:p>
          </table:table-cell>
          <table:table-cell office:value-type="float" office:value="20159.484" calcext:value-type="float">
            <text:p><text:s text:c="2"/>20 159</text:p>
          </table:table-cell>
          <table:table-cell office:value-type="float" office:value="18171.822" calcext:value-type="float">
            <text:p><text:s text:c="2"/>18 172</text:p>
          </table:table-cell>
          <table:table-cell office:value-type="float" office:value="16312.246" calcext:value-type="float">
            <text:p><text:s text:c="2"/>16 312</text:p>
          </table:table-cell>
          <table:table-cell office:value-type="float" office:value="14515.079" calcext:value-type="float">
            <text:p><text:s text:c="2"/>14 515</text:p>
          </table:table-cell>
          <table:table-cell office:value-type="float" office:value="12843.43" calcext:value-type="float">
            <text:p><text:s text:c="2"/>12 843</text:p>
          </table:table-cell>
          <table:table-cell office:value-type="float" office:value="11363.067" calcext:value-type="float">
            <text:p><text:s text:c="2"/>11 363</text:p>
          </table:table-cell>
          <table:table-cell office:value-type="float" office:value="10032.476" calcext:value-type="float">
            <text:p><text:s text:c="2"/>10 032</text:p>
          </table:table-cell>
          <table:table-cell office:value-type="float" office:value="8723.98600000001" calcext:value-type="float">
            <text:p><text:s text:c="2"/>8 724</text:p>
          </table:table-cell>
          <table:table-cell office:value-type="float" office:value="7522.138" calcext:value-type="float">
            <text:p><text:s text:c="2"/>7 522</text:p>
          </table:table-cell>
          <table:table-cell office:value-type="float" office:value="6435.32" calcext:value-type="float">
            <text:p><text:s text:c="2"/>6 435</text:p>
          </table:table-cell>
          <table:table-cell office:value-type="float" office:value="5382.109" calcext:value-type="float">
            <text:p><text:s text:c="2"/>5 382</text:p>
          </table:table-cell>
          <table:table-cell office:value-type="float" office:value="4367.839" calcext:value-type="float">
            <text:p><text:s text:c="2"/>4 368</text:p>
          </table:table-cell>
          <table:table-cell office:value-type="float" office:value="3381.743" calcext:value-type="float">
            <text:p><text:s text:c="2"/>3 382</text:p>
          </table:table-cell>
          <table:table-cell office:value-type="float" office:value="2697.019" calcext:value-type="float">
            <text:p><text:s text:c="2"/>2 697</text:p>
          </table:table-cell>
          <table:table-cell office:value-type="float" office:value="2264.293" calcext:value-type="float">
            <text:p><text:s text:c="2"/>2 264</text:p>
          </table:table-cell>
          <table:table-cell office:value-type="float" office:value="1730.351" calcext:value-type="float">
            <text:p><text:s text:c="2"/>1 730</text:p>
          </table:table-cell>
          <table:table-cell office:value-type="float" office:value="1095.166" calcext:value-type="float">
            <text:p><text:s text:c="2"/>1 095</text:p>
          </table:table-cell>
          <table:table-cell office:value-type="float" office:value="773.16" calcext:value-type="float">
            <text:p><text:s text:c="3"/>773</text:p>
          </table:table-cell>
          <table:table-cell office:value-type="float" office:value="617.78" calcext:value-type="float">
            <text:p><text:s text:c="3"/>618</text:p>
          </table:table-cell>
          <table:table-cell office:value-type="float" office:value="444.848" calcext:value-type="float">
            <text:p><text:s text:c="3"/>445</text:p>
          </table:table-cell>
          <table:table-cell office:value-type="float" office:value="254.356" calcext:value-type="float">
            <text:p><text:s text:c="3"/>254</text:p>
          </table:table-cell>
          <table:table-cell office:value-type="float" office:value="443.043" calcext:value-type="float">
            <text:p><text:s text:c="3"/>44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35825.963" calcext:value-type="float">
            <text:p><text:s text:c="2"/>135 826</text:p>
          </table:table-cell>
          <table:table-cell office:value-type="float" office:value="135606.135" calcext:value-type="float">
            <text:p><text:s text:c="2"/>135 606</text:p>
          </table:table-cell>
          <table:table-cell office:value-type="float" office:value="135042.914" calcext:value-type="float">
            <text:p><text:s text:c="2"/>135 043</text:p>
          </table:table-cell>
          <table:table-cell office:value-type="float" office:value="134482.799" calcext:value-type="float">
            <text:p><text:s text:c="2"/>134 483</text:p>
          </table:table-cell>
          <table:table-cell office:value-type="float" office:value="133776.411" calcext:value-type="float">
            <text:p><text:s text:c="2"/>133 776</text:p>
          </table:table-cell>
          <table:table-cell office:value-type="float" office:value="132942.751" calcext:value-type="float">
            <text:p><text:s text:c="2"/>132 943</text:p>
          </table:table-cell>
          <table:table-cell office:value-type="float" office:value="132000.777" calcext:value-type="float">
            <text:p><text:s text:c="2"/>132 001</text:p>
          </table:table-cell>
          <table:table-cell office:value-type="float" office:value="130979.987" calcext:value-type="float">
            <text:p><text:s text:c="2"/>130 980</text:p>
          </table:table-cell>
          <table:table-cell office:value-type="float" office:value="129909.903" calcext:value-type="float">
            <text:p><text:s text:c="2"/>129 910</text:p>
          </table:table-cell>
          <table:table-cell office:value-type="float" office:value="128756.953" calcext:value-type="float">
            <text:p><text:s text:c="2"/>128 757</text:p>
          </table:table-cell>
          <table:table-cell office:value-type="float" office:value="127519.102" calcext:value-type="float">
            <text:p><text:s text:c="2"/>127 519</text:p>
          </table:table-cell>
          <table:table-cell office:value-type="float" office:value="126246.864" calcext:value-type="float">
            <text:p><text:s text:c="2"/>126 247</text:p>
          </table:table-cell>
          <table:table-cell office:value-type="float" office:value="124987.367" calcext:value-type="float">
            <text:p><text:s text:c="2"/>124 987</text:p>
          </table:table-cell>
          <table:table-cell office:value-type="float" office:value="123724.689" calcext:value-type="float">
            <text:p><text:s text:c="2"/>123 725</text:p>
          </table:table-cell>
          <table:table-cell office:value-type="float" office:value="122652.332" calcext:value-type="float">
            <text:p><text:s text:c="2"/>122 652</text:p>
          </table:table-cell>
          <table:table-cell office:value-type="float" office:value="121869.651" calcext:value-type="float">
            <text:p><text:s text:c="2"/>121 870</text:p>
          </table:table-cell>
          <table:table-cell office:value-type="float" office:value="121301.415" calcext:value-type="float">
            <text:p><text:s text:c="2"/>121 301</text:p>
          </table:table-cell>
          <table:table-cell office:value-type="float" office:value="120779.026" calcext:value-type="float">
            <text:p><text:s text:c="2"/>120 779</text:p>
          </table:table-cell>
          <table:table-cell office:value-type="float" office:value="120343.476" calcext:value-type="float">
            <text:p><text:s text:c="2"/>120 343</text:p>
          </table:table-cell>
          <table:table-cell office:value-type="float" office:value="119967.044" calcext:value-type="float">
            <text:p><text:s text:c="2"/>119 967</text:p>
          </table:table-cell>
          <table:table-cell office:value-type="float" office:value="119621.397" calcext:value-type="float">
            <text:p><text:s text:c="2"/>119 621</text:p>
          </table:table-cell>
          <table:table-cell office:value-type="float" office:value="119335.436" calcext:value-type="float">
            <text:p><text:s text:c="2"/>119 335</text:p>
          </table:table-cell>
          <table:table-cell office:value-type="float" office:value="119029.555" calcext:value-type="float">
            <text:p><text:s text:c="2"/>119 030</text:p>
          </table:table-cell>
          <table:table-cell office:value-type="float" office:value="118555.393" calcext:value-type="float">
            <text:p><text:s text:c="2"/>118 555</text:p>
          </table:table-cell>
          <table:table-cell office:value-type="float" office:value="118622.034" calcext:value-type="float">
            <text:p><text:s text:c="2"/>118 622</text:p>
          </table:table-cell>
          <table:table-cell office:value-type="float" office:value="119521.263" calcext:value-type="float">
            <text:p><text:s text:c="2"/>119 521</text:p>
          </table:table-cell>
          <table:table-cell office:value-type="float" office:value="120830.435" calcext:value-type="float">
            <text:p><text:s text:c="2"/>120 830</text:p>
          </table:table-cell>
          <table:table-cell office:value-type="float" office:value="121962.921" calcext:value-type="float">
            <text:p><text:s text:c="2"/>121 963</text:p>
          </table:table-cell>
          <table:table-cell office:value-type="float" office:value="123189.459" calcext:value-type="float">
            <text:p><text:s text:c="2"/>123 189</text:p>
          </table:table-cell>
          <table:table-cell office:value-type="float" office:value="123192.568" calcext:value-type="float">
            <text:p><text:s text:c="2"/>123 193</text:p>
          </table:table-cell>
          <table:table-cell office:value-type="float" office:value="121306.01" calcext:value-type="float">
            <text:p><text:s text:c="2"/>121 306</text:p>
          </table:table-cell>
          <table:table-cell office:value-type="float" office:value="118186.996" calcext:value-type="float">
            <text:p><text:s text:c="2"/>118 187</text:p>
          </table:table-cell>
          <table:table-cell office:value-type="float" office:value="115203.575" calcext:value-type="float">
            <text:p><text:s text:c="2"/>115 204</text:p>
          </table:table-cell>
          <table:table-cell office:value-type="float" office:value="112135.608" calcext:value-type="float">
            <text:p><text:s text:c="2"/>112 136</text:p>
          </table:table-cell>
          <table:table-cell office:value-type="float" office:value="109262.566" calcext:value-type="float">
            <text:p><text:s text:c="2"/>109 263</text:p>
          </table:table-cell>
          <table:table-cell office:value-type="float" office:value="106878.851" calcext:value-type="float">
            <text:p><text:s text:c="2"/>106 879</text:p>
          </table:table-cell>
          <table:table-cell office:value-type="float" office:value="104862.452" calcext:value-type="float">
            <text:p><text:s text:c="2"/>104 862</text:p>
          </table:table-cell>
          <table:table-cell office:value-type="float" office:value="102708.126" calcext:value-type="float">
            <text:p><text:s text:c="2"/>102 708</text:p>
          </table:table-cell>
          <table:table-cell office:value-type="float" office:value="100410.193" calcext:value-type="float">
            <text:p><text:s text:c="2"/>100 410</text:p>
          </table:table-cell>
          <table:table-cell office:value-type="float" office:value="98763.917" calcext:value-type="float">
            <text:p><text:s text:c="2"/>98 764</text:p>
          </table:table-cell>
          <table:table-cell office:value-type="float" office:value="98080.789" calcext:value-type="float">
            <text:p><text:s text:c="2"/>98 081</text:p>
          </table:table-cell>
          <table:table-cell office:value-type="float" office:value="98004.965" calcext:value-type="float">
            <text:p><text:s text:c="2"/>98 005</text:p>
          </table:table-cell>
          <table:table-cell office:value-type="float" office:value="97860.532" calcext:value-type="float">
            <text:p><text:s text:c="2"/>97 861</text:p>
          </table:table-cell>
          <table:table-cell office:value-type="float" office:value="97772.535" calcext:value-type="float">
            <text:p><text:s text:c="2"/>97 773</text:p>
          </table:table-cell>
          <table:table-cell office:value-type="float" office:value="97383.226" calcext:value-type="float">
            <text:p><text:s text:c="2"/>97 383</text:p>
          </table:table-cell>
          <table:table-cell office:value-type="float" office:value="96442.739" calcext:value-type="float">
            <text:p><text:s text:c="2"/>96 443</text:p>
          </table:table-cell>
          <table:table-cell office:value-type="float" office:value="95103.576" calcext:value-type="float">
            <text:p><text:s text:c="2"/>95 104</text:p>
          </table:table-cell>
          <table:table-cell office:value-type="float" office:value="93794.774" calcext:value-type="float">
            <text:p><text:s text:c="2"/>93 795</text:p>
          </table:table-cell>
          <table:table-cell office:value-type="float" office:value="92462.6509999999" calcext:value-type="float">
            <text:p><text:s text:c="2"/>92 463</text:p>
          </table:table-cell>
          <table:table-cell office:value-type="float" office:value="90842.1010000001" calcext:value-type="float">
            <text:p><text:s text:c="2"/>90 842</text:p>
          </table:table-cell>
          <table:table-cell office:value-type="float" office:value="88854.227" calcext:value-type="float">
            <text:p><text:s text:c="2"/>88 854</text:p>
          </table:table-cell>
          <table:table-cell office:value-type="float" office:value="86596.231" calcext:value-type="float">
            <text:p><text:s text:c="2"/>86 596</text:p>
          </table:table-cell>
          <table:table-cell office:value-type="float" office:value="84278.042" calcext:value-type="float">
            <text:p><text:s text:c="2"/>84 278</text:p>
          </table:table-cell>
          <table:table-cell office:value-type="float" office:value="81898.167" calcext:value-type="float">
            <text:p><text:s text:c="2"/>81 898</text:p>
          </table:table-cell>
          <table:table-cell office:value-type="float" office:value="79413.28" calcext:value-type="float">
            <text:p><text:s text:c="2"/>79 413</text:p>
          </table:table-cell>
          <table:table-cell office:value-type="float" office:value="76836.217" calcext:value-type="float">
            <text:p><text:s text:c="2"/>76 836</text:p>
          </table:table-cell>
          <table:table-cell office:value-type="float" office:value="74214.638" calcext:value-type="float">
            <text:p><text:s text:c="2"/>74 215</text:p>
          </table:table-cell>
          <table:table-cell office:value-type="float" office:value="71513.155" calcext:value-type="float">
            <text:p><text:s text:c="2"/>71 513</text:p>
          </table:table-cell>
          <table:table-cell office:value-type="float" office:value="68654.545" calcext:value-type="float">
            <text:p><text:s text:c="2"/>68 655</text:p>
          </table:table-cell>
          <table:table-cell office:value-type="float" office:value="66185.597" calcext:value-type="float">
            <text:p><text:s text:c="2"/>66 186</text:p>
          </table:table-cell>
          <table:table-cell office:value-type="float" office:value="64348.117" calcext:value-type="float">
            <text:p><text:s text:c="2"/>64 348</text:p>
          </table:table-cell>
          <table:table-cell office:value-type="float" office:value="62863.788" calcext:value-type="float">
            <text:p><text:s text:c="2"/>62 864</text:p>
          </table:table-cell>
          <table:table-cell office:value-type="float" office:value="61285.375" calcext:value-type="float">
            <text:p><text:s text:c="2"/>61 285</text:p>
          </table:table-cell>
          <table:table-cell office:value-type="float" office:value="59789.717" calcext:value-type="float">
            <text:p><text:s text:c="2"/>59 790</text:p>
          </table:table-cell>
          <table:table-cell office:value-type="float" office:value="57695.096" calcext:value-type="float">
            <text:p><text:s text:c="2"/>57 695</text:p>
          </table:table-cell>
          <table:table-cell office:value-type="float" office:value="54645.042" calcext:value-type="float">
            <text:p><text:s text:c="2"/>54 645</text:p>
          </table:table-cell>
          <table:table-cell office:value-type="float" office:value="50998.592" calcext:value-type="float">
            <text:p><text:s text:c="2"/>50 999</text:p>
          </table:table-cell>
          <table:table-cell office:value-type="float" office:value="47484.184" calcext:value-type="float">
            <text:p><text:s text:c="2"/>47 484</text:p>
          </table:table-cell>
          <table:table-cell office:value-type="float" office:value="43971.748" calcext:value-type="float">
            <text:p><text:s text:c="2"/>43 972</text:p>
          </table:table-cell>
          <table:table-cell office:value-type="float" office:value="40690.075" calcext:value-type="float">
            <text:p><text:s text:c="2"/>40 690</text:p>
          </table:table-cell>
          <table:table-cell office:value-type="float" office:value="37831.664" calcext:value-type="float">
            <text:p><text:s text:c="2"/>37 832</text:p>
          </table:table-cell>
          <table:table-cell office:value-type="float" office:value="35289.799" calcext:value-type="float">
            <text:p><text:s text:c="2"/>35 290</text:p>
          </table:table-cell>
          <table:table-cell office:value-type="float" office:value="32723.941" calcext:value-type="float">
            <text:p><text:s text:c="2"/>32 724</text:p>
          </table:table-cell>
          <table:table-cell office:value-type="float" office:value="30152.338" calcext:value-type="float">
            <text:p><text:s text:c="2"/>30 152</text:p>
          </table:table-cell>
          <table:table-cell office:value-type="float" office:value="27920.566" calcext:value-type="float">
            <text:p><text:s text:c="2"/>27 921</text:p>
          </table:table-cell>
          <table:table-cell office:value-type="float" office:value="26150.733" calcext:value-type="float">
            <text:p><text:s text:c="2"/>26 151</text:p>
          </table:table-cell>
          <table:table-cell office:value-type="float" office:value="24692.17" calcext:value-type="float">
            <text:p><text:s text:c="2"/>24 692</text:p>
          </table:table-cell>
          <table:table-cell office:value-type="float" office:value="23294.168" calcext:value-type="float">
            <text:p><text:s text:c="2"/>23 294</text:p>
          </table:table-cell>
          <table:table-cell office:value-type="float" office:value="22033.257" calcext:value-type="float">
            <text:p><text:s text:c="2"/>22 033</text:p>
          </table:table-cell>
          <table:table-cell office:value-type="float" office:value="20604.699" calcext:value-type="float">
            <text:p><text:s text:c="2"/>20 605</text:p>
          </table:table-cell>
          <table:table-cell office:value-type="float" office:value="18839.861" calcext:value-type="float">
            <text:p><text:s text:c="2"/>18 840</text:p>
          </table:table-cell>
          <table:table-cell office:value-type="float" office:value="16887.862" calcext:value-type="float">
            <text:p><text:s text:c="2"/>16 888</text:p>
          </table:table-cell>
          <table:table-cell office:value-type="float" office:value="15066.963" calcext:value-type="float">
            <text:p><text:s text:c="2"/>15 067</text:p>
          </table:table-cell>
          <table:table-cell office:value-type="float" office:value="13314.139" calcext:value-type="float">
            <text:p><text:s text:c="2"/>13 314</text:p>
          </table:table-cell>
          <table:table-cell office:value-type="float" office:value="11695.205" calcext:value-type="float">
            <text:p><text:s text:c="2"/>11 695</text:p>
          </table:table-cell>
          <table:table-cell office:value-type="float" office:value="10275.119" calcext:value-type="float">
            <text:p><text:s text:c="2"/>10 275</text:p>
          </table:table-cell>
          <table:table-cell office:value-type="float" office:value="9011.446" calcext:value-type="float">
            <text:p><text:s text:c="2"/>9 011</text:p>
          </table:table-cell>
          <table:table-cell office:value-type="float" office:value="7752.407" calcext:value-type="float">
            <text:p><text:s text:c="2"/>7 752</text:p>
          </table:table-cell>
          <table:table-cell office:value-type="float" office:value="6641.963" calcext:value-type="float">
            <text:p><text:s text:c="2"/>6 642</text:p>
          </table:table-cell>
          <table:table-cell office:value-type="float" office:value="5680.389" calcext:value-type="float">
            <text:p><text:s text:c="2"/>5 680</text:p>
          </table:table-cell>
          <table:table-cell office:value-type="float" office:value="4705.605" calcext:value-type="float">
            <text:p><text:s text:c="2"/>4 706</text:p>
          </table:table-cell>
          <table:table-cell office:value-type="float" office:value="3721.634" calcext:value-type="float">
            <text:p><text:s text:c="2"/>3 722</text:p>
          </table:table-cell>
          <table:table-cell office:value-type="float" office:value="2846.289" calcext:value-type="float">
            <text:p><text:s text:c="2"/>2 846</text:p>
          </table:table-cell>
          <table:table-cell office:value-type="float" office:value="2290.007" calcext:value-type="float">
            <text:p><text:s text:c="2"/>2 290</text:p>
          </table:table-cell>
          <table:table-cell office:value-type="float" office:value="1914.145" calcext:value-type="float">
            <text:p><text:s text:c="2"/>1 914</text:p>
          </table:table-cell>
          <table:table-cell office:value-type="float" office:value="1453.662" calcext:value-type="float">
            <text:p><text:s text:c="2"/>1 454</text:p>
          </table:table-cell>
          <table:table-cell office:value-type="float" office:value="908.562" calcext:value-type="float">
            <text:p><text:s text:c="3"/>909</text:p>
          </table:table-cell>
          <table:table-cell office:value-type="float" office:value="672.992" calcext:value-type="float">
            <text:p><text:s text:c="3"/>673</text:p>
          </table:table-cell>
          <table:table-cell office:value-type="float" office:value="484.465" calcext:value-type="float">
            <text:p><text:s text:c="3"/>484</text:p>
          </table:table-cell>
          <table:table-cell office:value-type="float" office:value="274.846" calcext:value-type="float">
            <text:p><text:s text:c="3"/>275</text:p>
          </table:table-cell>
          <table:table-cell office:value-type="float" office:value="469.969" calcext:value-type="float">
            <text:p><text:s text:c="3"/>47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5980.987" calcext:value-type="float">
            <text:p><text:s text:c="2"/>135 981</text:p>
          </table:table-cell>
          <table:table-cell office:value-type="float" office:value="135803.599" calcext:value-type="float">
            <text:p><text:s text:c="2"/>135 804</text:p>
          </table:table-cell>
          <table:table-cell office:value-type="float" office:value="135449.073" calcext:value-type="float">
            <text:p><text:s text:c="2"/>135 449</text:p>
          </table:table-cell>
          <table:table-cell office:value-type="float" office:value="134815.024" calcext:value-type="float">
            <text:p><text:s text:c="2"/>134 815</text:p>
          </table:table-cell>
          <table:table-cell office:value-type="float" office:value="134227.273" calcext:value-type="float">
            <text:p><text:s text:c="2"/>134 227</text:p>
          </table:table-cell>
          <table:table-cell office:value-type="float" office:value="133514.224" calcext:value-type="float">
            <text:p><text:s text:c="2"/>133 514</text:p>
          </table:table-cell>
          <table:table-cell office:value-type="float" office:value="132690.57" calcext:value-type="float">
            <text:p><text:s text:c="2"/>132 691</text:p>
          </table:table-cell>
          <table:table-cell office:value-type="float" office:value="131770.976" calcext:value-type="float">
            <text:p><text:s text:c="2"/>131 771</text:p>
          </table:table-cell>
          <table:table-cell office:value-type="float" office:value="130785.847" calcext:value-type="float">
            <text:p><text:s text:c="2"/>130 786</text:p>
          </table:table-cell>
          <table:table-cell office:value-type="float" office:value="129765.599" calcext:value-type="float">
            <text:p><text:s text:c="2"/>129 766</text:p>
          </table:table-cell>
          <table:table-cell office:value-type="float" office:value="128646.263" calcext:value-type="float">
            <text:p><text:s text:c="2"/>128 646</text:p>
          </table:table-cell>
          <table:table-cell office:value-type="float" office:value="127411.118" calcext:value-type="float">
            <text:p><text:s text:c="2"/>127 411</text:p>
          </table:table-cell>
          <table:table-cell office:value-type="float" office:value="126121.96" calcext:value-type="float">
            <text:p><text:s text:c="2"/>126 122</text:p>
          </table:table-cell>
          <table:table-cell office:value-type="float" office:value="124852.691" calcext:value-type="float">
            <text:p><text:s text:c="2"/>124 853</text:p>
          </table:table-cell>
          <table:table-cell office:value-type="float" office:value="123582.838" calcext:value-type="float">
            <text:p><text:s text:c="2"/>123 583</text:p>
          </table:table-cell>
          <table:table-cell office:value-type="float" office:value="122502.86" calcext:value-type="float">
            <text:p><text:s text:c="2"/>122 503</text:p>
          </table:table-cell>
          <table:table-cell office:value-type="float" office:value="121713.501" calcext:value-type="float">
            <text:p><text:s text:c="2"/>121 714</text:p>
          </table:table-cell>
          <table:table-cell office:value-type="float" office:value="121139.689" calcext:value-type="float">
            <text:p><text:s text:c="2"/>121 140</text:p>
          </table:table-cell>
          <table:table-cell office:value-type="float" office:value="120610.354" calcext:value-type="float">
            <text:p><text:s text:c="2"/>120 610</text:p>
          </table:table-cell>
          <table:table-cell office:value-type="float" office:value="120165.441" calcext:value-type="float">
            <text:p><text:s text:c="2"/>120 165</text:p>
          </table:table-cell>
          <table:table-cell office:value-type="float" office:value="119787.735" calcext:value-type="float">
            <text:p><text:s text:c="2"/>119 788</text:p>
          </table:table-cell>
          <table:table-cell office:value-type="float" office:value="119453.405" calcext:value-type="float">
            <text:p><text:s text:c="2"/>119 453</text:p>
          </table:table-cell>
          <table:table-cell office:value-type="float" office:value="119186.316" calcext:value-type="float">
            <text:p><text:s text:c="2"/>119 186</text:p>
          </table:table-cell>
          <table:table-cell office:value-type="float" office:value="118897.37" calcext:value-type="float">
            <text:p><text:s text:c="2"/>118 897</text:p>
          </table:table-cell>
          <table:table-cell office:value-type="float" office:value="118440.489" calcext:value-type="float">
            <text:p><text:s text:c="2"/>118 440</text:p>
          </table:table-cell>
          <table:table-cell office:value-type="float" office:value="118517.844" calcext:value-type="float">
            <text:p><text:s text:c="2"/>118 518</text:p>
          </table:table-cell>
          <table:table-cell office:value-type="float" office:value="119417.054" calcext:value-type="float">
            <text:p><text:s text:c="2"/>119 417</text:p>
          </table:table-cell>
          <table:table-cell office:value-type="float" office:value="120718.685" calcext:value-type="float">
            <text:p><text:s text:c="2"/>120 719</text:p>
          </table:table-cell>
          <table:table-cell office:value-type="float" office:value="121844.25" calcext:value-type="float">
            <text:p><text:s text:c="2"/>121 844</text:p>
          </table:table-cell>
          <table:table-cell office:value-type="float" office:value="123063.748" calcext:value-type="float">
            <text:p><text:s text:c="2"/>123 064</text:p>
          </table:table-cell>
          <table:table-cell office:value-type="float" office:value="123055.864" calcext:value-type="float">
            <text:p><text:s text:c="2"/>123 056</text:p>
          </table:table-cell>
          <table:table-cell office:value-type="float" office:value="121153.556" calcext:value-type="float">
            <text:p><text:s text:c="2"/>121 154</text:p>
          </table:table-cell>
          <table:table-cell office:value-type="float" office:value="118015.809" calcext:value-type="float">
            <text:p><text:s text:c="2"/>118 016</text:p>
          </table:table-cell>
          <table:table-cell office:value-type="float" office:value="115012.748" calcext:value-type="float">
            <text:p><text:s text:c="2"/>115 013</text:p>
          </table:table-cell>
          <table:table-cell office:value-type="float" office:value="111923.259" calcext:value-type="float">
            <text:p><text:s text:c="2"/>111 923</text:p>
          </table:table-cell>
          <table:table-cell office:value-type="float" office:value="109033.169" calcext:value-type="float">
            <text:p><text:s text:c="2"/>109 033</text:p>
          </table:table-cell>
          <table:table-cell office:value-type="float" office:value="106640.048" calcext:value-type="float">
            <text:p><text:s text:c="2"/>106 640</text:p>
          </table:table-cell>
          <table:table-cell office:value-type="float" office:value="104618.997" calcext:value-type="float">
            <text:p><text:s text:c="2"/>104 619</text:p>
          </table:table-cell>
          <table:table-cell office:value-type="float" office:value="102458.443" calcext:value-type="float">
            <text:p><text:s text:c="2"/>102 458</text:p>
          </table:table-cell>
          <table:table-cell office:value-type="float" office:value="100153.856" calcext:value-type="float">
            <text:p><text:s text:c="2"/>100 154</text:p>
          </table:table-cell>
          <table:table-cell office:value-type="float" office:value="98499.4090000001" calcext:value-type="float">
            <text:p><text:s text:c="2"/>98 499</text:p>
          </table:table-cell>
          <table:table-cell office:value-type="float" office:value="97805.429" calcext:value-type="float">
            <text:p><text:s text:c="2"/>97 805</text:p>
          </table:table-cell>
          <table:table-cell office:value-type="float" office:value="97716.62" calcext:value-type="float">
            <text:p><text:s text:c="2"/>97 717</text:p>
          </table:table-cell>
          <table:table-cell office:value-type="float" office:value="97558.946" calcext:value-type="float">
            <text:p><text:s text:c="2"/>97 559</text:p>
          </table:table-cell>
          <table:table-cell office:value-type="float" office:value="97457.1610000001" calcext:value-type="float">
            <text:p><text:s text:c="2"/>97 457</text:p>
          </table:table-cell>
          <table:table-cell office:value-type="float" office:value="97052.054" calcext:value-type="float">
            <text:p><text:s text:c="2"/>97 052</text:p>
          </table:table-cell>
          <table:table-cell office:value-type="float" office:value="96093.277" calcext:value-type="float">
            <text:p><text:s text:c="2"/>96 093</text:p>
          </table:table-cell>
          <table:table-cell office:value-type="float" office:value="94733.7320000001" calcext:value-type="float">
            <text:p><text:s text:c="2"/>94 734</text:p>
          </table:table-cell>
          <table:table-cell office:value-type="float" office:value="93403.38" calcext:value-type="float">
            <text:p><text:s text:c="2"/>93 403</text:p>
          </table:table-cell>
          <table:table-cell office:value-type="float" office:value="92048.2319999999" calcext:value-type="float">
            <text:p><text:s text:c="2"/>92 048</text:p>
          </table:table-cell>
          <table:table-cell office:value-type="float" office:value="90403.852" calcext:value-type="float">
            <text:p><text:s text:c="2"/>90 404</text:p>
          </table:table-cell>
          <table:table-cell office:value-type="float" office:value="88391.725" calcext:value-type="float">
            <text:p><text:s text:c="2"/>88 392</text:p>
          </table:table-cell>
          <table:table-cell office:value-type="float" office:value="86108.685" calcext:value-type="float">
            <text:p><text:s text:c="2"/>86 109</text:p>
          </table:table-cell>
          <table:table-cell office:value-type="float" office:value="83763.777" calcext:value-type="float">
            <text:p><text:s text:c="2"/>83 764</text:p>
          </table:table-cell>
          <table:table-cell office:value-type="float" office:value="81355.627" calcext:value-type="float">
            <text:p><text:s text:c="2"/>81 356</text:p>
          </table:table-cell>
          <table:table-cell office:value-type="float" office:value="78840.739" calcext:value-type="float">
            <text:p><text:s text:c="2"/>78 841</text:p>
          </table:table-cell>
          <table:table-cell office:value-type="float" office:value="76231.684" calcext:value-type="float">
            <text:p><text:s text:c="2"/>76 232</text:p>
          </table:table-cell>
          <table:table-cell office:value-type="float" office:value="73576.258" calcext:value-type="float">
            <text:p><text:s text:c="2"/>73 576</text:p>
          </table:table-cell>
          <table:table-cell office:value-type="float" office:value="70840.496" calcext:value-type="float">
            <text:p><text:s text:c="2"/>70 840</text:p>
          </table:table-cell>
          <table:table-cell office:value-type="float" office:value="67948.274" calcext:value-type="float">
            <text:p><text:s text:c="2"/>67 948</text:p>
          </table:table-cell>
          <table:table-cell office:value-type="float" office:value="65440.285" calcext:value-type="float">
            <text:p><text:s text:c="2"/>65 440</text:p>
          </table:table-cell>
          <table:table-cell office:value-type="float" office:value="63555.759" calcext:value-type="float">
            <text:p><text:s text:c="2"/>63 556</text:p>
          </table:table-cell>
          <table:table-cell office:value-type="float" office:value="62020.038" calcext:value-type="float">
            <text:p><text:s text:c="2"/>62 020</text:p>
          </table:table-cell>
          <table:table-cell office:value-type="float" office:value="60391.477" calcext:value-type="float">
            <text:p><text:s text:c="2"/>60 391</text:p>
          </table:table-cell>
          <table:table-cell office:value-type="float" office:value="58845.172" calcext:value-type="float">
            <text:p><text:s text:c="2"/>58 845</text:p>
          </table:table-cell>
          <table:table-cell office:value-type="float" office:value="56707.843" calcext:value-type="float">
            <text:p><text:s text:c="2"/>56 708</text:p>
          </table:table-cell>
          <table:table-cell office:value-type="float" office:value="53627.6219999999" calcext:value-type="float">
            <text:p><text:s text:c="2"/>53 628</text:p>
          </table:table-cell>
          <table:table-cell office:value-type="float" office:value="49959.595" calcext:value-type="float">
            <text:p><text:s text:c="2"/>49 960</text:p>
          </table:table-cell>
          <table:table-cell office:value-type="float" office:value="46423.138" calcext:value-type="float">
            <text:p><text:s text:c="2"/>46 423</text:p>
          </table:table-cell>
          <table:table-cell office:value-type="float" office:value="42889.284" calcext:value-type="float">
            <text:p><text:s text:c="2"/>42 889</text:p>
          </table:table-cell>
          <table:table-cell office:value-type="float" office:value="39588.459" calcext:value-type="float">
            <text:p><text:s text:c="2"/>39 588</text:p>
          </table:table-cell>
          <table:table-cell office:value-type="float" office:value="36712.868" calcext:value-type="float">
            <text:p><text:s text:c="2"/>36 713</text:p>
          </table:table-cell>
          <table:table-cell office:value-type="float" office:value="34155.033" calcext:value-type="float">
            <text:p><text:s text:c="2"/>34 155</text:p>
          </table:table-cell>
          <table:table-cell office:value-type="float" office:value="31576.509" calcext:value-type="float">
            <text:p><text:s text:c="2"/>31 577</text:p>
          </table:table-cell>
          <table:table-cell office:value-type="float" office:value="28998.353" calcext:value-type="float">
            <text:p><text:s text:c="2"/>28 998</text:p>
          </table:table-cell>
          <table:table-cell office:value-type="float" office:value="26749.216" calcext:value-type="float">
            <text:p><text:s text:c="2"/>26 749</text:p>
          </table:table-cell>
          <table:table-cell office:value-type="float" office:value="24944.023" calcext:value-type="float">
            <text:p><text:s text:c="2"/>24 944</text:p>
          </table:table-cell>
          <table:table-cell office:value-type="float" office:value="23441.355" calcext:value-type="float">
            <text:p><text:s text:c="2"/>23 441</text:p>
          </table:table-cell>
          <table:table-cell office:value-type="float" office:value="22006.027" calcext:value-type="float">
            <text:p><text:s text:c="2"/>22 006</text:p>
          </table:table-cell>
          <table:table-cell office:value-type="float" office:value="20710.457" calcext:value-type="float">
            <text:p><text:s text:c="2"/>20 710</text:p>
          </table:table-cell>
          <table:table-cell office:value-type="float" office:value="19266.944" calcext:value-type="float">
            <text:p><text:s text:c="2"/>19 267</text:p>
          </table:table-cell>
          <table:table-cell office:value-type="float" office:value="17516.559" calcext:value-type="float">
            <text:p><text:s text:c="2"/>17 517</text:p>
          </table:table-cell>
          <table:table-cell office:value-type="float" office:value="15600.525" calcext:value-type="float">
            <text:p><text:s text:c="2"/>15 601</text:p>
          </table:table-cell>
          <table:table-cell office:value-type="float" office:value="13818.597" calcext:value-type="float">
            <text:p><text:s text:c="2"/>13 819</text:p>
          </table:table-cell>
          <table:table-cell office:value-type="float" office:value="12110.402" calcext:value-type="float">
            <text:p><text:s text:c="2"/>12 110</text:p>
          </table:table-cell>
          <table:table-cell office:value-type="float" office:value="10544.473" calcext:value-type="float">
            <text:p><text:s text:c="2"/>10 544</text:p>
          </table:table-cell>
          <table:table-cell office:value-type="float" office:value="9184.892" calcext:value-type="float">
            <text:p><text:s text:c="2"/>9 185</text:p>
          </table:table-cell>
          <table:table-cell office:value-type="float" office:value="7988.36499999999" calcext:value-type="float">
            <text:p><text:s text:c="2"/>7 988</text:p>
          </table:table-cell>
          <table:table-cell office:value-type="float" office:value="6778.999" calcext:value-type="float">
            <text:p><text:s text:c="2"/>6 779</text:p>
          </table:table-cell>
          <table:table-cell office:value-type="float" office:value="5760.157" calcext:value-type="float">
            <text:p><text:s text:c="2"/>5 760</text:p>
          </table:table-cell>
          <table:table-cell office:value-type="float" office:value="4924.034" calcext:value-type="float">
            <text:p><text:s text:c="2"/>4 924</text:p>
          </table:table-cell>
          <table:table-cell office:value-type="float" office:value="4027.88" calcext:value-type="float">
            <text:p><text:s text:c="2"/>4 028</text:p>
          </table:table-cell>
          <table:table-cell office:value-type="float" office:value="3074.382" calcext:value-type="float">
            <text:p><text:s text:c="2"/>3 074</text:p>
          </table:table-cell>
          <table:table-cell office:value-type="float" office:value="2310.027" calcext:value-type="float">
            <text:p><text:s text:c="2"/>2 310</text:p>
          </table:table-cell>
          <table:table-cell office:value-type="float" office:value="1882.354" calcext:value-type="float">
            <text:p><text:s text:c="2"/>1 882</text:p>
          </table:table-cell>
          <table:table-cell office:value-type="float" office:value="1563.417" calcext:value-type="float">
            <text:p><text:s text:c="2"/>1 563</text:p>
          </table:table-cell>
          <table:table-cell office:value-type="float" office:value="1176.519" calcext:value-type="float">
            <text:p><text:s text:c="2"/>1 177</text:p>
          </table:table-cell>
          <table:table-cell office:value-type="float" office:value="721.683" calcext:value-type="float">
            <text:p><text:s text:c="3"/>722</text:p>
          </table:table-cell>
          <table:table-cell office:value-type="float" office:value="529.474" calcext:value-type="float">
            <text:p><text:s text:c="3"/>529</text:p>
          </table:table-cell>
          <table:table-cell office:value-type="float" office:value="297.83" calcext:value-type="float">
            <text:p><text:s text:c="3"/>298</text:p>
          </table:table-cell>
          <table:table-cell office:value-type="float" office:value="499.198" calcext:value-type="float">
            <text:p><text:s text:c="3"/>49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36073.533" calcext:value-type="float">
            <text:p><text:s text:c="2"/>136 074</text:p>
          </table:table-cell>
          <table:table-cell office:value-type="float" office:value="135916.276" calcext:value-type="float">
            <text:p><text:s text:c="2"/>135 916</text:p>
          </table:table-cell>
          <table:table-cell office:value-type="float" office:value="135615.339" calcext:value-type="float">
            <text:p><text:s text:c="2"/>135 615</text:p>
          </table:table-cell>
          <table:table-cell office:value-type="float" office:value="135182.239" calcext:value-type="float">
            <text:p><text:s text:c="2"/>135 182</text:p>
          </table:table-cell>
          <table:table-cell office:value-type="float" office:value="134579.02" calcext:value-type="float">
            <text:p><text:s text:c="2"/>134 579</text:p>
          </table:table-cell>
          <table:table-cell office:value-type="float" office:value="133964.183" calcext:value-type="float">
            <text:p><text:s text:c="2"/>133 964</text:p>
          </table:table-cell>
          <table:table-cell office:value-type="float" office:value="133244.945" calcext:value-type="float">
            <text:p><text:s text:c="2"/>133 245</text:p>
          </table:table-cell>
          <table:table-cell office:value-type="float" office:value="132431.692" calcext:value-type="float">
            <text:p><text:s text:c="2"/>132 432</text:p>
          </table:table-cell>
          <table:table-cell office:value-type="float" office:value="131534.782" calcext:value-type="float">
            <text:p><text:s text:c="2"/>131 535</text:p>
          </table:table-cell>
          <table:table-cell office:value-type="float" office:value="130585.555" calcext:value-type="float">
            <text:p><text:s text:c="2"/>130 586</text:p>
          </table:table-cell>
          <table:table-cell office:value-type="float" office:value="129615.342" calcext:value-type="float">
            <text:p><text:s text:c="2"/>129 615</text:p>
          </table:table-cell>
          <table:table-cell office:value-type="float" office:value="128529.736" calcext:value-type="float">
            <text:p><text:s text:c="2"/>128 530</text:p>
          </table:table-cell>
          <table:table-cell office:value-type="float" office:value="127297.257" calcext:value-type="float">
            <text:p><text:s text:c="2"/>127 297</text:p>
          </table:table-cell>
          <table:table-cell office:value-type="float" office:value="125991.124" calcext:value-type="float">
            <text:p><text:s text:c="2"/>125 991</text:p>
          </table:table-cell>
          <table:table-cell office:value-type="float" office:value="124711.932" calcext:value-type="float">
            <text:p><text:s text:c="2"/>124 712</text:p>
          </table:table-cell>
          <table:table-cell office:value-type="float" office:value="123434.69" calcext:value-type="float">
            <text:p><text:s text:c="2"/>123 435</text:p>
          </table:table-cell>
          <table:table-cell office:value-type="float" office:value="122346.898" calcext:value-type="float">
            <text:p><text:s text:c="2"/>122 347</text:p>
          </table:table-cell>
          <table:table-cell office:value-type="float" office:value="121550.702" calcext:value-type="float">
            <text:p><text:s text:c="2"/>121 551</text:p>
          </table:table-cell>
          <table:table-cell office:value-type="float" office:value="120971.173" calcext:value-type="float">
            <text:p><text:s text:c="2"/>120 971</text:p>
          </table:table-cell>
          <table:table-cell office:value-type="float" office:value="120434.683" calcext:value-type="float">
            <text:p><text:s text:c="2"/>120 435</text:p>
          </table:table-cell>
          <table:table-cell office:value-type="float" office:value="119980.145" calcext:value-type="float">
            <text:p><text:s text:c="2"/>119 980</text:p>
          </table:table-cell>
          <table:table-cell office:value-type="float" office:value="119600.877" calcext:value-type="float">
            <text:p><text:s text:c="2"/>119 601</text:p>
          </table:table-cell>
          <table:table-cell office:value-type="float" office:value="119277.471" calcext:value-type="float">
            <text:p><text:s text:c="2"/>119 277</text:p>
          </table:table-cell>
          <table:table-cell office:value-type="float" office:value="119028.693" calcext:value-type="float">
            <text:p><text:s text:c="2"/>119 029</text:p>
          </table:table-cell>
          <table:table-cell office:value-type="float" office:value="118756.238" calcext:value-type="float">
            <text:p><text:s text:c="2"/>118 756</text:p>
          </table:table-cell>
          <table:table-cell office:value-type="float" office:value="118316.088" calcext:value-type="float">
            <text:p><text:s text:c="2"/>118 316</text:p>
          </table:table-cell>
          <table:table-cell office:value-type="float" office:value="118403.669" calcext:value-type="float">
            <text:p><text:s text:c="2"/>118 404</text:p>
          </table:table-cell>
          <table:table-cell office:value-type="float" office:value="119302.361" calcext:value-type="float">
            <text:p><text:s text:c="2"/>119 302</text:p>
          </table:table-cell>
          <table:table-cell office:value-type="float" office:value="120595.925" calcext:value-type="float">
            <text:p><text:s text:c="2"/>120 596</text:p>
          </table:table-cell>
          <table:table-cell office:value-type="float" office:value="121714.082" calcext:value-type="float">
            <text:p><text:s text:c="2"/>121 714</text:p>
          </table:table-cell>
          <table:table-cell office:value-type="float" office:value="122926.046" calcext:value-type="float">
            <text:p><text:s text:c="2"/>122 926</text:p>
          </table:table-cell>
          <table:table-cell office:value-type="float" office:value="122906.894" calcext:value-type="float">
            <text:p><text:s text:c="2"/>122 907</text:p>
          </table:table-cell>
          <table:table-cell office:value-type="float" office:value="120988.897" calcext:value-type="float">
            <text:p><text:s text:c="2"/>120 989</text:p>
          </table:table-cell>
          <table:table-cell office:value-type="float" office:value="117832.662" calcext:value-type="float">
            <text:p><text:s text:c="2"/>117 833</text:p>
          </table:table-cell>
          <table:table-cell office:value-type="float" office:value="114810.206" calcext:value-type="float">
            <text:p><text:s text:c="2"/>114 810</text:p>
          </table:table-cell>
          <table:table-cell office:value-type="float" office:value="111699.444" calcext:value-type="float">
            <text:p><text:s text:c="2"/>111 699</text:p>
          </table:table-cell>
          <table:table-cell office:value-type="float" office:value="108792.505" calcext:value-type="float">
            <text:p><text:s text:c="2"/>108 793</text:p>
          </table:table-cell>
          <table:table-cell office:value-type="float" office:value="106390.095" calcext:value-type="float">
            <text:p><text:s text:c="2"/>106 390</text:p>
          </table:table-cell>
          <table:table-cell office:value-type="float" office:value="104364.379" calcext:value-type="float">
            <text:p><text:s text:c="2"/>104 364</text:p>
          </table:table-cell>
          <table:table-cell office:value-type="float" office:value="102197.649" calcext:value-type="float">
            <text:p><text:s text:c="2"/>102 198</text:p>
          </table:table-cell>
          <table:table-cell office:value-type="float" office:value="99886.464" calcext:value-type="float">
            <text:p><text:s text:c="2"/>99 886</text:p>
          </table:table-cell>
          <table:table-cell office:value-type="float" office:value="98223.812" calcext:value-type="float">
            <text:p><text:s text:c="2"/>98 224</text:p>
          </table:table-cell>
          <table:table-cell office:value-type="float" office:value="97518.716" calcext:value-type="float">
            <text:p><text:s text:c="2"/>97 519</text:p>
          </table:table-cell>
          <table:table-cell office:value-type="float" office:value="97416.5979999999" calcext:value-type="float">
            <text:p><text:s text:c="2"/>97 417</text:p>
          </table:table-cell>
          <table:table-cell office:value-type="float" office:value="97245.393" calcext:value-type="float">
            <text:p><text:s text:c="2"/>97 245</text:p>
          </table:table-cell>
          <table:table-cell office:value-type="float" office:value="97129.504" calcext:value-type="float">
            <text:p><text:s text:c="2"/>97 130</text:p>
          </table:table-cell>
          <table:table-cell office:value-type="float" office:value="96708.388" calcext:value-type="float">
            <text:p><text:s text:c="2"/>96 708</text:p>
          </table:table-cell>
          <table:table-cell office:value-type="float" office:value="95731.184" calcext:value-type="float">
            <text:p><text:s text:c="2"/>95 731</text:p>
          </table:table-cell>
          <table:table-cell office:value-type="float" office:value="94351.251" calcext:value-type="float">
            <text:p><text:s text:c="2"/>94 351</text:p>
          </table:table-cell>
          <table:table-cell office:value-type="float" office:value="92999.331" calcext:value-type="float">
            <text:p><text:s text:c="2"/>92 999</text:p>
          </table:table-cell>
          <table:table-cell office:value-type="float" office:value="91621.1400000001" calcext:value-type="float">
            <text:p><text:s text:c="2"/>91 621</text:p>
          </table:table-cell>
          <table:table-cell office:value-type="float" office:value="89953.029" calcext:value-type="float">
            <text:p><text:s text:c="2"/>89 953</text:p>
          </table:table-cell>
          <table:table-cell office:value-type="float" office:value="87916.859" calcext:value-type="float">
            <text:p><text:s text:c="2"/>87 917</text:p>
          </table:table-cell>
          <table:table-cell office:value-type="float" office:value="85608.995" calcext:value-type="float">
            <text:p><text:s text:c="2"/>85 609</text:p>
          </table:table-cell>
          <table:table-cell office:value-type="float" office:value="83237.627" calcext:value-type="float">
            <text:p><text:s text:c="2"/>83 238</text:p>
          </table:table-cell>
          <table:table-cell office:value-type="float" office:value="80801.5320000001" calcext:value-type="float">
            <text:p><text:s text:c="2"/>80 802</text:p>
          </table:table-cell>
          <table:table-cell office:value-type="float" office:value="78256.946" calcext:value-type="float">
            <text:p><text:s text:c="2"/>78 257</text:p>
          </table:table-cell>
          <table:table-cell office:value-type="float" office:value="75616.313" calcext:value-type="float">
            <text:p><text:s text:c="2"/>75 616</text:p>
          </table:table-cell>
          <table:table-cell office:value-type="float" office:value="72927.451" calcext:value-type="float">
            <text:p><text:s text:c="2"/>72 927</text:p>
          </table:table-cell>
          <table:table-cell office:value-type="float" office:value="70157.845" calcext:value-type="float">
            <text:p><text:s text:c="2"/>70 158</text:p>
          </table:table-cell>
          <table:table-cell office:value-type="float" office:value="67232.531" calcext:value-type="float">
            <text:p><text:s text:c="2"/>67 233</text:p>
          </table:table-cell>
          <table:table-cell office:value-type="float" office:value="64685.825" calcext:value-type="float">
            <text:p><text:s text:c="2"/>64 686</text:p>
          </table:table-cell>
          <table:table-cell office:value-type="float" office:value="62754.5029999999" calcext:value-type="float">
            <text:p><text:s text:c="2"/>62 755</text:p>
          </table:table-cell>
          <table:table-cell office:value-type="float" office:value="61167.534" calcext:value-type="float">
            <text:p><text:s text:c="2"/>61 168</text:p>
          </table:table-cell>
          <table:table-cell office:value-type="float" office:value="59488.994" calcext:value-type="float">
            <text:p><text:s text:c="2"/>59 489</text:p>
          </table:table-cell>
          <table:table-cell office:value-type="float" office:value="57892.218" calcext:value-type="float">
            <text:p><text:s text:c="2"/>57 892</text:p>
          </table:table-cell>
          <table:table-cell office:value-type="float" office:value="55712.418" calcext:value-type="float">
            <text:p><text:s text:c="2"/>55 712</text:p>
          </table:table-cell>
          <table:table-cell office:value-type="float" office:value="52602.38" calcext:value-type="float">
            <text:p><text:s text:c="2"/>52 602</text:p>
          </table:table-cell>
          <table:table-cell office:value-type="float" office:value="48913.231" calcext:value-type="float">
            <text:p><text:s text:c="2"/>48 913</text:p>
          </table:table-cell>
          <table:table-cell office:value-type="float" office:value="45355.154" calcext:value-type="float">
            <text:p><text:s text:c="2"/>45 355</text:p>
          </table:table-cell>
          <table:table-cell office:value-type="float" office:value="41800.259" calcext:value-type="float">
            <text:p><text:s text:c="2"/>41 800</text:p>
          </table:table-cell>
          <table:table-cell office:value-type="float" office:value="38480.72" calcext:value-type="float">
            <text:p><text:s text:c="2"/>38 481</text:p>
          </table:table-cell>
          <table:table-cell office:value-type="float" office:value="35588.337" calcext:value-type="float">
            <text:p><text:s text:c="2"/>35 588</text:p>
          </table:table-cell>
          <table:table-cell office:value-type="float" office:value="33014.876" calcext:value-type="float">
            <text:p><text:s text:c="2"/>33 015</text:p>
          </table:table-cell>
          <table:table-cell office:value-type="float" office:value="30424.073" calcext:value-type="float">
            <text:p><text:s text:c="2"/>30 424</text:p>
          </table:table-cell>
          <table:table-cell office:value-type="float" office:value="27839.753" calcext:value-type="float">
            <text:p><text:s text:c="2"/>27 840</text:p>
          </table:table-cell>
          <table:table-cell office:value-type="float" office:value="25573.564" calcext:value-type="float">
            <text:p><text:s text:c="2"/>25 574</text:p>
          </table:table-cell>
          <table:table-cell office:value-type="float" office:value="23733.205" calcext:value-type="float">
            <text:p><text:s text:c="2"/>23 733</text:p>
          </table:table-cell>
          <table:table-cell office:value-type="float" office:value="22186.538" calcext:value-type="float">
            <text:p><text:s text:c="2"/>22 187</text:p>
          </table:table-cell>
          <table:table-cell office:value-type="float" office:value="20714.035" calcext:value-type="float">
            <text:p><text:s text:c="2"/>20 714</text:p>
          </table:table-cell>
          <table:table-cell office:value-type="float" office:value="19383.911" calcext:value-type="float">
            <text:p><text:s text:c="2"/>19 384</text:p>
          </table:table-cell>
          <table:table-cell office:value-type="float" office:value="17925.625" calcext:value-type="float">
            <text:p><text:s text:c="2"/>17 926</text:p>
          </table:table-cell>
          <table:table-cell office:value-type="float" office:value="16190.001" calcext:value-type="float">
            <text:p><text:s text:c="2"/>16 190</text:p>
          </table:table-cell>
          <table:table-cell office:value-type="float" office:value="14310.295" calcext:value-type="float">
            <text:p><text:s text:c="2"/>14 310</text:p>
          </table:table-cell>
          <table:table-cell office:value-type="float" office:value="12567.662" calcext:value-type="float">
            <text:p><text:s text:c="2"/>12 568</text:p>
          </table:table-cell>
          <table:table-cell office:value-type="float" office:value="10904.432" calcext:value-type="float">
            <text:p><text:s text:c="2"/>10 904</text:p>
          </table:table-cell>
          <table:table-cell office:value-type="float" office:value="9391.821" calcext:value-type="float">
            <text:p><text:s text:c="2"/>9 392</text:p>
          </table:table-cell>
          <table:table-cell office:value-type="float" office:value="8092.967" calcext:value-type="float">
            <text:p><text:s text:c="2"/>8 093</text:p>
          </table:table-cell>
          <table:table-cell office:value-type="float" office:value="6963.801" calcext:value-type="float">
            <text:p><text:s text:c="2"/>6 964</text:p>
          </table:table-cell>
          <table:table-cell office:value-type="float" office:value="5804.328" calcext:value-type="float">
            <text:p><text:s text:c="2"/>5 804</text:p>
          </table:table-cell>
          <table:table-cell office:value-type="float" office:value="4877.238" calcext:value-type="float">
            <text:p><text:s text:c="2"/>4 877</text:p>
          </table:table-cell>
          <table:table-cell office:value-type="float" office:value="4166.711" calcext:value-type="float">
            <text:p><text:s text:c="2"/>4 167</text:p>
          </table:table-cell>
          <table:table-cell office:value-type="float" office:value="3349.394" calcext:value-type="float">
            <text:p><text:s text:c="2"/>3 349</text:p>
          </table:table-cell>
          <table:table-cell office:value-type="float" office:value="2426.584" calcext:value-type="float">
            <text:p><text:s text:c="2"/>2 427</text:p>
          </table:table-cell>
          <table:table-cell office:value-type="float" office:value="1773.349" calcext:value-type="float">
            <text:p><text:s text:c="2"/>1 773</text:p>
          </table:table-cell>
          <table:table-cell office:value-type="float" office:value="1474.339" calcext:value-type="float">
            <text:p><text:s text:c="2"/>1 474</text:p>
          </table:table-cell>
          <table:table-cell office:value-type="float" office:value="1212.389" calcext:value-type="float">
            <text:p><text:s text:c="2"/>1 212</text:p>
          </table:table-cell>
          <table:table-cell office:value-type="float" office:value="899.191" calcext:value-type="float">
            <text:p><text:s text:c="3"/>899</text:p>
          </table:table-cell>
          <table:table-cell office:value-type="float" office:value="534.707" calcext:value-type="float">
            <text:p><text:s text:c="3"/>535</text:p>
          </table:table-cell>
          <table:table-cell office:value-type="float" office:value="322.397" calcext:value-type="float">
            <text:p><text:s text:c="3"/>322</text:p>
          </table:table-cell>
          <table:table-cell office:value-type="float" office:value="533.11" calcext:value-type="float">
            <text:p><text:s text:c="3"/>53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WORLD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36077.713" calcext:value-type="float">
            <text:p><text:s text:c="2"/>136 078</text:p>
          </table:table-cell>
          <table:table-cell office:value-type="float" office:value="135943.57" calcext:value-type="float">
            <text:p><text:s text:c="2"/>135 944</text:p>
          </table:table-cell>
          <table:table-cell office:value-type="float" office:value="135695.882" calcext:value-type="float">
            <text:p><text:s text:c="2"/>135 696</text:p>
          </table:table-cell>
          <table:table-cell office:value-type="float" office:value="135340.665" calcext:value-type="float">
            <text:p><text:s text:c="2"/>135 341</text:p>
          </table:table-cell>
          <table:table-cell office:value-type="float" office:value="134883.96" calcext:value-type="float">
            <text:p><text:s text:c="2"/>134 884</text:p>
          </table:table-cell>
          <table:table-cell office:value-type="float" office:value="134331.804" calcext:value-type="float">
            <text:p><text:s text:c="2"/>134 332</text:p>
          </table:table-cell>
          <table:table-cell office:value-type="float" office:value="133690.221" calcext:value-type="float">
            <text:p><text:s text:c="2"/>133 690</text:p>
          </table:table-cell>
          <table:table-cell office:value-type="float" office:value="132965.235" calcext:value-type="float">
            <text:p><text:s text:c="2"/>132 965</text:p>
          </table:table-cell>
          <table:table-cell office:value-type="float" office:value="132162.924" calcext:value-type="float">
            <text:p><text:s text:c="2"/>132 163</text:p>
          </table:table-cell>
          <table:table-cell office:value-type="float" office:value="131289.26" calcext:value-type="float">
            <text:p><text:s text:c="2"/>131 289</text:p>
          </table:table-cell>
          <table:table-cell office:value-type="float" office:value="130376.54" calcext:value-type="float">
            <text:p><text:s text:c="2"/>130 377</text:p>
          </table:table-cell>
          <table:table-cell office:value-type="float" office:value="129457.012" calcext:value-type="float">
            <text:p><text:s text:c="2"/>129 457</text:p>
          </table:table-cell>
          <table:table-cell office:value-type="float" office:value="128405.583" calcext:value-type="float">
            <text:p><text:s text:c="2"/>128 406</text:p>
          </table:table-cell>
          <table:table-cell office:value-type="float" office:value="127175.817" calcext:value-type="float">
            <text:p><text:s text:c="2"/>127 176</text:p>
          </table:table-cell>
          <table:table-cell office:value-type="float" office:value="125852.44" calcext:value-type="float">
            <text:p><text:s text:c="2"/>125 852</text:p>
          </table:table-cell>
          <table:table-cell office:value-type="float" office:value="124563.13" calcext:value-type="float">
            <text:p><text:s text:c="2"/>124 563</text:p>
          </table:table-cell>
          <table:table-cell office:value-type="float" office:value="123278.236" calcext:value-type="float">
            <text:p><text:s text:c="2"/>123 278</text:p>
          </table:table-cell>
          <table:table-cell office:value-type="float" office:value="122182.285" calcext:value-type="float">
            <text:p><text:s text:c="2"/>122 182</text:p>
          </table:table-cell>
          <table:table-cell office:value-type="float" office:value="121378.954" calcext:value-type="float">
            <text:p><text:s text:c="2"/>121 379</text:p>
          </table:table-cell>
          <table:table-cell office:value-type="float" office:value="120793.375" calcext:value-type="float">
            <text:p><text:s text:c="2"/>120 793</text:p>
          </table:table-cell>
          <table:table-cell office:value-type="float" office:value="120249.348" calcext:value-type="float">
            <text:p><text:s text:c="2"/>120 249</text:p>
          </table:table-cell>
          <table:table-cell office:value-type="float" office:value="119784.802" calcext:value-type="float">
            <text:p><text:s text:c="2"/>119 785</text:p>
          </table:table-cell>
          <table:table-cell office:value-type="float" office:value="119403.5" calcext:value-type="float">
            <text:p><text:s text:c="2"/>119 404</text:p>
          </table:table-cell>
          <table:table-cell office:value-type="float" office:value="119090.499" calcext:value-type="float">
            <text:p><text:s text:c="2"/>119 090</text:p>
          </table:table-cell>
          <table:table-cell office:value-type="float" office:value="118859.529" calcext:value-type="float">
            <text:p><text:s text:c="2"/>118 860</text:p>
          </table:table-cell>
          <table:table-cell office:value-type="float" office:value="118603.04" calcext:value-type="float">
            <text:p><text:s text:c="2"/>118 603</text:p>
          </table:table-cell>
          <table:table-cell office:value-type="float" office:value="118179.163" calcext:value-type="float">
            <text:p><text:s text:c="2"/>118 179</text:p>
          </table:table-cell>
          <table:table-cell office:value-type="float" office:value="118276.518" calcext:value-type="float">
            <text:p><text:s text:c="2"/>118 277</text:p>
          </table:table-cell>
          <table:table-cell office:value-type="float" office:value="119174.195" calcext:value-type="float">
            <text:p><text:s text:c="2"/>119 174</text:p>
          </table:table-cell>
          <table:table-cell office:value-type="float" office:value="120459.237" calcext:value-type="float">
            <text:p><text:s text:c="2"/>120 459</text:p>
          </table:table-cell>
          <table:table-cell office:value-type="float" office:value="121569.568" calcext:value-type="float">
            <text:p><text:s text:c="2"/>121 570</text:p>
          </table:table-cell>
          <table:table-cell office:value-type="float" office:value="122773.552" calcext:value-type="float">
            <text:p><text:s text:c="2"/>122 774</text:p>
          </table:table-cell>
          <table:table-cell office:value-type="float" office:value="122742.987" calcext:value-type="float">
            <text:p><text:s text:c="2"/>122 743</text:p>
          </table:table-cell>
          <table:table-cell office:value-type="float" office:value="120809.448" calcext:value-type="float">
            <text:p><text:s text:c="2"/>120 809</text:p>
          </table:table-cell>
          <table:table-cell office:value-type="float" office:value="117635.177" calcext:value-type="float">
            <text:p><text:s text:c="2"/>117 635</text:p>
          </table:table-cell>
          <table:table-cell office:value-type="float" office:value="114593.75" calcext:value-type="float">
            <text:p><text:s text:c="2"/>114 594</text:p>
          </table:table-cell>
          <table:table-cell office:value-type="float" office:value="111462.159" calcext:value-type="float">
            <text:p><text:s text:c="2"/>111 462</text:p>
          </table:table-cell>
          <table:table-cell office:value-type="float" office:value="108538.738" calcext:value-type="float">
            <text:p><text:s text:c="2"/>108 539</text:p>
          </table:table-cell>
          <table:table-cell office:value-type="float" office:value="106127.22" calcext:value-type="float">
            <text:p><text:s text:c="2"/>106 127</text:p>
          </table:table-cell>
          <table:table-cell office:value-type="float" office:value="104096.924" calcext:value-type="float">
            <text:p><text:s text:c="2"/>104 097</text:p>
          </table:table-cell>
          <table:table-cell office:value-type="float" office:value="101924.132" calcext:value-type="float">
            <text:p><text:s text:c="2"/>101 924</text:p>
          </table:table-cell>
          <table:table-cell office:value-type="float" office:value="99606.489" calcext:value-type="float">
            <text:p><text:s text:c="2"/>99 606</text:p>
          </table:table-cell>
          <table:table-cell office:value-type="float" office:value="97935.624" calcext:value-type="float">
            <text:p><text:s text:c="2"/>97 936</text:p>
          </table:table-cell>
          <table:table-cell office:value-type="float" office:value="97219.21" calcext:value-type="float">
            <text:p><text:s text:c="2"/>97 219</text:p>
          </table:table-cell>
          <table:table-cell office:value-type="float" office:value="97103.409" calcext:value-type="float">
            <text:p><text:s text:c="2"/>97 103</text:p>
          </table:table-cell>
          <table:table-cell office:value-type="float" office:value="96918.302" calcext:value-type="float">
            <text:p><text:s text:c="2"/>96 918</text:p>
          </table:table-cell>
          <table:table-cell office:value-type="float" office:value="96787.975" calcext:value-type="float">
            <text:p><text:s text:c="2"/>96 788</text:p>
          </table:table-cell>
          <table:table-cell office:value-type="float" office:value="96350.559" calcext:value-type="float">
            <text:p><text:s text:c="2"/>96 351</text:p>
          </table:table-cell>
          <table:table-cell office:value-type="float" office:value="95354.823" calcext:value-type="float">
            <text:p><text:s text:c="2"/>95 355</text:p>
          </table:table-cell>
          <table:table-cell office:value-type="float" office:value="93954.5" calcext:value-type="float">
            <text:p><text:s text:c="2"/>93 955</text:p>
          </table:table-cell>
          <table:table-cell office:value-type="float" office:value="92581.014" calcext:value-type="float">
            <text:p><text:s text:c="2"/>92 581</text:p>
          </table:table-cell>
          <table:table-cell office:value-type="float" office:value="91179.835" calcext:value-type="float">
            <text:p><text:s text:c="2"/>91 180</text:p>
          </table:table-cell>
          <table:table-cell office:value-type="float" office:value="89488.0960000001" calcext:value-type="float">
            <text:p><text:s text:c="2"/>89 488</text:p>
          </table:table-cell>
          <table:table-cell office:value-type="float" office:value="87428.0429999999" calcext:value-type="float">
            <text:p><text:s text:c="2"/>87 428</text:p>
          </table:table-cell>
          <table:table-cell office:value-type="float" office:value="85095.685" calcext:value-type="float">
            <text:p><text:s text:c="2"/>85 096</text:p>
          </table:table-cell>
          <table:table-cell office:value-type="float" office:value="82698.1740000001" calcext:value-type="float">
            <text:p><text:s text:c="2"/>82 698</text:p>
          </table:table-cell>
          <table:table-cell office:value-type="float" office:value="80234.427" calcext:value-type="float">
            <text:p><text:s text:c="2"/>80 234</text:p>
          </table:table-cell>
          <table:table-cell office:value-type="float" office:value="77660.567" calcext:value-type="float">
            <text:p><text:s text:c="2"/>77 661</text:p>
          </table:table-cell>
          <table:table-cell office:value-type="float" office:value="74988.859" calcext:value-type="float">
            <text:p><text:s text:c="2"/>74 989</text:p>
          </table:table-cell>
          <table:table-cell office:value-type="float" office:value="72267.111" calcext:value-type="float">
            <text:p><text:s text:c="2"/>72 267</text:p>
          </table:table-cell>
          <table:table-cell office:value-type="float" office:value="69464.247" calcext:value-type="float">
            <text:p><text:s text:c="2"/>69 464</text:p>
          </table:table-cell>
          <table:table-cell office:value-type="float" office:value="66506.443" calcext:value-type="float">
            <text:p><text:s text:c="2"/>66 506</text:p>
          </table:table-cell>
          <table:table-cell office:value-type="float" office:value="63921.533" calcext:value-type="float">
            <text:p><text:s text:c="2"/>63 922</text:p>
          </table:table-cell>
          <table:table-cell office:value-type="float" office:value="61943.697" calcext:value-type="float">
            <text:p><text:s text:c="2"/>61 944</text:p>
          </table:table-cell>
          <table:table-cell office:value-type="float" office:value="60305.67" calcext:value-type="float">
            <text:p><text:s text:c="2"/>60 306</text:p>
          </table:table-cell>
          <table:table-cell office:value-type="float" office:value="58577.354" calcext:value-type="float">
            <text:p><text:s text:c="2"/>58 577</text:p>
          </table:table-cell>
          <table:table-cell office:value-type="float" office:value="56930.253" calcext:value-type="float">
            <text:p><text:s text:c="2"/>56 930</text:p>
          </table:table-cell>
          <table:table-cell office:value-type="float" office:value="54708.287" calcext:value-type="float">
            <text:p><text:s text:c="2"/>54 708</text:p>
          </table:table-cell>
          <table:table-cell office:value-type="float" office:value="51568.8140000001" calcext:value-type="float">
            <text:p><text:s text:c="2"/>51 569</text:p>
          </table:table-cell>
          <table:table-cell office:value-type="float" office:value="47859.004" calcext:value-type="float">
            <text:p><text:s text:c="2"/>47 859</text:p>
          </table:table-cell>
          <table:table-cell office:value-type="float" office:value="44279.766" calcext:value-type="float">
            <text:p><text:s text:c="2"/>44 280</text:p>
          </table:table-cell>
          <table:table-cell office:value-type="float" office:value="40704.317" calcext:value-type="float">
            <text:p><text:s text:c="2"/>40 704</text:p>
          </table:table-cell>
          <table:table-cell office:value-type="float" office:value="37366.478" calcext:value-type="float">
            <text:p><text:s text:c="2"/>37 366</text:p>
          </table:table-cell>
          <table:table-cell office:value-type="float" office:value="34457.742" calcext:value-type="float">
            <text:p><text:s text:c="2"/>34 458</text:p>
          </table:table-cell>
          <table:table-cell office:value-type="float" office:value="31869.026" calcext:value-type="float">
            <text:p><text:s text:c="2"/>31 869</text:p>
          </table:table-cell>
          <table:table-cell office:value-type="float" office:value="29266.348" calcext:value-type="float">
            <text:p><text:s text:c="2"/>29 266</text:p>
          </table:table-cell>
          <table:table-cell office:value-type="float" office:value="26676.295" calcext:value-type="float">
            <text:p><text:s text:c="2"/>26 676</text:p>
          </table:table-cell>
          <table:table-cell office:value-type="float" office:value="24393.372" calcext:value-type="float">
            <text:p><text:s text:c="2"/>24 393</text:p>
          </table:table-cell>
          <table:table-cell office:value-type="float" office:value="22518.103" calcext:value-type="float">
            <text:p><text:s text:c="2"/>22 518</text:p>
          </table:table-cell>
          <table:table-cell office:value-type="float" office:value="20927.654" calcext:value-type="float">
            <text:p><text:s text:c="2"/>20 928</text:p>
          </table:table-cell>
          <table:table-cell office:value-type="float" office:value="19418.133" calcext:value-type="float">
            <text:p><text:s text:c="2"/>19 418</text:p>
          </table:table-cell>
          <table:table-cell office:value-type="float" office:value="18053.656" calcext:value-type="float">
            <text:p><text:s text:c="2"/>18 054</text:p>
          </table:table-cell>
          <table:table-cell office:value-type="float" office:value="16580.795" calcext:value-type="float">
            <text:p><text:s text:c="2"/>16 581</text:p>
          </table:table-cell>
          <table:table-cell office:value-type="float" office:value="14860.267" calcext:value-type="float">
            <text:p><text:s text:c="2"/>14 860</text:p>
          </table:table-cell>
          <table:table-cell office:value-type="float" office:value="13017.303" calcext:value-type="float">
            <text:p><text:s text:c="2"/>13 017</text:p>
          </table:table-cell>
          <table:table-cell office:value-type="float" office:value="11314.382" calcext:value-type="float">
            <text:p><text:s text:c="2"/>11 314</text:p>
          </table:table-cell>
          <table:table-cell office:value-type="float" office:value="9696.53" calcext:value-type="float">
            <text:p><text:s text:c="2"/>9 697</text:p>
          </table:table-cell>
          <table:table-cell office:value-type="float" office:value="8237.545" calcext:value-type="float">
            <text:p><text:s text:c="2"/>8 238</text:p>
          </table:table-cell>
          <table:table-cell office:value-type="float" office:value="6999.726" calcext:value-type="float">
            <text:p><text:s text:c="2"/>7 000</text:p>
          </table:table-cell>
          <table:table-cell office:value-type="float" office:value="5938.088" calcext:value-type="float">
            <text:p><text:s text:c="2"/>5 938</text:p>
          </table:table-cell>
          <table:table-cell office:value-type="float" office:value="4828.742" calcext:value-type="float">
            <text:p><text:s text:c="2"/>4 829</text:p>
          </table:table-cell>
          <table:table-cell office:value-type="float" office:value="3993.554" calcext:value-type="float">
            <text:p><text:s text:c="2"/>3 994</text:p>
          </table:table-cell>
          <table:table-cell office:value-type="float" office:value="3408.759" calcext:value-type="float">
            <text:p><text:s text:c="2"/>3 409</text:p>
          </table:table-cell>
          <table:table-cell office:value-type="float" office:value="2670.423" calcext:value-type="float">
            <text:p><text:s text:c="2"/>2 670</text:p>
          </table:table-cell>
          <table:table-cell office:value-type="float" office:value="1778.57" calcext:value-type="float">
            <text:p><text:s text:c="2"/>1 779</text:p>
          </table:table-cell>
          <table:table-cell office:value-type="float" office:value="1236.577" calcext:value-type="float">
            <text:p><text:s text:c="2"/>1 237</text:p>
          </table:table-cell>
          <table:table-cell office:value-type="float" office:value="1066.234" calcext:value-type="float">
            <text:p><text:s text:c="2"/>1 066</text:p>
          </table:table-cell>
          <table:table-cell office:value-type="float" office:value="861.307" calcext:value-type="float">
            <text:p><text:s text:c="3"/>861</text:p>
          </table:table-cell>
          <table:table-cell office:value-type="float" office:value="621.805" calcext:value-type="float">
            <text:p><text:s text:c="3"/>622</text:p>
          </table:table-cell>
          <table:table-cell office:value-type="float" office:value="347.713" calcext:value-type="float">
            <text:p><text:s text:c="3"/>348</text:p>
          </table:table-cell>
          <table:table-cell office:value-type="float" office:value="573.423" calcext:value-type="float">
            <text:p><text:s text:c="3"/>5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44P1" style:volatile="true">
      <number:text>-</number:text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44">
      <number:number number:decimal-places="0" loext:min-decimal-places="0" number:min-integer-digits="1"/>
      <style:map style:condition="value()&gt;0" style:apply-style-name="N144P0"/>
      <style:map style:condition="value()&lt;0" style:apply-style-name="N144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8:57:58.459483997</meta:creation-date>
    <dc:date>2020-11-21T18:58:23.318639800</dc:date>
    <meta:editing-duration>PT25S</meta:editing-duration>
    <meta:editing-cycles>1</meta:editing-cycles>
    <meta:document-statistic meta:table-count="1" meta:cell-count="7777" meta:object-count="0"/>
    <meta:generator>LibreOffice/6.4.6.2$Linux_X86_64 LibreOffice_project/40$Build-2</meta:generator>
  </office:meta>
</office:document-meta>
</file>